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99CC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9999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CCFF99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E0021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ext-properties fo:color="#FF3333" fo:font-weight="bold" style:font-weight-asian="bold" style:font-weight-complex="bold"/>
    </style:style>
    <style:style style:name="ce11" style:family="table-cell" style:parent-style-name="Default" style:data-style-name="N36"/>
    <style:style style:name="ce1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6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6.111875cm"/>
    </style:style>
    <style:style style:name="co5" style:family="table-column">
      <style:table-column-properties fo:break-before="auto" style:column-width="6.3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number-columns-repeated="16370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15">
            <text:p>SPWM</text:p>
          </table:table-cell>
          <table:covered-table-cell table:number-columns-repeated="2"/>
          <table:table-cell table:number-columns-repeated="2" table:style-name="ce2"/>
          <table:table-cell office:value-type="string" table:number-columns-spanned="3" table:number-rows-spanned="1" table:style-name="ce15">
            <text:p>SVPWM</text:p>
          </table:table-cell>
          <table:covered-table-cell table:number-columns-repeated="2"/>
          <table:table-cell table:style-name="ce2"/>
          <table:table-cell office:value-type="string" table:style-name="ce3">
            <text:p>SPWM 0-255</text:p>
          </table:table-cell>
          <table:table-cell office:value-type="string" table:style-name="ce3">
            <text:p>SVPWM 0-255</text:p>
          </table:table-cell>
          <table:table-cell table:number-columns-repeated="15" table:style-name="ce1"/>
          <table:table-cell office:value-type="float" office:value="0.99483767363676789" table:formula="of:=RADIANS(57)" table:style-name="ce1">
            <text:p>0.994837674</text:p>
          </table:table-cell>
          <table:table-cell table:number-columns-repeated="16355"/>
        </table:table-row>
        <table:table-row table:style-name="ro2">
          <table:table-cell office:value-type="string" table:style-name="ce1">
            <text:p>Amplitude</text:p>
          </table:table-cell>
          <table:table-cell office:value-type="string" table:style-name="ce2">
            <text:p>Angle</text:p>
          </table:table-cell>
          <table:table-cell office:value-type="string" table:style-name="ce4">
            <text:p>Phase A</text:p>
          </table:table-cell>
          <table:table-cell office:value-type="string" table:style-name="ce5">
            <text:p>Phase B</text:p>
          </table:table-cell>
          <table:table-cell office:value-type="string" table:style-name="ce6">
            <text:p>Phase C</text:p>
          </table:table-cell>
          <table:table-cell table:style-name="ce7"/>
          <table:table-cell office:value-type="string" table:style-name="ce2">
            <text:p>Voff</text:p>
          </table:table-cell>
          <table:table-cell office:value-type="string" table:style-name="ce8">
            <text:p>Phase Asv</text:p>
          </table:table-cell>
          <table:table-cell office:value-type="string" table:style-name="ce9">
            <text:p>Phase Bsv</text:p>
          </table:table-cell>
          <table:table-cell office:value-type="string" table:style-name="ce4">
            <text:p>Phase Csv</text:p>
          </table:table-cell>
          <table:table-cell table:style-name="ce7"/>
          <table:table-cell office:value-type="string" table:style-name="ce2">
            <text:p>change amplitude (A3) to 255</text:p>
          </table:table-cell>
          <table:table-cell office:value-type="string" table:style-name="ce2">
            <text:p>change amplitude (A3) to 294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number-columns-repeated="16368" table:style-name="ce1"/>
        </table:table-row>
        <table:table-row table:style-name="ro1">
          <table:table-cell office:value-type="float" office:value="255" table:style-name="ce10">
            <office:annotation draw:style-name="a4" svg:x="0.958333333333333in" svg:y="0in" svg:width="0.958333333333333in" svg:height="1.375in">
              <dc:creator/>
              <text:p><text:span text:style-name="T1"/></text:p>
              <text:p><text:span text:style-name="T1">Change amplitude to 255 for SPWM modulation.</text:span></text:p>
              <text:p><text:span text:style-name="T1"/></text:p>
              <text:p><text:span text:style-name="T1">And to 294 for SVPWM modulation</text:span></text:p>
              <text:p/>
            </office:annotation>
            <text:p>255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[.$A$3]*SIN(RADIANS([.B3]))" table:style-name="ce11">
            <text:p>0.0000</text:p>
          </table:table-cell>
          <table:table-cell office:value-type="float" office:value="220.83647796503178" table:formula="of:=[.$A$3]*SIN(RADIANS([.B3]-240))" table:style-name="ce11">
            <text:p>220.8365</text:p>
          </table:table-cell>
          <table:table-cell office:value-type="float" office:value="-220.83647796503178" table:formula="of:=[.$A$3]*SIN(RADIANS([.B3]+240))" table:style-name="ce11">
            <text:p>-220.8365</text:p>
          </table:table-cell>
          <table:table-cell table:style-name="ce11"/>
          <table:table-cell office:value-type="float" office:value="0" table:formula="of:=(MIN([.C3];[.D3];[.E3])+MAX([.C3];[.D3];[.E3]))/2" table:style-name="ce12">
            <text:p>0.0000</text:p>
          </table:table-cell>
          <table:table-cell office:value-type="float" office:value="0" table:formula="of:=[.C3]-[.G3]" table:style-name="ce11">
            <text:p>0.0000</text:p>
          </table:table-cell>
          <table:table-cell office:value-type="float" office:value="220.83647796503178" table:formula="of:=[.D3]-[.G3]" table:style-name="ce11">
            <text:p>220.8365</text:p>
          </table:table-cell>
          <table:table-cell office:value-type="float" office:value="-220.83647796503178" table:formula="of:=[.E3]-[.G3]" table:style-name="ce11">
            <text:p>-220.8365</text:p>
          </table:table-cell>
          <table:table-cell table:style-name="ce11"/>
          <table:table-cell office:value-type="float" office:value="127" table:formula="of:=[.C3]/2+127" table:style-name="ce13">
            <text:p>127</text:p>
          </table:table-cell>
          <table:table-cell office:value-type="float" office:value="128" table:formula="of:=[.H3]/2+128" table:style-name="ce13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0" table:formula="of:=[.B3]*2*3.14/720" table:style-name="ce1">
            <text:p>0</text:p>
          </table:table-cell>
          <table:table-cell office:value-type="float" office:value="127" table:formula="of:=127*SIN([.Q3])+127" table:style-name="ce1">
            <text:p>127</text:p>
          </table:table-cell>
          <table:table-cell office:value-type="float" office:value="88.289051120018485" table:formula="of:=127*SIN([.Q3]+[.$P$2])+127" table:style-name="ce1">
            <text:p>88.28905112</text:p>
          </table:table-cell>
          <table:table-cell office:value-type="float" office:value="165.71094887998152" table:formula="of:=127*SIN([.Q3]-[.$P$2])+127" table:style-name="ce1">
            <text:p>165.7109489</text:p>
          </table:table-cell>
          <table:table-cell office:value-type="float" office:value="127" table:formula="of:=(MIN([.R3];[.S3];[.T3])+MAX([.R3];[.S3];[.T3]))/2" table:style-name="ce1">
            <text:p>127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1" table:style-name="ce2">
            <text:p>1</text:p>
          </table:table-cell>
          <table:table-cell office:value-type="float" office:value="4.4503636415072956" table:formula="of:=[.$A$3]*SIN(RADIANS([.B4]))" table:style-name="ce11">
            <text:p>4.4504</text:p>
          </table:table-cell>
          <table:table-cell office:value-type="float" office:value="-223.02802532054594" table:formula="of:=[.$A$3]*SIN(RADIANS([.B4]-120))" table:style-name="ce11">
            <text:p>-223.0280</text:p>
          </table:table-cell>
          <table:table-cell office:value-type="float" office:value="218.57766167903864" table:formula="of:=[.$A$3]*SIN(RADIANS([.B4]+120))" table:style-name="ce11">
            <text:p>218.5777</text:p>
          </table:table-cell>
          <table:table-cell table:style-name="ce11"/>
          <table:table-cell office:value-type="float" office:value="-2.2251818207536473" table:formula="of:=(MIN([.C4];[.D4];[.E4])+MAX([.C4];[.D4];[.E4]))/2" table:style-name="ce12">
            <text:p>-2.2252</text:p>
          </table:table-cell>
          <table:table-cell office:value-type="float" office:value="6.6755454622609429" table:formula="of:=[.C4]-[.G4]" table:style-name="ce11">
            <text:p>6.6755</text:p>
          </table:table-cell>
          <table:table-cell office:value-type="float" office:value="-220.80284349979229" table:formula="of:=[.D4]-[.G4]" table:style-name="ce11">
            <text:p>-220.8028</text:p>
          </table:table-cell>
          <table:table-cell office:value-type="float" office:value="220.80284349979229" table:formula="of:=[.E4]-[.G4]" table:style-name="ce11">
            <text:p>220.8028</text:p>
          </table:table-cell>
          <table:table-cell table:style-name="ce11"/>
          <table:table-cell office:value-type="float" office:value="129.22518182075365" table:formula="of:=[.C4]/2+127" table:style-name="ce13">
            <text:p>129</text:p>
          </table:table-cell>
          <table:table-cell office:value-type="float" office:value="131.33777273113049" table:formula="of:=[.H4]/2+128" table:style-name="ce13">
            <text:p>131</text:p>
          </table:table-cell>
          <table:table-cell office:value-type="float" office:value="131.34" table:style-name="ce1">
            <text:p>131.34</text:p>
          </table:table-cell>
          <table:table-cell office:value-type="float" office:value="128.75" table:style-name="ce1">
            <text:p>128.75</text:p>
          </table:table-cell>
          <table:table-cell table:style-name="ce1"/>
          <table:table-cell office:value-type="float" office:value="8.7222222222222232E-3" table:formula="of:=[.B4]*2*3.14/720" table:style-name="ce1">
            <text:p>0.008722222</text:p>
          </table:table-cell>
          <table:table-cell office:value-type="float" office:value="128.10770817688211" table:formula="of:=127*SIN([.Q4])+127" table:style-name="ce1">
            <text:p>128.1077082</text:p>
          </table:table-cell>
          <table:table-cell office:value-type="float" office:value="87.235527974043663" table:formula="of:=127*SIN([.Q4]+[.$P$2])+127" table:style-name="ce1">
            <text:p>87.23552797</text:p>
          </table:table-cell>
          <table:table-cell office:value-type="float" office:value="164.65448073360659" table:formula="of:=127*SIN([.Q4]-[.$P$2])+127" table:style-name="ce1">
            <text:p>164.6544807</text:p>
          </table:table-cell>
          <table:table-cell office:value-type="float" office:value="125.94500435382513" table:formula="of:=(MIN([.R4];[.S4];[.T4])+MAX([.R4];[.S4];[.T4]))/2" table:style-name="ce1">
            <text:p>125.9450044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2" table:style-name="ce2">
            <text:p>2</text:p>
          </table:table-cell>
          <table:table-cell office:value-type="float" office:value="8.8993716591377474" table:formula="of:=[.$A$3]*SIN(RADIANS([.B5]))" table:style-name="ce11">
            <text:p>8.8994</text:p>
          </table:table-cell>
          <table:table-cell office:value-type="float" office:value="-225.15163617902635" table:formula="of:=[.$A$3]*SIN(RADIANS([.B5]-120))" table:style-name="ce11">
            <text:p>-225.1516</text:p>
          </table:table-cell>
          <table:table-cell office:value-type="float" office:value="216.25226451988866" table:formula="of:=[.$A$3]*SIN(RADIANS([.B5]+120))" table:style-name="ce11">
            <text:p>216.2523</text:p>
          </table:table-cell>
          <table:table-cell table:style-name="ce11"/>
          <table:table-cell office:value-type="float" office:value="-4.4496858295688497" table:formula="of:=(MIN([.C5];[.D5];[.E5])+MAX([.C5];[.D5];[.E5]))/2" table:style-name="ce12">
            <text:p>-4.4497</text:p>
          </table:table-cell>
          <table:table-cell office:value-type="float" office:value="13.349057488706597" table:formula="of:=[.C5]-[.G5]" table:style-name="ce11">
            <text:p>13.3491</text:p>
          </table:table-cell>
          <table:table-cell office:value-type="float" office:value="-220.70195034945749" table:formula="of:=[.D5]-[.G5]" table:style-name="ce11">
            <text:p>-220.7020</text:p>
          </table:table-cell>
          <table:table-cell office:value-type="float" office:value="220.70195034945749" table:formula="of:=[.E5]-[.G5]" table:style-name="ce11">
            <text:p>220.7020</text:p>
          </table:table-cell>
          <table:table-cell table:style-name="ce11"/>
          <table:table-cell office:value-type="float" office:value="131.44968582956886" table:formula="of:=[.C5]/2+127" table:style-name="ce13">
            <text:p>131</text:p>
          </table:table-cell>
          <table:table-cell office:value-type="float" office:value="134.6745287443533" table:formula="of:=[.H5]/2+128" table:style-name="ce13">
            <text:p>135</text:p>
          </table:table-cell>
          <table:table-cell office:value-type="float" office:value="134.679" table:style-name="ce1">
            <text:p>134.679</text:p>
          </table:table-cell>
          <table:table-cell office:value-type="float" office:value="129.499" table:style-name="ce1">
            <text:p>129.499</text:p>
          </table:table-cell>
          <table:table-cell table:style-name="ce1"/>
          <table:table-cell office:value-type="float" office:value="1.7444444444444446E-2" table:formula="of:=[.B5]*2*3.14/720" table:style-name="ce1">
            <text:p>0.017444444</text:p>
          </table:table-cell>
          <table:table-cell office:value-type="float" office:value="129.21533208300571" table:formula="of:=127*SIN([.Q5])+127" table:style-name="ce1">
            <text:p>129.2153321</text:p>
          </table:table-cell>
          <table:table-cell office:value-type="float" office:value="86.185029977011183" table:formula="of:=127*SIN([.Q5]+[.$P$2])+127" table:style-name="ce1">
            <text:p>86.18502998</text:p>
          </table:table-cell>
          <table:table-cell office:value-type="float" office:value="163.59514795941953" table:formula="of:=127*SIN([.Q5]-[.$P$2])+127" table:style-name="ce1">
            <text:p>163.595148</text:p>
          </table:table-cell>
          <table:table-cell office:value-type="float" office:value="124.89008896821537" table:formula="of:=(MIN([.R5];[.S5];[.T5])+MAX([.R5];[.S5];[.T5]))/2" table:style-name="ce1">
            <text:p>124.890089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3" table:style-name="ce2">
            <text:p>3</text:p>
          </table:table-cell>
          <table:table-cell office:value-type="float" office:value="13.345668841950678" table:formula="of:=[.$A$3]*SIN(RADIANS([.B6]))" table:style-name="ce11">
            <text:p>13.3457</text:p>
          </table:table-cell>
          <table:table-cell office:value-type="float" office:value="-227.20666366803383" table:formula="of:=[.$A$3]*SIN(RADIANS([.B6]-120))" table:style-name="ce11">
            <text:p>-227.2067</text:p>
          </table:table-cell>
          <table:table-cell office:value-type="float" office:value="213.8609948260831" table:formula="of:=[.$A$3]*SIN(RADIANS([.B6]+120))" table:style-name="ce11">
            <text:p>213.8610</text:p>
          </table:table-cell>
          <table:table-cell table:style-name="ce11"/>
          <table:table-cell office:value-type="float" office:value="-6.6728344209753629" table:formula="of:=(MIN([.C6];[.D6];[.E6])+MAX([.C6];[.D6];[.E6]))/2" table:style-name="ce12">
            <text:p>-6.6728</text:p>
          </table:table-cell>
          <table:table-cell office:value-type="float" office:value="20.018503262926039" table:formula="of:=[.C6]-[.G6]" table:style-name="ce11">
            <text:p>20.0185</text:p>
          </table:table-cell>
          <table:table-cell office:value-type="float" office:value="-220.53382924705846" table:formula="of:=[.D6]-[.G6]" table:style-name="ce11">
            <text:p>-220.5338</text:p>
          </table:table-cell>
          <table:table-cell office:value-type="float" office:value="220.53382924705846" table:formula="of:=[.E6]-[.G6]" table:style-name="ce11">
            <text:p>220.5338</text:p>
          </table:table-cell>
          <table:table-cell table:style-name="ce11"/>
          <table:table-cell office:value-type="float" office:value="133.67283442097533" table:formula="of:=[.C6]/2+127" table:style-name="ce13">
            <text:p>134</text:p>
          </table:table-cell>
          <table:table-cell office:value-type="float" office:value="138.00925163146303" table:formula="of:=[.H6]/2+128" table:style-name="ce13">
            <text:p>138</text:p>
          </table:table-cell>
          <table:table-cell office:value-type="float" office:value="138.01599999999999" table:style-name="ce1">
            <text:p>138.016</text:p>
          </table:table-cell>
          <table:table-cell office:value-type="float" office:value="130.249" table:style-name="ce1">
            <text:p>130.249</text:p>
          </table:table-cell>
          <table:table-cell table:style-name="ce1"/>
          <table:table-cell office:value-type="float" office:value="2.6166666666666668E-2" table:formula="of:=[.B6]*2*3.14/720" table:style-name="ce1">
            <text:p>0.026166667</text:p>
          </table:table-cell>
          <table:table-cell office:value-type="float" office:value="130.32278745402337" table:formula="of:=127*SIN([.Q6])+127" table:style-name="ce1">
            <text:p>130.3227875</text:p>
          </table:table-cell>
          <table:table-cell office:value-type="float" office:value="85.137637047317355" table:formula="of:=127*SIN([.Q6]+[.$P$2])+127" table:style-name="ce1">
            <text:p>85.13763705</text:p>
          </table:table-cell>
          <table:table-cell office:value-type="float" office:value="162.53303114793724" table:formula="of:=127*SIN([.Q6]-[.$P$2])+127" table:style-name="ce1">
            <text:p>162.5330311</text:p>
          </table:table-cell>
          <table:table-cell office:value-type="float" office:value="123.8353340976273" table:formula="of:=(MIN([.R6];[.S6];[.T6])+MAX([.R6];[.S6];[.T6]))/2" table:style-name="ce1">
            <text:p>123.8353341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4" table:style-name="ce2">
            <text:p>4</text:p>
          </table:table-cell>
          <table:table-cell office:value-type="float" office:value="17.787900804751953" table:formula="of:=[.$A$3]*SIN(RADIANS([.B7]))" table:style-name="ce11">
            <text:p>17.7879</text:p>
          </table:table-cell>
          <table:table-cell office:value-type="float" office:value="-229.19248180628756" table:formula="of:=[.$A$3]*SIN(RADIANS([.B7]-120))" table:style-name="ce11">
            <text:p>-229.1925</text:p>
          </table:table-cell>
          <table:table-cell office:value-type="float" office:value="211.40458100153563" table:formula="of:=[.$A$3]*SIN(RADIANS([.B7]+120))" table:style-name="ce11">
            <text:p>211.4046</text:p>
          </table:table-cell>
          <table:table-cell table:style-name="ce11"/>
          <table:table-cell office:value-type="float" office:value="-8.8939504023759639" table:formula="of:=(MIN([.C7];[.D7];[.E7])+MAX([.C7];[.D7];[.E7]))/2" table:style-name="ce12">
            <text:p>-8.8940</text:p>
          </table:table-cell>
          <table:table-cell office:value-type="float" office:value="26.681851207127917" table:formula="of:=[.C7]-[.G7]" table:style-name="ce11">
            <text:p>26.6819</text:p>
          </table:table-cell>
          <table:table-cell office:value-type="float" office:value="-220.2985314039116" table:formula="of:=[.D7]-[.G7]" table:style-name="ce11">
            <text:p>-220.2985</text:p>
          </table:table-cell>
          <table:table-cell office:value-type="float" office:value="220.2985314039116" table:formula="of:=[.E7]-[.G7]" table:style-name="ce11">
            <text:p>220.2985</text:p>
          </table:table-cell>
          <table:table-cell table:style-name="ce11"/>
          <table:table-cell office:value-type="float" office:value="135.89395040237596" table:formula="of:=[.C7]/2+127" table:style-name="ce13">
            <text:p>136</text:p>
          </table:table-cell>
          <table:table-cell office:value-type="float" office:value="141.34092560356396" table:formula="of:=[.H7]/2+128" table:style-name="ce13">
            <text:p>141</text:p>
          </table:table-cell>
          <table:table-cell office:value-type="float" office:value="141.351" table:style-name="ce1">
            <text:p>141.351</text:p>
          </table:table-cell>
          <table:table-cell office:value-type="float" office:value="130.999" table:style-name="ce1">
            <text:p>130.999</text:p>
          </table:table-cell>
          <table:table-cell table:style-name="ce1"/>
          <table:table-cell office:value-type="float" office:value="3.4888888888888893E-2" table:formula="of:=[.B7]*2*3.14/720" table:style-name="ce1">
            <text:p>0.034888889</text:p>
          </table:table-cell>
          <table:table-cell office:value-type="float" office:value="131.42999003840922" table:formula="of:=127*SIN([.Q7])+127" table:style-name="ce1">
            <text:p>131.42999</text:p>
          </table:table-cell>
          <table:table-cell office:value-type="float" office:value="84.093428867138769" table:formula="of:=127*SIN([.Q7]+[.$P$2])+127" table:style-name="ce1">
            <text:p>84.09342887</text:p>
          </table:table-cell>
          <table:table-cell office:value-type="float" office:value="161.46821110148028" table:formula="of:=127*SIN([.Q7]-[.$P$2])+127" table:style-name="ce1">
            <text:p>161.4682111</text:p>
          </table:table-cell>
          <table:table-cell office:value-type="float" office:value="122.78081998430952" table:formula="of:=(MIN([.R7];[.S7];[.T7])+MAX([.R7];[.S7];[.T7]))/2" table:style-name="ce1">
            <text:p>122.78082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5" table:style-name="ce2">
            <text:p>5</text:p>
          </table:table-cell>
          <table:table-cell office:value-type="float" office:value="22.224714400652832" table:formula="of:=[.$A$3]*SIN(RADIANS([.B8]))" table:style-name="ce11">
            <text:p>22.2247</text:p>
          </table:table-cell>
          <table:table-cell office:value-type="float" office:value="-231.10848569434577" table:formula="of:=[.$A$3]*SIN(RADIANS([.B8]-120))" table:style-name="ce11">
            <text:p>-231.1085</text:p>
          </table:table-cell>
          <table:table-cell office:value-type="float" office:value="208.88377129369289" table:formula="of:=[.$A$3]*SIN(RADIANS([.B8]+120))" table:style-name="ce11">
            <text:p>208.8838</text:p>
          </table:table-cell>
          <table:table-cell table:style-name="ce11"/>
          <table:table-cell office:value-type="float" office:value="-11.112357200326443" table:formula="of:=(MIN([.C8];[.D8];[.E8])+MAX([.C8];[.D8];[.E8]))/2" table:style-name="ce12">
            <text:p>-11.1124</text:p>
          </table:table-cell>
          <table:table-cell office:value-type="float" office:value="33.337071600979272" table:formula="of:=[.C8]-[.G8]" table:style-name="ce11">
            <text:p>33.3371</text:p>
          </table:table-cell>
          <table:table-cell office:value-type="float" office:value="-219.99612849401933" table:formula="of:=[.D8]-[.G8]" table:style-name="ce11">
            <text:p>-219.9961</text:p>
          </table:table-cell>
          <table:table-cell office:value-type="float" office:value="219.99612849401933" table:formula="of:=[.E8]-[.G8]" table:style-name="ce11">
            <text:p>219.9961</text:p>
          </table:table-cell>
          <table:table-cell table:style-name="ce11"/>
          <table:table-cell office:value-type="float" office:value="138.11235720032641" table:formula="of:=[.C8]/2+127" table:style-name="ce13">
            <text:p>138</text:p>
          </table:table-cell>
          <table:table-cell office:value-type="float" office:value="144.66853580048962" table:formula="of:=[.H8]/2+128" table:style-name="ce13">
            <text:p>145</text:p>
          </table:table-cell>
          <table:table-cell office:value-type="float" office:value="144.68100000000001" table:style-name="ce1">
            <text:p>144.681</text:p>
          </table:table-cell>
          <table:table-cell office:value-type="float" office:value="131.74799999999999" table:style-name="ce1">
            <text:p>131.748</text:p>
          </table:table-cell>
          <table:table-cell table:style-name="ce1"/>
          <table:table-cell office:value-type="float" office:value="4.3611111111111114E-2" table:formula="of:=[.B8]*2*3.14/720" table:style-name="ce1">
            <text:p>0.043611111</text:p>
          </table:table-cell>
          <table:table-cell office:value-type="float" office:value="132.53685560386856" table:formula="of:=127*SIN([.Q8])+127" table:style-name="ce1">
            <text:p>132.5368556</text:p>
          </table:table-cell>
          <table:table-cell office:value-type="float" office:value="83.052484876363366" table:formula="of:=127*SIN([.Q8]+[.$P$2])+127" table:style-name="ce1">
            <text:p>83.05248488</text:p>
          </table:table-cell>
          <table:table-cell office:value-type="float" office:value="160.4007688280189" table:formula="of:=127*SIN([.Q8]-[.$P$2])+127" table:style-name="ce1">
            <text:p>160.4007688</text:p>
          </table:table-cell>
          <table:table-cell office:value-type="float" office:value="121.72662685219113" table:formula="of:=(MIN([.R8];[.S8];[.T8])+MAX([.R8];[.S8];[.T8]))/2" table:style-name="ce1">
            <text:p>121.7266269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6" table:style-name="ce2">
            <text:p>6</text:p>
          </table:table-cell>
          <table:table-cell office:value-type="float" office:value="26.654758133251637" table:formula="of:=[.$A$3]*SIN(RADIANS([.B9]))" table:style-name="ce11">
            <text:p>26.6548</text:p>
          </table:table-cell>
          <table:table-cell office:value-type="float" office:value="-232.95409169886321" table:formula="of:=[.$A$3]*SIN(RADIANS([.B9]-120))" table:style-name="ce11">
            <text:p>-232.9541</text:p>
          </table:table-cell>
          <table:table-cell office:value-type="float" office:value="206.29933356561159" table:formula="of:=[.$A$3]*SIN(RADIANS([.B9]+120))" table:style-name="ce11">
            <text:p>206.2993</text:p>
          </table:table-cell>
          <table:table-cell table:style-name="ce11"/>
          <table:table-cell office:value-type="float" office:value="-13.327379066625809" table:formula="of:=(MIN([.C9];[.D9];[.E9])+MAX([.C9];[.D9];[.E9]))/2" table:style-name="ce12">
            <text:p>-13.3274</text:p>
          </table:table-cell>
          <table:table-cell office:value-type="float" office:value="39.982137199877442" table:formula="of:=[.C9]-[.G9]" table:style-name="ce11">
            <text:p>39.9821</text:p>
          </table:table-cell>
          <table:table-cell office:value-type="float" office:value="-219.6267126322374" table:formula="of:=[.D9]-[.G9]" table:style-name="ce11">
            <text:p>-219.6267</text:p>
          </table:table-cell>
          <table:table-cell office:value-type="float" office:value="219.6267126322374" table:formula="of:=[.E9]-[.G9]" table:style-name="ce11">
            <text:p>219.6267</text:p>
          </table:table-cell>
          <table:table-cell table:style-name="ce11"/>
          <table:table-cell office:value-type="float" office:value="140.32737906662581" table:formula="of:=[.C9]/2+127" table:style-name="ce13">
            <text:p>140</text:p>
          </table:table-cell>
          <table:table-cell office:value-type="float" office:value="147.99106859993873" table:formula="of:=[.H9]/2+128" table:style-name="ce13">
            <text:p>148</text:p>
          </table:table-cell>
          <table:table-cell office:value-type="float" office:value="148.005" table:style-name="ce1">
            <text:p>148.005</text:p>
          </table:table-cell>
          <table:table-cell office:value-type="float" office:value="132.49700000000001" table:style-name="ce1">
            <text:p>132.497</text:p>
          </table:table-cell>
          <table:table-cell table:style-name="ce1"/>
          <table:table-cell office:value-type="float" office:value="5.2333333333333336E-2" table:formula="of:=[.B9]*2*3.14/720" table:style-name="ce1">
            <text:p>0.052333333</text:p>
          </table:table-cell>
          <table:table-cell office:value-type="float" office:value="133.64329994374594" table:formula="of:=127*SIN([.Q9])+127" table:style-name="ce1">
            <text:p>133.6432999</text:p>
          </table:table-cell>
          <table:table-cell office:value-type="float" office:value="82.01488426655385" table:formula="of:=127*SIN([.Q9]+[.$P$2])+127" table:style-name="ce1">
            <text:p>82.01488427</text:p>
          </table:table-cell>
          <table:table-cell office:value-type="float" office:value="159.33078553501716" table:formula="of:=127*SIN([.Q9]-[.$P$2])+127" table:style-name="ce1">
            <text:p>159.3307855</text:p>
          </table:table-cell>
          <table:table-cell office:value-type="float" office:value="120.6728349007855" table:formula="of:=(MIN([.R9];[.S9];[.T9])+MAX([.R9];[.S9];[.T9]))/2" table:style-name="ce1">
            <text:p>120.6728349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7" table:style-name="ce2">
            <text:p>7</text:p>
          </table:table-cell>
          <table:table-cell office:value-type="float" office:value="31.076682568312606" table:formula="of:=[.$A$3]*SIN(RADIANS([.B10]))" table:style-name="ce11">
            <text:p>31.0767</text:p>
          </table:table-cell>
          <table:table-cell office:value-type="float" office:value="-234.72873763037228" table:formula="of:=[.$A$3]*SIN(RADIANS([.B10]-120))" table:style-name="ce11">
            <text:p>-234.7287</text:p>
          </table:table-cell>
          <table:table-cell office:value-type="float" office:value="203.65205506205965" table:formula="of:=[.$A$3]*SIN(RADIANS([.B10]+120))" table:style-name="ce11">
            <text:p>203.6521</text:p>
          </table:table-cell>
          <table:table-cell table:style-name="ce11"/>
          <table:table-cell office:value-type="float" office:value="-15.538341284156317" table:formula="of:=(MIN([.C10];[.D10];[.E10])+MAX([.C10];[.D10];[.E10]))/2" table:style-name="ce12">
            <text:p>-15.5383</text:p>
          </table:table-cell>
          <table:table-cell office:value-type="float" office:value="46.615023852468923" table:formula="of:=[.C10]-[.G10]" table:style-name="ce11">
            <text:p>46.6150</text:p>
          </table:table-cell>
          <table:table-cell office:value-type="float" office:value="-219.19039634621595" table:formula="of:=[.D10]-[.G10]" table:style-name="ce11">
            <text:p>-219.1904</text:p>
          </table:table-cell>
          <table:table-cell office:value-type="float" office:value="219.19039634621595" table:formula="of:=[.E10]-[.G10]" table:style-name="ce11">
            <text:p>219.1904</text:p>
          </table:table-cell>
          <table:table-cell table:style-name="ce11"/>
          <table:table-cell office:value-type="float" office:value="142.5383412841563" table:formula="of:=[.C10]/2+127" table:style-name="ce13">
            <text:p>143</text:p>
          </table:table-cell>
          <table:table-cell office:value-type="float" office:value="151.30751192623447" table:formula="of:=[.H10]/2+128" table:style-name="ce13">
            <text:p>151</text:p>
          </table:table-cell>
          <table:table-cell office:value-type="float" office:value="151.32400000000001" table:style-name="ce1">
            <text:p>151.324</text:p>
          </table:table-cell>
          <table:table-cell office:value-type="float" office:value="133.245" table:style-name="ce1">
            <text:p>133.245</text:p>
          </table:table-cell>
          <table:table-cell table:style-name="ce1"/>
          <table:table-cell office:value-type="float" office:value="6.1055555555555557E-2" table:formula="of:=[.B10]*2*3.14/720" table:style-name="ce1">
            <text:p>0.061055556</text:p>
          </table:table-cell>
          <table:table-cell office:value-type="float" office:value="134.74923888343147" table:formula="of:=127*SIN([.Q10])+127" table:style-name="ce1">
            <text:p>134.7492389</text:p>
          </table:table-cell>
          <table:table-cell office:value-type="float" office:value="80.980705974916205" table:formula="of:=127*SIN([.Q10]+[.$P$2])+127" table:style-name="ce1">
            <text:p>80.98070597</text:p>
          </table:table-cell>
          <table:table-cell office:value-type="float" office:value="158.25834262324798" table:formula="of:=127*SIN([.Q10]-[.$P$2])+127" table:style-name="ce1">
            <text:p>158.2583426</text:p>
          </table:table-cell>
          <table:table-cell office:value-type="float" office:value="119.61952429908209" table:formula="of:=(MIN([.R10];[.S10];[.T10])+MAX([.R10];[.S10];[.T10]))/2" table:style-name="ce1">
            <text:p>119.6195243</text:p>
          </table:table-cell>
          <table:table-cell table:style-name="ce1"/>
          <table:table-cell table:style-name="ce1">
            <draw:frame draw:z-index="3" draw:id="id2" draw:style-name="a2" draw:name="Chart 4" svg:x="0.60049in" svg:y="0.0625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float" office:value="8" table:style-name="ce2">
            <text:p>8</text:p>
          </table:table-cell>
          <table:table-cell office:value-type="float" office:value="35.489140744816687" table:formula="of:=[.$A$3]*SIN(RADIANS([.B11]))" table:style-name="ce11">
            <text:p>35.4891</text:p>
          </table:table-cell>
          <table:table-cell office:value-type="float" office:value="-236.4318829145308" table:formula="of:=[.$A$3]*SIN(RADIANS([.B11]-120))" table:style-name="ce11">
            <text:p>-236.4319</text:p>
          </table:table-cell>
          <table:table-cell office:value-type="float" office:value="200.94274216971411" table:formula="of:=[.$A$3]*SIN(RADIANS([.B11]+120))" table:style-name="ce11">
            <text:p>200.9427</text:p>
          </table:table-cell>
          <table:table-cell table:style-name="ce11"/>
          <table:table-cell office:value-type="float" office:value="-17.744570372408347" table:formula="of:=(MIN([.C11];[.D11];[.E11])+MAX([.C11];[.D11];[.E11]))/2" table:style-name="ce12">
            <text:p>-17.7446</text:p>
          </table:table-cell>
          <table:table-cell office:value-type="float" office:value="53.233711117225035" table:formula="of:=[.C11]-[.G11]" table:style-name="ce11">
            <text:p>53.2337</text:p>
          </table:table-cell>
          <table:table-cell office:value-type="float" office:value="-218.68731254212247" table:formula="of:=[.D11]-[.G11]" table:style-name="ce11">
            <text:p>-218.6873</text:p>
          </table:table-cell>
          <table:table-cell office:value-type="float" office:value="218.68731254212247" table:formula="of:=[.E11]-[.G11]" table:style-name="ce11">
            <text:p>218.6873</text:p>
          </table:table-cell>
          <table:table-cell table:style-name="ce11"/>
          <table:table-cell office:value-type="float" office:value="144.74457037240833" table:formula="of:=[.C11]/2+127" table:style-name="ce13">
            <text:p>145</text:p>
          </table:table-cell>
          <table:table-cell office:value-type="float" office:value="154.61685555861251" table:formula="of:=[.H11]/2+128" table:style-name="ce13">
            <text:p>155</text:p>
          </table:table-cell>
          <table:table-cell office:value-type="float" office:value="154.636" table:style-name="ce1">
            <text:p>154.636</text:p>
          </table:table-cell>
          <table:table-cell office:value-type="float" office:value="133.99299999999999" table:style-name="ce1">
            <text:p>133.993</text:p>
          </table:table-cell>
          <table:table-cell table:style-name="ce1"/>
          <table:table-cell office:value-type="float" office:value="6.9777777777777786E-2" table:formula="of:=[.B11]*2*3.14/720" table:style-name="ce1">
            <text:p>0.069777778</text:p>
          </table:table-cell>
          <table:table-cell office:value-type="float" office:value="135.85458828676428" table:formula="of:=127*SIN([.Q11])+127" table:style-name="ce1">
            <text:p>135.8545883</text:p>
          </table:table-cell>
          <table:table-cell office:value-type="float" office:value="79.950028678300356" table:formula="of:=127*SIN([.Q11]+[.$P$2])+127" table:style-name="ce1">
            <text:p>79.95002868</text:p>
          </table:table-cell>
          <table:table-cell office:value-type="float" office:value="157.18352168060648" table:formula="of:=127*SIN([.Q11]-[.$P$2])+127" table:style-name="ce1">
            <text:p>157.1835217</text:p>
          </table:table-cell>
          <table:table-cell office:value-type="float" office:value="118.56677517945342" table:formula="of:=(MIN([.R11];[.S11];[.T11])+MAX([.R11];[.S11];[.T11]))/2" table:style-name="ce1">
            <text:p>118.5667752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9" table:style-name="ce2">
            <text:p>9</text:p>
          </table:table-cell>
          <table:table-cell office:value-type="float" office:value="39.890788585258875" table:formula="of:=[.$A$3]*SIN(RADIANS([.B12]))" table:style-name="ce11">
            <text:p>39.8908</text:p>
          </table:table-cell>
          <table:table-cell office:value-type="float" office:value="-238.06300875678645" table:formula="of:=[.$A$3]*SIN(RADIANS([.B12]-120))" table:style-name="ce11">
            <text:p>-238.0630</text:p>
          </table:table-cell>
          <table:table-cell office:value-type="float" office:value="198.17222017152761" table:formula="of:=[.$A$3]*SIN(RADIANS([.B12]+120))" table:style-name="ce11">
            <text:p>198.1722</text:p>
          </table:table-cell>
          <table:table-cell table:style-name="ce11"/>
          <table:table-cell office:value-type="float" office:value="-19.945394292629416" table:formula="of:=(MIN([.C12];[.D12];[.E12])+MAX([.C12];[.D12];[.E12]))/2" table:style-name="ce12">
            <text:p>-19.9454</text:p>
          </table:table-cell>
          <table:table-cell office:value-type="float" office:value="59.836182877888291" table:formula="of:=[.C12]-[.G12]" table:style-name="ce11">
            <text:p>59.8362</text:p>
          </table:table-cell>
          <table:table-cell office:value-type="float" office:value="-218.11761446415704" table:formula="of:=[.D12]-[.G12]" table:style-name="ce11">
            <text:p>-218.1176</text:p>
          </table:table-cell>
          <table:table-cell office:value-type="float" office:value="218.11761446415704" table:formula="of:=[.E12]-[.G12]" table:style-name="ce11">
            <text:p>218.1176</text:p>
          </table:table-cell>
          <table:table-cell table:style-name="ce11"/>
          <table:table-cell office:value-type="float" office:value="146.94539429262943" table:formula="of:=[.C12]/2+127" table:style-name="ce13">
            <text:p>147</text:p>
          </table:table-cell>
          <table:table-cell office:value-type="float" office:value="157.91809143894415" table:formula="of:=[.H12]/2+128" table:style-name="ce13">
            <text:p>158</text:p>
          </table:table-cell>
          <table:table-cell office:value-type="float" office:value="157.94" table:style-name="ce1">
            <text:p>157.94</text:p>
          </table:table-cell>
          <table:table-cell office:value-type="float" office:value="134.74100000000001" table:style-name="ce1">
            <text:p>134.741</text:p>
          </table:table-cell>
          <table:table-cell table:style-name="ce1"/>
          <table:table-cell office:value-type="float" office:value="7.85E-2" table:formula="of:=[.B12]*2*3.14/720" table:style-name="ce1">
            <text:p>0.0785</text:p>
          </table:table-cell>
          <table:table-cell office:value-type="float" office:value="136.95926406243353" table:formula="of:=127*SIN([.Q12])+127" table:style-name="ce1">
            <text:p>136.9592641</text:p>
          </table:table-cell>
          <table:table-cell office:value-type="float" office:value="78.922930787212152" table:formula="of:=127*SIN([.Q12]+[.$P$2])+127" table:style-name="ce1">
            <text:p>78.92293079</text:p>
          </table:table-cell>
          <table:table-cell office:value-type="float" office:value="156.10640447590052" table:formula="of:=127*SIN([.Q12]-[.$P$2])+127" table:style-name="ce1">
            <text:p>156.1064045</text:p>
          </table:table-cell>
          <table:table-cell office:value-type="float" office:value="117.51466763155634" table:formula="of:=(MIN([.R12];[.S12];[.T12])+MAX([.R12];[.S12];[.T12]))/2" table:style-name="ce1">
            <text:p>117.5146676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10" table:style-name="ce2">
            <text:p>10</text:p>
          </table:table-cell>
          <table:table-cell office:value-type="float" office:value="44.280285305067231" table:formula="of:=[.$A$3]*SIN(RADIANS([.B13]))" table:style-name="ce11">
            <text:p>44.2803</text:p>
          </table:table-cell>
          <table:table-cell office:value-type="float" office:value="-239.62161830040665" table:formula="of:=[.$A$3]*SIN(RADIANS([.B13]-120))" table:style-name="ce11">
            <text:p>-239.6216</text:p>
          </table:table-cell>
          <table:table-cell office:value-type="float" office:value="195.3413329953394" table:formula="of:=[.$A$3]*SIN(RADIANS([.B13]+120))" table:style-name="ce11">
            <text:p>195.3413</text:p>
          </table:table-cell>
          <table:table-cell table:style-name="ce11"/>
          <table:table-cell office:value-type="float" office:value="-22.140142652533626" table:formula="of:=(MIN([.C13];[.D13];[.E13])+MAX([.C13];[.D13];[.E13]))/2" table:style-name="ce12">
            <text:p>-22.1401</text:p>
          </table:table-cell>
          <table:table-cell office:value-type="float" office:value="66.42042795760085" table:formula="of:=[.C13]-[.G13]" table:style-name="ce11">
            <text:p>66.4204</text:p>
          </table:table-cell>
          <table:table-cell office:value-type="float" office:value="-217.48147564787303" table:formula="of:=[.D13]-[.G13]" table:style-name="ce11">
            <text:p>-217.4815</text:p>
          </table:table-cell>
          <table:table-cell office:value-type="float" office:value="217.48147564787303" table:formula="of:=[.E13]-[.G13]" table:style-name="ce11">
            <text:p>217.4815</text:p>
          </table:table-cell>
          <table:table-cell table:style-name="ce11"/>
          <table:table-cell office:value-type="float" office:value="149.14014265253363" table:formula="of:=[.C13]/2+127" table:style-name="ce13">
            <text:p>149</text:p>
          </table:table-cell>
          <table:table-cell office:value-type="float" office:value="161.21021397880043" table:formula="of:=[.H13]/2+128" table:style-name="ce13">
            <text:p>161</text:p>
          </table:table-cell>
          <table:table-cell office:value-type="float" office:value="161.23400000000001" table:style-name="ce1">
            <text:p>161.234</text:p>
          </table:table-cell>
          <table:table-cell office:value-type="float" office:value="135.488" table:style-name="ce1">
            <text:p>135.488</text:p>
          </table:table-cell>
          <table:table-cell table:style-name="ce1"/>
          <table:table-cell office:value-type="float" office:value="8.7222222222222229E-2" table:formula="of:=[.B13]*2*3.14/720" table:style-name="ce1">
            <text:p>0.087222222</text:p>
          </table:table-cell>
          <table:table-cell office:value-type="float" office:value="138.06318217037577" table:formula="of:=127*SIN([.Q13])+127" table:style-name="ce1">
            <text:p>138.0631822</text:p>
          </table:table-cell>
          <table:table-cell office:value-type="float" office:value="77.899490439845636" table:formula="of:=127*SIN([.Q13]+[.$P$2])+127" table:style-name="ce1">
            <text:p>77.89949044</text:p>
          </table:table-cell>
          <table:table-cell office:value-type="float" office:value="155.02707295262726" table:formula="of:=127*SIN([.Q13]-[.$P$2])+127" table:style-name="ce1">
            <text:p>155.027073</text:p>
          </table:table-cell>
          <table:table-cell office:value-type="float" office:value="116.46328169623645" table:formula="of:=(MIN([.R13];[.S13];[.T13])+MAX([.R13];[.S13];[.T13]))/2" table:style-name="ce1">
            <text:p>116.4632817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11" table:style-name="ce2">
            <text:p>11</text:p>
          </table:table-cell>
          <table:table-cell office:value-type="float" office:value="48.656293821018927" table:formula="of:=[.$A$3]*SIN(RADIANS([.B14]))" table:style-name="ce11">
            <text:p>48.6563</text:p>
          </table:table-cell>
          <table:table-cell office:value-type="float" office:value="-241.10723677782579" table:formula="of:=[.$A$3]*SIN(RADIANS([.B14]-120))" table:style-name="ce11">
            <text:p>-241.1072</text:p>
          </table:table-cell>
          <table:table-cell office:value-type="float" office:value="192.4509429568069" table:formula="of:=[.$A$3]*SIN(RADIANS([.B14]+120))" table:style-name="ce11">
            <text:p>192.4509</text:p>
          </table:table-cell>
          <table:table-cell table:style-name="ce11"/>
          <table:table-cell office:value-type="float" office:value="-24.328146910509446" table:formula="of:=(MIN([.C14];[.D14];[.E14])+MAX([.C14];[.D14];[.E14]))/2" table:style-name="ce12">
            <text:p>-24.3281</text:p>
          </table:table-cell>
          <table:table-cell office:value-type="float" office:value="72.984440731528366" table:formula="of:=[.C14]-[.G14]" table:style-name="ce11">
            <text:p>72.9844</text:p>
          </table:table-cell>
          <table:table-cell office:value-type="float" office:value="-216.77908986731634" table:formula="of:=[.D14]-[.G14]" table:style-name="ce11">
            <text:p>-216.7791</text:p>
          </table:table-cell>
          <table:table-cell office:value-type="float" office:value="216.77908986731634" table:formula="of:=[.E14]-[.G14]" table:style-name="ce11">
            <text:p>216.7791</text:p>
          </table:table-cell>
          <table:table-cell table:style-name="ce11"/>
          <table:table-cell office:value-type="float" office:value="151.32814691050947" table:formula="of:=[.C14]/2+127" table:style-name="ce13">
            <text:p>151</text:p>
          </table:table-cell>
          <table:table-cell office:value-type="float" office:value="164.49222036576418" table:formula="of:=[.H14]/2+128" table:style-name="ce13">
            <text:p>164</text:p>
          </table:table-cell>
          <table:table-cell office:value-type="float" office:value="164.51900000000001" table:style-name="ce1">
            <text:p>164.519</text:p>
          </table:table-cell>
          <table:table-cell office:value-type="float" office:value="136.23500000000001" table:style-name="ce1">
            <text:p>136.235</text:p>
          </table:table-cell>
          <table:table-cell table:style-name="ce1"/>
          <table:table-cell office:value-type="float" office:value="9.5944444444444443E-2" table:formula="of:=[.B14]*2*3.14/720" table:style-name="ce1">
            <text:p>0.095944444</text:p>
          </table:table-cell>
          <table:table-cell office:value-type="float" office:value="139.16625862816835" table:formula="of:=127*SIN([.Q14])+127" table:style-name="ce1">
            <text:p>139.1662586</text:p>
          </table:table-cell>
          <table:table-cell office:value-type="float" office:value="76.879785496144422" table:formula="of:=127*SIN([.Q14]+[.$P$2])+127" table:style-name="ce1">
            <text:p>76.8797855</text:p>
          </table:table-cell>
          <table:table-cell office:value-type="float" office:value="153.94560922274545" table:formula="of:=127*SIN([.Q14]-[.$P$2])+127" table:style-name="ce1">
            <text:p>153.9456092</text:p>
          </table:table-cell>
          <table:table-cell office:value-type="float" office:value="115.41269735944493" table:formula="of:=(MIN([.R14];[.S14];[.T14])+MAX([.R14];[.S14];[.T14]))/2" table:style-name="ce1">
            <text:p>115.4126974</text:p>
          </table:table-cell>
          <table:table-cell table:number-columns-repeated="16363" table:style-name="ce1"/>
        </table:table-row>
        <table:table-row table:style-name="ro1"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53.017481158528632" table:formula="of:=[.$A$3]*SIN(RADIANS([.B15]))" table:style-name="ce11">
            <text:p>53.0175</text:p>
          </table:table-cell>
          <table:table-cell office:value-type="float" office:value="-242.51941165526418" table:formula="of:=[.$A$3]*SIN(RADIANS([.B15]-120))" table:style-name="ce11">
            <text:p>-242.5194</text:p>
          </table:table-cell>
          <table:table-cell office:value-type="float" office:value="189.50193049673553" table:formula="of:=[.$A$3]*SIN(RADIANS([.B15]+120))" table:style-name="ce11">
            <text:p>189.5019</text:p>
          </table:table-cell>
          <table:table-cell table:style-name="ce11"/>
          <table:table-cell office:value-type="float" office:value="-26.508740579264327" table:formula="of:=(MIN([.C15];[.D15];[.E15])+MAX([.C15];[.D15];[.E15]))/2" table:style-name="ce12">
            <text:p>-26.5087</text:p>
          </table:table-cell>
          <table:table-cell office:value-type="float" office:value="79.526221737792952" table:formula="of:=[.C15]-[.G15]" table:style-name="ce14">
            <text:p>79.5262</text:p>
          </table:table-cell>
          <table:table-cell office:value-type="float" office:value="-216.01067107599985" table:formula="of:=[.D15]-[.G15]" table:style-name="ce11">
            <text:p>-216.0107</text:p>
          </table:table-cell>
          <table:table-cell office:value-type="float" office:value="216.01067107599985" table:formula="of:=[.E15]-[.G15]" table:style-name="ce11">
            <text:p>216.0107</text:p>
          </table:table-cell>
          <table:table-cell table:style-name="ce11"/>
          <table:table-cell office:value-type="float" office:value="153.50874057926433" table:formula="of:=[.C15]/2+127" table:style-name="ce13">
            <text:p>154</text:p>
          </table:table-cell>
          <table:table-cell office:value-type="float" office:value="167.76311086889649" table:formula="of:=[.H15]/2+128" table:style-name="ce13">
            <text:p>168</text:p>
          </table:table-cell>
          <table:table-cell office:value-type="float" office:value="167.792" table:style-name="ce1">
            <text:p>167.792</text:p>
          </table:table-cell>
          <table:table-cell office:value-type="float" office:value="136.98099999999999" table:style-name="ce1">
            <text:p>136.981</text:p>
          </table:table-cell>
          <table:table-cell table:style-name="ce1"/>
          <table:table-cell office:value-type="float" office:value="0.10466666666666667" table:formula="of:=[.B15]*2*3.14/720" table:style-name="ce1">
            <text:p>0.104666667</text:p>
          </table:table-cell>
          <table:table-cell office:value-type="float" office:value="140.26840951741855" table:formula="of:=127*SIN([.Q15])+127" table:style-name="ce1">
            <text:p>140.2684095</text:p>
          </table:table-cell>
          <table:table-cell office:value-type="float" office:value="75.863893531871696" table:formula="of:=127*SIN([.Q15]+[.$P$2])+127" table:style-name="ce1">
            <text:p>75.86389353</text:p>
          </table:table-cell>
          <table:table-cell office:value-type="float" office:value="152.86209556042144" table:formula="of:=127*SIN([.Q15]-[.$P$2])+127" table:style-name="ce1">
            <text:p>152.8620956</text:p>
          </table:table-cell>
          <table:table-cell office:value-type="float" office:value="114.36299454614657" table:formula="of:=(MIN([.R15];[.S15];[.T15])+MAX([.R15];[.S15];[.T15]))/2" table:style-name="ce1">
            <text:p>114.3629945</text:p>
          </table:table-cell>
          <table:table-cell table:number-columns-repeated="16363" table:style-name="ce1"/>
        </table:table-row>
        <table:table-row table:style-name="ro2">
          <table:table-cell table:style-name="ce1"/>
          <table:table-cell office:value-type="float" office:value="13" table:style-name="ce2">
            <text:p>13</text:p>
          </table:table-cell>
          <table:table-cell office:value-type="float" office:value="57.362518857685579" table:formula="of:=[.$A$3]*SIN(RADIANS([.B16]))" table:style-name="ce11">
            <text:p>57.3625</text:p>
          </table:table-cell>
          <table:table-cell office:value-type="float" office:value="-243.85771277057407" table:formula="of:=[.$A$3]*SIN(RADIANS([.B16]-120))" table:style-name="ce11">
            <text:p>-243.8577</text:p>
          </table:table-cell>
          <table:table-cell office:value-type="float" office:value="186.49519391288848" table:formula="of:=[.$A$3]*SIN(RADIANS([.B16]+120))" table:style-name="ce11">
            <text:p>186.4952</text:p>
          </table:table-cell>
          <table:table-cell table:style-name="ce11"/>
          <table:table-cell office:value-type="float" office:value="-28.681259428842793" table:formula="of:=(MIN([.C16];[.D16];[.E16])+MAX([.C16];[.D16];[.E16]))/2" table:style-name="ce12">
            <text:p>-28.6813</text:p>
          </table:table-cell>
          <table:table-cell office:value-type="float" office:value="86.043778286528379" table:formula="of:=[.C16]-[.G16]" table:style-name="ce11">
            <text:p>86.0438</text:p>
          </table:table-cell>
          <table:table-cell office:value-type="float" office:value="-215.17645334173127" table:formula="of:=[.D16]-[.G16]" table:style-name="ce11">
            <text:p>-215.1765</text:p>
          </table:table-cell>
          <table:table-cell office:value-type="float" office:value="215.17645334173127" table:formula="of:=[.E16]-[.G16]" table:style-name="ce11">
            <text:p>215.1765</text:p>
          </table:table-cell>
          <table:table-cell table:style-name="ce11"/>
          <table:table-cell office:value-type="float" office:value="155.68125942884279" table:formula="of:=[.C16]/2+127" table:style-name="ce13">
            <text:p>156</text:p>
          </table:table-cell>
          <table:table-cell office:value-type="float" office:value="171.02188914326419" table:formula="of:=[.H16]/2+128" table:style-name="ce13">
            <text:p>171</text:p>
          </table:table-cell>
          <table:table-cell office:value-type="float" office:value="171.053" table:style-name="ce1">
            <text:p>171.053</text:p>
          </table:table-cell>
          <table:table-cell office:value-type="float" office:value="137.726" table:style-name="ce1">
            <text:p>137.726</text:p>
          </table:table-cell>
          <table:table-cell table:style-name="ce1"/>
          <table:table-cell office:value-type="float" office:value="0.11338888888888889" table:formula="of:=[.B16]*2*3.14/720" table:style-name="ce1">
            <text:p>0.113388889</text:p>
          </table:table-cell>
          <table:table-cell office:value-type="float" office:value="141.3695509901479" table:formula="of:=127*SIN([.Q16])+127" table:style-name="ce1">
            <text:p>141.369551</text:p>
          </table:table-cell>
          <table:table-cell office:value-type="float" office:value="74.851891832714301" table:formula="of:=127*SIN([.Q16]+[.$P$2])+127" table:style-name="ce1">
            <text:p>74.85189183</text:p>
          </table:table-cell>
          <table:table-cell office:value-type="float" office:value="151.77661439577631" table:formula="of:=127*SIN([.Q16]-[.$P$2])+127" table:style-name="ce1">
            <text:p>151.7766144</text:p>
          </table:table-cell>
          <table:table-cell office:value-type="float" office:value="113.3142531142453" table:formula="of:=(MIN([.R16];[.S16];[.T16])+MAX([.R16];[.S16];[.T16]))/2" table:style-name="ce1">
            <text:p>113.3142531</text:p>
          </table:table-cell>
          <table:table-cell table:number-columns-repeated="16363" table:style-name="ce1"/>
        </table:table-row>
        <table:table-row table:style-name="ro2">
          <table:table-cell/>
          <table:table-cell office:value-type="float" office:value="14" table:style-name="ce2">
            <text:p>14</text:p>
          </table:table-cell>
          <table:table-cell office:value-type="float" office:value="61.690083377915272" table:formula="of:=[.$A$3]*SIN(RADIANS([.B17]))" table:style-name="ce11">
            <text:p>61.6901</text:p>
          </table:table-cell>
          <table:table-cell office:value-type="float" office:value="-245.1217324642713" table:formula="of:=[.$A$3]*SIN(RADIANS([.B17]-120))" table:style-name="ce11">
            <text:p>-245.1217</text:p>
          </table:table-cell>
          <table:table-cell office:value-type="float" office:value="183.43164908635603" table:formula="of:=[.$A$3]*SIN(RADIANS([.B17]+120))" table:style-name="ce11">
            <text:p>183.4316</text:p>
          </table:table-cell>
          <table:table-cell table:style-name="ce11"/>
          <table:table-cell office:value-type="float" office:value="-30.845041688957636" table:formula="of:=(MIN([.C17];[.D17];[.E17])+MAX([.C17];[.D17];[.E17]))/2" table:style-name="ce12">
            <text:p>-30.8450</text:p>
          </table:table-cell>
          <table:table-cell office:value-type="float" office:value="92.535125066872908" table:formula="of:=[.C17]-[.G17]" table:style-name="ce11">
            <text:p>92.5351</text:p>
          </table:table-cell>
          <table:table-cell office:value-type="float" office:value="-214.27669077531368" table:formula="of:=[.D17]-[.G17]" table:style-name="ce11">
            <text:p>-214.2767</text:p>
          </table:table-cell>
          <table:table-cell office:value-type="float" office:value="214.27669077531368" table:formula="of:=[.E17]-[.G17]" table:style-name="ce11">
            <text:p>214.2767</text:p>
          </table:table-cell>
          <table:table-cell table:style-name="ce11"/>
          <table:table-cell office:value-type="float" office:value="157.84504168895762" table:formula="of:=[.C17]/2+127" table:style-name="ce13">
            <text:p>158</text:p>
          </table:table-cell>
          <table:table-cell office:value-type="float" office:value="174.26756253343646" table:formula="of:=[.H17]/2+128" table:style-name="ce13">
            <text:p>174</text:p>
          </table:table-cell>
          <table:table-cell office:value-type="float" office:value="174.30099999999999" table:style-name="ce1">
            <text:p>174.301</text:p>
          </table:table-cell>
          <table:table-cell office:value-type="float" office:value="138.471" table:style-name="ce1">
            <text:p>138.471</text:p>
          </table:table-cell>
          <table:table-cell table:style-name="ce1"/>
          <table:table-cell office:value-type="float" office:value="0.12211111111111111" table:formula="of:=[.B17]*2*3.14/720" table:style-name="ce1">
            <text:p>0.122111111</text:p>
          </table:table-cell>
          <table:table-cell office:value-type="float" office:value="142.46959927517094" table:formula="of:=127*SIN([.Q17])+127" table:style-name="ce1">
            <text:p>142.4695993</text:p>
          </table:table-cell>
          <table:table-cell office:value-type="float" office:value="73.843857388400693" table:formula="of:=127*SIN([.Q17]+[.$P$2])+127" table:style-name="ce1">
            <text:p>73.84385739</text:p>
          </table:table-cell>
          <table:table-cell office:value-type="float" office:value="150.68924830861221" table:formula="of:=127*SIN([.Q17]-[.$P$2])+127" table:style-name="ce1">
            <text:p>150.6892483</text:p>
          </table:table-cell>
          <table:table-cell office:value-type="float" office:value="112.26655284850645" table:formula="of:=(MIN([.R17];[.S17];[.T17])+MAX([.R17];[.S17];[.T17]))/2" table:style-name="ce1">
            <text:p>112.266552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" table:style-name="ce2">
            <text:p>15</text:p>
          </table:table-cell>
          <table:table-cell office:value-type="float" office:value="65.998856501142782" table:formula="of:=[.$A$3]*SIN(RADIANS([.B18]))" table:style-name="ce11">
            <text:p>65.9989</text:p>
          </table:table-cell>
          <table:table-cell office:value-type="float" office:value="-246.31108570371242" table:formula="of:=[.$A$3]*SIN(RADIANS([.B18]-120))" table:style-name="ce11">
            <text:p>-246.3111</text:p>
          </table:table-cell>
          <table:table-cell office:value-type="float" office:value="180.31222920256963" table:formula="of:=[.$A$3]*SIN(RADIANS([.B18]+120))" table:style-name="ce11">
            <text:p>180.3122</text:p>
          </table:table-cell>
          <table:table-cell table:style-name="ce11"/>
          <table:table-cell office:value-type="float" office:value="-32.999428250571398" table:formula="of:=(MIN([.C18];[.D18];[.E18])+MAX([.C18];[.D18];[.E18]))/2" table:style-name="ce12">
            <text:p>-32.9994</text:p>
          </table:table-cell>
          <table:table-cell office:value-type="float" office:value="98.998284751714181" table:formula="of:=[.C18]-[.G18]" table:style-name="ce11">
            <text:p>98.9983</text:p>
          </table:table-cell>
          <table:table-cell office:value-type="float" office:value="-213.31165745314104" table:formula="of:=[.D18]-[.G18]" table:style-name="ce11">
            <text:p>-213.3117</text:p>
          </table:table-cell>
          <table:table-cell office:value-type="float" office:value="213.31165745314104" table:formula="of:=[.E18]-[.G18]" table:style-name="ce11">
            <text:p>213.3117</text:p>
          </table:table-cell>
          <table:table-cell table:style-name="ce11"/>
          <table:table-cell office:value-type="float" office:value="159.99942825057138" table:formula="of:=[.C18]/2+127" table:style-name="ce13">
            <text:p>160</text:p>
          </table:table-cell>
          <table:table-cell office:value-type="float" office:value="177.4991423758571" table:formula="of:=[.H18]/2+128" table:style-name="ce13">
            <text:p>177</text:p>
          </table:table-cell>
          <table:table-cell office:value-type="float" office:value="177.535" table:style-name="ce1">
            <text:p>177.535</text:p>
          </table:table-cell>
          <table:table-cell office:value-type="float" office:value="139.215" table:style-name="ce1">
            <text:p>139.215</text:p>
          </table:table-cell>
          <table:table-cell table:style-name="ce1"/>
          <table:table-cell office:value-type="float" office:value="0.13083333333333333" table:formula="of:=[.B18]*2*3.14/720" table:style-name="ce1">
            <text:p>0.130833333</text:p>
          </table:table-cell>
          <table:table-cell office:value-type="float" office:value="143.56847068446825" table:formula="of:=127*SIN([.Q18])+127" table:style-name="ce1">
            <text:p>143.5684707</text:p>
          </table:table-cell>
          <table:table-cell office:value-type="float" office:value="72.839866886841222" table:formula="of:=127*SIN([.Q18]+[.$P$2])+127" table:style-name="ce1">
            <text:p>72.83986689</text:p>
          </table:table-cell>
          <table:table-cell office:value-type="float" office:value="149.60008002212723" table:formula="of:=127*SIN([.Q18]-[.$P$2])+127" table:style-name="ce1">
            <text:p>149.60008</text:p>
          </table:table-cell>
          <table:table-cell office:value-type="float" office:value="111.21997345448423" table:formula="of:=(MIN([.R18];[.S18];[.T18])+MAX([.R18];[.S18];[.T18]))/2" table:style-name="ce1">
            <text:p>111.219973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" table:style-name="ce2">
            <text:p>16</text:p>
          </table:table-cell>
          <table:table-cell office:value-type="float" office:value="70.287525733334789" table:formula="of:=[.$A$3]*SIN(RADIANS([.B19]))" table:style-name="ce11">
            <text:p>70.2875</text:p>
          </table:table-cell>
          <table:table-cell office:value-type="float" office:value="-247.4254102003791" table:formula="of:=[.$A$3]*SIN(RADIANS([.B19]-120))" table:style-name="ce11">
            <text:p>-247.4254</text:p>
          </table:table-cell>
          <table:table-cell office:value-type="float" office:value="177.13788446704427" table:formula="of:=[.$A$3]*SIN(RADIANS([.B19]+120))" table:style-name="ce11">
            <text:p>177.1379</text:p>
          </table:table-cell>
          <table:table-cell table:style-name="ce11"/>
          <table:table-cell office:value-type="float" office:value="-35.143762866667416" table:formula="of:=(MIN([.C19];[.D19];[.E19])+MAX([.C19];[.D19];[.E19]))/2" table:style-name="ce12">
            <text:p>-35.1438</text:p>
          </table:table-cell>
          <table:table-cell office:value-type="float" office:value="105.4312886000022" table:formula="of:=[.C19]-[.G19]" table:style-name="ce11">
            <text:p>105.4313</text:p>
          </table:table-cell>
          <table:table-cell office:value-type="float" office:value="-212.2816473337117" table:formula="of:=[.D19]-[.G19]" table:style-name="ce11">
            <text:p>-212.2816</text:p>
          </table:table-cell>
          <table:table-cell office:value-type="float" office:value="212.2816473337117" table:formula="of:=[.E19]-[.G19]" table:style-name="ce11">
            <text:p>212.2816</text:p>
          </table:table-cell>
          <table:table-cell table:style-name="ce11"/>
          <table:table-cell office:value-type="float" office:value="162.1437628666674" table:formula="of:=[.C19]/2+127" table:style-name="ce13">
            <text:p>162</text:p>
          </table:table-cell>
          <table:table-cell office:value-type="float" office:value="180.71564430000109" table:formula="of:=[.H19]/2+128" table:style-name="ce13">
            <text:p>181</text:p>
          </table:table-cell>
          <table:table-cell office:value-type="float" office:value="180.75399999999999" table:style-name="ce1">
            <text:p>180.754</text:p>
          </table:table-cell>
          <table:table-cell office:value-type="float" office:value="139.958" table:style-name="ce1">
            <text:p>139.958</text:p>
          </table:table-cell>
          <table:table-cell table:style-name="ce1"/>
          <table:table-cell office:value-type="float" office:value="0.13955555555555557" table:formula="of:=[.B19]*2*3.14/720" table:style-name="ce1">
            <text:p>0.139555556</text:p>
          </table:table-cell>
          <table:table-cell office:value-type="float" office:value="144.66608161955332" table:formula="of:=127*SIN([.Q19])+127" table:style-name="ce1">
            <text:p>144.6660816</text:p>
          </table:table-cell>
          <table:table-cell office:value-type="float" office:value="71.839996708299793" table:formula="of:=127*SIN([.Q19]+[.$P$2])+127" table:style-name="ce1">
            <text:p>71.83999671</text:p>
          </table:table-cell>
          <table:table-cell office:value-type="float" office:value="148.50919239662835" table:formula="of:=127*SIN([.Q19]-[.$P$2])+127" table:style-name="ce1">
            <text:p>148.5091924</text:p>
          </table:table-cell>
          <table:table-cell office:value-type="float" office:value="110.17459455246407" table:formula="of:=(MIN([.R19];[.S19];[.T19])+MAX([.R19];[.S19];[.T19]))/2" table:style-name="ce1">
            <text:p>110.174594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" table:style-name="ce2">
            <text:p>17</text:p>
          </table:table-cell>
          <table:table-cell office:value-type="float" office:value="74.554784704297873" table:formula="of:=[.$A$3]*SIN(RADIANS([.B20]))" table:style-name="ce11">
            <text:p>74.5548</text:p>
          </table:table-cell>
          <table:table-cell office:value-type="float" office:value="-248.46436652023499" table:formula="of:=[.$A$3]*SIN(RADIANS([.B20]-120))" table:style-name="ce11">
            <text:p>-248.4644</text:p>
          </table:table-cell>
          <table:table-cell office:value-type="float" office:value="173.90958181593714" table:formula="of:=[.$A$3]*SIN(RADIANS([.B20]+120))" table:style-name="ce11">
            <text:p>173.9096</text:p>
          </table:table-cell>
          <table:table-cell table:style-name="ce11"/>
          <table:table-cell office:value-type="float" office:value="-37.277392352148922" table:formula="of:=(MIN([.C20];[.D20];[.E20])+MAX([.C20];[.D20];[.E20]))/2" table:style-name="ce12">
            <text:p>-37.2774</text:p>
          </table:table-cell>
          <table:table-cell office:value-type="float" office:value="111.8321770564468" table:formula="of:=[.C20]-[.G20]" table:style-name="ce11">
            <text:p>111.8322</text:p>
          </table:table-cell>
          <table:table-cell office:value-type="float" office:value="-211.18697416808607" table:formula="of:=[.D20]-[.G20]" table:style-name="ce11">
            <text:p>-211.1870</text:p>
          </table:table-cell>
          <table:table-cell office:value-type="float" office:value="211.18697416808607" table:formula="of:=[.E20]-[.G20]" table:style-name="ce11">
            <text:p>211.1870</text:p>
          </table:table-cell>
          <table:table-cell table:style-name="ce11"/>
          <table:table-cell office:value-type="float" office:value="164.27739235214892" table:formula="of:=[.C20]/2+127" table:style-name="ce13">
            <text:p>164</text:p>
          </table:table-cell>
          <table:table-cell office:value-type="float" office:value="183.91608852822338" table:formula="of:=[.H20]/2+128" table:style-name="ce13">
            <text:p>184</text:p>
          </table:table-cell>
          <table:table-cell office:value-type="float" office:value="183.95699999999999" table:style-name="ce1">
            <text:p>183.957</text:p>
          </table:table-cell>
          <table:table-cell office:value-type="float" office:value="140.69999999999999" table:style-name="ce1">
            <text:p>140.7</text:p>
          </table:table-cell>
          <table:table-cell table:style-name="ce1"/>
          <table:table-cell office:value-type="float" office:value="0.14827777777777779" table:formula="of:=[.B20]*2*3.14/720" table:style-name="ce1">
            <text:p>0.148277778</text:p>
          </table:table-cell>
          <table:table-cell office:value-type="float" office:value="145.76234857783226" table:formula="of:=127*SIN([.Q20])+127" table:style-name="ce1">
            <text:p>145.7623486</text:p>
          </table:table-cell>
          <table:table-cell office:value-type="float" office:value="70.844322919576612" table:formula="of:=127*SIN([.Q20]+[.$P$2])+127" table:style-name="ce1">
            <text:p>70.84432292</text:p>
          </table:table-cell>
          <table:table-cell office:value-type="float" office:value="147.41666842322064" table:formula="of:=127*SIN([.Q20]-[.$P$2])+127" table:style-name="ce1">
            <text:p>147.4166684</text:p>
          </table:table-cell>
          <table:table-cell office:value-type="float" office:value="109.13049567139862" table:formula="of:=(MIN([.R20];[.S20];[.T20])+MAX([.R20];[.S20];[.T20]))/2" table:style-name="ce1">
            <text:p>109.130495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" table:style-name="ce2">
            <text:p>18</text:p>
          </table:table-cell>
          <table:table-cell office:value-type="float" office:value="78.79933356561159" table:formula="of:=[.$A$3]*SIN(RADIANS([.B21]))" table:style-name="ce11">
            <text:p>78.7993</text:p>
          </table:table-cell>
          <table:table-cell office:value-type="float" office:value="-249.42763818712046" table:formula="of:=[.$A$3]*SIN(RADIANS([.B21]-120))" table:style-name="ce11">
            <text:p>-249.4276</text:p>
          </table:table-cell>
          <table:table-cell office:value-type="float" office:value="170.62830462150887" table:formula="of:=[.$A$3]*SIN(RADIANS([.B21]+120))" table:style-name="ce11">
            <text:p>170.6283</text:p>
          </table:table-cell>
          <table:table-cell table:style-name="ce11"/>
          <table:table-cell office:value-type="float" office:value="-39.399666782805795" table:formula="of:=(MIN([.C21];[.D21];[.E21])+MAX([.C21];[.D21];[.E21]))/2" table:style-name="ce12">
            <text:p>-39.3997</text:p>
          </table:table-cell>
          <table:table-cell office:value-type="float" office:value="118.19900034841739" table:formula="of:=[.C21]-[.G21]" table:style-name="ce11">
            <text:p>118.1990</text:p>
          </table:table-cell>
          <table:table-cell office:value-type="float" office:value="-210.02797140431466" table:formula="of:=[.D21]-[.G21]" table:style-name="ce11">
            <text:p>-210.0280</text:p>
          </table:table-cell>
          <table:table-cell office:value-type="float" office:value="210.02797140431466" table:formula="of:=[.E21]-[.G21]" table:style-name="ce11">
            <text:p>210.0280</text:p>
          </table:table-cell>
          <table:table-cell table:style-name="ce11"/>
          <table:table-cell office:value-type="float" office:value="166.39966678280581" table:formula="of:=[.C21]/2+127" table:style-name="ce13">
            <text:p>166</text:p>
          </table:table-cell>
          <table:table-cell office:value-type="float" office:value="187.09950017420869" table:formula="of:=[.H21]/2+128" table:style-name="ce13">
            <text:p>187</text:p>
          </table:table-cell>
          <table:table-cell office:value-type="float" office:value="187.143" table:style-name="ce1">
            <text:p>187.143</text:p>
          </table:table-cell>
          <table:table-cell office:value-type="float" office:value="141.441" table:style-name="ce1">
            <text:p>141.441</text:p>
          </table:table-cell>
          <table:table-cell table:style-name="ce1"/>
          <table:table-cell office:value-type="float" office:value="0.157" table:formula="of:=[.B21]*2*3.14/720" table:style-name="ce1">
            <text:p>0.157</text:p>
          </table:table-cell>
          <table:table-cell office:value-type="float" office:value="146.85718815895646" table:formula="of:=127*SIN([.Q21])+127" table:style-name="ce1">
            <text:p>146.8571882</text:p>
          </table:table-cell>
          <table:table-cell office:value-type="float" office:value="69.852921268227675" table:formula="of:=127*SIN([.Q21]+[.$P$2])+127" table:style-name="ce1">
            <text:p>69.85292127</text:p>
          </table:table-cell>
          <table:table-cell office:value-type="float" office:value="146.32259121750059" table:formula="of:=127*SIN([.Q21]-[.$P$2])+127" table:style-name="ce1">
            <text:p>146.3225912</text:p>
          </table:table-cell>
          <table:table-cell office:value-type="float" office:value="108.35505471359207" table:formula="of:=(MIN([.R21];[.S21];[.T21])+MAX([.R21];[.S21];[.T21]))/2" table:style-name="ce1">
            <text:p>108.355054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" table:style-name="ce2">
            <text:p>19</text:p>
          </table:table-cell>
          <table:table-cell office:value-type="float" office:value="83.019879386574956" table:formula="of:=[.$A$3]*SIN(RADIANS([.B22]))" table:style-name="ce11">
            <text:p>83.0199</text:p>
          </table:table-cell>
          <table:table-cell office:value-type="float" office:value="-250.31493177915431" table:formula="of:=[.$A$3]*SIN(RADIANS([.B22]-120))" table:style-name="ce11">
            <text:p>-250.3149</text:p>
          </table:table-cell>
          <table:table-cell office:value-type="float" office:value="167.29505239257935" table:formula="of:=[.$A$3]*SIN(RADIANS([.B22]+120))" table:style-name="ce11">
            <text:p>167.2951</text:p>
          </table:table-cell>
          <table:table-cell table:style-name="ce11"/>
          <table:table-cell office:value-type="float" office:value="-41.509939693287478" table:formula="of:=(MIN([.C22];[.D22];[.E22])+MAX([.C22];[.D22];[.E22]))/2" table:style-name="ce12">
            <text:p>-41.5099</text:p>
          </table:table-cell>
          <table:table-cell office:value-type="float" office:value="124.52981907986243" table:formula="of:=[.C22]-[.G22]" table:style-name="ce11">
            <text:p>124.5298</text:p>
          </table:table-cell>
          <table:table-cell office:value-type="float" office:value="-208.80499208586684" table:formula="of:=[.D22]-[.G22]" table:style-name="ce11">
            <text:p>-208.8050</text:p>
          </table:table-cell>
          <table:table-cell office:value-type="float" office:value="208.80499208586684" table:formula="of:=[.E22]-[.G22]" table:style-name="ce11">
            <text:p>208.8050</text:p>
          </table:table-cell>
          <table:table-cell table:style-name="ce11"/>
          <table:table-cell office:value-type="float" office:value="168.50993969328749" table:formula="of:=[.C22]/2+127" table:style-name="ce13">
            <text:p>169</text:p>
          </table:table-cell>
          <table:table-cell office:value-type="float" office:value="190.26490953993121" table:formula="of:=[.H22]/2+128" table:style-name="ce13">
            <text:p>190</text:p>
          </table:table-cell>
          <table:table-cell office:value-type="float" office:value="190.31100000000001" table:style-name="ce1">
            <text:p>190.311</text:p>
          </table:table-cell>
          <table:table-cell office:value-type="float" office:value="142.18100000000001" table:style-name="ce1">
            <text:p>142.181</text:p>
          </table:table-cell>
          <table:table-cell table:style-name="ce1"/>
          <table:table-cell office:value-type="float" office:value="0.16572222222222224" table:formula="of:=[.B22]*2*3.14/720" table:style-name="ce1">
            <text:p>0.165722222</text:p>
          </table:table-cell>
          <table:table-cell office:value-type="float" office:value="147.95051707116747" table:formula="of:=127*SIN([.Q22])+127" table:style-name="ce1">
            <text:p>147.9505171</text:p>
          </table:table-cell>
          <table:table-cell office:value-type="float" office:value="68.86586717679576" table:formula="of:=127*SIN([.Q22]+[.$P$2])+127" table:style-name="ce1">
            <text:p>68.86586718</text:p>
          </table:table-cell>
          <table:table-cell office:value-type="float" office:value="145.22704401322594" table:formula="of:=127*SIN([.Q22]-[.$P$2])+127" table:style-name="ce1">
            <text:p>145.227044</text:p>
          </table:table-cell>
          <table:table-cell office:value-type="float" office:value="108.40819212398162" table:formula="of:=(MIN([.R22];[.S22];[.T22])+MAX([.R22];[.S22];[.T22]))/2" table:style-name="ce1">
            <text:p>108.408192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" table:style-name="ce2">
            <text:p>20</text:p>
          </table:table-cell>
          <table:table-cell office:value-type="float" office:value="87.215136548045521" table:formula="of:=[.$A$3]*SIN(RADIANS([.B23]))" table:style-name="ce11">
            <text:p>87.2151</text:p>
          </table:table-cell>
          <table:table-cell office:value-type="float" office:value="-251.12597701811305" table:formula="of:=[.$A$3]*SIN(RADIANS([.B23]-120))" table:style-name="ce11">
            <text:p>-251.1260</text:p>
          </table:table-cell>
          <table:table-cell office:value-type="float" office:value="163.91084047006757" table:formula="of:=[.$A$3]*SIN(RADIANS([.B23]+120))" table:style-name="ce11">
            <text:p>163.9108</text:p>
          </table:table-cell>
          <table:table-cell table:style-name="ce11"/>
          <table:table-cell office:value-type="float" office:value="-43.607568274022739" table:formula="of:=(MIN([.C23];[.D23];[.E23])+MAX([.C23];[.D23];[.E23]))/2" table:style-name="ce12">
            <text:p>-43.6076</text:p>
          </table:table-cell>
          <table:table-cell office:value-type="float" office:value="130.82270482206826" table:formula="of:=[.C23]-[.G23]" table:style-name="ce11">
            <text:p>130.8227</text:p>
          </table:table-cell>
          <table:table-cell office:value-type="float" office:value="-207.51840874409032" table:formula="of:=[.D23]-[.G23]" table:style-name="ce11">
            <text:p>-207.5184</text:p>
          </table:table-cell>
          <table:table-cell office:value-type="float" office:value="207.51840874409032" table:formula="of:=[.E23]-[.G23]" table:style-name="ce11">
            <text:p>207.5184</text:p>
          </table:table-cell>
          <table:table-cell table:style-name="ce11"/>
          <table:table-cell office:value-type="float" office:value="170.60756827402275" table:formula="of:=[.C23]/2+127" table:style-name="ce13">
            <text:p>171</text:p>
          </table:table-cell>
          <table:table-cell office:value-type="float" office:value="193.41135241103413" table:formula="of:=[.H23]/2+128" table:style-name="ce13">
            <text:p>193</text:p>
          </table:table-cell>
          <table:table-cell office:value-type="float" office:value="193.46" table:style-name="ce1">
            <text:p>193.46</text:p>
          </table:table-cell>
          <table:table-cell office:value-type="float" office:value="142.91999999999999" table:style-name="ce1">
            <text:p>142.92</text:p>
          </table:table-cell>
          <table:table-cell table:style-name="ce1"/>
          <table:table-cell office:value-type="float" office:value="0.17444444444444446" table:formula="of:=[.B23]*2*3.14/720" table:style-name="ce1">
            <text:p>0.174444444</text:p>
          </table:table-cell>
          <table:table-cell office:value-type="float" office:value="149.04225213763345" table:formula="of:=127*SIN([.Q23])+127" table:style-name="ce1">
            <text:p>149.0422521</text:p>
          </table:table-cell>
          <table:table-cell office:value-type="float" office:value="67.883235737078138" table:formula="of:=127*SIN([.Q23]+[.$P$2])+127" table:style-name="ce1">
            <text:p>67.88323574</text:p>
          </table:table-cell>
          <table:table-cell office:value-type="float" office:value="144.13011015598963" table:formula="of:=127*SIN([.Q23]-[.$P$2])+127" table:style-name="ce1">
            <text:p>144.1301102</text:p>
          </table:table-cell>
          <table:table-cell office:value-type="float" office:value="108.4627439373558" table:formula="of:=(MIN([.R23];[.S23];[.T23])+MAX([.R23];[.S23];[.T23]))/2" table:style-name="ce1">
            <text:p>108.462743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" table:style-name="ce2">
            <text:p>21</text:p>
          </table:table-cell>
          <table:table-cell office:value-type="float" office:value="91.383827134051572" table:formula="of:=[.$A$3]*SIN(RADIANS([.B24]))" table:style-name="ce11">
            <text:p>91.3838</text:p>
          </table:table-cell>
          <table:table-cell office:value-type="float" office:value="-251.86052685176014" table:formula="of:=[.$A$3]*SIN(RADIANS([.B24]-120))" table:style-name="ce11">
            <text:p>-251.8605</text:p>
          </table:table-cell>
          <table:table-cell office:value-type="float" office:value="160.47669971770853" table:formula="of:=[.$A$3]*SIN(RADIANS([.B24]+120))" table:style-name="ce11">
            <text:p>160.4767</text:p>
          </table:table-cell>
          <table:table-cell table:style-name="ce11"/>
          <table:table-cell office:value-type="float" office:value="-45.691913567025807" table:formula="of:=(MIN([.C24];[.D24];[.E24])+MAX([.C24];[.D24];[.E24]))/2" table:style-name="ce12">
            <text:p>-45.6919</text:p>
          </table:table-cell>
          <table:table-cell office:value-type="float" office:value="137.07574070107739" table:formula="of:=[.C24]-[.G24]" table:style-name="ce11">
            <text:p>137.0757</text:p>
          </table:table-cell>
          <table:table-cell office:value-type="float" office:value="-206.16861328473433" table:formula="of:=[.D24]-[.G24]" table:style-name="ce11">
            <text:p>-206.1686</text:p>
          </table:table-cell>
          <table:table-cell office:value-type="float" office:value="206.16861328473433" table:formula="of:=[.E24]-[.G24]" table:style-name="ce11">
            <text:p>206.1686</text:p>
          </table:table-cell>
          <table:table-cell table:style-name="ce11"/>
          <table:table-cell office:value-type="float" office:value="172.69191356702578" table:formula="of:=[.C24]/2+127" table:style-name="ce13">
            <text:p>173</text:p>
          </table:table-cell>
          <table:table-cell office:value-type="float" office:value="196.5378703505387" table:formula="of:=[.H24]/2+128" table:style-name="ce13">
            <text:p>197</text:p>
          </table:table-cell>
          <table:table-cell office:value-type="float" office:value="196.589" table:style-name="ce1">
            <text:p>196.589</text:p>
          </table:table-cell>
          <table:table-cell office:value-type="float" office:value="143.65799999999999" table:style-name="ce1">
            <text:p>143.658</text:p>
          </table:table-cell>
          <table:table-cell table:style-name="ce1"/>
          <table:table-cell office:value-type="float" office:value="0.18316666666666667" table:formula="of:=[.B24]*2*3.14/720" table:style-name="ce1">
            <text:p>0.183166667</text:p>
          </table:table-cell>
          <table:table-cell office:value-type="float" office:value="150.13231030277711" table:formula="of:=127*SIN([.Q24])+127" table:style-name="ce1">
            <text:p>150.1323103</text:p>
          </table:table-cell>
          <table:table-cell office:value-type="float" office:value="66.905101704411408" table:formula="of:=127*SIN([.Q24]+[.$P$2])+127" table:style-name="ce1">
            <text:p>66.9051017</text:p>
          </table:table-cell>
          <table:table-cell office:value-type="float" office:value="143.03187309687664" table:formula="of:=127*SIN([.Q24]-[.$P$2])+127" table:style-name="ce1">
            <text:p>143.0318731</text:p>
          </table:table-cell>
          <table:table-cell office:value-type="float" office:value="108.51870600359426" table:formula="of:=(MIN([.R24];[.S24];[.T24])+MAX([.R24];[.S24];[.T24]))/2" table:style-name="ce1">
            <text:p>108.51870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" table:style-name="ce2">
            <text:p>22</text:p>
          </table:table-cell>
          <table:table-cell office:value-type="float" office:value="95.524681321057557" table:formula="of:=[.$A$3]*SIN(RADIANS([.B25]))" table:style-name="ce11">
            <text:p>95.5247</text:p>
          </table:table-cell>
          <table:table-cell office:value-type="float" office:value="-252.51835752910046" table:formula="of:=[.$A$3]*SIN(RADIANS([.B25]-120))" table:style-name="ce11">
            <text:p>-252.5184</text:p>
          </table:table-cell>
          <table:table-cell office:value-type="float" office:value="156.9936762080429" table:formula="of:=[.$A$3]*SIN(RADIANS([.B25]+120))" table:style-name="ce11">
            <text:p>156.9937</text:p>
          </table:table-cell>
          <table:table-cell table:style-name="ce11"/>
          <table:table-cell office:value-type="float" office:value="-47.762340660528778" table:formula="of:=(MIN([.C25];[.D25];[.E25])+MAX([.C25];[.D25];[.E25]))/2" table:style-name="ce12">
            <text:p>-47.7623</text:p>
          </table:table-cell>
          <table:table-cell office:value-type="float" office:value="143.28702198158635" table:formula="of:=[.C25]-[.G25]" table:style-name="ce11">
            <text:p>143.2870</text:p>
          </table:table-cell>
          <table:table-cell office:value-type="float" office:value="-204.75601686857169" table:formula="of:=[.D25]-[.G25]" table:style-name="ce11">
            <text:p>-204.7560</text:p>
          </table:table-cell>
          <table:table-cell office:value-type="float" office:value="204.75601686857169" table:formula="of:=[.E25]-[.G25]" table:style-name="ce11">
            <text:p>204.7560</text:p>
          </table:table-cell>
          <table:table-cell table:style-name="ce11"/>
          <table:table-cell office:value-type="float" office:value="174.76234066052876" table:formula="of:=[.C25]/2+127" table:style-name="ce13">
            <text:p>175</text:p>
          </table:table-cell>
          <table:table-cell office:value-type="float" office:value="199.64351099079317" table:formula="of:=[.H25]/2+128" table:style-name="ce13">
            <text:p>200</text:p>
          </table:table-cell>
          <table:table-cell office:value-type="float" office:value="199.697" table:style-name="ce1">
            <text:p>199.697</text:p>
          </table:table-cell>
          <table:table-cell office:value-type="float" office:value="144.39400000000001" table:style-name="ce1">
            <text:p>144.394</text:p>
          </table:table-cell>
          <table:table-cell table:style-name="ce1"/>
          <table:table-cell office:value-type="float" office:value="0.19188888888888889" table:formula="of:=[.B25]*2*3.14/720" table:style-name="ce1">
            <text:p>0.191888889</text:p>
          </table:table-cell>
          <table:table-cell office:value-type="float" office:value="151.22060863859423" table:formula="of:=127*SIN([.Q25])+127" table:style-name="ce1">
            <text:p>151.2206086</text:p>
          </table:table-cell>
          <table:table-cell office:value-type="float" office:value="65.931539491982022" table:formula="of:=127*SIN([.Q25]+[.$P$2])+127" table:style-name="ce1">
            <text:p>65.93153949</text:p>
          </table:table-cell>
          <table:table-cell office:value-type="float" office:value="141.93241638611246" table:formula="of:=127*SIN([.Q25]-[.$P$2])+127" table:style-name="ce1">
            <text:p>141.9324164</text:p>
          </table:table-cell>
          <table:table-cell office:value-type="float" office:value="108.57607406528813" table:formula="of:=(MIN([.R25];[.S25];[.T25])+MAX([.R25];[.S25];[.T25]))/2" table:style-name="ce1">
            <text:p>108.57607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" table:style-name="ce2">
            <text:p>23</text:p>
          </table:table-cell>
          <table:table-cell office:value-type="float" office:value="99.636437764764807" table:formula="of:=[.$A$3]*SIN(RADIANS([.B26]))" table:style-name="ce11">
            <text:p>99.6364</text:p>
          </table:table-cell>
          <table:table-cell office:value-type="float" office:value="-253.09926866853712" table:formula="of:=[.$A$3]*SIN(RADIANS([.B26]-120))" table:style-name="ce11">
            <text:p>-253.0993</text:p>
          </table:table-cell>
          <table:table-cell office:value-type="float" office:value="153.46283090377227" table:formula="of:=[.$A$3]*SIN(RADIANS([.B26]+120))" table:style-name="ce11">
            <text:p>153.4628</text:p>
          </table:table-cell>
          <table:table-cell table:style-name="ce11"/>
          <table:table-cell office:value-type="float" office:value="-49.818218882382425" table:formula="of:=(MIN([.C26];[.D26];[.E26])+MAX([.C26];[.D26];[.E26]))/2" table:style-name="ce12">
            <text:p>-49.8182</text:p>
          </table:table-cell>
          <table:table-cell office:value-type="float" office:value="149.45465664714723" table:formula="of:=[.C26]-[.G26]" table:style-name="ce11">
            <text:p>149.4547</text:p>
          </table:table-cell>
          <table:table-cell office:value-type="float" office:value="-203.28104978615471" table:formula="of:=[.D26]-[.G26]" table:style-name="ce11">
            <text:p>-203.2810</text:p>
          </table:table-cell>
          <table:table-cell office:value-type="float" office:value="203.28104978615471" table:formula="of:=[.E26]-[.G26]" table:style-name="ce11">
            <text:p>203.2810</text:p>
          </table:table-cell>
          <table:table-cell table:style-name="ce11"/>
          <table:table-cell office:value-type="float" office:value="176.81821888238241" table:formula="of:=[.C26]/2+127" table:style-name="ce13">
            <text:p>177</text:p>
          </table:table-cell>
          <table:table-cell office:value-type="float" office:value="202.7273283235736" table:formula="of:=[.H26]/2+128" table:style-name="ce13">
            <text:p>203</text:p>
          </table:table-cell>
          <table:table-cell office:value-type="float" office:value="202.78299999999999" table:style-name="ce1">
            <text:p>202.783</text:p>
          </table:table-cell>
          <table:table-cell office:value-type="float" office:value="145.13" table:style-name="ce1">
            <text:p>145.13</text:p>
          </table:table-cell>
          <table:table-cell table:style-name="ce1"/>
          <table:table-cell office:value-type="float" office:value="0.2006111111111111" table:formula="of:=[.B26]*2*3.14/720" table:style-name="ce1">
            <text:p>0.200611111</text:p>
          </table:table-cell>
          <table:table-cell office:value-type="float" office:value="152.30706435096252" table:formula="of:=127*SIN([.Q26])+127" table:style-name="ce1">
            <text:p>152.3070644</text:p>
          </table:table-cell>
          <table:table-cell office:value-type="float" office:value="64.962623165170669" table:formula="of:=127*SIN([.Q26]+[.$P$2])+127" table:style-name="ce1">
            <text:p>64.96262317</text:p>
          </table:table-cell>
          <table:table-cell office:value-type="float" office:value="140.83182366671326" table:formula="of:=127*SIN([.Q26]-[.$P$2])+127" table:style-name="ce1">
            <text:p>140.8318237</text:p>
          </table:table-cell>
          <table:table-cell office:value-type="float" office:value="108.63484375806659" table:formula="of:=(MIN([.R26];[.S26];[.T26])+MAX([.R26];[.S26];[.T26]))/2" table:style-name="ce1">
            <text:p>108.634843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" table:style-name="ce2">
            <text:p>24</text:p>
          </table:table-cell>
          <table:table-cell office:value-type="float" office:value="103.71784398432905" table:formula="of:=[.$A$3]*SIN(RADIANS([.B27]))" table:style-name="ce11">
            <text:p>103.7178</text:p>
          </table:table-cell>
          <table:table-cell office:value-type="float" office:value="-253.60308331890968" table:formula="of:=[.$A$3]*SIN(RADIANS([.B27]-120))" table:style-name="ce11">
            <text:p>-253.6031</text:p>
          </table:table-cell>
          <table:table-cell office:value-type="float" office:value="149.88523933458069" table:formula="of:=[.$A$3]*SIN(RADIANS([.B27]+120))" table:style-name="ce11">
            <text:p>149.8852</text:p>
          </table:table-cell>
          <table:table-cell table:style-name="ce11"/>
          <table:table-cell office:value-type="float" office:value="-51.858921992164497" table:formula="of:=(MIN([.C27];[.D27];[.E27])+MAX([.C27];[.D27];[.E27]))/2" table:style-name="ce12">
            <text:p>-51.8589</text:p>
          </table:table-cell>
          <table:table-cell office:value-type="float" office:value="155.57676597649356" table:formula="of:=[.C27]-[.G27]" table:style-name="ce11">
            <text:p>155.5768</text:p>
          </table:table-cell>
          <table:table-cell office:value-type="float" office:value="-201.7441613267452" table:formula="of:=[.D27]-[.G27]" table:style-name="ce11">
            <text:p>-201.7442</text:p>
          </table:table-cell>
          <table:table-cell office:value-type="float" office:value="201.7441613267452" table:formula="of:=[.E27]-[.G27]" table:style-name="ce11">
            <text:p>201.7442</text:p>
          </table:table-cell>
          <table:table-cell table:style-name="ce11"/>
          <table:table-cell office:value-type="float" office:value="178.85892199216454" table:formula="of:=[.C27]/2+127" table:style-name="ce13">
            <text:p>179</text:p>
          </table:table-cell>
          <table:table-cell office:value-type="float" office:value="205.78838298824678" table:formula="of:=[.H27]/2+128" table:style-name="ce13">
            <text:p>206</text:p>
          </table:table-cell>
          <table:table-cell office:value-type="float" office:value="205.84700000000001" table:style-name="ce1">
            <text:p>205.847</text:p>
          </table:table-cell>
          <table:table-cell office:value-type="float" office:value="145.864" table:style-name="ce1">
            <text:p>145.864</text:p>
          </table:table-cell>
          <table:table-cell table:style-name="ce1"/>
          <table:table-cell office:value-type="float" office:value="0.20933333333333334" table:formula="of:=[.B27]*2*3.14/720" table:style-name="ce1">
            <text:p>0.209333333</text:p>
          </table:table-cell>
          <table:table-cell office:value-type="float" office:value="153.39159478594041" table:formula="of:=127*SIN([.Q27])+127" table:style-name="ce1">
            <text:p>153.3915948</text:p>
          </table:table-cell>
          <table:table-cell office:value-type="float" office:value="63.998426435911355" table:formula="of:=127*SIN([.Q27]+[.$P$2])+127" table:style-name="ce1">
            <text:p>63.99842644</text:p>
          </table:table-cell>
          <table:table-cell office:value-type="float" office:value="139.7301786681154" table:formula="of:=127*SIN([.Q27]-[.$P$2])+127" table:style-name="ce1">
            <text:p>139.7301787</text:p>
          </table:table-cell>
          <table:table-cell office:value-type="float" office:value="108.69501061092589" table:formula="of:=(MIN([.R27];[.S27];[.T27])+MAX([.R27];[.S27];[.T27]))/2" table:style-name="ce1">
            <text:p>108.695010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" table:style-name="ce2">
            <text:p>25</text:p>
          </table:table-cell>
          <table:table-cell office:value-type="float" office:value="107.76765674387836" table:formula="of:=[.$A$3]*SIN(RADIANS([.B28]))" table:style-name="ce11">
            <text:p>107.7677</text:p>
          </table:table-cell>
          <table:table-cell office:value-type="float" office:value="-254.0296480133951" table:formula="of:=[.$A$3]*SIN(RADIANS([.B28]-120))" table:style-name="ce11">
            <text:p>-254.0296</text:p>
          </table:table-cell>
          <table:table-cell office:value-type="float" office:value="146.26199126951673" table:formula="of:=[.$A$3]*SIN(RADIANS([.B28]+120))" table:style-name="ce11">
            <text:p>146.2620</text:p>
          </table:table-cell>
          <table:table-cell table:style-name="ce11"/>
          <table:table-cell office:value-type="float" office:value="-53.883828371939188" table:formula="of:=(MIN([.C28];[.D28];[.E28])+MAX([.C28];[.D28];[.E28]))/2" table:style-name="ce12">
            <text:p>-53.8838</text:p>
          </table:table-cell>
          <table:table-cell office:value-type="float" office:value="161.65148511581754" table:formula="of:=[.C28]-[.G28]" table:style-name="ce11">
            <text:p>161.6515</text:p>
          </table:table-cell>
          <table:table-cell office:value-type="float" office:value="-200.14581964145592" table:formula="of:=[.D28]-[.G28]" table:style-name="ce11">
            <text:p>-200.1458</text:p>
          </table:table-cell>
          <table:table-cell office:value-type="float" office:value="200.14581964145592" table:formula="of:=[.E28]-[.G28]" table:style-name="ce11">
            <text:p>200.1458</text:p>
          </table:table-cell>
          <table:table-cell table:style-name="ce11"/>
          <table:table-cell office:value-type="float" office:value="180.88382837193919" table:formula="of:=[.C28]/2+127" table:style-name="ce13">
            <text:p>181</text:p>
          </table:table-cell>
          <table:table-cell office:value-type="float" office:value="208.82574255790877" table:formula="of:=[.H28]/2+128" table:style-name="ce13">
            <text:p>209</text:p>
          </table:table-cell>
          <table:table-cell office:value-type="float" office:value="208.886" table:style-name="ce1">
            <text:p>208.886</text:p>
          </table:table-cell>
          <table:table-cell office:value-type="float" office:value="146.596" table:style-name="ce1">
            <text:p>146.596</text:p>
          </table:table-cell>
          <table:table-cell table:style-name="ce1"/>
          <table:table-cell office:value-type="float" office:value="0.21805555555555556" table:formula="of:=[.B28]*2*3.14/720" table:style-name="ce1">
            <text:p>0.218055556</text:p>
          </table:table-cell>
          <table:table-cell office:value-type="float" office:value="154.47411743605502" table:formula="of:=127*SIN([.Q28])+127" table:style-name="ce1">
            <text:p>154.4741174</text:p>
          </table:table-cell>
          <table:table-cell office:value-type="float" office:value="63.039022657089156" table:formula="of:=127*SIN([.Q28]+[.$P$2])+127" table:style-name="ce1">
            <text:p>63.03902266</text:p>
          </table:table-cell>
          <table:table-cell office:value-type="float" office:value="138.62756519981178" table:formula="of:=127*SIN([.Q28]-[.$P$2])+127" table:style-name="ce1">
            <text:p>138.6275652</text:p>
          </table:table-cell>
          <table:table-cell office:value-type="float" office:value="108.75657004657209" table:formula="of:=(MIN([.R28];[.S28];[.T28])+MAX([.R28];[.S28];[.T28]))/2" table:style-name="ce1">
            <text:p>108.7565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" table:style-name="ce2">
            <text:p>26</text:p>
          </table:table-cell>
          <table:table-cell office:value-type="float" office:value="111.78464243121473" table:formula="of:=[.$A$3]*SIN(RADIANS([.B29]))" table:style-name="ce11">
            <text:p>111.7846</text:p>
          </table:table-cell>
          <table:table-cell office:value-type="float" office:value="-254.37883281625517" table:formula="of:=[.$A$3]*SIN(RADIANS([.B29]-120))" table:style-name="ce11">
            <text:p>-254.3788</text:p>
          </table:table-cell>
          <table:table-cell office:value-type="float" office:value="142.59419038504046" table:formula="of:=[.$A$3]*SIN(RADIANS([.B29]+120))" table:style-name="ce11">
            <text:p>142.5942</text:p>
          </table:table-cell>
          <table:table-cell table:style-name="ce11"/>
          <table:table-cell office:value-type="float" office:value="-55.892321215607353" table:formula="of:=(MIN([.C29];[.D29];[.E29])+MAX([.C29];[.D29];[.E29]))/2" table:style-name="ce12">
            <text:p>-55.8923</text:p>
          </table:table-cell>
          <table:table-cell office:value-type="float" office:value="167.67696364682209" table:formula="of:=[.C29]-[.G29]" table:style-name="ce11">
            <text:p>167.6770</text:p>
          </table:table-cell>
          <table:table-cell office:value-type="float" office:value="-198.48651160064782" table:formula="of:=[.D29]-[.G29]" table:style-name="ce11">
            <text:p>-198.4865</text:p>
          </table:table-cell>
          <table:table-cell office:value-type="float" office:value="198.48651160064782" table:formula="of:=[.E29]-[.G29]" table:style-name="ce11">
            <text:p>198.4865</text:p>
          </table:table-cell>
          <table:table-cell table:style-name="ce11"/>
          <table:table-cell office:value-type="float" office:value="182.89232121560735" table:formula="of:=[.C29]/2+127" table:style-name="ce13">
            <text:p>183</text:p>
          </table:table-cell>
          <table:table-cell office:value-type="float" office:value="211.83848182341103" table:formula="of:=[.H29]/2+128" table:style-name="ce13">
            <text:p>212</text:p>
          </table:table-cell>
          <table:table-cell office:value-type="float" office:value="211.90199999999999" table:style-name="ce1">
            <text:p>211.902</text:p>
          </table:table-cell>
          <table:table-cell office:value-type="float" office:value="147.328" table:style-name="ce1">
            <text:p>147.328</text:p>
          </table:table-cell>
          <table:table-cell table:style-name="ce1"/>
          <table:table-cell office:value-type="float" office:value="0.22677777777777777" table:formula="of:=[.B29]*2*3.14/720" table:style-name="ce1">
            <text:p>0.226777778</text:p>
          </table:table-cell>
          <table:table-cell office:value-type="float" office:value="155.55454994657907" table:formula="of:=127*SIN([.Q29])+127" table:style-name="ce1">
            <text:p>155.5545499</text:p>
          </table:table-cell>
          <table:table-cell office:value-type="float" office:value="62.084484816957385" table:formula="of:=127*SIN([.Q29]+[.$P$2])+127" table:style-name="ce1">
            <text:p>62.08448482</text:p>
          </table:table-cell>
          <table:table-cell office:value-type="float" office:value="137.52406714497329" table:formula="of:=127*SIN([.Q29]-[.$P$2])+127" table:style-name="ce1">
            <text:p>137.5240671</text:p>
          </table:table-cell>
          <table:table-cell office:value-type="float" office:value="108.81951738176824" table:formula="of:=(MIN([.R29];[.S29];[.T29])+MAX([.R29];[.S29];[.T29]))/2" table:style-name="ce1">
            <text:p>108.8195174</text:p>
          </table:table-cell>
          <table:table-cell table:number-columns-repeated="16363"/>
        </table:table-row>
        <table:table-row table:style-name="ro2">
          <table:table-cell table:style-name="ce1">
            <draw:frame draw:z-index="1" draw:id="id0" draw:style-name="a0" draw:name="Chart 1" svg:x="0in" svg:y="0.00372in" svg:width="10.4343in" svg:height="6.19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27" table:style-name="ce2">
            <text:p>27</text:p>
          </table:table-cell>
          <table:table-cell office:value-type="float" office:value="115.76757743358442" table:formula="of:=[.$A$3]*SIN(RADIANS([.B30]))" table:style-name="ce11">
            <text:p>115.7676</text:p>
          </table:table-cell>
          <table:table-cell office:value-type="float" office:value="-254.65053136241633" table:formula="of:=[.$A$3]*SIN(RADIANS([.B30]-120))" table:style-name="ce11">
            <text:p>-254.6505</text:p>
          </table:table-cell>
          <table:table-cell office:value-type="float" office:value="138.88295392883197" table:formula="of:=[.$A$3]*SIN(RADIANS([.B30]+120))" table:style-name="ce11">
            <text:p>138.8830</text:p>
          </table:table-cell>
          <table:table-cell table:style-name="ce11"/>
          <table:table-cell office:value-type="float" office:value="-57.883788716792182" table:formula="of:=(MIN([.C30];[.D30];[.E30])+MAX([.C30];[.D30];[.E30]))/2" table:style-name="ce12">
            <text:p>-57.8838</text:p>
          </table:table-cell>
          <table:table-cell office:value-type="float" office:value="173.65136615037659" table:formula="of:=[.C30]-[.G30]" table:style-name="ce11">
            <text:p>173.6514</text:p>
          </table:table-cell>
          <table:table-cell office:value-type="float" office:value="-196.76674264562416" table:formula="of:=[.D30]-[.G30]" table:style-name="ce11">
            <text:p>-196.7667</text:p>
          </table:table-cell>
          <table:table-cell office:value-type="float" office:value="196.76674264562416" table:formula="of:=[.E30]-[.G30]" table:style-name="ce11">
            <text:p>196.7667</text:p>
          </table:table-cell>
          <table:table-cell table:style-name="ce11"/>
          <table:table-cell office:value-type="float" office:value="184.8837887167922" table:formula="of:=[.C30]/2+127" table:style-name="ce13">
            <text:p>185</text:p>
          </table:table-cell>
          <table:table-cell office:value-type="float" office:value="214.82568307518829" table:formula="of:=[.H30]/2+128" table:style-name="ce13">
            <text:p>215</text:p>
          </table:table-cell>
          <table:table-cell office:value-type="float" office:value="214.89099999999999" table:style-name="ce1">
            <text:p>214.891</text:p>
          </table:table-cell>
          <table:table-cell office:value-type="float" office:value="148.05799999999999" table:style-name="ce1">
            <text:p>148.058</text:p>
          </table:table-cell>
          <table:table-cell table:style-name="ce1"/>
          <table:table-cell office:value-type="float" office:value="0.23550000000000001" table:formula="of:=[.B30]*2*3.14/720" table:style-name="ce1">
            <text:p>0.2355</text:p>
          </table:table-cell>
          <table:table-cell office:value-type="float" office:value="156.63281012179613" table:formula="of:=127*SIN([.Q30])+127" table:style-name="ce1">
            <text:p>156.6328101</text:p>
          </table:table-cell>
          <table:table-cell office:value-type="float" office:value="61.134885533582548" table:formula="of:=127*SIN([.Q30]+[.$P$2])+127" table:style-name="ce1">
            <text:p>61.13488553</text:p>
          </table:table-cell>
          <table:table-cell office:value-type="float" office:value="136.4197684540645" table:formula="of:=127*SIN([.Q30]-[.$P$2])+127" table:style-name="ce1">
            <text:p>136.4197685</text:p>
          </table:table-cell>
          <table:table-cell office:value-type="float" office:value="108.88384782768934" table:formula="of:=(MIN([.R30];[.S30];[.T30])+MAX([.R30];[.S30];[.T30]))/2" table:style-name="ce1">
            <text:p>108.88384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" table:style-name="ce2">
            <text:p>28</text:p>
          </table:table-cell>
          <table:table-cell office:value-type="float" office:value="119.71524851040216" table:formula="of:=[.$A$3]*SIN(RADIANS([.B31]))" table:style-name="ce11">
            <text:p>119.7152</text:p>
          </table:table-cell>
          <table:table-cell office:value-type="float" office:value="-254.84466088986943" table:formula="of:=[.$A$3]*SIN(RADIANS([.B31]-120))" table:style-name="ce11">
            <text:p>-254.8447</text:p>
          </table:table-cell>
          <table:table-cell office:value-type="float" office:value="135.12941237946725" table:formula="of:=[.$A$3]*SIN(RADIANS([.B31]+120))" table:style-name="ce11">
            <text:p>135.1294</text:p>
          </table:table-cell>
          <table:table-cell table:style-name="ce11"/>
          <table:table-cell office:value-type="float" office:value="-59.857624255201088" table:formula="of:=(MIN([.C31];[.D31];[.E31])+MAX([.C31];[.D31];[.E31]))/2" table:style-name="ce12">
            <text:p>-59.8576</text:p>
          </table:table-cell>
          <table:table-cell office:value-type="float" office:value="179.57287276560325" table:formula="of:=[.C31]-[.G31]" table:style-name="ce11">
            <text:p>179.5729</text:p>
          </table:table-cell>
          <table:table-cell office:value-type="float" office:value="-194.98703663466836" table:formula="of:=[.D31]-[.G31]" table:style-name="ce11">
            <text:p>-194.9870</text:p>
          </table:table-cell>
          <table:table-cell office:value-type="float" office:value="194.98703663466836" table:formula="of:=[.E31]-[.G31]" table:style-name="ce11">
            <text:p>194.9870</text:p>
          </table:table-cell>
          <table:table-cell table:style-name="ce11"/>
          <table:table-cell office:value-type="float" office:value="186.85762425520107" table:formula="of:=[.C31]/2+127" table:style-name="ce13">
            <text:p>187</text:p>
          </table:table-cell>
          <table:table-cell office:value-type="float" office:value="217.78643638280164" table:formula="of:=[.H31]/2+128" table:style-name="ce13">
            <text:p>218</text:p>
          </table:table-cell>
          <table:table-cell office:value-type="float" office:value="217.85499999999999" table:style-name="ce1">
            <text:p>217.855</text:p>
          </table:table-cell>
          <table:table-cell office:value-type="float" office:value="148.786" table:style-name="ce1">
            <text:p>148.786</text:p>
          </table:table-cell>
          <table:table-cell table:style-name="ce1"/>
          <table:table-cell office:value-type="float" office:value="0.24422222222222223" table:formula="of:=[.B31]*2*3.14/720" table:style-name="ce1">
            <text:p>0.244222222</text:p>
          </table:table-cell>
          <table:table-cell office:value-type="float" office:value="157.70881593125387" table:formula="of:=127*SIN([.Q31])+127" table:style-name="ce1">
            <text:p>157.7088159</text:p>
          </table:table-cell>
          <table:table-cell office:value-type="float" office:value="60.190297049325295" table:formula="of:=127*SIN([.Q31]+[.$P$2])+127" table:style-name="ce1">
            <text:p>60.19029705</text:p>
          </table:table-cell>
          <table:table-cell office:value-type="float" office:value="135.31475313846337" table:formula="of:=127*SIN([.Q31]-[.$P$2])+127" table:style-name="ce1">
            <text:p>135.3147531</text:p>
          </table:table-cell>
          <table:table-cell office:value-type="float" office:value="108.94955649028958" table:formula="of:=(MIN([.R31];[.S31];[.T31])+MAX([.R31];[.S31];[.T31]))/2" table:style-name="ce1">
            <text:p>108.9495565</text:p>
          </table:table-cell>
          <table:table-cell table:style-name="ce1">
            <draw:frame draw:z-index="4" draw:id="id3" draw:style-name="a3" draw:name="Chart 7" svg:x="0.03064in" svg:y="0.01807in" svg:width="5.00766in" svg:height="3.01226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2"/>
        </table:table-row>
        <table:table-row table:style-name="ro2">
          <table:table-cell/>
          <table:table-cell office:value-type="float" office:value="29" table:style-name="ce2">
            <text:p>29</text:p>
          </table:table-cell>
          <table:table-cell office:value-type="float" office:value="123.62645316281595" table:formula="of:=[.$A$3]*SIN(RADIANS([.B32]))" table:style-name="ce11">
            <text:p>123.6265</text:p>
          </table:table-cell>
          <table:table-cell office:value-type="float" office:value="-254.96116226487976" table:formula="of:=[.$A$3]*SIN(RADIANS([.B32]-120))" table:style-name="ce11">
            <text:p>-254.9612</text:p>
          </table:table-cell>
          <table:table-cell office:value-type="float" office:value="131.33470910206387" table:formula="of:=[.$A$3]*SIN(RADIANS([.B32]+120))" table:style-name="ce11">
            <text:p>131.3347</text:p>
          </table:table-cell>
          <table:table-cell table:style-name="ce11"/>
          <table:table-cell office:value-type="float" office:value="-61.813226581407946" table:formula="of:=(MIN([.C32];[.D32];[.E32])+MAX([.C32];[.D32];[.E32]))/2" table:style-name="ce12">
            <text:p>-61.8132</text:p>
          </table:table-cell>
          <table:table-cell office:value-type="float" office:value="185.43967974422389" table:formula="of:=[.C32]-[.G32]" table:style-name="ce11">
            <text:p>185.4397</text:p>
          </table:table-cell>
          <table:table-cell office:value-type="float" office:value="-193.14793568347181" table:formula="of:=[.D32]-[.G32]" table:style-name="ce11">
            <text:p>-193.1479</text:p>
          </table:table-cell>
          <table:table-cell office:value-type="float" office:value="193.14793568347181" table:formula="of:=[.E32]-[.G32]" table:style-name="ce11">
            <text:p>193.1479</text:p>
          </table:table-cell>
          <table:table-cell table:style-name="ce11"/>
          <table:table-cell office:value-type="float" office:value="188.81322658140797" table:formula="of:=[.C32]/2+127" table:style-name="ce13">
            <text:p>189</text:p>
          </table:table-cell>
          <table:table-cell office:value-type="float" office:value="220.71983987211195" table:formula="of:=[.H32]/2+128" table:style-name="ce13">
            <text:p>221</text:p>
          </table:table-cell>
          <table:table-cell office:value-type="float" office:value="220.79" table:style-name="ce1">
            <text:p>220.79</text:p>
          </table:table-cell>
          <table:table-cell office:value-type="float" office:value="149.51300000000001" table:style-name="ce1">
            <text:p>149.513</text:p>
          </table:table-cell>
          <table:table-cell table:style-name="ce1"/>
          <table:table-cell office:value-type="float" office:value="0.25294444444444447" table:formula="of:=[.B32]*2*3.14/720" table:style-name="ce1">
            <text:p>0.252944444</text:p>
          </table:table-cell>
          <table:table-cell office:value-type="float" office:value="158.78248551600461" table:formula="of:=127*SIN([.Q32])+127" table:style-name="ce1">
            <text:p>158.7824855</text:p>
          </table:table-cell>
          <table:table-cell office:value-type="float" office:value="59.250791225338219" table:formula="of:=127*SIN([.Q32]+[.$P$2])+127" table:style-name="ce1">
            <text:p>59.25079123</text:p>
          </table:table-cell>
          <table:table-cell office:value-type="float" office:value="134.20910526406266" table:formula="of:=127*SIN([.Q32]-[.$P$2])+127" table:style-name="ce1">
            <text:p>134.2091053</text:p>
          </table:table-cell>
          <table:table-cell office:value-type="float" office:value="109.01663837067142" table:formula="of:=(MIN([.R32];[.S32];[.T32])+MAX([.R32];[.S32];[.T32]))/2" table:style-name="ce1">
            <text:p>109.016638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" table:style-name="ce2">
            <text:p>30</text:p>
          </table:table-cell>
          <table:table-cell office:value-type="float" office:value="127.49999999999999" table:formula="of:=[.$A$3]*SIN(RADIANS([.B33]))" table:style-name="ce11">
            <text:p>127.5000</text:p>
          </table:table-cell>
          <table:table-cell office:value-type="float" office:value="-255" table:formula="of:=[.$A$3]*SIN(RADIANS([.B33]-120))" table:style-name="ce11">
            <text:p>-255.0000</text:p>
          </table:table-cell>
          <table:table-cell office:value-type="float" office:value="127.49999999999999" table:formula="of:=[.$A$3]*SIN(RADIANS([.B33]+120))" table:style-name="ce11">
            <text:p>127.5000</text:p>
          </table:table-cell>
          <table:table-cell table:style-name="ce11"/>
          <table:table-cell office:value-type="float" office:value="-63.750000000000007" table:formula="of:=(MIN([.C33];[.D33];[.E33])+MAX([.C33];[.D33];[.E33]))/2" table:style-name="ce12">
            <text:p>-63.7500</text:p>
          </table:table-cell>
          <table:table-cell office:value-type="float" office:value="191.25" table:formula="of:=[.C33]-[.G33]" table:style-name="ce11">
            <text:p>191.2500</text:p>
          </table:table-cell>
          <table:table-cell office:value-type="float" office:value="-191.25" table:formula="of:=[.D33]-[.G33]" table:style-name="ce11">
            <text:p>-191.2500</text:p>
          </table:table-cell>
          <table:table-cell office:value-type="float" office:value="191.25" table:formula="of:=[.E33]-[.G33]" table:style-name="ce11">
            <text:p>191.2500</text:p>
          </table:table-cell>
          <table:table-cell table:style-name="ce11"/>
          <table:table-cell office:value-type="float" office:value="190.75" table:formula="of:=[.C33]/2+127" table:style-name="ce13">
            <text:p>191</text:p>
          </table:table-cell>
          <table:table-cell office:value-type="float" office:value="223.625" table:formula="of:=[.H33]/2+128" table:style-name="ce13">
            <text:p>224</text:p>
          </table:table-cell>
          <table:table-cell office:value-type="float" office:value="223.61" table:style-name="ce1">
            <text:p>223.61</text:p>
          </table:table-cell>
          <table:table-cell office:value-type="float" office:value="150.238" table:style-name="ce1">
            <text:p>150.238</text:p>
          </table:table-cell>
          <table:table-cell table:style-name="ce1"/>
          <table:table-cell office:value-type="float" office:value="0.26166666666666666" table:formula="of:=[.B33]*2*3.14/720" table:style-name="ce1">
            <text:p>0.261666667</text:p>
          </table:table-cell>
          <table:table-cell office:value-type="float" office:value="159.85373719483286" table:formula="of:=127*SIN([.Q33])+127" table:style-name="ce1">
            <text:p>159.8537372</text:p>
          </table:table-cell>
          <table:table-cell office:value-type="float" office:value="58.316439536105051" table:formula="of:=127*SIN([.Q33]+[.$P$2])+127" table:style-name="ce1">
            <text:p>58.31643954</text:p>
          </table:table-cell>
          <table:table-cell office:value-type="float" office:value="133.10290894488168" table:formula="of:=127*SIN([.Q33]-[.$P$2])+127" table:style-name="ce1">
            <text:p>133.1029089</text:p>
          </table:table-cell>
          <table:table-cell office:value-type="float" office:value="109.08508836546895" table:formula="of:=(MIN([.R33];[.S33];[.T33])+MAX([.R33];[.S33];[.T33]))/2" table:style-name="ce1">
            <text:p>109.085088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" table:style-name="ce2">
            <text:p>31</text:p>
          </table:table-cell>
          <table:table-cell office:value-type="float" office:value="131.33470910206381" table:formula="of:=[.$A$3]*SIN(RADIANS([.B34]))" table:style-name="ce11">
            <text:p>131.3347</text:p>
          </table:table-cell>
          <table:table-cell office:value-type="float" office:value="-254.96116226487976" table:formula="of:=[.$A$3]*SIN(RADIANS([.B34]-120))" table:style-name="ce11">
            <text:p>-254.9612</text:p>
          </table:table-cell>
          <table:table-cell office:value-type="float" office:value="123.62645316281598" table:formula="of:=[.$A$3]*SIN(RADIANS([.B34]+120))" table:style-name="ce11">
            <text:p>123.6265</text:p>
          </table:table-cell>
          <table:table-cell table:style-name="ce11"/>
          <table:table-cell office:value-type="float" office:value="-61.813226581407974" table:formula="of:=(MIN([.C34];[.D34];[.E34])+MAX([.C34];[.D34];[.E34]))/2" table:style-name="ce12">
            <text:p>-61.8132</text:p>
          </table:table-cell>
          <table:table-cell office:value-type="float" office:value="193.14793568347179" table:formula="of:=[.C34]-[.G34]" table:style-name="ce11">
            <text:p>193.1479</text:p>
          </table:table-cell>
          <table:table-cell office:value-type="float" office:value="-193.14793568347179" table:formula="of:=[.D34]-[.G34]" table:style-name="ce11">
            <text:p>-193.1479</text:p>
          </table:table-cell>
          <table:table-cell office:value-type="float" office:value="185.43967974422395" table:formula="of:=[.E34]-[.G34]" table:style-name="ce11">
            <text:p>185.4397</text:p>
          </table:table-cell>
          <table:table-cell table:style-name="ce11"/>
          <table:table-cell office:value-type="float" office:value="192.66735455103191" table:formula="of:=[.C34]/2+127" table:style-name="ce13">
            <text:p>193</text:p>
          </table:table-cell>
          <table:table-cell office:value-type="float" office:value="224.57396784173591" table:formula="of:=[.H34]/2+128" table:style-name="ce13">
            <text:p>225</text:p>
          </table:table-cell>
          <table:table-cell office:value-type="float" office:value="224.56100000000001" table:style-name="ce1">
            <text:p>224.561</text:p>
          </table:table-cell>
          <table:table-cell office:value-type="float" office:value="150.96100000000001" table:style-name="ce1">
            <text:p>150.961</text:p>
          </table:table-cell>
          <table:table-cell table:style-name="ce1"/>
          <table:table-cell office:value-type="float" office:value="0.2703888888888889" table:formula="of:=[.B34]*2*3.14/720" table:style-name="ce1">
            <text:p>0.270388889</text:p>
          </table:table-cell>
          <table:table-cell office:value-type="float" office:value="160.9224894704694" table:formula="of:=127*SIN([.Q34])+127" table:style-name="ce1">
            <text:p>160.9224895</text:p>
          </table:table-cell>
          <table:table-cell office:value-type="float" office:value="57.387313063997055" table:formula="of:=127*SIN([.Q34]+[.$P$2])+127" table:style-name="ce1">
            <text:p>57.38731306</text:p>
          </table:table-cell>
          <table:table-cell office:value-type="float" office:value="131.99624833666002" table:formula="of:=127*SIN([.Q34]-[.$P$2])+127" table:style-name="ce1">
            <text:p>131.9962483</text:p>
          </table:table-cell>
          <table:table-cell office:value-type="float" office:value="109.15490126723323" table:formula="of:=(MIN([.R34];[.S34];[.T34])+MAX([.R34];[.S34];[.T34]))/2" table:style-name="ce1">
            <text:p>109.15490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" table:style-name="ce2">
            <text:p>32</text:p>
          </table:table-cell>
          <table:table-cell office:value-type="float" office:value="135.12941237946725" table:formula="of:=[.$A$3]*SIN(RADIANS([.B35]))" table:style-name="ce11">
            <text:p>135.1294</text:p>
          </table:table-cell>
          <table:table-cell office:value-type="float" office:value="-254.84466088986943" table:formula="of:=[.$A$3]*SIN(RADIANS([.B35]-120))" table:style-name="ce11">
            <text:p>-254.8447</text:p>
          </table:table-cell>
          <table:table-cell office:value-type="float" office:value="119.71524851040213" table:formula="of:=[.$A$3]*SIN(RADIANS([.B35]+120))" table:style-name="ce11">
            <text:p>119.7152</text:p>
          </table:table-cell>
          <table:table-cell table:style-name="ce11"/>
          <table:table-cell office:value-type="float" office:value="-59.857624255201088" table:formula="of:=(MIN([.C35];[.D35];[.E35])+MAX([.C35];[.D35];[.E35]))/2" table:style-name="ce12">
            <text:p>-59.8576</text:p>
          </table:table-cell>
          <table:table-cell office:value-type="float" office:value="194.98703663466836" table:formula="of:=[.C35]-[.G35]" table:style-name="ce11">
            <text:p>194.9870</text:p>
          </table:table-cell>
          <table:table-cell office:value-type="float" office:value="-194.98703663466836" table:formula="of:=[.D35]-[.G35]" table:style-name="ce11">
            <text:p>-194.9870</text:p>
          </table:table-cell>
          <table:table-cell office:value-type="float" office:value="179.57287276560322" table:formula="of:=[.E35]-[.G35]" table:style-name="ce11">
            <text:p>179.5729</text:p>
          </table:table-cell>
          <table:table-cell table:style-name="ce11"/>
          <table:table-cell office:value-type="float" office:value="194.56470618973361" table:formula="of:=[.C35]/2+127" table:style-name="ce13">
            <text:p>195</text:p>
          </table:table-cell>
          <table:table-cell office:value-type="float" office:value="225.49351831733418" table:formula="of:=[.H35]/2+128" table:style-name="ce13">
            <text:p>225</text:p>
          </table:table-cell>
          <table:table-cell office:value-type="float" office:value="225.483" table:style-name="ce1">
            <text:p>225.483</text:p>
          </table:table-cell>
          <table:table-cell office:value-type="float" office:value="151.68299999999999" table:style-name="ce1">
            <text:p>151.683</text:p>
          </table:table-cell>
          <table:table-cell table:style-name="ce1"/>
          <table:table-cell office:value-type="float" office:value="0.27911111111111114" table:formula="of:=[.B35]*2*3.14/720" table:style-name="ce1">
            <text:p>0.279111111</text:p>
          </table:table-cell>
          <table:table-cell office:value-type="float" office:value="161.9886610357913" table:formula="of:=127*SIN([.Q35])+127" table:style-name="ce1">
            <text:p>161.988661</text:p>
          </table:table-cell>
          <table:table-cell office:value-type="float" office:value="56.463482493870615" table:formula="of:=127*SIN([.Q35]+[.$P$2])+127" table:style-name="ce1">
            <text:p>56.46348249</text:p>
          </table:table-cell>
          <table:table-cell office:value-type="float" office:value="130.88920763046153" table:formula="of:=127*SIN([.Q35]-[.$P$2])+127" table:style-name="ce1">
            <text:p>130.8892076</text:p>
          </table:table-cell>
          <table:table-cell office:value-type="float" office:value="109.22607176483095" table:formula="of:=(MIN([.R35];[.S35];[.T35])+MAX([.R35];[.S35];[.T35]))/2" table:style-name="ce1">
            <text:p>109.226071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" table:style-name="ce2">
            <text:p>33</text:p>
          </table:table-cell>
          <table:table-cell office:value-type="float" office:value="138.88295392883191" table:formula="of:=[.$A$3]*SIN(RADIANS([.B36]))" table:style-name="ce11">
            <text:p>138.8830</text:p>
          </table:table-cell>
          <table:table-cell office:value-type="float" office:value="-254.65053136241633" table:formula="of:=[.$A$3]*SIN(RADIANS([.B36]-120))" table:style-name="ce11">
            <text:p>-254.6505</text:p>
          </table:table-cell>
          <table:table-cell office:value-type="float" office:value="115.76757743358445" table:formula="of:=[.$A$3]*SIN(RADIANS([.B36]+120))" table:style-name="ce11">
            <text:p>115.7676</text:p>
          </table:table-cell>
          <table:table-cell table:style-name="ce11"/>
          <table:table-cell office:value-type="float" office:value="-57.88378871679221" table:formula="of:=(MIN([.C36];[.D36];[.E36])+MAX([.C36];[.D36];[.E36]))/2" table:style-name="ce12">
            <text:p>-57.8838</text:p>
          </table:table-cell>
          <table:table-cell office:value-type="float" office:value="196.76674264562411" table:formula="of:=[.C36]-[.G36]" table:style-name="ce11">
            <text:p>196.7667</text:p>
          </table:table-cell>
          <table:table-cell office:value-type="float" office:value="-196.76674264562411" table:formula="of:=[.D36]-[.G36]" table:style-name="ce11">
            <text:p>-196.7667</text:p>
          </table:table-cell>
          <table:table-cell office:value-type="float" office:value="173.65136615037665" table:formula="of:=[.E36]-[.G36]" table:style-name="ce11">
            <text:p>173.6514</text:p>
          </table:table-cell>
          <table:table-cell table:style-name="ce11"/>
          <table:table-cell office:value-type="float" office:value="196.44147696441595" table:formula="of:=[.C36]/2+127" table:style-name="ce13">
            <text:p>196</text:p>
          </table:table-cell>
          <table:table-cell office:value-type="float" office:value="226.38337132281205" table:formula="of:=[.H36]/2+128" table:style-name="ce13">
            <text:p>226</text:p>
          </table:table-cell>
          <table:table-cell office:value-type="float" office:value="226.376" table:style-name="ce1">
            <text:p>226.376</text:p>
          </table:table-cell>
          <table:table-cell office:value-type="float" office:value="152.40299999999999" table:style-name="ce1">
            <text:p>152.403</text:p>
          </table:table-cell>
          <table:table-cell table:style-name="ce1"/>
          <table:table-cell office:value-type="float" office:value="0.28783333333333333" table:formula="of:=[.B36]*2*3.14/720" table:style-name="ce1">
            <text:p>0.287833333</text:p>
          </table:table-cell>
          <table:table-cell office:value-type="float" office:value="163.05217078000749" table:formula="of:=127*SIN([.Q36])+127" table:style-name="ce1">
            <text:p>163.0521708</text:p>
          </table:table-cell>
          <table:table-cell office:value-type="float" office:value="55.545018107687454" table:formula="of:=127*SIN([.Q36]+[.$P$2])+127" table:style-name="ce1">
            <text:p>55.54501811</text:p>
          </table:table-cell>
          <table:table-cell office:value-type="float" office:value="129.78187104626664" table:formula="of:=127*SIN([.Q36]-[.$P$2])+127" table:style-name="ce1">
            <text:p>129.781871</text:p>
          </table:table-cell>
          <table:table-cell office:value-type="float" office:value="109.29859444384746" table:formula="of:=(MIN([.R36];[.S36];[.T36])+MAX([.R36];[.S36];[.T36]))/2" table:style-name="ce1">
            <text:p>109.298594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" table:style-name="ce2">
            <text:p>34</text:p>
          </table:table-cell>
          <table:table-cell office:value-type="float" office:value="142.59419038504046" table:formula="of:=[.$A$3]*SIN(RADIANS([.B37]))" table:style-name="ce11">
            <text:p>142.5942</text:p>
          </table:table-cell>
          <table:table-cell office:value-type="float" office:value="-254.37883281625517" table:formula="of:=[.$A$3]*SIN(RADIANS([.B37]-120))" table:style-name="ce11">
            <text:p>-254.3788</text:p>
          </table:table-cell>
          <table:table-cell office:value-type="float" office:value="111.78464243121471" table:formula="of:=[.$A$3]*SIN(RADIANS([.B37]+120))" table:style-name="ce11">
            <text:p>111.7846</text:p>
          </table:table-cell>
          <table:table-cell table:style-name="ce11"/>
          <table:table-cell office:value-type="float" office:value="-55.892321215607353" table:formula="of:=(MIN([.C37];[.D37];[.E37])+MAX([.C37];[.D37];[.E37]))/2" table:style-name="ce12">
            <text:p>-55.8923</text:p>
          </table:table-cell>
          <table:table-cell office:value-type="float" office:value="198.48651160064782" table:formula="of:=[.C37]-[.G37]" table:style-name="ce11">
            <text:p>198.4865</text:p>
          </table:table-cell>
          <table:table-cell office:value-type="float" office:value="-198.48651160064782" table:formula="of:=[.D37]-[.G37]" table:style-name="ce11">
            <text:p>-198.4865</text:p>
          </table:table-cell>
          <table:table-cell office:value-type="float" office:value="167.67696364682206" table:formula="of:=[.E37]-[.G37]" table:style-name="ce11">
            <text:p>167.6770</text:p>
          </table:table-cell>
          <table:table-cell table:style-name="ce11"/>
          <table:table-cell office:value-type="float" office:value="198.29709519252023" table:formula="of:=[.C37]/2+127" table:style-name="ce13">
            <text:p>198</text:p>
          </table:table-cell>
          <table:table-cell office:value-type="float" office:value="227.24325580032391" table:formula="of:=[.H37]/2+128" table:style-name="ce13">
            <text:p>227</text:p>
          </table:table-cell>
          <table:table-cell office:value-type="float" office:value="227.238" table:style-name="ce1">
            <text:p>227.238</text:p>
          </table:table-cell>
          <table:table-cell office:value-type="float" office:value="153.12100000000001" table:style-name="ce1">
            <text:p>153.121</text:p>
          </table:table-cell>
          <table:table-cell table:style-name="ce1"/>
          <table:table-cell office:value-type="float" office:value="0.29655555555555557" table:formula="of:=[.B37]*2*3.14/720" table:style-name="ce1">
            <text:p>0.296555556</text:p>
          </table:table-cell>
          <table:table-cell office:value-type="float" office:value="164.11293779482943" table:formula="of:=127*SIN([.Q37])+127" table:style-name="ce1">
            <text:p>164.1129378</text:p>
          </table:table-cell>
          <table:table-cell office:value-type="float" office:value="54.631989779165593" table:formula="of:=127*SIN([.Q37]+[.$P$2])+127" table:style-name="ce1">
            <text:p>54.63198978</text:p>
          </table:table-cell>
          <table:table-cell office:value-type="float" office:value="128.6743228265625" table:formula="of:=127*SIN([.Q37]-[.$P$2])+127" table:style-name="ce1">
            <text:p>128.6743228</text:p>
          </table:table-cell>
          <table:table-cell office:value-type="float" office:value="109.37246378699751" table:formula="of:=(MIN([.R37];[.S37];[.T37])+MAX([.R37];[.S37];[.T37]))/2" table:style-name="ce1">
            <text:p>109.372463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" table:style-name="ce2">
            <text:p>35</text:p>
          </table:table-cell>
          <table:table-cell office:value-type="float" office:value="146.26199126951676" table:formula="of:=[.$A$3]*SIN(RADIANS([.B38]))" table:style-name="ce11">
            <text:p>146.2620</text:p>
          </table:table-cell>
          <table:table-cell office:value-type="float" office:value="-254.0296480133951" table:formula="of:=[.$A$3]*SIN(RADIANS([.B38]-120))" table:style-name="ce11">
            <text:p>-254.0296</text:p>
          </table:table-cell>
          <table:table-cell office:value-type="float" office:value="107.76765674387838" table:formula="of:=[.$A$3]*SIN(RADIANS([.B38]+120))" table:style-name="ce11">
            <text:p>107.7677</text:p>
          </table:table-cell>
          <table:table-cell table:style-name="ce11"/>
          <table:table-cell office:value-type="float" office:value="-53.883828371939174" table:formula="of:=(MIN([.C38];[.D38];[.E38])+MAX([.C38];[.D38];[.E38]))/2" table:style-name="ce12">
            <text:p>-53.8838</text:p>
          </table:table-cell>
          <table:table-cell office:value-type="float" office:value="200.14581964145594" table:formula="of:=[.C38]-[.G38]" table:style-name="ce11">
            <text:p>200.1458</text:p>
          </table:table-cell>
          <table:table-cell office:value-type="float" office:value="-200.14581964145594" table:formula="of:=[.D38]-[.G38]" table:style-name="ce11">
            <text:p>-200.1458</text:p>
          </table:table-cell>
          <table:table-cell office:value-type="float" office:value="161.65148511581754" table:formula="of:=[.E38]-[.G38]" table:style-name="ce11">
            <text:p>161.6515</text:p>
          </table:table-cell>
          <table:table-cell table:style-name="ce11"/>
          <table:table-cell office:value-type="float" office:value="200.13099563475839" table:formula="of:=[.C38]/2+127" table:style-name="ce13">
            <text:p>200</text:p>
          </table:table-cell>
          <table:table-cell office:value-type="float" office:value="228.07290982072797" table:formula="of:=[.H38]/2+128" table:style-name="ce13">
            <text:p>228</text:p>
          </table:table-cell>
          <table:table-cell office:value-type="float" office:value="228.07" table:style-name="ce1">
            <text:p>228.07</text:p>
          </table:table-cell>
          <table:table-cell office:value-type="float" office:value="153.83699999999999" table:style-name="ce1">
            <text:p>153.837</text:p>
          </table:table-cell>
          <table:table-cell table:style-name="ce1"/>
          <table:table-cell office:value-type="float" office:value="0.30527777777777781" table:formula="of:=[.B38]*2*3.14/720" table:style-name="ce1">
            <text:p>0.305277778</text:p>
          </table:table-cell>
          <table:table-cell office:value-type="float" office:value="165.17088138062633" table:formula="of:=127*SIN([.Q38])+127" table:style-name="ce1">
            <text:p>165.1708814</text:p>
          </table:table-cell>
          <table:table-cell office:value-type="float" office:value="53.724466968468846" table:formula="of:=127*SIN([.Q38]+[.$P$2])+127" table:style-name="ce1">
            <text:p>53.72446697</text:p>
          </table:table-cell>
          <table:table-cell office:value-type="float" office:value="127.56664722994043" table:formula="of:=127*SIN([.Q38]-[.$P$2])+127" table:style-name="ce1">
            <text:p>127.5666472</text:p>
          </table:table-cell>
          <table:table-cell office:value-type="float" office:value="109.44767417454759" table:formula="of:=(MIN([.R38];[.S38];[.T38])+MAX([.R38];[.S38];[.T38]))/2" table:style-name="ce1">
            <text:p>109.447674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6" table:style-name="ce2">
            <text:p>36</text:p>
          </table:table-cell>
          <table:table-cell office:value-type="float" office:value="149.88523933458066" table:formula="of:=[.$A$3]*SIN(RADIANS([.B39]))" table:style-name="ce11">
            <text:p>149.8852</text:p>
          </table:table-cell>
          <table:table-cell office:value-type="float" office:value="-253.60308331890968" table:formula="of:=[.$A$3]*SIN(RADIANS([.B39]-120))" table:style-name="ce11">
            <text:p>-253.6031</text:p>
          </table:table-cell>
          <table:table-cell office:value-type="float" office:value="103.71784398432911" table:formula="of:=[.$A$3]*SIN(RADIANS([.B39]+120))" table:style-name="ce11">
            <text:p>103.7178</text:p>
          </table:table-cell>
          <table:table-cell table:style-name="ce11"/>
          <table:table-cell office:value-type="float" office:value="-51.858921992164511" table:formula="of:=(MIN([.C39];[.D39];[.E39])+MAX([.C39];[.D39];[.E39]))/2" table:style-name="ce12">
            <text:p>-51.8589</text:p>
          </table:table-cell>
          <table:table-cell office:value-type="float" office:value="201.74416132674517" table:formula="of:=[.C39]-[.G39]" table:style-name="ce11">
            <text:p>201.7442</text:p>
          </table:table-cell>
          <table:table-cell office:value-type="float" office:value="-201.74416132674517" table:formula="of:=[.D39]-[.G39]" table:style-name="ce11">
            <text:p>-201.7442</text:p>
          </table:table-cell>
          <table:table-cell office:value-type="float" office:value="155.57676597649362" table:formula="of:=[.E39]-[.G39]" table:style-name="ce11">
            <text:p>155.5768</text:p>
          </table:table-cell>
          <table:table-cell table:style-name="ce11"/>
          <table:table-cell office:value-type="float" office:value="201.94261966729033" table:formula="of:=[.C39]/2+127" table:style-name="ce13">
            <text:p>202</text:p>
          </table:table-cell>
          <table:table-cell office:value-type="float" office:value="228.87208066337257" table:formula="of:=[.H39]/2+128" table:style-name="ce13">
            <text:p>229</text:p>
          </table:table-cell>
          <table:table-cell office:value-type="float" office:value="228.87200000000001" table:style-name="ce1">
            <text:p>228.872</text:p>
          </table:table-cell>
          <table:table-cell office:value-type="float" office:value="154.55099999999999" table:style-name="ce1">
            <text:p>154.551</text:p>
          </table:table-cell>
          <table:table-cell table:style-name="ce1"/>
          <table:table-cell office:value-type="float" office:value="0.314" table:formula="of:=[.B39]*2*3.14/720" table:style-name="ce1">
            <text:p>0.314</text:p>
          </table:table-cell>
          <table:table-cell office:value-type="float" office:value="166.22592105256439" table:formula="of:=127*SIN([.Q39])+127" table:style-name="ce1">
            <text:p>166.2259211</text:p>
          </table:table-cell>
          <table:table-cell office:value-type="float" office:value="52.822518716916562" table:formula="of:=127*SIN([.Q39]+[.$P$2])+127" table:style-name="ce1">
            <text:p>52.82251872</text:p>
          </table:table-cell>
          <table:table-cell office:value-type="float" office:value="126.4589285246785" table:formula="of:=127*SIN([.Q39]-[.$P$2])+127" table:style-name="ce1">
            <text:p>126.4589285</text:p>
          </table:table-cell>
          <table:table-cell office:value-type="float" office:value="109.52421988474048" table:formula="of:=(MIN([.R39];[.S39];[.T39])+MAX([.R39];[.S39];[.T39]))/2" table:style-name="ce1">
            <text:p>109.524219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7" table:style-name="ce2">
            <text:p>37</text:p>
          </table:table-cell>
          <table:table-cell office:value-type="float" office:value="153.4628309037723" table:formula="of:=[.$A$3]*SIN(RADIANS([.B40]))" table:style-name="ce11">
            <text:p>153.4628</text:p>
          </table:table-cell>
          <table:table-cell office:value-type="float" office:value="-253.09926866853709" table:formula="of:=[.$A$3]*SIN(RADIANS([.B40]-120))" table:style-name="ce11">
            <text:p>-253.0993</text:p>
          </table:table-cell>
          <table:table-cell office:value-type="float" office:value="99.636437764764807" table:formula="of:=[.$A$3]*SIN(RADIANS([.B40]+120))" table:style-name="ce11">
            <text:p>99.6364</text:p>
          </table:table-cell>
          <table:table-cell table:style-name="ce11"/>
          <table:table-cell office:value-type="float" office:value="-49.818218882382396" table:formula="of:=(MIN([.C40];[.D40];[.E40])+MAX([.C40];[.D40];[.E40]))/2" table:style-name="ce12">
            <text:p>-49.8182</text:p>
          </table:table-cell>
          <table:table-cell office:value-type="float" office:value="203.28104978615471" table:formula="of:=[.C40]-[.G40]" table:style-name="ce11">
            <text:p>203.2810</text:p>
          </table:table-cell>
          <table:table-cell office:value-type="float" office:value="-203.28104978615471" table:formula="of:=[.D40]-[.G40]" table:style-name="ce11">
            <text:p>-203.2810</text:p>
          </table:table-cell>
          <table:table-cell office:value-type="float" office:value="149.4546566471472" table:formula="of:=[.E40]-[.G40]" table:style-name="ce11">
            <text:p>149.4547</text:p>
          </table:table-cell>
          <table:table-cell table:style-name="ce11"/>
          <table:table-cell office:value-type="float" office:value="203.73141545188616" table:formula="of:=[.C40]/2+127" table:style-name="ce13">
            <text:p>204</text:p>
          </table:table-cell>
          <table:table-cell office:value-type="float" office:value="229.64052489307736" table:formula="of:=[.H40]/2+128" table:style-name="ce13">
            <text:p>230</text:p>
          </table:table-cell>
          <table:table-cell office:value-type="float" office:value="229.643" table:style-name="ce1">
            <text:p>229.643</text:p>
          </table:table-cell>
          <table:table-cell office:value-type="float" office:value="155.26300000000001" table:style-name="ce1">
            <text:p>155.263</text:p>
          </table:table-cell>
          <table:table-cell table:style-name="ce1"/>
          <table:table-cell office:value-type="float" office:value="0.32272222222222224" table:formula="of:=[.B40]*2*3.14/720" table:style-name="ce1">
            <text:p>0.322722222</text:p>
          </table:table-cell>
          <table:table-cell office:value-type="float" office:value="167.27797654673009" table:formula="of:=127*SIN([.Q40])+127" table:style-name="ce1">
            <text:p>167.2779765</text:p>
          </table:table-cell>
          <table:table-cell office:value-type="float" office:value="51.926213641736325" table:formula="of:=127*SIN([.Q40]+[.$P$2])+127" table:style-name="ce1">
            <text:p>51.92621364</text:p>
          </table:table-cell>
          <table:table-cell office:value-type="float" office:value="125.35125098233706" table:formula="of:=127*SIN([.Q40]-[.$P$2])+127" table:style-name="ce1">
            <text:p>125.351251</text:p>
          </table:table-cell>
          <table:table-cell office:value-type="float" office:value="109.60209509423321" table:formula="of:=(MIN([.R40];[.S40];[.T40])+MAX([.R40];[.S40];[.T40]))/2" table:style-name="ce1">
            <text:p>109.602095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8" table:style-name="ce2">
            <text:p>38</text:p>
          </table:table-cell>
          <table:table-cell office:value-type="float" office:value="156.99367620804287" table:formula="of:=[.$A$3]*SIN(RADIANS([.B41]))" table:style-name="ce11">
            <text:p>156.9937</text:p>
          </table:table-cell>
          <table:table-cell office:value-type="float" office:value="-252.51835752910046" table:formula="of:=[.$A$3]*SIN(RADIANS([.B41]-120))" table:style-name="ce11">
            <text:p>-252.5184</text:p>
          </table:table-cell>
          <table:table-cell office:value-type="float" office:value="95.524681321057614" table:formula="of:=[.$A$3]*SIN(RADIANS([.B41]+120))" table:style-name="ce11">
            <text:p>95.5247</text:p>
          </table:table-cell>
          <table:table-cell table:style-name="ce11"/>
          <table:table-cell office:value-type="float" office:value="-47.762340660528793" table:formula="of:=(MIN([.C41];[.D41];[.E41])+MAX([.C41];[.D41];[.E41]))/2" table:style-name="ce12">
            <text:p>-47.7623</text:p>
          </table:table-cell>
          <table:table-cell office:value-type="float" office:value="204.75601686857166" table:formula="of:=[.C41]-[.G41]" table:style-name="ce11">
            <text:p>204.7560</text:p>
          </table:table-cell>
          <table:table-cell office:value-type="float" office:value="-204.75601686857166" table:formula="of:=[.D41]-[.G41]" table:style-name="ce11">
            <text:p>-204.7560</text:p>
          </table:table-cell>
          <table:table-cell office:value-type="float" office:value="143.28702198158641" table:formula="of:=[.E41]-[.G41]" table:style-name="ce11">
            <text:p>143.2870</text:p>
          </table:table-cell>
          <table:table-cell table:style-name="ce11"/>
          <table:table-cell office:value-type="float" office:value="205.49683810402144" table:formula="of:=[.C41]/2+127" table:style-name="ce13">
            <text:p>205</text:p>
          </table:table-cell>
          <table:table-cell office:value-type="float" office:value="230.37800843428585" table:formula="of:=[.H41]/2+128" table:style-name="ce13">
            <text:p>230</text:p>
          </table:table-cell>
          <table:table-cell office:value-type="float" office:value="230.38300000000001" table:style-name="ce1">
            <text:p>230.383</text:p>
          </table:table-cell>
          <table:table-cell office:value-type="float" office:value="155.97300000000001" table:style-name="ce1">
            <text:p>155.973</text:p>
          </table:table-cell>
          <table:table-cell table:style-name="ce1"/>
          <table:table-cell office:value-type="float" office:value="0.33144444444444449" table:formula="of:=[.B41]*2*3.14/720" table:style-name="ce1">
            <text:p>0.331444444</text:p>
          </table:table-cell>
          <table:table-cell office:value-type="float" office:value="168.32696782623614" table:formula="of:=127*SIN([.Q41])+127" table:style-name="ce1">
            <text:p>168.3269678</text:p>
          </table:table-cell>
          <table:table-cell office:value-type="float" office:value="51.035619930841648" table:formula="of:=127*SIN([.Q41]+[.$P$2])+127" table:style-name="ce1">
            <text:p>51.03561993</text:p>
          </table:table-cell>
          <table:table-cell office:value-type="float" office:value="124.24369887134495" table:formula="of:=127*SIN([.Q41]-[.$P$2])+127" table:style-name="ce1">
            <text:p>124.2436989</text:p>
          </table:table-cell>
          <table:table-cell office:value-type="float" office:value="109.6812938785389" table:formula="of:=(MIN([.R41];[.S41];[.T41])+MAX([.R41];[.S41];[.T41]))/2" table:style-name="ce1">
            <text:p>109.681293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9" table:style-name="ce2">
            <text:p>39</text:p>
          </table:table-cell>
          <table:table-cell office:value-type="float" office:value="160.47669971770853" table:formula="of:=[.$A$3]*SIN(RADIANS([.B42]))" table:style-name="ce11">
            <text:p>160.4767</text:p>
          </table:table-cell>
          <table:table-cell office:value-type="float" office:value="-251.86052685176014" table:formula="of:=[.$A$3]*SIN(RADIANS([.B42]-120))" table:style-name="ce11">
            <text:p>-251.8605</text:p>
          </table:table-cell>
          <table:table-cell office:value-type="float" office:value="91.383827134051558" table:formula="of:=[.$A$3]*SIN(RADIANS([.B42]+120))" table:style-name="ce11">
            <text:p>91.3838</text:p>
          </table:table-cell>
          <table:table-cell table:style-name="ce11"/>
          <table:table-cell office:value-type="float" office:value="-45.691913567025807" table:formula="of:=(MIN([.C42];[.D42];[.E42])+MAX([.C42];[.D42];[.E42]))/2" table:style-name="ce12">
            <text:p>-45.6919</text:p>
          </table:table-cell>
          <table:table-cell office:value-type="float" office:value="206.16861328473433" table:formula="of:=[.C42]-[.G42]" table:style-name="ce11">
            <text:p>206.1686</text:p>
          </table:table-cell>
          <table:table-cell office:value-type="float" office:value="-206.16861328473433" table:formula="of:=[.D42]-[.G42]" table:style-name="ce11">
            <text:p>-206.1686</text:p>
          </table:table-cell>
          <table:table-cell office:value-type="float" office:value="137.07574070107736" table:formula="of:=[.E42]-[.G42]" table:style-name="ce11">
            <text:p>137.0757</text:p>
          </table:table-cell>
          <table:table-cell table:style-name="ce11"/>
          <table:table-cell office:value-type="float" office:value="207.23834985885426" table:formula="of:=[.C42]/2+127" table:style-name="ce13">
            <text:p>207</text:p>
          </table:table-cell>
          <table:table-cell office:value-type="float" office:value="231.08430664236715" table:formula="of:=[.H42]/2+128" table:style-name="ce13">
            <text:p>231</text:p>
          </table:table-cell>
          <table:table-cell office:value-type="float" office:value="231.09200000000001" table:style-name="ce1">
            <text:p>231.092</text:p>
          </table:table-cell>
          <table:table-cell office:value-type="float" office:value="156.68100000000001" table:style-name="ce1">
            <text:p>156.681</text:p>
          </table:table-cell>
          <table:table-cell table:style-name="ce1"/>
          <table:table-cell office:value-type="float" office:value="0.34016666666666667" table:formula="of:=[.B42]*2*3.14/720" table:style-name="ce1">
            <text:p>0.340166667</text:p>
          </table:table-cell>
          <table:table-cell office:value-type="float" office:value="169.37281508731056" table:formula="of:=127*SIN([.Q42])+127" table:style-name="ce1">
            <text:p>169.3728151</text:p>
          </table:table-cell>
          <table:table-cell office:value-type="float" office:value="50.150805337642211" table:formula="of:=127*SIN([.Q42]+[.$P$2])+127" table:style-name="ce1">
            <text:p>50.15080534</text:p>
          </table:table-cell>
          <table:table-cell office:value-type="float" office:value="123.13635645058588" table:formula="of:=127*SIN([.Q42]-[.$P$2])+127" table:style-name="ce1">
            <text:p>123.1363565</text:p>
          </table:table-cell>
          <table:table-cell office:value-type="float" office:value="109.76181021247638" table:formula="of:=(MIN([.R42];[.S42];[.T42])+MAX([.R42];[.S42];[.T42]))/2" table:style-name="ce1">
            <text:p>109.761810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0" table:style-name="ce2">
            <text:p>40</text:p>
          </table:table-cell>
          <table:table-cell office:value-type="float" office:value="163.91084047006751" table:formula="of:=[.$A$3]*SIN(RADIANS([.B43]))" table:style-name="ce11">
            <text:p>163.9108</text:p>
          </table:table-cell>
          <table:table-cell office:value-type="float" office:value="-251.12597701811305" table:formula="of:=[.$A$3]*SIN(RADIANS([.B43]-120))" table:style-name="ce11">
            <text:p>-251.1260</text:p>
          </table:table-cell>
          <table:table-cell office:value-type="float" office:value="87.215136548045564" table:formula="of:=[.$A$3]*SIN(RADIANS([.B43]+120))" table:style-name="ce11">
            <text:p>87.2151</text:p>
          </table:table-cell>
          <table:table-cell table:style-name="ce11"/>
          <table:table-cell office:value-type="float" office:value="-43.607568274022768" table:formula="of:=(MIN([.C43];[.D43];[.E43])+MAX([.C43];[.D43];[.E43]))/2" table:style-name="ce12">
            <text:p>-43.6076</text:p>
          </table:table-cell>
          <table:table-cell office:value-type="float" office:value="207.51840874409027" table:formula="of:=[.C43]-[.G43]" table:style-name="ce11">
            <text:p>207.5184</text:p>
          </table:table-cell>
          <table:table-cell office:value-type="float" office:value="-207.51840874409027" table:formula="of:=[.D43]-[.G43]" table:style-name="ce11">
            <text:p>-207.5184</text:p>
          </table:table-cell>
          <table:table-cell office:value-type="float" office:value="130.82270482206832" table:formula="of:=[.E43]-[.G43]" table:style-name="ce11">
            <text:p>130.8227</text:p>
          </table:table-cell>
          <table:table-cell table:style-name="ce11"/>
          <table:table-cell office:value-type="float" office:value="208.95542023503376" table:formula="of:=[.C43]/2+127" table:style-name="ce13">
            <text:p>209</text:p>
          </table:table-cell>
          <table:table-cell office:value-type="float" office:value="231.75920437204513" table:formula="of:=[.H43]/2+128" table:style-name="ce13">
            <text:p>232</text:p>
          </table:table-cell>
          <table:table-cell office:value-type="float" office:value="231.76900000000001" table:style-name="ce1">
            <text:p>231.769</text:p>
          </table:table-cell>
          <table:table-cell office:value-type="float" office:value="157.387" table:style-name="ce1">
            <text:p>157.387</text:p>
          </table:table-cell>
          <table:table-cell table:style-name="ce1"/>
          <table:table-cell office:value-type="float" office:value="0.34888888888888892" table:formula="of:=[.B43]*2*3.14/720" table:style-name="ce1">
            <text:p>0.348888889</text:p>
          </table:table-cell>
          <table:table-cell office:value-type="float" office:value="170.41543876536784" table:formula="of:=127*SIN([.Q43])+127" table:style-name="ce1">
            <text:p>170.4154388</text:p>
          </table:table-cell>
          <table:table-cell office:value-type="float" office:value="49.271837175894504" table:formula="of:=127*SIN([.Q43]+[.$P$2])+127" table:style-name="ce1">
            <text:p>49.27183718</text:p>
          </table:table-cell>
          <table:table-cell office:value-type="float" office:value="122.02930796299464" table:formula="of:=127*SIN([.Q43]-[.$P$2])+127" table:style-name="ce1">
            <text:p>122.029308</text:p>
          </table:table-cell>
          <table:table-cell office:value-type="float" office:value="109.84363797063116" table:formula="of:=(MIN([.R43];[.S43];[.T43])+MAX([.R43];[.S43];[.T43]))/2" table:style-name="ce1">
            <text:p>109.84363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1" table:style-name="ce2">
            <text:p>41</text:p>
          </table:table-cell>
          <table:table-cell office:value-type="float" office:value="167.29505239257935" table:formula="of:=[.$A$3]*SIN(RADIANS([.B44]))" table:style-name="ce11">
            <text:p>167.2951</text:p>
          </table:table-cell>
          <table:table-cell office:value-type="float" office:value="-250.31493177915431" table:formula="of:=[.$A$3]*SIN(RADIANS([.B44]-120))" table:style-name="ce11">
            <text:p>-250.3149</text:p>
          </table:table-cell>
          <table:table-cell office:value-type="float" office:value="83.019879386574928" table:formula="of:=[.$A$3]*SIN(RADIANS([.B44]+120))" table:style-name="ce11">
            <text:p>83.0199</text:p>
          </table:table-cell>
          <table:table-cell table:style-name="ce11"/>
          <table:table-cell office:value-type="float" office:value="-41.509939693287478" table:formula="of:=(MIN([.C44];[.D44];[.E44])+MAX([.C44];[.D44];[.E44]))/2" table:style-name="ce12">
            <text:p>-41.5099</text:p>
          </table:table-cell>
          <table:table-cell office:value-type="float" office:value="208.80499208586684" table:formula="of:=[.C44]-[.G44]" table:style-name="ce11">
            <text:p>208.8050</text:p>
          </table:table-cell>
          <table:table-cell office:value-type="float" office:value="-208.80499208586684" table:formula="of:=[.D44]-[.G44]" table:style-name="ce11">
            <text:p>-208.8050</text:p>
          </table:table-cell>
          <table:table-cell office:value-type="float" office:value="124.52981907986241" table:formula="of:=[.E44]-[.G44]" table:style-name="ce11">
            <text:p>124.5298</text:p>
          </table:table-cell>
          <table:table-cell table:style-name="ce11"/>
          <table:table-cell office:value-type="float" office:value="210.64752619628968" table:formula="of:=[.C44]/2+127" table:style-name="ce13">
            <text:p>211</text:p>
          </table:table-cell>
          <table:table-cell office:value-type="float" office:value="232.40249604293342" table:formula="of:=[.H44]/2+128" table:style-name="ce13">
            <text:p>232</text:p>
          </table:table-cell>
          <table:table-cell office:value-type="float" office:value="232.41499999999999" table:style-name="ce1">
            <text:p>232.415</text:p>
          </table:table-cell>
          <table:table-cell office:value-type="float" office:value="158.09" table:style-name="ce1">
            <text:p>158.09</text:p>
          </table:table-cell>
          <table:table-cell table:style-name="ce1"/>
          <table:table-cell office:value-type="float" office:value="0.35761111111111116" table:formula="of:=[.B44]*2*3.14/720" table:style-name="ce1">
            <text:p>0.357611111</text:p>
          </table:table-cell>
          <table:table-cell office:value-type="float" office:value="171.45475954106195" table:formula="of:=127*SIN([.Q44])+127" table:style-name="ce1">
            <text:p>171.4547595</text:p>
          </table:table-cell>
          <table:table-cell office:value-type="float" office:value="48.398782314575072" table:formula="of:=127*SIN([.Q44]+[.$P$2])+127" table:style-name="ce1">
            <text:p>48.39878231</text:p>
          </table:table-cell>
          <table:table-cell office:value-type="float" office:value="120.92263762914095" table:formula="of:=127*SIN([.Q44]-[.$P$2])+127" table:style-name="ce1">
            <text:p>120.9226376</text:p>
          </table:table-cell>
          <table:table-cell office:value-type="float" office:value="109.92677092781851" table:formula="of:=(MIN([.R44];[.S44];[.T44])+MAX([.R44];[.S44];[.T44]))/2" table:style-name="ce1">
            <text:p>109.926770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2" table:style-name="ce2">
            <text:p>42</text:p>
          </table:table-cell>
          <table:table-cell office:value-type="float" office:value="170.62830462150885" table:formula="of:=[.$A$3]*SIN(RADIANS([.B45]))" table:style-name="ce11">
            <text:p>170.6283</text:p>
          </table:table-cell>
          <table:table-cell office:value-type="float" office:value="-249.42763818712044" table:formula="of:=[.$A$3]*SIN(RADIANS([.B45]-120))" table:style-name="ce11">
            <text:p>-249.4276</text:p>
          </table:table-cell>
          <table:table-cell office:value-type="float" office:value="78.799333565611619" table:formula="of:=[.$A$3]*SIN(RADIANS([.B45]+120))" table:style-name="ce11">
            <text:p>78.7993</text:p>
          </table:table-cell>
          <table:table-cell table:style-name="ce11"/>
          <table:table-cell office:value-type="float" office:value="-39.399666782805795" table:formula="of:=(MIN([.C45];[.D45];[.E45])+MAX([.C45];[.D45];[.E45]))/2" table:style-name="ce12">
            <text:p>-39.3997</text:p>
          </table:table-cell>
          <table:table-cell office:value-type="float" office:value="210.02797140431466" table:formula="of:=[.C45]-[.G45]" table:style-name="ce11">
            <text:p>210.0280</text:p>
          </table:table-cell>
          <table:table-cell office:value-type="float" office:value="-210.02797140431466" table:formula="of:=[.D45]-[.G45]" table:style-name="ce11">
            <text:p>-210.0280</text:p>
          </table:table-cell>
          <table:table-cell office:value-type="float" office:value="118.19900034841741" table:formula="of:=[.E45]-[.G45]" table:style-name="ce11">
            <text:p>118.1990</text:p>
          </table:table-cell>
          <table:table-cell table:style-name="ce11"/>
          <table:table-cell office:value-type="float" office:value="212.31415231075442" table:formula="of:=[.C45]/2+127" table:style-name="ce13">
            <text:p>212</text:p>
          </table:table-cell>
          <table:table-cell office:value-type="float" office:value="233.01398570215733" table:formula="of:=[.H45]/2+128" table:style-name="ce13">
            <text:p>233</text:p>
          </table:table-cell>
          <table:table-cell office:value-type="float" office:value="233.029" table:style-name="ce1">
            <text:p>233.029</text:p>
          </table:table-cell>
          <table:table-cell office:value-type="float" office:value="158.791" table:style-name="ce1">
            <text:p>158.791</text:p>
          </table:table-cell>
          <table:table-cell table:style-name="ce1"/>
          <table:table-cell office:value-type="float" office:value="0.36633333333333334" table:formula="of:=[.B45]*2*3.14/720" table:style-name="ce1">
            <text:p>0.366333333</text:p>
          </table:table-cell>
          <table:table-cell office:value-type="float" office:value="172.49069834632073" table:formula="of:=127*SIN([.Q45])+127" table:style-name="ce1">
            <text:p>172.4906983</text:p>
          </table:table-cell>
          <table:table-cell office:value-type="float" office:value="47.531707172799059" table:formula="of:=127*SIN([.Q45]+[.$P$2])+127" table:style-name="ce1">
            <text:p>47.53170717</text:p>
          </table:table-cell>
          <table:table-cell office:value-type="float" office:value="119.81642964082945" table:formula="of:=127*SIN([.Q45]-[.$P$2])+127" table:style-name="ce1">
            <text:p>119.8164296</text:p>
          </table:table-cell>
          <table:table-cell office:value-type="float" office:value="110.01120275955989" table:formula="of:=(MIN([.R45];[.S45];[.T45])+MAX([.R45];[.S45];[.T45]))/2" table:style-name="ce1">
            <text:p>110.011202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3" table:style-name="ce2">
            <text:p>43</text:p>
          </table:table-cell>
          <table:table-cell office:value-type="float" office:value="173.90958181593712" table:formula="of:=[.$A$3]*SIN(RADIANS([.B46]))" table:style-name="ce11">
            <text:p>173.9096</text:p>
          </table:table-cell>
          <table:table-cell office:value-type="float" office:value="-248.46436652023499" table:formula="of:=[.$A$3]*SIN(RADIANS([.B46]-120))" table:style-name="ce11">
            <text:p>-248.4644</text:p>
          </table:table-cell>
          <table:table-cell office:value-type="float" office:value="74.55478470429783" table:formula="of:=[.$A$3]*SIN(RADIANS([.B46]+120))" table:style-name="ce11">
            <text:p>74.5548</text:p>
          </table:table-cell>
          <table:table-cell table:style-name="ce11"/>
          <table:table-cell office:value-type="float" office:value="-37.277392352148937" table:formula="of:=(MIN([.C46];[.D46];[.E46])+MAX([.C46];[.D46];[.E46]))/2" table:style-name="ce12">
            <text:p>-37.2774</text:p>
          </table:table-cell>
          <table:table-cell office:value-type="float" office:value="211.18697416808607" table:formula="of:=[.C46]-[.G46]" table:style-name="ce11">
            <text:p>211.1870</text:p>
          </table:table-cell>
          <table:table-cell office:value-type="float" office:value="-211.18697416808607" table:formula="of:=[.D46]-[.G46]" table:style-name="ce11">
            <text:p>-211.1870</text:p>
          </table:table-cell>
          <table:table-cell office:value-type="float" office:value="111.83217705644677" table:formula="of:=[.E46]-[.G46]" table:style-name="ce11">
            <text:p>111.8322</text:p>
          </table:table-cell>
          <table:table-cell table:style-name="ce11"/>
          <table:table-cell office:value-type="float" office:value="213.95479090796857" table:formula="of:=[.C46]/2+127" table:style-name="ce13">
            <text:p>214</text:p>
          </table:table-cell>
          <table:table-cell office:value-type="float" office:value="233.59348708404303" table:formula="of:=[.H46]/2+128" table:style-name="ce13">
            <text:p>234</text:p>
          </table:table-cell>
          <table:table-cell office:value-type="float" office:value="233.61099999999999" table:style-name="ce1">
            <text:p>233.611</text:p>
          </table:table-cell>
          <table:table-cell office:value-type="float" office:value="159.49" table:style-name="ce1">
            <text:p>159.49</text:p>
          </table:table-cell>
          <table:table-cell table:style-name="ce1"/>
          <table:table-cell office:value-type="float" office:value="0.37505555555555559" table:formula="of:=[.B46]*2*3.14/720" table:style-name="ce1">
            <text:p>0.375055556</text:p>
          </table:table-cell>
          <table:table-cell office:value-type="float" office:value="173.52317637036106" table:formula="of:=127*SIN([.Q46])+127" table:style-name="ce1">
            <text:p>173.5231764</text:p>
          </table:table-cell>
          <table:table-cell office:value-type="float" office:value="46.670677714761581" table:formula="of:=127*SIN([.Q46]+[.$P$2])+127" table:style-name="ce1">
            <text:p>46.67067771</text:p>
          </table:table-cell>
          <table:table-cell office:value-type="float" office:value="118.71076815468747" table:formula="of:=127*SIN([.Q46]-[.$P$2])+127" table:style-name="ce1">
            <text:p>118.7107682</text:p>
          </table:table-cell>
          <table:table-cell office:value-type="float" office:value="110.09692704256132" table:formula="of:=(MIN([.R46];[.S46];[.T46])+MAX([.R46];[.S46];[.T46]))/2" table:style-name="ce1">
            <text:p>110.09692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4" table:style-name="ce2">
            <text:p>44</text:p>
          </table:table-cell>
          <table:table-cell office:value-type="float" office:value="177.1378844670443" table:formula="of:=[.$A$3]*SIN(RADIANS([.B47]))" table:style-name="ce11">
            <text:p>177.1379</text:p>
          </table:table-cell>
          <table:table-cell office:value-type="float" office:value="-247.4254102003791" table:formula="of:=[.$A$3]*SIN(RADIANS([.B47]-120))" table:style-name="ce11">
            <text:p>-247.4254</text:p>
          </table:table-cell>
          <table:table-cell office:value-type="float" office:value="70.287525733334803" table:formula="of:=[.$A$3]*SIN(RADIANS([.B47]+120))" table:style-name="ce11">
            <text:p>70.2875</text:p>
          </table:table-cell>
          <table:table-cell table:style-name="ce11"/>
          <table:table-cell office:value-type="float" office:value="-35.143762866667402" table:formula="of:=(MIN([.C47];[.D47];[.E47])+MAX([.C47];[.D47];[.E47]))/2" table:style-name="ce12">
            <text:p>-35.1438</text:p>
          </table:table-cell>
          <table:table-cell office:value-type="float" office:value="212.2816473337117" table:formula="of:=[.C47]-[.G47]" table:style-name="ce11">
            <text:p>212.2816</text:p>
          </table:table-cell>
          <table:table-cell office:value-type="float" office:value="-212.2816473337117" table:formula="of:=[.D47]-[.G47]" table:style-name="ce11">
            <text:p>-212.2816</text:p>
          </table:table-cell>
          <table:table-cell office:value-type="float" office:value="105.4312886000022" table:formula="of:=[.E47]-[.G47]" table:style-name="ce11">
            <text:p>105.4313</text:p>
          </table:table-cell>
          <table:table-cell table:style-name="ce11"/>
          <table:table-cell office:value-type="float" office:value="215.56894223352214" table:formula="of:=[.C47]/2+127" table:style-name="ce13">
            <text:p>216</text:p>
          </table:table-cell>
          <table:table-cell office:value-type="float" office:value="234.14082366685585" table:formula="of:=[.H47]/2+128" table:style-name="ce13">
            <text:p>234</text:p>
          </table:table-cell>
          <table:table-cell office:value-type="float" office:value="234.16200000000001" table:style-name="ce1">
            <text:p>234.162</text:p>
          </table:table-cell>
          <table:table-cell office:value-type="float" office:value="160.18700000000001" table:style-name="ce1">
            <text:p>160.187</text:p>
          </table:table-cell>
          <table:table-cell table:style-name="ce1"/>
          <table:table-cell office:value-type="float" office:value="0.38377777777777777" table:formula="of:=[.B47]*2*3.14/720" table:style-name="ce1">
            <text:p>0.383777778</text:p>
          </table:table-cell>
          <table:table-cell office:value-type="float" office:value="174.55211506568455" table:formula="of:=127*SIN([.Q47])+127" table:style-name="ce1">
            <text:p>174.5521151</text:p>
          </table:table-cell>
          <table:table-cell office:value-type="float" office:value="45.815759444724335" table:formula="of:=127*SIN([.Q47]+[.$P$2])+127" table:style-name="ce1">
            <text:p>45.81575944</text:p>
          </table:table-cell>
          <table:table-cell office:value-type="float" office:value="117.605737285769" table:formula="of:=127*SIN([.Q47]-[.$P$2])+127" table:style-name="ce1">
            <text:p>117.6057373</text:p>
          </table:table-cell>
          <table:table-cell office:value-type="float" office:value="110.18393725520444" table:formula="of:=(MIN([.R47];[.S47];[.T47])+MAX([.R47];[.S47];[.T47]))/2" table:style-name="ce1">
            <text:p>110.183937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5" table:style-name="ce2">
            <text:p>45</text:p>
          </table:table-cell>
          <table:table-cell office:value-type="float" office:value="180.3122292025696" table:formula="of:=[.$A$3]*SIN(RADIANS([.B48]))" table:style-name="ce11">
            <text:p>180.3122</text:p>
          </table:table-cell>
          <table:table-cell office:value-type="float" office:value="-246.31108570371242" table:formula="of:=[.$A$3]*SIN(RADIANS([.B48]-120))" table:style-name="ce11">
            <text:p>-246.3111</text:p>
          </table:table-cell>
          <table:table-cell office:value-type="float" office:value="65.998856501142853" table:formula="of:=[.$A$3]*SIN(RADIANS([.B48]+120))" table:style-name="ce11">
            <text:p>65.9989</text:p>
          </table:table-cell>
          <table:table-cell table:style-name="ce11"/>
          <table:table-cell office:value-type="float" office:value="-32.999428250571412" table:formula="of:=(MIN([.C48];[.D48];[.E48])+MAX([.C48];[.D48];[.E48]))/2" table:style-name="ce12">
            <text:p>-32.9994</text:p>
          </table:table-cell>
          <table:table-cell office:value-type="float" office:value="213.31165745314101" table:formula="of:=[.C48]-[.G48]" table:style-name="ce11">
            <text:p>213.3117</text:p>
          </table:table-cell>
          <table:table-cell office:value-type="float" office:value="-213.31165745314101" table:formula="of:=[.D48]-[.G48]" table:style-name="ce11">
            <text:p>-213.3117</text:p>
          </table:table-cell>
          <table:table-cell office:value-type="float" office:value="98.998284751714266" table:formula="of:=[.E48]-[.G48]" table:style-name="ce11">
            <text:p>98.9983</text:p>
          </table:table-cell>
          <table:table-cell table:style-name="ce11"/>
          <table:table-cell office:value-type="float" office:value="217.1561146012848" table:formula="of:=[.C48]/2+127" table:style-name="ce13">
            <text:p>217</text:p>
          </table:table-cell>
          <table:table-cell office:value-type="float" office:value="234.65582872657052" table:formula="of:=[.H48]/2+128" table:style-name="ce13">
            <text:p>235</text:p>
          </table:table-cell>
          <table:table-cell office:value-type="float" office:value="234.679" table:style-name="ce1">
            <text:p>234.679</text:p>
          </table:table-cell>
          <table:table-cell office:value-type="float" office:value="160.881" table:style-name="ce1">
            <text:p>160.881</text:p>
          </table:table-cell>
          <table:table-cell table:style-name="ce1"/>
          <table:table-cell office:value-type="float" office:value="0.39250000000000002" table:formula="of:=[.B48]*2*3.14/720" table:style-name="ce1">
            <text:p>0.3925</text:p>
          </table:table-cell>
          <table:table-cell office:value-type="float" office:value="175.57743615405323" table:formula="of:=127*SIN([.Q48])+127" table:style-name="ce1">
            <text:p>175.5774362</text:p>
          </table:table-cell>
          <table:table-cell office:value-type="float" office:value="44.967017402030095" table:formula="of:=127*SIN([.Q48]+[.$P$2])+127" table:style-name="ce1">
            <text:p>44.9670174</text:p>
          </table:table-cell>
          <table:table-cell office:value-type="float" office:value="116.50142110115269" table:formula="of:=127*SIN([.Q48]-[.$P$2])+127" table:style-name="ce1">
            <text:p>116.5014211</text:p>
          </table:table-cell>
          <table:table-cell office:value-type="float" office:value="110.27222677804167" table:formula="of:=(MIN([.R48];[.S48];[.T48])+MAX([.R48];[.S48];[.T48]))/2" table:style-name="ce1">
            <text:p>110.272226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6" table:style-name="ce2">
            <text:p>46</text:p>
          </table:table-cell>
          <table:table-cell office:value-type="float" office:value="183.43164908635603" table:formula="of:=[.$A$3]*SIN(RADIANS([.B49]))" table:style-name="ce11">
            <text:p>183.4316</text:p>
          </table:table-cell>
          <table:table-cell office:value-type="float" office:value="-245.1217324642713" table:formula="of:=[.$A$3]*SIN(RADIANS([.B49]-120))" table:style-name="ce11">
            <text:p>-245.1217</text:p>
          </table:table-cell>
          <table:table-cell office:value-type="float" office:value="61.690083377915272" table:formula="of:=[.$A$3]*SIN(RADIANS([.B49]+120))" table:style-name="ce11">
            <text:p>61.6901</text:p>
          </table:table-cell>
          <table:table-cell table:style-name="ce11"/>
          <table:table-cell office:value-type="float" office:value="-30.845041688957636" table:formula="of:=(MIN([.C49];[.D49];[.E49])+MAX([.C49];[.D49];[.E49]))/2" table:style-name="ce12">
            <text:p>-30.8450</text:p>
          </table:table-cell>
          <table:table-cell office:value-type="float" office:value="214.27669077531368" table:formula="of:=[.C49]-[.G49]" table:style-name="ce11">
            <text:p>214.2767</text:p>
          </table:table-cell>
          <table:table-cell office:value-type="float" office:value="-214.27669077531368" table:formula="of:=[.D49]-[.G49]" table:style-name="ce11">
            <text:p>-214.2767</text:p>
          </table:table-cell>
          <table:table-cell office:value-type="float" office:value="92.535125066872908" table:formula="of:=[.E49]-[.G49]" table:style-name="ce11">
            <text:p>92.5351</text:p>
          </table:table-cell>
          <table:table-cell table:style-name="ce11"/>
          <table:table-cell office:value-type="float" office:value="218.71582454317803" table:formula="of:=[.C49]/2+127" table:style-name="ce13">
            <text:p>219</text:p>
          </table:table-cell>
          <table:table-cell office:value-type="float" office:value="235.13834538765684" table:formula="of:=[.H49]/2+128" table:style-name="ce13">
            <text:p>235</text:p>
          </table:table-cell>
          <table:table-cell office:value-type="float" office:value="235.16499999999999" table:style-name="ce1">
            <text:p>235.165</text:p>
          </table:table-cell>
          <table:table-cell office:value-type="float" office:value="161.572" table:style-name="ce1">
            <text:p>161.572</text:p>
          </table:table-cell>
          <table:table-cell table:style-name="ce1"/>
          <table:table-cell office:value-type="float" office:value="0.4012222222222222" table:formula="of:=[.B49]*2*3.14/720" table:style-name="ce1">
            <text:p>0.401222222</text:p>
          </table:table-cell>
          <table:table-cell office:value-type="float" office:value="176.59906163244463" table:formula="of:=127*SIN([.Q49])+127" table:style-name="ce1">
            <text:p>176.5990616</text:p>
          </table:table-cell>
          <table:table-cell office:value-type="float" office:value="44.124516156152737" table:formula="of:=127*SIN([.Q49]+[.$P$2])+127" table:style-name="ce1">
            <text:p>44.12451616</text:p>
          </table:table-cell>
          <table:table-cell office:value-type="float" office:value="115.39790361354376" table:formula="of:=127*SIN([.Q49]-[.$P$2])+127" table:style-name="ce1">
            <text:p>115.3979036</text:p>
          </table:table-cell>
          <table:table-cell office:value-type="float" office:value="110.36178889429868" table:formula="of:=(MIN([.R49];[.S49];[.T49])+MAX([.R49];[.S49];[.T49]))/2" table:style-name="ce1">
            <text:p>110.361788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7" table:style-name="ce2">
            <text:p>47</text:p>
          </table:table-cell>
          <table:table-cell office:value-type="float" office:value="186.49519391288845" table:formula="of:=[.$A$3]*SIN(RADIANS([.B50]))" table:style-name="ce11">
            <text:p>186.4952</text:p>
          </table:table-cell>
          <table:table-cell office:value-type="float" office:value="-243.85771277057404" table:formula="of:=[.$A$3]*SIN(RADIANS([.B50]-120))" table:style-name="ce11">
            <text:p>-243.8577</text:p>
          </table:table-cell>
          <table:table-cell office:value-type="float" office:value="57.362518857685629" table:formula="of:=[.$A$3]*SIN(RADIANS([.B50]+120))" table:style-name="ce11">
            <text:p>57.3625</text:p>
          </table:table-cell>
          <table:table-cell table:style-name="ce11"/>
          <table:table-cell office:value-type="float" office:value="-28.681259428842793" table:formula="of:=(MIN([.C50];[.D50];[.E50])+MAX([.C50];[.D50];[.E50]))/2" table:style-name="ce12">
            <text:p>-28.6813</text:p>
          </table:table-cell>
          <table:table-cell office:value-type="float" office:value="215.17645334173125" table:formula="of:=[.C50]-[.G50]" table:style-name="ce11">
            <text:p>215.1765</text:p>
          </table:table-cell>
          <table:table-cell office:value-type="float" office:value="-215.17645334173125" table:formula="of:=[.D50]-[.G50]" table:style-name="ce11">
            <text:p>-215.1765</text:p>
          </table:table-cell>
          <table:table-cell office:value-type="float" office:value="86.043778286528422" table:formula="of:=[.E50]-[.G50]" table:style-name="ce11">
            <text:p>86.0438</text:p>
          </table:table-cell>
          <table:table-cell table:style-name="ce11"/>
          <table:table-cell office:value-type="float" office:value="220.24759695644423" table:formula="of:=[.C50]/2+127" table:style-name="ce13">
            <text:p>220</text:p>
          </table:table-cell>
          <table:table-cell office:value-type="float" office:value="235.58822667086562" table:formula="of:=[.H50]/2+128" table:style-name="ce13">
            <text:p>236</text:p>
          </table:table-cell>
          <table:table-cell office:value-type="float" office:value="235.61699999999999" table:style-name="ce1">
            <text:p>235.617</text:p>
          </table:table-cell>
          <table:table-cell office:value-type="float" office:value="162.261" table:style-name="ce1">
            <text:p>162.261</text:p>
          </table:table-cell>
          <table:table-cell table:style-name="ce1"/>
          <table:table-cell office:value-type="float" office:value="0.4099444444444445" table:formula="of:=[.B50]*2*3.14/720" table:style-name="ce1">
            <text:p>0.409944444</text:p>
          </table:table-cell>
          <table:table-cell office:value-type="float" office:value="177.616913778986" table:formula="of:=127*SIN([.Q50])+127" table:style-name="ce1">
            <text:p>177.6169138</text:p>
          </table:table-cell>
          <table:table-cell office:value-type="float" office:value="43.288319801789783" table:formula="of:=127*SIN([.Q50]+[.$P$2])+127" table:style-name="ce1">
            <text:p>43.2883198</text:p>
          </table:table-cell>
          <table:table-cell office:value-type="float" office:value="114.2952687748888" table:formula="of:=127*SIN([.Q50]-[.$P$2])+127" table:style-name="ce1">
            <text:p>114.2952688</text:p>
          </table:table-cell>
          <table:table-cell office:value-type="float" office:value="110.45261679038789" table:formula="of:=(MIN([.R50];[.S50];[.T50])+MAX([.R50];[.S50];[.T50]))/2" table:style-name="ce1">
            <text:p>110.452616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8" table:style-name="ce2">
            <text:p>48</text:p>
          </table:table-cell>
          <table:table-cell office:value-type="float" office:value="189.50193049673553" table:formula="of:=[.$A$3]*SIN(RADIANS([.B51]))" table:style-name="ce11">
            <text:p>189.5019</text:p>
          </table:table-cell>
          <table:table-cell office:value-type="float" office:value="-242.51941165526415" table:formula="of:=[.$A$3]*SIN(RADIANS([.B51]-120))" table:style-name="ce11">
            <text:p>-242.5194</text:p>
          </table:table-cell>
          <table:table-cell office:value-type="float" office:value="53.017481158528625" table:formula="of:=[.$A$3]*SIN(RADIANS([.B51]+120))" table:style-name="ce11">
            <text:p>53.0175</text:p>
          </table:table-cell>
          <table:table-cell table:style-name="ce11"/>
          <table:table-cell office:value-type="float" office:value="-26.508740579264312" table:formula="of:=(MIN([.C51];[.D51];[.E51])+MAX([.C51];[.D51];[.E51]))/2" table:style-name="ce12">
            <text:p>-26.5087</text:p>
          </table:table-cell>
          <table:table-cell office:value-type="float" office:value="216.01067107599982" table:formula="of:=[.C51]-[.G51]" table:style-name="ce11">
            <text:p>216.0107</text:p>
          </table:table-cell>
          <table:table-cell office:value-type="float" office:value="-216.01067107599982" table:formula="of:=[.D51]-[.G51]" table:style-name="ce11">
            <text:p>-216.0107</text:p>
          </table:table-cell>
          <table:table-cell office:value-type="float" office:value="79.526221737792937" table:formula="of:=[.E51]-[.G51]" table:style-name="ce11">
            <text:p>79.5262</text:p>
          </table:table-cell>
          <table:table-cell table:style-name="ce11"/>
          <table:table-cell office:value-type="float" office:value="221.75096524836778" table:formula="of:=[.C51]/2+127" table:style-name="ce13">
            <text:p>222</text:p>
          </table:table-cell>
          <table:table-cell office:value-type="float" office:value="236.00533553799991" table:formula="of:=[.H51]/2+128" table:style-name="ce13">
            <text:p>236</text:p>
          </table:table-cell>
          <table:table-cell office:value-type="float" office:value="236.03700000000001" table:style-name="ce1">
            <text:p>236.037</text:p>
          </table:table-cell>
          <table:table-cell office:value-type="float" office:value="162.94800000000001" table:style-name="ce1">
            <text:p>162.948</text:p>
          </table:table-cell>
          <table:table-cell table:style-name="ce1"/>
          <table:table-cell office:value-type="float" office:value="0.41866666666666669" table:formula="of:=[.B51]*2*3.14/720" table:style-name="ce1">
            <text:p>0.418666667</text:p>
          </table:table-cell>
          <table:table-cell office:value-type="float" office:value="178.63091515886714" table:formula="of:=127*SIN([.Q51])+127" table:style-name="ce1">
            <text:p>178.6309152</text:p>
          </table:table-cell>
          <table:table-cell office:value-type="float" office:value="42.458491953980811" table:formula="of:=127*SIN([.Q51]+[.$P$2])+127" table:style-name="ce1">
            <text:p>42.45849195</text:p>
          </table:table-cell>
          <table:table-cell office:value-type="float" office:value="113.19360046998175" table:formula="of:=127*SIN([.Q51]-[.$P$2])+127" table:style-name="ce1">
            <text:p>113.1936005</text:p>
          </table:table-cell>
          <table:table-cell office:value-type="float" office:value="110.54470355642397" table:formula="of:=(MIN([.R51];[.S51];[.T51])+MAX([.R51];[.S51];[.T51]))/2" table:style-name="ce1">
            <text:p>110.544703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49" table:style-name="ce2">
            <text:p>49</text:p>
          </table:table-cell>
          <table:table-cell office:value-type="float" office:value="192.45094295680687" table:formula="of:=[.$A$3]*SIN(RADIANS([.B52]))" table:style-name="ce11">
            <text:p>192.4509</text:p>
          </table:table-cell>
          <table:table-cell office:value-type="float" office:value="-241.10723677782576" table:formula="of:=[.$A$3]*SIN(RADIANS([.B52]-120))" table:style-name="ce11">
            <text:p>-241.1072</text:p>
          </table:table-cell>
          <table:table-cell office:value-type="float" office:value="48.65629382101897" table:formula="of:=[.$A$3]*SIN(RADIANS([.B52]+120))" table:style-name="ce11">
            <text:p>48.6563</text:p>
          </table:table-cell>
          <table:table-cell table:style-name="ce11"/>
          <table:table-cell office:value-type="float" office:value="-24.328146910509446" table:formula="of:=(MIN([.C52];[.D52];[.E52])+MAX([.C52];[.D52];[.E52]))/2" table:style-name="ce12">
            <text:p>-24.3281</text:p>
          </table:table-cell>
          <table:table-cell office:value-type="float" office:value="216.77908986731632" table:formula="of:=[.C52]-[.G52]" table:style-name="ce11">
            <text:p>216.7791</text:p>
          </table:table-cell>
          <table:table-cell office:value-type="float" office:value="-216.77908986731632" table:formula="of:=[.D52]-[.G52]" table:style-name="ce11">
            <text:p>-216.7791</text:p>
          </table:table-cell>
          <table:table-cell office:value-type="float" office:value="72.984440731528423" table:formula="of:=[.E52]-[.G52]" table:style-name="ce11">
            <text:p>72.9844</text:p>
          </table:table-cell>
          <table:table-cell table:style-name="ce11"/>
          <table:table-cell office:value-type="float" office:value="223.22547147840345" table:formula="of:=[.C52]/2+127" table:style-name="ce13">
            <text:p>223</text:p>
          </table:table-cell>
          <table:table-cell office:value-type="float" office:value="236.38954493365816" table:formula="of:=[.H52]/2+128" table:style-name="ce13">
            <text:p>236</text:p>
          </table:table-cell>
          <table:table-cell office:value-type="float" office:value="236.42400000000001" table:style-name="ce1">
            <text:p>236.424</text:p>
          </table:table-cell>
          <table:table-cell office:value-type="float" office:value="163.631" table:style-name="ce1">
            <text:p>163.631</text:p>
          </table:table-cell>
          <table:table-cell table:style-name="ce1"/>
          <table:table-cell office:value-type="float" office:value="0.42738888888888893" table:formula="of:=[.B52]*2*3.14/720" table:style-name="ce1">
            <text:p>0.427388889</text:p>
          </table:table-cell>
          <table:table-cell office:value-type="float" office:value="179.64098863023139" table:formula="of:=127*SIN([.Q52])+127" table:style-name="ce1">
            <text:p>179.6409886</text:p>
          </table:table-cell>
          <table:table-cell office:value-type="float" office:value="41.635095743272643" table:formula="of:=127*SIN([.Q52]+[.$P$2])+127" table:style-name="ce1">
            <text:p>41.63509574</text:p>
          </table:table-cell>
          <table:table-cell office:value-type="float" office:value="112.09298251008862" table:formula="of:=127*SIN([.Q52]-[.$P$2])+127" table:style-name="ce1">
            <text:p>112.0929825</text:p>
          </table:table-cell>
          <table:table-cell office:value-type="float" office:value="110.63804218675202" table:formula="of:=(MIN([.R52];[.S52];[.T52])+MAX([.R52];[.S52];[.T52]))/2" table:style-name="ce1">
            <text:p>110.638042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0" table:style-name="ce2">
            <text:p>50</text:p>
          </table:table-cell>
          <table:table-cell office:value-type="float" office:value="195.3413329953394" table:formula="of:=[.$A$3]*SIN(RADIANS([.B53]))" table:style-name="ce11">
            <text:p>195.3413</text:p>
          </table:table-cell>
          <table:table-cell office:value-type="float" office:value="-239.62161830040662" table:formula="of:=[.$A$3]*SIN(RADIANS([.B53]-120))" table:style-name="ce11">
            <text:p>-239.6216</text:p>
          </table:table-cell>
          <table:table-cell office:value-type="float" office:value="44.280285305067217" table:formula="of:=[.$A$3]*SIN(RADIANS([.B53]+120))" table:style-name="ce11">
            <text:p>44.2803</text:p>
          </table:table-cell>
          <table:table-cell table:style-name="ce11"/>
          <table:table-cell office:value-type="float" office:value="-22.140142652533612" table:formula="of:=(MIN([.C53];[.D53];[.E53])+MAX([.C53];[.D53];[.E53]))/2" table:style-name="ce12">
            <text:p>-22.1401</text:p>
          </table:table-cell>
          <table:table-cell office:value-type="float" office:value="217.48147564787303" table:formula="of:=[.C53]-[.G53]" table:style-name="ce11">
            <text:p>217.4815</text:p>
          </table:table-cell>
          <table:table-cell office:value-type="float" office:value="-217.48147564787303" table:formula="of:=[.D53]-[.G53]" table:style-name="ce11">
            <text:p>-217.4815</text:p>
          </table:table-cell>
          <table:table-cell office:value-type="float" office:value="66.420427957600822" table:formula="of:=[.E53]-[.G53]" table:style-name="ce11">
            <text:p>66.4204</text:p>
          </table:table-cell>
          <table:table-cell table:style-name="ce11"/>
          <table:table-cell office:value-type="float" office:value="224.67066649766969" table:formula="of:=[.C53]/2+127" table:style-name="ce13">
            <text:p>225</text:p>
          </table:table-cell>
          <table:table-cell office:value-type="float" office:value="236.74073782393651" table:formula="of:=[.H53]/2+128" table:style-name="ce13">
            <text:p>237</text:p>
          </table:table-cell>
          <table:table-cell office:value-type="float" office:value="236.77799999999999" table:style-name="ce1">
            <text:p>236.778</text:p>
          </table:table-cell>
          <table:table-cell office:value-type="float" office:value="164.31200000000001" table:style-name="ce1">
            <text:p>164.312</text:p>
          </table:table-cell>
          <table:table-cell table:style-name="ce1"/>
          <table:table-cell office:value-type="float" office:value="0.43611111111111112" table:formula="of:=[.B53]*2*3.14/720" table:style-name="ce1">
            <text:p>0.436111111</text:p>
          </table:table-cell>
          <table:table-cell office:value-type="float" office:value="180.64705735004435" table:formula="of:=127*SIN([.Q53])+127" table:style-name="ce1">
            <text:p>180.6470574</text:p>
          </table:table-cell>
          <table:table-cell office:value-type="float" office:value="40.818193810914465" table:formula="of:=127*SIN([.Q53]+[.$P$2])+127" table:style-name="ce1">
            <text:p>40.81819381</text:p>
          </table:table-cell>
          <table:table-cell office:value-type="float" office:value="110.99349862656865" table:formula="of:=127*SIN([.Q53]-[.$P$2])+127" table:style-name="ce1">
            <text:p>110.9934986</text:p>
          </table:table-cell>
          <table:table-cell office:value-type="float" office:value="110.73262558047941" table:formula="of:=(MIN([.R53];[.S53];[.T53])+MAX([.R53];[.S53];[.T53]))/2" table:style-name="ce1">
            <text:p>110.732625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1" table:style-name="ce2">
            <text:p>51</text:p>
          </table:table-cell>
          <table:table-cell office:value-type="float" office:value="198.17222017152758" table:formula="of:=[.$A$3]*SIN(RADIANS([.B54]))" table:style-name="ce11">
            <text:p>198.1722</text:p>
          </table:table-cell>
          <table:table-cell office:value-type="float" office:value="-238.06300875678645" table:formula="of:=[.$A$3]*SIN(RADIANS([.B54]-120))" table:style-name="ce11">
            <text:p>-238.0630</text:p>
          </table:table-cell>
          <table:table-cell office:value-type="float" office:value="39.890788585258903" table:formula="of:=[.$A$3]*SIN(RADIANS([.B54]+120))" table:style-name="ce11">
            <text:p>39.8908</text:p>
          </table:table-cell>
          <table:table-cell table:style-name="ce11"/>
          <table:table-cell office:value-type="float" office:value="-19.94539429262943" table:formula="of:=(MIN([.C54];[.D54];[.E54])+MAX([.C54];[.D54];[.E54]))/2" table:style-name="ce12">
            <text:p>-19.9454</text:p>
          </table:table-cell>
          <table:table-cell office:value-type="float" office:value="218.11761446415701" table:formula="of:=[.C54]-[.G54]" table:style-name="ce11">
            <text:p>218.1176</text:p>
          </table:table-cell>
          <table:table-cell office:value-type="float" office:value="-218.11761446415701" table:formula="of:=[.D54]-[.G54]" table:style-name="ce11">
            <text:p>-218.1176</text:p>
          </table:table-cell>
          <table:table-cell office:value-type="float" office:value="59.836182877888334" table:formula="of:=[.E54]-[.G54]" table:style-name="ce11">
            <text:p>59.8362</text:p>
          </table:table-cell>
          <table:table-cell table:style-name="ce11"/>
          <table:table-cell office:value-type="float" office:value="226.08611008576378" table:formula="of:=[.C54]/2+127" table:style-name="ce13">
            <text:p>226</text:p>
          </table:table-cell>
          <table:table-cell office:value-type="float" office:value="237.05880723207849" table:formula="of:=[.H54]/2+128" table:style-name="ce13">
            <text:p>237</text:p>
          </table:table-cell>
          <table:table-cell office:value-type="float" office:value="237.09899999999999" table:style-name="ce1">
            <text:p>237.099</text:p>
          </table:table-cell>
          <table:table-cell office:value-type="float" office:value="164.99" table:style-name="ce1">
            <text:p>164.99</text:p>
          </table:table-cell>
          <table:table-cell table:style-name="ce1"/>
          <table:table-cell office:value-type="float" office:value="0.44483333333333336" table:formula="of:=[.B54]*2*3.14/720" table:style-name="ce1">
            <text:p>0.444833333</text:p>
          </table:table-cell>
          <table:table-cell office:value-type="float" office:value="181.6490447799398" table:formula="of:=127*SIN([.Q54])+127" table:style-name="ce1">
            <text:p>181.6490448</text:p>
          </table:table-cell>
          <table:table-cell office:value-type="float" office:value="40.007848304090388" table:formula="of:=127*SIN([.Q54]+[.$P$2])+127" table:style-name="ce1">
            <text:p>40.0078483</text:p>
          </table:table-cell>
          <table:table-cell office:value-type="float" office:value="109.89523246450162" table:formula="of:=127*SIN([.Q54]-[.$P$2])+127" table:style-name="ce1">
            <text:p>109.8952325</text:p>
          </table:table-cell>
          <table:table-cell office:value-type="float" office:value="110.82844654201509" table:formula="of:=(MIN([.R54];[.S54];[.T54])+MAX([.R54];[.S54];[.T54]))/2" table:style-name="ce1">
            <text:p>110.82844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2" table:style-name="ce2">
            <text:p>52</text:p>
          </table:table-cell>
          <table:table-cell office:value-type="float" office:value="200.94274216971411" table:formula="of:=[.$A$3]*SIN(RADIANS([.B55]))" table:style-name="ce11">
            <text:p>200.9427</text:p>
          </table:table-cell>
          <table:table-cell office:value-type="float" office:value="-236.4318829145308" table:formula="of:=[.$A$3]*SIN(RADIANS([.B55]-120))" table:style-name="ce11">
            <text:p>-236.4319</text:p>
          </table:table-cell>
          <table:table-cell office:value-type="float" office:value="35.489140744816659" table:formula="of:=[.$A$3]*SIN(RADIANS([.B55]+120))" table:style-name="ce11">
            <text:p>35.4891</text:p>
          </table:table-cell>
          <table:table-cell table:style-name="ce11"/>
          <table:table-cell office:value-type="float" office:value="-17.744570372408347" table:formula="of:=(MIN([.C55];[.D55];[.E55])+MAX([.C55];[.D55];[.E55]))/2" table:style-name="ce12">
            <text:p>-17.7446</text:p>
          </table:table-cell>
          <table:table-cell office:value-type="float" office:value="218.68731254212247" table:formula="of:=[.C55]-[.G55]" table:style-name="ce11">
            <text:p>218.6873</text:p>
          </table:table-cell>
          <table:table-cell office:value-type="float" office:value="-218.68731254212247" table:formula="of:=[.D55]-[.G55]" table:style-name="ce11">
            <text:p>-218.6873</text:p>
          </table:table-cell>
          <table:table-cell office:value-type="float" office:value="53.233711117225006" table:formula="of:=[.E55]-[.G55]" table:style-name="ce11">
            <text:p>53.2337</text:p>
          </table:table-cell>
          <table:table-cell table:style-name="ce11"/>
          <table:table-cell office:value-type="float" office:value="227.47137108485705" table:formula="of:=[.C55]/2+127" table:style-name="ce13">
            <text:p>227</text:p>
          </table:table-cell>
          <table:table-cell office:value-type="float" office:value="237.34365627106123" table:formula="of:=[.H55]/2+128" table:style-name="ce13">
            <text:p>237</text:p>
          </table:table-cell>
          <table:table-cell office:value-type="float" office:value="237.387" table:style-name="ce1">
            <text:p>237.387</text:p>
          </table:table-cell>
          <table:table-cell office:value-type="float" office:value="165.666" table:style-name="ce1">
            <text:p>165.666</text:p>
          </table:table-cell>
          <table:table-cell table:style-name="ce1"/>
          <table:table-cell office:value-type="float" office:value="0.45355555555555555" table:formula="of:=[.B55]*2*3.14/720" table:style-name="ce1">
            <text:p>0.453555556</text:p>
          </table:table-cell>
          <table:table-cell office:value-type="float" office:value="182.64687469204245" table:formula="of:=127*SIN([.Q55])+127" table:style-name="ce1">
            <text:p>182.6468747</text:p>
          </table:table-cell>
          <table:table-cell office:value-type="float" office:value="39.204120871196068" table:formula="of:=127*SIN([.Q55]+[.$P$2])+127" table:style-name="ce1">
            <text:p>39.20412087</text:p>
          </table:table-cell>
          <table:table-cell office:value-type="float" office:value="108.7982675763307" table:formula="of:=127*SIN([.Q55]-[.$P$2])+127" table:style-name="ce1">
            <text:p>108.7982676</text:p>
          </table:table-cell>
          <table:table-cell office:value-type="float" office:value="110.92549778161926" table:formula="of:=(MIN([.R55];[.S55];[.T55])+MAX([.R55];[.S55];[.T55]))/2" table:style-name="ce1">
            <text:p>110.92549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3" table:style-name="ce2">
            <text:p>53</text:p>
          </table:table-cell>
          <table:table-cell office:value-type="float" office:value="203.65205506205967" table:formula="of:=[.$A$3]*SIN(RADIANS([.B56]))" table:style-name="ce11">
            <text:p>203.6521</text:p>
          </table:table-cell>
          <table:table-cell office:value-type="float" office:value="-234.72873763037231" table:formula="of:=[.$A$3]*SIN(RADIANS([.B56]-120))" table:style-name="ce11">
            <text:p>-234.7287</text:p>
          </table:table-cell>
          <table:table-cell office:value-type="float" office:value="31.076682568312624" table:formula="of:=[.$A$3]*SIN(RADIANS([.B56]+120))" table:style-name="ce11">
            <text:p>31.0767</text:p>
          </table:table-cell>
          <table:table-cell table:style-name="ce11"/>
          <table:table-cell office:value-type="float" office:value="-15.538341284156317" table:formula="of:=(MIN([.C56];[.D56];[.E56])+MAX([.C56];[.D56];[.E56]))/2" table:style-name="ce12">
            <text:p>-15.5383</text:p>
          </table:table-cell>
          <table:table-cell office:value-type="float" office:value="219.190396346216" table:formula="of:=[.C56]-[.G56]" table:style-name="ce11">
            <text:p>219.1904</text:p>
          </table:table-cell>
          <table:table-cell office:value-type="float" office:value="-219.190396346216" table:formula="of:=[.D56]-[.G56]" table:style-name="ce11">
            <text:p>-219.1904</text:p>
          </table:table-cell>
          <table:table-cell office:value-type="float" office:value="46.615023852468937" table:formula="of:=[.E56]-[.G56]" table:style-name="ce11">
            <text:p>46.6150</text:p>
          </table:table-cell>
          <table:table-cell table:style-name="ce11"/>
          <table:table-cell office:value-type="float" office:value="228.82602753102984" table:formula="of:=[.C56]/2+127" table:style-name="ce13">
            <text:p>229</text:p>
          </table:table-cell>
          <table:table-cell office:value-type="float" office:value="237.595198173108" table:formula="of:=[.H56]/2+128" table:style-name="ce13">
            <text:p>238</text:p>
          </table:table-cell>
          <table:table-cell office:value-type="float" office:value="237.642" table:style-name="ce1">
            <text:p>237.642</text:p>
          </table:table-cell>
          <table:table-cell office:value-type="float" office:value="166.33799999999999" table:style-name="ce1">
            <text:p>166.338</text:p>
          </table:table-cell>
          <table:table-cell table:style-name="ce1"/>
          <table:table-cell office:value-type="float" office:value="0.46227777777777784" table:formula="of:=[.B56]*2*3.14/720" table:style-name="ce1">
            <text:p>0.462277778</text:p>
          </table:table-cell>
          <table:table-cell office:value-type="float" office:value="183.64047117476721" table:formula="of:=127*SIN([.Q56])+127" table:style-name="ce1">
            <text:p>183.6404712</text:p>
          </table:table-cell>
          <table:table-cell office:value-type="float" office:value="38.407072657143431" table:formula="of:=127*SIN([.Q56]+[.$P$2])+127" table:style-name="ce1">
            <text:p>38.40707266</text:p>
          </table:table-cell>
          <table:table-cell office:value-type="float" office:value="107.70268741549887" table:formula="of:=127*SIN([.Q56]-[.$P$2])+127" table:style-name="ce1">
            <text:p>107.7026874</text:p>
          </table:table-cell>
          <table:table-cell office:value-type="float" office:value="111.02377191595532" table:formula="of:=(MIN([.R56];[.S56];[.T56])+MAX([.R56];[.S56];[.T56]))/2" table:style-name="ce1">
            <text:p>111.023771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4" table:style-name="ce2">
            <text:p>54</text:p>
          </table:table-cell>
          <table:table-cell office:value-type="float" office:value="206.29933356561159" table:formula="of:=[.$A$3]*SIN(RADIANS([.B57]))" table:style-name="ce11">
            <text:p>206.2993</text:p>
          </table:table-cell>
          <table:table-cell office:value-type="float" office:value="-232.95409169886321" table:formula="of:=[.$A$3]*SIN(RADIANS([.B57]-120))" table:style-name="ce11">
            <text:p>-232.9541</text:p>
          </table:table-cell>
          <table:table-cell office:value-type="float" office:value="26.654758133251704" table:formula="of:=[.$A$3]*SIN(RADIANS([.B57]+120))" table:style-name="ce11">
            <text:p>26.6548</text:p>
          </table:table-cell>
          <table:table-cell table:style-name="ce11"/>
          <table:table-cell office:value-type="float" office:value="-13.327379066625809" table:formula="of:=(MIN([.C57];[.D57];[.E57])+MAX([.C57];[.D57];[.E57]))/2" table:style-name="ce12">
            <text:p>-13.3274</text:p>
          </table:table-cell>
          <table:table-cell office:value-type="float" office:value="219.6267126322374" table:formula="of:=[.C57]-[.G57]" table:style-name="ce11">
            <text:p>219.6267</text:p>
          </table:table-cell>
          <table:table-cell office:value-type="float" office:value="-219.6267126322374" table:formula="of:=[.D57]-[.G57]" table:style-name="ce11">
            <text:p>-219.6267</text:p>
          </table:table-cell>
          <table:table-cell office:value-type="float" office:value="39.982137199877513" table:formula="of:=[.E57]-[.G57]" table:style-name="ce11">
            <text:p>39.9821</text:p>
          </table:table-cell>
          <table:table-cell table:style-name="ce11"/>
          <table:table-cell office:value-type="float" office:value="230.14966678280581" table:formula="of:=[.C57]/2+127" table:style-name="ce13">
            <text:p>230</text:p>
          </table:table-cell>
          <table:table-cell office:value-type="float" office:value="237.8133563161187" table:formula="of:=[.H57]/2+128" table:style-name="ce13">
            <text:p>238</text:p>
          </table:table-cell>
          <table:table-cell office:value-type="float" office:value="237.863" table:style-name="ce1">
            <text:p>237.863</text:p>
          </table:table-cell>
          <table:table-cell office:value-type="float" office:value="167.00800000000001" table:style-name="ce1">
            <text:p>167.008</text:p>
          </table:table-cell>
          <table:table-cell table:style-name="ce1"/>
          <table:table-cell office:value-type="float" office:value="0.47100000000000003" table:formula="of:=[.B57]*2*3.14/720" table:style-name="ce1">
            <text:p>0.471</text:p>
          </table:table-cell>
          <table:table-cell office:value-type="float" office:value="184.62975863859424" table:formula="of:=127*SIN([.Q57])+127" table:style-name="ce1">
            <text:p>184.6297586</text:p>
          </table:table-cell>
          <table:table-cell office:value-type="float" office:value="37.616764298714259" table:formula="of:=127*SIN([.Q57]+[.$P$2])+127" table:style-name="ce1">
            <text:p>37.6167643</text:p>
          </table:table-cell>
          <table:table-cell office:value-type="float" office:value="106.60857533010723" table:formula="of:=127*SIN([.Q57]-[.$P$2])+127" table:style-name="ce1">
            <text:p>106.6085753</text:p>
          </table:table-cell>
          <table:table-cell office:value-type="float" office:value="111.12326146865425" table:formula="of:=(MIN([.R57];[.S57];[.T57])+MAX([.R57];[.S57];[.T57]))/2" table:style-name="ce1">
            <text:p>111.123261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5" table:style-name="ce2">
            <text:p>55</text:p>
          </table:table-cell>
          <table:table-cell office:value-type="float" office:value="208.88377129369292" table:formula="of:=[.$A$3]*SIN(RADIANS([.B58]))" table:style-name="ce11">
            <text:p>208.8838</text:p>
          </table:table-cell>
          <table:table-cell office:value-type="float" office:value="-231.10848569434575" table:formula="of:=[.$A$3]*SIN(RADIANS([.B58]-120))" table:style-name="ce11">
            <text:p>-231.1085</text:p>
          </table:table-cell>
          <table:table-cell office:value-type="float" office:value="22.224714400652839" table:formula="of:=[.$A$3]*SIN(RADIANS([.B58]+120))" table:style-name="ce11">
            <text:p>22.2247</text:p>
          </table:table-cell>
          <table:table-cell table:style-name="ce11"/>
          <table:table-cell office:value-type="float" office:value="-11.112357200326414" table:formula="of:=(MIN([.C58];[.D58];[.E58])+MAX([.C58];[.D58];[.E58]))/2" table:style-name="ce12">
            <text:p>-11.1124</text:p>
          </table:table-cell>
          <table:table-cell office:value-type="float" office:value="219.99612849401933" table:formula="of:=[.C58]-[.G58]" table:style-name="ce11">
            <text:p>219.9961</text:p>
          </table:table-cell>
          <table:table-cell office:value-type="float" office:value="-219.99612849401933" table:formula="of:=[.D58]-[.G58]" table:style-name="ce11">
            <text:p>-219.9961</text:p>
          </table:table-cell>
          <table:table-cell office:value-type="float" office:value="33.337071600979257" table:formula="of:=[.E58]-[.G58]" table:style-name="ce11">
            <text:p>33.3371</text:p>
          </table:table-cell>
          <table:table-cell table:style-name="ce11"/>
          <table:table-cell office:value-type="float" office:value="231.44188564684646" table:formula="of:=[.C58]/2+127" table:style-name="ce13">
            <text:p>231</text:p>
          </table:table-cell>
          <table:table-cell office:value-type="float" office:value="237.99806424700967" table:formula="of:=[.H58]/2+128" table:style-name="ce13">
            <text:p>238</text:p>
          </table:table-cell>
          <table:table-cell office:value-type="float" office:value="238.05" table:style-name="ce1">
            <text:p>238.05</text:p>
          </table:table-cell>
          <table:table-cell office:value-type="float" office:value="167.67500000000001" table:style-name="ce1">
            <text:p>167.675</text:p>
          </table:table-cell>
          <table:table-cell table:style-name="ce1"/>
          <table:table-cell office:value-type="float" office:value="0.47972222222222227" table:formula="of:=[.B58]*2*3.14/720" table:style-name="ce1">
            <text:p>0.479722222</text:p>
          </table:table-cell>
          <table:table-cell office:value-type="float" office:value="185.61466182181948" table:formula="of:=127*SIN([.Q58])+127" table:style-name="ce1">
            <text:p>185.6146618</text:p>
          </table:table-cell>
          <table:table-cell office:value-type="float" office:value="36.833255919941934" table:formula="of:=127*SIN([.Q58]+[.$P$2])+127" table:style-name="ce1">
            <text:p>36.83325592</text:p>
          </table:table-cell>
          <table:table-cell office:value-type="float" office:value="105.51601455656703" table:formula="of:=127*SIN([.Q58]-[.$P$2])+127" table:style-name="ce1">
            <text:p>105.5160146</text:p>
          </table:table-cell>
          <table:table-cell office:value-type="float" office:value="111.22395887088071" table:formula="of:=(MIN([.R58];[.S58];[.T58])+MAX([.R58];[.S58];[.T58]))/2" table:style-name="ce1">
            <text:p>111.223958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6" table:style-name="ce2">
            <text:p>56</text:p>
          </table:table-cell>
          <table:table-cell office:value-type="float" office:value="211.40458100153563" table:formula="of:=[.$A$3]*SIN(RADIANS([.B59]))" table:style-name="ce11">
            <text:p>211.4046</text:p>
          </table:table-cell>
          <table:table-cell office:value-type="float" office:value="-229.19248180628759" table:formula="of:=[.$A$3]*SIN(RADIANS([.B59]-120))" table:style-name="ce11">
            <text:p>-229.1925</text:p>
          </table:table-cell>
          <table:table-cell office:value-type="float" office:value="17.78790080475201" table:formula="of:=[.$A$3]*SIN(RADIANS([.B59]+120))" table:style-name="ce11">
            <text:p>17.7879</text:p>
          </table:table-cell>
          <table:table-cell table:style-name="ce11"/>
          <table:table-cell office:value-type="float" office:value="-8.8939504023759781" table:formula="of:=(MIN([.C59];[.D59];[.E59])+MAX([.C59];[.D59];[.E59]))/2" table:style-name="ce12">
            <text:p>-8.8940</text:p>
          </table:table-cell>
          <table:table-cell office:value-type="float" office:value="220.29853140391162" table:formula="of:=[.C59]-[.G59]" table:style-name="ce11">
            <text:p>220.2985</text:p>
          </table:table-cell>
          <table:table-cell office:value-type="float" office:value="-220.29853140391162" table:formula="of:=[.D59]-[.G59]" table:style-name="ce11">
            <text:p>-220.2985</text:p>
          </table:table-cell>
          <table:table-cell office:value-type="float" office:value="26.681851207127988" table:formula="of:=[.E59]-[.G59]" table:style-name="ce11">
            <text:p>26.6819</text:p>
          </table:table-cell>
          <table:table-cell table:style-name="ce11"/>
          <table:table-cell office:value-type="float" office:value="232.70229050076782" table:formula="of:=[.C59]/2+127" table:style-name="ce13">
            <text:p>233</text:p>
          </table:table-cell>
          <table:table-cell office:value-type="float" office:value="238.14926570195581" table:formula="of:=[.H59]/2+128" table:style-name="ce13">
            <text:p>238</text:p>
          </table:table-cell>
          <table:table-cell office:value-type="float" office:value="238.20500000000001" table:style-name="ce1">
            <text:p>238.205</text:p>
          </table:table-cell>
          <table:table-cell office:value-type="float" office:value="168.33799999999999" table:style-name="ce1">
            <text:p>168.338</text:p>
          </table:table-cell>
          <table:table-cell table:style-name="ce1"/>
          <table:table-cell office:value-type="float" office:value="0.48844444444444446" table:formula="of:=[.B59]*2*3.14/720" table:style-name="ce1">
            <text:p>0.488444444</text:p>
          </table:table-cell>
          <table:table-cell office:value-type="float" office:value="186.59510579628048" table:formula="of:=127*SIN([.Q59])+127" table:style-name="ce1">
            <text:p>186.5951058</text:p>
          </table:table-cell>
          <table:table-cell office:value-type="float" office:value="36.056607127541881" table:formula="of:=127*SIN([.Q59]+[.$P$2])+127" table:style-name="ce1">
            <text:p>36.05660713</text:p>
          </table:table-cell>
          <table:table-cell office:value-type="float" office:value="104.42508821327351" table:formula="of:=127*SIN([.Q59]-[.$P$2])+127" table:style-name="ce1">
            <text:p>104.4250882</text:p>
          </table:table-cell>
          <table:table-cell office:value-type="float" office:value="111.32585646191117" table:formula="of:=(MIN([.R59];[.S59];[.T59])+MAX([.R59];[.S59];[.T59]))/2" table:style-name="ce1">
            <text:p>111.32585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7" table:style-name="ce2">
            <text:p>57</text:p>
          </table:table-cell>
          <table:table-cell office:value-type="float" office:value="213.86099482608313" table:formula="of:=[.$A$3]*SIN(RADIANS([.B60]))" table:style-name="ce11">
            <text:p>213.8610</text:p>
          </table:table-cell>
          <table:table-cell office:value-type="float" office:value="-227.2066636680338" table:formula="of:=[.$A$3]*SIN(RADIANS([.B60]-120))" table:style-name="ce11">
            <text:p>-227.2067</text:p>
          </table:table-cell>
          <table:table-cell office:value-type="float" office:value="13.345668841950671" table:formula="of:=[.$A$3]*SIN(RADIANS([.B60]+120))" table:style-name="ce11">
            <text:p>13.3457</text:p>
          </table:table-cell>
          <table:table-cell table:style-name="ce11"/>
          <table:table-cell office:value-type="float" office:value="-6.6728344209753345" table:formula="of:=(MIN([.C60];[.D60];[.E60])+MAX([.C60];[.D60];[.E60]))/2" table:style-name="ce12">
            <text:p>-6.6728</text:p>
          </table:table-cell>
          <table:table-cell office:value-type="float" office:value="220.53382924705846" table:formula="of:=[.C60]-[.G60]" table:style-name="ce11">
            <text:p>220.5338</text:p>
          </table:table-cell>
          <table:table-cell office:value-type="float" office:value="-220.53382924705846" table:formula="of:=[.D60]-[.G60]" table:style-name="ce11">
            <text:p>-220.5338</text:p>
          </table:table-cell>
          <table:table-cell office:value-type="float" office:value="20.018503262926004" table:formula="of:=[.E60]-[.G60]" table:style-name="ce11">
            <text:p>20.0185</text:p>
          </table:table-cell>
          <table:table-cell table:style-name="ce11"/>
          <table:table-cell office:value-type="float" office:value="233.93049741304156" table:formula="of:=[.C60]/2+127" table:style-name="ce13">
            <text:p>234</text:p>
          </table:table-cell>
          <table:table-cell office:value-type="float" office:value="238.26691462352923" table:formula="of:=[.H60]/2+128" table:style-name="ce13">
            <text:p>238</text:p>
          </table:table-cell>
          <table:table-cell office:value-type="float" office:value="238.32499999999999" table:style-name="ce1">
            <text:p>238.325</text:p>
          </table:table-cell>
          <table:table-cell office:value-type="float" office:value="168.999" table:style-name="ce1">
            <text:p>168.999</text:p>
          </table:table-cell>
          <table:table-cell table:style-name="ce1"/>
          <table:table-cell office:value-type="float" office:value="0.4971666666666667" table:formula="of:=[.B60]*2*3.14/720" table:style-name="ce1">
            <text:p>0.497166667</text:p>
          </table:table-cell>
          <table:table-cell office:value-type="float" office:value="187.57101597305649" table:formula="of:=127*SIN([.Q60])+127" table:style-name="ce1">
            <text:p>187.571016</text:p>
          </table:table-cell>
          <table:table-cell office:value-type="float" office:value="35.286877006374965" table:formula="of:=127*SIN([.Q60]+[.$P$2])+127" table:style-name="ce1">
            <text:p>35.28687701</text:p>
          </table:table-cell>
          <table:table-cell office:value-type="float" office:value="103.33587929427991" table:formula="of:=127*SIN([.Q60]-[.$P$2])+127" table:style-name="ce1">
            <text:p>103.3358793</text:p>
          </table:table-cell>
          <table:table-cell office:value-type="float" office:value="111.42894648971573" table:formula="of:=(MIN([.R60];[.S60];[.T60])+MAX([.R60];[.S60];[.T60]))/2" table:style-name="ce1">
            <text:p>111.42894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8" table:style-name="ce2">
            <text:p>58</text:p>
          </table:table-cell>
          <table:table-cell office:value-type="float" office:value="216.25226451988863" table:formula="of:=[.$A$3]*SIN(RADIANS([.B61]))" table:style-name="ce11">
            <text:p>216.2523</text:p>
          </table:table-cell>
          <table:table-cell office:value-type="float" office:value="-225.15163617902635" table:formula="of:=[.$A$3]*SIN(RADIANS([.B61]-120))" table:style-name="ce11">
            <text:p>-225.1516</text:p>
          </table:table-cell>
          <table:table-cell office:value-type="float" office:value="8.8993716591377918" table:formula="of:=[.$A$3]*SIN(RADIANS([.B61]+120))" table:style-name="ce11">
            <text:p>8.8994</text:p>
          </table:table-cell>
          <table:table-cell table:style-name="ce11"/>
          <table:table-cell office:value-type="float" office:value="-4.4496858295688639" table:formula="of:=(MIN([.C61];[.D61];[.E61])+MAX([.C61];[.D61];[.E61]))/2" table:style-name="ce12">
            <text:p>-4.4497</text:p>
          </table:table-cell>
          <table:table-cell office:value-type="float" office:value="220.70195034945749" table:formula="of:=[.C61]-[.G61]" table:style-name="ce11">
            <text:p>220.7020</text:p>
          </table:table-cell>
          <table:table-cell office:value-type="float" office:value="-220.70195034945749" table:formula="of:=[.D61]-[.G61]" table:style-name="ce11">
            <text:p>-220.7020</text:p>
          </table:table-cell>
          <table:table-cell office:value-type="float" office:value="13.349057488706656" table:formula="of:=[.E61]-[.G61]" table:style-name="ce11">
            <text:p>13.3491</text:p>
          </table:table-cell>
          <table:table-cell table:style-name="ce11"/>
          <table:table-cell office:value-type="float" office:value="235.12613225994431" table:formula="of:=[.C61]/2+127" table:style-name="ce13">
            <text:p>235</text:p>
          </table:table-cell>
          <table:table-cell office:value-type="float" office:value="238.35097517472875" table:formula="of:=[.H61]/2+128" table:style-name="ce13">
            <text:p>238</text:p>
          </table:table-cell>
          <table:table-cell office:value-type="float" office:value="238.41200000000001" table:style-name="ce1">
            <text:p>238.412</text:p>
          </table:table-cell>
          <table:table-cell office:value-type="float" office:value="169.65600000000001" table:style-name="ce1">
            <text:p>169.656</text:p>
          </table:table-cell>
          <table:table-cell table:style-name="ce1"/>
          <table:table-cell office:value-type="float" office:value="0.50588888888888894" table:formula="of:=[.B61]*2*3.14/720" table:style-name="ce1">
            <text:p>0.505888889</text:p>
          </table:table-cell>
          <table:table-cell office:value-type="float" office:value="188.54231810814301" table:formula="of:=127*SIN([.Q61])+127" table:style-name="ce1">
            <text:p>188.5423181</text:p>
          </table:table-cell>
          <table:table-cell office:value-type="float" office:value="34.524124114950638" table:formula="of:=127*SIN([.Q61]+[.$P$2])+127" table:style-name="ce1">
            <text:p>34.52412411</text:p>
          </table:table-cell>
          <table:table-cell office:value-type="float" office:value="102.24847066298085" table:formula="of:=127*SIN([.Q61]-[.$P$2])+127" table:style-name="ce1">
            <text:p>102.2484707</text:p>
          </table:table-cell>
          <table:table-cell office:value-type="float" office:value="111.53322111154682" table:formula="of:=(MIN([.R61];[.S61];[.T61])+MAX([.R61];[.S61];[.T61]))/2" table:style-name="ce1">
            <text:p>111.533221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59" table:style-name="ce2">
            <text:p>59</text:p>
          </table:table-cell>
          <table:table-cell office:value-type="float" office:value="218.57766167903864" table:formula="of:=[.$A$3]*SIN(RADIANS([.B62]))" table:style-name="ce11">
            <text:p>218.5777</text:p>
          </table:table-cell>
          <table:table-cell office:value-type="float" office:value="-223.02802532054591" table:formula="of:=[.$A$3]*SIN(RADIANS([.B62]-120))" table:style-name="ce11">
            <text:p>-223.0280</text:p>
          </table:table-cell>
          <table:table-cell office:value-type="float" office:value="4.4503636415072769" table:formula="of:=[.$A$3]*SIN(RADIANS([.B62]+120))" table:style-name="ce11">
            <text:p>4.4504</text:p>
          </table:table-cell>
          <table:table-cell table:style-name="ce11"/>
          <table:table-cell office:value-type="float" office:value="-2.2251818207536331" table:formula="of:=(MIN([.C62];[.D62];[.E62])+MAX([.C62];[.D62];[.E62]))/2" table:style-name="ce12">
            <text:p>-2.2252</text:p>
          </table:table-cell>
          <table:table-cell office:value-type="float" office:value="220.80284349979229" table:formula="of:=[.C62]-[.G62]" table:style-name="ce11">
            <text:p>220.8028</text:p>
          </table:table-cell>
          <table:table-cell office:value-type="float" office:value="-220.80284349979229" table:formula="of:=[.D62]-[.G62]" table:style-name="ce11">
            <text:p>-220.8028</text:p>
          </table:table-cell>
          <table:table-cell office:value-type="float" office:value="6.6755454622609101" table:formula="of:=[.E62]-[.G62]" table:style-name="ce11">
            <text:p>6.6755</text:p>
          </table:table-cell>
          <table:table-cell table:style-name="ce11"/>
          <table:table-cell office:value-type="float" office:value="236.28883083951933" table:formula="of:=[.C62]/2+127" table:style-name="ce13">
            <text:p>236</text:p>
          </table:table-cell>
          <table:table-cell office:value-type="float" office:value="238.40142174989614" table:formula="of:=[.H62]/2+128" table:style-name="ce13">
            <text:p>238</text:p>
          </table:table-cell>
          <table:table-cell office:value-type="float" office:value="238.46600000000001" table:style-name="ce1">
            <text:p>238.466</text:p>
          </table:table-cell>
          <table:table-cell office:value-type="float" office:value="170.31100000000001" table:style-name="ce1">
            <text:p>170.311</text:p>
          </table:table-cell>
          <table:table-cell table:style-name="ce1"/>
          <table:table-cell office:value-type="float" office:value="0.51461111111111113" table:formula="of:=[.B62]*2*3.14/720" table:style-name="ce1">
            <text:p>0.514611111</text:p>
          </table:table-cell>
          <table:table-cell office:value-type="float" office:value="189.50893830810014" table:formula="of:=127*SIN([.Q62])+127" table:style-name="ce1">
            <text:p>189.5089383</text:p>
          </table:table-cell>
          <table:table-cell office:value-type="float" office:value="33.76840648097641" table:formula="of:=127*SIN([.Q62]+[.$P$2])+127" table:style-name="ce1">
            <text:p>33.76840648</text:p>
          </table:table-cell>
          <table:table-cell office:value-type="float" office:value="101.16294504581461" table:formula="of:=127*SIN([.Q62]-[.$P$2])+127" table:style-name="ce1">
            <text:p>101.162945</text:p>
          </table:table-cell>
          <table:table-cell office:value-type="float" office:value="111.63867239453828" table:formula="of:=(MIN([.R62];[.S62];[.T62])+MAX([.R62];[.S62];[.T62]))/2" table:style-name="ce1">
            <text:p>111.638672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0" table:style-name="ce2">
            <text:p>60</text:p>
          </table:table-cell>
          <table:table-cell office:value-type="float" office:value="220.83647796503183" table:formula="of:=[.$A$3]*SIN(RADIANS([.B63]))" table:style-name="ce11">
            <text:p>220.8365</text:p>
          </table:table-cell>
          <table:table-cell office:value-type="float" office:value="-220.83647796503183" table:formula="of:=[.$A$3]*SIN(RADIANS([.B63]-120))" table:style-name="ce11">
            <text:p>-220.8365</text:p>
          </table:table-cell>
          <table:table-cell office:value-type="float" office:value="3.124128560016981E-14" table:formula="of:=[.$A$3]*SIN(RADIANS([.B63]+120))" table:style-name="ce11">
            <text:p>0.0000</text:p>
          </table:table-cell>
          <table:table-cell table:style-name="ce11"/>
          <table:table-cell office:value-type="float" office:value="0" table:formula="of:=(MIN([.C63];[.D63];[.E63])+MAX([.C63];[.D63];[.E63]))/2" table:style-name="ce12">
            <text:p>0.0000</text:p>
          </table:table-cell>
          <table:table-cell office:value-type="float" office:value="220.83647796503183" table:formula="of:=[.C63]-[.G63]" table:style-name="ce11">
            <text:p>220.8365</text:p>
          </table:table-cell>
          <table:table-cell office:value-type="float" office:value="-220.83647796503183" table:formula="of:=[.D63]-[.G63]" table:style-name="ce11">
            <text:p>-220.8365</text:p>
          </table:table-cell>
          <table:table-cell office:value-type="float" office:value="3.124128560016981E-14" table:formula="of:=[.E63]-[.G63]" table:style-name="ce11">
            <text:p>0.0000</text:p>
          </table:table-cell>
          <table:table-cell table:style-name="ce11"/>
          <table:table-cell office:value-type="float" office:value="237.4182389825159" table:formula="of:=[.C63]/2+127" table:style-name="ce13">
            <text:p>237</text:p>
          </table:table-cell>
          <table:table-cell office:value-type="float" office:value="238.4182389825159" table:formula="of:=[.H63]/2+128" table:style-name="ce13">
            <text:p>238</text:p>
          </table:table-cell>
          <table:table-cell office:value-type="float" office:value="238.48599999999999" table:style-name="ce1">
            <text:p>238.486</text:p>
          </table:table-cell>
          <table:table-cell office:value-type="float" office:value="170.96199999999999" table:style-name="ce1">
            <text:p>170.962</text:p>
          </table:table-cell>
          <table:table-cell table:style-name="ce1"/>
          <table:table-cell office:value-type="float" office:value="0.52333333333333332" table:formula="of:=[.B63]*2*3.14/720" table:style-name="ce1">
            <text:p>0.523333333</text:p>
          </table:table-cell>
          <table:table-cell office:value-type="float" office:value="190.47080303567401" table:formula="of:=127*SIN([.Q63])+127" table:style-name="ce1">
            <text:p>190.470803</text:p>
          </table:table-cell>
          <table:table-cell office:value-type="float" office:value="33.019781596938273" table:formula="of:=127*SIN([.Q63]+[.$P$2])+127" table:style-name="ce1">
            <text:p>33.0197816</text:p>
          </table:table-cell>
          <table:table-cell office:value-type="float" office:value="100.07938502596244" table:formula="of:=127*SIN([.Q63]-[.$P$2])+127" table:style-name="ce1">
            <text:p>100.079385</text:p>
          </table:table-cell>
          <table:table-cell office:value-type="float" office:value="111.74529231630615" table:formula="of:=(MIN([.R63];[.S63];[.T63])+MAX([.R63];[.S63];[.T63]))/2" table:style-name="ce1">
            <text:p>111.745292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1" table:style-name="ce2">
            <text:p>61</text:p>
          </table:table-cell>
          <table:table-cell office:value-type="float" office:value="223.02802532054591" table:formula="of:=[.$A$3]*SIN(RADIANS([.B64]))" table:style-name="ce11">
            <text:p>223.0280</text:p>
          </table:table-cell>
          <table:table-cell office:value-type="float" office:value="-218.57766167903864" table:formula="of:=[.$A$3]*SIN(RADIANS([.B64]-120))" table:style-name="ce11">
            <text:p>-218.5777</text:p>
          </table:table-cell>
          <table:table-cell office:value-type="float" office:value="-4.4503636415073276" table:formula="of:=[.$A$3]*SIN(RADIANS([.B64]+120))" table:style-name="ce11">
            <text:p>-4.4504</text:p>
          </table:table-cell>
          <table:table-cell table:style-name="ce11"/>
          <table:table-cell office:value-type="float" office:value="2.2251818207536331" table:formula="of:=(MIN([.C64];[.D64];[.E64])+MAX([.C64];[.D64];[.E64]))/2" table:style-name="ce12">
            <text:p>2.2252</text:p>
          </table:table-cell>
          <table:table-cell office:value-type="float" office:value="220.80284349979229" table:formula="of:=[.C64]-[.G64]" table:style-name="ce11">
            <text:p>220.8028</text:p>
          </table:table-cell>
          <table:table-cell office:value-type="float" office:value="-220.80284349979229" table:formula="of:=[.D64]-[.G64]" table:style-name="ce11">
            <text:p>-220.8028</text:p>
          </table:table-cell>
          <table:table-cell office:value-type="float" office:value="-6.6755454622609607" table:formula="of:=[.E64]-[.G64]" table:style-name="ce11">
            <text:p>-6.6755</text:p>
          </table:table-cell>
          <table:table-cell table:style-name="ce11"/>
          <table:table-cell office:value-type="float" office:value="238.51401266027295" table:formula="of:=[.C64]/2+127" table:style-name="ce13">
            <text:p>239</text:p>
          </table:table-cell>
          <table:table-cell office:value-type="float" office:value="238.40142174989614" table:formula="of:=[.H64]/2+128" table:style-name="ce13">
            <text:p>238</text:p>
          </table:table-cell>
          <table:table-cell office:value-type="float" office:value="238.47200000000001" table:style-name="ce1">
            <text:p>238.472</text:p>
          </table:table-cell>
          <table:table-cell office:value-type="float" office:value="171.60900000000001" table:style-name="ce1">
            <text:p>171.609</text:p>
          </table:table-cell>
          <table:table-cell table:style-name="ce1"/>
          <table:table-cell office:value-type="float" office:value="0.53205555555555561" table:formula="of:=[.B64]*2*3.14/720" table:style-name="ce1">
            <text:p>0.532055556</text:p>
          </table:table-cell>
          <table:table-cell office:value-type="float" office:value="191.42783911539124" table:formula="of:=127*SIN([.Q64])+127" table:style-name="ce1">
            <text:p>191.4278391</text:p>
          </table:table-cell>
          <table:table-cell office:value-type="float" office:value="32.278306415731251" table:formula="of:=127*SIN([.Q64]+[.$P$2])+127" table:style-name="ce1">
            <text:p>32.27830642</text:p>
          </table:table-cell>
          <table:table-cell office:value-type="float" office:value="98.997873037072182" table:formula="of:=127*SIN([.Q64]-[.$P$2])+127" table:style-name="ce1">
            <text:p>98.99787304</text:p>
          </table:table-cell>
          <table:table-cell office:value-type="float" office:value="111.85307276556125" table:formula="of:=(MIN([.R64];[.S64];[.T64])+MAX([.R64];[.S64];[.T64]))/2" table:style-name="ce1">
            <text:p>111.853072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2" table:style-name="ce2">
            <text:p>62</text:p>
          </table:table-cell>
          <table:table-cell office:value-type="float" office:value="225.15163617902635" table:formula="of:=[.$A$3]*SIN(RADIANS([.B65]))" table:style-name="ce11">
            <text:p>225.1516</text:p>
          </table:table-cell>
          <table:table-cell office:value-type="float" office:value="-216.25226451988863" table:formula="of:=[.$A$3]*SIN(RADIANS([.B65]-120))" table:style-name="ce11">
            <text:p>-216.2523</text:p>
          </table:table-cell>
          <table:table-cell office:value-type="float" office:value="-8.8993716591377297" table:formula="of:=[.$A$3]*SIN(RADIANS([.B65]+120))" table:style-name="ce11">
            <text:p>-8.8994</text:p>
          </table:table-cell>
          <table:table-cell table:style-name="ce11"/>
          <table:table-cell office:value-type="float" office:value="4.4496858295688639" table:formula="of:=(MIN([.C65];[.D65];[.E65])+MAX([.C65];[.D65];[.E65]))/2" table:style-name="ce12">
            <text:p>4.4497</text:p>
          </table:table-cell>
          <table:table-cell office:value-type="float" office:value="220.70195034945749" table:formula="of:=[.C65]-[.G65]" table:style-name="ce11">
            <text:p>220.7020</text:p>
          </table:table-cell>
          <table:table-cell office:value-type="float" office:value="-220.70195034945749" table:formula="of:=[.D65]-[.G65]" table:style-name="ce11">
            <text:p>-220.7020</text:p>
          </table:table-cell>
          <table:table-cell office:value-type="float" office:value="-13.349057488706594" table:formula="of:=[.E65]-[.G65]" table:style-name="ce11">
            <text:p>-13.3491</text:p>
          </table:table-cell>
          <table:table-cell table:style-name="ce11"/>
          <table:table-cell office:value-type="float" office:value="239.57581808951318" table:formula="of:=[.C65]/2+127" table:style-name="ce13">
            <text:p>240</text:p>
          </table:table-cell>
          <table:table-cell office:value-type="float" office:value="238.35097517472875" table:formula="of:=[.H65]/2+128" table:style-name="ce13">
            <text:p>238</text:p>
          </table:table-cell>
          <table:table-cell office:value-type="float" office:value="238.42500000000001" table:style-name="ce1">
            <text:p>238.425</text:p>
          </table:table-cell>
          <table:table-cell office:value-type="float" office:value="172.25399999999999" table:style-name="ce1">
            <text:p>172.254</text:p>
          </table:table-cell>
          <table:table-cell table:style-name="ce1"/>
          <table:table-cell office:value-type="float" office:value="0.5407777777777778" table:formula="of:=[.B65]*2*3.14/720" table:style-name="ce1">
            <text:p>0.540777778</text:p>
          </table:table-cell>
          <table:table-cell office:value-type="float" office:value="192.37997373912603" table:formula="of:=127*SIN([.Q65])+127" table:style-name="ce1">
            <text:p>192.3799737</text:p>
          </table:table-cell>
          <table:table-cell office:value-type="float" office:value="31.544037346324657" table:formula="of:=127*SIN([.Q65]+[.$P$2])+127" table:style-name="ce1">
            <text:p>31.54403735</text:p>
          </table:table-cell>
          <table:table-cell office:value-type="float" office:value="97.918491356984219" table:formula="of:=127*SIN([.Q65]-[.$P$2])+127" table:style-name="ce1">
            <text:p>97.91849136</text:p>
          </table:table-cell>
          <table:table-cell office:value-type="float" office:value="111.96200554272534" table:formula="of:=(MIN([.R65];[.S65];[.T65])+MAX([.R65];[.S65];[.T65]))/2" table:style-name="ce1">
            <text:p>111.962005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3" table:style-name="ce2">
            <text:p>63</text:p>
          </table:table-cell>
          <table:table-cell office:value-type="float" office:value="227.2066636680338" table:formula="of:=[.$A$3]*SIN(RADIANS([.B66]))" table:style-name="ce11">
            <text:p>227.2067</text:p>
          </table:table-cell>
          <table:table-cell office:value-type="float" office:value="-213.86099482608313" table:formula="of:=[.$A$3]*SIN(RADIANS([.B66]-120))" table:style-name="ce11">
            <text:p>-213.8610</text:p>
          </table:table-cell>
          <table:table-cell office:value-type="float" office:value="-13.345668841950607" table:formula="of:=[.$A$3]*SIN(RADIANS([.B66]+120))" table:style-name="ce11">
            <text:p>-13.3457</text:p>
          </table:table-cell>
          <table:table-cell table:style-name="ce11"/>
          <table:table-cell office:value-type="float" office:value="6.6728344209753345" table:formula="of:=(MIN([.C66];[.D66];[.E66])+MAX([.C66];[.D66];[.E66]))/2" table:style-name="ce12">
            <text:p>6.6728</text:p>
          </table:table-cell>
          <table:table-cell office:value-type="float" office:value="220.53382924705846" table:formula="of:=[.C66]-[.G66]" table:style-name="ce11">
            <text:p>220.5338</text:p>
          </table:table-cell>
          <table:table-cell office:value-type="float" office:value="-220.53382924705846" table:formula="of:=[.D66]-[.G66]" table:style-name="ce11">
            <text:p>-220.5338</text:p>
          </table:table-cell>
          <table:table-cell office:value-type="float" office:value="-20.01850326292594" table:formula="of:=[.E66]-[.G66]" table:style-name="ce11">
            <text:p>-20.0185</text:p>
          </table:table-cell>
          <table:table-cell table:style-name="ce11"/>
          <table:table-cell office:value-type="float" office:value="240.6033318340169" table:formula="of:=[.C66]/2+127" table:style-name="ce13">
            <text:p>241</text:p>
          </table:table-cell>
          <table:table-cell office:value-type="float" office:value="238.26691462352923" table:formula="of:=[.H66]/2+128" table:style-name="ce13">
            <text:p>238</text:p>
          </table:table-cell>
          <table:table-cell office:value-type="float" office:value="238.34399999999999" table:style-name="ce1">
            <text:p>238.344</text:p>
          </table:table-cell>
          <table:table-cell office:value-type="float" office:value="172.89500000000001" table:style-name="ce1">
            <text:p>172.895</text:p>
          </table:table-cell>
          <table:table-cell table:style-name="ce1"/>
          <table:table-cell office:value-type="float" office:value="0.5495000000000001" table:formula="of:=[.B66]*2*3.14/720" table:style-name="ce1">
            <text:p>0.5495</text:p>
          </table:table-cell>
          <table:table-cell office:value-type="float" office:value="193.327134471639" table:formula="of:=127*SIN([.Q66])+127" table:style-name="ce1">
            <text:p>193.3271345</text:p>
          </table:table-cell>
          <table:table-cell office:value-type="float" office:value="30.817030249469028" table:formula="of:=127*SIN([.Q66]+[.$P$2])+127" table:style-name="ce1">
            <text:p>30.81703025</text:p>
          </table:table-cell>
          <table:table-cell office:value-type="float" office:value="96.841322101469515" table:formula="of:=127*SIN([.Q66]-[.$P$2])+127" table:style-name="ce1">
            <text:p>96.8413221</text:p>
          </table:table-cell>
          <table:table-cell office:value-type="float" office:value="112.07208236055402" table:formula="of:=(MIN([.R66];[.S66];[.T66])+MAX([.R66];[.S66];[.T66]))/2" table:style-name="ce1">
            <text:p>112.072082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4" table:style-name="ce2">
            <text:p>64</text:p>
          </table:table-cell>
          <table:table-cell office:value-type="float" office:value="229.19248180628759" table:formula="of:=[.$A$3]*SIN(RADIANS([.B67]))" table:style-name="ce11">
            <text:p>229.1925</text:p>
          </table:table-cell>
          <table:table-cell office:value-type="float" office:value="-211.40458100153563" table:formula="of:=[.$A$3]*SIN(RADIANS([.B67]-120))" table:style-name="ce11">
            <text:p>-211.4046</text:p>
          </table:table-cell>
          <table:table-cell office:value-type="float" office:value="-17.787900804751946" table:formula="of:=[.$A$3]*SIN(RADIANS([.B67]+120))" table:style-name="ce11">
            <text:p>-17.7879</text:p>
          </table:table-cell>
          <table:table-cell table:style-name="ce11"/>
          <table:table-cell office:value-type="float" office:value="8.8939504023759781" table:formula="of:=(MIN([.C67];[.D67];[.E67])+MAX([.C67];[.D67];[.E67]))/2" table:style-name="ce12">
            <text:p>8.8940</text:p>
          </table:table-cell>
          <table:table-cell office:value-type="float" office:value="220.29853140391162" table:formula="of:=[.C67]-[.G67]" table:style-name="ce11">
            <text:p>220.2985</text:p>
          </table:table-cell>
          <table:table-cell office:value-type="float" office:value="-220.29853140391162" table:formula="of:=[.D67]-[.G67]" table:style-name="ce11">
            <text:p>-220.2985</text:p>
          </table:table-cell>
          <table:table-cell office:value-type="float" office:value="-26.681851207127924" table:formula="of:=[.E67]-[.G67]" table:style-name="ce11">
            <text:p>-26.6819</text:p>
          </table:table-cell>
          <table:table-cell table:style-name="ce11"/>
          <table:table-cell office:value-type="float" office:value="241.59624090314378" table:formula="of:=[.C67]/2+127" table:style-name="ce13">
            <text:p>242</text:p>
          </table:table-cell>
          <table:table-cell office:value-type="float" office:value="238.14926570195581" table:formula="of:=[.H67]/2+128" table:style-name="ce13">
            <text:p>238</text:p>
          </table:table-cell>
          <table:table-cell office:value-type="float" office:value="238.22900000000001" table:style-name="ce1">
            <text:p>238.229</text:p>
          </table:table-cell>
          <table:table-cell office:value-type="float" office:value="173.53299999999999" table:style-name="ce1">
            <text:p>173.533</text:p>
          </table:table-cell>
          <table:table-cell table:style-name="ce1"/>
          <table:table-cell office:value-type="float" office:value="0.55822222222222229" table:formula="of:=[.B67]*2*3.14/720" table:style-name="ce1">
            <text:p>0.558222222</text:p>
          </table:table-cell>
          <table:table-cell office:value-type="float" office:value="194.2692492560879" table:formula="of:=127*SIN([.Q67])+127" table:style-name="ce1">
            <text:p>194.2692493</text:p>
          </table:table-cell>
          <table:table-cell office:value-type="float" office:value="30.097340433450441" table:formula="of:=127*SIN([.Q67]+[.$P$2])+127" table:style-name="ce1">
            <text:p>30.09734043</text:p>
          </table:table-cell>
          <table:table-cell office:value-type="float" office:value="95.766447217988627" table:formula="of:=127*SIN([.Q67]-[.$P$2])+127" table:style-name="ce1">
            <text:p>95.76644722</text:p>
          </table:table-cell>
          <table:table-cell office:value-type="float" office:value="112.18329484476916" table:formula="of:=(MIN([.R67];[.S67];[.T67])+MAX([.R67];[.S67];[.T67]))/2" table:style-name="ce1">
            <text:p>112.183294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5" table:style-name="ce2">
            <text:p>65</text:p>
          </table:table-cell>
          <table:table-cell office:value-type="float" office:value="231.10848569434575" table:formula="of:=[.$A$3]*SIN(RADIANS([.B68]))" table:style-name="ce11">
            <text:p>231.1085</text:p>
          </table:table-cell>
          <table:table-cell office:value-type="float" office:value="-208.88377129369292" table:formula="of:=[.$A$3]*SIN(RADIANS([.B68]-120))" table:style-name="ce11">
            <text:p>-208.8838</text:p>
          </table:table-cell>
          <table:table-cell office:value-type="float" office:value="-22.224714400652775" table:formula="of:=[.$A$3]*SIN(RADIANS([.B68]+120))" table:style-name="ce11">
            <text:p>-22.2247</text:p>
          </table:table-cell>
          <table:table-cell table:style-name="ce11"/>
          <table:table-cell office:value-type="float" office:value="11.112357200326414" table:formula="of:=(MIN([.C68];[.D68];[.E68])+MAX([.C68];[.D68];[.E68]))/2" table:style-name="ce12">
            <text:p>11.1124</text:p>
          </table:table-cell>
          <table:table-cell office:value-type="float" office:value="219.99612849401933" table:formula="of:=[.C68]-[.G68]" table:style-name="ce11">
            <text:p>219.9961</text:p>
          </table:table-cell>
          <table:table-cell office:value-type="float" office:value="-219.99612849401933" table:formula="of:=[.D68]-[.G68]" table:style-name="ce11">
            <text:p>-219.9961</text:p>
          </table:table-cell>
          <table:table-cell office:value-type="float" office:value="-33.337071600979186" table:formula="of:=[.E68]-[.G68]" table:style-name="ce11">
            <text:p>-33.3371</text:p>
          </table:table-cell>
          <table:table-cell table:style-name="ce11"/>
          <table:table-cell office:value-type="float" office:value="242.55424284717287" table:formula="of:=[.C68]/2+127" table:style-name="ce13">
            <text:p>243</text:p>
          </table:table-cell>
          <table:table-cell office:value-type="float" office:value="237.99806424700967" table:formula="of:=[.H68]/2+128" table:style-name="ce13">
            <text:p>238</text:p>
          </table:table-cell>
          <table:table-cell office:value-type="float" office:value="238.08099999999999" table:style-name="ce1">
            <text:p>238.081</text:p>
          </table:table-cell>
          <table:table-cell office:value-type="float" office:value="174.167" table:style-name="ce1">
            <text:p>174.167</text:p>
          </table:table-cell>
          <table:table-cell table:style-name="ce1"/>
          <table:table-cell office:value-type="float" office:value="0.56694444444444447" table:formula="of:=[.B68]*2*3.14/720" table:style-name="ce1">
            <text:p>0.566944444</text:p>
          </table:table-cell>
          <table:table-cell office:value-type="float" office:value="195.20624641950945" table:formula="of:=127*SIN([.Q68])+127" table:style-name="ce1">
            <text:p>195.2062464</text:p>
          </table:table-cell>
          <table:table-cell office:value-type="float" office:value="29.38502264987828" table:formula="of:=127*SIN([.Q68]+[.$P$2])+127" table:style-name="ce1">
            <text:p>29.38502265</text:p>
          </table:table-cell>
          <table:table-cell office:value-type="float" office:value="94.693948479450398" table:formula="of:=127*SIN([.Q68]-[.$P$2])+127" table:style-name="ce1">
            <text:p>94.69394848</text:p>
          </table:table-cell>
          <table:table-cell office:value-type="float" office:value="112.29563453469387" table:formula="of:=(MIN([.R68];[.S68];[.T68])+MAX([.R68];[.S68];[.T68]))/2" table:style-name="ce1">
            <text:p>112.295634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6" table:style-name="ce2">
            <text:p>66</text:p>
            <draw:frame draw:z-index="2" draw:id="id1" draw:style-name="a1" draw:name="Chart 2" svg:x="0.09956in" svg:y="0.09582in" svg:width="10.4071in" svg:height="6.403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office:value-type="float" office:value="232.95409169886321" table:formula="of:=[.$A$3]*SIN(RADIANS([.B69]))" table:style-name="ce11">
            <text:p>232.9541</text:p>
          </table:table-cell>
          <table:table-cell office:value-type="float" office:value="-206.29933356561159" table:formula="of:=[.$A$3]*SIN(RADIANS([.B69]-120))" table:style-name="ce11">
            <text:p>-206.2993</text:p>
          </table:table-cell>
          <table:table-cell office:value-type="float" office:value="-26.654758133251644" table:formula="of:=[.$A$3]*SIN(RADIANS([.B69]+120))" table:style-name="ce11">
            <text:p>-26.6548</text:p>
          </table:table-cell>
          <table:table-cell table:style-name="ce11"/>
          <table:table-cell office:value-type="float" office:value="13.327379066625809" table:formula="of:=(MIN([.C69];[.D69];[.E69])+MAX([.C69];[.D69];[.E69]))/2" table:style-name="ce12">
            <text:p>13.3274</text:p>
          </table:table-cell>
          <table:table-cell office:value-type="float" office:value="219.6267126322374" table:formula="of:=[.C69]-[.G69]" table:style-name="ce11">
            <text:p>219.6267</text:p>
          </table:table-cell>
          <table:table-cell office:value-type="float" office:value="-219.6267126322374" table:formula="of:=[.D69]-[.G69]" table:style-name="ce11">
            <text:p>-219.6267</text:p>
          </table:table-cell>
          <table:table-cell office:value-type="float" office:value="-39.982137199877457" table:formula="of:=[.E69]-[.G69]" table:style-name="ce11">
            <text:p>-39.9821</text:p>
          </table:table-cell>
          <table:table-cell table:style-name="ce11"/>
          <table:table-cell office:value-type="float" office:value="243.47704584943159" table:formula="of:=[.C69]/2+127" table:style-name="ce13">
            <text:p>243</text:p>
          </table:table-cell>
          <table:table-cell office:value-type="float" office:value="237.8133563161187" table:formula="of:=[.H69]/2+128" table:style-name="ce13">
            <text:p>238</text:p>
          </table:table-cell>
          <table:table-cell office:value-type="float" office:value="237.899" table:style-name="ce1">
            <text:p>237.899</text:p>
          </table:table-cell>
          <table:table-cell office:value-type="float" office:value="174.798" table:style-name="ce1">
            <text:p>174.798</text:p>
          </table:table-cell>
          <table:table-cell table:style-name="ce1"/>
          <table:table-cell office:value-type="float" office:value="0.57566666666666666" table:formula="of:=[.B69]*2*3.14/720" table:style-name="ce1">
            <text:p>0.575666667</text:p>
          </table:table-cell>
          <table:table-cell office:value-type="float" office:value="196.13805467827206" table:formula="of:=127*SIN([.Q69])+127" table:style-name="ce1">
            <text:p>196.1380547</text:p>
          </table:table-cell>
          <table:table-cell office:value-type="float" office:value="28.68013108952448" table:formula="of:=127*SIN([.Q69]+[.$P$2])+127" table:style-name="ce1">
            <text:p>28.68013109</text:p>
          </table:table-cell>
          <table:table-cell office:value-type="float" office:value="93.623907477997946" table:formula="of:=127*SIN([.Q69]-[.$P$2])+127" table:style-name="ce1">
            <text:p>93.62390748</text:p>
          </table:table-cell>
          <table:table-cell office:value-type="float" office:value="112.40909288389827" table:formula="of:=(MIN([.R69];[.S69];[.T69])+MAX([.R69];[.S69];[.T69]))/2" table:style-name="ce1">
            <text:p>112.409092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7" table:style-name="ce2">
            <text:p>67</text:p>
          </table:table-cell>
          <table:table-cell office:value-type="float" office:value="234.72873763037231" table:formula="of:=[.$A$3]*SIN(RADIANS([.B70]))" table:style-name="ce11">
            <text:p>234.7287</text:p>
          </table:table-cell>
          <table:table-cell office:value-type="float" office:value="-203.65205506205967" table:formula="of:=[.$A$3]*SIN(RADIANS([.B70]-120))" table:style-name="ce11">
            <text:p>-203.6521</text:p>
          </table:table-cell>
          <table:table-cell office:value-type="float" office:value="-31.076682568312563" table:formula="of:=[.$A$3]*SIN(RADIANS([.B70]+120))" table:style-name="ce11">
            <text:p>-31.0767</text:p>
          </table:table-cell>
          <table:table-cell table:style-name="ce11"/>
          <table:table-cell office:value-type="float" office:value="15.538341284156317" table:formula="of:=(MIN([.C70];[.D70];[.E70])+MAX([.C70];[.D70];[.E70]))/2" table:style-name="ce12">
            <text:p>15.5383</text:p>
          </table:table-cell>
          <table:table-cell office:value-type="float" office:value="219.190396346216" table:formula="of:=[.C70]-[.G70]" table:style-name="ce11">
            <text:p>219.1904</text:p>
          </table:table-cell>
          <table:table-cell office:value-type="float" office:value="-219.190396346216" table:formula="of:=[.D70]-[.G70]" table:style-name="ce11">
            <text:p>-219.1904</text:p>
          </table:table-cell>
          <table:table-cell office:value-type="float" office:value="-46.61502385246888" table:formula="of:=[.E70]-[.G70]" table:style-name="ce11">
            <text:p>-46.6150</text:p>
          </table:table-cell>
          <table:table-cell table:style-name="ce11"/>
          <table:table-cell office:value-type="float" office:value="244.36436881518614" table:formula="of:=[.C70]/2+127" table:style-name="ce13">
            <text:p>244</text:p>
          </table:table-cell>
          <table:table-cell office:value-type="float" office:value="237.595198173108" table:formula="of:=[.H70]/2+128" table:style-name="ce13">
            <text:p>238</text:p>
          </table:table-cell>
          <table:table-cell office:value-type="float" office:value="237.684" table:style-name="ce1">
            <text:p>237.684</text:p>
          </table:table-cell>
          <table:table-cell office:value-type="float" office:value="175.42500000000001" table:style-name="ce1">
            <text:p>175.425</text:p>
          </table:table-cell>
          <table:table-cell table:style-name="ce1"/>
          <table:table-cell office:value-type="float" office:value="0.58438888888888885" table:formula="of:=[.B70]*2*3.14/720" table:style-name="ce1">
            <text:p>0.584388889</text:p>
          </table:table-cell>
          <table:table-cell office:value-type="float" office:value="197.06460314349863" table:formula="of:=127*SIN([.Q70])+127" table:style-name="ce1">
            <text:p>197.0646031</text:p>
          </table:table-cell>
          <table:table-cell office:value-type="float" office:value="27.982719378196293" table:formula="of:=127*SIN([.Q70]+[.$P$2])+127" table:style-name="ce1">
            <text:p>27.98271938</text:p>
          </table:table-cell>
          <table:table-cell office:value-type="float" office:value="92.556405618794471" table:formula="of:=127*SIN([.Q70]-[.$P$2])+127" table:style-name="ce1">
            <text:p>92.55640562</text:p>
          </table:table-cell>
          <table:table-cell office:value-type="float" office:value="112.52366126084746" table:formula="of:=(MIN([.R70];[.S70];[.T70])+MAX([.R70];[.S70];[.T70]))/2" table:style-name="ce1">
            <text:p>112.52366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8" table:style-name="ce2">
            <text:p>68</text:p>
          </table:table-cell>
          <table:table-cell office:value-type="float" office:value="236.4318829145308" table:formula="of:=[.$A$3]*SIN(RADIANS([.B71]))" table:style-name="ce11">
            <text:p>236.4319</text:p>
          </table:table-cell>
          <table:table-cell office:value-type="float" office:value="-200.94274216971411" table:formula="of:=[.$A$3]*SIN(RADIANS([.B71]-120))" table:style-name="ce11">
            <text:p>-200.9427</text:p>
          </table:table-cell>
          <table:table-cell office:value-type="float" office:value="-35.489140744816709" table:formula="of:=[.$A$3]*SIN(RADIANS([.B71]+120))" table:style-name="ce11">
            <text:p>-35.4891</text:p>
          </table:table-cell>
          <table:table-cell table:style-name="ce11"/>
          <table:table-cell office:value-type="float" office:value="17.744570372408347" table:formula="of:=(MIN([.C71];[.D71];[.E71])+MAX([.C71];[.D71];[.E71]))/2" table:style-name="ce12">
            <text:p>17.7446</text:p>
          </table:table-cell>
          <table:table-cell office:value-type="float" office:value="218.68731254212247" table:formula="of:=[.C71]-[.G71]" table:style-name="ce11">
            <text:p>218.6873</text:p>
          </table:table-cell>
          <table:table-cell office:value-type="float" office:value="-218.68731254212247" table:formula="of:=[.D71]-[.G71]" table:style-name="ce11">
            <text:p>-218.6873</text:p>
          </table:table-cell>
          <table:table-cell office:value-type="float" office:value="-53.233711117225056" table:formula="of:=[.E71]-[.G71]" table:style-name="ce11">
            <text:p>-53.2337</text:p>
          </table:table-cell>
          <table:table-cell table:style-name="ce11"/>
          <table:table-cell office:value-type="float" office:value="245.21594145726539" table:formula="of:=[.C71]/2+127" table:style-name="ce13">
            <text:p>245</text:p>
          </table:table-cell>
          <table:table-cell office:value-type="float" office:value="237.34365627106123" table:formula="of:=[.H71]/2+128" table:style-name="ce13">
            <text:p>237</text:p>
          </table:table-cell>
          <table:table-cell office:value-type="float" office:value="237.43600000000001" table:style-name="ce1">
            <text:p>237.436</text:p>
          </table:table-cell>
          <table:table-cell office:value-type="float" office:value="176.048" table:style-name="ce1">
            <text:p>176.048</text:p>
          </table:table-cell>
          <table:table-cell table:style-name="ce1"/>
          <table:table-cell office:value-type="float" office:value="0.59311111111111114" table:formula="of:=[.B71]*2*3.14/720" table:style-name="ce1">
            <text:p>0.593111111</text:p>
          </table:table-cell>
          <table:table-cell office:value-type="float" office:value="197.98582132645981" table:formula="of:=127*SIN([.Q71])+127" table:style-name="ce1">
            <text:p>197.9858213</text:p>
          </table:table-cell>
          <table:table-cell office:value-type="float" office:value="27.292840572660623" table:formula="of:=127*SIN([.Q71]+[.$P$2])+127" table:style-name="ce1">
            <text:p>27.29284057</text:p>
          </table:table-cell>
          <table:table-cell office:value-type="float" office:value="91.491524113836221" table:formula="of:=127*SIN([.Q71]-[.$P$2])+127" table:style-name="ce1">
            <text:p>91.49152411</text:p>
          </table:table-cell>
          <table:table-cell office:value-type="float" office:value="112.63933094956022" table:formula="of:=(MIN([.R71];[.S71];[.T71])+MAX([.R71];[.S71];[.T71]))/2" table:style-name="ce1">
            <text:p>112.639330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69" table:style-name="ce2">
            <text:p>69</text:p>
          </table:table-cell>
          <table:table-cell office:value-type="float" office:value="238.06300875678645" table:formula="of:=[.$A$3]*SIN(RADIANS([.B72]))" table:style-name="ce11">
            <text:p>238.0630</text:p>
          </table:table-cell>
          <table:table-cell office:value-type="float" office:value="-198.17222017152758" table:formula="of:=[.$A$3]*SIN(RADIANS([.B72]-120))" table:style-name="ce11">
            <text:p>-198.1722</text:p>
          </table:table-cell>
          <table:table-cell office:value-type="float" office:value="-39.890788585258839" table:formula="of:=[.$A$3]*SIN(RADIANS([.B72]+120))" table:style-name="ce11">
            <text:p>-39.8908</text:p>
          </table:table-cell>
          <table:table-cell table:style-name="ce11"/>
          <table:table-cell office:value-type="float" office:value="19.94539429262943" table:formula="of:=(MIN([.C72];[.D72];[.E72])+MAX([.C72];[.D72];[.E72]))/2" table:style-name="ce12">
            <text:p>19.9454</text:p>
          </table:table-cell>
          <table:table-cell office:value-type="float" office:value="218.11761446415701" table:formula="of:=[.C72]-[.G72]" table:style-name="ce11">
            <text:p>218.1176</text:p>
          </table:table-cell>
          <table:table-cell office:value-type="float" office:value="-218.11761446415701" table:formula="of:=[.D72]-[.G72]" table:style-name="ce11">
            <text:p>-218.1176</text:p>
          </table:table-cell>
          <table:table-cell office:value-type="float" office:value="-59.83618287788827" table:formula="of:=[.E72]-[.G72]" table:style-name="ce11">
            <text:p>-59.8362</text:p>
          </table:table-cell>
          <table:table-cell table:style-name="ce11"/>
          <table:table-cell office:value-type="float" office:value="246.03150437839321" table:formula="of:=[.C72]/2+127" table:style-name="ce13">
            <text:p>246</text:p>
          </table:table-cell>
          <table:table-cell office:value-type="float" office:value="237.05880723207849" table:formula="of:=[.H72]/2+128" table:style-name="ce13">
            <text:p>237</text:p>
          </table:table-cell>
          <table:table-cell office:value-type="float" office:value="237.154" table:style-name="ce1">
            <text:p>237.154</text:p>
          </table:table-cell>
          <table:table-cell office:value-type="float" office:value="176.66800000000001" table:style-name="ce1">
            <text:p>176.668</text:p>
          </table:table-cell>
          <table:table-cell table:style-name="ce1"/>
          <table:table-cell office:value-type="float" office:value="0.60183333333333333" table:formula="of:=[.B72]*2*3.14/720" table:style-name="ce1">
            <text:p>0.601833333</text:p>
          </table:table-cell>
          <table:table-cell office:value-type="float" office:value="198.90163914393628" table:formula="of:=127*SIN([.Q72])+127" table:style-name="ce1">
            <text:p>198.9016391</text:p>
          </table:table-cell>
          <table:table-cell office:value-type="float" office:value="26.61054715660589" table:formula="of:=127*SIN([.Q72]+[.$P$2])+127" table:style-name="ce1">
            <text:p>26.61054716</text:p>
          </table:table-cell>
          <table:table-cell office:value-type="float" office:value="90.429343975771644" table:formula="of:=127*SIN([.Q72]-[.$P$2])+127" table:style-name="ce1">
            <text:p>90.42934398</text:p>
          </table:table-cell>
          <table:table-cell office:value-type="float" office:value="112.75609315027108" table:formula="of:=(MIN([.R72];[.S72];[.T72])+MAX([.R72];[.S72];[.T72]))/2" table:style-name="ce1">
            <text:p>112.756093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0" table:style-name="ce2">
            <text:p>70</text:p>
          </table:table-cell>
          <table:table-cell office:value-type="float" office:value="239.62161830040662" table:formula="of:=[.$A$3]*SIN(RADIANS([.B73]))" table:style-name="ce11">
            <text:p>239.6216</text:p>
          </table:table-cell>
          <table:table-cell office:value-type="float" office:value="-195.3413329953394" table:formula="of:=[.$A$3]*SIN(RADIANS([.B73]-120))" table:style-name="ce11">
            <text:p>-195.3413</text:p>
          </table:table-cell>
          <table:table-cell office:value-type="float" office:value="-44.280285305067267" table:formula="of:=[.$A$3]*SIN(RADIANS([.B73]+120))" table:style-name="ce11">
            <text:p>-44.2803</text:p>
          </table:table-cell>
          <table:table-cell table:style-name="ce11"/>
          <table:table-cell office:value-type="float" office:value="22.140142652533612" table:formula="of:=(MIN([.C73];[.D73];[.E73])+MAX([.C73];[.D73];[.E73]))/2" table:style-name="ce12">
            <text:p>22.1401</text:p>
          </table:table-cell>
          <table:table-cell office:value-type="float" office:value="217.48147564787303" table:formula="of:=[.C73]-[.G73]" table:style-name="ce11">
            <text:p>217.4815</text:p>
          </table:table-cell>
          <table:table-cell office:value-type="float" office:value="-217.48147564787303" table:formula="of:=[.D73]-[.G73]" table:style-name="ce11">
            <text:p>-217.4815</text:p>
          </table:table-cell>
          <table:table-cell office:value-type="float" office:value="-66.420427957600879" table:formula="of:=[.E73]-[.G73]" table:style-name="ce11">
            <text:p>-66.4204</text:p>
          </table:table-cell>
          <table:table-cell table:style-name="ce11"/>
          <table:table-cell office:value-type="float" office:value="246.81080915020331" table:formula="of:=[.C73]/2+127" table:style-name="ce13">
            <text:p>247</text:p>
          </table:table-cell>
          <table:table-cell office:value-type="float" office:value="236.74073782393651" table:formula="of:=[.H73]/2+128" table:style-name="ce13">
            <text:p>237</text:p>
          </table:table-cell>
          <table:table-cell office:value-type="float" office:value="236.839" table:style-name="ce1">
            <text:p>236.839</text:p>
          </table:table-cell>
          <table:table-cell office:value-type="float" office:value="177.28399999999999" table:style-name="ce1">
            <text:p>177.284</text:p>
          </table:table-cell>
          <table:table-cell table:style-name="ce1"/>
          <table:table-cell office:value-type="float" office:value="0.61055555555555563" table:formula="of:=[.B73]*2*3.14/720" table:style-name="ce1">
            <text:p>0.610555556</text:p>
          </table:table-cell>
          <table:table-cell office:value-type="float" office:value="199.81198692355071" table:formula="of:=127*SIN([.Q73])+127" table:style-name="ce1">
            <text:p>199.8119869</text:p>
          </table:table-cell>
          <table:table-cell office:value-type="float" office:value="25.935891036647618" table:formula="of:=127*SIN([.Q73]+[.$P$2])+127" table:style-name="ce1">
            <text:p>25.93589104</text:p>
          </table:table-cell>
          <table:table-cell office:value-type="float" office:value="89.369946011735522" table:formula="of:=127*SIN([.Q73]-[.$P$2])+127" table:style-name="ce1">
            <text:p>89.36994601</text:p>
          </table:table-cell>
          <table:table-cell office:value-type="float" office:value="112.87393898009915" table:formula="of:=(MIN([.R73];[.S73];[.T73])+MAX([.R73];[.S73];[.T73]))/2" table:style-name="ce1">
            <text:p>112.87393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1" table:style-name="ce2">
            <text:p>71</text:p>
          </table:table-cell>
          <table:table-cell office:value-type="float" office:value="241.10723677782576" table:formula="of:=[.$A$3]*SIN(RADIANS([.B74]))" table:style-name="ce11">
            <text:p>241.1072</text:p>
          </table:table-cell>
          <table:table-cell office:value-type="float" office:value="-192.45094295680687" table:formula="of:=[.$A$3]*SIN(RADIANS([.B74]-120))" table:style-name="ce11">
            <text:p>-192.4509</text:p>
          </table:table-cell>
          <table:table-cell office:value-type="float" office:value="-48.656293821018906" table:formula="of:=[.$A$3]*SIN(RADIANS([.B74]+120))" table:style-name="ce11">
            <text:p>-48.6563</text:p>
          </table:table-cell>
          <table:table-cell table:style-name="ce11"/>
          <table:table-cell office:value-type="float" office:value="24.328146910509446" table:formula="of:=(MIN([.C74];[.D74];[.E74])+MAX([.C74];[.D74];[.E74]))/2" table:style-name="ce12">
            <text:p>24.3281</text:p>
          </table:table-cell>
          <table:table-cell office:value-type="float" office:value="216.77908986731632" table:formula="of:=[.C74]-[.G74]" table:style-name="ce11">
            <text:p>216.7791</text:p>
          </table:table-cell>
          <table:table-cell office:value-type="float" office:value="-216.77908986731632" table:formula="of:=[.D74]-[.G74]" table:style-name="ce11">
            <text:p>-216.7791</text:p>
          </table:table-cell>
          <table:table-cell office:value-type="float" office:value="-72.984440731528352" table:formula="of:=[.E74]-[.G74]" table:style-name="ce11">
            <text:p>-72.9844</text:p>
          </table:table-cell>
          <table:table-cell table:style-name="ce11"/>
          <table:table-cell office:value-type="float" office:value="247.55361838891287" table:formula="of:=[.C74]/2+127" table:style-name="ce13">
            <text:p>248</text:p>
          </table:table-cell>
          <table:table-cell office:value-type="float" office:value="236.38954493365816" table:formula="of:=[.H74]/2+128" table:style-name="ce13">
            <text:p>236</text:p>
          </table:table-cell>
          <table:table-cell office:value-type="float" office:value="236.49100000000001" table:style-name="ce1">
            <text:p>236.491</text:p>
          </table:table-cell>
          <table:table-cell office:value-type="float" office:value="177.89699999999999" table:style-name="ce1">
            <text:p>177.897</text:p>
          </table:table-cell>
          <table:table-cell table:style-name="ce1"/>
          <table:table-cell office:value-type="float" office:value="0.61927777777777782" table:formula="of:=[.B74]*2*3.14/720" table:style-name="ce1">
            <text:p>0.619277778</text:p>
          </table:table-cell>
          <table:table-cell office:value-type="float" office:value="200.71679540906803" table:formula="of:=127*SIN([.Q74])+127" table:style-name="ce1">
            <text:p>200.7167954</text:p>
          </table:table-cell>
          <table:table-cell office:value-type="float" office:value="25.268923538383419" table:formula="of:=127*SIN([.Q74]+[.$P$2])+127" table:style-name="ce1">
            <text:p>25.26892354</text:p>
          </table:table-cell>
          <table:table-cell office:value-type="float" office:value="88.313410817207554" table:formula="of:=127*SIN([.Q74]-[.$P$2])+127" table:style-name="ce1">
            <text:p>88.31341082</text:p>
          </table:table-cell>
          <table:table-cell office:value-type="float" office:value="112.99285947372573" table:formula="of:=(MIN([.R74];[.S74];[.T74])+MAX([.R74];[.S74];[.T74]))/2" table:style-name="ce1">
            <text:p>112.992859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2" table:style-name="ce2">
            <text:p>72</text:p>
          </table:table-cell>
          <table:table-cell office:value-type="float" office:value="242.51941165526415" table:formula="of:=[.$A$3]*SIN(RADIANS([.B75]))" table:style-name="ce11">
            <text:p>242.5194</text:p>
          </table:table-cell>
          <table:table-cell office:value-type="float" office:value="-189.50193049673553" table:formula="of:=[.$A$3]*SIN(RADIANS([.B75]-120))" table:style-name="ce11">
            <text:p>-189.5019</text:p>
          </table:table-cell>
          <table:table-cell office:value-type="float" office:value="-53.017481158528675" table:formula="of:=[.$A$3]*SIN(RADIANS([.B75]+120))" table:style-name="ce11">
            <text:p>-53.0175</text:p>
          </table:table-cell>
          <table:table-cell table:style-name="ce11"/>
          <table:table-cell office:value-type="float" office:value="26.508740579264312" table:formula="of:=(MIN([.C75];[.D75];[.E75])+MAX([.C75];[.D75];[.E75]))/2" table:style-name="ce12">
            <text:p>26.5087</text:p>
          </table:table-cell>
          <table:table-cell office:value-type="float" office:value="216.01067107599982" table:formula="of:=[.C75]-[.G75]" table:style-name="ce11">
            <text:p>216.0107</text:p>
          </table:table-cell>
          <table:table-cell office:value-type="float" office:value="-216.01067107599982" table:formula="of:=[.D75]-[.G75]" table:style-name="ce11">
            <text:p>-216.0107</text:p>
          </table:table-cell>
          <table:table-cell office:value-type="float" office:value="-79.52622173779298" table:formula="of:=[.E75]-[.G75]" table:style-name="ce11">
            <text:p>-79.5262</text:p>
          </table:table-cell>
          <table:table-cell table:style-name="ce11"/>
          <table:table-cell office:value-type="float" office:value="248.25970582763208" table:formula="of:=[.C75]/2+127" table:style-name="ce13">
            <text:p>248</text:p>
          </table:table-cell>
          <table:table-cell office:value-type="float" office:value="236.00533553799991" table:formula="of:=[.H75]/2+128" table:style-name="ce13">
            <text:p>236</text:p>
          </table:table-cell>
          <table:table-cell office:value-type="float" office:value="236.11" table:style-name="ce1">
            <text:p>236.11</text:p>
          </table:table-cell>
          <table:table-cell office:value-type="float" office:value="178.506" table:style-name="ce1">
            <text:p>178.506</text:p>
          </table:table-cell>
          <table:table-cell table:style-name="ce1"/>
          <table:table-cell office:value-type="float" office:value="0.628" table:formula="of:=[.B75]*2*3.14/720" table:style-name="ce1">
            <text:p>0.628</text:p>
          </table:table-cell>
          <table:table-cell office:value-type="float" office:value="201.61599576566425" table:formula="of:=127*SIN([.Q75])+127" table:style-name="ce1">
            <text:p>201.6159958</text:p>
          </table:table-cell>
          <table:table-cell office:value-type="float" office:value="24.609695402483965" table:formula="of:=127*SIN([.Q75]+[.$P$2])+127" table:style-name="ce1">
            <text:p>24.6096954</text:p>
          </table:table-cell>
          <table:table-cell office:value-type="float" office:value="87.25981876987403" table:formula="of:=127*SIN([.Q75]-[.$P$2])+127" table:style-name="ce1">
            <text:p>87.25981877</text:p>
          </table:table-cell>
          <table:table-cell office:value-type="float" office:value="113.11284558407411" table:formula="of:=(MIN([.R75];[.S75];[.T75])+MAX([.R75];[.S75];[.T75]))/2" table:style-name="ce1">
            <text:p>113.112845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3" table:style-name="ce2">
            <text:p>73</text:p>
          </table:table-cell>
          <table:table-cell office:value-type="float" office:value="243.85771277057404" table:formula="of:=[.$A$3]*SIN(RADIANS([.B76]))" table:style-name="ce11">
            <text:p>243.8577</text:p>
          </table:table-cell>
          <table:table-cell office:value-type="float" office:value="-186.49519391288845" table:formula="of:=[.$A$3]*SIN(RADIANS([.B76]-120))" table:style-name="ce11">
            <text:p>-186.4952</text:p>
          </table:table-cell>
          <table:table-cell office:value-type="float" office:value="-57.362518857685572" table:formula="of:=[.$A$3]*SIN(RADIANS([.B76]+120))" table:style-name="ce11">
            <text:p>-57.3625</text:p>
          </table:table-cell>
          <table:table-cell table:style-name="ce11"/>
          <table:table-cell office:value-type="float" office:value="28.681259428842793" table:formula="of:=(MIN([.C76];[.D76];[.E76])+MAX([.C76];[.D76];[.E76]))/2" table:style-name="ce12">
            <text:p>28.6813</text:p>
          </table:table-cell>
          <table:table-cell office:value-type="float" office:value="215.17645334173125" table:formula="of:=[.C76]-[.G76]" table:style-name="ce11">
            <text:p>215.1765</text:p>
          </table:table-cell>
          <table:table-cell office:value-type="float" office:value="-215.17645334173125" table:formula="of:=[.D76]-[.G76]" table:style-name="ce11">
            <text:p>-215.1765</text:p>
          </table:table-cell>
          <table:table-cell office:value-type="float" office:value="-86.043778286528365" table:formula="of:=[.E76]-[.G76]" table:style-name="ce11">
            <text:p>-86.0438</text:p>
          </table:table-cell>
          <table:table-cell table:style-name="ce11"/>
          <table:table-cell office:value-type="float" office:value="248.92885638528702" table:formula="of:=[.C76]/2+127" table:style-name="ce13">
            <text:p>249</text:p>
          </table:table-cell>
          <table:table-cell office:value-type="float" office:value="235.58822667086562" table:formula="of:=[.H76]/2+128" table:style-name="ce13">
            <text:p>236</text:p>
          </table:table-cell>
          <table:table-cell office:value-type="float" office:value="235.696" table:style-name="ce1">
            <text:p>235.696</text:p>
          </table:table-cell>
          <table:table-cell office:value-type="float" office:value="179.11" table:style-name="ce1">
            <text:p>179.11</text:p>
          </table:table-cell>
          <table:table-cell table:style-name="ce1"/>
          <table:table-cell office:value-type="float" office:value="0.63672222222222219" table:formula="of:=[.B76]*2*3.14/720" table:style-name="ce1">
            <text:p>0.636722222</text:p>
          </table:table-cell>
          <table:table-cell office:value-type="float" office:value="202.50951958516328" table:formula="of:=127*SIN([.Q76])+127" table:style-name="ce1">
            <text:p>202.5095196</text:p>
          </table:table-cell>
          <table:table-cell office:value-type="float" office:value="23.958256780836535" table:formula="of:=127*SIN([.Q76]+[.$P$2])+127" table:style-name="ce1">
            <text:p>23.95825678</text:p>
          </table:table-cell>
          <table:table-cell office:value-type="float" office:value="86.209250023518919" table:formula="of:=127*SIN([.Q76]-[.$P$2])+127" table:style-name="ce1">
            <text:p>86.20925002</text:p>
          </table:table-cell>
          <table:table-cell office:value-type="float" office:value="113.23388818299991" table:formula="of:=(MIN([.R76];[.S76];[.T76])+MAX([.R76];[.S76];[.T76]))/2" table:style-name="ce1">
            <text:p>113.233888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4" table:style-name="ce2">
            <text:p>74</text:p>
          </table:table-cell>
          <table:table-cell office:value-type="float" office:value="245.1217324642713" table:formula="of:=[.$A$3]*SIN(RADIANS([.B77]))" table:style-name="ce11">
            <text:p>245.1217</text:p>
          </table:table-cell>
          <table:table-cell office:value-type="float" office:value="-183.43164908635603" table:formula="of:=[.$A$3]*SIN(RADIANS([.B77]-120))" table:style-name="ce11">
            <text:p>-183.4316</text:p>
          </table:table-cell>
          <table:table-cell office:value-type="float" office:value="-61.690083377915215" table:formula="of:=[.$A$3]*SIN(RADIANS([.B77]+120))" table:style-name="ce11">
            <text:p>-61.6901</text:p>
          </table:table-cell>
          <table:table-cell table:style-name="ce11"/>
          <table:table-cell office:value-type="float" office:value="30.845041688957636" table:formula="of:=(MIN([.C77];[.D77];[.E77])+MAX([.C77];[.D77];[.E77]))/2" table:style-name="ce12">
            <text:p>30.8450</text:p>
          </table:table-cell>
          <table:table-cell office:value-type="float" office:value="214.27669077531368" table:formula="of:=[.C77]-[.G77]" table:style-name="ce11">
            <text:p>214.2767</text:p>
          </table:table-cell>
          <table:table-cell office:value-type="float" office:value="-214.27669077531368" table:formula="of:=[.D77]-[.G77]" table:style-name="ce11">
            <text:p>-214.2767</text:p>
          </table:table-cell>
          <table:table-cell office:value-type="float" office:value="-92.535125066872851" table:formula="of:=[.E77]-[.G77]" table:style-name="ce11">
            <text:p>-92.5351</text:p>
          </table:table-cell>
          <table:table-cell table:style-name="ce11"/>
          <table:table-cell office:value-type="float" office:value="249.56086623213565" table:formula="of:=[.C77]/2+127" table:style-name="ce13">
            <text:p>250</text:p>
          </table:table-cell>
          <table:table-cell office:value-type="float" office:value="235.13834538765684" table:formula="of:=[.H77]/2+128" table:style-name="ce13">
            <text:p>235</text:p>
          </table:table-cell>
          <table:table-cell office:value-type="float" office:value="235.25" table:style-name="ce1">
            <text:p>235.25</text:p>
          </table:table-cell>
          <table:table-cell office:value-type="float" office:value="179.71100000000001" table:style-name="ce1">
            <text:p>179.711</text:p>
          </table:table-cell>
          <table:table-cell table:style-name="ce1"/>
          <table:table-cell office:value-type="float" office:value="0.64544444444444449" table:formula="of:=[.B77]*2*3.14/720" table:style-name="ce1">
            <text:p>0.645444444</text:p>
          </table:table-cell>
          <table:table-cell office:value-type="float" office:value="203.39729889124101" table:formula="of:=127*SIN([.Q77])+127" table:style-name="ce1">
            <text:p>203.3972989</text:p>
          </table:table-cell>
          <table:table-cell office:value-type="float" office:value="23.314657232727996" table:formula="of:=127*SIN([.Q77]+[.$P$2])+127" table:style-name="ce1">
            <text:p>23.31465723</text:p>
          </table:table-cell>
          <table:table-cell office:value-type="float" office:value="85.161784501923506" table:formula="of:=127*SIN([.Q77]-[.$P$2])+127" table:style-name="ce1">
            <text:p>85.1617845</text:p>
          </table:table-cell>
          <table:table-cell office:value-type="float" office:value="113.3559780619845" table:formula="of:=(MIN([.R77];[.S77];[.T77])+MAX([.R77];[.S77];[.T77]))/2" table:style-name="ce1">
            <text:p>113.355978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5" table:style-name="ce2">
            <text:p>75</text:p>
          </table:table-cell>
          <table:table-cell office:value-type="float" office:value="246.31108570371242" table:formula="of:=[.$A$3]*SIN(RADIANS([.B78]))" table:style-name="ce11">
            <text:p>246.3111</text:p>
          </table:table-cell>
          <table:table-cell office:value-type="float" office:value="-180.3122292025696" table:formula="of:=[.$A$3]*SIN(RADIANS([.B78]-120))" table:style-name="ce11">
            <text:p>-180.3122</text:p>
          </table:table-cell>
          <table:table-cell office:value-type="float" office:value="-65.998856501142797" table:formula="of:=[.$A$3]*SIN(RADIANS([.B78]+120))" table:style-name="ce11">
            <text:p>-65.9989</text:p>
          </table:table-cell>
          <table:table-cell table:style-name="ce11"/>
          <table:table-cell office:value-type="float" office:value="32.999428250571412" table:formula="of:=(MIN([.C78];[.D78];[.E78])+MAX([.C78];[.D78];[.E78]))/2" table:style-name="ce12">
            <text:p>32.9994</text:p>
          </table:table-cell>
          <table:table-cell office:value-type="float" office:value="213.31165745314101" table:formula="of:=[.C78]-[.G78]" table:style-name="ce11">
            <text:p>213.3117</text:p>
          </table:table-cell>
          <table:table-cell office:value-type="float" office:value="-213.31165745314101" table:formula="of:=[.D78]-[.G78]" table:style-name="ce11">
            <text:p>-213.3117</text:p>
          </table:table-cell>
          <table:table-cell office:value-type="float" office:value="-98.998284751714209" table:formula="of:=[.E78]-[.G78]" table:style-name="ce11">
            <text:p>-98.9983</text:p>
          </table:table-cell>
          <table:table-cell table:style-name="ce11"/>
          <table:table-cell office:value-type="float" office:value="250.15554285185621" table:formula="of:=[.C78]/2+127" table:style-name="ce13">
            <text:p>250</text:p>
          </table:table-cell>
          <table:table-cell office:value-type="float" office:value="234.65582872657052" table:formula="of:=[.H78]/2+128" table:style-name="ce13">
            <text:p>235</text:p>
          </table:table-cell>
          <table:table-cell office:value-type="float" office:value="234.77" table:style-name="ce1">
            <text:p>234.77</text:p>
          </table:table-cell>
          <table:table-cell office:value-type="float" office:value="180.30799999999999" table:style-name="ce1">
            <text:p>180.308</text:p>
          </table:table-cell>
          <table:table-cell table:style-name="ce1"/>
          <table:table-cell office:value-type="float" office:value="0.65416666666666667" table:formula="of:=[.B78]*2*3.14/720" table:style-name="ce1">
            <text:p>0.654166667</text:p>
          </table:table-cell>
          <table:table-cell office:value-type="float" office:value="204.27926614459685" table:formula="of:=127*SIN([.Q78])+127" table:style-name="ce1">
            <text:p>204.2792661</text:p>
          </table:table-cell>
          <table:table-cell office:value-type="float" office:value="22.678945721073049" table:formula="of:=127*SIN([.Q78]+[.$P$2])+127" table:style-name="ce1">
            <text:p>22.67894572</text:p>
          </table:table-cell>
          <table:table-cell office:value-type="float" office:value="84.117501892783466" table:formula="of:=127*SIN([.Q78]-[.$P$2])+127" table:style-name="ce1">
            <text:p>84.11750189</text:p>
          </table:table-cell>
          <table:table-cell office:value-type="float" office:value="113.47910593283495" table:formula="of:=(MIN([.R78];[.S78];[.T78])+MAX([.R78];[.S78];[.T78]))/2" table:style-name="ce1">
            <text:p>113.479105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6" table:style-name="ce2">
            <text:p>76</text:p>
          </table:table-cell>
          <table:table-cell office:value-type="float" office:value="247.4254102003791" table:formula="of:=[.$A$3]*SIN(RADIANS([.B79]))" table:style-name="ce11">
            <text:p>247.4254</text:p>
          </table:table-cell>
          <table:table-cell office:value-type="float" office:value="-177.1378844670443" table:formula="of:=[.$A$3]*SIN(RADIANS([.B79]-120))" table:style-name="ce11">
            <text:p>-177.1379</text:p>
          </table:table-cell>
          <table:table-cell office:value-type="float" office:value="-70.287525733334746" table:formula="of:=[.$A$3]*SIN(RADIANS([.B79]+120))" table:style-name="ce11">
            <text:p>-70.2875</text:p>
          </table:table-cell>
          <table:table-cell table:style-name="ce11"/>
          <table:table-cell office:value-type="float" office:value="35.143762866667402" table:formula="of:=(MIN([.C79];[.D79];[.E79])+MAX([.C79];[.D79];[.E79]))/2" table:style-name="ce12">
            <text:p>35.1438</text:p>
          </table:table-cell>
          <table:table-cell office:value-type="float" office:value="212.2816473337117" table:formula="of:=[.C79]-[.G79]" table:style-name="ce11">
            <text:p>212.2816</text:p>
          </table:table-cell>
          <table:table-cell office:value-type="float" office:value="-212.2816473337117" table:formula="of:=[.D79]-[.G79]" table:style-name="ce11">
            <text:p>-212.2816</text:p>
          </table:table-cell>
          <table:table-cell office:value-type="float" office:value="-105.43128860000215" table:formula="of:=[.E79]-[.G79]" table:style-name="ce11">
            <text:p>-105.4313</text:p>
          </table:table-cell>
          <table:table-cell table:style-name="ce11"/>
          <table:table-cell office:value-type="float" office:value="250.71270510018957" table:formula="of:=[.C79]/2+127" table:style-name="ce13">
            <text:p>251</text:p>
          </table:table-cell>
          <table:table-cell office:value-type="float" office:value="234.14082366685585" table:formula="of:=[.H79]/2+128" table:style-name="ce13">
            <text:p>234</text:p>
          </table:table-cell>
          <table:table-cell office:value-type="float" office:value="234.25800000000001" table:style-name="ce1">
            <text:p>234.258</text:p>
          </table:table-cell>
          <table:table-cell office:value-type="float" office:value="180.90100000000001" table:style-name="ce1">
            <text:p>180.901</text:p>
          </table:table-cell>
          <table:table-cell table:style-name="ce1"/>
          <table:table-cell office:value-type="float" office:value="0.66288888888888897" table:formula="of:=[.B79]*2*3.14/720" table:style-name="ce1">
            <text:p>0.662888889</text:p>
          </table:table-cell>
          <table:table-cell office:value-type="float" office:value="205.15535424809192" table:formula="of:=127*SIN([.Q79])+127" table:style-name="ce1">
            <text:p>205.1553542</text:p>
          </table:table-cell>
          <table:table-cell office:value-type="float" office:value="22.051170608692772" table:formula="of:=127*SIN([.Q79]+[.$P$2])+127" table:style-name="ce1">
            <text:p>22.05117061</text:p>
          </table:table-cell>
          <table:table-cell office:value-type="float" office:value="83.076481641652492" table:formula="of:=127*SIN([.Q79]-[.$P$2])+127" table:style-name="ce1">
            <text:p>83.07648164</text:p>
          </table:table-cell>
          <table:table-cell office:value-type="float" office:value="113.60326242839236" table:formula="of:=(MIN([.R79];[.S79];[.T79])+MAX([.R79];[.S79];[.T79]))/2" table:style-name="ce1">
            <text:p>113.603262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7" table:style-name="ce2">
            <text:p>77</text:p>
          </table:table-cell>
          <table:table-cell office:value-type="float" office:value="248.46436652023499" table:formula="of:=[.$A$3]*SIN(RADIANS([.B80]))" table:style-name="ce11">
            <text:p>248.4644</text:p>
          </table:table-cell>
          <table:table-cell office:value-type="float" office:value="-173.90958181593712" table:formula="of:=[.$A$3]*SIN(RADIANS([.B80]-120))" table:style-name="ce11">
            <text:p>-173.9096</text:p>
          </table:table-cell>
          <table:table-cell office:value-type="float" office:value="-74.554784704297873" table:formula="of:=[.$A$3]*SIN(RADIANS([.B80]+120))" table:style-name="ce11">
            <text:p>-74.5548</text:p>
          </table:table-cell>
          <table:table-cell table:style-name="ce11"/>
          <table:table-cell office:value-type="float" office:value="37.277392352148937" table:formula="of:=(MIN([.C80];[.D80];[.E80])+MAX([.C80];[.D80];[.E80]))/2" table:style-name="ce12">
            <text:p>37.2774</text:p>
          </table:table-cell>
          <table:table-cell office:value-type="float" office:value="211.18697416808607" table:formula="of:=[.C80]-[.G80]" table:style-name="ce11">
            <text:p>211.1870</text:p>
          </table:table-cell>
          <table:table-cell office:value-type="float" office:value="-211.18697416808607" table:formula="of:=[.D80]-[.G80]" table:style-name="ce11">
            <text:p>-211.1870</text:p>
          </table:table-cell>
          <table:table-cell office:value-type="float" office:value="-111.83217705644681" table:formula="of:=[.E80]-[.G80]" table:style-name="ce11">
            <text:p>-111.8322</text:p>
          </table:table-cell>
          <table:table-cell table:style-name="ce11"/>
          <table:table-cell office:value-type="float" office:value="251.23218326011749" table:formula="of:=[.C80]/2+127" table:style-name="ce13">
            <text:p>251</text:p>
          </table:table-cell>
          <table:table-cell office:value-type="float" office:value="233.59348708404303" table:formula="of:=[.H80]/2+128" table:style-name="ce13">
            <text:p>234</text:p>
          </table:table-cell>
          <table:table-cell office:value-type="float" office:value="233.714" table:style-name="ce1">
            <text:p>233.714</text:p>
          </table:table-cell>
          <table:table-cell office:value-type="float" office:value="181.49" table:style-name="ce1">
            <text:p>181.49</text:p>
          </table:table-cell>
          <table:table-cell table:style-name="ce1"/>
          <table:table-cell office:value-type="float" office:value="0.67161111111111116" table:formula="of:=[.B80]*2*3.14/720" table:style-name="ce1">
            <text:p>0.671611111</text:p>
          </table:table-cell>
          <table:table-cell office:value-type="float" office:value="206.02549655185351" table:formula="of:=127*SIN([.Q80])+127" table:style-name="ce1">
            <text:p>206.0254966</text:p>
          </table:table-cell>
          <table:table-cell office:value-type="float" office:value="21.431379654631385" table:formula="of:=127*SIN([.Q80]+[.$P$2])+127" table:style-name="ce1">
            <text:p>21.43137965</text:p>
          </table:table-cell>
          <table:table-cell office:value-type="float" office:value="82.038802945891547" table:formula="of:=127*SIN([.Q80]-[.$P$2])+127" table:style-name="ce1">
            <text:p>82.03880295</text:p>
          </table:table-cell>
          <table:table-cell office:value-type="float" office:value="113.72843810324244" table:formula="of:=(MIN([.R80];[.S80];[.T80])+MAX([.R80];[.S80];[.T80]))/2" table:style-name="ce1">
            <text:p>113.728438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8" table:style-name="ce2">
            <text:p>78</text:p>
          </table:table-cell>
          <table:table-cell office:value-type="float" office:value="249.42763818712044" table:formula="of:=[.$A$3]*SIN(RADIANS([.B81]))" table:style-name="ce11">
            <text:p>249.4276</text:p>
          </table:table-cell>
          <table:table-cell office:value-type="float" office:value="-170.62830462150885" table:formula="of:=[.$A$3]*SIN(RADIANS([.B81]-120))" table:style-name="ce11">
            <text:p>-170.6283</text:p>
          </table:table-cell>
          <table:table-cell office:value-type="float" office:value="-78.799333565611562" table:formula="of:=[.$A$3]*SIN(RADIANS([.B81]+120))" table:style-name="ce11">
            <text:p>-78.7993</text:p>
          </table:table-cell>
          <table:table-cell table:style-name="ce11"/>
          <table:table-cell office:value-type="float" office:value="39.399666782805795" table:formula="of:=(MIN([.C81];[.D81];[.E81])+MAX([.C81];[.D81];[.E81]))/2" table:style-name="ce12">
            <text:p>39.3997</text:p>
          </table:table-cell>
          <table:table-cell office:value-type="float" office:value="210.02797140431466" table:formula="of:=[.C81]-[.G81]" table:style-name="ce11">
            <text:p>210.0280</text:p>
          </table:table-cell>
          <table:table-cell office:value-type="float" office:value="-210.02797140431466" table:formula="of:=[.D81]-[.G81]" table:style-name="ce11">
            <text:p>-210.0280</text:p>
          </table:table-cell>
          <table:table-cell office:value-type="float" office:value="-118.19900034841736" table:formula="of:=[.E81]-[.G81]" table:style-name="ce11">
            <text:p>-118.1990</text:p>
          </table:table-cell>
          <table:table-cell table:style-name="ce11"/>
          <table:table-cell office:value-type="float" office:value="251.71381909356023" table:formula="of:=[.C81]/2+127" table:style-name="ce13">
            <text:p>252</text:p>
          </table:table-cell>
          <table:table-cell office:value-type="float" office:value="233.01398570215733" table:formula="of:=[.H81]/2+128" table:style-name="ce13">
            <text:p>233</text:p>
          </table:table-cell>
          <table:table-cell office:value-type="float" office:value="233.13800000000001" table:style-name="ce1">
            <text:p>233.138</text:p>
          </table:table-cell>
          <table:table-cell office:value-type="float" office:value="182.07499999999999" table:style-name="ce1">
            <text:p>182.075</text:p>
          </table:table-cell>
          <table:table-cell table:style-name="ce1"/>
          <table:table-cell office:value-type="float" office:value="0.68033333333333335" table:formula="of:=[.B81]*2*3.14/720" table:style-name="ce1">
            <text:p>0.680333333</text:p>
          </table:table-cell>
          <table:table-cell office:value-type="float" office:value="206.88962685834565" table:formula="of:=127*SIN([.Q81])+127" table:style-name="ce1">
            <text:p>206.8896269</text:p>
          </table:table-cell>
          <table:table-cell office:value-type="float" office:value="20.819620010526805" table:formula="of:=127*SIN([.Q81]+[.$P$2])+127" table:style-name="ce1">
            <text:p>20.81962001</text:p>
          </table:table-cell>
          <table:table-cell office:value-type="float" office:value="81.00454474865046" table:formula="of:=127*SIN([.Q81]-[.$P$2])+127" table:style-name="ce1">
            <text:p>81.00454475</text:p>
          </table:table-cell>
          <table:table-cell office:value-type="float" office:value="113.85462343443623" table:formula="of:=(MIN([.R81];[.S81];[.T81])+MAX([.R81];[.S81];[.T81]))/2" table:style-name="ce1">
            <text:p>113.854623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79" table:style-name="ce2">
            <text:p>79</text:p>
          </table:table-cell>
          <table:table-cell office:value-type="float" office:value="250.31493177915431" table:formula="of:=[.$A$3]*SIN(RADIANS([.B82]))" table:style-name="ce11">
            <text:p>250.3149</text:p>
          </table:table-cell>
          <table:table-cell office:value-type="float" office:value="-167.29505239257935" table:formula="of:=[.$A$3]*SIN(RADIANS([.B82]-120))" table:style-name="ce11">
            <text:p>-167.2951</text:p>
          </table:table-cell>
          <table:table-cell office:value-type="float" office:value="-83.019879386574971" table:formula="of:=[.$A$3]*SIN(RADIANS([.B82]+120))" table:style-name="ce11">
            <text:p>-83.0199</text:p>
          </table:table-cell>
          <table:table-cell table:style-name="ce11"/>
          <table:table-cell office:value-type="float" office:value="41.509939693287478" table:formula="of:=(MIN([.C82];[.D82];[.E82])+MAX([.C82];[.D82];[.E82]))/2" table:style-name="ce12">
            <text:p>41.5099</text:p>
          </table:table-cell>
          <table:table-cell office:value-type="float" office:value="208.80499208586684" table:formula="of:=[.C82]-[.G82]" table:style-name="ce11">
            <text:p>208.8050</text:p>
          </table:table-cell>
          <table:table-cell office:value-type="float" office:value="-208.80499208586684" table:formula="of:=[.D82]-[.G82]" table:style-name="ce11">
            <text:p>-208.8050</text:p>
          </table:table-cell>
          <table:table-cell office:value-type="float" office:value="-124.52981907986245" table:formula="of:=[.E82]-[.G82]" table:style-name="ce11">
            <text:p>-124.5298</text:p>
          </table:table-cell>
          <table:table-cell table:style-name="ce11"/>
          <table:table-cell office:value-type="float" office:value="252.15746588957717" table:formula="of:=[.C82]/2+127" table:style-name="ce13">
            <text:p>252</text:p>
          </table:table-cell>
          <table:table-cell office:value-type="float" office:value="232.40249604293342" table:formula="of:=[.H82]/2+128" table:style-name="ce13">
            <text:p>232</text:p>
          </table:table-cell>
          <table:table-cell office:value-type="float" office:value="232.53" table:style-name="ce1">
            <text:p>232.53</text:p>
          </table:table-cell>
          <table:table-cell office:value-type="float" office:value="182.65600000000001" table:style-name="ce1">
            <text:p>182.656</text:p>
          </table:table-cell>
          <table:table-cell table:style-name="ce1"/>
          <table:table-cell office:value-type="float" office:value="0.68905555555555553" table:formula="of:=[.B82]*2*3.14/720" table:style-name="ce1">
            <text:p>0.689055556</text:p>
          </table:table-cell>
          <table:table-cell office:value-type="float" office:value="207.74767942740499" table:formula="of:=127*SIN([.Q82])+127" table:style-name="ce1">
            <text:p>207.7476794</text:p>
          </table:table-cell>
          <table:table-cell office:value-type="float" office:value="20.215938217019627" table:formula="of:=127*SIN([.Q82]+[.$P$2])+127" table:style-name="ce1">
            <text:p>20.21593822</text:p>
          </table:table-cell>
          <table:table-cell office:value-type="float" office:value="79.973785732855632" table:formula="of:=127*SIN([.Q82]-[.$P$2])+127" table:style-name="ce1">
            <text:p>79.97378573</text:p>
          </table:table-cell>
          <table:table-cell office:value-type="float" office:value="113.98180882221232" table:formula="of:=(MIN([.R82];[.S82];[.T82])+MAX([.R82];[.S82];[.T82]))/2" table:style-name="ce1">
            <text:p>113.981808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0" table:style-name="ce2">
            <text:p>80</text:p>
          </table:table-cell>
          <table:table-cell office:value-type="float" office:value="251.12597701811305" table:formula="of:=[.$A$3]*SIN(RADIANS([.B83]))" table:style-name="ce11">
            <text:p>251.1260</text:p>
          </table:table-cell>
          <table:table-cell office:value-type="float" office:value="-163.91084047006751" table:formula="of:=[.$A$3]*SIN(RADIANS([.B83]-120))" table:style-name="ce11">
            <text:p>-163.9108</text:p>
          </table:table-cell>
          <table:table-cell office:value-type="float" office:value="-87.215136548045507" table:formula="of:=[.$A$3]*SIN(RADIANS([.B83]+120))" table:style-name="ce11">
            <text:p>-87.2151</text:p>
          </table:table-cell>
          <table:table-cell table:style-name="ce11"/>
          <table:table-cell office:value-type="float" office:value="43.607568274022768" table:formula="of:=(MIN([.C83];[.D83];[.E83])+MAX([.C83];[.D83];[.E83]))/2" table:style-name="ce12">
            <text:p>43.6076</text:p>
          </table:table-cell>
          <table:table-cell office:value-type="float" office:value="207.51840874409027" table:formula="of:=[.C83]-[.G83]" table:style-name="ce11">
            <text:p>207.5184</text:p>
          </table:table-cell>
          <table:table-cell office:value-type="float" office:value="-207.51840874409027" table:formula="of:=[.D83]-[.G83]" table:style-name="ce11">
            <text:p>-207.5184</text:p>
          </table:table-cell>
          <table:table-cell office:value-type="float" office:value="-130.82270482206826" table:formula="of:=[.E83]-[.G83]" table:style-name="ce11">
            <text:p>-130.8227</text:p>
          </table:table-cell>
          <table:table-cell table:style-name="ce11"/>
          <table:table-cell office:value-type="float" office:value="252.56298850905654" table:formula="of:=[.C83]/2+127" table:style-name="ce13">
            <text:p>253</text:p>
          </table:table-cell>
          <table:table-cell office:value-type="float" office:value="231.75920437204513" table:formula="of:=[.H83]/2+128" table:style-name="ce13">
            <text:p>232</text:p>
          </table:table-cell>
          <table:table-cell office:value-type="float" office:value="231.88900000000001" table:style-name="ce1">
            <text:p>231.889</text:p>
          </table:table-cell>
          <table:table-cell office:value-type="float" office:value="183.233" table:style-name="ce1">
            <text:p>183.233</text:p>
          </table:table-cell>
          <table:table-cell table:style-name="ce1"/>
          <table:table-cell office:value-type="float" office:value="0.69777777777777783" table:formula="of:=[.B83]*2*3.14/720" table:style-name="ce1">
            <text:p>0.697777778</text:p>
          </table:table-cell>
          <table:table-cell office:value-type="float" office:value="208.5995889812425" table:formula="of:=127*SIN([.Q83])+127" table:style-name="ce1">
            <text:p>208.599589</text:p>
          </table:table-cell>
          <table:table-cell office:value-type="float" office:value="19.620380200215891" table:formula="of:=127*SIN([.Q83]+[.$P$2])+127" table:style-name="ce1">
            <text:p>19.6203802</text:p>
          </table:table-cell>
          <table:table-cell office:value-type="float" office:value="78.946604315229791" table:formula="of:=127*SIN([.Q83]-[.$P$2])+127" table:style-name="ce1">
            <text:p>78.94660432</text:p>
          </table:table-cell>
          <table:table-cell office:value-type="float" office:value="114.1099845907292" table:formula="of:=(MIN([.R83];[.S83];[.T83])+MAX([.R83];[.S83];[.T83]))/2" table:style-name="ce1">
            <text:p>114.109984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1" table:style-name="ce2">
            <text:p>81</text:p>
          </table:table-cell>
          <table:table-cell office:value-type="float" office:value="251.86052685176014" table:formula="of:=[.$A$3]*SIN(RADIANS([.B84]))" table:style-name="ce11">
            <text:p>251.8605</text:p>
          </table:table-cell>
          <table:table-cell office:value-type="float" office:value="-160.47669971770853" table:formula="of:=[.$A$3]*SIN(RADIANS([.B84]-120))" table:style-name="ce11">
            <text:p>-160.4767</text:p>
          </table:table-cell>
          <table:table-cell office:value-type="float" office:value="-91.383827134051614" table:formula="of:=[.$A$3]*SIN(RADIANS([.B84]+120))" table:style-name="ce11">
            <text:p>-91.3838</text:p>
          </table:table-cell>
          <table:table-cell table:style-name="ce11"/>
          <table:table-cell office:value-type="float" office:value="45.691913567025807" table:formula="of:=(MIN([.C84];[.D84];[.E84])+MAX([.C84];[.D84];[.E84]))/2" table:style-name="ce12">
            <text:p>45.6919</text:p>
          </table:table-cell>
          <table:table-cell office:value-type="float" office:value="206.16861328473433" table:formula="of:=[.C84]-[.G84]" table:style-name="ce11">
            <text:p>206.1686</text:p>
          </table:table-cell>
          <table:table-cell office:value-type="float" office:value="-206.16861328473433" table:formula="of:=[.D84]-[.G84]" table:style-name="ce11">
            <text:p>-206.1686</text:p>
          </table:table-cell>
          <table:table-cell office:value-type="float" office:value="-137.07574070107742" table:formula="of:=[.E84]-[.G84]" table:style-name="ce11">
            <text:p>-137.0757</text:p>
          </table:table-cell>
          <table:table-cell table:style-name="ce11"/>
          <table:table-cell office:value-type="float" office:value="252.93026342588007" table:formula="of:=[.C84]/2+127" table:style-name="ce13">
            <text:p>253</text:p>
          </table:table-cell>
          <table:table-cell office:value-type="float" office:value="231.08430664236715" table:formula="of:=[.H84]/2+128" table:style-name="ce13">
            <text:p>231</text:p>
          </table:table-cell>
          <table:table-cell office:value-type="float" office:value="231.21799999999999" table:style-name="ce1">
            <text:p>231.218</text:p>
          </table:table-cell>
          <table:table-cell office:value-type="float" office:value="183.80500000000001" table:style-name="ce1">
            <text:p>183.805</text:p>
          </table:table-cell>
          <table:table-cell table:style-name="ce1"/>
          <table:table-cell office:value-type="float" office:value="0.70650000000000002" table:formula="of:=[.B84]*2*3.14/720" table:style-name="ce1">
            <text:p>0.7065</text:p>
          </table:table-cell>
          <table:table-cell office:value-type="float" office:value="209.44529070940914" table:formula="of:=127*SIN([.Q84])+127" table:style-name="ce1">
            <text:p>209.4452907</text:p>
          </table:table-cell>
          <table:table-cell office:value-type="float" office:value="19.032991268191651" table:formula="of:=127*SIN([.Q84]+[.$P$2])+127" table:style-name="ce1">
            <text:p>19.03299127</text:p>
          </table:table-cell>
          <table:table-cell office:value-type="float" office:value="77.923078640323951" table:formula="of:=127*SIN([.Q84]-[.$P$2])+127" table:style-name="ce1">
            <text:p>77.92307864</text:p>
          </table:table-cell>
          <table:table-cell office:value-type="float" office:value="114.23914098880039" table:formula="of:=(MIN([.R84];[.S84];[.T84])+MAX([.R84];[.S84];[.T84]))/2" table:style-name="ce1">
            <text:p>114.2391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2" table:style-name="ce2">
            <text:p>82</text:p>
          </table:table-cell>
          <table:table-cell office:value-type="float" office:value="252.51835752910046" table:formula="of:=[.$A$3]*SIN(RADIANS([.B85]))" table:style-name="ce11">
            <text:p>252.5184</text:p>
          </table:table-cell>
          <table:table-cell office:value-type="float" office:value="-156.99367620804287" table:formula="of:=[.$A$3]*SIN(RADIANS([.B85]-120))" table:style-name="ce11">
            <text:p>-156.9937</text:p>
          </table:table-cell>
          <table:table-cell office:value-type="float" office:value="-95.524681321057557" table:formula="of:=[.$A$3]*SIN(RADIANS([.B85]+120))" table:style-name="ce11">
            <text:p>-95.5247</text:p>
          </table:table-cell>
          <table:table-cell table:style-name="ce11"/>
          <table:table-cell office:value-type="float" office:value="47.762340660528793" table:formula="of:=(MIN([.C85];[.D85];[.E85])+MAX([.C85];[.D85];[.E85]))/2" table:style-name="ce12">
            <text:p>47.7623</text:p>
          </table:table-cell>
          <table:table-cell office:value-type="float" office:value="204.75601686857166" table:formula="of:=[.C85]-[.G85]" table:style-name="ce11">
            <text:p>204.7560</text:p>
          </table:table-cell>
          <table:table-cell office:value-type="float" office:value="-204.75601686857166" table:formula="of:=[.D85]-[.G85]" table:style-name="ce11">
            <text:p>-204.7560</text:p>
          </table:table-cell>
          <table:table-cell office:value-type="float" office:value="-143.28702198158635" table:formula="of:=[.E85]-[.G85]" table:style-name="ce11">
            <text:p>-143.2870</text:p>
          </table:table-cell>
          <table:table-cell table:style-name="ce11"/>
          <table:table-cell office:value-type="float" office:value="253.25917876455023" table:formula="of:=[.C85]/2+127" table:style-name="ce13">
            <text:p>253</text:p>
          </table:table-cell>
          <table:table-cell office:value-type="float" office:value="230.37800843428585" table:formula="of:=[.H85]/2+128" table:style-name="ce13">
            <text:p>230</text:p>
          </table:table-cell>
          <table:table-cell office:value-type="float" office:value="230.51499999999999" table:style-name="ce1">
            <text:p>230.515</text:p>
          </table:table-cell>
          <table:table-cell office:value-type="float" office:value="184.37299999999999" table:style-name="ce1">
            <text:p>184.373</text:p>
          </table:table-cell>
          <table:table-cell table:style-name="ce1"/>
          <table:table-cell office:value-type="float" office:value="0.71522222222222231" table:formula="of:=[.B85]*2*3.14/720" table:style-name="ce1">
            <text:p>0.715222222</text:p>
          </table:table-cell>
          <table:table-cell office:value-type="float" office:value="210.28472027372669" table:formula="of:=127*SIN([.Q85])+127" table:style-name="ce1">
            <text:p>210.2847203</text:p>
          </table:table-cell>
          <table:table-cell office:value-type="float" office:value="18.453816107544696" table:formula="of:=127*SIN([.Q85]+[.$P$2])+127" table:style-name="ce1">
            <text:p>18.45381611</text:p>
          </table:table-cell>
          <table:table-cell office:value-type="float" office:value="76.903286574569819" table:formula="of:=127*SIN([.Q85]-[.$P$2])+127" table:style-name="ce1">
            <text:p>76.90328657</text:p>
          </table:table-cell>
          <table:table-cell office:value-type="float" office:value="114.36926819063569" table:formula="of:=(MIN([.R85];[.S85];[.T85])+MAX([.R85];[.S85];[.T85]))/2" table:style-name="ce1">
            <text:p>114.369268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3" table:style-name="ce2">
            <text:p>83</text:p>
          </table:table-cell>
          <table:table-cell office:value-type="float" office:value="253.09926866853709" table:formula="of:=[.$A$3]*SIN(RADIANS([.B86]))" table:style-name="ce11">
            <text:p>253.0993</text:p>
          </table:table-cell>
          <table:table-cell office:value-type="float" office:value="-153.4628309037723" table:formula="of:=[.$A$3]*SIN(RADIANS([.B86]-120))" table:style-name="ce11">
            <text:p>-153.4628</text:p>
          </table:table-cell>
          <table:table-cell office:value-type="float" office:value="-99.63643776476475" table:formula="of:=[.$A$3]*SIN(RADIANS([.B86]+120))" table:style-name="ce11">
            <text:p>-99.6364</text:p>
          </table:table-cell>
          <table:table-cell table:style-name="ce11"/>
          <table:table-cell office:value-type="float" office:value="49.818218882382396" table:formula="of:=(MIN([.C86];[.D86];[.E86])+MAX([.C86];[.D86];[.E86]))/2" table:style-name="ce12">
            <text:p>49.8182</text:p>
          </table:table-cell>
          <table:table-cell office:value-type="float" office:value="203.28104978615471" table:formula="of:=[.C86]-[.G86]" table:style-name="ce11">
            <text:p>203.2810</text:p>
          </table:table-cell>
          <table:table-cell office:value-type="float" office:value="-203.28104978615471" table:formula="of:=[.D86]-[.G86]" table:style-name="ce11">
            <text:p>-203.2810</text:p>
          </table:table-cell>
          <table:table-cell office:value-type="float" office:value="-149.45465664714715" table:formula="of:=[.E86]-[.G86]" table:style-name="ce11">
            <text:p>-149.4547</text:p>
          </table:table-cell>
          <table:table-cell table:style-name="ce11"/>
          <table:table-cell office:value-type="float" office:value="253.54963433426855" table:formula="of:=[.C86]/2+127" table:style-name="ce13">
            <text:p>254</text:p>
          </table:table-cell>
          <table:table-cell office:value-type="float" office:value="229.64052489307736" table:formula="of:=[.H86]/2+128" table:style-name="ce13">
            <text:p>230</text:p>
          </table:table-cell>
          <table:table-cell office:value-type="float" office:value="229.78" table:style-name="ce1">
            <text:p>229.78</text:p>
          </table:table-cell>
          <table:table-cell office:value-type="float" office:value="184.93700000000001" table:style-name="ce1">
            <text:p>184.937</text:p>
          </table:table-cell>
          <table:table-cell table:style-name="ce1"/>
          <table:table-cell office:value-type="float" office:value="0.7239444444444445" table:formula="of:=[.B86]*2*3.14/720" table:style-name="ce1">
            <text:p>0.723944444</text:p>
          </table:table-cell>
          <table:table-cell office:value-type="float" office:value="211.11781381318235" table:formula="of:=127*SIN([.Q86])+127" table:style-name="ce1">
            <text:p>211.1178138</text:p>
          </table:table-cell>
          <table:table-cell office:value-type="float" office:value="17.882898779998271" table:formula="of:=127*SIN([.Q86]+[.$P$2])+127" table:style-name="ce1">
            <text:p>17.88289878</text:p>
          </table:table-cell>
          <table:table-cell office:value-type="float" office:value="75.88730570036185" table:formula="of:=127*SIN([.Q86]-[.$P$2])+127" table:style-name="ce1">
            <text:p>75.8873057</text:p>
          </table:table-cell>
          <table:table-cell office:value-type="float" office:value="114.50035629659031" table:formula="of:=(MIN([.R86];[.S86];[.T86])+MAX([.R86];[.S86];[.T86]))/2" table:style-name="ce1">
            <text:p>114.500356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4" table:style-name="ce2">
            <text:p>84</text:p>
          </table:table-cell>
          <table:table-cell office:value-type="float" office:value="253.60308331890968" table:formula="of:=[.$A$3]*SIN(RADIANS([.B87]))" table:style-name="ce11">
            <text:p>253.6031</text:p>
          </table:table-cell>
          <table:table-cell office:value-type="float" office:value="-149.88523933458066" table:formula="of:=[.$A$3]*SIN(RADIANS([.B87]-120))" table:style-name="ce11">
            <text:p>-149.8852</text:p>
          </table:table-cell>
          <table:table-cell office:value-type="float" office:value="-103.71784398432905" table:formula="of:=[.$A$3]*SIN(RADIANS([.B87]+120))" table:style-name="ce11">
            <text:p>-103.7178</text:p>
          </table:table-cell>
          <table:table-cell table:style-name="ce11"/>
          <table:table-cell office:value-type="float" office:value="51.858921992164511" table:formula="of:=(MIN([.C87];[.D87];[.E87])+MAX([.C87];[.D87];[.E87]))/2" table:style-name="ce12">
            <text:p>51.8589</text:p>
          </table:table-cell>
          <table:table-cell office:value-type="float" office:value="201.74416132674517" table:formula="of:=[.C87]-[.G87]" table:style-name="ce11">
            <text:p>201.7442</text:p>
          </table:table-cell>
          <table:table-cell office:value-type="float" office:value="-201.74416132674517" table:formula="of:=[.D87]-[.G87]" table:style-name="ce11">
            <text:p>-201.7442</text:p>
          </table:table-cell>
          <table:table-cell office:value-type="float" office:value="-155.57676597649356" table:formula="of:=[.E87]-[.G87]" table:style-name="ce11">
            <text:p>-155.5768</text:p>
          </table:table-cell>
          <table:table-cell table:style-name="ce11"/>
          <table:table-cell office:value-type="float" office:value="253.80154165945484" table:formula="of:=[.C87]/2+127" table:style-name="ce13">
            <text:p>254</text:p>
          </table:table-cell>
          <table:table-cell office:value-type="float" office:value="228.87208066337257" table:formula="of:=[.H87]/2+128" table:style-name="ce13">
            <text:p>229</text:p>
          </table:table-cell>
          <table:table-cell office:value-type="float" office:value="229.01499999999999" table:style-name="ce1">
            <text:p>229.015</text:p>
          </table:table-cell>
          <table:table-cell office:value-type="float" office:value="185.49700000000001" table:style-name="ce1">
            <text:p>185.497</text:p>
          </table:table-cell>
          <table:table-cell table:style-name="ce1"/>
          <table:table-cell office:value-type="float" office:value="0.73266666666666669" table:formula="of:=[.B87]*2*3.14/720" table:style-name="ce1">
            <text:p>0.732666667</text:p>
          </table:table-cell>
          <table:table-cell office:value-type="float" office:value="211.94450794878702" table:formula="of:=127*SIN([.Q87])+127" table:style-name="ce1">
            <text:p>211.9445079</text:p>
          </table:table-cell>
          <table:table-cell office:value-type="float" office:value="17.320282719045267" table:formula="of:=127*SIN([.Q87]+[.$P$2])+127" table:style-name="ce1">
            <text:p>17.32028272</text:p>
          </table:table-cell>
          <table:table-cell office:value-type="float" office:value="74.875213310148382" table:formula="of:=127*SIN([.Q87]-[.$P$2])+127" table:style-name="ce1">
            <text:p>74.87521331</text:p>
          </table:table-cell>
          <table:table-cell office:value-type="float" office:value="114.63239533391615" table:formula="of:=(MIN([.R87];[.S87];[.T87])+MAX([.R87];[.S87];[.T87]))/2" table:style-name="ce1">
            <text:p>114.6323953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85" table:style-name="ce2">
            <text:p>85</text:p>
          </table:table-cell>
          <table:table-cell office:value-type="float" office:value="254.0296480133951" table:formula="of:=[.$A$3]*SIN(RADIANS([.B88]))" table:style-name="ce11">
            <text:p>254.0296</text:p>
          </table:table-cell>
          <table:table-cell office:value-type="float" office:value="-146.26199126951676" table:formula="of:=[.$A$3]*SIN(RADIANS([.B88]-120))" table:style-name="ce11">
            <text:p>-146.2620</text:p>
          </table:table-cell>
          <table:table-cell office:value-type="float" office:value="-107.76765674387832" table:formula="of:=[.$A$3]*SIN(RADIANS([.B88]+120))" table:style-name="ce11">
            <text:p>-107.7677</text:p>
          </table:table-cell>
          <table:table-cell table:style-name="ce11"/>
          <table:table-cell office:value-type="float" office:value="53.883828371939174" table:formula="of:=(MIN([.C88];[.D88];[.E88])+MAX([.C88];[.D88];[.E88]))/2" table:style-name="ce12">
            <text:p>53.8838</text:p>
          </table:table-cell>
          <table:table-cell office:value-type="float" office:value="200.14581964145594" table:formula="of:=[.C88]-[.G88]" table:style-name="ce14">
            <text:p>200.1458</text:p>
          </table:table-cell>
          <table:table-cell office:value-type="float" office:value="-200.14581964145594" table:formula="of:=[.D88]-[.G88]" table:style-name="ce11">
            <text:p>-200.1458</text:p>
          </table:table-cell>
          <table:table-cell office:value-type="float" office:value="-161.65148511581748" table:formula="of:=[.E88]-[.G88]" table:style-name="ce11">
            <text:p>-161.6515</text:p>
          </table:table-cell>
          <table:table-cell table:style-name="ce11"/>
          <table:table-cell office:value-type="float" office:value="254.01482400669755" table:formula="of:=[.C88]/2+127" table:style-name="ce13">
            <text:p>254</text:p>
          </table:table-cell>
          <table:table-cell office:value-type="float" office:value="228.07290982072797" table:formula="of:=[.H88]/2+128" table:style-name="ce13">
            <text:p>228</text:p>
          </table:table-cell>
          <table:table-cell office:value-type="float" office:value="228.21899999999999" table:style-name="ce1">
            <text:p>228.219</text:p>
          </table:table-cell>
          <table:table-cell office:value-type="float" office:value="186.05199999999999" table:style-name="ce1">
            <text:p>186.052</text:p>
          </table:table-cell>
          <table:table-cell table:style-name="ce1"/>
          <table:table-cell office:value-type="float" office:value="0.74138888888888899" table:formula="of:=[.B88]*2*3.14/720" table:style-name="ce1">
            <text:p>0.741388889</text:p>
          </table:table-cell>
          <table:table-cell office:value-type="float" office:value="212.76473978839698" table:formula="of:=127*SIN([.Q88])+127" table:style-name="ce1">
            <text:p>212.7647398</text:p>
          </table:table-cell>
          <table:table-cell office:value-type="float" office:value="16.766010726647139" table:formula="of:=127*SIN([.Q88]+[.$P$2])+127" table:style-name="ce1">
            <text:p>16.76601073</text:p>
          </table:table-cell>
          <table:table-cell office:value-type="float" office:value="73.867086400557326" table:formula="of:=127*SIN([.Q88]-[.$P$2])+127" table:style-name="ce1">
            <text:p>73.8670864</text:p>
          </table:table-cell>
          <table:table-cell office:value-type="float" office:value="114.76537525752207" table:formula="of:=(MIN([.R88];[.S88];[.T88])+MAX([.R88];[.S88];[.T88]))/2" table:style-name="ce1">
            <text:p>114.765375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6" table:style-name="ce2">
            <text:p>86</text:p>
          </table:table-cell>
          <table:table-cell office:value-type="float" office:value="254.37883281625517" table:formula="of:=[.$A$3]*SIN(RADIANS([.B89]))" table:style-name="ce11">
            <text:p>254.3788</text:p>
          </table:table-cell>
          <table:table-cell office:value-type="float" office:value="-142.59419038504046" table:formula="of:=[.$A$3]*SIN(RADIANS([.B89]-120))" table:style-name="ce11">
            <text:p>-142.5942</text:p>
          </table:table-cell>
          <table:table-cell office:value-type="float" office:value="-111.78464243121475" table:formula="of:=[.$A$3]*SIN(RADIANS([.B89]+120))" table:style-name="ce11">
            <text:p>-111.7846</text:p>
          </table:table-cell>
          <table:table-cell table:style-name="ce11"/>
          <table:table-cell office:value-type="float" office:value="55.892321215607353" table:formula="of:=(MIN([.C89];[.D89];[.E89])+MAX([.C89];[.D89];[.E89]))/2" table:style-name="ce12">
            <text:p>55.8923</text:p>
          </table:table-cell>
          <table:table-cell office:value-type="float" office:value="198.48651160064782" table:formula="of:=[.C89]-[.G89]" table:style-name="ce11">
            <text:p>198.4865</text:p>
          </table:table-cell>
          <table:table-cell office:value-type="float" office:value="-198.48651160064782" table:formula="of:=[.D89]-[.G89]" table:style-name="ce11">
            <text:p>-198.4865</text:p>
          </table:table-cell>
          <table:table-cell office:value-type="float" office:value="-167.67696364682212" table:formula="of:=[.E89]-[.G89]" table:style-name="ce11">
            <text:p>-167.6770</text:p>
          </table:table-cell>
          <table:table-cell table:style-name="ce11"/>
          <table:table-cell office:value-type="float" office:value="254.18941640812758" table:formula="of:=[.C89]/2+127" table:style-name="ce13">
            <text:p>254</text:p>
          </table:table-cell>
          <table:table-cell office:value-type="float" office:value="227.24325580032391" table:formula="of:=[.H89]/2+128" table:style-name="ce13">
            <text:p>227</text:p>
          </table:table-cell>
          <table:table-cell office:value-type="float" office:value="227.392" table:style-name="ce1">
            <text:p>227.392</text:p>
          </table:table-cell>
          <table:table-cell office:value-type="float" office:value="186.60300000000001" table:style-name="ce1">
            <text:p>186.603</text:p>
          </table:table-cell>
          <table:table-cell table:style-name="ce1"/>
          <table:table-cell office:value-type="float" office:value="0.75011111111111117" table:formula="of:=[.B89]*2*3.14/720" table:style-name="ce1">
            <text:p>0.750111111</text:p>
          </table:table-cell>
          <table:table-cell office:value-type="float" office:value="213.57844693149849" table:formula="of:=127*SIN([.Q89])+127" table:style-name="ce1">
            <text:p>213.5784469</text:p>
          </table:table-cell>
          <table:table-cell office:value-type="float" office:value="16.220124969976325" table:formula="of:=127*SIN([.Q89]+[.$P$2])+127" table:style-name="ce1">
            <text:p>16.22012497</text:p>
          </table:table-cell>
          <table:table-cell office:value-type="float" office:value="72.863001666535979" table:formula="of:=127*SIN([.Q89]-[.$P$2])+127" table:style-name="ce1">
            <text:p>72.86300167</text:p>
          </table:table-cell>
          <table:table-cell office:value-type="float" office:value="114.89928595073741" table:formula="of:=(MIN([.R89];[.S89];[.T89])+MAX([.R89];[.S89];[.T89]))/2" table:style-name="ce1">
            <text:p>114.89928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7" table:style-name="ce2">
            <text:p>87</text:p>
          </table:table-cell>
          <table:table-cell office:value-type="float" office:value="254.65053136241633" table:formula="of:=[.$A$3]*SIN(RADIANS([.B90]))" table:style-name="ce11">
            <text:p>254.6505</text:p>
          </table:table-cell>
          <table:table-cell office:value-type="float" office:value="-138.88295392883191" table:formula="of:=[.$A$3]*SIN(RADIANS([.B90]-120))" table:style-name="ce11">
            <text:p>-138.8830</text:p>
          </table:table-cell>
          <table:table-cell office:value-type="float" office:value="-115.76757743358441" table:formula="of:=[.$A$3]*SIN(RADIANS([.B90]+120))" table:style-name="ce11">
            <text:p>-115.7676</text:p>
          </table:table-cell>
          <table:table-cell table:style-name="ce11"/>
          <table:table-cell office:value-type="float" office:value="57.88378871679221" table:formula="of:=(MIN([.C90];[.D90];[.E90])+MAX([.C90];[.D90];[.E90]))/2" table:style-name="ce12">
            <text:p>57.8838</text:p>
          </table:table-cell>
          <table:table-cell office:value-type="float" office:value="196.76674264562411" table:formula="of:=[.C90]-[.G90]" table:style-name="ce11">
            <text:p>196.7667</text:p>
          </table:table-cell>
          <table:table-cell office:value-type="float" office:value="-196.76674264562411" table:formula="of:=[.D90]-[.G90]" table:style-name="ce11">
            <text:p>-196.7667</text:p>
          </table:table-cell>
          <table:table-cell office:value-type="float" office:value="-173.65136615037662" table:formula="of:=[.E90]-[.G90]" table:style-name="ce11">
            <text:p>-173.6514</text:p>
          </table:table-cell>
          <table:table-cell table:style-name="ce11"/>
          <table:table-cell office:value-type="float" office:value="254.32526568120818" table:formula="of:=[.C90]/2+127" table:style-name="ce13">
            <text:p>254</text:p>
          </table:table-cell>
          <table:table-cell office:value-type="float" office:value="226.38337132281205" table:formula="of:=[.H90]/2+128" table:style-name="ce13">
            <text:p>226</text:p>
          </table:table-cell>
          <table:table-cell office:value-type="float" office:value="226.535" table:style-name="ce1">
            <text:p>226.535</text:p>
          </table:table-cell>
          <table:table-cell office:value-type="float" office:value="187.149" table:style-name="ce1">
            <text:p>187.149</text:p>
          </table:table-cell>
          <table:table-cell table:style-name="ce1"/>
          <table:table-cell office:value-type="float" office:value="0.75883333333333336" table:formula="of:=[.B90]*2*3.14/720" table:style-name="ce1">
            <text:p>0.758833333</text:p>
          </table:table-cell>
          <table:table-cell office:value-type="float" office:value="214.38556747395518" table:formula="of:=127*SIN([.Q90])+127" table:style-name="ce1">
            <text:p>214.3855675</text:p>
          </table:table-cell>
          <table:table-cell office:value-type="float" office:value="15.682666978206996" table:formula="of:=127*SIN([.Q90]+[.$P$2])+127" table:style-name="ce1">
            <text:p>15.68266698</text:p>
          </table:table-cell>
          <table:table-cell office:value-type="float" office:value="71.863035495513856" table:formula="of:=127*SIN([.Q90]-[.$P$2])+127" table:style-name="ce1">
            <text:p>71.8630355</text:p>
          </table:table-cell>
          <table:table-cell office:value-type="float" office:value="115.03411722608109" table:formula="of:=(MIN([.R90];[.S90];[.T90])+MAX([.R90];[.S90];[.T90]))/2" table:style-name="ce1">
            <text:p>115.034117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8" table:style-name="ce2">
            <text:p>88</text:p>
          </table:table-cell>
          <table:table-cell office:value-type="float" office:value="254.84466088986943" table:formula="of:=[.$A$3]*SIN(RADIANS([.B91]))" table:style-name="ce11">
            <text:p>254.8447</text:p>
          </table:table-cell>
          <table:table-cell office:value-type="float" office:value="-135.12941237946725" table:formula="of:=[.$A$3]*SIN(RADIANS([.B91]-120))" table:style-name="ce11">
            <text:p>-135.1294</text:p>
          </table:table-cell>
          <table:table-cell office:value-type="float" office:value="-119.71524851040218" table:formula="of:=[.$A$3]*SIN(RADIANS([.B91]+120))" table:style-name="ce11">
            <text:p>-119.7152</text:p>
          </table:table-cell>
          <table:table-cell table:style-name="ce11"/>
          <table:table-cell office:value-type="float" office:value="59.857624255201088" table:formula="of:=(MIN([.C91];[.D91];[.E91])+MAX([.C91];[.D91];[.E91]))/2" table:style-name="ce12">
            <text:p>59.8576</text:p>
          </table:table-cell>
          <table:table-cell office:value-type="float" office:value="194.98703663466836" table:formula="of:=[.C91]-[.G91]" table:style-name="ce11">
            <text:p>194.9870</text:p>
          </table:table-cell>
          <table:table-cell office:value-type="float" office:value="-194.98703663466836" table:formula="of:=[.D91]-[.G91]" table:style-name="ce11">
            <text:p>-194.9870</text:p>
          </table:table-cell>
          <table:table-cell office:value-type="float" office:value="-179.57287276560328" table:formula="of:=[.E91]-[.G91]" table:style-name="ce11">
            <text:p>-179.5729</text:p>
          </table:table-cell>
          <table:table-cell table:style-name="ce11"/>
          <table:table-cell office:value-type="float" office:value="254.42233044493472" table:formula="of:=[.C91]/2+127" table:style-name="ce13">
            <text:p>254</text:p>
          </table:table-cell>
          <table:table-cell office:value-type="float" office:value="225.49351831733418" table:formula="of:=[.H91]/2+128" table:style-name="ce13">
            <text:p>225</text:p>
          </table:table-cell>
          <table:table-cell office:value-type="float" office:value="225.649" table:style-name="ce1">
            <text:p>225.649</text:p>
          </table:table-cell>
          <table:table-cell office:value-type="float" office:value="187.691" table:style-name="ce1">
            <text:p>187.691</text:p>
          </table:table-cell>
          <table:table-cell table:style-name="ce1"/>
          <table:table-cell office:value-type="float" office:value="0.76755555555555555" table:formula="of:=[.B91]*2*3.14/720" table:style-name="ce1">
            <text:p>0.767555556</text:p>
          </table:table-cell>
          <table:table-cell office:value-type="float" office:value="215.18604001271723" table:formula="of:=127*SIN([.Q91])+127" table:style-name="ce1">
            <text:p>215.18604</text:p>
          </table:table-cell>
          <table:table-cell office:value-type="float" office:value="15.153677639358662" table:formula="of:=127*SIN([.Q91]+[.$P$2])+127" table:style-name="ce1">
            <text:p>15.15367764</text:p>
          </table:table-cell>
          <table:table-cell office:value-type="float" office:value="70.867263961597189" table:formula="of:=127*SIN([.Q91]-[.$P$2])+127" table:style-name="ce1">
            <text:p>70.86726396</text:p>
          </table:table-cell>
          <table:table-cell office:value-type="float" office:value="115.16985882603794" table:formula="of:=(MIN([.R91];[.S91];[.T91])+MAX([.R91];[.S91];[.T91]))/2" table:style-name="ce1">
            <text:p>115.169858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89" table:style-name="ce2">
            <text:p>89</text:p>
          </table:table-cell>
          <table:table-cell office:value-type="float" office:value="254.96116226487976" table:formula="of:=[.$A$3]*SIN(RADIANS([.B92]))" table:style-name="ce11">
            <text:p>254.9612</text:p>
          </table:table-cell>
          <table:table-cell office:value-type="float" office:value="-131.33470910206381" table:formula="of:=[.$A$3]*SIN(RADIANS([.B92]-120))" table:style-name="ce11">
            <text:p>-131.3347</text:p>
          </table:table-cell>
          <table:table-cell office:value-type="float" office:value="-123.62645316281592" table:formula="of:=[.$A$3]*SIN(RADIANS([.B92]+120))" table:style-name="ce11">
            <text:p>-123.6265</text:p>
          </table:table-cell>
          <table:table-cell table:style-name="ce11"/>
          <table:table-cell office:value-type="float" office:value="61.813226581407974" table:formula="of:=(MIN([.C92];[.D92];[.E92])+MAX([.C92];[.D92];[.E92]))/2" table:style-name="ce12">
            <text:p>61.8132</text:p>
          </table:table-cell>
          <table:table-cell office:value-type="float" office:value="193.14793568347179" table:formula="of:=[.C92]-[.G92]" table:style-name="ce11">
            <text:p>193.1479</text:p>
          </table:table-cell>
          <table:table-cell office:value-type="float" office:value="-193.14793568347179" table:formula="of:=[.D92]-[.G92]" table:style-name="ce11">
            <text:p>-193.1479</text:p>
          </table:table-cell>
          <table:table-cell office:value-type="float" office:value="-185.43967974422389" table:formula="of:=[.E92]-[.G92]" table:style-name="ce11">
            <text:p>-185.4397</text:p>
          </table:table-cell>
          <table:table-cell table:style-name="ce11"/>
          <table:table-cell office:value-type="float" office:value="254.48058113243988" table:formula="of:=[.C92]/2+127" table:style-name="ce13">
            <text:p>254</text:p>
          </table:table-cell>
          <table:table-cell office:value-type="float" office:value="224.57396784173591" table:formula="of:=[.H92]/2+128" table:style-name="ce13">
            <text:p>225</text:p>
          </table:table-cell>
          <table:table-cell office:value-type="float" office:value="224.732" table:style-name="ce1">
            <text:p>224.732</text:p>
          </table:table-cell>
          <table:table-cell office:value-type="float" office:value="188.22800000000001" table:style-name="ce1">
            <text:p>188.228</text:p>
          </table:table-cell>
          <table:table-cell table:style-name="ce1"/>
          <table:table-cell office:value-type="float" office:value="0.77627777777777784" table:formula="of:=[.B92]*2*3.14/720" table:style-name="ce1">
            <text:p>0.776277778</text:p>
          </table:table-cell>
          <table:table-cell office:value-type="float" office:value="215.97980365049295" table:formula="of:=127*SIN([.Q92])+127" table:style-name="ce1">
            <text:p>215.9798037</text:p>
          </table:table-cell>
          <table:table-cell office:value-type="float" office:value="14.633197197182184" table:formula="of:=127*SIN([.Q92]+[.$P$2])+127" table:style-name="ce1">
            <text:p>14.6331972</text:p>
          </table:table-cell>
          <table:table-cell office:value-type="float" office:value="69.875762819774891" table:formula="of:=127*SIN([.Q92]-[.$P$2])+127" table:style-name="ce1">
            <text:p>69.87576282</text:p>
          </table:table-cell>
          <table:table-cell office:value-type="float" office:value="115.30650042383758" table:formula="of:=(MIN([.R92];[.S92];[.T92])+MAX([.R92];[.S92];[.T92]))/2" table:style-name="ce1">
            <text:p>115.306500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0" table:style-name="ce2">
            <text:p>90</text:p>
          </table:table-cell>
          <table:table-cell office:value-type="float" office:value="255" table:formula="of:=[.$A$3]*SIN(RADIANS([.B93]))" table:style-name="ce11">
            <text:p>255.0000</text:p>
          </table:table-cell>
          <table:table-cell office:value-type="float" office:value="-127.49999999999999" table:formula="of:=[.$A$3]*SIN(RADIANS([.B93]-120))" table:style-name="ce11">
            <text:p>-127.5000</text:p>
          </table:table-cell>
          <table:table-cell office:value-type="float" office:value="-127.50000000000003" table:formula="of:=[.$A$3]*SIN(RADIANS([.B93]+120))" table:style-name="ce11">
            <text:p>-127.5000</text:p>
          </table:table-cell>
          <table:table-cell table:style-name="ce11"/>
          <table:table-cell office:value-type="float" office:value="63.749999999999986" table:formula="of:=(MIN([.C93];[.D93];[.E93])+MAX([.C93];[.D93];[.E93]))/2" table:style-name="ce12">
            <text:p>63.7500</text:p>
          </table:table-cell>
          <table:table-cell office:value-type="float" office:value="191.25" table:formula="of:=[.C93]-[.G93]" table:style-name="ce11">
            <text:p>191.2500</text:p>
          </table:table-cell>
          <table:table-cell office:value-type="float" office:value="-191.24999999999997" table:formula="of:=[.D93]-[.G93]" table:style-name="ce11">
            <text:p>-191.2500</text:p>
          </table:table-cell>
          <table:table-cell office:value-type="float" office:value="-191.25" table:formula="of:=[.E93]-[.G93]" table:style-name="ce11">
            <text:p>-191.2500</text:p>
          </table:table-cell>
          <table:table-cell table:style-name="ce11"/>
          <table:table-cell office:value-type="float" office:value="254.5" table:formula="of:=[.C93]/2+127" table:style-name="ce13">
            <text:p>255</text:p>
          </table:table-cell>
          <table:table-cell office:value-type="float" office:value="223.625" table:formula="of:=[.H93]/2+128" table:style-name="ce13">
            <text:p>224</text:p>
          </table:table-cell>
          <table:table-cell office:value-type="float" office:value="223.786" table:style-name="ce1">
            <text:p>223.786</text:p>
          </table:table-cell>
          <table:table-cell office:value-type="float" office:value="188.761" table:style-name="ce1">
            <text:p>188.761</text:p>
          </table:table-cell>
          <table:table-cell table:style-name="ce1"/>
          <table:table-cell office:value-type="float" office:value="0.78500000000000003" table:formula="of:=[.B93]*2*3.14/720" table:style-name="ce1">
            <text:p>0.785</text:p>
          </table:table-cell>
          <table:table-cell office:value-type="float" office:value="216.76679800038147" table:formula="of:=127*SIN([.Q93])+127" table:style-name="ce1">
            <text:p>216.766798</text:p>
          </table:table-cell>
          <table:table-cell office:value-type="float" office:value="14.121265248101508" table:formula="of:=127*SIN([.Q93]+[.$P$2])+127" table:style-name="ce1">
            <text:p>14.12126525</text:p>
          </table:table-cell>
          <table:table-cell office:value-type="float" office:value="68.888607500161854" table:formula="of:=127*SIN([.Q93]-[.$P$2])+127" table:style-name="ce1">
            <text:p>68.8886075</text:p>
          </table:table-cell>
          <table:table-cell office:value-type="float" office:value="115.44403162424149" table:formula="of:=(MIN([.R93];[.S93];[.T93])+MAX([.R93];[.S93];[.T93]))/2" table:style-name="ce1">
            <text:p>115.44403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1" table:style-name="ce2">
            <text:p>91</text:p>
          </table:table-cell>
          <table:table-cell office:value-type="float" office:value="254.96116226487976" table:formula="of:=[.$A$3]*SIN(RADIANS([.B94]))" table:style-name="ce11">
            <text:p>254.9612</text:p>
          </table:table-cell>
          <table:table-cell office:value-type="float" office:value="-123.62645316281595" table:formula="of:=[.$A$3]*SIN(RADIANS([.B94]-120))" table:style-name="ce11">
            <text:p>-123.6265</text:p>
          </table:table-cell>
          <table:table-cell office:value-type="float" office:value="-131.33470910206381" table:formula="of:=[.$A$3]*SIN(RADIANS([.B94]+120))" table:style-name="ce11">
            <text:p>-131.3347</text:p>
          </table:table-cell>
          <table:table-cell table:style-name="ce11"/>
          <table:table-cell office:value-type="float" office:value="61.813226581407974" table:formula="of:=(MIN([.C94];[.D94];[.E94])+MAX([.C94];[.D94];[.E94]))/2" table:style-name="ce12">
            <text:p>61.8132</text:p>
          </table:table-cell>
          <table:table-cell office:value-type="float" office:value="193.14793568347179" table:formula="of:=[.C94]-[.G94]" table:style-name="ce11">
            <text:p>193.1479</text:p>
          </table:table-cell>
          <table:table-cell office:value-type="float" office:value="-185.43967974422392" table:formula="of:=[.D94]-[.G94]" table:style-name="ce11">
            <text:p>-185.4397</text:p>
          </table:table-cell>
          <table:table-cell office:value-type="float" office:value="-193.14793568347179" table:formula="of:=[.E94]-[.G94]" table:style-name="ce11">
            <text:p>-193.1479</text:p>
          </table:table-cell>
          <table:table-cell table:style-name="ce11"/>
          <table:table-cell office:value-type="float" office:value="254.48058113243988" table:formula="of:=[.C94]/2+127" table:style-name="ce13">
            <text:p>254</text:p>
          </table:table-cell>
          <table:table-cell office:value-type="float" office:value="224.57396784173591" table:formula="of:=[.H94]/2+128" table:style-name="ce13">
            <text:p>225</text:p>
          </table:table-cell>
          <table:table-cell office:value-type="float" office:value="224.64699999999999" table:style-name="ce1">
            <text:p>224.647</text:p>
          </table:table-cell>
          <table:table-cell office:value-type="float" office:value="189.28899999999999" table:style-name="ce1">
            <text:p>189.289</text:p>
          </table:table-cell>
          <table:table-cell table:style-name="ce1"/>
          <table:table-cell office:value-type="float" office:value="0.79372222222222222" table:formula="of:=[.B94]*2*3.14/720" table:style-name="ce1">
            <text:p>0.793722222</text:p>
          </table:table-cell>
          <table:table-cell office:value-type="float" office:value="217.5469631904669" table:formula="of:=127*SIN([.Q94])+127" table:style-name="ce1">
            <text:p>217.5469632</text:p>
          </table:table-cell>
          <table:table-cell office:value-type="float" office:value="13.617920738197938" table:formula="of:=127*SIN([.Q94]+[.$P$2])+127" table:style-name="ce1">
            <text:p>13.61792074</text:p>
          </table:table-cell>
          <table:table-cell office:value-type="float" office:value="67.905873102254034" table:formula="of:=127*SIN([.Q94]-[.$P$2])+127" table:style-name="ce1">
            <text:p>67.9058731</text:p>
          </table:table-cell>
          <table:table-cell office:value-type="float" office:value="115.58244196433242" table:formula="of:=(MIN([.R94];[.S94];[.T94])+MAX([.R94];[.S94];[.T94]))/2" table:style-name="ce1">
            <text:p>115.58244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2" table:style-name="ce2">
            <text:p>92</text:p>
          </table:table-cell>
          <table:table-cell office:value-type="float" office:value="254.84466088986943" table:formula="of:=[.$A$3]*SIN(RADIANS([.B95]))" table:style-name="ce11">
            <text:p>254.8447</text:p>
          </table:table-cell>
          <table:table-cell office:value-type="float" office:value="-119.71524851040216" table:formula="of:=[.$A$3]*SIN(RADIANS([.B95]-120))" table:style-name="ce11">
            <text:p>-119.7152</text:p>
          </table:table-cell>
          <table:table-cell office:value-type="float" office:value="-135.12941237946723" table:formula="of:=[.$A$3]*SIN(RADIANS([.B95]+120))" table:style-name="ce11">
            <text:p>-135.1294</text:p>
          </table:table-cell>
          <table:table-cell table:style-name="ce11"/>
          <table:table-cell office:value-type="float" office:value="59.857624255201102" table:formula="of:=(MIN([.C95];[.D95];[.E95])+MAX([.C95];[.D95];[.E95]))/2" table:style-name="ce12">
            <text:p>59.8576</text:p>
          </table:table-cell>
          <table:table-cell office:value-type="float" office:value="194.98703663466833" table:formula="of:=[.C95]-[.G95]" table:style-name="ce11">
            <text:p>194.9870</text:p>
          </table:table-cell>
          <table:table-cell office:value-type="float" office:value="-179.57287276560328" table:formula="of:=[.D95]-[.G95]" table:style-name="ce11">
            <text:p>-179.5729</text:p>
          </table:table-cell>
          <table:table-cell office:value-type="float" office:value="-194.98703663466833" table:formula="of:=[.E95]-[.G95]" table:style-name="ce11">
            <text:p>-194.9870</text:p>
          </table:table-cell>
          <table:table-cell table:style-name="ce11"/>
          <table:table-cell office:value-type="float" office:value="254.42233044493472" table:formula="of:=[.C95]/2+127" table:style-name="ce13">
            <text:p>254</text:p>
          </table:table-cell>
          <table:table-cell office:value-type="float" office:value="225.49351831733418" table:formula="of:=[.H95]/2+128" table:style-name="ce13">
            <text:p>225</text:p>
          </table:table-cell>
          <table:table-cell office:value-type="float" office:value="225.566" table:style-name="ce1">
            <text:p>225.566</text:p>
          </table:table-cell>
          <table:table-cell office:value-type="float" office:value="189.81200000000001" table:style-name="ce1">
            <text:p>189.812</text:p>
          </table:table-cell>
          <table:table-cell table:style-name="ce1"/>
          <table:table-cell office:value-type="float" office:value="0.8024444444444444" table:formula="of:=[.B95]*2*3.14/720" table:style-name="ce1">
            <text:p>0.802444444</text:p>
          </table:table-cell>
          <table:table-cell office:value-type="float" office:value="218.32023986837319" table:formula="of:=127*SIN([.Q95])+127" table:style-name="ce1">
            <text:p>218.3202399</text:p>
          </table:table-cell>
          <table:table-cell office:value-type="float" office:value="13.123201960250199" table:formula="of:=127*SIN([.Q95]+[.$P$2])+127" table:style-name="ce1">
            <text:p>13.12320196</text:p>
          </table:table-cell>
          <table:table-cell office:value-type="float" office:value="66.927634389220771" table:formula="of:=127*SIN([.Q95]-[.$P$2])+127" table:style-name="ce1">
            <text:p>66.92763439</text:p>
          </table:table-cell>
          <table:table-cell office:value-type="float" office:value="115.7217209143117" table:formula="of:=(MIN([.R95];[.S95];[.T95])+MAX([.R95];[.S95];[.T95]))/2" table:style-name="ce1">
            <text:p>115.721720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3" table:style-name="ce2">
            <text:p>93</text:p>
          </table:table-cell>
          <table:table-cell office:value-type="float" office:value="254.65053136241633" table:formula="of:=[.$A$3]*SIN(RADIANS([.B96]))" table:style-name="ce11">
            <text:p>254.6505</text:p>
          </table:table-cell>
          <table:table-cell office:value-type="float" office:value="-115.76757743358442" table:formula="of:=[.$A$3]*SIN(RADIANS([.B96]-120))" table:style-name="ce11">
            <text:p>-115.7676</text:p>
          </table:table-cell>
          <table:table-cell office:value-type="float" office:value="-138.88295392883191" table:formula="of:=[.$A$3]*SIN(RADIANS([.B96]+120))" table:style-name="ce11">
            <text:p>-138.8830</text:p>
          </table:table-cell>
          <table:table-cell table:style-name="ce11"/>
          <table:table-cell office:value-type="float" office:value="57.88378871679221" table:formula="of:=(MIN([.C96];[.D96];[.E96])+MAX([.C96];[.D96];[.E96]))/2" table:style-name="ce12">
            <text:p>57.8838</text:p>
          </table:table-cell>
          <table:table-cell office:value-type="float" office:value="196.76674264562411" table:formula="of:=[.C96]-[.G96]" table:style-name="ce11">
            <text:p>196.7667</text:p>
          </table:table-cell>
          <table:table-cell office:value-type="float" office:value="-173.65136615037665" table:formula="of:=[.D96]-[.G96]" table:style-name="ce11">
            <text:p>-173.6514</text:p>
          </table:table-cell>
          <table:table-cell office:value-type="float" office:value="-196.76674264562411" table:formula="of:=[.E96]-[.G96]" table:style-name="ce11">
            <text:p>-196.7667</text:p>
          </table:table-cell>
          <table:table-cell table:style-name="ce11"/>
          <table:table-cell office:value-type="float" office:value="254.32526568120818" table:formula="of:=[.C96]/2+127" table:style-name="ce13">
            <text:p>254</text:p>
          </table:table-cell>
          <table:table-cell office:value-type="float" office:value="226.38337132281205" table:formula="of:=[.H96]/2+128" table:style-name="ce13">
            <text:p>226</text:p>
          </table:table-cell>
          <table:table-cell office:value-type="float" office:value="226.45599999999999" table:style-name="ce1">
            <text:p>226.456</text:p>
          </table:table-cell>
          <table:table-cell office:value-type="float" office:value="190.33099999999999" table:style-name="ce1">
            <text:p>190.331</text:p>
          </table:table-cell>
          <table:table-cell table:style-name="ce1"/>
          <table:table-cell office:value-type="float" office:value="0.81116666666666681" table:formula="of:=[.B96]*2*3.14/720" table:style-name="ce1">
            <text:p>0.811166667</text:p>
          </table:table-cell>
          <table:table-cell office:value-type="float" office:value="219.08656920577937" table:formula="of:=127*SIN([.Q96])+127" table:style-name="ce1">
            <text:p>219.0865692</text:p>
          </table:table-cell>
          <table:table-cell office:value-type="float" office:value="12.637146550819907" table:formula="of:=127*SIN([.Q96]+[.$P$2])+127" table:style-name="ce1">
            <text:p>12.63714655</text:p>
          </table:table-cell>
          <table:table-cell office:value-type="float" office:value="65.953965782214638" table:formula="of:=127*SIN([.Q96]-[.$P$2])+127" table:style-name="ce1">
            <text:p>65.95396578</text:p>
          </table:table-cell>
          <table:table-cell office:value-type="float" office:value="115.86185787829965" table:formula="of:=(MIN([.R96];[.S96];[.T96])+MAX([.R96];[.S96];[.T96]))/2" table:style-name="ce1">
            <text:p>115.861857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4" table:style-name="ce2">
            <text:p>94</text:p>
          </table:table-cell>
          <table:table-cell office:value-type="float" office:value="254.37883281625517" table:formula="of:=[.$A$3]*SIN(RADIANS([.B97]))" table:style-name="ce11">
            <text:p>254.3788</text:p>
          </table:table-cell>
          <table:table-cell office:value-type="float" office:value="-111.78464243121473" table:formula="of:=[.$A$3]*SIN(RADIANS([.B97]-120))" table:style-name="ce11">
            <text:p>-111.7846</text:p>
          </table:table-cell>
          <table:table-cell office:value-type="float" office:value="-142.59419038504041" table:formula="of:=[.$A$3]*SIN(RADIANS([.B97]+120))" table:style-name="ce11">
            <text:p>-142.5942</text:p>
          </table:table-cell>
          <table:table-cell table:style-name="ce11"/>
          <table:table-cell office:value-type="float" office:value="55.892321215607382" table:formula="of:=(MIN([.C97];[.D97];[.E97])+MAX([.C97];[.D97];[.E97]))/2" table:style-name="ce12">
            <text:p>55.8923</text:p>
          </table:table-cell>
          <table:table-cell office:value-type="float" office:value="198.48651160064779" table:formula="of:=[.C97]-[.G97]" table:style-name="ce11">
            <text:p>198.4865</text:p>
          </table:table-cell>
          <table:table-cell office:value-type="float" office:value="-167.67696364682212" table:formula="of:=[.D97]-[.G97]" table:style-name="ce11">
            <text:p>-167.6770</text:p>
          </table:table-cell>
          <table:table-cell office:value-type="float" office:value="-198.48651160064779" table:formula="of:=[.E97]-[.G97]" table:style-name="ce11">
            <text:p>-198.4865</text:p>
          </table:table-cell>
          <table:table-cell table:style-name="ce11"/>
          <table:table-cell office:value-type="float" office:value="254.18941640812758" table:formula="of:=[.C97]/2+127" table:style-name="ce13">
            <text:p>254</text:p>
          </table:table-cell>
          <table:table-cell office:value-type="float" office:value="227.24325580032388" table:formula="of:=[.H97]/2+128" table:style-name="ce13">
            <text:p>227</text:p>
          </table:table-cell>
          <table:table-cell office:value-type="float" office:value="227.315" table:style-name="ce1">
            <text:p>227.315</text:p>
          </table:table-cell>
          <table:table-cell office:value-type="float" office:value="190.845" table:style-name="ce1">
            <text:p>190.845</text:p>
          </table:table-cell>
          <table:table-cell table:style-name="ce1"/>
          <table:table-cell office:value-type="float" office:value="0.819888888888889" table:formula="of:=[.B97]*2*3.14/720" table:style-name="ce1">
            <text:p>0.819888889</text:p>
          </table:table-cell>
          <table:table-cell office:value-type="float" office:value="219.845892902895" table:formula="of:=127*SIN([.Q97])+127" table:style-name="ce1">
            <text:p>219.8458929</text:p>
          </table:table-cell>
          <table:table-cell office:value-type="float" office:value="12.159791487387281" table:formula="of:=127*SIN([.Q97]+[.$P$2])+127" table:style-name="ce1">
            <text:p>12.15979149</text:p>
          </table:table-cell>
          <table:table-cell office:value-type="float" office:value="64.984941354707274" table:formula="of:=127*SIN([.Q97]-[.$P$2])+127" table:style-name="ce1">
            <text:p>64.98494135</text:p>
          </table:table-cell>
          <table:table-cell office:value-type="float" office:value="116.00284219514114" table:formula="of:=(MIN([.R97];[.S97];[.T97])+MAX([.R97];[.S97];[.T97]))/2" table:style-name="ce1">
            <text:p>116.002842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5" table:style-name="ce2">
            <text:p>95</text:p>
          </table:table-cell>
          <table:table-cell office:value-type="float" office:value="254.0296480133951" table:formula="of:=[.$A$3]*SIN(RADIANS([.B98]))" table:style-name="ce11">
            <text:p>254.0296</text:p>
          </table:table-cell>
          <table:table-cell office:value-type="float" office:value="-107.76765674387836" table:formula="of:=[.$A$3]*SIN(RADIANS([.B98]-120))" table:style-name="ce11">
            <text:p>-107.7677</text:p>
          </table:table-cell>
          <table:table-cell office:value-type="float" office:value="-146.26199126951678" table:formula="of:=[.$A$3]*SIN(RADIANS([.B98]+120))" table:style-name="ce11">
            <text:p>-146.2620</text:p>
          </table:table-cell>
          <table:table-cell table:style-name="ce11"/>
          <table:table-cell office:value-type="float" office:value="53.88382837193916" table:formula="of:=(MIN([.C98];[.D98];[.E98])+MAX([.C98];[.D98];[.E98]))/2" table:style-name="ce12">
            <text:p>53.8838</text:p>
          </table:table-cell>
          <table:table-cell office:value-type="float" office:value="200.14581964145594" table:formula="of:=[.C98]-[.G98]" table:style-name="ce11">
            <text:p>200.1458</text:p>
          </table:table-cell>
          <table:table-cell office:value-type="float" office:value="-161.65148511581754" table:formula="of:=[.D98]-[.G98]" table:style-name="ce11">
            <text:p>-161.6515</text:p>
          </table:table-cell>
          <table:table-cell office:value-type="float" office:value="-200.14581964145594" table:formula="of:=[.E98]-[.G98]" table:style-name="ce11">
            <text:p>-200.1458</text:p>
          </table:table-cell>
          <table:table-cell table:style-name="ce11"/>
          <table:table-cell office:value-type="float" office:value="254.01482400669755" table:formula="of:=[.C98]/2+127" table:style-name="ce13">
            <text:p>254</text:p>
          </table:table-cell>
          <table:table-cell office:value-type="float" office:value="228.07290982072797" table:formula="of:=[.H98]/2+128" table:style-name="ce13">
            <text:p>228</text:p>
          </table:table-cell>
          <table:table-cell office:value-type="float" office:value="228.14500000000001" table:style-name="ce1">
            <text:p>228.145</text:p>
          </table:table-cell>
          <table:table-cell office:value-type="float" office:value="191.35400000000001" table:style-name="ce1">
            <text:p>191.354</text:p>
          </table:table-cell>
          <table:table-cell table:style-name="ce1"/>
          <table:table-cell office:value-type="float" office:value="0.82861111111111119" table:formula="of:=[.B98]*2*3.14/720" table:style-name="ce1">
            <text:p>0.828611111</text:p>
          </table:table-cell>
          <table:table-cell office:value-type="float" office:value="220.59815319289552" table:formula="of:=127*SIN([.Q98])+127" table:style-name="ce1">
            <text:p>220.5981532</text:p>
          </table:table-cell>
          <table:table-cell office:value-type="float" office:value="11.691173085540626" table:formula="of:=127*SIN([.Q98]+[.$P$2])+127" table:style-name="ce1">
            <text:p>11.69117309</text:p>
          </table:table-cell>
          <table:table-cell office:value-type="float" office:value="64.020634826859833" table:formula="of:=127*SIN([.Q98]-[.$P$2])+127" table:style-name="ce1">
            <text:p>64.02063483</text:p>
          </table:table-cell>
          <table:table-cell office:value-type="float" office:value="116.14466313921807" table:formula="of:=(MIN([.R98];[.S98];[.T98])+MAX([.R98];[.S98];[.T98]))/2" table:style-name="ce1">
            <text:p>116.144663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6" table:style-name="ce2">
            <text:p>96</text:p>
          </table:table-cell>
          <table:table-cell office:value-type="float" office:value="253.60308331890968" table:formula="of:=[.$A$3]*SIN(RADIANS([.B99]))" table:style-name="ce11">
            <text:p>253.6031</text:p>
          </table:table-cell>
          <table:table-cell office:value-type="float" office:value="-103.71784398432905" table:formula="of:=[.$A$3]*SIN(RADIANS([.B99]-120))" table:style-name="ce11">
            <text:p>-103.7178</text:p>
          </table:table-cell>
          <table:table-cell office:value-type="float" office:value="-149.88523933458063" table:formula="of:=[.$A$3]*SIN(RADIANS([.B99]+120))" table:style-name="ce11">
            <text:p>-149.8852</text:p>
          </table:table-cell>
          <table:table-cell table:style-name="ce11"/>
          <table:table-cell office:value-type="float" office:value="51.858921992164525" table:formula="of:=(MIN([.C99];[.D99];[.E99])+MAX([.C99];[.D99];[.E99]))/2" table:style-name="ce12">
            <text:p>51.8589</text:p>
          </table:table-cell>
          <table:table-cell office:value-type="float" office:value="201.74416132674514" table:formula="of:=[.C99]-[.G99]" table:style-name="ce11">
            <text:p>201.7442</text:p>
          </table:table-cell>
          <table:table-cell office:value-type="float" office:value="-155.57676597649356" table:formula="of:=[.D99]-[.G99]" table:style-name="ce11">
            <text:p>-155.5768</text:p>
          </table:table-cell>
          <table:table-cell office:value-type="float" office:value="-201.74416132674514" table:formula="of:=[.E99]-[.G99]" table:style-name="ce11">
            <text:p>-201.7442</text:p>
          </table:table-cell>
          <table:table-cell table:style-name="ce11"/>
          <table:table-cell office:value-type="float" office:value="253.80154165945484" table:formula="of:=[.C99]/2+127" table:style-name="ce13">
            <text:p>254</text:p>
          </table:table-cell>
          <table:table-cell office:value-type="float" office:value="228.87208066337257" table:formula="of:=[.H99]/2+128" table:style-name="ce13">
            <text:p>229</text:p>
          </table:table-cell>
          <table:table-cell office:value-type="float" office:value="228.94300000000001" table:style-name="ce1">
            <text:p>228.943</text:p>
          </table:table-cell>
          <table:table-cell office:value-type="float" office:value="191.858" table:style-name="ce1">
            <text:p>191.858</text:p>
          </table:table-cell>
          <table:table-cell table:style-name="ce1"/>
          <table:table-cell office:value-type="float" office:value="0.83733333333333337" table:formula="of:=[.B99]*2*3.14/720" table:style-name="ce1">
            <text:p>0.837333333</text:p>
          </table:table-cell>
          <table:table-cell office:value-type="float" office:value="221.34329284631701" table:formula="of:=127*SIN([.Q99])+127" table:style-name="ce1">
            <text:p>221.3432928</text:p>
          </table:table-cell>
          <table:table-cell office:value-type="float" office:value="11.231326996210512" table:formula="of:=127*SIN([.Q99]+[.$P$2])+127" table:style-name="ce1">
            <text:p>11.231327</text:p>
          </table:table-cell>
          <table:table-cell office:value-type="float" office:value="63.061119559908093" table:formula="of:=127*SIN([.Q99]-[.$P$2])+127" table:style-name="ce1">
            <text:p>63.06111956</text:p>
          </table:table-cell>
          <table:table-cell office:value-type="float" office:value="116.28730992126376" table:formula="of:=(MIN([.R99];[.S99];[.T99])+MAX([.R99];[.S99];[.T99]))/2" table:style-name="ce1">
            <text:p>116.287309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7" table:style-name="ce2">
            <text:p>97</text:p>
          </table:table-cell>
          <table:table-cell office:value-type="float" office:value="253.09926866853712" table:formula="of:=[.$A$3]*SIN(RADIANS([.B100]))" table:style-name="ce11">
            <text:p>253.0993</text:p>
          </table:table-cell>
          <table:table-cell office:value-type="float" office:value="-99.636437764764807" table:formula="of:=[.$A$3]*SIN(RADIANS([.B100]-120))" table:style-name="ce11">
            <text:p>-99.6364</text:p>
          </table:table-cell>
          <table:table-cell office:value-type="float" office:value="-153.46283090377233" table:formula="of:=[.$A$3]*SIN(RADIANS([.B100]+120))" table:style-name="ce11">
            <text:p>-153.4628</text:p>
          </table:table-cell>
          <table:table-cell table:style-name="ce11"/>
          <table:table-cell office:value-type="float" office:value="49.818218882382396" table:formula="of:=(MIN([.C100];[.D100];[.E100])+MAX([.C100];[.D100];[.E100]))/2" table:style-name="ce12">
            <text:p>49.8182</text:p>
          </table:table-cell>
          <table:table-cell office:value-type="float" office:value="203.28104978615471" table:formula="of:=[.C100]-[.G100]" table:style-name="ce11">
            <text:p>203.2810</text:p>
          </table:table-cell>
          <table:table-cell office:value-type="float" office:value="-149.4546566471472" table:formula="of:=[.D100]-[.G100]" table:style-name="ce11">
            <text:p>-149.4547</text:p>
          </table:table-cell>
          <table:table-cell office:value-type="float" office:value="-203.28104978615471" table:formula="of:=[.E100]-[.G100]" table:style-name="ce11">
            <text:p>-203.2810</text:p>
          </table:table-cell>
          <table:table-cell table:style-name="ce11"/>
          <table:table-cell office:value-type="float" office:value="253.54963433426855" table:formula="of:=[.C100]/2+127" table:style-name="ce13">
            <text:p>254</text:p>
          </table:table-cell>
          <table:table-cell office:value-type="float" office:value="229.64052489307736" table:formula="of:=[.H100]/2+128" table:style-name="ce13">
            <text:p>230</text:p>
          </table:table-cell>
          <table:table-cell office:value-type="float" office:value="229.71199999999999" table:style-name="ce1">
            <text:p>229.712</text:p>
          </table:table-cell>
          <table:table-cell office:value-type="float" office:value="192.358" table:style-name="ce1">
            <text:p>192.358</text:p>
          </table:table-cell>
          <table:table-cell table:style-name="ce1"/>
          <table:table-cell office:value-type="float" office:value="0.84605555555555556" table:formula="of:=[.B100]*2*3.14/720" table:style-name="ce1">
            <text:p>0.846055556</text:p>
          </table:table-cell>
          <table:table-cell office:value-type="float" office:value="222.08125517540984" table:formula="of:=127*SIN([.Q100])+127" table:style-name="ce1">
            <text:p>222.0812552</text:p>
          </table:table-cell>
          <table:table-cell office:value-type="float" office:value="10.780288202960293" table:formula="of:=127*SIN([.Q100]+[.$P$2])+127" table:style-name="ce1">
            <text:p>10.7802882</text:p>
          </table:table-cell>
          <table:table-cell office:value-type="float" office:value="62.106468550587024" table:formula="of:=127*SIN([.Q100]-[.$P$2])+127" table:style-name="ce1">
            <text:p>62.10646855</text:p>
          </table:table-cell>
          <table:table-cell office:value-type="float" office:value="116.43077168918506" table:formula="of:=(MIN([.R100];[.S100];[.T100])+MAX([.R100];[.S100];[.T100]))/2" table:style-name="ce1">
            <text:p>116.430771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8" table:style-name="ce2">
            <text:p>98</text:p>
          </table:table-cell>
          <table:table-cell office:value-type="float" office:value="252.51835752910046" table:formula="of:=[.$A$3]*SIN(RADIANS([.B101]))" table:style-name="ce11">
            <text:p>252.5184</text:p>
          </table:table-cell>
          <table:table-cell office:value-type="float" office:value="-95.524681321057557" table:formula="of:=[.$A$3]*SIN(RADIANS([.B101]-120))" table:style-name="ce11">
            <text:p>-95.5247</text:p>
          </table:table-cell>
          <table:table-cell office:value-type="float" office:value="-156.99367620804284" table:formula="of:=[.$A$3]*SIN(RADIANS([.B101]+120))" table:style-name="ce11">
            <text:p>-156.9937</text:p>
          </table:table-cell>
          <table:table-cell table:style-name="ce11"/>
          <table:table-cell office:value-type="float" office:value="47.762340660528807" table:formula="of:=(MIN([.C101];[.D101];[.E101])+MAX([.C101];[.D101];[.E101]))/2" table:style-name="ce12">
            <text:p>47.7623</text:p>
          </table:table-cell>
          <table:table-cell office:value-type="float" office:value="204.75601686857163" table:formula="of:=[.C101]-[.G101]" table:style-name="ce11">
            <text:p>204.7560</text:p>
          </table:table-cell>
          <table:table-cell office:value-type="float" office:value="-143.28702198158635" table:formula="of:=[.D101]-[.G101]" table:style-name="ce11">
            <text:p>-143.2870</text:p>
          </table:table-cell>
          <table:table-cell office:value-type="float" office:value="-204.75601686857163" table:formula="of:=[.E101]-[.G101]" table:style-name="ce11">
            <text:p>-204.7560</text:p>
          </table:table-cell>
          <table:table-cell table:style-name="ce11"/>
          <table:table-cell office:value-type="float" office:value="253.25917876455023" table:formula="of:=[.C101]/2+127" table:style-name="ce13">
            <text:p>253</text:p>
          </table:table-cell>
          <table:table-cell office:value-type="float" office:value="230.37800843428582" table:formula="of:=[.H101]/2+128" table:style-name="ce13">
            <text:p>230</text:p>
          </table:table-cell>
          <table:table-cell office:value-type="float" office:value="230.44900000000001" table:style-name="ce1">
            <text:p>230.449</text:p>
          </table:table-cell>
          <table:table-cell office:value-type="float" office:value="192.85300000000001" table:style-name="ce1">
            <text:p>192.853</text:p>
          </table:table-cell>
          <table:table-cell table:style-name="ce1"/>
          <table:table-cell office:value-type="float" office:value="0.85477777777777786" table:formula="of:=[.B101]*2*3.14/720" table:style-name="ce1">
            <text:p>0.854777778</text:p>
          </table:table-cell>
          <table:table-cell office:value-type="float" office:value="222.81198403845139" table:formula="of:=127*SIN([.Q101])+127" table:style-name="ce1">
            <text:p>222.811984</text:p>
          </table:table-cell>
          <table:table-cell office:value-type="float" office:value="10.338091019323429" table:formula="of:=127*SIN([.Q101]+[.$P$2])+127" table:style-name="ce1">
            <text:p>10.33809102</text:p>
          </table:table-cell>
          <table:table-cell office:value-type="float" office:value="61.156754425575045" table:formula="of:=127*SIN([.Q101]-[.$P$2])+127" table:style-name="ce1">
            <text:p>61.15675443</text:p>
          </table:table-cell>
          <table:table-cell office:value-type="float" office:value="116.57503752888741" table:formula="of:=(MIN([.R101];[.S101];[.T101])+MAX([.R101];[.S101];[.T101]))/2" table:style-name="ce1">
            <text:p>116.575037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99" table:style-name="ce2">
            <text:p>99</text:p>
          </table:table-cell>
          <table:table-cell office:value-type="float" office:value="251.86052685176014" table:formula="of:=[.$A$3]*SIN(RADIANS([.B102]))" table:style-name="ce11">
            <text:p>251.8605</text:p>
          </table:table-cell>
          <table:table-cell office:value-type="float" office:value="-91.383827134051572" table:formula="of:=[.$A$3]*SIN(RADIANS([.B102]-120))" table:style-name="ce11">
            <text:p>-91.3838</text:p>
          </table:table-cell>
          <table:table-cell office:value-type="float" office:value="-160.47669971770858" table:formula="of:=[.$A$3]*SIN(RADIANS([.B102]+120))" table:style-name="ce11">
            <text:p>-160.4767</text:p>
          </table:table-cell>
          <table:table-cell table:style-name="ce11"/>
          <table:table-cell office:value-type="float" office:value="45.691913567025779" table:formula="of:=(MIN([.C102];[.D102];[.E102])+MAX([.C102];[.D102];[.E102]))/2" table:style-name="ce12">
            <text:p>45.6919</text:p>
          </table:table-cell>
          <table:table-cell office:value-type="float" office:value="206.16861328473436" table:formula="of:=[.C102]-[.G102]" table:style-name="ce11">
            <text:p>206.1686</text:p>
          </table:table-cell>
          <table:table-cell office:value-type="float" office:value="-137.07574070107734" table:formula="of:=[.D102]-[.G102]" table:style-name="ce11">
            <text:p>-137.0757</text:p>
          </table:table-cell>
          <table:table-cell office:value-type="float" office:value="-206.16861328473436" table:formula="of:=[.E102]-[.G102]" table:style-name="ce11">
            <text:p>-206.1686</text:p>
          </table:table-cell>
          <table:table-cell table:style-name="ce11"/>
          <table:table-cell office:value-type="float" office:value="252.93026342588007" table:formula="of:=[.C102]/2+127" table:style-name="ce13">
            <text:p>253</text:p>
          </table:table-cell>
          <table:table-cell office:value-type="float" office:value="231.08430664236718" table:formula="of:=[.H102]/2+128" table:style-name="ce13">
            <text:p>231</text:p>
          </table:table-cell>
          <table:table-cell office:value-type="float" office:value="231.155" table:style-name="ce1">
            <text:p>231.155</text:p>
          </table:table-cell>
          <table:table-cell office:value-type="float" office:value="193.34200000000001" table:style-name="ce1">
            <text:p>193.342</text:p>
          </table:table-cell>
          <table:table-cell table:style-name="ce1"/>
          <table:table-cell office:value-type="float" office:value="0.86350000000000005" table:formula="of:=[.B102]*2*3.14/720" table:style-name="ce1">
            <text:p>0.8635</text:p>
          </table:table-cell>
          <table:table-cell office:value-type="float" office:value="223.53542384401703" table:formula="of:=127*SIN([.Q102])+127" table:style-name="ce1">
            <text:p>223.5354238</text:p>
          </table:table-cell>
          <table:table-cell office:value-type="float" office:value="9.9047690861920472" table:formula="of:=127*SIN([.Q102]+[.$P$2])+127" table:style-name="ce1">
            <text:p>9.904769086</text:p>
          </table:table-cell>
          <table:table-cell office:value-type="float" office:value="60.212049435966421" table:formula="of:=127*SIN([.Q102]-[.$P$2])+127" table:style-name="ce1">
            <text:p>60.21204944</text:p>
          </table:table-cell>
          <table:table-cell office:value-type="float" office:value="116.72009646510455" table:formula="of:=(MIN([.R102];[.S102];[.T102])+MAX([.R102];[.S102];[.T102]))/2" table:style-name="ce1">
            <text:p>116.72009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0" table:style-name="ce2">
            <text:p>100</text:p>
          </table:table-cell>
          <table:table-cell office:value-type="float" office:value="251.12597701811305" table:formula="of:=[.$A$3]*SIN(RADIANS([.B103]))" table:style-name="ce11">
            <text:p>251.1260</text:p>
          </table:table-cell>
          <table:table-cell office:value-type="float" office:value="-87.215136548045521" table:formula="of:=[.$A$3]*SIN(RADIANS([.B103]-120))" table:style-name="ce11">
            <text:p>-87.2151</text:p>
          </table:table-cell>
          <table:table-cell office:value-type="float" office:value="-163.91084047006751" table:formula="of:=[.$A$3]*SIN(RADIANS([.B103]+120))" table:style-name="ce11">
            <text:p>-163.9108</text:p>
          </table:table-cell>
          <table:table-cell table:style-name="ce11"/>
          <table:table-cell office:value-type="float" office:value="43.607568274022768" table:formula="of:=(MIN([.C103];[.D103];[.E103])+MAX([.C103];[.D103];[.E103]))/2" table:style-name="ce12">
            <text:p>43.6076</text:p>
          </table:table-cell>
          <table:table-cell office:value-type="float" office:value="207.51840874409027" table:formula="of:=[.C103]-[.G103]" table:style-name="ce11">
            <text:p>207.5184</text:p>
          </table:table-cell>
          <table:table-cell office:value-type="float" office:value="-130.82270482206829" table:formula="of:=[.D103]-[.G103]" table:style-name="ce11">
            <text:p>-130.8227</text:p>
          </table:table-cell>
          <table:table-cell office:value-type="float" office:value="-207.51840874409027" table:formula="of:=[.E103]-[.G103]" table:style-name="ce11">
            <text:p>-207.5184</text:p>
          </table:table-cell>
          <table:table-cell table:style-name="ce11"/>
          <table:table-cell office:value-type="float" office:value="252.56298850905654" table:formula="of:=[.C103]/2+127" table:style-name="ce13">
            <text:p>253</text:p>
          </table:table-cell>
          <table:table-cell office:value-type="float" office:value="231.75920437204513" table:formula="of:=[.H103]/2+128" table:style-name="ce13">
            <text:p>232</text:p>
          </table:table-cell>
          <table:table-cell office:value-type="float" office:value="231.82900000000001" table:style-name="ce1">
            <text:p>231.829</text:p>
          </table:table-cell>
          <table:table-cell office:value-type="float" office:value="193.827" table:style-name="ce1">
            <text:p>193.827</text:p>
          </table:table-cell>
          <table:table-cell table:style-name="ce1"/>
          <table:table-cell office:value-type="float" office:value="0.87222222222222223" table:formula="of:=[.B103]*2*3.14/720" table:style-name="ce1">
            <text:p>0.872222222</text:p>
          </table:table-cell>
          <table:table-cell office:value-type="float" office:value="224.2515195552096" table:formula="of:=127*SIN([.Q103])+127" table:style-name="ce1">
            <text:p>224.2515196</text:p>
          </table:table-cell>
          <table:table-cell office:value-type="float" office:value="9.4803553692601099" table:formula="of:=127*SIN([.Q103]+[.$P$2])+127" table:style-name="ce1">
            <text:p>9.480355369</text:p>
          </table:table-cell>
          <table:table-cell office:value-type="float" office:value="59.272425451780194" table:formula="of:=127*SIN([.Q103]-[.$P$2])+127" table:style-name="ce1">
            <text:p>59.27242545</text:p>
          </table:table-cell>
          <table:table-cell office:value-type="float" office:value="116.86593746223485" table:formula="of:=(MIN([.R103];[.S103];[.T103])+MAX([.R103];[.S103];[.T103]))/2" table:style-name="ce1">
            <text:p>116.865937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1" table:style-name="ce2">
            <text:p>101</text:p>
          </table:table-cell>
          <table:table-cell office:value-type="float" office:value="250.31493177915431" table:formula="of:=[.$A$3]*SIN(RADIANS([.B104]))" table:style-name="ce11">
            <text:p>250.3149</text:p>
          </table:table-cell>
          <table:table-cell office:value-type="float" office:value="-83.019879386574956" table:formula="of:=[.$A$3]*SIN(RADIANS([.B104]-120))" table:style-name="ce11">
            <text:p>-83.0199</text:p>
          </table:table-cell>
          <table:table-cell office:value-type="float" office:value="-167.29505239257929" table:formula="of:=[.$A$3]*SIN(RADIANS([.B104]+120))" table:style-name="ce11">
            <text:p>-167.2951</text:p>
          </table:table-cell>
          <table:table-cell table:style-name="ce11"/>
          <table:table-cell office:value-type="float" office:value="41.509939693287507" table:formula="of:=(MIN([.C104];[.D104];[.E104])+MAX([.C104];[.D104];[.E104]))/2" table:style-name="ce12">
            <text:p>41.5099</text:p>
          </table:table-cell>
          <table:table-cell office:value-type="float" office:value="208.80499208586679" table:formula="of:=[.C104]-[.G104]" table:style-name="ce11">
            <text:p>208.8050</text:p>
          </table:table-cell>
          <table:table-cell office:value-type="float" office:value="-124.52981907986246" table:formula="of:=[.D104]-[.G104]" table:style-name="ce11">
            <text:p>-124.5298</text:p>
          </table:table-cell>
          <table:table-cell office:value-type="float" office:value="-208.80499208586679" table:formula="of:=[.E104]-[.G104]" table:style-name="ce11">
            <text:p>-208.8050</text:p>
          </table:table-cell>
          <table:table-cell table:style-name="ce11"/>
          <table:table-cell office:value-type="float" office:value="252.15746588957717" table:formula="of:=[.C104]/2+127" table:style-name="ce13">
            <text:p>252</text:p>
          </table:table-cell>
          <table:table-cell office:value-type="float" office:value="232.40249604293339" table:formula="of:=[.H104]/2+128" table:style-name="ce13">
            <text:p>232</text:p>
          </table:table-cell>
          <table:table-cell office:value-type="float" office:value="232.47200000000001" table:style-name="ce1">
            <text:p>232.472</text:p>
          </table:table-cell>
          <table:table-cell office:value-type="float" office:value="194.30699999999999" table:style-name="ce1">
            <text:p>194.307</text:p>
          </table:table-cell>
          <table:table-cell table:style-name="ce1"/>
          <table:table-cell office:value-type="float" office:value="0.88094444444444442" table:formula="of:=[.B104]*2*3.14/720" table:style-name="ce1">
            <text:p>0.880944444</text:p>
          </table:table-cell>
          <table:table-cell office:value-type="float" office:value="224.96021669384606" table:formula="of:=127*SIN([.Q104])+127" table:style-name="ce1">
            <text:p>224.9602167</text:p>
          </table:table-cell>
          <table:table-cell office:value-type="float" office:value="9.0648821565126809" table:formula="of:=127*SIN([.Q104]+[.$P$2])+127" table:style-name="ce1">
            <text:p>9.064882157</text:p>
          </table:table-cell>
          <table:table-cell office:value-type="float" office:value="58.337953956486274" table:formula="of:=127*SIN([.Q104]-[.$P$2])+127" table:style-name="ce1">
            <text:p>58.33795396</text:p>
          </table:table-cell>
          <table:table-cell office:value-type="float" office:value="117.01254942517937" table:formula="of:=(MIN([.R104];[.S104];[.T104])+MAX([.R104];[.S104];[.T104]))/2" table:style-name="ce1">
            <text:p>117.01254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2" table:style-name="ce2">
            <text:p>102</text:p>
          </table:table-cell>
          <table:table-cell office:value-type="float" office:value="249.42763818712046" table:formula="of:=[.$A$3]*SIN(RADIANS([.B105]))" table:style-name="ce11">
            <text:p>249.4276</text:p>
          </table:table-cell>
          <table:table-cell office:value-type="float" office:value="-78.79933356561159" table:formula="of:=[.$A$3]*SIN(RADIANS([.B105]-120))" table:style-name="ce11">
            <text:p>-78.7993</text:p>
          </table:table-cell>
          <table:table-cell office:value-type="float" office:value="-170.62830462150885" table:formula="of:=[.$A$3]*SIN(RADIANS([.B105]+120))" table:style-name="ce11">
            <text:p>-170.6283</text:p>
          </table:table-cell>
          <table:table-cell table:style-name="ce11"/>
          <table:table-cell office:value-type="float" office:value="39.399666782805809" table:formula="of:=(MIN([.C105];[.D105];[.E105])+MAX([.C105];[.D105];[.E105]))/2" table:style-name="ce12">
            <text:p>39.3997</text:p>
          </table:table-cell>
          <table:table-cell office:value-type="float" office:value="210.02797140431466" table:formula="of:=[.C105]-[.G105]" table:style-name="ce11">
            <text:p>210.0280</text:p>
          </table:table-cell>
          <table:table-cell office:value-type="float" office:value="-118.1990003484174" table:formula="of:=[.D105]-[.G105]" table:style-name="ce11">
            <text:p>-118.1990</text:p>
          </table:table-cell>
          <table:table-cell office:value-type="float" office:value="-210.02797140431466" table:formula="of:=[.E105]-[.G105]" table:style-name="ce11">
            <text:p>-210.0280</text:p>
          </table:table-cell>
          <table:table-cell table:style-name="ce11"/>
          <table:table-cell office:value-type="float" office:value="251.71381909356023" table:formula="of:=[.C105]/2+127" table:style-name="ce13">
            <text:p>252</text:p>
          </table:table-cell>
          <table:table-cell office:value-type="float" office:value="233.01398570215733" table:formula="of:=[.H105]/2+128" table:style-name="ce13">
            <text:p>233</text:p>
          </table:table-cell>
          <table:table-cell office:value-type="float" office:value="233.084" table:style-name="ce1">
            <text:p>233.084</text:p>
          </table:table-cell>
          <table:table-cell office:value-type="float" office:value="194.78100000000001" table:style-name="ce1">
            <text:p>194.781</text:p>
          </table:table-cell>
          <table:table-cell table:style-name="ce1"/>
          <table:table-cell office:value-type="float" office:value="0.88966666666666672" table:formula="of:=[.B105]*2*3.14/720" table:style-name="ce1">
            <text:p>0.889666667</text:p>
          </table:table-cell>
          <table:table-cell office:value-type="float" office:value="225.66146134460229" table:formula="of:=127*SIN([.Q105])+127" table:style-name="ce1">
            <text:p>225.6614613</text:p>
          </table:table-cell>
          <table:table-cell office:value-type="float" office:value="8.6583810557723524" table:formula="of:=127*SIN([.Q105]+[.$P$2])+127" table:style-name="ce1">
            <text:p>8.658381056</text:p>
          </table:table-cell>
          <table:table-cell office:value-type="float" office:value="57.40870604157341" table:formula="of:=127*SIN([.Q105]-[.$P$2])+127" table:style-name="ce1">
            <text:p>57.40870604</text:p>
          </table:table-cell>
          <table:table-cell office:value-type="float" office:value="117.15992120018731" table:formula="of:=(MIN([.R105];[.S105];[.T105])+MAX([.R105];[.S105];[.T105]))/2" table:style-name="ce1">
            <text:p>117.15992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3" table:style-name="ce2">
            <text:p>103</text:p>
          </table:table-cell>
          <table:table-cell office:value-type="float" office:value="248.46436652023499" table:formula="of:=[.$A$3]*SIN(RADIANS([.B106]))" table:style-name="ce11">
            <text:p>248.4644</text:p>
          </table:table-cell>
          <table:table-cell office:value-type="float" office:value="-74.554784704297873" table:formula="of:=[.$A$3]*SIN(RADIANS([.B106]-120))" table:style-name="ce11">
            <text:p>-74.5548</text:p>
          </table:table-cell>
          <table:table-cell office:value-type="float" office:value="-173.90958181593709" table:formula="of:=[.$A$3]*SIN(RADIANS([.B106]+120))" table:style-name="ce11">
            <text:p>-173.9096</text:p>
          </table:table-cell>
          <table:table-cell table:style-name="ce11"/>
          <table:table-cell office:value-type="float" office:value="37.277392352148951" table:formula="of:=(MIN([.C106];[.D106];[.E106])+MAX([.C106];[.D106];[.E106]))/2" table:style-name="ce12">
            <text:p>37.2774</text:p>
          </table:table-cell>
          <table:table-cell office:value-type="float" office:value="211.18697416808604" table:formula="of:=[.C106]-[.G106]" table:style-name="ce11">
            <text:p>211.1870</text:p>
          </table:table-cell>
          <table:table-cell office:value-type="float" office:value="-111.83217705644682" table:formula="of:=[.D106]-[.G106]" table:style-name="ce11">
            <text:p>-111.8322</text:p>
          </table:table-cell>
          <table:table-cell office:value-type="float" office:value="-211.18697416808604" table:formula="of:=[.E106]-[.G106]" table:style-name="ce11">
            <text:p>-211.1870</text:p>
          </table:table-cell>
          <table:table-cell table:style-name="ce11"/>
          <table:table-cell office:value-type="float" office:value="251.23218326011749" table:formula="of:=[.C106]/2+127" table:style-name="ce13">
            <text:p>251</text:p>
          </table:table-cell>
          <table:table-cell office:value-type="float" office:value="233.59348708404303" table:formula="of:=[.H106]/2+128" table:style-name="ce13">
            <text:p>234</text:p>
          </table:table-cell>
          <table:table-cell office:value-type="float" office:value="233.66300000000001" table:style-name="ce1">
            <text:p>233.663</text:p>
          </table:table-cell>
          <table:table-cell office:value-type="float" office:value="195.251" table:style-name="ce1">
            <text:p>195.251</text:p>
          </table:table-cell>
          <table:table-cell table:style-name="ce1"/>
          <table:table-cell office:value-type="float" office:value="0.8983888888888889" table:formula="of:=[.B106]*2*3.14/720" table:style-name="ce1">
            <text:p>0.898388889</text:p>
          </table:table-cell>
          <table:table-cell office:value-type="float" office:value="226.35520015911464" table:formula="of:=127*SIN([.Q106])+127" table:style-name="ce1">
            <text:p>226.3552002</text:p>
          </table:table-cell>
          <table:table-cell office:value-type="float" office:value="8.2608829922918545" table:formula="of:=127*SIN([.Q106]+[.$P$2])+127" table:style-name="ce1">
            <text:p>8.260882992</text:p>
          </table:table-cell>
          <table:table-cell office:value-type="float" office:value="56.484752401134656" table:formula="of:=127*SIN([.Q106]-[.$P$2])+127" table:style-name="ce1">
            <text:p>56.4847524</text:p>
          </table:table-cell>
          <table:table-cell office:value-type="float" office:value="117.30804157570324" table:formula="of:=(MIN([.R106];[.S106];[.T106])+MAX([.R106];[.S106];[.T106]))/2" table:style-name="ce1">
            <text:p>117.30804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4" table:style-name="ce2">
            <text:p>104</text:p>
          </table:table-cell>
          <table:table-cell office:value-type="float" office:value="247.4254102003791" table:formula="of:=[.$A$3]*SIN(RADIANS([.B107]))" table:style-name="ce11">
            <text:p>247.4254</text:p>
          </table:table-cell>
          <table:table-cell office:value-type="float" office:value="-70.287525733334789" table:formula="of:=[.$A$3]*SIN(RADIANS([.B107]-120))" table:style-name="ce11">
            <text:p>-70.2875</text:p>
          </table:table-cell>
          <table:table-cell office:value-type="float" office:value="-177.13788446704433" table:formula="of:=[.$A$3]*SIN(RADIANS([.B107]+120))" table:style-name="ce11">
            <text:p>-177.1379</text:p>
          </table:table-cell>
          <table:table-cell table:style-name="ce11"/>
          <table:table-cell office:value-type="float" office:value="35.143762866667387" table:formula="of:=(MIN([.C107];[.D107];[.E107])+MAX([.C107];[.D107];[.E107]))/2" table:style-name="ce12">
            <text:p>35.1438</text:p>
          </table:table-cell>
          <table:table-cell office:value-type="float" office:value="212.2816473337117" table:formula="of:=[.C107]-[.G107]" table:style-name="ce11">
            <text:p>212.2816</text:p>
          </table:table-cell>
          <table:table-cell office:value-type="float" office:value="-105.43128860000218" table:formula="of:=[.D107]-[.G107]" table:style-name="ce11">
            <text:p>-105.4313</text:p>
          </table:table-cell>
          <table:table-cell office:value-type="float" office:value="-212.2816473337117" table:formula="of:=[.E107]-[.G107]" table:style-name="ce11">
            <text:p>-212.2816</text:p>
          </table:table-cell>
          <table:table-cell table:style-name="ce11"/>
          <table:table-cell office:value-type="float" office:value="250.71270510018957" table:formula="of:=[.C107]/2+127" table:style-name="ce13">
            <text:p>251</text:p>
          </table:table-cell>
          <table:table-cell office:value-type="float" office:value="234.14082366685585" table:formula="of:=[.H107]/2+128" table:style-name="ce13">
            <text:p>234</text:p>
          </table:table-cell>
          <table:table-cell office:value-type="float" office:value="234.21" table:style-name="ce1">
            <text:p>234.21</text:p>
          </table:table-cell>
          <table:table-cell office:value-type="float" office:value="195.715" table:style-name="ce1">
            <text:p>195.715</text:p>
          </table:table-cell>
          <table:table-cell table:style-name="ce1"/>
          <table:table-cell office:value-type="float" office:value="0.90711111111111109" table:formula="of:=[.B107]*2*3.14/720" table:style-name="ce1">
            <text:p>0.907111111</text:p>
          </table:table-cell>
          <table:table-cell office:value-type="float" office:value="227.0413803600386" table:formula="of:=127*SIN([.Q107])+127" table:style-name="ce1">
            <text:p>227.0413804</text:p>
          </table:table-cell>
          <table:table-cell office:value-type="float" office:value="7.8724182064038075" table:formula="of:=127*SIN([.Q107]+[.$P$2])+127" table:style-name="ce1">
            <text:p>7.872418206</text:p>
          </table:table-cell>
          <table:table-cell office:value-type="float" office:value="55.566163326494546" table:formula="of:=127*SIN([.Q107]-[.$P$2])+127" table:style-name="ce1">
            <text:p>55.56616333</text:p>
          </table:table-cell>
          <table:table-cell office:value-type="float" office:value="117.4568992832212" table:formula="of:=(MIN([.R107];[.S107];[.T107])+MAX([.R107];[.S107];[.T107]))/2" table:style-name="ce1">
            <text:p>117.456899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5" table:style-name="ce2">
            <text:p>105</text:p>
          </table:table-cell>
          <table:table-cell office:value-type="float" office:value="246.31108570371242" table:formula="of:=[.$A$3]*SIN(RADIANS([.B108]))" table:style-name="ce11">
            <text:p>246.3111</text:p>
          </table:table-cell>
          <table:table-cell office:value-type="float" office:value="-65.998856501142782" table:formula="of:=[.$A$3]*SIN(RADIANS([.B108]-120))" table:style-name="ce11">
            <text:p>-65.9989</text:p>
          </table:table-cell>
          <table:table-cell office:value-type="float" office:value="-180.3122292025696" table:formula="of:=[.$A$3]*SIN(RADIANS([.B108]+120))" table:style-name="ce11">
            <text:p>-180.3122</text:p>
          </table:table-cell>
          <table:table-cell table:style-name="ce11"/>
          <table:table-cell office:value-type="float" office:value="32.999428250571412" table:formula="of:=(MIN([.C108];[.D108];[.E108])+MAX([.C108];[.D108];[.E108]))/2" table:style-name="ce12">
            <text:p>32.9994</text:p>
          </table:table-cell>
          <table:table-cell office:value-type="float" office:value="213.31165745314101" table:formula="of:=[.C108]-[.G108]" table:style-name="ce11">
            <text:p>213.3117</text:p>
          </table:table-cell>
          <table:table-cell office:value-type="float" office:value="-98.998284751714195" table:formula="of:=[.D108]-[.G108]" table:style-name="ce11">
            <text:p>-98.9983</text:p>
          </table:table-cell>
          <table:table-cell office:value-type="float" office:value="-213.31165745314101" table:formula="of:=[.E108]-[.G108]" table:style-name="ce11">
            <text:p>-213.3117</text:p>
          </table:table-cell>
          <table:table-cell table:style-name="ce11"/>
          <table:table-cell office:value-type="float" office:value="250.15554285185621" table:formula="of:=[.C108]/2+127" table:style-name="ce13">
            <text:p>250</text:p>
          </table:table-cell>
          <table:table-cell office:value-type="float" office:value="234.65582872657052" table:formula="of:=[.H108]/2+128" table:style-name="ce13">
            <text:p>235</text:p>
          </table:table-cell>
          <table:table-cell office:value-type="float" office:value="234.72499999999999" table:style-name="ce1">
            <text:p>234.725</text:p>
          </table:table-cell>
          <table:table-cell office:value-type="float" office:value="196.17500000000001" table:style-name="ce1">
            <text:p>196.175</text:p>
          </table:table-cell>
          <table:table-cell table:style-name="ce1"/>
          <table:table-cell office:value-type="float" office:value="0.91583333333333328" table:formula="of:=[.B108]*2*3.14/720" table:style-name="ce1">
            <text:p>0.915833333</text:p>
          </table:table-cell>
          <table:table-cell office:value-type="float" office:value="227.71994974506384" table:formula="of:=127*SIN([.Q108])+127" table:style-name="ce1">
            <text:p>227.7199497</text:p>
          </table:table-cell>
          <table:table-cell office:value-type="float" office:value="7.4930162512189895" table:formula="of:=127*SIN([.Q108]+[.$P$2])+127" table:style-name="ce1">
            <text:p>7.493016251</text:p>
          </table:table-cell>
          <table:table-cell office:value-type="float" office:value="54.653008700859246" table:formula="of:=127*SIN([.Q108]-[.$P$2])+127" table:style-name="ce1">
            <text:p>54.6530087</text:p>
          </table:table-cell>
          <table:table-cell office:value-type="float" office:value="117.60648299814142" table:formula="of:=(MIN([.R108];[.S108];[.T108])+MAX([.R108];[.S108];[.T108]))/2" table:style-name="ce1">
            <text:p>117.60648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6" table:style-name="ce2">
            <text:p>106</text:p>
          </table:table-cell>
          <table:table-cell office:value-type="float" office:value="245.1217324642713" table:formula="of:=[.$A$3]*SIN(RADIANS([.B109]))" table:style-name="ce11">
            <text:p>245.1217</text:p>
          </table:table-cell>
          <table:table-cell office:value-type="float" office:value="-61.690083377915272" table:formula="of:=[.$A$3]*SIN(RADIANS([.B109]-120))" table:style-name="ce11">
            <text:p>-61.6901</text:p>
          </table:table-cell>
          <table:table-cell office:value-type="float" office:value="-183.43164908635606" table:formula="of:=[.$A$3]*SIN(RADIANS([.B109]+120))" table:style-name="ce11">
            <text:p>-183.4316</text:p>
          </table:table-cell>
          <table:table-cell table:style-name="ce11"/>
          <table:table-cell office:value-type="float" office:value="30.845041688957622" table:formula="of:=(MIN([.C109];[.D109];[.E109])+MAX([.C109];[.D109];[.E109]))/2" table:style-name="ce12">
            <text:p>30.8450</text:p>
          </table:table-cell>
          <table:table-cell office:value-type="float" office:value="214.27669077531368" table:formula="of:=[.C109]-[.G109]" table:style-name="ce11">
            <text:p>214.2767</text:p>
          </table:table-cell>
          <table:table-cell office:value-type="float" office:value="-92.535125066872894" table:formula="of:=[.D109]-[.G109]" table:style-name="ce11">
            <text:p>-92.5351</text:p>
          </table:table-cell>
          <table:table-cell office:value-type="float" office:value="-214.27669077531368" table:formula="of:=[.E109]-[.G109]" table:style-name="ce11">
            <text:p>-214.2767</text:p>
          </table:table-cell>
          <table:table-cell table:style-name="ce11"/>
          <table:table-cell office:value-type="float" office:value="249.56086623213565" table:formula="of:=[.C109]/2+127" table:style-name="ce13">
            <text:p>250</text:p>
          </table:table-cell>
          <table:table-cell office:value-type="float" office:value="235.13834538765684" table:formula="of:=[.H109]/2+128" table:style-name="ce13">
            <text:p>235</text:p>
          </table:table-cell>
          <table:table-cell office:value-type="float" office:value="235.20699999999999" table:style-name="ce1">
            <text:p>235.207</text:p>
          </table:table-cell>
          <table:table-cell office:value-type="float" office:value="196.62899999999999" table:style-name="ce1">
            <text:p>196.629</text:p>
          </table:table-cell>
          <table:table-cell table:style-name="ce1"/>
          <table:table-cell office:value-type="float" office:value="0.92455555555555569" table:formula="of:=[.B109]*2*3.14/720" table:style-name="ce1">
            <text:p>0.924555556</text:p>
          </table:table-cell>
          <table:table-cell office:value-type="float" office:value="228.39085669088564" table:formula="of:=127*SIN([.Q109])+127" table:style-name="ce1">
            <text:p>228.3908567</text:p>
          </table:table-cell>
          <table:table-cell office:value-type="float" office:value="7.1227059903772414" table:formula="of:=127*SIN([.Q109]+[.$P$2])+127" table:style-name="ce1">
            <text:p>7.12270599</text:p>
          </table:table-cell>
          <table:table-cell office:value-type="float" office:value="53.745357993997814" table:formula="of:=127*SIN([.Q109]-[.$P$2])+127" table:style-name="ce1">
            <text:p>53.74535799</text:p>
          </table:table-cell>
          <table:table-cell office:value-type="float" office:value="117.75678134063145" table:formula="of:=(MIN([.R109];[.S109];[.T109])+MAX([.R109];[.S109];[.T109]))/2" table:style-name="ce1">
            <text:p>117.75678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7" table:style-name="ce2">
            <text:p>107</text:p>
          </table:table-cell>
          <table:table-cell office:value-type="float" office:value="243.85771277057407" table:formula="of:=[.$A$3]*SIN(RADIANS([.B110]))" table:style-name="ce11">
            <text:p>243.8577</text:p>
          </table:table-cell>
          <table:table-cell office:value-type="float" office:value="-57.362518857685579" table:formula="of:=[.$A$3]*SIN(RADIANS([.B110]-120))" table:style-name="ce11">
            <text:p>-57.3625</text:p>
          </table:table-cell>
          <table:table-cell office:value-type="float" office:value="-186.49519391288845" table:formula="of:=[.$A$3]*SIN(RADIANS([.B110]+120))" table:style-name="ce11">
            <text:p>-186.4952</text:p>
          </table:table-cell>
          <table:table-cell table:style-name="ce11"/>
          <table:table-cell office:value-type="float" office:value="28.681259428842807" table:formula="of:=(MIN([.C110];[.D110];[.E110])+MAX([.C110];[.D110];[.E110]))/2" table:style-name="ce12">
            <text:p>28.6813</text:p>
          </table:table-cell>
          <table:table-cell office:value-type="float" office:value="215.17645334173125" table:formula="of:=[.C110]-[.G110]" table:style-name="ce11">
            <text:p>215.1765</text:p>
          </table:table-cell>
          <table:table-cell office:value-type="float" office:value="-86.043778286528379" table:formula="of:=[.D110]-[.G110]" table:style-name="ce11">
            <text:p>-86.0438</text:p>
          </table:table-cell>
          <table:table-cell office:value-type="float" office:value="-215.17645334173125" table:formula="of:=[.E110]-[.G110]" table:style-name="ce11">
            <text:p>-215.1765</text:p>
          </table:table-cell>
          <table:table-cell table:style-name="ce11"/>
          <table:table-cell office:value-type="float" office:value="248.92885638528702" table:formula="of:=[.C110]/2+127" table:style-name="ce13">
            <text:p>249</text:p>
          </table:table-cell>
          <table:table-cell office:value-type="float" office:value="235.58822667086562" table:formula="of:=[.H110]/2+128" table:style-name="ce13">
            <text:p>236</text:p>
          </table:table-cell>
          <table:table-cell office:value-type="float" office:value="235.65700000000001" table:style-name="ce1">
            <text:p>235.657</text:p>
          </table:table-cell>
          <table:table-cell office:value-type="float" office:value="197.078" table:style-name="ce1">
            <text:p>197.078</text:p>
          </table:table-cell>
          <table:table-cell table:style-name="ce1"/>
          <table:table-cell office:value-type="float" office:value="0.93327777777777787" table:formula="of:=[.B110]*2*3.14/720" table:style-name="ce1">
            <text:p>0.933277778</text:p>
          </table:table-cell>
          <table:table-cell office:value-type="float" office:value="229.05405015713217" table:formula="of:=127*SIN([.Q110])+127" table:style-name="ce1">
            <text:p>229.0540502</text:p>
          </table:table-cell>
          <table:table-cell office:value-type="float" office:value="6.761515595853723" table:formula="of:=127*SIN([.Q110]+[.$P$2])+127" table:style-name="ce1">
            <text:p>6.761515596</text:p>
          </table:table-cell>
          <table:table-cell office:value-type="float" office:value="52.843280256962501" table:formula="of:=127*SIN([.Q110]-[.$P$2])+127" table:style-name="ce1">
            <text:p>52.84328026</text:p>
          </table:table-cell>
          <table:table-cell office:value-type="float" office:value="117.90778287649294" table:formula="of:=(MIN([.R110];[.S110];[.T110])+MAX([.R110];[.S110];[.T110]))/2" table:style-name="ce1">
            <text:p>117.907782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8" table:style-name="ce2">
            <text:p>108</text:p>
          </table:table-cell>
          <table:table-cell office:value-type="float" office:value="242.51941165526418" table:formula="of:=[.$A$3]*SIN(RADIANS([.B111]))" table:style-name="ce11">
            <text:p>242.5194</text:p>
          </table:table-cell>
          <table:table-cell office:value-type="float" office:value="-53.017481158528632" table:formula="of:=[.$A$3]*SIN(RADIANS([.B111]-120))" table:style-name="ce11">
            <text:p>-53.0175</text:p>
          </table:table-cell>
          <table:table-cell office:value-type="float" office:value="-189.50193049673555" table:formula="of:=[.$A$3]*SIN(RADIANS([.B111]+120))" table:style-name="ce11">
            <text:p>-189.5019</text:p>
          </table:table-cell>
          <table:table-cell table:style-name="ce11"/>
          <table:table-cell office:value-type="float" office:value="26.508740579264312" table:formula="of:=(MIN([.C111];[.D111];[.E111])+MAX([.C111];[.D111];[.E111]))/2" table:style-name="ce12">
            <text:p>26.5087</text:p>
          </table:table-cell>
          <table:table-cell office:value-type="float" office:value="216.01067107599988" table:formula="of:=[.C111]-[.G111]" table:style-name="ce11">
            <text:p>216.0107</text:p>
          </table:table-cell>
          <table:table-cell office:value-type="float" office:value="-79.526221737792952" table:formula="of:=[.D111]-[.G111]" table:style-name="ce11">
            <text:p>-79.5262</text:p>
          </table:table-cell>
          <table:table-cell office:value-type="float" office:value="-216.01067107599988" table:formula="of:=[.E111]-[.G111]" table:style-name="ce11">
            <text:p>-216.0107</text:p>
          </table:table-cell>
          <table:table-cell table:style-name="ce11"/>
          <table:table-cell office:value-type="float" office:value="248.2597058276321" table:formula="of:=[.C111]/2+127" table:style-name="ce13">
            <text:p>248</text:p>
          </table:table-cell>
          <table:table-cell office:value-type="float" office:value="236.00533553799994" table:formula="of:=[.H111]/2+128" table:style-name="ce13">
            <text:p>236</text:p>
          </table:table-cell>
          <table:table-cell office:value-type="float" office:value="236.07400000000001" table:style-name="ce1">
            <text:p>236.074</text:p>
          </table:table-cell>
          <table:table-cell office:value-type="float" office:value="197.52099999999999" table:style-name="ce1">
            <text:p>197.521</text:p>
          </table:table-cell>
          <table:table-cell table:style-name="ce1"/>
          <table:table-cell office:value-type="float" office:value="0.94200000000000006" table:formula="of:=[.B111]*2*3.14/720" table:style-name="ce1">
            <text:p>0.942</text:p>
          </table:table-cell>
          <table:table-cell office:value-type="float" office:value="229.70947969024752" table:formula="of:=127*SIN([.Q111])+127" table:style-name="ce1">
            <text:p>229.7094797</text:p>
          </table:table-cell>
          <table:table-cell office:value-type="float" office:value="6.4094725458132302" table:formula="of:=127*SIN([.Q111]+[.$P$2])+127" table:style-name="ce1">
            <text:p>6.409472546</text:p>
          </table:table-cell>
          <table:table-cell office:value-type="float" office:value="51.946844116829496" table:formula="of:=127*SIN([.Q111]-[.$P$2])+127" table:style-name="ce1">
            <text:p>51.94684412</text:p>
          </table:table-cell>
          <table:table-cell office:value-type="float" office:value="118.05947611803037" table:formula="of:=(MIN([.R111];[.S111];[.T111])+MAX([.R111];[.S111];[.T111]))/2" table:style-name="ce1">
            <text:p>118.059476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09" table:style-name="ce2">
            <text:p>109</text:p>
          </table:table-cell>
          <table:table-cell office:value-type="float" office:value="241.10723677782579" table:formula="of:=[.$A$3]*SIN(RADIANS([.B112]))" table:style-name="ce11">
            <text:p>241.1072</text:p>
          </table:table-cell>
          <table:table-cell office:value-type="float" office:value="-48.656293821018927" table:formula="of:=[.$A$3]*SIN(RADIANS([.B112]-120))" table:style-name="ce11">
            <text:p>-48.6563</text:p>
          </table:table-cell>
          <table:table-cell office:value-type="float" office:value="-192.45094295680687" table:formula="of:=[.$A$3]*SIN(RADIANS([.B112]+120))" table:style-name="ce11">
            <text:p>-192.4509</text:p>
          </table:table-cell>
          <table:table-cell table:style-name="ce11"/>
          <table:table-cell office:value-type="float" office:value="24.32814691050946" table:formula="of:=(MIN([.C112];[.D112];[.E112])+MAX([.C112];[.D112];[.E112]))/2" table:style-name="ce12">
            <text:p>24.3281</text:p>
          </table:table-cell>
          <table:table-cell office:value-type="float" office:value="216.77908986731632" table:formula="of:=[.C112]-[.G112]" table:style-name="ce11">
            <text:p>216.7791</text:p>
          </table:table-cell>
          <table:table-cell office:value-type="float" office:value="-72.984440731528395" table:formula="of:=[.D112]-[.G112]" table:style-name="ce11">
            <text:p>-72.9844</text:p>
          </table:table-cell>
          <table:table-cell office:value-type="float" office:value="-216.77908986731632" table:formula="of:=[.E112]-[.G112]" table:style-name="ce11">
            <text:p>-216.7791</text:p>
          </table:table-cell>
          <table:table-cell table:style-name="ce11"/>
          <table:table-cell office:value-type="float" office:value="247.55361838891289" table:formula="of:=[.C112]/2+127" table:style-name="ce13">
            <text:p>248</text:p>
          </table:table-cell>
          <table:table-cell office:value-type="float" office:value="236.38954493365816" table:formula="of:=[.H112]/2+128" table:style-name="ce13">
            <text:p>236</text:p>
          </table:table-cell>
          <table:table-cell office:value-type="float" office:value="236.458" table:style-name="ce1">
            <text:p>236.458</text:p>
          </table:table-cell>
          <table:table-cell office:value-type="float" office:value="197.96" table:style-name="ce1">
            <text:p>197.96</text:p>
          </table:table-cell>
          <table:table-cell table:style-name="ce1"/>
          <table:table-cell office:value-type="float" office:value="0.95072222222222225" table:formula="of:=[.B112]*2*3.14/720" table:style-name="ce1">
            <text:p>0.950722222</text:p>
          </table:table-cell>
          <table:table-cell office:value-type="float" office:value="230.35709542733008" table:formula="of:=127*SIN([.Q112])+127" table:style-name="ce1">
            <text:p>230.3570954</text:p>
          </table:table-cell>
          <table:table-cell office:value-type="float" office:value="6.0666036225219102" table:formula="of:=127*SIN([.Q112]+[.$P$2])+127" table:style-name="ce1">
            <text:p>6.066603623</text:p>
          </table:table-cell>
          <table:table-cell office:value-type="float" office:value="51.056117771483315" table:formula="of:=127*SIN([.Q112]-[.$P$2])+127" table:style-name="ce1">
            <text:p>51.05611777</text:p>
          </table:table-cell>
          <table:table-cell office:value-type="float" office:value="118.211849524926" table:formula="of:=(MIN([.R112];[.S112];[.T112])+MAX([.R112];[.S112];[.T112]))/2" table:style-name="ce1">
            <text:p>118.211849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0" table:style-name="ce2">
            <text:p>110</text:p>
          </table:table-cell>
          <table:table-cell office:value-type="float" office:value="239.62161830040665" table:formula="of:=[.$A$3]*SIN(RADIANS([.B113]))" table:style-name="ce11">
            <text:p>239.6216</text:p>
          </table:table-cell>
          <table:table-cell office:value-type="float" office:value="-44.280285305067231" table:formula="of:=[.$A$3]*SIN(RADIANS([.B113]-120))" table:style-name="ce11">
            <text:p>-44.2803</text:p>
          </table:table-cell>
          <table:table-cell office:value-type="float" office:value="-195.34133299533937" table:formula="of:=[.$A$3]*SIN(RADIANS([.B113]+120))" table:style-name="ce11">
            <text:p>-195.3413</text:p>
          </table:table-cell>
          <table:table-cell table:style-name="ce11"/>
          <table:table-cell office:value-type="float" office:value="22.14014265253364" table:formula="of:=(MIN([.C113];[.D113];[.E113])+MAX([.C113];[.D113];[.E113]))/2" table:style-name="ce12">
            <text:p>22.1401</text:p>
          </table:table-cell>
          <table:table-cell office:value-type="float" office:value="217.48147564787303" table:formula="of:=[.C113]-[.G113]" table:style-name="ce11">
            <text:p>217.4815</text:p>
          </table:table-cell>
          <table:table-cell office:value-type="float" office:value="-66.420427957600879" table:formula="of:=[.D113]-[.G113]" table:style-name="ce11">
            <text:p>-66.4204</text:p>
          </table:table-cell>
          <table:table-cell office:value-type="float" office:value="-217.48147564787303" table:formula="of:=[.E113]-[.G113]" table:style-name="ce11">
            <text:p>-217.4815</text:p>
          </table:table-cell>
          <table:table-cell table:style-name="ce11"/>
          <table:table-cell office:value-type="float" office:value="246.81080915020334" table:formula="of:=[.C113]/2+127" table:style-name="ce13">
            <text:p>247</text:p>
          </table:table-cell>
          <table:table-cell office:value-type="float" office:value="236.74073782393651" table:formula="of:=[.H113]/2+128" table:style-name="ce13">
            <text:p>237</text:p>
          </table:table-cell>
          <table:table-cell office:value-type="float" office:value="236.809" table:style-name="ce1">
            <text:p>236.809</text:p>
          </table:table-cell>
          <table:table-cell office:value-type="float" office:value="197.791" table:style-name="ce1">
            <text:p>197.791</text:p>
          </table:table-cell>
          <table:table-cell table:style-name="ce1"/>
          <table:table-cell office:value-type="float" office:value="0.95944444444444454" table:formula="of:=[.B113]*2*3.14/720" table:style-name="ce1">
            <text:p>0.959444444</text:p>
          </table:table-cell>
          <table:table-cell office:value-type="float" office:value="230.99684809992578" table:formula="of:=127*SIN([.Q113])+127" table:style-name="ce1">
            <text:p>230.9968481</text:p>
          </table:table-cell>
          <table:table-cell office:value-type="float" office:value="5.7329349103087566" table:formula="of:=127*SIN([.Q113]+[.$P$2])+127" table:style-name="ce1">
            <text:p>5.73293491</text:p>
          </table:table-cell>
          <table:table-cell office:value-type="float" office:value="50.171168984426203" table:formula="of:=127*SIN([.Q113]-[.$P$2])+127" table:style-name="ce1">
            <text:p>50.17116898</text:p>
          </table:table-cell>
          <table:table-cell office:value-type="float" office:value="118.36489150511727" table:formula="of:=(MIN([.R113];[.S113];[.T113])+MAX([.R113];[.S113];[.T113]))/2" table:style-name="ce1">
            <text:p>118.364891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1" table:style-name="ce2">
            <text:p>111</text:p>
          </table:table-cell>
          <table:table-cell office:value-type="float" office:value="238.06300875678645" table:formula="of:=[.$A$3]*SIN(RADIANS([.B114]))" table:style-name="ce11">
            <text:p>238.0630</text:p>
          </table:table-cell>
          <table:table-cell office:value-type="float" office:value="-39.890788585258875" table:formula="of:=[.$A$3]*SIN(RADIANS([.B114]-120))" table:style-name="ce11">
            <text:p>-39.8908</text:p>
          </table:table-cell>
          <table:table-cell office:value-type="float" office:value="-198.1722201715275" table:formula="of:=[.$A$3]*SIN(RADIANS([.B114]+120))" table:style-name="ce11">
            <text:p>-198.1722</text:p>
          </table:table-cell>
          <table:table-cell table:style-name="ce11"/>
          <table:table-cell office:value-type="float" office:value="19.945394292629473" table:formula="of:=(MIN([.C114];[.D114];[.E114])+MAX([.C114];[.D114];[.E114]))/2" table:style-name="ce12">
            <text:p>19.9454</text:p>
          </table:table-cell>
          <table:table-cell office:value-type="float" office:value="218.11761446415699" table:formula="of:=[.C114]-[.G114]" table:style-name="ce11">
            <text:p>218.1176</text:p>
          </table:table-cell>
          <table:table-cell office:value-type="float" office:value="-59.836182877888348" table:formula="of:=[.D114]-[.G114]" table:style-name="ce11">
            <text:p>-59.8362</text:p>
          </table:table-cell>
          <table:table-cell office:value-type="float" office:value="-218.11761446415699" table:formula="of:=[.E114]-[.G114]" table:style-name="ce11">
            <text:p>-218.1176</text:p>
          </table:table-cell>
          <table:table-cell table:style-name="ce11"/>
          <table:table-cell office:value-type="float" office:value="246.03150437839321" table:formula="of:=[.C114]/2+127" table:style-name="ce13">
            <text:p>246</text:p>
          </table:table-cell>
          <table:table-cell office:value-type="float" office:value="237.05880723207849" table:formula="of:=[.H114]/2+128" table:style-name="ce13">
            <text:p>237</text:p>
          </table:table-cell>
          <table:table-cell office:value-type="float" office:value="237.12700000000001" table:style-name="ce1">
            <text:p>237.127</text:p>
          </table:table-cell>
          <table:table-cell office:value-type="float" office:value="197.57300000000001" table:style-name="ce1">
            <text:p>197.573</text:p>
          </table:table-cell>
          <table:table-cell table:style-name="ce1"/>
          <table:table-cell office:value-type="float" office:value="0.96816666666666673" table:formula="of:=[.B114]*2*3.14/720" table:style-name="ce1">
            <text:p>0.968166667</text:p>
          </table:table-cell>
          <table:table-cell office:value-type="float" office:value="231.62868903777644" table:formula="of:=127*SIN([.Q114])+127" table:style-name="ce1">
            <text:p>231.628689</text:p>
          </table:table-cell>
          <table:table-cell office:value-type="float" office:value="5.4084917935804526" table:formula="of:=127*SIN([.Q114]+[.$P$2])+127" table:style-name="ce1">
            <text:p>5.408491794</text:p>
          </table:table-cell>
          <table:table-cell office:value-type="float" office:value="49.29206507962077" table:formula="of:=127*SIN([.Q114]-[.$P$2])+127" table:style-name="ce1">
            <text:p>49.29206508</text:p>
          </table:table-cell>
          <table:table-cell office:value-type="float" office:value="118.51859041567845" table:formula="of:=(MIN([.R114];[.S114];[.T114])+MAX([.R114];[.S114];[.T114]))/2" table:style-name="ce1">
            <text:p>118.518590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2" table:style-name="ce2">
            <text:p>112</text:p>
          </table:table-cell>
          <table:table-cell office:value-type="float" office:value="236.4318829145308" table:formula="of:=[.$A$3]*SIN(RADIANS([.B115]))" table:style-name="ce11">
            <text:p>236.4319</text:p>
          </table:table-cell>
          <table:table-cell office:value-type="float" office:value="-35.489140744816687" table:formula="of:=[.$A$3]*SIN(RADIANS([.B115]-120))" table:style-name="ce11">
            <text:p>-35.4891</text:p>
          </table:table-cell>
          <table:table-cell office:value-type="float" office:value="-200.94274216971414" table:formula="of:=[.$A$3]*SIN(RADIANS([.B115]+120))" table:style-name="ce11">
            <text:p>-200.9427</text:p>
          </table:table-cell>
          <table:table-cell table:style-name="ce11"/>
          <table:table-cell office:value-type="float" office:value="17.744570372408333" table:formula="of:=(MIN([.C115];[.D115];[.E115])+MAX([.C115];[.D115];[.E115]))/2" table:style-name="ce12">
            <text:p>17.7446</text:p>
          </table:table-cell>
          <table:table-cell office:value-type="float" office:value="218.68731254212247" table:formula="of:=[.C115]-[.G115]" table:style-name="ce11">
            <text:p>218.6873</text:p>
          </table:table-cell>
          <table:table-cell office:value-type="float" office:value="-53.23371111722502" table:formula="of:=[.D115]-[.G115]" table:style-name="ce11">
            <text:p>-53.2337</text:p>
          </table:table-cell>
          <table:table-cell office:value-type="float" office:value="-218.68731254212247" table:formula="of:=[.E115]-[.G115]" table:style-name="ce11">
            <text:p>-218.6873</text:p>
          </table:table-cell>
          <table:table-cell table:style-name="ce11"/>
          <table:table-cell office:value-type="float" office:value="245.21594145726539" table:formula="of:=[.C115]/2+127" table:style-name="ce13">
            <text:p>245</text:p>
          </table:table-cell>
          <table:table-cell office:value-type="float" office:value="237.34365627106123" table:formula="of:=[.H115]/2+128" table:style-name="ce13">
            <text:p>237</text:p>
          </table:table-cell>
          <table:table-cell office:value-type="float" office:value="237.41200000000001" table:style-name="ce1">
            <text:p>237.412</text:p>
          </table:table-cell>
          <table:table-cell office:value-type="float" office:value="197.35" table:style-name="ce1">
            <text:p>197.35</text:p>
          </table:table-cell>
          <table:table-cell table:style-name="ce1"/>
          <table:table-cell office:value-type="float" office:value="0.97688888888888892" table:formula="of:=[.B115]*2*3.14/720" table:style-name="ce1">
            <text:p>0.976888889</text:p>
          </table:table-cell>
          <table:table-cell office:value-type="float" office:value="232.25257017252238" table:formula="of:=127*SIN([.Q115])+127" table:style-name="ce1">
            <text:p>232.2525702</text:p>
          </table:table-cell>
          <table:table-cell office:value-type="float" office:value="5.0932989548921199" table:formula="of:=127*SIN([.Q115]+[.$P$2])+127" table:style-name="ce1">
            <text:p>5.093298955</text:p>
          </table:table-cell>
          <table:table-cell office:value-type="float" office:value="48.418872936373305" table:formula="of:=127*SIN([.Q115]-[.$P$2])+127" table:style-name="ce1">
            <text:p>48.41887294</text:p>
          </table:table-cell>
          <table:table-cell office:value-type="float" office:value="118.67293456370726" table:formula="of:=(MIN([.R115];[.S115];[.T115])+MAX([.R115];[.S115];[.T115]))/2" table:style-name="ce1">
            <text:p>118.672934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3" table:style-name="ce2">
            <text:p>113</text:p>
          </table:table-cell>
          <table:table-cell office:value-type="float" office:value="234.72873763037228" table:formula="of:=[.$A$3]*SIN(RADIANS([.B116]))" table:style-name="ce11">
            <text:p>234.7287</text:p>
          </table:table-cell>
          <table:table-cell office:value-type="float" office:value="-31.076682568312606" table:formula="of:=[.$A$3]*SIN(RADIANS([.B116]-120))" table:style-name="ce11">
            <text:p>-31.0767</text:p>
          </table:table-cell>
          <table:table-cell office:value-type="float" office:value="-203.65205506205967" table:formula="of:=[.$A$3]*SIN(RADIANS([.B116]+120))" table:style-name="ce11">
            <text:p>-203.6521</text:p>
          </table:table-cell>
          <table:table-cell table:style-name="ce11"/>
          <table:table-cell office:value-type="float" office:value="15.538341284156303" table:formula="of:=(MIN([.C116];[.D116];[.E116])+MAX([.C116];[.D116];[.E116]))/2" table:style-name="ce12">
            <text:p>15.5383</text:p>
          </table:table-cell>
          <table:table-cell office:value-type="float" office:value="219.19039634621598" table:formula="of:=[.C116]-[.G116]" table:style-name="ce11">
            <text:p>219.1904</text:p>
          </table:table-cell>
          <table:table-cell office:value-type="float" office:value="-46.615023852468909" table:formula="of:=[.D116]-[.G116]" table:style-name="ce11">
            <text:p>-46.6150</text:p>
          </table:table-cell>
          <table:table-cell office:value-type="float" office:value="-219.19039634621598" table:formula="of:=[.E116]-[.G116]" table:style-name="ce11">
            <text:p>-219.1904</text:p>
          </table:table-cell>
          <table:table-cell table:style-name="ce11"/>
          <table:table-cell office:value-type="float" office:value="244.36436881518614" table:formula="of:=[.C116]/2+127" table:style-name="ce13">
            <text:p>244</text:p>
          </table:table-cell>
          <table:table-cell office:value-type="float" office:value="237.59519817310797" table:formula="of:=[.H116]/2+128" table:style-name="ce13">
            <text:p>238</text:p>
          </table:table-cell>
          <table:table-cell office:value-type="float" office:value="237.66300000000001" table:style-name="ce1">
            <text:p>237.663</text:p>
          </table:table-cell>
          <table:table-cell office:value-type="float" office:value="197.12100000000001" table:style-name="ce1">
            <text:p>197.121</text:p>
          </table:table-cell>
          <table:table-cell table:style-name="ce1"/>
          <table:table-cell office:value-type="float" office:value="0.9856111111111111" table:formula="of:=[.B116]*2*3.14/720" table:style-name="ce1">
            <text:p>0.985611111</text:p>
          </table:table-cell>
          <table:table-cell office:value-type="float" office:value="232.86844404135931" table:formula="of:=127*SIN([.Q116])+127" table:style-name="ce1">
            <text:p>232.868444</text:p>
          </table:table-cell>
          <table:table-cell office:value-type="float" office:value="4.7873803730674069" table:formula="of:=127*SIN([.Q116]+[.$P$2])+127" table:style-name="ce1">
            <text:p>4.787380373</text:p>
          </table:table-cell>
          <table:table-cell office:value-type="float" office:value="47.551658984240092" table:formula="of:=127*SIN([.Q116]-[.$P$2])+127" table:style-name="ce1">
            <text:p>47.55165898</text:p>
          </table:table-cell>
          <table:table-cell office:value-type="float" office:value="118.82791220721336" table:formula="of:=(MIN([.R116];[.S116];[.T116])+MAX([.R116];[.S116];[.T116]))/2" table:style-name="ce1">
            <text:p>118.827912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4" table:style-name="ce2">
            <text:p>114</text:p>
          </table:table-cell>
          <table:table-cell office:value-type="float" office:value="232.95409169886321" table:formula="of:=[.$A$3]*SIN(RADIANS([.B117]))" table:style-name="ce11">
            <text:p>232.9541</text:p>
          </table:table-cell>
          <table:table-cell office:value-type="float" office:value="-26.654758133251637" table:formula="of:=[.$A$3]*SIN(RADIANS([.B117]-120))" table:style-name="ce11">
            <text:p>-26.6548</text:p>
          </table:table-cell>
          <table:table-cell office:value-type="float" office:value="-206.29933356561156" table:formula="of:=[.$A$3]*SIN(RADIANS([.B117]+120))" table:style-name="ce11">
            <text:p>-206.2993</text:p>
          </table:table-cell>
          <table:table-cell table:style-name="ce11"/>
          <table:table-cell office:value-type="float" office:value="13.327379066625824" table:formula="of:=(MIN([.C117];[.D117];[.E117])+MAX([.C117];[.D117];[.E117]))/2" table:style-name="ce12">
            <text:p>13.3274</text:p>
          </table:table-cell>
          <table:table-cell office:value-type="float" office:value="219.6267126322374" table:formula="of:=[.C117]-[.G117]" table:style-name="ce11">
            <text:p>219.6267</text:p>
          </table:table-cell>
          <table:table-cell office:value-type="float" office:value="-39.982137199877457" table:formula="of:=[.D117]-[.G117]" table:style-name="ce11">
            <text:p>-39.9821</text:p>
          </table:table-cell>
          <table:table-cell office:value-type="float" office:value="-219.6267126322374" table:formula="of:=[.E117]-[.G117]" table:style-name="ce11">
            <text:p>-219.6267</text:p>
          </table:table-cell>
          <table:table-cell table:style-name="ce11"/>
          <table:table-cell office:value-type="float" office:value="243.47704584943159" table:formula="of:=[.C117]/2+127" table:style-name="ce13">
            <text:p>243</text:p>
          </table:table-cell>
          <table:table-cell office:value-type="float" office:value="237.8133563161187" table:formula="of:=[.H117]/2+128" table:style-name="ce13">
            <text:p>238</text:p>
          </table:table-cell>
          <table:table-cell office:value-type="float" office:value="237.881" table:style-name="ce1">
            <text:p>237.881</text:p>
          </table:table-cell>
          <table:table-cell office:value-type="float" office:value="196.88800000000001" table:style-name="ce1">
            <text:p>196.888</text:p>
          </table:table-cell>
          <table:table-cell table:style-name="ce1"/>
          <table:table-cell office:value-type="float" office:value="0.9943333333333334" table:formula="of:=[.B117]*2*3.14/720" table:style-name="ce1">
            <text:p>0.994333333</text:p>
          </table:table-cell>
          <table:table-cell office:value-type="float" office:value="233.47626379064906" table:formula="of:=127*SIN([.Q117])+127" table:style-name="ce1">
            <text:p>233.4762638</text:p>
          </table:table-cell>
          <table:table-cell office:value-type="float" office:value="4.490759321376288" table:formula="of:=127*SIN([.Q117]+[.$P$2])+127" table:style-name="ce1">
            <text:p>4.490759321</text:p>
          </table:table-cell>
          <table:table-cell office:value-type="float" office:value="46.690489197979275" table:formula="of:=127*SIN([.Q117]-[.$P$2])+127" table:style-name="ce1">
            <text:p>46.6904892</text:p>
          </table:table-cell>
          <table:table-cell office:value-type="float" office:value="118.98351155601267" table:formula="of:=(MIN([.R117];[.S117];[.T117])+MAX([.R117];[.S117];[.T117]))/2" table:style-name="ce1">
            <text:p>118.98351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5" table:style-name="ce2">
            <text:p>115</text:p>
          </table:table-cell>
          <table:table-cell office:value-type="float" office:value="231.10848569434577" table:formula="of:=[.$A$3]*SIN(RADIANS([.B118]))" table:style-name="ce11">
            <text:p>231.1085</text:p>
          </table:table-cell>
          <table:table-cell office:value-type="float" office:value="-22.224714400652832" table:formula="of:=[.$A$3]*SIN(RADIANS([.B118]-120))" table:style-name="ce11">
            <text:p>-22.2247</text:p>
          </table:table-cell>
          <table:table-cell office:value-type="float" office:value="-208.88377129369286" table:formula="of:=[.$A$3]*SIN(RADIANS([.B118]+120))" table:style-name="ce11">
            <text:p>-208.8838</text:p>
          </table:table-cell>
          <table:table-cell table:style-name="ce11"/>
          <table:table-cell office:value-type="float" office:value="11.112357200326457" table:formula="of:=(MIN([.C118];[.D118];[.E118])+MAX([.C118];[.D118];[.E118]))/2" table:style-name="ce12">
            <text:p>11.1124</text:p>
          </table:table-cell>
          <table:table-cell office:value-type="float" office:value="219.99612849401933" table:formula="of:=[.C118]-[.G118]" table:style-name="ce11">
            <text:p>219.9961</text:p>
          </table:table-cell>
          <table:table-cell office:value-type="float" office:value="-33.337071600979286" table:formula="of:=[.D118]-[.G118]" table:style-name="ce11">
            <text:p>-33.3371</text:p>
          </table:table-cell>
          <table:table-cell office:value-type="float" office:value="-219.99612849401933" table:formula="of:=[.E118]-[.G118]" table:style-name="ce11">
            <text:p>-219.9961</text:p>
          </table:table-cell>
          <table:table-cell table:style-name="ce11"/>
          <table:table-cell office:value-type="float" office:value="242.55424284717287" table:formula="of:=[.C118]/2+127" table:style-name="ce13">
            <text:p>243</text:p>
          </table:table-cell>
          <table:table-cell office:value-type="float" office:value="237.99806424700967" table:formula="of:=[.H118]/2+128" table:style-name="ce13">
            <text:p>238</text:p>
          </table:table-cell>
          <table:table-cell office:value-type="float" office:value="238.066" table:style-name="ce1">
            <text:p>238.066</text:p>
          </table:table-cell>
          <table:table-cell office:value-type="float" office:value="196.648" table:style-name="ce1">
            <text:p>196.648</text:p>
          </table:table-cell>
          <table:table-cell table:style-name="ce1"/>
          <table:table-cell office:value-type="float" office:value="1.0030555555555556" table:formula="of:=[.B118]*2*3.14/720" table:style-name="ce1">
            <text:p>1.003055556</text:p>
          </table:table-cell>
          <table:table-cell office:value-type="float" office:value="234.07598317948418" table:formula="of:=127*SIN([.Q118])+127" table:style-name="ce1">
            <text:p>234.0759832</text:p>
          </table:table-cell>
          <table:table-cell office:value-type="float" office:value="4.2034583657625859" table:formula="of:=127*SIN([.Q118]+[.$P$2])+127" table:style-name="ce1">
            <text:p>4.203458366</text:p>
          </table:table-cell>
          <table:table-cell office:value-type="float" office:value="45.835429092526141" table:formula="of:=127*SIN([.Q118]-[.$P$2])+127" table:style-name="ce1">
            <text:p>45.83542909</text:p>
          </table:table-cell>
          <table:table-cell office:value-type="float" office:value="119.13972077262338" table:formula="of:=(MIN([.R118];[.S118];[.T118])+MAX([.R118];[.S118];[.T118]))/2" table:style-name="ce1">
            <text:p>119.139720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6" table:style-name="ce2">
            <text:p>116</text:p>
          </table:table-cell>
          <table:table-cell office:value-type="float" office:value="229.19248180628756" table:formula="of:=[.$A$3]*SIN(RADIANS([.B119]))" table:style-name="ce11">
            <text:p>229.1925</text:p>
          </table:table-cell>
          <table:table-cell office:value-type="float" office:value="-17.787900804751953" table:formula="of:=[.$A$3]*SIN(RADIANS([.B119]-120))" table:style-name="ce11">
            <text:p>-17.7879</text:p>
          </table:table-cell>
          <table:table-cell office:value-type="float" office:value="-211.40458100153566" table:formula="of:=[.$A$3]*SIN(RADIANS([.B119]+120))" table:style-name="ce11">
            <text:p>-211.4046</text:p>
          </table:table-cell>
          <table:table-cell table:style-name="ce11"/>
          <table:table-cell office:value-type="float" office:value="8.8939504023759497" table:formula="of:=(MIN([.C119];[.D119];[.E119])+MAX([.C119];[.D119];[.E119]))/2" table:style-name="ce12">
            <text:p>8.8940</text:p>
          </table:table-cell>
          <table:table-cell office:value-type="float" office:value="220.29853140391162" table:formula="of:=[.C119]-[.G119]" table:style-name="ce11">
            <text:p>220.2985</text:p>
          </table:table-cell>
          <table:table-cell office:value-type="float" office:value="-26.681851207127902" table:formula="of:=[.D119]-[.G119]" table:style-name="ce11">
            <text:p>-26.6819</text:p>
          </table:table-cell>
          <table:table-cell office:value-type="float" office:value="-220.29853140391162" table:formula="of:=[.E119]-[.G119]" table:style-name="ce11">
            <text:p>-220.2985</text:p>
          </table:table-cell>
          <table:table-cell table:style-name="ce11"/>
          <table:table-cell office:value-type="float" office:value="241.59624090314378" table:formula="of:=[.C119]/2+127" table:style-name="ce13">
            <text:p>242</text:p>
          </table:table-cell>
          <table:table-cell office:value-type="float" office:value="238.14926570195581" table:formula="of:=[.H119]/2+128" table:style-name="ce13">
            <text:p>238</text:p>
          </table:table-cell>
          <table:table-cell office:value-type="float" office:value="238.21700000000001" table:style-name="ce1">
            <text:p>238.217</text:p>
          </table:table-cell>
          <table:table-cell office:value-type="float" office:value="196.404" table:style-name="ce1">
            <text:p>196.404</text:p>
          </table:table-cell>
          <table:table-cell table:style-name="ce1"/>
          <table:table-cell office:value-type="float" office:value="1.0117777777777779" table:formula="of:=[.B119]*2*3.14/720" table:style-name="ce1">
            <text:p>1.011777778</text:p>
          </table:table-cell>
          <table:table-cell office:value-type="float" office:value="234.66755658320574" table:formula="of:=127*SIN([.Q119])+127" table:style-name="ce1">
            <text:p>234.6675566</text:p>
          </table:table-cell>
          <table:table-cell office:value-type="float" office:value="3.9254993631289068" table:formula="of:=127*SIN([.Q119]+[.$P$2])+127" table:style-name="ce1">
            <text:p>3.925499363</text:p>
          </table:table-cell>
          <table:table-cell office:value-type="float" office:value="44.986543718013877" table:formula="of:=127*SIN([.Q119]-[.$P$2])+127" table:style-name="ce1">
            <text:p>44.98654372</text:p>
          </table:table-cell>
          <table:table-cell office:value-type="float" office:value="119.29652797316731" table:formula="of:=(MIN([.R119];[.S119];[.T119])+MAX([.R119];[.S119];[.T119]))/2" table:style-name="ce1">
            <text:p>119.29652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7" table:style-name="ce2">
            <text:p>117</text:p>
          </table:table-cell>
          <table:table-cell office:value-type="float" office:value="227.20666366803383" table:formula="of:=[.$A$3]*SIN(RADIANS([.B120]))" table:style-name="ce11">
            <text:p>227.2067</text:p>
          </table:table-cell>
          <table:table-cell office:value-type="float" office:value="-13.345668841950678" table:formula="of:=[.$A$3]*SIN(RADIANS([.B120]-120))" table:style-name="ce11">
            <text:p>-13.3457</text:p>
          </table:table-cell>
          <table:table-cell office:value-type="float" office:value="-213.86099482608313" table:formula="of:=[.$A$3]*SIN(RADIANS([.B120]+120))" table:style-name="ce11">
            <text:p>-213.8610</text:p>
          </table:table-cell>
          <table:table-cell table:style-name="ce11"/>
          <table:table-cell office:value-type="float" office:value="6.6728344209753487" table:formula="of:=(MIN([.C120];[.D120];[.E120])+MAX([.C120];[.D120];[.E120]))/2" table:style-name="ce12">
            <text:p>6.6728</text:p>
          </table:table-cell>
          <table:table-cell office:value-type="float" office:value="220.53382924705846" table:formula="of:=[.C120]-[.G120]" table:style-name="ce11">
            <text:p>220.5338</text:p>
          </table:table-cell>
          <table:table-cell office:value-type="float" office:value="-20.018503262926025" table:formula="of:=[.D120]-[.G120]" table:style-name="ce11">
            <text:p>-20.0185</text:p>
          </table:table-cell>
          <table:table-cell office:value-type="float" office:value="-220.53382924705846" table:formula="of:=[.E120]-[.G120]" table:style-name="ce11">
            <text:p>-220.5338</text:p>
          </table:table-cell>
          <table:table-cell table:style-name="ce11"/>
          <table:table-cell office:value-type="float" office:value="240.6033318340169" table:formula="of:=[.C120]/2+127" table:style-name="ce13">
            <text:p>241</text:p>
          </table:table-cell>
          <table:table-cell office:value-type="float" office:value="238.26691462352923" table:formula="of:=[.H120]/2+128" table:style-name="ce13">
            <text:p>238</text:p>
          </table:table-cell>
          <table:table-cell office:value-type="float" office:value="238.33500000000001" table:style-name="ce1">
            <text:p>238.335</text:p>
          </table:table-cell>
          <table:table-cell office:value-type="float" office:value="196.155" table:style-name="ce1">
            <text:p>196.155</text:p>
          </table:table-cell>
          <table:table-cell table:style-name="ce1"/>
          <table:table-cell office:value-type="float" office:value="1.0205" table:formula="of:=[.B120]*2*3.14/720" table:style-name="ce1">
            <text:p>1.0205</text:p>
          </table:table-cell>
          <table:table-cell office:value-type="float" office:value="235.25093899687425" table:formula="of:=127*SIN([.Q120])+127" table:style-name="ce1">
            <text:p>235.250939</text:p>
          </table:table-cell>
          <table:table-cell office:value-type="float" office:value="3.6569034596730177" table:formula="of:=127*SIN([.Q120]+[.$P$2])+127" table:style-name="ce1">
            <text:p>3.65690346</text:p>
          </table:table-cell>
          <table:table-cell office:value-type="float" office:value="44.143897654822595" table:formula="of:=127*SIN([.Q120]-[.$P$2])+127" table:style-name="ce1">
            <text:p>44.14389765</text:p>
          </table:table-cell>
          <table:table-cell office:value-type="float" office:value="119.45392122827363" table:formula="of:=(MIN([.R120];[.S120];[.T120])+MAX([.R120];[.S120];[.T120]))/2" table:style-name="ce1">
            <text:p>119.45392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8" table:style-name="ce2">
            <text:p>118</text:p>
          </table:table-cell>
          <table:table-cell office:value-type="float" office:value="225.15163617902635" table:formula="of:=[.$A$3]*SIN(RADIANS([.B121]))" table:style-name="ce11">
            <text:p>225.1516</text:p>
          </table:table-cell>
          <table:table-cell office:value-type="float" office:value="-8.8993716591377474" table:formula="of:=[.$A$3]*SIN(RADIANS([.B121]-120))" table:style-name="ce11">
            <text:p>-8.8994</text:p>
          </table:table-cell>
          <table:table-cell office:value-type="float" office:value="-216.25226451988863" table:formula="of:=[.$A$3]*SIN(RADIANS([.B121]+120))" table:style-name="ce11">
            <text:p>-216.2523</text:p>
          </table:table-cell>
          <table:table-cell table:style-name="ce11"/>
          <table:table-cell office:value-type="float" office:value="4.4496858295688639" table:formula="of:=(MIN([.C121];[.D121];[.E121])+MAX([.C121];[.D121];[.E121]))/2" table:style-name="ce12">
            <text:p>4.4497</text:p>
          </table:table-cell>
          <table:table-cell office:value-type="float" office:value="220.70195034945749" table:formula="of:=[.C121]-[.G121]" table:style-name="ce11">
            <text:p>220.7020</text:p>
          </table:table-cell>
          <table:table-cell office:value-type="float" office:value="-13.349057488706611" table:formula="of:=[.D121]-[.G121]" table:style-name="ce11">
            <text:p>-13.3491</text:p>
          </table:table-cell>
          <table:table-cell office:value-type="float" office:value="-220.70195034945749" table:formula="of:=[.E121]-[.G121]" table:style-name="ce11">
            <text:p>-220.7020</text:p>
          </table:table-cell>
          <table:table-cell table:style-name="ce11"/>
          <table:table-cell office:value-type="float" office:value="239.57581808951318" table:formula="of:=[.C121]/2+127" table:style-name="ce13">
            <text:p>240</text:p>
          </table:table-cell>
          <table:table-cell office:value-type="float" office:value="238.35097517472875" table:formula="of:=[.H121]/2+128" table:style-name="ce13">
            <text:p>238</text:p>
          </table:table-cell>
          <table:table-cell office:value-type="float" office:value="238.41900000000001" table:style-name="ce1">
            <text:p>238.419</text:p>
          </table:table-cell>
          <table:table-cell office:value-type="float" office:value="195.9" table:style-name="ce1">
            <text:p>195.9</text:p>
          </table:table-cell>
          <table:table-cell table:style-name="ce1"/>
          <table:table-cell office:value-type="float" office:value="1.0292222222222223" table:formula="of:=[.B121]*2*3.14/720" table:style-name="ce1">
            <text:p>1.029222222</text:p>
          </table:table-cell>
          <table:table-cell office:value-type="float" office:value="235.82608603869363" table:formula="of:=127*SIN([.Q121])+127" table:style-name="ce1">
            <text:p>235.826086</text:p>
          </table:table-cell>
          <table:table-cell office:value-type="float" office:value="3.3976910892786236" table:formula="of:=127*SIN([.Q121]+[.$P$2])+127" table:style-name="ce1">
            <text:p>3.397691089</text:p>
          </table:table-cell>
          <table:table-cell office:value-type="float" office:value="43.307555008664337" table:formula="of:=127*SIN([.Q121]-[.$P$2])+127" table:style-name="ce1">
            <text:p>43.30755501</text:p>
          </table:table-cell>
          <table:table-cell office:value-type="float" office:value="119.61188856398613" table:formula="of:=(MIN([.R121];[.S121];[.T121])+MAX([.R121];[.S121];[.T121]))/2" table:style-name="ce1">
            <text:p>119.611888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19" table:style-name="ce2">
            <text:p>119</text:p>
          </table:table-cell>
          <table:table-cell office:value-type="float" office:value="223.02802532054594" table:formula="of:=[.$A$3]*SIN(RADIANS([.B122]))" table:style-name="ce11">
            <text:p>223.0280</text:p>
          </table:table-cell>
          <table:table-cell office:value-type="float" office:value="-4.4503636415072956" table:formula="of:=[.$A$3]*SIN(RADIANS([.B122]-120))" table:style-name="ce11">
            <text:p>-4.4504</text:p>
          </table:table-cell>
          <table:table-cell office:value-type="float" office:value="-218.57766167903858" table:formula="of:=[.$A$3]*SIN(RADIANS([.B122]+120))" table:style-name="ce11">
            <text:p>-218.5777</text:p>
          </table:table-cell>
          <table:table-cell table:style-name="ce11"/>
          <table:table-cell office:value-type="float" office:value="2.2251818207536758" table:formula="of:=(MIN([.C122];[.D122];[.E122])+MAX([.C122];[.D122];[.E122]))/2" table:style-name="ce12">
            <text:p>2.2252</text:p>
          </table:table-cell>
          <table:table-cell office:value-type="float" office:value="220.80284349979226" table:formula="of:=[.C122]-[.G122]" table:style-name="ce11">
            <text:p>220.8028</text:p>
          </table:table-cell>
          <table:table-cell office:value-type="float" office:value="-6.6755454622609713" table:formula="of:=[.D122]-[.G122]" table:style-name="ce11">
            <text:p>-6.6755</text:p>
          </table:table-cell>
          <table:table-cell office:value-type="float" office:value="-220.80284349979226" table:formula="of:=[.E122]-[.G122]" table:style-name="ce11">
            <text:p>-220.8028</text:p>
          </table:table-cell>
          <table:table-cell table:style-name="ce11"/>
          <table:table-cell office:value-type="float" office:value="238.51401266027295" table:formula="of:=[.C122]/2+127" table:style-name="ce13">
            <text:p>239</text:p>
          </table:table-cell>
          <table:table-cell office:value-type="float" office:value="238.40142174989614" table:formula="of:=[.H122]/2+128" table:style-name="ce13">
            <text:p>238</text:p>
          </table:table-cell>
          <table:table-cell office:value-type="float" office:value="238.46899999999999" table:style-name="ce1">
            <text:p>238.469</text:p>
          </table:table-cell>
          <table:table-cell office:value-type="float" office:value="195.64" table:style-name="ce1">
            <text:p>195.64</text:p>
          </table:table-cell>
          <table:table-cell table:style-name="ce1"/>
          <table:table-cell office:value-type="float" office:value="1.0379444444444446" table:formula="of:=[.B122]*2*3.14/720" table:style-name="ce1">
            <text:p>1.037944444</text:p>
          </table:table-cell>
          <table:table-cell office:value-type="float" office:value="236.39295395338743" table:formula="of:=127*SIN([.Q122])+127" table:style-name="ce1">
            <text:p>236.392954</text:p>
          </table:table-cell>
          <table:table-cell office:value-type="float" office:value="3.1478819719622066" table:formula="of:=127*SIN([.Q122]+[.$P$2])+127" table:style-name="ce1">
            <text:p>3.147881972</text:p>
          </table:table-cell>
          <table:table-cell office:value-type="float" office:value="42.47757940571077" table:formula="of:=127*SIN([.Q122]-[.$P$2])+127" table:style-name="ce1">
            <text:p>42.47757941</text:p>
          </table:table-cell>
          <table:table-cell office:value-type="float" office:value="119.77041796267483" table:formula="of:=(MIN([.R122];[.S122];[.T122])+MAX([.R122];[.S122];[.T122]))/2" table:style-name="ce1">
            <text:p>119.77041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0" table:style-name="ce2">
            <text:p>120</text:p>
          </table:table-cell>
          <table:table-cell office:value-type="float" office:value="220.83647796503186" table:formula="of:=[.$A$3]*SIN(RADIANS([.B123]))" table:style-name="ce11">
            <text:p>220.8365</text:p>
          </table:table-cell>
          <table:table-cell office:value-type="float" office:value="0" table:formula="of:=[.$A$3]*SIN(RADIANS([.B123]-120))" table:style-name="ce11">
            <text:p>0.0000</text:p>
          </table:table-cell>
          <table:table-cell office:value-type="float" office:value="-220.83647796503178" table:formula="of:=[.$A$3]*SIN(RADIANS([.B123]+120))" table:style-name="ce11">
            <text:p>-220.8365</text:p>
          </table:table-cell>
          <table:table-cell table:style-name="ce11"/>
          <table:table-cell office:value-type="float" office:value="4.2632564145606011E-14" table:formula="of:=(MIN([.C123];[.D123];[.E123])+MAX([.C123];[.D123];[.E123]))/2" table:style-name="ce12">
            <text:p>0.0000</text:p>
          </table:table-cell>
          <table:table-cell office:value-type="float" office:value="220.8364779650318" table:formula="of:=[.C123]-[.G123]" table:style-name="ce11">
            <text:p>220.8365</text:p>
          </table:table-cell>
          <table:table-cell office:value-type="float" office:value="-4.2632564145606011E-14" table:formula="of:=[.D123]-[.G123]" table:style-name="ce11">
            <text:p>0.0000</text:p>
          </table:table-cell>
          <table:table-cell office:value-type="float" office:value="-220.8364779650318" table:formula="of:=[.E123]-[.G123]" table:style-name="ce11">
            <text:p>-220.8365</text:p>
          </table:table-cell>
          <table:table-cell table:style-name="ce11"/>
          <table:table-cell office:value-type="float" office:value="237.41823898251593" table:formula="of:=[.C123]/2+127" table:style-name="ce13">
            <text:p>237</text:p>
          </table:table-cell>
          <table:table-cell office:value-type="float" office:value="238.4182389825159" table:formula="of:=[.H123]/2+128" table:style-name="ce13">
            <text:p>238</text:p>
          </table:table-cell>
          <table:table-cell office:value-type="float" office:value="238.48599999999999" table:style-name="ce1">
            <text:p>238.486</text:p>
          </table:table-cell>
          <table:table-cell office:value-type="float" office:value="195.375" table:style-name="ce1">
            <text:p>195.375</text:p>
          </table:table-cell>
          <table:table-cell table:style-name="ce1"/>
          <table:table-cell office:value-type="float" office:value="1.0466666666666666" table:formula="of:=[.B123]*2*3.14/720" table:style-name="ce1">
            <text:p>1.046666667</text:p>
          </table:table-cell>
          <table:table-cell office:value-type="float" office:value="236.95149961552772" table:formula="of:=127*SIN([.Q123])+127" table:style-name="ce1">
            <text:p>236.9514996</text:p>
          </table:table-cell>
          <table:table-cell office:value-type="float" office:value="2.9074951123712083" table:formula="of:=127*SIN([.Q123]+[.$P$2])+127" table:style-name="ce1">
            <text:p>2.907495112</text:p>
          </table:table-cell>
          <table:table-cell office:value-type="float" office:value="41.654033987747397" table:formula="of:=127*SIN([.Q123]-[.$P$2])+127" table:style-name="ce1">
            <text:p>41.65403399</text:p>
          </table:table-cell>
          <table:table-cell office:value-type="float" office:value="119.92949736394947" table:formula="of:=(MIN([.R123];[.S123];[.T123])+MAX([.R123];[.S123];[.T123]))/2" table:style-name="ce1">
            <text:p>119.929497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1" table:style-name="ce2">
            <text:p>121</text:p>
          </table:table-cell>
          <table:table-cell office:value-type="float" office:value="218.57766167903864" table:formula="of:=[.$A$3]*SIN(RADIANS([.B124]))" table:style-name="ce11">
            <text:p>218.5777</text:p>
          </table:table-cell>
          <table:table-cell office:value-type="float" office:value="4.4503636415072956" table:formula="of:=[.$A$3]*SIN(RADIANS([.B124]-120))" table:style-name="ce11">
            <text:p>4.4504</text:p>
          </table:table-cell>
          <table:table-cell office:value-type="float" office:value="-223.02802532054596" table:formula="of:=[.$A$3]*SIN(RADIANS([.B124]+120))" table:style-name="ce11">
            <text:p>-223.0280</text:p>
          </table:table-cell>
          <table:table-cell table:style-name="ce11"/>
          <table:table-cell office:value-type="float" office:value="-2.2251818207536616" table:formula="of:=(MIN([.C124];[.D124];[.E124])+MAX([.C124];[.D124];[.E124]))/2" table:style-name="ce12">
            <text:p>-2.2252</text:p>
          </table:table-cell>
          <table:table-cell office:value-type="float" office:value="220.80284349979229" table:formula="of:=[.C124]-[.G124]" table:style-name="ce11">
            <text:p>220.8028</text:p>
          </table:table-cell>
          <table:table-cell office:value-type="float" office:value="6.6755454622609571" table:formula="of:=[.D124]-[.G124]" table:style-name="ce11">
            <text:p>6.6755</text:p>
          </table:table-cell>
          <table:table-cell office:value-type="float" office:value="-220.80284349979229" table:formula="of:=[.E124]-[.G124]" table:style-name="ce11">
            <text:p>-220.8028</text:p>
          </table:table-cell>
          <table:table-cell table:style-name="ce11"/>
          <table:table-cell office:value-type="float" office:value="236.28883083951933" table:formula="of:=[.C124]/2+127" table:style-name="ce13">
            <text:p>236</text:p>
          </table:table-cell>
          <table:table-cell office:value-type="float" office:value="238.40142174989614" table:formula="of:=[.H124]/2+128" table:style-name="ce13">
            <text:p>238</text:p>
          </table:table-cell>
          <table:table-cell office:value-type="float" office:value="238.46899999999999" table:style-name="ce1">
            <text:p>238.469</text:p>
          </table:table-cell>
          <table:table-cell office:value-type="float" office:value="195.10499999999999" table:style-name="ce1">
            <text:p>195.105</text:p>
          </table:table-cell>
          <table:table-cell table:style-name="ce1"/>
          <table:table-cell office:value-type="float" office:value="1.0553888888888889" table:formula="of:=[.B124]*2*3.14/720" table:style-name="ce1">
            <text:p>1.055388889</text:p>
          </table:table-cell>
          <table:table-cell office:value-type="float" office:value="237.50168053281595" table:formula="of:=127*SIN([.Q124])+127" table:style-name="ce1">
            <text:p>237.5016805</text:p>
          </table:table-cell>
          <table:table-cell office:value-type="float" office:value="2.6765487983395673" table:formula="of:=127*SIN([.Q124]+[.$P$2])+127" table:style-name="ce1">
            <text:p>2.676548798</text:p>
          </table:table-cell>
          <table:table-cell office:value-type="float" office:value="40.836981407374651" table:formula="of:=127*SIN([.Q124]-[.$P$2])+127" table:style-name="ce1">
            <text:p>40.83698141</text:p>
          </table:table-cell>
          <table:table-cell office:value-type="float" office:value="120.08911466557777" table:formula="of:=(MIN([.R124];[.S124];[.T124])+MAX([.R124];[.S124];[.T124]))/2" table:style-name="ce1">
            <text:p>120.089114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2" table:style-name="ce2">
            <text:p>122</text:p>
          </table:table-cell>
          <table:table-cell office:value-type="float" office:value="216.25226451988866" table:formula="of:=[.$A$3]*SIN(RADIANS([.B125]))" table:style-name="ce11">
            <text:p>216.2523</text:p>
          </table:table-cell>
          <table:table-cell office:value-type="float" office:value="8.8993716591377474" table:formula="of:=[.$A$3]*SIN(RADIANS([.B125]-120))" table:style-name="ce11">
            <text:p>8.8994</text:p>
          </table:table-cell>
          <table:table-cell office:value-type="float" office:value="-225.15163617902638" table:formula="of:=[.$A$3]*SIN(RADIANS([.B125]+120))" table:style-name="ce11">
            <text:p>-225.1516</text:p>
          </table:table-cell>
          <table:table-cell table:style-name="ce11"/>
          <table:table-cell office:value-type="float" office:value="-4.4496858295688639" table:formula="of:=(MIN([.C125];[.D125];[.E125])+MAX([.C125];[.D125];[.E125]))/2" table:style-name="ce12">
            <text:p>-4.4497</text:p>
          </table:table-cell>
          <table:table-cell office:value-type="float" office:value="220.70195034945752" table:formula="of:=[.C125]-[.G125]" table:style-name="ce11">
            <text:p>220.7020</text:p>
          </table:table-cell>
          <table:table-cell office:value-type="float" office:value="13.349057488706611" table:formula="of:=[.D125]-[.G125]" table:style-name="ce11">
            <text:p>13.3491</text:p>
          </table:table-cell>
          <table:table-cell office:value-type="float" office:value="-220.70195034945752" table:formula="of:=[.E125]-[.G125]" table:style-name="ce11">
            <text:p>-220.7020</text:p>
          </table:table-cell>
          <table:table-cell table:style-name="ce11"/>
          <table:table-cell office:value-type="float" office:value="235.12613225994431" table:formula="of:=[.C125]/2+127" table:style-name="ce13">
            <text:p>235</text:p>
          </table:table-cell>
          <table:table-cell office:value-type="float" office:value="238.35097517472877" table:formula="of:=[.H125]/2+128" table:style-name="ce13">
            <text:p>238</text:p>
          </table:table-cell>
          <table:table-cell office:value-type="float" office:value="238.41900000000001" table:style-name="ce1">
            <text:p>238.419</text:p>
          </table:table-cell>
          <table:table-cell office:value-type="float" office:value="194.83" table:style-name="ce1">
            <text:p>194.83</text:p>
          </table:table-cell>
          <table:table-cell table:style-name="ce1"/>
          <table:table-cell office:value-type="float" office:value="1.0641111111111112" table:formula="of:=[.B125]*2*3.14/720" table:style-name="ce1">
            <text:p>1.064111111</text:p>
          </table:table-cell>
          <table:table-cell office:value-type="float" office:value="238.04345484931554" table:formula="of:=127*SIN([.Q125])+127" table:style-name="ce1">
            <text:p>238.0434548</text:p>
          </table:table-cell>
          <table:table-cell office:value-type="float" office:value="2.4550605994958943" table:formula="of:=127*SIN([.Q125]+[.$P$2])+127" table:style-name="ce1">
            <text:p>2.455060599</text:p>
          </table:table-cell>
          <table:table-cell office:value-type="float" office:value="40.026483823239374" table:formula="of:=127*SIN([.Q125]-[.$P$2])+127" table:style-name="ce1">
            <text:p>40.02648382</text:p>
          </table:table-cell>
          <table:table-cell office:value-type="float" office:value="120.24925772440571" table:formula="of:=(MIN([.R125];[.S125];[.T125])+MAX([.R125];[.S125];[.T125]))/2" table:style-name="ce1">
            <text:p>120.249257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3" table:style-name="ce2">
            <text:p>123</text:p>
          </table:table-cell>
          <table:table-cell office:value-type="float" office:value="213.8609948260831" table:formula="of:=[.$A$3]*SIN(RADIANS([.B126]))" table:style-name="ce11">
            <text:p>213.8610</text:p>
          </table:table-cell>
          <table:table-cell office:value-type="float" office:value="13.345668841950678" table:formula="of:=[.$A$3]*SIN(RADIANS([.B126]-120))" table:style-name="ce11">
            <text:p>13.3457</text:p>
          </table:table-cell>
          <table:table-cell office:value-type="float" office:value="-227.2066636680338" table:formula="of:=[.$A$3]*SIN(RADIANS([.B126]+120))" table:style-name="ce11">
            <text:p>-227.2067</text:p>
          </table:table-cell>
          <table:table-cell table:style-name="ce11"/>
          <table:table-cell office:value-type="float" office:value="-6.6728344209753487" table:formula="of:=(MIN([.C126];[.D126];[.E126])+MAX([.C126];[.D126];[.E126]))/2" table:style-name="ce12">
            <text:p>-6.6728</text:p>
          </table:table-cell>
          <table:table-cell office:value-type="float" office:value="220.53382924705846" table:formula="of:=[.C126]-[.G126]" table:style-name="ce11">
            <text:p>220.5338</text:p>
          </table:table-cell>
          <table:table-cell office:value-type="float" office:value="20.018503262926025" table:formula="of:=[.D126]-[.G126]" table:style-name="ce11">
            <text:p>20.0185</text:p>
          </table:table-cell>
          <table:table-cell office:value-type="float" office:value="-220.53382924705846" table:formula="of:=[.E126]-[.G126]" table:style-name="ce11">
            <text:p>-220.5338</text:p>
          </table:table-cell>
          <table:table-cell table:style-name="ce11"/>
          <table:table-cell office:value-type="float" office:value="233.93049741304156" table:formula="of:=[.C126]/2+127" table:style-name="ce13">
            <text:p>234</text:p>
          </table:table-cell>
          <table:table-cell office:value-type="float" office:value="238.26691462352923" table:formula="of:=[.H126]/2+128" table:style-name="ce13">
            <text:p>238</text:p>
          </table:table-cell>
          <table:table-cell office:value-type="float" office:value="238.33500000000001" table:style-name="ce1">
            <text:p>238.335</text:p>
          </table:table-cell>
          <table:table-cell office:value-type="float" office:value="194.55" table:style-name="ce1">
            <text:p>194.55</text:p>
          </table:table-cell>
          <table:table-cell table:style-name="ce1"/>
          <table:table-cell office:value-type="float" office:value="1.0728333333333333" table:formula="of:=[.B126]*2*3.14/720" table:style-name="ce1">
            <text:p>1.072833333</text:p>
          </table:table-cell>
          <table:table-cell office:value-type="float" office:value="238.57678134863608" table:formula="of:=127*SIN([.Q126])+127" table:style-name="ce1">
            <text:p>238.5767813</text:p>
          </table:table-cell>
          <table:table-cell office:value-type="float" office:value="2.2430473659262447" table:formula="of:=127*SIN([.Q126]+[.$P$2])+127" table:style-name="ce1">
            <text:p>2.243047366</text:p>
          </table:table-cell>
          <table:table-cell office:value-type="float" office:value="39.222602895304135" table:formula="of:=127*SIN([.Q126]-[.$P$2])+127" table:style-name="ce1">
            <text:p>39.2226029</text:p>
          </table:table-cell>
          <table:table-cell office:value-type="float" office:value="120.40991435728117" table:formula="of:=(MIN([.R126];[.S126];[.T126])+MAX([.R126];[.S126];[.T126]))/2" table:style-name="ce1">
            <text:p>120.409914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4" table:style-name="ce2">
            <text:p>124</text:p>
          </table:table-cell>
          <table:table-cell office:value-type="float" office:value="211.40458100153563" table:formula="of:=[.$A$3]*SIN(RADIANS([.B127]))" table:style-name="ce11">
            <text:p>211.4046</text:p>
          </table:table-cell>
          <table:table-cell office:value-type="float" office:value="17.787900804751953" table:formula="of:=[.$A$3]*SIN(RADIANS([.B127]-120))" table:style-name="ce11">
            <text:p>17.7879</text:p>
          </table:table-cell>
          <table:table-cell office:value-type="float" office:value="-229.19248180628753" table:formula="of:=[.$A$3]*SIN(RADIANS([.B127]+120))" table:style-name="ce11">
            <text:p>-229.1925</text:p>
          </table:table-cell>
          <table:table-cell table:style-name="ce11"/>
          <table:table-cell office:value-type="float" office:value="-8.8939504023759497" table:formula="of:=(MIN([.C127];[.D127];[.E127])+MAX([.C127];[.D127];[.E127]))/2" table:style-name="ce12">
            <text:p>-8.8940</text:p>
          </table:table-cell>
          <table:table-cell office:value-type="float" office:value="220.29853140391157" table:formula="of:=[.C127]-[.G127]" table:style-name="ce11">
            <text:p>220.2985</text:p>
          </table:table-cell>
          <table:table-cell office:value-type="float" office:value="26.681851207127902" table:formula="of:=[.D127]-[.G127]" table:style-name="ce11">
            <text:p>26.6819</text:p>
          </table:table-cell>
          <table:table-cell office:value-type="float" office:value="-220.29853140391157" table:formula="of:=[.E127]-[.G127]" table:style-name="ce11">
            <text:p>-220.2985</text:p>
          </table:table-cell>
          <table:table-cell table:style-name="ce11"/>
          <table:table-cell office:value-type="float" office:value="232.70229050076782" table:formula="of:=[.C127]/2+127" table:style-name="ce13">
            <text:p>233</text:p>
          </table:table-cell>
          <table:table-cell office:value-type="float" office:value="238.14926570195578" table:formula="of:=[.H127]/2+128" table:style-name="ce13">
            <text:p>238</text:p>
          </table:table-cell>
          <table:table-cell office:value-type="float" office:value="238.21700000000001" table:style-name="ce1">
            <text:p>238.217</text:p>
          </table:table-cell>
          <table:table-cell office:value-type="float" office:value="194.26499999999999" table:style-name="ce1">
            <text:p>194.265</text:p>
          </table:table-cell>
          <table:table-cell table:style-name="ce1"/>
          <table:table-cell office:value-type="float" office:value="1.0815555555555556" table:formula="of:=[.B127]*2*3.14/720" table:style-name="ce1">
            <text:p>1.081555556</text:p>
          </table:table-cell>
          <table:table-cell office:value-type="float" office:value="239.10161945706918" table:formula="of:=127*SIN([.Q127])+127" table:style-name="ce1">
            <text:p>239.1016195</text:p>
          </table:table-cell>
          <table:table-cell office:value-type="float" office:value="2.0405252268935072" table:formula="of:=127*SIN([.Q127]+[.$P$2])+127" table:style-name="ce1">
            <text:p>2.040525227</text:p>
          </table:table-cell>
          <table:table-cell office:value-type="float" office:value="38.425399780160888" table:formula="of:=127*SIN([.Q127]-[.$P$2])+127" table:style-name="ce1">
            <text:p>38.42539978</text:p>
          </table:table-cell>
          <table:table-cell office:value-type="float" office:value="120.57107234198133" table:formula="of:=(MIN([.R127];[.S127];[.T127])+MAX([.R127];[.S127];[.T127]))/2" table:style-name="ce1">
            <text:p>120.571072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5" table:style-name="ce2">
            <text:p>125</text:p>
          </table:table-cell>
          <table:table-cell office:value-type="float" office:value="208.88377129369289" table:formula="of:=[.$A$3]*SIN(RADIANS([.B128]))" table:style-name="ce11">
            <text:p>208.8838</text:p>
          </table:table-cell>
          <table:table-cell office:value-type="float" office:value="22.224714400652832" table:formula="of:=[.$A$3]*SIN(RADIANS([.B128]-120))" table:style-name="ce11">
            <text:p>22.2247</text:p>
          </table:table-cell>
          <table:table-cell office:value-type="float" office:value="-231.10848569434577" table:formula="of:=[.$A$3]*SIN(RADIANS([.B128]+120))" table:style-name="ce11">
            <text:p>-231.1085</text:p>
          </table:table-cell>
          <table:table-cell table:style-name="ce11"/>
          <table:table-cell office:value-type="float" office:value="-11.112357200326443" table:formula="of:=(MIN([.C128];[.D128];[.E128])+MAX([.C128];[.D128];[.E128]))/2" table:style-name="ce12">
            <text:p>-11.1124</text:p>
          </table:table-cell>
          <table:table-cell office:value-type="float" office:value="219.99612849401933" table:formula="of:=[.C128]-[.G128]" table:style-name="ce11">
            <text:p>219.9961</text:p>
          </table:table-cell>
          <table:table-cell office:value-type="float" office:value="33.337071600979272" table:formula="of:=[.D128]-[.G128]" table:style-name="ce11">
            <text:p>33.3371</text:p>
          </table:table-cell>
          <table:table-cell office:value-type="float" office:value="-219.99612849401933" table:formula="of:=[.E128]-[.G128]" table:style-name="ce11">
            <text:p>-219.9961</text:p>
          </table:table-cell>
          <table:table-cell table:style-name="ce11"/>
          <table:table-cell office:value-type="float" office:value="231.44188564684646" table:formula="of:=[.C128]/2+127" table:style-name="ce13">
            <text:p>231</text:p>
          </table:table-cell>
          <table:table-cell office:value-type="float" office:value="237.99806424700967" table:formula="of:=[.H128]/2+128" table:style-name="ce13">
            <text:p>238</text:p>
          </table:table-cell>
          <table:table-cell office:value-type="float" office:value="238.066" table:style-name="ce1">
            <text:p>238.066</text:p>
          </table:table-cell>
          <table:table-cell office:value-type="float" office:value="193.97399999999999" table:style-name="ce1">
            <text:p>193.974</text:p>
          </table:table-cell>
          <table:table-cell table:style-name="ce1"/>
          <table:table-cell office:value-type="float" office:value="1.0902777777777777" table:formula="of:=[.B128]*2*3.14/720" table:style-name="ce1">
            <text:p>1.090277778</text:p>
          </table:table-cell>
          <table:table-cell office:value-type="float" office:value="239.61792924667495" table:formula="of:=127*SIN([.Q128])+127" table:style-name="ce1">
            <text:p>239.6179292</text:p>
          </table:table-cell>
          <table:table-cell office:value-type="float" office:value="1.8475095896089186" table:formula="of:=127*SIN([.Q128]+[.$P$2])+127" table:style-name="ce1">
            <text:p>1.84750959</text:p>
          </table:table-cell>
          <table:table-cell office:value-type="float" office:value="37.634935126373193" table:formula="of:=127*SIN([.Q128]-[.$P$2])+127" table:style-name="ce1">
            <text:p>37.63493513</text:p>
          </table:table-cell>
          <table:table-cell office:value-type="float" office:value="120.73271941814193" table:formula="of:=(MIN([.R128];[.S128];[.T128])+MAX([.R128];[.S128];[.T128]))/2" table:style-name="ce1">
            <text:p>120.73271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6" table:style-name="ce2">
            <text:p>126</text:p>
          </table:table-cell>
          <table:table-cell office:value-type="float" office:value="206.29933356561159" table:formula="of:=[.$A$3]*SIN(RADIANS([.B129]))" table:style-name="ce11">
            <text:p>206.2993</text:p>
          </table:table-cell>
          <table:table-cell office:value-type="float" office:value="26.654758133251637" table:formula="of:=[.$A$3]*SIN(RADIANS([.B129]-120))" table:style-name="ce11">
            <text:p>26.6548</text:p>
          </table:table-cell>
          <table:table-cell office:value-type="float" office:value="-232.95409169886324" table:formula="of:=[.$A$3]*SIN(RADIANS([.B129]+120))" table:style-name="ce11">
            <text:p>-232.9541</text:p>
          </table:table-cell>
          <table:table-cell table:style-name="ce11"/>
          <table:table-cell office:value-type="float" office:value="-13.327379066625824" table:formula="of:=(MIN([.C129];[.D129];[.E129])+MAX([.C129];[.D129];[.E129]))/2" table:style-name="ce12">
            <text:p>-13.3274</text:p>
          </table:table-cell>
          <table:table-cell office:value-type="float" office:value="219.6267126322374" table:formula="of:=[.C129]-[.G129]" table:style-name="ce11">
            <text:p>219.6267</text:p>
          </table:table-cell>
          <table:table-cell office:value-type="float" office:value="39.982137199877457" table:formula="of:=[.D129]-[.G129]" table:style-name="ce11">
            <text:p>39.9821</text:p>
          </table:table-cell>
          <table:table-cell office:value-type="float" office:value="-219.6267126322374" table:formula="of:=[.E129]-[.G129]" table:style-name="ce11">
            <text:p>-219.6267</text:p>
          </table:table-cell>
          <table:table-cell table:style-name="ce11"/>
          <table:table-cell office:value-type="float" office:value="230.14966678280581" table:formula="of:=[.C129]/2+127" table:style-name="ce13">
            <text:p>230</text:p>
          </table:table-cell>
          <table:table-cell office:value-type="float" office:value="237.8133563161187" table:formula="of:=[.H129]/2+128" table:style-name="ce13">
            <text:p>238</text:p>
          </table:table-cell>
          <table:table-cell office:value-type="float" office:value="237.881" table:style-name="ce1">
            <text:p>237.881</text:p>
          </table:table-cell>
          <table:table-cell office:value-type="float" office:value="193.679" table:style-name="ce1">
            <text:p>193.679</text:p>
          </table:table-cell>
          <table:table-cell table:style-name="ce1"/>
          <table:table-cell office:value-type="float" office:value="1.0990000000000002" table:formula="of:=[.B129]*2*3.14/720" table:style-name="ce1">
            <text:p>1.099</text:p>
          </table:table-cell>
          <table:table-cell office:value-type="float" office:value="240.12567143831973" table:formula="of:=127*SIN([.Q129])+127" table:style-name="ce1">
            <text:p>240.1256714</text:p>
          </table:table-cell>
          <table:table-cell office:value-type="float" office:value="1.6640151380612309" table:formula="of:=127*SIN([.Q129]+[.$P$2])+127" table:style-name="ce1">
            <text:p>1.664015138</text:p>
          </table:table-cell>
          <table:table-cell office:value-type="float" office:value="36.851269069866774" table:formula="of:=127*SIN([.Q129]-[.$P$2])+127" table:style-name="ce1">
            <text:p>36.85126907</text:p>
          </table:table-cell>
          <table:table-cell office:value-type="float" office:value="120.89484328819049" table:formula="of:=(MIN([.R129];[.S129];[.T129])+MAX([.R129];[.S129];[.T129]))/2" table:style-name="ce1">
            <text:p>120.894843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7" table:style-name="ce2">
            <text:p>127</text:p>
          </table:table-cell>
          <table:table-cell office:value-type="float" office:value="203.65205506205965" table:formula="of:=[.$A$3]*SIN(RADIANS([.B130]))" table:style-name="ce11">
            <text:p>203.6521</text:p>
          </table:table-cell>
          <table:table-cell office:value-type="float" office:value="31.076682568312606" table:formula="of:=[.$A$3]*SIN(RADIANS([.B130]-120))" table:style-name="ce11">
            <text:p>31.0767</text:p>
          </table:table-cell>
          <table:table-cell office:value-type="float" office:value="-234.72873763037228" table:formula="of:=[.$A$3]*SIN(RADIANS([.B130]+120))" table:style-name="ce11">
            <text:p>-234.7287</text:p>
          </table:table-cell>
          <table:table-cell table:style-name="ce11"/>
          <table:table-cell office:value-type="float" office:value="-15.538341284156317" table:formula="of:=(MIN([.C130];[.D130];[.E130])+MAX([.C130];[.D130];[.E130]))/2" table:style-name="ce12">
            <text:p>-15.5383</text:p>
          </table:table-cell>
          <table:table-cell office:value-type="float" office:value="219.19039634621595" table:formula="of:=[.C130]-[.G130]" table:style-name="ce11">
            <text:p>219.1904</text:p>
          </table:table-cell>
          <table:table-cell office:value-type="float" office:value="46.615023852468923" table:formula="of:=[.D130]-[.G130]" table:style-name="ce11">
            <text:p>46.6150</text:p>
          </table:table-cell>
          <table:table-cell office:value-type="float" office:value="-219.19039634621595" table:formula="of:=[.E130]-[.G130]" table:style-name="ce11">
            <text:p>-219.1904</text:p>
          </table:table-cell>
          <table:table-cell table:style-name="ce11"/>
          <table:table-cell office:value-type="float" office:value="228.82602753102981" table:formula="of:=[.C130]/2+127" table:style-name="ce13">
            <text:p>229</text:p>
          </table:table-cell>
          <table:table-cell office:value-type="float" office:value="237.59519817310797" table:formula="of:=[.H130]/2+128" table:style-name="ce13">
            <text:p>238</text:p>
          </table:table-cell>
          <table:table-cell office:value-type="float" office:value="237.66300000000001" table:style-name="ce1">
            <text:p>237.663</text:p>
          </table:table-cell>
          <table:table-cell office:value-type="float" office:value="193.37799999999999" table:style-name="ce1">
            <text:p>193.378</text:p>
          </table:table-cell>
          <table:table-cell table:style-name="ce1"/>
          <table:table-cell office:value-type="float" office:value="1.1077222222222223" table:formula="of:=[.B130]*2*3.14/720" table:style-name="ce1">
            <text:p>1.107722222</text:p>
          </table:table-cell>
          <table:table-cell office:value-type="float" office:value="240.62480740466412" table:formula="of:=127*SIN([.Q130])+127" table:style-name="ce1">
            <text:p>240.6248074</text:p>
          </table:table-cell>
          <table:table-cell office:value-type="float" office:value="1.4900558318988715" table:formula="of:=127*SIN([.Q130]+[.$P$2])+127" table:style-name="ce1">
            <text:p>1.490055832</text:p>
          </table:table-cell>
          <table:table-cell office:value-type="float" office:value="36.074461229352636" table:formula="of:=127*SIN([.Q130]-[.$P$2])+127" table:style-name="ce1">
            <text:p>36.07446123</text:p>
          </table:table-cell>
          <table:table-cell office:value-type="float" office:value="121.0574316182815" table:formula="of:=(MIN([.R130];[.S130];[.T130])+MAX([.R130];[.S130];[.T130]))/2" table:style-name="ce1">
            <text:p>121.05743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8" table:style-name="ce2">
            <text:p>128</text:p>
          </table:table-cell>
          <table:table-cell office:value-type="float" office:value="200.94274216971411" table:formula="of:=[.$A$3]*SIN(RADIANS([.B131]))" table:style-name="ce11">
            <text:p>200.9427</text:p>
          </table:table-cell>
          <table:table-cell office:value-type="float" office:value="35.489140744816687" table:formula="of:=[.$A$3]*SIN(RADIANS([.B131]-120))" table:style-name="ce11">
            <text:p>35.4891</text:p>
          </table:table-cell>
          <table:table-cell office:value-type="float" office:value="-236.43188291453077" table:formula="of:=[.$A$3]*SIN(RADIANS([.B131]+120))" table:style-name="ce11">
            <text:p>-236.4319</text:p>
          </table:table-cell>
          <table:table-cell table:style-name="ce11"/>
          <table:table-cell office:value-type="float" office:value="-17.744570372408333" table:formula="of:=(MIN([.C131];[.D131];[.E131])+MAX([.C131];[.D131];[.E131]))/2" table:style-name="ce12">
            <text:p>-17.7446</text:p>
          </table:table-cell>
          <table:table-cell office:value-type="float" office:value="218.68731254212244" table:formula="of:=[.C131]-[.G131]" table:style-name="ce11">
            <text:p>218.6873</text:p>
          </table:table-cell>
          <table:table-cell office:value-type="float" office:value="53.23371111722502" table:formula="of:=[.D131]-[.G131]" table:style-name="ce11">
            <text:p>53.2337</text:p>
          </table:table-cell>
          <table:table-cell office:value-type="float" office:value="-218.68731254212244" table:formula="of:=[.E131]-[.G131]" table:style-name="ce11">
            <text:p>-218.6873</text:p>
          </table:table-cell>
          <table:table-cell table:style-name="ce11"/>
          <table:table-cell office:value-type="float" office:value="227.47137108485705" table:formula="of:=[.C131]/2+127" table:style-name="ce13">
            <text:p>227</text:p>
          </table:table-cell>
          <table:table-cell office:value-type="float" office:value="237.34365627106121" table:formula="of:=[.H131]/2+128" table:style-name="ce13">
            <text:p>237</text:p>
          </table:table-cell>
          <table:table-cell office:value-type="float" office:value="237.41200000000001" table:style-name="ce1">
            <text:p>237.412</text:p>
          </table:table-cell>
          <table:table-cell office:value-type="float" office:value="193.07300000000001" table:style-name="ce1">
            <text:p>193.073</text:p>
          </table:table-cell>
          <table:table-cell table:style-name="ce1"/>
          <table:table-cell office:value-type="float" office:value="1.1164444444444446" table:formula="of:=[.B131]*2*3.14/720" table:style-name="ce1">
            <text:p>1.116444444</text:p>
          </table:table-cell>
          <table:table-cell office:value-type="float" office:value="241.1152991731019" table:formula="of:=127*SIN([.Q131])+127" table:style-name="ce1">
            <text:p>241.1152992</text:p>
          </table:table-cell>
          <table:table-cell office:value-type="float" office:value="1.3256449053677102" table:formula="of:=127*SIN([.Q131]+[.$P$2])+127" table:style-name="ce1">
            <text:p>1.325644905</text:p>
          </table:table-cell>
          <table:table-cell office:value-type="float" office:value="35.304570701789615" table:formula="of:=127*SIN([.Q131]-[.$P$2])+127" table:style-name="ce1">
            <text:p>35.3045707</text:p>
          </table:table-cell>
          <table:table-cell office:value-type="float" office:value="121.22047203923481" table:formula="of:=(MIN([.R131];[.S131];[.T131])+MAX([.R131];[.S131];[.T131]))/2" table:style-name="ce1">
            <text:p>121.22047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29" table:style-name="ce2">
            <text:p>129</text:p>
          </table:table-cell>
          <table:table-cell office:value-type="float" office:value="198.17222017152761" table:formula="of:=[.$A$3]*SIN(RADIANS([.B132]))" table:style-name="ce11">
            <text:p>198.1722</text:p>
          </table:table-cell>
          <table:table-cell office:value-type="float" office:value="39.890788585258875" table:formula="of:=[.$A$3]*SIN(RADIANS([.B132]-120))" table:style-name="ce11">
            <text:p>39.8908</text:p>
          </table:table-cell>
          <table:table-cell office:value-type="float" office:value="-238.06300875678642" table:formula="of:=[.$A$3]*SIN(RADIANS([.B132]+120))" table:style-name="ce11">
            <text:p>-238.0630</text:p>
          </table:table-cell>
          <table:table-cell table:style-name="ce11"/>
          <table:table-cell office:value-type="float" office:value="-19.945394292629402" table:formula="of:=(MIN([.C132];[.D132];[.E132])+MAX([.C132];[.D132];[.E132]))/2" table:style-name="ce12">
            <text:p>-19.9454</text:p>
          </table:table-cell>
          <table:table-cell office:value-type="float" office:value="218.11761446415701" table:formula="of:=[.C132]-[.G132]" table:style-name="ce11">
            <text:p>218.1176</text:p>
          </table:table-cell>
          <table:table-cell office:value-type="float" office:value="59.836182877888277" table:formula="of:=[.D132]-[.G132]" table:style-name="ce11">
            <text:p>59.8362</text:p>
          </table:table-cell>
          <table:table-cell office:value-type="float" office:value="-218.11761446415701" table:formula="of:=[.E132]-[.G132]" table:style-name="ce11">
            <text:p>-218.1176</text:p>
          </table:table-cell>
          <table:table-cell table:style-name="ce11"/>
          <table:table-cell office:value-type="float" office:value="226.08611008576381" table:formula="of:=[.C132]/2+127" table:style-name="ce13">
            <text:p>226</text:p>
          </table:table-cell>
          <table:table-cell office:value-type="float" office:value="237.05880723207849" table:formula="of:=[.H132]/2+128" table:style-name="ce13">
            <text:p>237</text:p>
          </table:table-cell>
          <table:table-cell office:value-type="float" office:value="237.12700000000001" table:style-name="ce1">
            <text:p>237.127</text:p>
          </table:table-cell>
          <table:table-cell office:value-type="float" office:value="192.76300000000001" table:style-name="ce1">
            <text:p>192.763</text:p>
          </table:table-cell>
          <table:table-cell table:style-name="ce1"/>
          <table:table-cell office:value-type="float" office:value="1.1251666666666666" table:formula="of:=[.B132]*2*3.14/720" table:style-name="ce1">
            <text:p>1.125166667</text:p>
          </table:table-cell>
          <table:table-cell office:value-type="float" office:value="241.59710942864862" table:formula="of:=127*SIN([.Q132])+127" table:style-name="ce1">
            <text:p>241.5971094</text:p>
          </table:table-cell>
          <table:table-cell office:value-type="float" office:value="1.1707948663051866" table:formula="of:=127*SIN([.Q132]+[.$P$2])+127" table:style-name="ce1">
            <text:p>1.170794866</text:p>
          </table:table-cell>
          <table:table-cell office:value-type="float" office:value="34.541656057892894" table:formula="of:=127*SIN([.Q132]-[.$P$2])+127" table:style-name="ce1">
            <text:p>34.54165606</text:p>
          </table:table-cell>
          <table:table-cell office:value-type="float" office:value="121.3839521474769" table:formula="of:=(MIN([.R132];[.S132];[.T132])+MAX([.R132];[.S132];[.T132]))/2" table:style-name="ce1">
            <text:p>121.383952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0" table:style-name="ce2">
            <text:p>130</text:p>
          </table:table-cell>
          <table:table-cell office:value-type="float" office:value="195.3413329953394" table:formula="of:=[.$A$3]*SIN(RADIANS([.B133]))" table:style-name="ce11">
            <text:p>195.3413</text:p>
          </table:table-cell>
          <table:table-cell office:value-type="float" office:value="44.280285305067231" table:formula="of:=[.$A$3]*SIN(RADIANS([.B133]-120))" table:style-name="ce11">
            <text:p>44.2803</text:p>
          </table:table-cell>
          <table:table-cell office:value-type="float" office:value="-239.62161830040665" table:formula="of:=[.$A$3]*SIN(RADIANS([.B133]+120))" table:style-name="ce11">
            <text:p>-239.6216</text:p>
          </table:table-cell>
          <table:table-cell table:style-name="ce11"/>
          <table:table-cell office:value-type="float" office:value="-22.140142652533626" table:formula="of:=(MIN([.C133];[.D133];[.E133])+MAX([.C133];[.D133];[.E133]))/2" table:style-name="ce12">
            <text:p>-22.1401</text:p>
          </table:table-cell>
          <table:table-cell office:value-type="float" office:value="217.48147564787303" table:formula="of:=[.C133]-[.G133]" table:style-name="ce11">
            <text:p>217.4815</text:p>
          </table:table-cell>
          <table:table-cell office:value-type="float" office:value="66.42042795760085" table:formula="of:=[.D133]-[.G133]" table:style-name="ce11">
            <text:p>66.4204</text:p>
          </table:table-cell>
          <table:table-cell office:value-type="float" office:value="-217.48147564787303" table:formula="of:=[.E133]-[.G133]" table:style-name="ce11">
            <text:p>-217.4815</text:p>
          </table:table-cell>
          <table:table-cell table:style-name="ce11"/>
          <table:table-cell office:value-type="float" office:value="224.67066649766969" table:formula="of:=[.C133]/2+127" table:style-name="ce13">
            <text:p>225</text:p>
          </table:table-cell>
          <table:table-cell office:value-type="float" office:value="236.74073782393651" table:formula="of:=[.H133]/2+128" table:style-name="ce13">
            <text:p>237</text:p>
          </table:table-cell>
          <table:table-cell office:value-type="float" office:value="236.809" table:style-name="ce1">
            <text:p>236.809</text:p>
          </table:table-cell>
          <table:table-cell office:value-type="float" office:value="192.447" table:style-name="ce1">
            <text:p>192.447</text:p>
          </table:table-cell>
          <table:table-cell table:style-name="ce1"/>
          <table:table-cell office:value-type="float" office:value="1.1338888888888889" table:formula="of:=[.B133]*2*3.14/720" table:style-name="ce1">
            <text:p>1.133888889</text:p>
          </table:table-cell>
          <table:table-cell office:value-type="float" office:value="242.07020151678057" table:formula="of:=127*SIN([.Q133])+127" table:style-name="ce1">
            <text:p>242.0702015</text:p>
          </table:table-cell>
          <table:table-cell office:value-type="float" office:value="1.0255174951876285" table:formula="of:=127*SIN([.Q133]+[.$P$2])+127" table:style-name="ce1">
            <text:p>1.025517495</text:p>
          </table:table-cell>
          <table:table-cell office:value-type="float" office:value="33.78577533767303" table:formula="of:=127*SIN([.Q133]-[.$P$2])+127" table:style-name="ce1">
            <text:p>33.78577534</text:p>
          </table:table-cell>
          <table:table-cell office:value-type="float" office:value="121.54785950598409" table:formula="of:=(MIN([.R133];[.S133];[.T133])+MAX([.R133];[.S133];[.T133]))/2" table:style-name="ce1">
            <text:p>121.547859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1" table:style-name="ce2">
            <text:p>131</text:p>
          </table:table-cell>
          <table:table-cell office:value-type="float" office:value="192.4509429568069" table:formula="of:=[.$A$3]*SIN(RADIANS([.B134]))" table:style-name="ce11">
            <text:p>192.4509</text:p>
          </table:table-cell>
          <table:table-cell office:value-type="float" office:value="48.656293821018927" table:formula="of:=[.$A$3]*SIN(RADIANS([.B134]-120))" table:style-name="ce11">
            <text:p>48.6563</text:p>
          </table:table-cell>
          <table:table-cell office:value-type="float" office:value="-241.10723677782579" table:formula="of:=[.$A$3]*SIN(RADIANS([.B134]+120))" table:style-name="ce11">
            <text:p>-241.1072</text:p>
          </table:table-cell>
          <table:table-cell table:style-name="ce11"/>
          <table:table-cell office:value-type="float" office:value="-24.328146910509446" table:formula="of:=(MIN([.C134];[.D134];[.E134])+MAX([.C134];[.D134];[.E134]))/2" table:style-name="ce12">
            <text:p>-24.3281</text:p>
          </table:table-cell>
          <table:table-cell office:value-type="float" office:value="216.77908986731634" table:formula="of:=[.C134]-[.G134]" table:style-name="ce11">
            <text:p>216.7791</text:p>
          </table:table-cell>
          <table:table-cell office:value-type="float" office:value="72.984440731528366" table:formula="of:=[.D134]-[.G134]" table:style-name="ce11">
            <text:p>72.9844</text:p>
          </table:table-cell>
          <table:table-cell office:value-type="float" office:value="-216.77908986731634" table:formula="of:=[.E134]-[.G134]" table:style-name="ce11">
            <text:p>-216.7791</text:p>
          </table:table-cell>
          <table:table-cell table:style-name="ce11"/>
          <table:table-cell office:value-type="float" office:value="223.22547147840345" table:formula="of:=[.C134]/2+127" table:style-name="ce13">
            <text:p>223</text:p>
          </table:table-cell>
          <table:table-cell office:value-type="float" office:value="236.38954493365816" table:formula="of:=[.H134]/2+128" table:style-name="ce13">
            <text:p>236</text:p>
          </table:table-cell>
          <table:table-cell office:value-type="float" office:value="236.458" table:style-name="ce1">
            <text:p>236.458</text:p>
          </table:table-cell>
          <table:table-cell office:value-type="float" office:value="192.12700000000001" table:style-name="ce1">
            <text:p>192.127</text:p>
          </table:table-cell>
          <table:table-cell table:style-name="ce1"/>
          <table:table-cell office:value-type="float" office:value="1.1426111111111112" table:formula="of:=[.B134]*2*3.14/720" table:style-name="ce1">
            <text:p>1.142611111</text:p>
          </table:table-cell>
          <table:table-cell office:value-type="float" office:value="242.53453944622316" table:formula="of:=127*SIN([.Q134])+127" table:style-name="ce1">
            <text:p>242.5345394</text:p>
          </table:table-cell>
          <table:table-cell office:value-type="float" office:value="0.88982384423508165" table:formula="of:=127*SIN([.Q134]+[.$P$2])+127" table:style-name="ce1">
            <text:p>0.889823844</text:p>
          </table:table-cell>
          <table:table-cell office:value-type="float" office:value="33.036986046025561" table:formula="of:=127*SIN([.Q134]-[.$P$2])+127" table:style-name="ce1">
            <text:p>33.03698605</text:p>
          </table:table-cell>
          <table:table-cell office:value-type="float" office:value="121.71218164522912" table:formula="of:=(MIN([.R134];[.S134];[.T134])+MAX([.R134];[.S134];[.T134]))/2" table:style-name="ce1">
            <text:p>121.71218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2" table:style-name="ce2">
            <text:p>132</text:p>
          </table:table-cell>
          <table:table-cell office:value-type="float" office:value="189.50193049673553" table:formula="of:=[.$A$3]*SIN(RADIANS([.B135]))" table:style-name="ce11">
            <text:p>189.5019</text:p>
          </table:table-cell>
          <table:table-cell office:value-type="float" office:value="53.017481158528632" table:formula="of:=[.$A$3]*SIN(RADIANS([.B135]-120))" table:style-name="ce11">
            <text:p>53.0175</text:p>
          </table:table-cell>
          <table:table-cell office:value-type="float" office:value="-242.51941165526415" table:formula="of:=[.$A$3]*SIN(RADIANS([.B135]+120))" table:style-name="ce11">
            <text:p>-242.5194</text:p>
          </table:table-cell>
          <table:table-cell table:style-name="ce11"/>
          <table:table-cell office:value-type="float" office:value="-26.508740579264312" table:formula="of:=(MIN([.C135];[.D135];[.E135])+MAX([.C135];[.D135];[.E135]))/2" table:style-name="ce12">
            <text:p>-26.5087</text:p>
          </table:table-cell>
          <table:table-cell office:value-type="float" office:value="216.01067107599982" table:formula="of:=[.C135]-[.G135]" table:style-name="ce11">
            <text:p>216.0107</text:p>
          </table:table-cell>
          <table:table-cell office:value-type="float" office:value="79.526221737792952" table:formula="of:=[.D135]-[.G135]" table:style-name="ce11">
            <text:p>79.5262</text:p>
          </table:table-cell>
          <table:table-cell office:value-type="float" office:value="-216.01067107599982" table:formula="of:=[.E135]-[.G135]" table:style-name="ce11">
            <text:p>-216.0107</text:p>
          </table:table-cell>
          <table:table-cell table:style-name="ce11"/>
          <table:table-cell office:value-type="float" office:value="221.75096524836778" table:formula="of:=[.C135]/2+127" table:style-name="ce13">
            <text:p>222</text:p>
          </table:table-cell>
          <table:table-cell office:value-type="float" office:value="236.00533553799991" table:formula="of:=[.H135]/2+128" table:style-name="ce13">
            <text:p>236</text:p>
          </table:table-cell>
          <table:table-cell office:value-type="float" office:value="236.07400000000001" table:style-name="ce1">
            <text:p>236.074</text:p>
          </table:table-cell>
          <table:table-cell office:value-type="float" office:value="191.80199999999999" table:style-name="ce1">
            <text:p>191.802</text:p>
          </table:table-cell>
          <table:table-cell table:style-name="ce1"/>
          <table:table-cell office:value-type="float" office:value="1.1513333333333333" table:formula="of:=[.B135]*2*3.14/720" table:style-name="ce1">
            <text:p>1.151333333</text:p>
          </table:table-cell>
          <table:table-cell office:value-type="float" office:value="242.99008789168914" table:formula="of:=127*SIN([.Q135])+127" table:style-name="ce1">
            <text:p>242.9900879</text:p>
          </table:table-cell>
          <table:table-cell office:value-type="float" office:value="0.76372423656951582" table:formula="of:=127*SIN([.Q135]+[.$P$2])+127" table:style-name="ce1">
            <text:p>0.763724237</text:p>
          </table:table-cell>
          <table:table-cell office:value-type="float" office:value="32.295345148351259" table:formula="of:=127*SIN([.Q135]-[.$P$2])+127" table:style-name="ce1">
            <text:p>32.29534515</text:p>
          </table:table-cell>
          <table:table-cell office:value-type="float" office:value="121.87690606412933" table:formula="of:=(MIN([.R135];[.S135];[.T135])+MAX([.R135];[.S135];[.T135]))/2" table:style-name="ce1">
            <text:p>121.876906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3" table:style-name="ce2">
            <text:p>133</text:p>
          </table:table-cell>
          <table:table-cell office:value-type="float" office:value="186.49519391288848" table:formula="of:=[.$A$3]*SIN(RADIANS([.B136]))" table:style-name="ce11">
            <text:p>186.4952</text:p>
          </table:table-cell>
          <table:table-cell office:value-type="float" office:value="57.362518857685579" table:formula="of:=[.$A$3]*SIN(RADIANS([.B136]-120))" table:style-name="ce11">
            <text:p>57.3625</text:p>
          </table:table-cell>
          <table:table-cell office:value-type="float" office:value="-243.85771277057401" table:formula="of:=[.$A$3]*SIN(RADIANS([.B136]+120))" table:style-name="ce11">
            <text:p>-243.8577</text:p>
          </table:table-cell>
          <table:table-cell table:style-name="ce11"/>
          <table:table-cell office:value-type="float" office:value="-28.681259428842765" table:formula="of:=(MIN([.C136];[.D136];[.E136])+MAX([.C136];[.D136];[.E136]))/2" table:style-name="ce12">
            <text:p>-28.6813</text:p>
          </table:table-cell>
          <table:table-cell office:value-type="float" office:value="215.17645334173125" table:formula="of:=[.C136]-[.G136]" table:style-name="ce11">
            <text:p>215.1765</text:p>
          </table:table-cell>
          <table:table-cell office:value-type="float" office:value="86.043778286528351" table:formula="of:=[.D136]-[.G136]" table:style-name="ce11">
            <text:p>86.0438</text:p>
          </table:table-cell>
          <table:table-cell office:value-type="float" office:value="-215.17645334173125" table:formula="of:=[.E136]-[.G136]" table:style-name="ce11">
            <text:p>-215.1765</text:p>
          </table:table-cell>
          <table:table-cell table:style-name="ce11"/>
          <table:table-cell office:value-type="float" office:value="220.24759695644423" table:formula="of:=[.C136]/2+127" table:style-name="ce13">
            <text:p>220</text:p>
          </table:table-cell>
          <table:table-cell office:value-type="float" office:value="235.58822667086562" table:formula="of:=[.H136]/2+128" table:style-name="ce13">
            <text:p>236</text:p>
          </table:table-cell>
          <table:table-cell office:value-type="float" office:value="235.65700000000001" table:style-name="ce1">
            <text:p>235.657</text:p>
          </table:table-cell>
          <table:table-cell office:value-type="float" office:value="191.47200000000001" table:style-name="ce1">
            <text:p>191.472</text:p>
          </table:table-cell>
          <table:table-cell table:style-name="ce1"/>
          <table:table-cell office:value-type="float" office:value="1.1600555555555556" table:formula="of:=[.B136]*2*3.14/720" table:style-name="ce1">
            <text:p>1.160055556</text:p>
          </table:table-cell>
          <table:table-cell office:value-type="float" office:value="243.43681219656611" table:formula="of:=127*SIN([.Q136])+127" table:style-name="ce1">
            <text:p>243.4368122</text:p>
          </table:table-cell>
          <table:table-cell office:value-type="float" office:value="0.64722826543037115" table:formula="of:=127*SIN([.Q136]+[.$P$2])+127" table:style-name="ce1">
            <text:p>0.647228265</text:p>
          </table:table-cell>
          <table:table-cell office:value-type="float" office:value="31.560909066226614" table:formula="of:=127*SIN([.Q136]-[.$P$2])+127" table:style-name="ce1">
            <text:p>31.56090907</text:p>
          </table:table-cell>
          <table:table-cell office:value-type="float" office:value="122.04202023099825" table:formula="of:=(MIN([.R136];[.S136];[.T136])+MAX([.R136];[.S136];[.T136]))/2" table:style-name="ce1">
            <text:p>122.042020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4" table:style-name="ce2">
            <text:p>134</text:p>
          </table:table-cell>
          <table:table-cell office:value-type="float" office:value="183.43164908635603" table:formula="of:=[.$A$3]*SIN(RADIANS([.B137]))" table:style-name="ce11">
            <text:p>183.4316</text:p>
          </table:table-cell>
          <table:table-cell office:value-type="float" office:value="61.690083377915272" table:formula="of:=[.$A$3]*SIN(RADIANS([.B137]-120))" table:style-name="ce11">
            <text:p>61.6901</text:p>
          </table:table-cell>
          <table:table-cell office:value-type="float" office:value="-245.12173246427133" table:formula="of:=[.$A$3]*SIN(RADIANS([.B137]+120))" table:style-name="ce11">
            <text:p>-245.1217</text:p>
          </table:table-cell>
          <table:table-cell table:style-name="ce11"/>
          <table:table-cell office:value-type="float" office:value="-30.84504168895765" table:formula="of:=(MIN([.C137];[.D137];[.E137])+MAX([.C137];[.D137];[.E137]))/2" table:style-name="ce12">
            <text:p>-30.8450</text:p>
          </table:table-cell>
          <table:table-cell office:value-type="float" office:value="214.27669077531368" table:formula="of:=[.C137]-[.G137]" table:style-name="ce11">
            <text:p>214.2767</text:p>
          </table:table-cell>
          <table:table-cell office:value-type="float" office:value="92.535125066872922" table:formula="of:=[.D137]-[.G137]" table:style-name="ce11">
            <text:p>92.5351</text:p>
          </table:table-cell>
          <table:table-cell office:value-type="float" office:value="-214.27669077531368" table:formula="of:=[.E137]-[.G137]" table:style-name="ce11">
            <text:p>-214.2767</text:p>
          </table:table-cell>
          <table:table-cell table:style-name="ce11"/>
          <table:table-cell office:value-type="float" office:value="218.71582454317803" table:formula="of:=[.C137]/2+127" table:style-name="ce13">
            <text:p>219</text:p>
          </table:table-cell>
          <table:table-cell office:value-type="float" office:value="235.13834538765684" table:formula="of:=[.H137]/2+128" table:style-name="ce13">
            <text:p>235</text:p>
          </table:table-cell>
          <table:table-cell office:value-type="float" office:value="235.20699999999999" table:style-name="ce1">
            <text:p>235.207</text:p>
          </table:table-cell>
          <table:table-cell office:value-type="float" office:value="191.13800000000001" table:style-name="ce1">
            <text:p>191.138</text:p>
          </table:table-cell>
          <table:table-cell table:style-name="ce1"/>
          <table:table-cell office:value-type="float" office:value="1.1687777777777777" table:formula="of:=[.B137]*2*3.14/720" table:style-name="ce1">
            <text:p>1.168777778</text:p>
          </table:table-cell>
          <table:table-cell office:value-type="float" office:value="243.87467837555283" table:formula="of:=127*SIN([.Q137])+127" table:style-name="ce1">
            <text:p>243.8746784</text:p>
          </table:table-cell>
          <table:table-cell office:value-type="float" office:value="0.54034479344417718" table:formula="of:=127*SIN([.Q137]+[.$P$2])+127" table:style-name="ce1">
            <text:p>0.540344793</text:p>
          </table:table-cell>
          <table:table-cell office:value-type="float" office:value="30.833733673109691" table:formula="of:=127*SIN([.Q137]-[.$P$2])+127" table:style-name="ce1">
            <text:p>30.83373367</text:p>
          </table:table-cell>
          <table:table-cell office:value-type="float" office:value="122.2075115844985" table:formula="of:=(MIN([.R137];[.S137];[.T137])+MAX([.R137];[.S137];[.T137]))/2" table:style-name="ce1">
            <text:p>122.20751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5" table:style-name="ce2">
            <text:p>135</text:p>
          </table:table-cell>
          <table:table-cell office:value-type="float" office:value="180.31222920256963" table:formula="of:=[.$A$3]*SIN(RADIANS([.B138]))" table:style-name="ce11">
            <text:p>180.3122</text:p>
          </table:table-cell>
          <table:table-cell office:value-type="float" office:value="65.998856501142782" table:formula="of:=[.$A$3]*SIN(RADIANS([.B138]-120))" table:style-name="ce11">
            <text:p>65.9989</text:p>
          </table:table-cell>
          <table:table-cell office:value-type="float" office:value="-246.31108570371242" table:formula="of:=[.$A$3]*SIN(RADIANS([.B138]+120))" table:style-name="ce11">
            <text:p>-246.3111</text:p>
          </table:table-cell>
          <table:table-cell table:style-name="ce11"/>
          <table:table-cell office:value-type="float" office:value="-32.999428250571398" table:formula="of:=(MIN([.C138];[.D138];[.E138])+MAX([.C138];[.D138];[.E138]))/2" table:style-name="ce12">
            <text:p>-32.9994</text:p>
          </table:table-cell>
          <table:table-cell office:value-type="float" office:value="213.31165745314104" table:formula="of:=[.C138]-[.G138]" table:style-name="ce11">
            <text:p>213.3117</text:p>
          </table:table-cell>
          <table:table-cell office:value-type="float" office:value="98.998284751714181" table:formula="of:=[.D138]-[.G138]" table:style-name="ce11">
            <text:p>98.9983</text:p>
          </table:table-cell>
          <table:table-cell office:value-type="float" office:value="-213.31165745314104" table:formula="of:=[.E138]-[.G138]" table:style-name="ce11">
            <text:p>-213.3117</text:p>
          </table:table-cell>
          <table:table-cell table:style-name="ce11"/>
          <table:table-cell office:value-type="float" office:value="217.1561146012848" table:formula="of:=[.C138]/2+127" table:style-name="ce13">
            <text:p>217</text:p>
          </table:table-cell>
          <table:table-cell office:value-type="float" office:value="234.65582872657052" table:formula="of:=[.H138]/2+128" table:style-name="ce13">
            <text:p>235</text:p>
          </table:table-cell>
          <table:table-cell office:value-type="float" office:value="234.72499999999999" table:style-name="ce1">
            <text:p>234.725</text:p>
          </table:table-cell>
          <table:table-cell office:value-type="float" office:value="190.798" table:style-name="ce1">
            <text:p>190.798</text:p>
          </table:table-cell>
          <table:table-cell table:style-name="ce1"/>
          <table:table-cell office:value-type="float" office:value="1.1775" table:formula="of:=[.B138]*2*3.14/720" table:style-name="ce1">
            <text:p>1.1775</text:p>
          </table:table-cell>
          <table:table-cell office:value-type="float" office:value="244.30365311724495" table:formula="of:=127*SIN([.Q138])+127" table:style-name="ce1">
            <text:p>244.3036531</text:p>
          </table:table-cell>
          <table:table-cell office:value-type="float" office:value="0.44308195195030464" table:formula="of:=127*SIN([.Q138]+[.$P$2])+127" table:style-name="ce1">
            <text:p>0.443081952</text:p>
          </table:table-cell>
          <table:table-cell office:value-type="float" office:value="30.113874290087693" table:formula="of:=127*SIN([.Q138]-[.$P$2])+127" table:style-name="ce1">
            <text:p>30.11387429</text:p>
          </table:table-cell>
          <table:table-cell office:value-type="float" office:value="122.37336753459763" table:formula="of:=(MIN([.R138];[.S138];[.T138])+MAX([.R138];[.S138];[.T138]))/2" table:style-name="ce1">
            <text:p>122.373367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6" table:style-name="ce2">
            <text:p>136</text:p>
          </table:table-cell>
          <table:table-cell office:value-type="float" office:value="177.13788446704427" table:formula="of:=[.$A$3]*SIN(RADIANS([.B139]))" table:style-name="ce11">
            <text:p>177.1379</text:p>
          </table:table-cell>
          <table:table-cell office:value-type="float" office:value="70.287525733334789" table:formula="of:=[.$A$3]*SIN(RADIANS([.B139]-120))" table:style-name="ce11">
            <text:p>70.2875</text:p>
          </table:table-cell>
          <table:table-cell office:value-type="float" office:value="-247.4254102003791" table:formula="of:=[.$A$3]*SIN(RADIANS([.B139]+120))" table:style-name="ce11">
            <text:p>-247.4254</text:p>
          </table:table-cell>
          <table:table-cell table:style-name="ce11"/>
          <table:table-cell office:value-type="float" office:value="-35.143762866667416" table:formula="of:=(MIN([.C139];[.D139];[.E139])+MAX([.C139];[.D139];[.E139]))/2" table:style-name="ce12">
            <text:p>-35.1438</text:p>
          </table:table-cell>
          <table:table-cell office:value-type="float" office:value="212.2816473337117" table:formula="of:=[.C139]-[.G139]" table:style-name="ce11">
            <text:p>212.2816</text:p>
          </table:table-cell>
          <table:table-cell office:value-type="float" office:value="105.4312886000022" table:formula="of:=[.D139]-[.G139]" table:style-name="ce11">
            <text:p>105.4313</text:p>
          </table:table-cell>
          <table:table-cell office:value-type="float" office:value="-212.2816473337117" table:formula="of:=[.E139]-[.G139]" table:style-name="ce11">
            <text:p>-212.2816</text:p>
          </table:table-cell>
          <table:table-cell table:style-name="ce11"/>
          <table:table-cell office:value-type="float" office:value="215.56894223352214" table:formula="of:=[.C139]/2+127" table:style-name="ce13">
            <text:p>216</text:p>
          </table:table-cell>
          <table:table-cell office:value-type="float" office:value="234.14082366685585" table:formula="of:=[.H139]/2+128" table:style-name="ce13">
            <text:p>234</text:p>
          </table:table-cell>
          <table:table-cell office:value-type="float" office:value="234.21" table:style-name="ce1">
            <text:p>234.21</text:p>
          </table:table-cell>
          <table:table-cell office:value-type="float" office:value="190.45400000000001" table:style-name="ce1">
            <text:p>190.454</text:p>
          </table:table-cell>
          <table:table-cell table:style-name="ce1"/>
          <table:table-cell office:value-type="float" office:value="1.1862222222222223" table:formula="of:=[.B139]*2*3.14/720" table:style-name="ce1">
            <text:p>1.186222222</text:p>
          </table:table-cell>
          <table:table-cell office:value-type="float" office:value="244.72370378666909" table:formula="of:=127*SIN([.Q139])+127" table:style-name="ce1">
            <text:p>244.7237038</text:p>
          </table:table-cell>
          <table:table-cell office:value-type="float" office:value="0.35544714038279324" table:formula="of:=127*SIN([.Q139]+[.$P$2])+127" table:style-name="ce1">
            <text:p>0.35544714</text:p>
          </table:table-cell>
          <table:table-cell office:value-type="float" office:value="29.401385681672366" table:formula="of:=127*SIN([.Q139]-[.$P$2])+127" table:style-name="ce1">
            <text:p>29.40138568</text:p>
          </table:table-cell>
          <table:table-cell office:value-type="float" office:value="122.53957546352595" table:formula="of:=(MIN([.R139];[.S139];[.T139])+MAX([.R139];[.S139];[.T139]))/2" table:style-name="ce1">
            <text:p>122.539575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7" table:style-name="ce2">
            <text:p>137</text:p>
          </table:table-cell>
          <table:table-cell office:value-type="float" office:value="173.90958181593714" table:formula="of:=[.$A$3]*SIN(RADIANS([.B140]))" table:style-name="ce11">
            <text:p>173.9096</text:p>
          </table:table-cell>
          <table:table-cell office:value-type="float" office:value="74.554784704297873" table:formula="of:=[.$A$3]*SIN(RADIANS([.B140]-120))" table:style-name="ce11">
            <text:p>74.5548</text:p>
          </table:table-cell>
          <table:table-cell office:value-type="float" office:value="-248.46436652023496" table:formula="of:=[.$A$3]*SIN(RADIANS([.B140]+120))" table:style-name="ce11">
            <text:p>-248.4644</text:p>
          </table:table-cell>
          <table:table-cell table:style-name="ce11"/>
          <table:table-cell office:value-type="float" office:value="-37.277392352148908" table:formula="of:=(MIN([.C140];[.D140];[.E140])+MAX([.C140];[.D140];[.E140]))/2" table:style-name="ce12">
            <text:p>-37.2774</text:p>
          </table:table-cell>
          <table:table-cell office:value-type="float" office:value="211.18697416808607" table:formula="of:=[.C140]-[.G140]" table:style-name="ce11">
            <text:p>211.1870</text:p>
          </table:table-cell>
          <table:table-cell office:value-type="float" office:value="111.83217705644678" table:formula="of:=[.D140]-[.G140]" table:style-name="ce11">
            <text:p>111.8322</text:p>
          </table:table-cell>
          <table:table-cell office:value-type="float" office:value="-211.18697416808607" table:formula="of:=[.E140]-[.G140]" table:style-name="ce11">
            <text:p>-211.1870</text:p>
          </table:table-cell>
          <table:table-cell table:style-name="ce11"/>
          <table:table-cell office:value-type="float" office:value="213.95479090796857" table:formula="of:=[.C140]/2+127" table:style-name="ce13">
            <text:p>214</text:p>
          </table:table-cell>
          <table:table-cell office:value-type="float" office:value="233.59348708404303" table:formula="of:=[.H140]/2+128" table:style-name="ce13">
            <text:p>234</text:p>
          </table:table-cell>
          <table:table-cell office:value-type="float" office:value="233.66300000000001" table:style-name="ce1">
            <text:p>233.663</text:p>
          </table:table-cell>
          <table:table-cell office:value-type="float" office:value="190.10499999999999" table:style-name="ce1">
            <text:p>190.105</text:p>
          </table:table-cell>
          <table:table-cell table:style-name="ce1"/>
          <table:table-cell office:value-type="float" office:value="1.1949444444444444" table:formula="of:=[.B140]*2*3.14/720" table:style-name="ce1">
            <text:p>1.194944444</text:p>
          </table:table-cell>
          <table:table-cell office:value-type="float" office:value="245.13479842776559" table:formula="of:=127*SIN([.Q140])+127" table:style-name="ce1">
            <text:p>245.1347984</text:p>
          </table:table-cell>
          <table:table-cell office:value-type="float" office:value="0.27744702570684865" table:formula="of:=127*SIN([.Q140]+[.$P$2])+127" table:style-name="ce1">
            <text:p>0.277447026</text:p>
          </table:table-cell>
          <table:table-cell office:value-type="float" office:value="28.696322051629167" table:formula="of:=127*SIN([.Q140]-[.$P$2])+127" table:style-name="ce1">
            <text:p>28.69632205</text:p>
          </table:table-cell>
          <table:table-cell office:value-type="float" office:value="122.70612272673623" table:formula="of:=(MIN([.R140];[.S140];[.T140])+MAX([.R140];[.S140];[.T140]))/2" table:style-name="ce1">
            <text:p>122.706122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8" table:style-name="ce2">
            <text:p>138</text:p>
          </table:table-cell>
          <table:table-cell office:value-type="float" office:value="170.62830462150887" table:formula="of:=[.$A$3]*SIN(RADIANS([.B141]))" table:style-name="ce11">
            <text:p>170.6283</text:p>
          </table:table-cell>
          <table:table-cell office:value-type="float" office:value="78.79933356561159" table:formula="of:=[.$A$3]*SIN(RADIANS([.B141]-120))" table:style-name="ce11">
            <text:p>78.7993</text:p>
          </table:table-cell>
          <table:table-cell office:value-type="float" office:value="-249.42763818712044" table:formula="of:=[.$A$3]*SIN(RADIANS([.B141]+120))" table:style-name="ce11">
            <text:p>-249.4276</text:p>
          </table:table-cell>
          <table:table-cell table:style-name="ce11"/>
          <table:table-cell office:value-type="float" office:value="-39.399666782805781" table:formula="of:=(MIN([.C141];[.D141];[.E141])+MAX([.C141];[.D141];[.E141]))/2" table:style-name="ce12">
            <text:p>-39.3997</text:p>
          </table:table-cell>
          <table:table-cell office:value-type="float" office:value="210.02797140431466" table:formula="of:=[.C141]-[.G141]" table:style-name="ce11">
            <text:p>210.0280</text:p>
          </table:table-cell>
          <table:table-cell office:value-type="float" office:value="118.19900034841737" table:formula="of:=[.D141]-[.G141]" table:style-name="ce11">
            <text:p>118.1990</text:p>
          </table:table-cell>
          <table:table-cell office:value-type="float" office:value="-210.02797140431466" table:formula="of:=[.E141]-[.G141]" table:style-name="ce11">
            <text:p>-210.0280</text:p>
          </table:table-cell>
          <table:table-cell table:style-name="ce11"/>
          <table:table-cell office:value-type="float" office:value="212.31415231075442" table:formula="of:=[.C141]/2+127" table:style-name="ce13">
            <text:p>212</text:p>
          </table:table-cell>
          <table:table-cell office:value-type="float" office:value="233.01398570215733" table:formula="of:=[.H141]/2+128" table:style-name="ce13">
            <text:p>233</text:p>
          </table:table-cell>
          <table:table-cell office:value-type="float" office:value="233.084" table:style-name="ce1">
            <text:p>233.084</text:p>
          </table:table-cell>
          <table:table-cell office:value-type="float" office:value="189.751" table:style-name="ce1">
            <text:p>189.751</text:p>
          </table:table-cell>
          <table:table-cell table:style-name="ce1"/>
          <table:table-cell office:value-type="float" office:value="1.2036666666666667" table:formula="of:=[.B141]*2*3.14/720" table:style-name="ce1">
            <text:p>1.203666667</text:p>
          </table:table-cell>
          <table:table-cell office:value-type="float" office:value="245.53690576581982" table:formula="of:=127*SIN([.Q141])+127" table:style-name="ce1">
            <text:p>245.5369058</text:p>
          </table:table-cell>
          <table:table-cell office:value-type="float" office:value="0.20908754191221135" table:formula="of:=127*SIN([.Q141]+[.$P$2])+127" table:style-name="ce1">
            <text:p>0.209087542</text:p>
          </table:table-cell>
          <table:table-cell office:value-type="float" office:value="27.998737038858081" table:formula="of:=127*SIN([.Q141]-[.$P$2])+127" table:style-name="ce1">
            <text:p>27.99873704</text:p>
          </table:table-cell>
          <table:table-cell office:value-type="float" office:value="122.87299665386601" table:formula="of:=(MIN([.R141];[.S141];[.T141])+MAX([.R141];[.S141];[.T141]))/2" table:style-name="ce1">
            <text:p>122.872996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39" table:style-name="ce2">
            <text:p>139</text:p>
          </table:table-cell>
          <table:table-cell office:value-type="float" office:value="167.29505239257935" table:formula="of:=[.$A$3]*SIN(RADIANS([.B142]))" table:style-name="ce11">
            <text:p>167.2951</text:p>
          </table:table-cell>
          <table:table-cell office:value-type="float" office:value="83.019879386574956" table:formula="of:=[.$A$3]*SIN(RADIANS([.B142]-120))" table:style-name="ce11">
            <text:p>83.0199</text:p>
          </table:table-cell>
          <table:table-cell office:value-type="float" office:value="-250.31493177915431" table:formula="of:=[.$A$3]*SIN(RADIANS([.B142]+120))" table:style-name="ce11">
            <text:p>-250.3149</text:p>
          </table:table-cell>
          <table:table-cell table:style-name="ce11"/>
          <table:table-cell office:value-type="float" office:value="-41.509939693287478" table:formula="of:=(MIN([.C142];[.D142];[.E142])+MAX([.C142];[.D142];[.E142]))/2" table:style-name="ce12">
            <text:p>-41.5099</text:p>
          </table:table-cell>
          <table:table-cell office:value-type="float" office:value="208.80499208586684" table:formula="of:=[.C142]-[.G142]" table:style-name="ce11">
            <text:p>208.8050</text:p>
          </table:table-cell>
          <table:table-cell office:value-type="float" office:value="124.52981907986243" table:formula="of:=[.D142]-[.G142]" table:style-name="ce11">
            <text:p>124.5298</text:p>
          </table:table-cell>
          <table:table-cell office:value-type="float" office:value="-208.80499208586684" table:formula="of:=[.E142]-[.G142]" table:style-name="ce11">
            <text:p>-208.8050</text:p>
          </table:table-cell>
          <table:table-cell table:style-name="ce11"/>
          <table:table-cell office:value-type="float" office:value="210.64752619628968" table:formula="of:=[.C142]/2+127" table:style-name="ce13">
            <text:p>211</text:p>
          </table:table-cell>
          <table:table-cell office:value-type="float" office:value="232.40249604293342" table:formula="of:=[.H142]/2+128" table:style-name="ce13">
            <text:p>232</text:p>
          </table:table-cell>
          <table:table-cell office:value-type="float" office:value="232.47200000000001" table:style-name="ce1">
            <text:p>232.472</text:p>
          </table:table-cell>
          <table:table-cell office:value-type="float" office:value="189.393" table:style-name="ce1">
            <text:p>189.393</text:p>
          </table:table-cell>
          <table:table-cell table:style-name="ce1"/>
          <table:table-cell office:value-type="float" office:value="1.212388888888889" table:formula="of:=[.B142]*2*3.14/720" table:style-name="ce1">
            <text:p>1.212388889</text:p>
          </table:table-cell>
          <table:table-cell office:value-type="float" office:value="245.92999520984119" table:formula="of:=127*SIN([.Q142])+127" table:style-name="ce1">
            <text:p>245.9299952</text:p>
          </table:table-cell>
          <table:table-cell office:value-type="float" office:value="0.15037388956123721" table:formula="of:=127*SIN([.Q142]+[.$P$2])+127" table:style-name="ce1">
            <text:p>0.15037389</text:p>
          </table:table-cell>
          <table:table-cell office:value-type="float" office:value="27.30868371330854" table:formula="of:=127*SIN([.Q142]-[.$P$2])+127" table:style-name="ce1">
            <text:p>27.30868371</text:p>
          </table:table-cell>
          <table:table-cell office:value-type="float" office:value="123.04018454970122" table:formula="of:=(MIN([.R142];[.S142];[.T142])+MAX([.R142];[.S142];[.T142]))/2" table:style-name="ce1">
            <text:p>123.040184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0" table:style-name="ce2">
            <text:p>140</text:p>
          </table:table-cell>
          <table:table-cell office:value-type="float" office:value="163.91084047006757" table:formula="of:=[.$A$3]*SIN(RADIANS([.B143]))" table:style-name="ce11">
            <text:p>163.9108</text:p>
          </table:table-cell>
          <table:table-cell office:value-type="float" office:value="87.215136548045521" table:formula="of:=[.$A$3]*SIN(RADIANS([.B143]-120))" table:style-name="ce11">
            <text:p>87.2151</text:p>
          </table:table-cell>
          <table:table-cell office:value-type="float" office:value="-251.12597701811305" table:formula="of:=[.$A$3]*SIN(RADIANS([.B143]+120))" table:style-name="ce11">
            <text:p>-251.1260</text:p>
          </table:table-cell>
          <table:table-cell table:style-name="ce11"/>
          <table:table-cell office:value-type="float" office:value="-43.607568274022739" table:formula="of:=(MIN([.C143];[.D143];[.E143])+MAX([.C143];[.D143];[.E143]))/2" table:style-name="ce12">
            <text:p>-43.6076</text:p>
          </table:table-cell>
          <table:table-cell office:value-type="float" office:value="207.51840874409032" table:formula="of:=[.C143]-[.G143]" table:style-name="ce11">
            <text:p>207.5184</text:p>
          </table:table-cell>
          <table:table-cell office:value-type="float" office:value="130.82270482206826" table:formula="of:=[.D143]-[.G143]" table:style-name="ce11">
            <text:p>130.8227</text:p>
          </table:table-cell>
          <table:table-cell office:value-type="float" office:value="-207.51840874409032" table:formula="of:=[.E143]-[.G143]" table:style-name="ce11">
            <text:p>-207.5184</text:p>
          </table:table-cell>
          <table:table-cell table:style-name="ce11"/>
          <table:table-cell office:value-type="float" office:value="208.95542023503378" table:formula="of:=[.C143]/2+127" table:style-name="ce13">
            <text:p>209</text:p>
          </table:table-cell>
          <table:table-cell office:value-type="float" office:value="231.75920437204516" table:formula="of:=[.H143]/2+128" table:style-name="ce13">
            <text:p>232</text:p>
          </table:table-cell>
          <table:table-cell office:value-type="float" office:value="231.82900000000001" table:style-name="ce1">
            <text:p>231.829</text:p>
          </table:table-cell>
          <table:table-cell office:value-type="float" office:value="189.03" table:style-name="ce1">
            <text:p>189.03</text:p>
          </table:table-cell>
          <table:table-cell table:style-name="ce1"/>
          <table:table-cell office:value-type="float" office:value="1.2211111111111113" table:formula="of:=[.B143]*2*3.14/720" table:style-name="ce1">
            <text:p>1.221111111</text:p>
          </table:table-cell>
          <table:table-cell office:value-type="float" office:value="246.31403685489062" table:formula="of:=127*SIN([.Q143])+127" table:style-name="ce1">
            <text:p>246.3140369</text:p>
          </table:table-cell>
          <table:table-cell office:value-type="float" office:value="0.10131053539362256" table:formula="of:=127*SIN([.Q143]+[.$P$2])+127" table:style-name="ce1">
            <text:p>0.101310535</text:p>
          </table:table-cell>
          <table:table-cell office:value-type="float" office:value="26.626214571945866" table:formula="of:=127*SIN([.Q143]-[.$P$2])+127" table:style-name="ce1">
            <text:p>26.62621457</text:p>
          </table:table-cell>
          <table:table-cell office:value-type="float" office:value="123.20767369514212" table:formula="of:=(MIN([.R143];[.S143];[.T143])+MAX([.R143];[.S143];[.T143]))/2" table:style-name="ce1">
            <text:p>123.207673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1" table:style-name="ce2">
            <text:p>141</text:p>
          </table:table-cell>
          <table:table-cell office:value-type="float" office:value="160.47669971770853" table:formula="of:=[.$A$3]*SIN(RADIANS([.B144]))" table:style-name="ce11">
            <text:p>160.4767</text:p>
          </table:table-cell>
          <table:table-cell office:value-type="float" office:value="91.383827134051572" table:formula="of:=[.$A$3]*SIN(RADIANS([.B144]-120))" table:style-name="ce11">
            <text:p>91.3838</text:p>
          </table:table-cell>
          <table:table-cell office:value-type="float" office:value="-251.86052685176011" table:formula="of:=[.$A$3]*SIN(RADIANS([.B144]+120))" table:style-name="ce11">
            <text:p>-251.8605</text:p>
          </table:table-cell>
          <table:table-cell table:style-name="ce11"/>
          <table:table-cell office:value-type="float" office:value="-45.691913567025793" table:formula="of:=(MIN([.C144];[.D144];[.E144])+MAX([.C144];[.D144];[.E144]))/2" table:style-name="ce12">
            <text:p>-45.6919</text:p>
          </table:table-cell>
          <table:table-cell office:value-type="float" office:value="206.16861328473431" table:formula="of:=[.C144]-[.G144]" table:style-name="ce11">
            <text:p>206.1686</text:p>
          </table:table-cell>
          <table:table-cell office:value-type="float" office:value="137.07574070107736" table:formula="of:=[.D144]-[.G144]" table:style-name="ce11">
            <text:p>137.0757</text:p>
          </table:table-cell>
          <table:table-cell office:value-type="float" office:value="-206.16861328473431" table:formula="of:=[.E144]-[.G144]" table:style-name="ce11">
            <text:p>-206.1686</text:p>
          </table:table-cell>
          <table:table-cell table:style-name="ce11"/>
          <table:table-cell office:value-type="float" office:value="207.23834985885426" table:formula="of:=[.C144]/2+127" table:style-name="ce13">
            <text:p>207</text:p>
          </table:table-cell>
          <table:table-cell office:value-type="float" office:value="231.08430664236715" table:formula="of:=[.H144]/2+128" table:style-name="ce13">
            <text:p>231</text:p>
          </table:table-cell>
          <table:table-cell office:value-type="float" office:value="231.155" table:style-name="ce1">
            <text:p>231.155</text:p>
          </table:table-cell>
          <table:table-cell office:value-type="float" office:value="188.66200000000001" table:style-name="ce1">
            <text:p>188.662</text:p>
          </table:table-cell>
          <table:table-cell table:style-name="ce1"/>
          <table:table-cell office:value-type="float" office:value="1.2298333333333333" table:formula="of:=[.B144]*2*3.14/720" table:style-name="ce1">
            <text:p>1.229833333</text:p>
          </table:table-cell>
          <table:table-cell office:value-type="float" office:value="246.68900148435534" table:formula="of:=127*SIN([.Q144])+127" table:style-name="ce1">
            <text:p>246.6890015</text:p>
          </table:table-cell>
          <table:table-cell office:value-type="float" office:value="6.190121198639531E-2" table:formula="of:=127*SIN([.Q144]+[.$P$2])+127" table:style-name="ce1">
            <text:p>0.061901212</text:p>
          </table:table-cell>
          <table:table-cell office:value-type="float" office:value="25.951381534755853" table:formula="of:=127*SIN([.Q144]-[.$P$2])+127" table:style-name="ce1">
            <text:p>25.95138153</text:p>
          </table:table-cell>
          <table:table-cell office:value-type="float" office:value="123.37545134817087" table:formula="of:=(MIN([.R144];[.S144];[.T144])+MAX([.R144];[.S144];[.T144]))/2" table:style-name="ce1">
            <text:p>123.37545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2" table:style-name="ce2">
            <text:p>142</text:p>
          </table:table-cell>
          <table:table-cell office:value-type="float" office:value="156.9936762080429" table:formula="of:=[.$A$3]*SIN(RADIANS([.B145]))" table:style-name="ce11">
            <text:p>156.9937</text:p>
          </table:table-cell>
          <table:table-cell office:value-type="float" office:value="95.524681321057557" table:formula="of:=[.$A$3]*SIN(RADIANS([.B145]-120))" table:style-name="ce11">
            <text:p>95.5247</text:p>
          </table:table-cell>
          <table:table-cell office:value-type="float" office:value="-252.51835752910043" table:formula="of:=[.$A$3]*SIN(RADIANS([.B145]+120))" table:style-name="ce11">
            <text:p>-252.5184</text:p>
          </table:table-cell>
          <table:table-cell table:style-name="ce11"/>
          <table:table-cell office:value-type="float" office:value="-47.762340660528764" table:formula="of:=(MIN([.C145];[.D145];[.E145])+MAX([.C145];[.D145];[.E145]))/2" table:style-name="ce12">
            <text:p>-47.7623</text:p>
          </table:table-cell>
          <table:table-cell office:value-type="float" office:value="204.75601686857166" table:formula="of:=[.C145]-[.G145]" table:style-name="ce11">
            <text:p>204.7560</text:p>
          </table:table-cell>
          <table:table-cell office:value-type="float" office:value="143.28702198158632" table:formula="of:=[.D145]-[.G145]" table:style-name="ce11">
            <text:p>143.2870</text:p>
          </table:table-cell>
          <table:table-cell office:value-type="float" office:value="-204.75601686857166" table:formula="of:=[.E145]-[.G145]" table:style-name="ce11">
            <text:p>-204.7560</text:p>
          </table:table-cell>
          <table:table-cell table:style-name="ce11"/>
          <table:table-cell office:value-type="float" office:value="205.49683810402144" table:formula="of:=[.C145]/2+127" table:style-name="ce13">
            <text:p>205</text:p>
          </table:table-cell>
          <table:table-cell office:value-type="float" office:value="230.37800843428585" table:formula="of:=[.H145]/2+128" table:style-name="ce13">
            <text:p>230</text:p>
          </table:table-cell>
          <table:table-cell office:value-type="float" office:value="230.44900000000001" table:style-name="ce1">
            <text:p>230.449</text:p>
          </table:table-cell>
          <table:table-cell office:value-type="float" office:value="188.28899999999999" table:style-name="ce1">
            <text:p>188.289</text:p>
          </table:table-cell>
          <table:table-cell table:style-name="ce1"/>
          <table:table-cell office:value-type="float" office:value="1.2385555555555556" table:formula="of:=[.B145]*2*3.14/720" table:style-name="ce1">
            <text:p>1.238555556</text:p>
          </table:table-cell>
          <table:table-cell office:value-type="float" office:value="247.05486057217203" table:formula="of:=127*SIN([.Q145])+127" table:style-name="ce1">
            <text:p>247.0548606</text:p>
          </table:table-cell>
          <table:table-cell office:value-type="float" office:value="3.2148917469910998E-2" table:formula="of:=127*SIN([.Q145]+[.$P$2])+127" table:style-name="ce1">
            <text:p>0.032148917</text:p>
          </table:table-cell>
          <table:table-cell office:value-type="float" office:value="25.284235940793181" table:formula="of:=127*SIN([.Q145]-[.$P$2])+127" table:style-name="ce1">
            <text:p>25.28423594</text:p>
          </table:table-cell>
          <table:table-cell office:value-type="float" office:value="123.54350474482098" table:formula="of:=(MIN([.R145];[.S145];[.T145])+MAX([.R145];[.S145];[.T145]))/2" table:style-name="ce1">
            <text:p>123.543504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3" table:style-name="ce2">
            <text:p>143</text:p>
          </table:table-cell>
          <table:table-cell office:value-type="float" office:value="153.46283090377227" table:formula="of:=[.$A$3]*SIN(RADIANS([.B146]))" table:style-name="ce11">
            <text:p>153.4628</text:p>
          </table:table-cell>
          <table:table-cell office:value-type="float" office:value="99.636437764764807" table:formula="of:=[.$A$3]*SIN(RADIANS([.B146]-120))" table:style-name="ce11">
            <text:p>99.6364</text:p>
          </table:table-cell>
          <table:table-cell office:value-type="float" office:value="-253.09926866853712" table:formula="of:=[.$A$3]*SIN(RADIANS([.B146]+120))" table:style-name="ce11">
            <text:p>-253.0993</text:p>
          </table:table-cell>
          <table:table-cell table:style-name="ce11"/>
          <table:table-cell office:value-type="float" office:value="-49.818218882382425" table:formula="of:=(MIN([.C146];[.D146];[.E146])+MAX([.C146];[.D146];[.E146]))/2" table:style-name="ce12">
            <text:p>-49.8182</text:p>
          </table:table-cell>
          <table:table-cell office:value-type="float" office:value="203.28104978615471" table:formula="of:=[.C146]-[.G146]" table:style-name="ce11">
            <text:p>203.2810</text:p>
          </table:table-cell>
          <table:table-cell office:value-type="float" office:value="149.45465664714723" table:formula="of:=[.D146]-[.G146]" table:style-name="ce11">
            <text:p>149.4547</text:p>
          </table:table-cell>
          <table:table-cell office:value-type="float" office:value="-203.28104978615471" table:formula="of:=[.E146]-[.G146]" table:style-name="ce11">
            <text:p>-203.2810</text:p>
          </table:table-cell>
          <table:table-cell table:style-name="ce11"/>
          <table:table-cell office:value-type="float" office:value="203.73141545188614" table:formula="of:=[.C146]/2+127" table:style-name="ce13">
            <text:p>204</text:p>
          </table:table-cell>
          <table:table-cell office:value-type="float" office:value="229.64052489307736" table:formula="of:=[.H146]/2+128" table:style-name="ce13">
            <text:p>230</text:p>
          </table:table-cell>
          <table:table-cell office:value-type="float" office:value="229.71199999999999" table:style-name="ce1">
            <text:p>229.712</text:p>
          </table:table-cell>
          <table:table-cell office:value-type="float" office:value="187.91200000000001" table:style-name="ce1">
            <text:p>187.912</text:p>
          </table:table-cell>
          <table:table-cell table:style-name="ce1"/>
          <table:table-cell office:value-type="float" office:value="1.2472777777777779" table:formula="of:=[.B146]*2*3.14/720" table:style-name="ce1">
            <text:p>1.247277778</text:p>
          </table:table-cell>
          <table:table-cell office:value-type="float" office:value="247.41158628499656" table:formula="of:=127*SIN([.Q146])+127" table:style-name="ce1">
            <text:p>247.4115863</text:p>
          </table:table-cell>
          <table:table-cell office:value-type="float" office:value="1.2055915299939102E-2" table:formula="of:=127*SIN([.Q146]+[.$P$2])+127" table:style-name="ce1">
            <text:p>0.012055915</text:p>
          </table:table-cell>
          <table:table-cell office:value-type="float" office:value="24.624828544279609" table:formula="of:=127*SIN([.Q146]-[.$P$2])+127" table:style-name="ce1">
            <text:p>24.62482854</text:p>
          </table:table-cell>
          <table:table-cell office:value-type="float" office:value="123.71182110014826" table:formula="of:=(MIN([.R146];[.S146];[.T146])+MAX([.R146];[.S146];[.T146]))/2" table:style-name="ce1">
            <text:p>123.711821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4" table:style-name="ce2">
            <text:p>144</text:p>
          </table:table-cell>
          <table:table-cell office:value-type="float" office:value="149.88523933458069" table:formula="of:=[.$A$3]*SIN(RADIANS([.B147]))" table:style-name="ce11">
            <text:p>149.8852</text:p>
          </table:table-cell>
          <table:table-cell office:value-type="float" office:value="103.71784398432905" table:formula="of:=[.$A$3]*SIN(RADIANS([.B147]-120))" table:style-name="ce11">
            <text:p>103.7178</text:p>
          </table:table-cell>
          <table:table-cell office:value-type="float" office:value="-253.60308331890971" table:formula="of:=[.$A$3]*SIN(RADIANS([.B147]+120))" table:style-name="ce11">
            <text:p>-253.6031</text:p>
          </table:table-cell>
          <table:table-cell table:style-name="ce11"/>
          <table:table-cell office:value-type="float" office:value="-51.858921992164511" table:formula="of:=(MIN([.C147];[.D147];[.E147])+MAX([.C147];[.D147];[.E147]))/2" table:style-name="ce12">
            <text:p>-51.8589</text:p>
          </table:table-cell>
          <table:table-cell office:value-type="float" office:value="201.7441613267452" table:formula="of:=[.C147]-[.G147]" table:style-name="ce11">
            <text:p>201.7442</text:p>
          </table:table-cell>
          <table:table-cell office:value-type="float" office:value="155.57676597649356" table:formula="of:=[.D147]-[.G147]" table:style-name="ce11">
            <text:p>155.5768</text:p>
          </table:table-cell>
          <table:table-cell office:value-type="float" office:value="-201.7441613267452" table:formula="of:=[.E147]-[.G147]" table:style-name="ce11">
            <text:p>-201.7442</text:p>
          </table:table-cell>
          <table:table-cell table:style-name="ce11"/>
          <table:table-cell office:value-type="float" office:value="201.94261966729033" table:formula="of:=[.C147]/2+127" table:style-name="ce13">
            <text:p>202</text:p>
          </table:table-cell>
          <table:table-cell office:value-type="float" office:value="228.8720806633726" table:formula="of:=[.H147]/2+128" table:style-name="ce13">
            <text:p>229</text:p>
          </table:table-cell>
          <table:table-cell office:value-type="float" office:value="228.94300000000001" table:style-name="ce1">
            <text:p>228.943</text:p>
          </table:table-cell>
          <table:table-cell office:value-type="float" office:value="187.53100000000001" table:style-name="ce1">
            <text:p>187.531</text:p>
          </table:table-cell>
          <table:table-cell table:style-name="ce1"/>
          <table:table-cell office:value-type="float" office:value="1.256" table:formula="of:=[.B147]*2*3.14/720" table:style-name="ce1">
            <text:p>1.256</text:p>
          </table:table-cell>
          <table:table-cell office:value-type="float" office:value="247.75915148432171" table:formula="of:=127*SIN([.Q147])+127" table:style-name="ce1">
            <text:p>247.7591515</text:p>
          </table:table-cell>
          <table:table-cell office:value-type="float" office:value="1.6237340852995885E-3" table:formula="of:=127*SIN([.Q147]+[.$P$2])+127" table:style-name="ce1">
            <text:p>0.001623734</text:p>
          </table:table-cell>
          <table:table-cell office:value-type="float" office:value="23.973209510738371" table:formula="of:=127*SIN([.Q147]-[.$P$2])+127" table:style-name="ce1">
            <text:p>23.97320951</text:p>
          </table:table-cell>
          <table:table-cell office:value-type="float" office:value="123.8803876092035" table:formula="of:=(MIN([.R147];[.S147];[.T147])+MAX([.R147];[.S147];[.T147]))/2" table:style-name="ce1">
            <text:p>123.880387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5" table:style-name="ce2">
            <text:p>145</text:p>
          </table:table-cell>
          <table:table-cell office:value-type="float" office:value="146.26199126951673" table:formula="of:=[.$A$3]*SIN(RADIANS([.B148]))" table:style-name="ce11">
            <text:p>146.2620</text:p>
          </table:table-cell>
          <table:table-cell office:value-type="float" office:value="107.76765674387836" table:formula="of:=[.$A$3]*SIN(RADIANS([.B148]-120))" table:style-name="ce11">
            <text:p>107.7677</text:p>
          </table:table-cell>
          <table:table-cell office:value-type="float" office:value="-254.0296480133951" table:formula="of:=[.$A$3]*SIN(RADIANS([.B148]+120))" table:style-name="ce11">
            <text:p>-254.0296</text:p>
          </table:table-cell>
          <table:table-cell table:style-name="ce11"/>
          <table:table-cell office:value-type="float" office:value="-53.883828371939188" table:formula="of:=(MIN([.C148];[.D148];[.E148])+MAX([.C148];[.D148];[.E148]))/2" table:style-name="ce12">
            <text:p>-53.8838</text:p>
          </table:table-cell>
          <table:table-cell office:value-type="float" office:value="200.14581964145592" table:formula="of:=[.C148]-[.G148]" table:style-name="ce11">
            <text:p>200.1458</text:p>
          </table:table-cell>
          <table:table-cell office:value-type="float" office:value="161.65148511581754" table:formula="of:=[.D148]-[.G148]" table:style-name="ce11">
            <text:p>161.6515</text:p>
          </table:table-cell>
          <table:table-cell office:value-type="float" office:value="-200.14581964145592" table:formula="of:=[.E148]-[.G148]" table:style-name="ce11">
            <text:p>-200.1458</text:p>
          </table:table-cell>
          <table:table-cell table:style-name="ce11"/>
          <table:table-cell office:value-type="float" office:value="200.13099563475836" table:formula="of:=[.C148]/2+127" table:style-name="ce13">
            <text:p>200</text:p>
          </table:table-cell>
          <table:table-cell office:value-type="float" office:value="228.07290982072794" table:formula="of:=[.H148]/2+128" table:style-name="ce13">
            <text:p>228</text:p>
          </table:table-cell>
          <table:table-cell office:value-type="float" office:value="228.14500000000001" table:style-name="ce1">
            <text:p>228.145</text:p>
          </table:table-cell>
          <table:table-cell office:value-type="float" office:value="187.14500000000001" table:style-name="ce1">
            <text:p>187.145</text:p>
          </table:table-cell>
          <table:table-cell table:style-name="ce1"/>
          <table:table-cell office:value-type="float" office:value="1.2647222222222223" table:formula="of:=[.B148]*2*3.14/720" table:style-name="ce1">
            <text:p>1.264722222</text:p>
          </table:table-cell>
          <table:table-cell office:value-type="float" office:value="248.09752972854159" table:formula="of:=127*SIN([.Q148])+127" table:style-name="ce1">
            <text:p>248.0975297</text:p>
          </table:table-cell>
          <table:table-cell office:value-type="float" office:value="8.5316747174601915E-4" table:formula="of:=127*SIN([.Q148]+[.$P$2])+127" table:style-name="ce1">
            <text:p>0.000853167</text:p>
          </table:table-cell>
          <table:table-cell office:value-type="float" office:value="23.329428413181489" table:formula="of:=127*SIN([.Q148]-[.$P$2])+127" table:style-name="ce1">
            <text:p>23.32942841</text:p>
          </table:table-cell>
          <table:table-cell office:value-type="float" office:value="124.04919144800667" table:formula="of:=(MIN([.R148];[.S148];[.T148])+MAX([.R148];[.S148];[.T148]))/2" table:style-name="ce1">
            <text:p>124.049191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6" table:style-name="ce2">
            <text:p>146</text:p>
          </table:table-cell>
          <table:table-cell office:value-type="float" office:value="142.59419038504046" table:formula="of:=[.$A$3]*SIN(RADIANS([.B149]))" table:style-name="ce11">
            <text:p>142.5942</text:p>
          </table:table-cell>
          <table:table-cell office:value-type="float" office:value="111.78464243121473" table:formula="of:=[.$A$3]*SIN(RADIANS([.B149]-120))" table:style-name="ce11">
            <text:p>111.7846</text:p>
          </table:table-cell>
          <table:table-cell office:value-type="float" office:value="-254.37883281625517" table:formula="of:=[.$A$3]*SIN(RADIANS([.B149]+120))" table:style-name="ce11">
            <text:p>-254.3788</text:p>
          </table:table-cell>
          <table:table-cell table:style-name="ce11"/>
          <table:table-cell office:value-type="float" office:value="-55.892321215607353" table:formula="of:=(MIN([.C149];[.D149];[.E149])+MAX([.C149];[.D149];[.E149]))/2" table:style-name="ce12">
            <text:p>-55.8923</text:p>
          </table:table-cell>
          <table:table-cell office:value-type="float" office:value="198.48651160064782" table:formula="of:=[.C149]-[.G149]" table:style-name="ce11">
            <text:p>198.4865</text:p>
          </table:table-cell>
          <table:table-cell office:value-type="float" office:value="167.67696364682209" table:formula="of:=[.D149]-[.G149]" table:style-name="ce11">
            <text:p>167.6770</text:p>
          </table:table-cell>
          <table:table-cell office:value-type="float" office:value="-198.48651160064782" table:formula="of:=[.E149]-[.G149]" table:style-name="ce11">
            <text:p>-198.4865</text:p>
          </table:table-cell>
          <table:table-cell table:style-name="ce11"/>
          <table:table-cell office:value-type="float" office:value="198.29709519252023" table:formula="of:=[.C149]/2+127" table:style-name="ce13">
            <text:p>198</text:p>
          </table:table-cell>
          <table:table-cell office:value-type="float" office:value="227.24325580032391" table:formula="of:=[.H149]/2+128" table:style-name="ce13">
            <text:p>227</text:p>
          </table:table-cell>
          <table:table-cell office:value-type="float" office:value="227.315" table:style-name="ce1">
            <text:p>227.315</text:p>
          </table:table-cell>
          <table:table-cell office:value-type="float" office:value="186.75399999999999" table:style-name="ce1">
            <text:p>186.754</text:p>
          </table:table-cell>
          <table:table-cell table:style-name="ce1"/>
          <table:table-cell office:value-type="float" office:value="1.2734444444444444" table:formula="of:=[.B149]*2*3.14/720" table:style-name="ce1">
            <text:p>1.273444444</text:p>
          </table:table-cell>
          <table:table-cell office:value-type="float" office:value="248.42669527496344" table:formula="of:=127*SIN([.Q149])+127" table:style-name="ce1">
            <text:p>248.4266953</text:p>
          </table:table-cell>
          <table:table-cell office:value-type="float" office:value="9.7442740813704631E-3" table:formula="of:=127*SIN([.Q149]+[.$P$2])+127" table:style-name="ce1">
            <text:p>0.009744274</text:p>
          </table:table-cell>
          <table:table-cell office:value-type="float" office:value="22.693534228336887" table:formula="of:=127*SIN([.Q149]-[.$P$2])+127" table:style-name="ce1">
            <text:p>22.69353423</text:p>
          </table:table-cell>
          <table:table-cell office:value-type="float" office:value="124.2182197745224" table:formula="of:=(MIN([.R149];[.S149];[.T149])+MAX([.R149];[.S149];[.T149]))/2" table:style-name="ce1">
            <text:p>124.218219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7" table:style-name="ce2">
            <text:p>147</text:p>
          </table:table-cell>
          <table:table-cell office:value-type="float" office:value="138.88295392883197" table:formula="of:=[.$A$3]*SIN(RADIANS([.B150]))" table:style-name="ce11">
            <text:p>138.8830</text:p>
          </table:table-cell>
          <table:table-cell office:value-type="float" office:value="115.76757743358442" table:formula="of:=[.$A$3]*SIN(RADIANS([.B150]-120))" table:style-name="ce11">
            <text:p>115.7676</text:p>
          </table:table-cell>
          <table:table-cell office:value-type="float" office:value="-254.65053136241633" table:formula="of:=[.$A$3]*SIN(RADIANS([.B150]+120))" table:style-name="ce11">
            <text:p>-254.6505</text:p>
          </table:table-cell>
          <table:table-cell table:style-name="ce11"/>
          <table:table-cell office:value-type="float" office:value="-57.883788716792182" table:formula="of:=(MIN([.C150];[.D150];[.E150])+MAX([.C150];[.D150];[.E150]))/2" table:style-name="ce12">
            <text:p>-57.8838</text:p>
          </table:table-cell>
          <table:table-cell office:value-type="float" office:value="196.76674264562416" table:formula="of:=[.C150]-[.G150]" table:style-name="ce11">
            <text:p>196.7667</text:p>
          </table:table-cell>
          <table:table-cell office:value-type="float" office:value="173.65136615037659" table:formula="of:=[.D150]-[.G150]" table:style-name="ce11">
            <text:p>173.6514</text:p>
          </table:table-cell>
          <table:table-cell office:value-type="float" office:value="-196.76674264562416" table:formula="of:=[.E150]-[.G150]" table:style-name="ce11">
            <text:p>-196.7667</text:p>
          </table:table-cell>
          <table:table-cell table:style-name="ce11"/>
          <table:table-cell office:value-type="float" office:value="196.44147696441598" table:formula="of:=[.C150]/2+127" table:style-name="ce13">
            <text:p>196</text:p>
          </table:table-cell>
          <table:table-cell office:value-type="float" office:value="226.38337132281208" table:formula="of:=[.H150]/2+128" table:style-name="ce13">
            <text:p>226</text:p>
          </table:table-cell>
          <table:table-cell office:value-type="float" office:value="226.45599999999999" table:style-name="ce1">
            <text:p>226.456</text:p>
          </table:table-cell>
          <table:table-cell office:value-type="float" office:value="186.35900000000001" table:style-name="ce1">
            <text:p>186.359</text:p>
          </table:table-cell>
          <table:table-cell table:style-name="ce1"/>
          <table:table-cell office:value-type="float" office:value="1.2821666666666667" table:formula="of:=[.B150]*2*3.14/720" table:style-name="ce1">
            <text:p>1.282166667</text:p>
          </table:table-cell>
          <table:table-cell office:value-type="float" office:value="248.74662308176596" table:formula="of:=127*SIN([.Q150])+127" table:style-name="ce1">
            <text:p>248.7466231</text:p>
          </table:table-cell>
          <table:table-cell office:value-type="float" office:value="2.8296377508354453E-2" table:formula="of:=127*SIN([.Q150]+[.$P$2])+127" table:style-name="ce1">
            <text:p>0.028296378</text:p>
          </table:table-cell>
          <table:table-cell office:value-type="float" office:value="22.065575332920758" table:formula="of:=127*SIN([.Q150]-[.$P$2])+127" table:style-name="ce1">
            <text:p>22.06557533</text:p>
          </table:table-cell>
          <table:table-cell office:value-type="float" office:value="124.38745972963716" table:formula="of:=(MIN([.R150];[.S150];[.T150])+MAX([.R150];[.S150];[.T150]))/2" table:style-name="ce1">
            <text:p>124.387459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8" table:style-name="ce2">
            <text:p>148</text:p>
          </table:table-cell>
          <table:table-cell office:value-type="float" office:value="135.12941237946725" table:formula="of:=[.$A$3]*SIN(RADIANS([.B151]))" table:style-name="ce11">
            <text:p>135.1294</text:p>
          </table:table-cell>
          <table:table-cell office:value-type="float" office:value="119.71524851040216" table:formula="of:=[.$A$3]*SIN(RADIANS([.B151]-120))" table:style-name="ce11">
            <text:p>119.7152</text:p>
          </table:table-cell>
          <table:table-cell office:value-type="float" office:value="-254.84466088986943" table:formula="of:=[.$A$3]*SIN(RADIANS([.B151]+120))" table:style-name="ce11">
            <text:p>-254.8447</text:p>
          </table:table-cell>
          <table:table-cell table:style-name="ce11"/>
          <table:table-cell office:value-type="float" office:value="-59.857624255201088" table:formula="of:=(MIN([.C151];[.D151];[.E151])+MAX([.C151];[.D151];[.E151]))/2" table:style-name="ce12">
            <text:p>-59.8576</text:p>
          </table:table-cell>
          <table:table-cell office:value-type="float" office:value="194.98703663466836" table:formula="of:=[.C151]-[.G151]" table:style-name="ce11">
            <text:p>194.9870</text:p>
          </table:table-cell>
          <table:table-cell office:value-type="float" office:value="179.57287276560325" table:formula="of:=[.D151]-[.G151]" table:style-name="ce11">
            <text:p>179.5729</text:p>
          </table:table-cell>
          <table:table-cell office:value-type="float" office:value="-194.98703663466836" table:formula="of:=[.E151]-[.G151]" table:style-name="ce11">
            <text:p>-194.9870</text:p>
          </table:table-cell>
          <table:table-cell table:style-name="ce11"/>
          <table:table-cell office:value-type="float" office:value="194.56470618973361" table:formula="of:=[.C151]/2+127" table:style-name="ce13">
            <text:p>195</text:p>
          </table:table-cell>
          <table:table-cell office:value-type="float" office:value="225.49351831733418" table:formula="of:=[.H151]/2+128" table:style-name="ce13">
            <text:p>225</text:p>
          </table:table-cell>
          <table:table-cell office:value-type="float" office:value="225.566" table:style-name="ce1">
            <text:p>225.566</text:p>
          </table:table-cell>
          <table:table-cell office:value-type="float" office:value="185.96" table:style-name="ce1">
            <text:p>185.96</text:p>
          </table:table-cell>
          <table:table-cell table:style-name="ce1"/>
          <table:table-cell office:value-type="float" office:value="1.290888888888889" table:formula="of:=[.B151]*2*3.14/720" table:style-name="ce1">
            <text:p>1.290888889</text:p>
          </table:table-cell>
          <table:table-cell office:value-type="float" office:value="249.05728880990429" table:formula="of:=127*SIN([.Q151])+127" table:style-name="ce1">
            <text:p>249.0572888</text:p>
          </table:table-cell>
          <table:table-cell office:value-type="float" office:value="5.650806637025596E-2" table:formula="of:=127*SIN([.Q151]+[.$P$2])+127" table:style-name="ce1">
            <text:p>0.056508066</text:p>
          </table:table-cell>
          <table:table-cell office:value-type="float" office:value="21.445599499960963" table:formula="of:=127*SIN([.Q151]-[.$P$2])+127" table:style-name="ce1">
            <text:p>21.4455995</text:p>
          </table:table-cell>
          <table:table-cell office:value-type="float" office:value="124.55689843813727" table:formula="of:=(MIN([.R151];[.S151];[.T151])+MAX([.R151];[.S151];[.T151]))/2" table:style-name="ce1">
            <text:p>124.556898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49" table:style-name="ce2">
            <text:p>149</text:p>
          </table:table-cell>
          <table:table-cell office:value-type="float" office:value="131.33470910206387" table:formula="of:=[.$A$3]*SIN(RADIANS([.B152]))" table:style-name="ce11">
            <text:p>131.3347</text:p>
          </table:table-cell>
          <table:table-cell office:value-type="float" office:value="123.62645316281595" table:formula="of:=[.$A$3]*SIN(RADIANS([.B152]-120))" table:style-name="ce11">
            <text:p>123.6265</text:p>
          </table:table-cell>
          <table:table-cell office:value-type="float" office:value="-254.96116226487976" table:formula="of:=[.$A$3]*SIN(RADIANS([.B152]+120))" table:style-name="ce11">
            <text:p>-254.9612</text:p>
          </table:table-cell>
          <table:table-cell table:style-name="ce11"/>
          <table:table-cell office:value-type="float" office:value="-61.813226581407946" table:formula="of:=(MIN([.C152];[.D152];[.E152])+MAX([.C152];[.D152];[.E152]))/2" table:style-name="ce12">
            <text:p>-61.8132</text:p>
          </table:table-cell>
          <table:table-cell office:value-type="float" office:value="193.14793568347181" table:formula="of:=[.C152]-[.G152]" table:style-name="ce11">
            <text:p>193.1479</text:p>
          </table:table-cell>
          <table:table-cell office:value-type="float" office:value="185.43967974422389" table:formula="of:=[.D152]-[.G152]" table:style-name="ce11">
            <text:p>185.4397</text:p>
          </table:table-cell>
          <table:table-cell office:value-type="float" office:value="-193.14793568347181" table:formula="of:=[.E152]-[.G152]" table:style-name="ce11">
            <text:p>-193.1479</text:p>
          </table:table-cell>
          <table:table-cell table:style-name="ce11"/>
          <table:table-cell office:value-type="float" office:value="192.66735455103193" table:formula="of:=[.C152]/2+127" table:style-name="ce13">
            <text:p>193</text:p>
          </table:table-cell>
          <table:table-cell office:value-type="float" office:value="224.57396784173591" table:formula="of:=[.H152]/2+128" table:style-name="ce13">
            <text:p>225</text:p>
          </table:table-cell>
          <table:table-cell office:value-type="float" office:value="224.64699999999999" table:style-name="ce1">
            <text:p>224.647</text:p>
          </table:table-cell>
          <table:table-cell office:value-type="float" office:value="185.55600000000001" table:style-name="ce1">
            <text:p>185.556</text:p>
          </table:table-cell>
          <table:table-cell table:style-name="ce1"/>
          <table:table-cell office:value-type="float" office:value="1.2996111111111111" table:formula="of:=[.B152]*2*3.14/720" table:style-name="ce1">
            <text:p>1.299611111</text:p>
          </table:table-cell>
          <table:table-cell office:value-type="float" office:value="249.35866882496185" table:formula="of:=127*SIN([.Q152])+127" table:style-name="ce1">
            <text:p>249.3586688</text:p>
          </table:table-cell>
          <table:table-cell office:value-type="float" office:value="9.4377194415571353E-2" table:formula="of:=127*SIN([.Q152]+[.$P$2])+127" table:style-name="ce1">
            <text:p>0.094377194</text:p>
          </table:table-cell>
          <table:table-cell office:value-type="float" office:value="20.833653895158378" table:formula="of:=127*SIN([.Q152]-[.$P$2])+127" table:style-name="ce1">
            <text:p>20.8336539</text:p>
          </table:table-cell>
          <table:table-cell office:value-type="float" office:value="124.72652300968872" table:formula="of:=(MIN([.R152];[.S152];[.T152])+MAX([.R152];[.S152];[.T152]))/2" table:style-name="ce1">
            <text:p>124.72652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0" table:style-name="ce2">
            <text:p>150</text:p>
          </table:table-cell>
          <table:table-cell office:value-type="float" office:value="127.49999999999999" table:formula="of:=[.$A$3]*SIN(RADIANS([.B153]))" table:style-name="ce11">
            <text:p>127.5000</text:p>
          </table:table-cell>
          <table:table-cell office:value-type="float" office:value="127.49999999999999" table:formula="of:=[.$A$3]*SIN(RADIANS([.B153]-120))" table:style-name="ce11">
            <text:p>127.5000</text:p>
          </table:table-cell>
          <table:table-cell office:value-type="float" office:value="-255" table:formula="of:=[.$A$3]*SIN(RADIANS([.B153]+120))" table:style-name="ce11">
            <text:p>-255.0000</text:p>
          </table:table-cell>
          <table:table-cell table:style-name="ce11"/>
          <table:table-cell office:value-type="float" office:value="-63.750000000000007" table:formula="of:=(MIN([.C153];[.D153];[.E153])+MAX([.C153];[.D153];[.E153]))/2" table:style-name="ce12">
            <text:p>-63.7500</text:p>
          </table:table-cell>
          <table:table-cell office:value-type="float" office:value="191.25" table:formula="of:=[.C153]-[.G153]" table:style-name="ce11">
            <text:p>191.2500</text:p>
          </table:table-cell>
          <table:table-cell office:value-type="float" office:value="191.25" table:formula="of:=[.D153]-[.G153]" table:style-name="ce11">
            <text:p>191.2500</text:p>
          </table:table-cell>
          <table:table-cell office:value-type="float" office:value="-191.25" table:formula="of:=[.E153]-[.G153]" table:style-name="ce11">
            <text:p>-191.2500</text:p>
          </table:table-cell>
          <table:table-cell table:style-name="ce11"/>
          <table:table-cell office:value-type="float" office:value="190.75" table:formula="of:=[.C153]/2+127" table:style-name="ce13">
            <text:p>191</text:p>
          </table:table-cell>
          <table:table-cell office:value-type="float" office:value="223.625" table:formula="of:=[.H153]/2+128" table:style-name="ce13">
            <text:p>224</text:p>
          </table:table-cell>
          <table:table-cell office:value-type="float" office:value="223.69800000000001" table:style-name="ce1">
            <text:p>223.698</text:p>
          </table:table-cell>
          <table:table-cell office:value-type="float" office:value="185.148" table:style-name="ce1">
            <text:p>185.148</text:p>
          </table:table-cell>
          <table:table-cell table:style-name="ce1"/>
          <table:table-cell office:value-type="float" office:value="1.3083333333333333" table:formula="of:=[.B153]*2*3.14/720" table:style-name="ce1">
            <text:p>1.308333333</text:p>
          </table:table-cell>
          <table:table-cell office:value-type="float" office:value="249.65074019894823" table:formula="of:=127*SIN([.Q153])+127" table:style-name="ce1">
            <text:p>249.6507402</text:p>
          </table:table-cell>
          <table:table-cell office:value-type="float" office:value="0.14190088068674811" table:formula="of:=127*SIN([.Q153]+[.$P$2])+127" table:style-name="ce1">
            <text:p>0.141900881</text:p>
          </table:table-cell>
          <table:table-cell office:value-type="float" office:value="20.229785073302878" table:formula="of:=127*SIN([.Q153]-[.$P$2])+127" table:style-name="ce1">
            <text:p>20.22978507</text:p>
          </table:table-cell>
          <table:table-cell office:value-type="float" office:value="124.89632053981748" table:formula="of:=(MIN([.R153];[.S153];[.T153])+MAX([.R153];[.S153];[.T153]))/2" table:style-name="ce1">
            <text:p>124.896320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1" table:style-name="ce2">
            <text:p>151</text:p>
          </table:table-cell>
          <table:table-cell office:value-type="float" office:value="123.62645316281598" table:formula="of:=[.$A$3]*SIN(RADIANS([.B154]))" table:style-name="ce11">
            <text:p>123.6265</text:p>
          </table:table-cell>
          <table:table-cell office:value-type="float" office:value="131.33470910206381" table:formula="of:=[.$A$3]*SIN(RADIANS([.B154]-120))" table:style-name="ce11">
            <text:p>131.3347</text:p>
          </table:table-cell>
          <table:table-cell office:value-type="float" office:value="-254.96116226487976" table:formula="of:=[.$A$3]*SIN(RADIANS([.B154]+120))" table:style-name="ce11">
            <text:p>-254.9612</text:p>
          </table:table-cell>
          <table:table-cell table:style-name="ce11"/>
          <table:table-cell office:value-type="float" office:value="-61.813226581407974" table:formula="of:=(MIN([.C154];[.D154];[.E154])+MAX([.C154];[.D154];[.E154]))/2" table:style-name="ce12">
            <text:p>-61.8132</text:p>
          </table:table-cell>
          <table:table-cell office:value-type="float" office:value="185.43967974422395" table:formula="of:=[.C154]-[.G154]" table:style-name="ce11">
            <text:p>185.4397</text:p>
          </table:table-cell>
          <table:table-cell office:value-type="float" office:value="193.14793568347179" table:formula="of:=[.D154]-[.G154]" table:style-name="ce11">
            <text:p>193.1479</text:p>
          </table:table-cell>
          <table:table-cell office:value-type="float" office:value="-193.14793568347179" table:formula="of:=[.E154]-[.G154]" table:style-name="ce11">
            <text:p>-193.1479</text:p>
          </table:table-cell>
          <table:table-cell table:style-name="ce11"/>
          <table:table-cell office:value-type="float" office:value="188.813226581408" table:formula="of:=[.C154]/2+127" table:style-name="ce13">
            <text:p>189</text:p>
          </table:table-cell>
          <table:table-cell office:value-type="float" office:value="220.71983987211198" table:formula="of:=[.H154]/2+128" table:style-name="ce13">
            <text:p>221</text:p>
          </table:table-cell>
          <table:table-cell office:value-type="float" office:value="221.05699999999999" table:style-name="ce1">
            <text:p>221.057</text:p>
          </table:table-cell>
          <table:table-cell office:value-type="float" office:value="184.73500000000001" table:style-name="ce1">
            <text:p>184.735</text:p>
          </table:table-cell>
          <table:table-cell table:style-name="ce1"/>
          <table:table-cell office:value-type="float" office:value="1.3170555555555556" table:formula="of:=[.B154]*2*3.14/720" table:style-name="ce1">
            <text:p>1.317055556</text:p>
          </table:table-cell>
          <table:table-cell office:value-type="float" office:value="249.93348071204343" table:formula="of:=127*SIN([.Q154])+127" table:style-name="ce1">
            <text:p>249.9334807</text:p>
          </table:table-cell>
          <table:table-cell office:value-type="float" office:value="0.19907550973967147" table:formula="of:=127*SIN([.Q154]+[.$P$2])+127" table:style-name="ce1">
            <text:p>0.19907551</text:p>
          </table:table-cell>
          <table:table-cell office:value-type="float" office:value="19.634038974727474" table:formula="of:=127*SIN([.Q154]-[.$P$2])+127" table:style-name="ce1">
            <text:p>19.63403897</text:p>
          </table:table-cell>
          <table:table-cell office:value-type="float" office:value="125.06627811089155" table:formula="of:=(MIN([.R154];[.S154];[.T154])+MAX([.R154];[.S154];[.T154]))/2" table:style-name="ce1">
            <text:p>125.066278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2" table:style-name="ce2">
            <text:p>152</text:p>
          </table:table-cell>
          <table:table-cell office:value-type="float" office:value="119.71524851040213" table:formula="of:=[.$A$3]*SIN(RADIANS([.B155]))" table:style-name="ce11">
            <text:p>119.7152</text:p>
          </table:table-cell>
          <table:table-cell office:value-type="float" office:value="135.12941237946725" table:formula="of:=[.$A$3]*SIN(RADIANS([.B155]-120))" table:style-name="ce11">
            <text:p>135.1294</text:p>
          </table:table-cell>
          <table:table-cell office:value-type="float" office:value="-254.84466088986943" table:formula="of:=[.$A$3]*SIN(RADIANS([.B155]+120))" table:style-name="ce11">
            <text:p>-254.8447</text:p>
          </table:table-cell>
          <table:table-cell table:style-name="ce11"/>
          <table:table-cell office:value-type="float" office:value="-59.857624255201088" table:formula="of:=(MIN([.C155];[.D155];[.E155])+MAX([.C155];[.D155];[.E155]))/2" table:style-name="ce12">
            <text:p>-59.8576</text:p>
          </table:table-cell>
          <table:table-cell office:value-type="float" office:value="179.57287276560322" table:formula="of:=[.C155]-[.G155]" table:style-name="ce11">
            <text:p>179.5729</text:p>
          </table:table-cell>
          <table:table-cell office:value-type="float" office:value="194.98703663466836" table:formula="of:=[.D155]-[.G155]" table:style-name="ce11">
            <text:p>194.9870</text:p>
          </table:table-cell>
          <table:table-cell office:value-type="float" office:value="-194.98703663466836" table:formula="of:=[.E155]-[.G155]" table:style-name="ce11">
            <text:p>-194.9870</text:p>
          </table:table-cell>
          <table:table-cell table:style-name="ce11"/>
          <table:table-cell office:value-type="float" office:value="186.85762425520107" table:formula="of:=[.C155]/2+127" table:style-name="ce13">
            <text:p>187</text:p>
          </table:table-cell>
          <table:table-cell office:value-type="float" office:value="217.78643638280161" table:formula="of:=[.H155]/2+128" table:style-name="ce13">
            <text:p>218</text:p>
          </table:table-cell>
          <table:table-cell office:value-type="float" office:value="218.124" table:style-name="ce1">
            <text:p>218.124</text:p>
          </table:table-cell>
          <table:table-cell office:value-type="float" office:value="184.31800000000001" table:style-name="ce1">
            <text:p>184.318</text:p>
          </table:table-cell>
          <table:table-cell table:style-name="ce1"/>
          <table:table-cell office:value-type="float" office:value="1.3257777777777779" table:formula="of:=[.B155]*2*3.14/720" table:style-name="ce1">
            <text:p>1.325777778</text:p>
          </table:table-cell>
          <table:table-cell office:value-type="float" office:value="250.20686885428853" table:formula="of:=127*SIN([.Q155])+127" table:style-name="ce1">
            <text:p>250.2068689</text:p>
          </table:table-cell>
          <table:table-cell office:value-type="float" office:value="0.26589673191845975" table:formula="of:=127*SIN([.Q155]+[.$P$2])+127" table:style-name="ce1">
            <text:p>0.265896732</text:p>
          </table:table-cell>
          <table:table-cell office:value-type="float" office:value="19.046460921816887" table:formula="of:=127*SIN([.Q155]-[.$P$2])+127" table:style-name="ce1">
            <text:p>19.04646092</text:p>
          </table:table-cell>
          <table:table-cell office:value-type="float" office:value="125.2363827931035" table:formula="of:=(MIN([.R155];[.S155];[.T155])+MAX([.R155];[.S155];[.T155]))/2" table:style-name="ce1">
            <text:p>125.236382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3" table:style-name="ce2">
            <text:p>153</text:p>
          </table:table-cell>
          <table:table-cell office:value-type="float" office:value="115.76757743358445" table:formula="of:=[.$A$3]*SIN(RADIANS([.B156]))" table:style-name="ce11">
            <text:p>115.7676</text:p>
          </table:table-cell>
          <table:table-cell office:value-type="float" office:value="138.88295392883191" table:formula="of:=[.$A$3]*SIN(RADIANS([.B156]-120))" table:style-name="ce11">
            <text:p>138.8830</text:p>
          </table:table-cell>
          <table:table-cell office:value-type="float" office:value="-254.65053136241633" table:formula="of:=[.$A$3]*SIN(RADIANS([.B156]+120))" table:style-name="ce11">
            <text:p>-254.6505</text:p>
          </table:table-cell>
          <table:table-cell table:style-name="ce11"/>
          <table:table-cell office:value-type="float" office:value="-57.88378871679221" table:formula="of:=(MIN([.C156];[.D156];[.E156])+MAX([.C156];[.D156];[.E156]))/2" table:style-name="ce12">
            <text:p>-57.8838</text:p>
          </table:table-cell>
          <table:table-cell office:value-type="float" office:value="173.65136615037665" table:formula="of:=[.C156]-[.G156]" table:style-name="ce11">
            <text:p>173.6514</text:p>
          </table:table-cell>
          <table:table-cell office:value-type="float" office:value="196.76674264562411" table:formula="of:=[.D156]-[.G156]" table:style-name="ce11">
            <text:p>196.7667</text:p>
          </table:table-cell>
          <table:table-cell office:value-type="float" office:value="-196.76674264562411" table:formula="of:=[.E156]-[.G156]" table:style-name="ce11">
            <text:p>-196.7667</text:p>
          </table:table-cell>
          <table:table-cell table:style-name="ce11"/>
          <table:table-cell office:value-type="float" office:value="184.88378871679222" table:formula="of:=[.C156]/2+127" table:style-name="ce13">
            <text:p>185</text:p>
          </table:table-cell>
          <table:table-cell office:value-type="float" office:value="214.82568307518832" table:formula="of:=[.H156]/2+128" table:style-name="ce13">
            <text:p>215</text:p>
          </table:table-cell>
          <table:table-cell office:value-type="float" office:value="215.16300000000001" table:style-name="ce1">
            <text:p>215.163</text:p>
          </table:table-cell>
          <table:table-cell office:value-type="float" office:value="183.89699999999999" table:style-name="ce1">
            <text:p>183.897</text:p>
          </table:table-cell>
          <table:table-cell table:style-name="ce1"/>
          <table:table-cell office:value-type="float" office:value="1.3345" table:formula="of:=[.B156]*2*3.14/720" table:style-name="ce1">
            <text:p>1.3345</text:p>
          </table:table-cell>
          <table:table-cell office:value-type="float" office:value="250.47088382722177" table:formula="of:=127*SIN([.Q156])+127" table:style-name="ce1">
            <text:p>250.4708838</text:p>
          </table:table-cell>
          <table:table-cell office:value-type="float" office:value="0.34235946368644932" table:formula="of:=127*SIN([.Q156]+[.$P$2])+127" table:style-name="ce1">
            <text:p>0.342359464</text:p>
          </table:table-cell>
          <table:table-cell office:value-type="float" office:value="18.467095615558065" table:formula="of:=127*SIN([.Q156]-[.$P$2])+127" table:style-name="ce1">
            <text:p>18.46709562</text:p>
          </table:table-cell>
          <table:table-cell office:value-type="float" office:value="125.40662164545411" table:formula="of:=(MIN([.R156];[.S156];[.T156])+MAX([.R156];[.S156];[.T156]))/2" table:style-name="ce1">
            <text:p>125.40662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4" table:style-name="ce2">
            <text:p>154</text:p>
          </table:table-cell>
          <table:table-cell office:value-type="float" office:value="111.78464243121471" table:formula="of:=[.$A$3]*SIN(RADIANS([.B157]))" table:style-name="ce11">
            <text:p>111.7846</text:p>
          </table:table-cell>
          <table:table-cell office:value-type="float" office:value="142.59419038504046" table:formula="of:=[.$A$3]*SIN(RADIANS([.B157]-120))" table:style-name="ce11">
            <text:p>142.5942</text:p>
          </table:table-cell>
          <table:table-cell office:value-type="float" office:value="-254.3788328162552" table:formula="of:=[.$A$3]*SIN(RADIANS([.B157]+120))" table:style-name="ce11">
            <text:p>-254.3788</text:p>
          </table:table-cell>
          <table:table-cell table:style-name="ce11"/>
          <table:table-cell office:value-type="float" office:value="-55.892321215607367" table:formula="of:=(MIN([.C157];[.D157];[.E157])+MAX([.C157];[.D157];[.E157]))/2" table:style-name="ce12">
            <text:p>-55.8923</text:p>
          </table:table-cell>
          <table:table-cell office:value-type="float" office:value="167.67696364682206" table:formula="of:=[.C157]-[.G157]" table:style-name="ce11">
            <text:p>167.6770</text:p>
          </table:table-cell>
          <table:table-cell office:value-type="float" office:value="198.48651160064782" table:formula="of:=[.D157]-[.G157]" table:style-name="ce11">
            <text:p>198.4865</text:p>
          </table:table-cell>
          <table:table-cell office:value-type="float" office:value="-198.48651160064782" table:formula="of:=[.E157]-[.G157]" table:style-name="ce11">
            <text:p>-198.4865</text:p>
          </table:table-cell>
          <table:table-cell table:style-name="ce11"/>
          <table:table-cell office:value-type="float" office:value="182.89232121560735" table:formula="of:=[.C157]/2+127" table:style-name="ce13">
            <text:p>183</text:p>
          </table:table-cell>
          <table:table-cell office:value-type="float" office:value="211.83848182341103" table:formula="of:=[.H157]/2+128" table:style-name="ce13">
            <text:p>212</text:p>
          </table:table-cell>
          <table:table-cell office:value-type="float" office:value="212.17599999999999" table:style-name="ce1">
            <text:p>212.176</text:p>
          </table:table-cell>
          <table:table-cell office:value-type="float" office:value="183.47200000000001" table:style-name="ce1">
            <text:p>183.472</text:p>
          </table:table-cell>
          <table:table-cell table:style-name="ce1"/>
          <table:table-cell office:value-type="float" office:value="1.3432222222222223" table:formula="of:=[.B157]*2*3.14/720" table:style-name="ce1">
            <text:p>1.343222222</text:p>
          </table:table-cell>
          <table:table-cell office:value-type="float" office:value="250.72550554546098" table:formula="of:=127*SIN([.Q157])+127" table:style-name="ce1">
            <text:p>250.7255055</text:p>
          </table:table-cell>
          <table:table-cell office:value-type="float" office:value="0.42845788801311357" table:formula="of:=127*SIN([.Q157]+[.$P$2])+127" table:style-name="ce1">
            <text:p>0.428457888</text:p>
          </table:table-cell>
          <table:table-cell office:value-type="float" office:value="17.895987132137961" table:formula="of:=127*SIN([.Q157]-[.$P$2])+127" table:style-name="ce1">
            <text:p>17.89598713</text:p>
          </table:table-cell>
          <table:table-cell office:value-type="float" office:value="125.57698171673704" table:formula="of:=(MIN([.R157];[.S157];[.T157])+MAX([.R157];[.S157];[.T157]))/2" table:style-name="ce1">
            <text:p>125.576981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5" table:style-name="ce2">
            <text:p>155</text:p>
          </table:table-cell>
          <table:table-cell office:value-type="float" office:value="107.76765674387838" table:formula="of:=[.$A$3]*SIN(RADIANS([.B158]))" table:style-name="ce11">
            <text:p>107.7677</text:p>
          </table:table-cell>
          <table:table-cell office:value-type="float" office:value="146.26199126951676" table:formula="of:=[.$A$3]*SIN(RADIANS([.B158]-120))" table:style-name="ce11">
            <text:p>146.2620</text:p>
          </table:table-cell>
          <table:table-cell office:value-type="float" office:value="-254.0296480133951" table:formula="of:=[.$A$3]*SIN(RADIANS([.B158]+120))" table:style-name="ce11">
            <text:p>-254.0296</text:p>
          </table:table-cell>
          <table:table-cell table:style-name="ce11"/>
          <table:table-cell office:value-type="float" office:value="-53.883828371939174" table:formula="of:=(MIN([.C158];[.D158];[.E158])+MAX([.C158];[.D158];[.E158]))/2" table:style-name="ce12">
            <text:p>-53.8838</text:p>
          </table:table-cell>
          <table:table-cell office:value-type="float" office:value="161.65148511581754" table:formula="of:=[.C158]-[.G158]" table:style-name="ce11">
            <text:p>161.6515</text:p>
          </table:table-cell>
          <table:table-cell office:value-type="float" office:value="200.14581964145594" table:formula="of:=[.D158]-[.G158]" table:style-name="ce11">
            <text:p>200.1458</text:p>
          </table:table-cell>
          <table:table-cell office:value-type="float" office:value="-200.14581964145594" table:formula="of:=[.E158]-[.G158]" table:style-name="ce11">
            <text:p>-200.1458</text:p>
          </table:table-cell>
          <table:table-cell table:style-name="ce11"/>
          <table:table-cell office:value-type="float" office:value="180.88382837193919" table:formula="of:=[.C158]/2+127" table:style-name="ce13">
            <text:p>181</text:p>
          </table:table-cell>
          <table:table-cell office:value-type="float" office:value="208.82574255790877" table:formula="of:=[.H158]/2+128" table:style-name="ce13">
            <text:p>209</text:p>
          </table:table-cell>
          <table:table-cell office:value-type="float" office:value="209.16300000000001" table:style-name="ce1">
            <text:p>209.163</text:p>
          </table:table-cell>
          <table:table-cell office:value-type="float" office:value="183.042" table:style-name="ce1">
            <text:p>183.042</text:p>
          </table:table-cell>
          <table:table-cell table:style-name="ce1"/>
          <table:table-cell office:value-type="float" office:value="1.3519444444444446" table:formula="of:=[.B158]*2*3.14/720" table:style-name="ce1">
            <text:p>1.351944444</text:p>
          </table:table-cell>
          <table:table-cell office:value-type="float" office:value="250.97071463823167" table:formula="of:=127*SIN([.Q158])+127" table:style-name="ce1">
            <text:p>250.9707146</text:p>
          </table:table-cell>
          <table:table-cell office:value-type="float" office:value="0.52418545481617684" table:formula="of:=127*SIN([.Q158]+[.$P$2])+127" table:style-name="ce1">
            <text:p>0.524185455</text:p>
          </table:table-cell>
          <table:table-cell office:value-type="float" office:value="17.333178919593834" table:formula="of:=127*SIN([.Q158]-[.$P$2])+127" table:style-name="ce1">
            <text:p>17.33317892</text:p>
          </table:table-cell>
          <table:table-cell office:value-type="float" office:value="125.74745004652392" table:formula="of:=(MIN([.R158];[.S158];[.T158])+MAX([.R158];[.S158];[.T158]))/2" table:style-name="ce1">
            <text:p>125.7474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6" table:style-name="ce2">
            <text:p>156</text:p>
          </table:table-cell>
          <table:table-cell office:value-type="float" office:value="103.71784398432911" table:formula="of:=[.$A$3]*SIN(RADIANS([.B159]))" table:style-name="ce11">
            <text:p>103.7178</text:p>
          </table:table-cell>
          <table:table-cell office:value-type="float" office:value="149.88523933458066" table:formula="of:=[.$A$3]*SIN(RADIANS([.B159]-120))" table:style-name="ce11">
            <text:p>149.8852</text:p>
          </table:table-cell>
          <table:table-cell office:value-type="float" office:value="-253.60308331890971" table:formula="of:=[.$A$3]*SIN(RADIANS([.B159]+120))" table:style-name="ce11">
            <text:p>-253.6031</text:p>
          </table:table-cell>
          <table:table-cell table:style-name="ce11"/>
          <table:table-cell office:value-type="float" office:value="-51.858921992164525" table:formula="of:=(MIN([.C159];[.D159];[.E159])+MAX([.C159];[.D159];[.E159]))/2" table:style-name="ce12">
            <text:p>-51.8589</text:p>
          </table:table-cell>
          <table:table-cell office:value-type="float" office:value="155.57676597649362" table:formula="of:=[.C159]-[.G159]" table:style-name="ce11">
            <text:p>155.5768</text:p>
          </table:table-cell>
          <table:table-cell office:value-type="float" office:value="201.7441613267452" table:formula="of:=[.D159]-[.G159]" table:style-name="ce11">
            <text:p>201.7442</text:p>
          </table:table-cell>
          <table:table-cell office:value-type="float" office:value="-201.7441613267452" table:formula="of:=[.E159]-[.G159]" table:style-name="ce11">
            <text:p>-201.7442</text:p>
          </table:table-cell>
          <table:table-cell table:style-name="ce11"/>
          <table:table-cell office:value-type="float" office:value="178.85892199216454" table:formula="of:=[.C159]/2+127" table:style-name="ce13">
            <text:p>179</text:p>
          </table:table-cell>
          <table:table-cell office:value-type="float" office:value="205.78838298824681" table:formula="of:=[.H159]/2+128" table:style-name="ce13">
            <text:p>206</text:p>
          </table:table-cell>
          <table:table-cell office:value-type="float" office:value="206.125" table:style-name="ce1">
            <text:p>206.125</text:p>
          </table:table-cell>
          <table:table-cell office:value-type="float" office:value="182.608" table:style-name="ce1">
            <text:p>182.608</text:p>
          </table:table-cell>
          <table:table-cell table:style-name="ce1"/>
          <table:table-cell office:value-type="float" office:value="1.3606666666666667" table:formula="of:=[.B159]*2*3.14/720" table:style-name="ce1">
            <text:p>1.360666667</text:p>
          </table:table-cell>
          <table:table-cell office:value-type="float" office:value="251.20649245084061" table:formula="of:=127*SIN([.Q159])+127" table:style-name="ce1">
            <text:p>251.2064925</text:p>
          </table:table-cell>
          <table:table-cell office:value-type="float" office:value="0.62953488146052905" table:formula="of:=127*SIN([.Q159]+[.$P$2])+127" table:style-name="ce1">
            <text:p>0.629534881</text:p>
          </table:table-cell>
          <table:table-cell office:value-type="float" office:value="16.778713794504043" table:formula="of:=127*SIN([.Q159]-[.$P$2])+127" table:style-name="ce1">
            <text:p>16.77871379</text:p>
          </table:table-cell>
          <table:table-cell office:value-type="float" office:value="125.91801366615057" table:formula="of:=(MIN([.R159];[.S159];[.T159])+MAX([.R159];[.S159];[.T159]))/2" table:style-name="ce1">
            <text:p>125.918013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7" table:style-name="ce2">
            <text:p>157</text:p>
          </table:table-cell>
          <table:table-cell office:value-type="float" office:value="99.636437764764807" table:formula="of:=[.$A$3]*SIN(RADIANS([.B160]))" table:style-name="ce11">
            <text:p>99.6364</text:p>
          </table:table-cell>
          <table:table-cell office:value-type="float" office:value="153.4628309037723" table:formula="of:=[.$A$3]*SIN(RADIANS([.B160]-120))" table:style-name="ce11">
            <text:p>153.4628</text:p>
          </table:table-cell>
          <table:table-cell office:value-type="float" office:value="-253.09926866853709" table:formula="of:=[.$A$3]*SIN(RADIANS([.B160]+120))" table:style-name="ce11">
            <text:p>-253.0993</text:p>
          </table:table-cell>
          <table:table-cell table:style-name="ce11"/>
          <table:table-cell office:value-type="float" office:value="-49.818218882382396" table:formula="of:=(MIN([.C160];[.D160];[.E160])+MAX([.C160];[.D160];[.E160]))/2" table:style-name="ce12">
            <text:p>-49.8182</text:p>
          </table:table-cell>
          <table:table-cell office:value-type="float" office:value="149.4546566471472" table:formula="of:=[.C160]-[.G160]" table:style-name="ce11">
            <text:p>149.4547</text:p>
          </table:table-cell>
          <table:table-cell office:value-type="float" office:value="203.28104978615471" table:formula="of:=[.D160]-[.G160]" table:style-name="ce11">
            <text:p>203.2810</text:p>
          </table:table-cell>
          <table:table-cell office:value-type="float" office:value="-203.28104978615471" table:formula="of:=[.E160]-[.G160]" table:style-name="ce11">
            <text:p>-203.2810</text:p>
          </table:table-cell>
          <table:table-cell table:style-name="ce11"/>
          <table:table-cell office:value-type="float" office:value="176.81821888238241" table:formula="of:=[.C160]/2+127" table:style-name="ce13">
            <text:p>177</text:p>
          </table:table-cell>
          <table:table-cell office:value-type="float" office:value="202.7273283235736" table:formula="of:=[.H160]/2+128" table:style-name="ce13">
            <text:p>203</text:p>
          </table:table-cell>
          <table:table-cell office:value-type="float" office:value="203.06399999999999" table:style-name="ce1">
            <text:p>203.064</text:p>
          </table:table-cell>
          <table:table-cell office:value-type="float" office:value="182.17" table:style-name="ce1">
            <text:p>182.17</text:p>
          </table:table-cell>
          <table:table-cell table:style-name="ce1"/>
          <table:table-cell office:value-type="float" office:value="1.369388888888889" table:formula="of:=[.B160]*2*3.14/720" table:style-name="ce1">
            <text:p>1.369388889</text:p>
          </table:table-cell>
          <table:table-cell office:value-type="float" office:value="251.432821046095" table:formula="of:=127*SIN([.Q160])+127" table:style-name="ce1">
            <text:p>251.432821</text:p>
          </table:table-cell>
          <table:table-cell office:value-type="float" office:value="0.74449815331163904" table:formula="of:=127*SIN([.Q160]+[.$P$2])+127" table:style-name="ce1">
            <text:p>0.744498153</text:p>
          </table:table-cell>
          <table:table-cell office:value-type="float" office:value="16.232633938733912" table:formula="of:=127*SIN([.Q160]-[.$P$2])+127" table:style-name="ce1">
            <text:p>16.23263394</text:p>
          </table:table-cell>
          <table:table-cell office:value-type="float" office:value="126.08865959970332" table:formula="of:=(MIN([.R160];[.S160];[.T160])+MAX([.R160];[.S160];[.T160]))/2" table:style-name="ce1">
            <text:p>126.0886596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58" table:style-name="ce2">
            <text:p>158</text:p>
          </table:table-cell>
          <table:table-cell office:value-type="float" office:value="95.524681321057614" table:formula="of:=[.$A$3]*SIN(RADIANS([.B161]))" table:style-name="ce11">
            <text:p>95.5247</text:p>
          </table:table-cell>
          <table:table-cell office:value-type="float" office:value="156.99367620804287" table:formula="of:=[.$A$3]*SIN(RADIANS([.B161]-120))" table:style-name="ce11">
            <text:p>156.9937</text:p>
          </table:table-cell>
          <table:table-cell office:value-type="float" office:value="-252.51835752910046" table:formula="of:=[.$A$3]*SIN(RADIANS([.B161]+120))" table:style-name="ce11">
            <text:p>-252.5184</text:p>
          </table:table-cell>
          <table:table-cell table:style-name="ce11"/>
          <table:table-cell office:value-type="float" office:value="-47.762340660528793" table:formula="of:=(MIN([.C161];[.D161];[.E161])+MAX([.C161];[.D161];[.E161]))/2" table:style-name="ce12">
            <text:p>-47.7623</text:p>
          </table:table-cell>
          <table:table-cell office:value-type="float" office:value="143.28702198158641" table:formula="of:=[.C161]-[.G161]" table:style-name="ce14">
            <text:p>143.2870</text:p>
          </table:table-cell>
          <table:table-cell office:value-type="float" office:value="204.75601686857166" table:formula="of:=[.D161]-[.G161]" table:style-name="ce11">
            <text:p>204.7560</text:p>
          </table:table-cell>
          <table:table-cell office:value-type="float" office:value="-204.75601686857166" table:formula="of:=[.E161]-[.G161]" table:style-name="ce11">
            <text:p>-204.7560</text:p>
          </table:table-cell>
          <table:table-cell table:style-name="ce11"/>
          <table:table-cell office:value-type="float" office:value="174.76234066052882" table:formula="of:=[.C161]/2+127" table:style-name="ce13">
            <text:p>175</text:p>
          </table:table-cell>
          <table:table-cell office:value-type="float" office:value="199.6435109907932" table:formula="of:=[.H161]/2+128" table:style-name="ce13">
            <text:p>200</text:p>
          </table:table-cell>
          <table:table-cell office:value-type="float" office:value="199.97900000000001" table:style-name="ce1">
            <text:p>199.979</text:p>
          </table:table-cell>
          <table:table-cell office:value-type="float" office:value="181.72800000000001" table:style-name="ce1">
            <text:p>181.728</text:p>
          </table:table-cell>
          <table:table-cell table:style-name="ce1"/>
          <table:table-cell office:value-type="float" office:value="1.3781111111111111" table:formula="of:=[.B161]*2*3.14/720" table:style-name="ce1">
            <text:p>1.378111111</text:p>
          </table:table-cell>
          <table:table-cell office:value-type="float" office:value="251.6496832056672" table:formula="of:=127*SIN([.Q161])+127" table:style-name="ce1">
            <text:p>251.6496832</text:p>
          </table:table-cell>
          <table:table-cell office:value-type="float" office:value="0.86906652434556975" table:formula="of:=127*SIN([.Q161]+[.$P$2])+127" table:style-name="ce1">
            <text:p>0.869066524</text:p>
          </table:table-cell>
          <table:table-cell office:value-type="float" office:value="15.694980896225346" table:formula="of:=127*SIN([.Q161]-[.$P$2])+127" table:style-name="ce1">
            <text:p>15.6949809</text:p>
          </table:table-cell>
          <table:table-cell office:value-type="float" office:value="126.25937486500638" table:formula="of:=(MIN([.R161];[.S161];[.T161])+MAX([.R161];[.S161];[.T161]))/2" table:style-name="ce1">
            <text:p>126.259374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59" table:style-name="ce2">
            <text:p>159</text:p>
          </table:table-cell>
          <table:table-cell office:value-type="float" office:value="91.383827134051558" table:formula="of:=[.$A$3]*SIN(RADIANS([.B162]))" table:style-name="ce11">
            <text:p>91.3838</text:p>
          </table:table-cell>
          <table:table-cell office:value-type="float" office:value="160.47669971770853" table:formula="of:=[.$A$3]*SIN(RADIANS([.B162]-120))" table:style-name="ce11">
            <text:p>160.4767</text:p>
          </table:table-cell>
          <table:table-cell office:value-type="float" office:value="-251.86052685176014" table:formula="of:=[.$A$3]*SIN(RADIANS([.B162]+120))" table:style-name="ce11">
            <text:p>-251.8605</text:p>
          </table:table-cell>
          <table:table-cell table:style-name="ce11"/>
          <table:table-cell office:value-type="float" office:value="-45.691913567025807" table:formula="of:=(MIN([.C162];[.D162];[.E162])+MAX([.C162];[.D162];[.E162]))/2" table:style-name="ce12">
            <text:p>-45.6919</text:p>
          </table:table-cell>
          <table:table-cell office:value-type="float" office:value="137.07574070107736" table:formula="of:=[.C162]-[.G162]" table:style-name="ce11">
            <text:p>137.0757</text:p>
          </table:table-cell>
          <table:table-cell office:value-type="float" office:value="206.16861328473433" table:formula="of:=[.D162]-[.G162]" table:style-name="ce11">
            <text:p>206.1686</text:p>
          </table:table-cell>
          <table:table-cell office:value-type="float" office:value="-206.16861328473433" table:formula="of:=[.E162]-[.G162]" table:style-name="ce11">
            <text:p>-206.1686</text:p>
          </table:table-cell>
          <table:table-cell table:style-name="ce11"/>
          <table:table-cell office:value-type="float" office:value="172.69191356702578" table:formula="of:=[.C162]/2+127" table:style-name="ce13">
            <text:p>173</text:p>
          </table:table-cell>
          <table:table-cell office:value-type="float" office:value="196.5378703505387" table:formula="of:=[.H162]/2+128" table:style-name="ce13">
            <text:p>197</text:p>
          </table:table-cell>
          <table:table-cell office:value-type="float" office:value="196.87299999999999" table:style-name="ce1">
            <text:p>196.873</text:p>
          </table:table-cell>
          <table:table-cell office:value-type="float" office:value="181.28200000000001" table:style-name="ce1">
            <text:p>181.282</text:p>
          </table:table-cell>
          <table:table-cell table:style-name="ce1"/>
          <table:table-cell office:value-type="float" office:value="1.3868333333333334" table:formula="of:=[.B162]*2*3.14/720" table:style-name="ce1">
            <text:p>1.386833333</text:p>
          </table:table-cell>
          <table:table-cell office:value-type="float" office:value="251.85706243140442" table:formula="of:=127*SIN([.Q162])+127" table:style-name="ce1">
            <text:p>251.8570624</text:p>
          </table:table-cell>
          <table:table-cell office:value-type="float" office:value="1.0032305178146856" table:formula="of:=127*SIN([.Q162]+[.$P$2])+127" table:style-name="ce1">
            <text:p>1.003230518</text:p>
          </table:table-cell>
          <table:table-cell office:value-type="float" office:value="15.165795569834955" table:formula="of:=127*SIN([.Q162]-[.$P$2])+127" table:style-name="ce1">
            <text:p>15.16579557</text:p>
          </table:table-cell>
          <table:table-cell office:value-type="float" office:value="126.43014647460956" table:formula="of:=(MIN([.R162];[.S162];[.T162])+MAX([.R162];[.S162];[.T162]))/2" table:style-name="ce1">
            <text:p>126.43014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0" table:style-name="ce2">
            <text:p>160</text:p>
          </table:table-cell>
          <table:table-cell office:value-type="float" office:value="87.215136548045564" table:formula="of:=[.$A$3]*SIN(RADIANS([.B163]))" table:style-name="ce11">
            <text:p>87.2151</text:p>
          </table:table-cell>
          <table:table-cell office:value-type="float" office:value="163.91084047006751" table:formula="of:=[.$A$3]*SIN(RADIANS([.B163]-120))" table:style-name="ce11">
            <text:p>163.9108</text:p>
          </table:table-cell>
          <table:table-cell office:value-type="float" office:value="-251.12597701811308" table:formula="of:=[.$A$3]*SIN(RADIANS([.B163]+120))" table:style-name="ce11">
            <text:p>-251.1260</text:p>
          </table:table-cell>
          <table:table-cell table:style-name="ce11"/>
          <table:table-cell office:value-type="float" office:value="-43.607568274022782" table:formula="of:=(MIN([.C163];[.D163];[.E163])+MAX([.C163];[.D163];[.E163]))/2" table:style-name="ce12">
            <text:p>-43.6076</text:p>
          </table:table-cell>
          <table:table-cell office:value-type="float" office:value="130.82270482206835" table:formula="of:=[.C163]-[.G163]" table:style-name="ce11">
            <text:p>130.8227</text:p>
          </table:table-cell>
          <table:table-cell office:value-type="float" office:value="207.51840874409029" table:formula="of:=[.D163]-[.G163]" table:style-name="ce11">
            <text:p>207.5184</text:p>
          </table:table-cell>
          <table:table-cell office:value-type="float" office:value="-207.51840874409029" table:formula="of:=[.E163]-[.G163]" table:style-name="ce11">
            <text:p>-207.5184</text:p>
          </table:table-cell>
          <table:table-cell table:style-name="ce11"/>
          <table:table-cell office:value-type="float" office:value="170.60756827402278" table:formula="of:=[.C163]/2+127" table:style-name="ce13">
            <text:p>171</text:p>
          </table:table-cell>
          <table:table-cell office:value-type="float" office:value="193.41135241103416" table:formula="of:=[.H163]/2+128" table:style-name="ce13">
            <text:p>193</text:p>
          </table:table-cell>
          <table:table-cell office:value-type="float" office:value="193.74600000000001" table:style-name="ce1">
            <text:p>193.746</text:p>
          </table:table-cell>
          <table:table-cell office:value-type="float" office:value="180.83099999999999" table:style-name="ce1">
            <text:p>180.831</text:p>
          </table:table-cell>
          <table:table-cell table:style-name="ce1"/>
          <table:table-cell office:value-type="float" office:value="1.3955555555555557" table:formula="of:=[.B163]*2*3.14/720" table:style-name="ce1">
            <text:p>1.395555556</text:p>
          </table:table-cell>
          <table:table-cell office:value-type="float" office:value="252.05494294658408" table:formula="of:=127*SIN([.Q163])+127" table:style-name="ce1">
            <text:p>252.0549429</text:p>
          </table:table-cell>
          <table:table-cell office:value-type="float" office:value="1.1469799269677878" table:formula="of:=127*SIN([.Q163]+[.$P$2])+127" table:style-name="ce1">
            <text:p>1.146979927</text:p>
          </table:table-cell>
          <table:table-cell office:value-type="float" office:value="14.645118218225363" table:formula="of:=127*SIN([.Q163]-[.$P$2])+127" table:style-name="ce1">
            <text:p>14.64511822</text:p>
          </table:table-cell>
          <table:table-cell office:value-type="float" office:value="126.60096143677593" table:formula="of:=(MIN([.R163];[.S163];[.T163])+MAX([.R163];[.S163];[.T163]))/2" table:style-name="ce1">
            <text:p>126.600961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1" table:style-name="ce2">
            <text:p>161</text:p>
          </table:table-cell>
          <table:table-cell office:value-type="float" office:value="83.019879386574928" table:formula="of:=[.$A$3]*SIN(RADIANS([.B164]))" table:style-name="ce11">
            <text:p>83.0199</text:p>
          </table:table-cell>
          <table:table-cell office:value-type="float" office:value="167.29505239257935" table:formula="of:=[.$A$3]*SIN(RADIANS([.B164]-120))" table:style-name="ce11">
            <text:p>167.2951</text:p>
          </table:table-cell>
          <table:table-cell office:value-type="float" office:value="-250.31493177915428" table:formula="of:=[.$A$3]*SIN(RADIANS([.B164]+120))" table:style-name="ce11">
            <text:p>-250.3149</text:p>
          </table:table-cell>
          <table:table-cell table:style-name="ce11"/>
          <table:table-cell office:value-type="float" office:value="-41.509939693287464" table:formula="of:=(MIN([.C164];[.D164];[.E164])+MAX([.C164];[.D164];[.E164]))/2" table:style-name="ce12">
            <text:p>-41.5099</text:p>
          </table:table-cell>
          <table:table-cell office:value-type="float" office:value="124.52981907986239" table:formula="of:=[.C164]-[.G164]" table:style-name="ce11">
            <text:p>124.5298</text:p>
          </table:table-cell>
          <table:table-cell office:value-type="float" office:value="208.80499208586681" table:formula="of:=[.D164]-[.G164]" table:style-name="ce11">
            <text:p>208.8050</text:p>
          </table:table-cell>
          <table:table-cell office:value-type="float" office:value="-208.80499208586681" table:formula="of:=[.E164]-[.G164]" table:style-name="ce11">
            <text:p>-208.8050</text:p>
          </table:table-cell>
          <table:table-cell table:style-name="ce11"/>
          <table:table-cell office:value-type="float" office:value="168.50993969328746" table:formula="of:=[.C164]/2+127" table:style-name="ce13">
            <text:p>169</text:p>
          </table:table-cell>
          <table:table-cell office:value-type="float" office:value="190.26490953993118" table:formula="of:=[.H164]/2+128" table:style-name="ce13">
            <text:p>190</text:p>
          </table:table-cell>
          <table:table-cell office:value-type="float" office:value="190.59899999999999" table:style-name="ce1">
            <text:p>190.599</text:p>
          </table:table-cell>
          <table:table-cell office:value-type="float" office:value="180.37700000000001" table:style-name="ce1">
            <text:p>180.377</text:p>
          </table:table-cell>
          <table:table-cell table:style-name="ce1"/>
          <table:table-cell office:value-type="float" office:value="1.4042777777777777" table:formula="of:=[.B164]*2*3.14/720" table:style-name="ce1">
            <text:p>1.404277778</text:p>
          </table:table-cell>
          <table:table-cell office:value-type="float" office:value="252.24330969711389" table:formula="of:=127*SIN([.Q164])+127" table:style-name="ce1">
            <text:p>252.2433097</text:p>
          </table:table-cell>
          <table:table-cell office:value-type="float" office:value="1.3003038158275615" table:formula="of:=127*SIN([.Q164]+[.$P$2])+127" table:style-name="ce1">
            <text:p>1.300303816</text:p>
          </table:table-cell>
          <table:table-cell office:value-type="float" office:value="14.13298845279904" table:formula="of:=127*SIN([.Q164]-[.$P$2])+127" table:style-name="ce1">
            <text:p>14.13298845</text:p>
          </table:table-cell>
          <table:table-cell office:value-type="float" office:value="126.77180675647072" table:formula="of:=(MIN([.R164];[.S164];[.T164])+MAX([.R164];[.S164];[.T164]))/2" table:style-name="ce1">
            <text:p>126.771806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2" table:style-name="ce2">
            <text:p>162</text:p>
          </table:table-cell>
          <table:table-cell office:value-type="float" office:value="78.799333565611619" table:formula="of:=[.$A$3]*SIN(RADIANS([.B165]))" table:style-name="ce11">
            <text:p>78.7993</text:p>
          </table:table-cell>
          <table:table-cell office:value-type="float" office:value="170.62830462150885" table:formula="of:=[.$A$3]*SIN(RADIANS([.B165]-120))" table:style-name="ce11">
            <text:p>170.6283</text:p>
          </table:table-cell>
          <table:table-cell office:value-type="float" office:value="-249.42763818712044" table:formula="of:=[.$A$3]*SIN(RADIANS([.B165]+120))" table:style-name="ce11">
            <text:p>-249.4276</text:p>
          </table:table-cell>
          <table:table-cell table:style-name="ce11"/>
          <table:table-cell office:value-type="float" office:value="-39.399666782805795" table:formula="of:=(MIN([.C165];[.D165];[.E165])+MAX([.C165];[.D165];[.E165]))/2" table:style-name="ce12">
            <text:p>-39.3997</text:p>
          </table:table-cell>
          <table:table-cell office:value-type="float" office:value="118.19900034841741" table:formula="of:=[.C165]-[.G165]" table:style-name="ce11">
            <text:p>118.1990</text:p>
          </table:table-cell>
          <table:table-cell office:value-type="float" office:value="210.02797140431466" table:formula="of:=[.D165]-[.G165]" table:style-name="ce11">
            <text:p>210.0280</text:p>
          </table:table-cell>
          <table:table-cell office:value-type="float" office:value="-210.02797140431466" table:formula="of:=[.E165]-[.G165]" table:style-name="ce11">
            <text:p>-210.0280</text:p>
          </table:table-cell>
          <table:table-cell table:style-name="ce11"/>
          <table:table-cell office:value-type="float" office:value="166.39966678280581" table:formula="of:=[.C165]/2+127" table:style-name="ce13">
            <text:p>166</text:p>
          </table:table-cell>
          <table:table-cell office:value-type="float" office:value="187.09950017420871" table:formula="of:=[.H165]/2+128" table:style-name="ce13">
            <text:p>187</text:p>
          </table:table-cell>
          <table:table-cell office:value-type="float" office:value="187.43299999999999" table:style-name="ce1">
            <text:p>187.433</text:p>
          </table:table-cell>
          <table:table-cell office:value-type="float" office:value="179.91900000000001" table:style-name="ce1">
            <text:p>179.919</text:p>
          </table:table-cell>
          <table:table-cell table:style-name="ce1"/>
          <table:table-cell office:value-type="float" office:value="1.413" table:formula="of:=[.B165]*2*3.14/720" table:style-name="ce1">
            <text:p>1.413</text:p>
          </table:table-cell>
          <table:table-cell office:value-type="float" office:value="252.4221483526772" table:formula="of:=127*SIN([.Q165])+127" table:style-name="ce1">
            <text:p>252.4221484</text:p>
          </table:table-cell>
          <table:table-cell office:value-type="float" office:value="1.4631905200216124" table:formula="of:=127*SIN([.Q165]+[.$P$2])+127" table:style-name="ce1">
            <text:p>1.46319052</text:p>
          </table:table-cell>
          <table:table-cell office:value-type="float" office:value="13.629445234688191" table:formula="of:=127*SIN([.Q165]-[.$P$2])+127" table:style-name="ce1">
            <text:p>13.62944523</text:p>
          </table:table-cell>
          <table:table-cell office:value-type="float" office:value="126.94266943634941" table:formula="of:=(MIN([.R165];[.S165];[.T165])+MAX([.R165];[.S165];[.T165]))/2" table:style-name="ce1">
            <text:p>126.94266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3" table:style-name="ce2">
            <text:p>163</text:p>
          </table:table-cell>
          <table:table-cell office:value-type="float" office:value="74.55478470429783" table:formula="of:=[.$A$3]*SIN(RADIANS([.B166]))" table:style-name="ce11">
            <text:p>74.5548</text:p>
          </table:table-cell>
          <table:table-cell office:value-type="float" office:value="173.90958181593712" table:formula="of:=[.$A$3]*SIN(RADIANS([.B166]-120))" table:style-name="ce11">
            <text:p>173.9096</text:p>
          </table:table-cell>
          <table:table-cell office:value-type="float" office:value="-248.46436652023499" table:formula="of:=[.$A$3]*SIN(RADIANS([.B166]+120))" table:style-name="ce11">
            <text:p>-248.4644</text:p>
          </table:table-cell>
          <table:table-cell table:style-name="ce11"/>
          <table:table-cell office:value-type="float" office:value="-37.277392352148937" table:formula="of:=(MIN([.C166];[.D166];[.E166])+MAX([.C166];[.D166];[.E166]))/2" table:style-name="ce12">
            <text:p>-37.2774</text:p>
          </table:table-cell>
          <table:table-cell office:value-type="float" office:value="111.83217705644677" table:formula="of:=[.C166]-[.G166]" table:style-name="ce11">
            <text:p>111.8322</text:p>
          </table:table-cell>
          <table:table-cell office:value-type="float" office:value="211.18697416808607" table:formula="of:=[.D166]-[.G166]" table:style-name="ce11">
            <text:p>211.1870</text:p>
          </table:table-cell>
          <table:table-cell office:value-type="float" office:value="-211.18697416808607" table:formula="of:=[.E166]-[.G166]" table:style-name="ce11">
            <text:p>-211.1870</text:p>
          </table:table-cell>
          <table:table-cell table:style-name="ce11"/>
          <table:table-cell office:value-type="float" office:value="164.27739235214892" table:formula="of:=[.C166]/2+127" table:style-name="ce13">
            <text:p>164</text:p>
          </table:table-cell>
          <table:table-cell office:value-type="float" office:value="183.91608852822338" table:formula="of:=[.H166]/2+128" table:style-name="ce13">
            <text:p>184</text:p>
          </table:table-cell>
          <table:table-cell office:value-type="float" office:value="184.249" table:style-name="ce1">
            <text:p>184.249</text:p>
          </table:table-cell>
          <table:table-cell office:value-type="float" office:value="179.45699999999999" table:style-name="ce1">
            <text:p>179.457</text:p>
          </table:table-cell>
          <table:table-cell table:style-name="ce1"/>
          <table:table-cell office:value-type="float" office:value="1.4217222222222221" table:formula="of:=[.B166]*2*3.14/720" table:style-name="ce1">
            <text:p>1.421722222</text:p>
          </table:table-cell>
          <table:table-cell office:value-type="float" office:value="252.59144530782311" table:formula="of:=127*SIN([.Q166])+127" table:style-name="ce1">
            <text:p>252.5914453</text:p>
          </table:table-cell>
          <table:table-cell office:value-type="float" office:value="1.6356276476708587" table:formula="of:=127*SIN([.Q166]+[.$P$2])+127" table:style-name="ce1">
            <text:p>1.635627648</text:p>
          </table:table-cell>
          <table:table-cell office:value-type="float" office:value="13.13452687178733" table:formula="of:=127*SIN([.Q166]-[.$P$2])+127" table:style-name="ce1">
            <text:p>13.13452687</text:p>
          </table:table-cell>
          <table:table-cell office:value-type="float" office:value="127.11353647774698" table:formula="of:=(MIN([.R166];[.S166];[.T166])+MAX([.R166];[.S166];[.T166]))/2" table:style-name="ce1">
            <text:p>127.11353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4" table:style-name="ce2">
            <text:p>164</text:p>
          </table:table-cell>
          <table:table-cell office:value-type="float" office:value="70.287525733334803" table:formula="of:=[.$A$3]*SIN(RADIANS([.B167]))" table:style-name="ce11">
            <text:p>70.2875</text:p>
          </table:table-cell>
          <table:table-cell office:value-type="float" office:value="177.1378844670443" table:formula="of:=[.$A$3]*SIN(RADIANS([.B167]-120))" table:style-name="ce11">
            <text:p>177.1379</text:p>
          </table:table-cell>
          <table:table-cell office:value-type="float" office:value="-247.42541020037913" table:formula="of:=[.$A$3]*SIN(RADIANS([.B167]+120))" table:style-name="ce11">
            <text:p>-247.4254</text:p>
          </table:table-cell>
          <table:table-cell table:style-name="ce11"/>
          <table:table-cell office:value-type="float" office:value="-35.143762866667416" table:formula="of:=(MIN([.C167];[.D167];[.E167])+MAX([.C167];[.D167];[.E167]))/2" table:style-name="ce12">
            <text:p>-35.1438</text:p>
          </table:table-cell>
          <table:table-cell office:value-type="float" office:value="105.43128860000222" table:formula="of:=[.C167]-[.G167]" table:style-name="ce11">
            <text:p>105.4313</text:p>
          </table:table-cell>
          <table:table-cell office:value-type="float" office:value="212.2816473337117" table:formula="of:=[.D167]-[.G167]" table:style-name="ce11">
            <text:p>212.2816</text:p>
          </table:table-cell>
          <table:table-cell office:value-type="float" office:value="-212.2816473337117" table:formula="of:=[.E167]-[.G167]" table:style-name="ce11">
            <text:p>-212.2816</text:p>
          </table:table-cell>
          <table:table-cell table:style-name="ce11"/>
          <table:table-cell office:value-type="float" office:value="162.1437628666674" table:formula="of:=[.C167]/2+127" table:style-name="ce13">
            <text:p>162</text:p>
          </table:table-cell>
          <table:table-cell office:value-type="float" office:value="180.71564430000112" table:formula="of:=[.H167]/2+128" table:style-name="ce13">
            <text:p>181</text:p>
          </table:table-cell>
          <table:table-cell office:value-type="float" office:value="181.047" table:style-name="ce1">
            <text:p>181.047</text:p>
          </table:table-cell>
          <table:table-cell office:value-type="float" office:value="178.99" table:style-name="ce1">
            <text:p>178.99</text:p>
          </table:table-cell>
          <table:table-cell table:style-name="ce1"/>
          <table:table-cell office:value-type="float" office:value="1.4304444444444446" table:formula="of:=[.B167]*2*3.14/720" table:style-name="ce1">
            <text:p>1.430444444</text:p>
          </table:table-cell>
          <table:table-cell office:value-type="float" office:value="252.75118768300172" table:formula="of:=127*SIN([.Q167])+127" table:style-name="ce1">
            <text:p>252.7511877</text:p>
          </table:table-cell>
          <table:table-cell office:value-type="float" office:value="1.8176020803312554" table:formula="of:=127*SIN([.Q167]+[.$P$2])+127" table:style-name="ce1">
            <text:p>1.81760208</text:p>
          </table:table-cell>
          <table:table-cell office:value-type="float" office:value="12.648271015841914" table:formula="of:=127*SIN([.Q167]-[.$P$2])+127" table:style-name="ce1">
            <text:p>12.64827102</text:p>
          </table:table-cell>
          <table:table-cell office:value-type="float" office:value="127.28439488166649" table:formula="of:=(MIN([.R167];[.S167];[.T167])+MAX([.R167];[.S167];[.T167]))/2" table:style-name="ce1">
            <text:p>127.284394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5" table:style-name="ce2">
            <text:p>165</text:p>
          </table:table-cell>
          <table:table-cell office:value-type="float" office:value="65.998856501142853" table:formula="of:=[.$A$3]*SIN(RADIANS([.B168]))" table:style-name="ce11">
            <text:p>65.9989</text:p>
          </table:table-cell>
          <table:table-cell office:value-type="float" office:value="180.3122292025696" table:formula="of:=[.$A$3]*SIN(RADIANS([.B168]-120))" table:style-name="ce11">
            <text:p>180.3122</text:p>
          </table:table-cell>
          <table:table-cell office:value-type="float" office:value="-246.31108570371245" table:formula="of:=[.$A$3]*SIN(RADIANS([.B168]+120))" table:style-name="ce11">
            <text:p>-246.3111</text:p>
          </table:table-cell>
          <table:table-cell table:style-name="ce11"/>
          <table:table-cell office:value-type="float" office:value="-32.999428250571427" table:formula="of:=(MIN([.C168];[.D168];[.E168])+MAX([.C168];[.D168];[.E168]))/2" table:style-name="ce12">
            <text:p>-32.9994</text:p>
          </table:table-cell>
          <table:table-cell office:value-type="float" office:value="98.99828475171428" table:formula="of:=[.C168]-[.G168]" table:style-name="ce11">
            <text:p>98.9983</text:p>
          </table:table-cell>
          <table:table-cell office:value-type="float" office:value="213.31165745314104" table:formula="of:=[.D168]-[.G168]" table:style-name="ce11">
            <text:p>213.3117</text:p>
          </table:table-cell>
          <table:table-cell office:value-type="float" office:value="-213.31165745314104" table:formula="of:=[.E168]-[.G168]" table:style-name="ce11">
            <text:p>-213.3117</text:p>
          </table:table-cell>
          <table:table-cell table:style-name="ce11"/>
          <table:table-cell office:value-type="float" office:value="159.99942825057144" table:formula="of:=[.C168]/2+127" table:style-name="ce13">
            <text:p>160</text:p>
          </table:table-cell>
          <table:table-cell office:value-type="float" office:value="177.49914237585713" table:formula="of:=[.H168]/2+128" table:style-name="ce13">
            <text:p>177</text:p>
          </table:table-cell>
          <table:table-cell office:value-type="float" office:value="177.83" table:style-name="ce1">
            <text:p>177.83</text:p>
          </table:table-cell>
          <table:table-cell office:value-type="float" office:value="178.52" table:style-name="ce1">
            <text:p>178.52</text:p>
          </table:table-cell>
          <table:table-cell table:style-name="ce1"/>
          <table:table-cell office:value-type="float" office:value="1.4391666666666667" table:formula="of:=[.B168]*2*3.14/720" table:style-name="ce1">
            <text:p>1.439166667</text:p>
          </table:table-cell>
          <table:table-cell office:value-type="float" office:value="252.90136332554374" table:formula="of:=127*SIN([.Q168])+127" table:style-name="ce1">
            <text:p>252.9013633</text:p>
          </table:table-cell>
          <table:table-cell office:value-type="float" office:value="2.0090999739923348" table:formula="of:=127*SIN([.Q168]+[.$P$2])+127" table:style-name="ce1">
            <text:p>2.009099974</text:p>
          </table:table-cell>
          <table:table-cell office:value-type="float" office:value="12.170714659582586" table:formula="of:=127*SIN([.Q168]-[.$P$2])+127" table:style-name="ce1">
            <text:p>12.17071466</text:p>
          </table:table-cell>
          <table:table-cell office:value-type="float" office:value="127.45523164976804" table:formula="of:=(MIN([.R168];[.S168];[.T168])+MAX([.R168];[.S168];[.T168]))/2" table:style-name="ce1">
            <text:p>127.45523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6" table:style-name="ce2">
            <text:p>166</text:p>
          </table:table-cell>
          <table:table-cell office:value-type="float" office:value="61.690083377915272" table:formula="of:=[.$A$3]*SIN(RADIANS([.B169]))" table:style-name="ce11">
            <text:p>61.6901</text:p>
          </table:table-cell>
          <table:table-cell office:value-type="float" office:value="183.43164908635603" table:formula="of:=[.$A$3]*SIN(RADIANS([.B169]-120))" table:style-name="ce11">
            <text:p>183.4316</text:p>
          </table:table-cell>
          <table:table-cell office:value-type="float" office:value="-245.1217324642713" table:formula="of:=[.$A$3]*SIN(RADIANS([.B169]+120))" table:style-name="ce11">
            <text:p>-245.1217</text:p>
          </table:table-cell>
          <table:table-cell table:style-name="ce11"/>
          <table:table-cell office:value-type="float" office:value="-30.845041688957636" table:formula="of:=(MIN([.C169];[.D169];[.E169])+MAX([.C169];[.D169];[.E169]))/2" table:style-name="ce12">
            <text:p>-30.8450</text:p>
          </table:table-cell>
          <table:table-cell office:value-type="float" office:value="92.535125066872908" table:formula="of:=[.C169]-[.G169]" table:style-name="ce11">
            <text:p>92.5351</text:p>
          </table:table-cell>
          <table:table-cell office:value-type="float" office:value="214.27669077531368" table:formula="of:=[.D169]-[.G169]" table:style-name="ce11">
            <text:p>214.2767</text:p>
          </table:table-cell>
          <table:table-cell office:value-type="float" office:value="-214.27669077531368" table:formula="of:=[.E169]-[.G169]" table:style-name="ce11">
            <text:p>-214.2767</text:p>
          </table:table-cell>
          <table:table-cell table:style-name="ce11"/>
          <table:table-cell office:value-type="float" office:value="157.84504168895762" table:formula="of:=[.C169]/2+127" table:style-name="ce13">
            <text:p>158</text:p>
          </table:table-cell>
          <table:table-cell office:value-type="float" office:value="174.26756253343646" table:formula="of:=[.H169]/2+128" table:style-name="ce13">
            <text:p>174</text:p>
          </table:table-cell>
          <table:table-cell office:value-type="float" office:value="174.59700000000001" table:style-name="ce1">
            <text:p>174.597</text:p>
          </table:table-cell>
          <table:table-cell office:value-type="float" office:value="178.04599999999999" table:style-name="ce1">
            <text:p>178.046</text:p>
          </table:table-cell>
          <table:table-cell table:style-name="ce1"/>
          <table:table-cell office:value-type="float" office:value="1.447888888888889" table:formula="of:=[.B169]*2*3.14/720" table:style-name="ce1">
            <text:p>1.447888889</text:p>
          </table:table-cell>
          <table:table-cell office:value-type="float" office:value="253.04196081058512" table:formula="of:=127*SIN([.Q169])+127" table:style-name="ce1">
            <text:p>253.0419608</text:p>
          </table:table-cell>
          <table:table-cell office:value-type="float" office:value="2.210106760130742" table:formula="of:=127*SIN([.Q169]+[.$P$2])+127" table:style-name="ce1">
            <text:p>2.21010676</text:p>
          </table:table-cell>
          <table:table-cell office:value-type="float" office:value="11.701894133909775" table:formula="of:=127*SIN([.Q169]-[.$P$2])+127" table:style-name="ce1">
            <text:p>11.70189413</text:p>
          </table:table-cell>
          <table:table-cell office:value-type="float" office:value="127.62603378535793" table:formula="of:=(MIN([.R169];[.S169];[.T169])+MAX([.R169];[.S169];[.T169]))/2" table:style-name="ce1">
            <text:p>127.626033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7" table:style-name="ce2">
            <text:p>167</text:p>
          </table:table-cell>
          <table:table-cell office:value-type="float" office:value="57.362518857685629" table:formula="of:=[.$A$3]*SIN(RADIANS([.B170]))" table:style-name="ce11">
            <text:p>57.3625</text:p>
          </table:table-cell>
          <table:table-cell office:value-type="float" office:value="186.49519391288845" table:formula="of:=[.$A$3]*SIN(RADIANS([.B170]-120))" table:style-name="ce11">
            <text:p>186.4952</text:p>
          </table:table-cell>
          <table:table-cell office:value-type="float" office:value="-243.85771277057404" table:formula="of:=[.$A$3]*SIN(RADIANS([.B170]+120))" table:style-name="ce11">
            <text:p>-243.8577</text:p>
          </table:table-cell>
          <table:table-cell table:style-name="ce11"/>
          <table:table-cell office:value-type="float" office:value="-28.681259428842793" table:formula="of:=(MIN([.C170];[.D170];[.E170])+MAX([.C170];[.D170];[.E170]))/2" table:style-name="ce12">
            <text:p>-28.6813</text:p>
          </table:table-cell>
          <table:table-cell office:value-type="float" office:value="86.043778286528422" table:formula="of:=[.C170]-[.G170]" table:style-name="ce11">
            <text:p>86.0438</text:p>
          </table:table-cell>
          <table:table-cell office:value-type="float" office:value="215.17645334173125" table:formula="of:=[.D170]-[.G170]" table:style-name="ce11">
            <text:p>215.1765</text:p>
          </table:table-cell>
          <table:table-cell office:value-type="float" office:value="-215.17645334173125" table:formula="of:=[.E170]-[.G170]" table:style-name="ce11">
            <text:p>-215.1765</text:p>
          </table:table-cell>
          <table:table-cell table:style-name="ce11"/>
          <table:table-cell office:value-type="float" office:value="155.68125942884282" table:formula="of:=[.C170]/2+127" table:style-name="ce13">
            <text:p>156</text:p>
          </table:table-cell>
          <table:table-cell office:value-type="float" office:value="171.02188914326422" table:formula="of:=[.H170]/2+128" table:style-name="ce13">
            <text:p>171</text:p>
          </table:table-cell>
          <table:table-cell office:value-type="float" office:value="171.35" table:style-name="ce1">
            <text:p>171.35</text:p>
          </table:table-cell>
          <table:table-cell office:value-type="float" office:value="177.56899999999999" table:style-name="ce1">
            <text:p>177.569</text:p>
          </table:table-cell>
          <table:table-cell table:style-name="ce1"/>
          <table:table-cell office:value-type="float" office:value="1.4566111111111111" table:formula="of:=[.B170]*2*3.14/720" table:style-name="ce1">
            <text:p>1.456611111</text:p>
          </table:table-cell>
          <table:table-cell office:value-type="float" office:value="253.17296944193629" table:formula="of:=127*SIN([.Q170])+127" table:style-name="ce1">
            <text:p>253.1729694</text:p>
          </table:table-cell>
          <table:table-cell office:value-type="float" office:value="2.420607146817602" table:formula="of:=127*SIN([.Q170]+[.$P$2])+127" table:style-name="ce1">
            <text:p>2.420607147</text:p>
          </table:table-cell>
          <table:table-cell office:value-type="float" office:value="11.241845105132541" table:formula="of:=127*SIN([.Q170]-[.$P$2])+127" table:style-name="ce1">
            <text:p>11.24184511</text:p>
          </table:table-cell>
          <table:table-cell office:value-type="float" office:value="127.79678829437694" table:formula="of:=(MIN([.R170];[.S170];[.T170])+MAX([.R170];[.S170];[.T170]))/2" table:style-name="ce1">
            <text:p>127.796788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8" table:style-name="ce2">
            <text:p>168</text:p>
          </table:table-cell>
          <table:table-cell office:value-type="float" office:value="53.017481158528625" table:formula="of:=[.$A$3]*SIN(RADIANS([.B171]))" table:style-name="ce11">
            <text:p>53.0175</text:p>
          </table:table-cell>
          <table:table-cell office:value-type="float" office:value="189.50193049673553" table:formula="of:=[.$A$3]*SIN(RADIANS([.B171]-120))" table:style-name="ce11">
            <text:p>189.5019</text:p>
          </table:table-cell>
          <table:table-cell office:value-type="float" office:value="-242.51941165526418" table:formula="of:=[.$A$3]*SIN(RADIANS([.B171]+120))" table:style-name="ce11">
            <text:p>-242.5194</text:p>
          </table:table-cell>
          <table:table-cell table:style-name="ce11"/>
          <table:table-cell office:value-type="float" office:value="-26.508740579264327" table:formula="of:=(MIN([.C171];[.D171];[.E171])+MAX([.C171];[.D171];[.E171]))/2" table:style-name="ce12">
            <text:p>-26.5087</text:p>
          </table:table-cell>
          <table:table-cell office:value-type="float" office:value="79.526221737792952" table:formula="of:=[.C171]-[.G171]" table:style-name="ce11">
            <text:p>79.5262</text:p>
          </table:table-cell>
          <table:table-cell office:value-type="float" office:value="216.01067107599985" table:formula="of:=[.D171]-[.G171]" table:style-name="ce11">
            <text:p>216.0107</text:p>
          </table:table-cell>
          <table:table-cell office:value-type="float" office:value="-216.01067107599985" table:formula="of:=[.E171]-[.G171]" table:style-name="ce11">
            <text:p>-216.0107</text:p>
          </table:table-cell>
          <table:table-cell table:style-name="ce11"/>
          <table:table-cell office:value-type="float" office:value="153.50874057926433" table:formula="of:=[.C171]/2+127" table:style-name="ce13">
            <text:p>154</text:p>
          </table:table-cell>
          <table:table-cell office:value-type="float" office:value="167.76311086889649" table:formula="of:=[.H171]/2+128" table:style-name="ce13">
            <text:p>168</text:p>
          </table:table-cell>
          <table:table-cell office:value-type="float" office:value="168.09" table:style-name="ce1">
            <text:p>168.09</text:p>
          </table:table-cell>
          <table:table-cell office:value-type="float" office:value="177.08699999999999" table:style-name="ce1">
            <text:p>177.087</text:p>
          </table:table-cell>
          <table:table-cell table:style-name="ce1"/>
          <table:table-cell office:value-type="float" office:value="1.4653333333333334" table:formula="of:=[.B171]*2*3.14/720" table:style-name="ce1">
            <text:p>1.465333333</text:p>
          </table:table-cell>
          <table:table-cell office:value-type="float" office:value="253.29437925289568" table:formula="of:=127*SIN([.Q171])+127" table:style-name="ce1">
            <text:p>253.2943793</text:p>
          </table:table-cell>
          <table:table-cell office:value-type="float" office:value="2.6405851198830703" table:formula="of:=127*SIN([.Q171]+[.$P$2])+127" table:style-name="ce1">
            <text:p>2.64058512</text:p>
          </table:table-cell>
          <table:table-cell office:value-type="float" office:value="10.790602572252027" table:formula="of:=127*SIN([.Q171]-[.$P$2])+127" table:style-name="ce1">
            <text:p>10.79060257</text:p>
          </table:table-cell>
          <table:table-cell office:value-type="float" office:value="127.96748218638938" table:formula="of:=(MIN([.R171];[.S171];[.T171])+MAX([.R171];[.S171];[.T171]))/2" table:style-name="ce1">
            <text:p>127.967482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69" table:style-name="ce2">
            <text:p>169</text:p>
          </table:table-cell>
          <table:table-cell office:value-type="float" office:value="48.65629382101897" table:formula="of:=[.$A$3]*SIN(RADIANS([.B172]))" table:style-name="ce11">
            <text:p>48.6563</text:p>
          </table:table-cell>
          <table:table-cell office:value-type="float" office:value="192.45094295680687" table:formula="of:=[.$A$3]*SIN(RADIANS([.B172]-120))" table:style-name="ce11">
            <text:p>192.4509</text:p>
          </table:table-cell>
          <table:table-cell office:value-type="float" office:value="-241.10723677782582" table:formula="of:=[.$A$3]*SIN(RADIANS([.B172]+120))" table:style-name="ce11">
            <text:p>-241.1072</text:p>
          </table:table-cell>
          <table:table-cell table:style-name="ce11"/>
          <table:table-cell office:value-type="float" office:value="-24.328146910509474" table:formula="of:=(MIN([.C172];[.D172];[.E172])+MAX([.C172];[.D172];[.E172]))/2" table:style-name="ce12">
            <text:p>-24.3281</text:p>
          </table:table-cell>
          <table:table-cell office:value-type="float" office:value="72.984440731528451" table:formula="of:=[.C172]-[.G172]" table:style-name="ce11">
            <text:p>72.9844</text:p>
          </table:table-cell>
          <table:table-cell office:value-type="float" office:value="216.77908986731634" table:formula="of:=[.D172]-[.G172]" table:style-name="ce11">
            <text:p>216.7791</text:p>
          </table:table-cell>
          <table:table-cell office:value-type="float" office:value="-216.77908986731634" table:formula="of:=[.E172]-[.G172]" table:style-name="ce11">
            <text:p>-216.7791</text:p>
          </table:table-cell>
          <table:table-cell table:style-name="ce11"/>
          <table:table-cell office:value-type="float" office:value="151.32814691050947" table:formula="of:=[.C172]/2+127" table:style-name="ce13">
            <text:p>151</text:p>
          </table:table-cell>
          <table:table-cell office:value-type="float" office:value="164.49222036576424" table:formula="of:=[.H172]/2+128" table:style-name="ce13">
            <text:p>164</text:p>
          </table:table-cell>
          <table:table-cell office:value-type="float" office:value="164.81800000000001" table:style-name="ce1">
            <text:p>164.818</text:p>
          </table:table-cell>
          <table:table-cell office:value-type="float" office:value="176.602" table:style-name="ce1">
            <text:p>176.602</text:p>
          </table:table-cell>
          <table:table-cell table:style-name="ce1"/>
          <table:table-cell office:value-type="float" office:value="1.4740555555555555" table:formula="of:=[.B172]*2*3.14/720" table:style-name="ce1">
            <text:p>1.474055556</text:p>
          </table:table-cell>
          <table:table-cell office:value-type="float" office:value="253.40618100700823" table:formula="of:=127*SIN([.Q172])+127" table:style-name="ce1">
            <text:p>253.406181</text:p>
          </table:table-cell>
          <table:table-cell office:value-type="float" office:value="2.8700239441335071" table:formula="of:=127*SIN([.Q172]+[.$P$2])+127" table:style-name="ce1">
            <text:p>2.870023944</text:p>
          </table:table-cell>
          <table:table-cell office:value-type="float" office:value="10.348200864301575" table:formula="of:=127*SIN([.Q172]-[.$P$2])+127" table:style-name="ce1">
            <text:p>10.34820086</text:p>
          </table:table-cell>
          <table:table-cell office:value-type="float" office:value="128.13810247557086" table:formula="of:=(MIN([.R172];[.S172];[.T172])+MAX([.R172];[.S172];[.T172]))/2" table:style-name="ce1">
            <text:p>128.138102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0" table:style-name="ce2">
            <text:p>170</text:p>
          </table:table-cell>
          <table:table-cell office:value-type="float" office:value="44.280285305067217" table:formula="of:=[.$A$3]*SIN(RADIANS([.B173]))" table:style-name="ce11">
            <text:p>44.2803</text:p>
          </table:table-cell>
          <table:table-cell office:value-type="float" office:value="195.3413329953394" table:formula="of:=[.$A$3]*SIN(RADIANS([.B173]-120))" table:style-name="ce11">
            <text:p>195.3413</text:p>
          </table:table-cell>
          <table:table-cell office:value-type="float" office:value="-239.62161830040662" table:formula="of:=[.$A$3]*SIN(RADIANS([.B173]+120))" table:style-name="ce11">
            <text:p>-239.6216</text:p>
          </table:table-cell>
          <table:table-cell table:style-name="ce11"/>
          <table:table-cell office:value-type="float" office:value="-22.140142652533612" table:formula="of:=(MIN([.C173];[.D173];[.E173])+MAX([.C173];[.D173];[.E173]))/2" table:style-name="ce12">
            <text:p>-22.1401</text:p>
          </table:table-cell>
          <table:table-cell office:value-type="float" office:value="66.420427957600822" table:formula="of:=[.C173]-[.G173]" table:style-name="ce11">
            <text:p>66.4204</text:p>
          </table:table-cell>
          <table:table-cell office:value-type="float" office:value="217.48147564787303" table:formula="of:=[.D173]-[.G173]" table:style-name="ce11">
            <text:p>217.4815</text:p>
          </table:table-cell>
          <table:table-cell office:value-type="float" office:value="-217.48147564787303" table:formula="of:=[.E173]-[.G173]" table:style-name="ce11">
            <text:p>-217.4815</text:p>
          </table:table-cell>
          <table:table-cell table:style-name="ce11"/>
          <table:table-cell office:value-type="float" office:value="149.1401426525336" table:formula="of:=[.C173]/2+127" table:style-name="ce13">
            <text:p>149</text:p>
          </table:table-cell>
          <table:table-cell office:value-type="float" office:value="161.21021397880043" table:formula="of:=[.H173]/2+128" table:style-name="ce13">
            <text:p>161</text:p>
          </table:table-cell>
          <table:table-cell office:value-type="float" office:value="161.535" table:style-name="ce1">
            <text:p>161.535</text:p>
          </table:table-cell>
          <table:table-cell office:value-type="float" office:value="176.113" table:style-name="ce1">
            <text:p>176.113</text:p>
          </table:table-cell>
          <table:table-cell table:style-name="ce1"/>
          <table:table-cell office:value-type="float" office:value="1.482777777777778" table:formula="of:=[.B173]*2*3.14/720" table:style-name="ce1">
            <text:p>1.482777778</text:p>
          </table:table-cell>
          <table:table-cell office:value-type="float" office:value="253.50836619876787" table:formula="of:=127*SIN([.Q173])+127" table:style-name="ce1">
            <text:p>253.5083662</text:p>
          </table:table-cell>
          <table:table-cell office:value-type="float" office:value="3.1089061646251253" table:formula="of:=127*SIN([.Q173]+[.$P$2])+127" table:style-name="ce1">
            <text:p>3.108906165</text:p>
          </table:table-cell>
          <table:table-cell office:value-type="float" office:value="9.9146736377338698" table:formula="of:=127*SIN([.Q173]-[.$P$2])+127" table:style-name="ce1">
            <text:p>9.914673638</text:p>
          </table:table-cell>
          <table:table-cell office:value-type="float" office:value="128.3086361816965" table:formula="of:=(MIN([.R173];[.S173];[.T173])+MAX([.R173];[.S173];[.T173]))/2" table:style-name="ce1">
            <text:p>128.308636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1" table:style-name="ce2">
            <text:p>171</text:p>
          </table:table-cell>
          <table:table-cell office:value-type="float" office:value="39.890788585258903" table:formula="of:=[.$A$3]*SIN(RADIANS([.B174]))" table:style-name="ce11">
            <text:p>39.8908</text:p>
          </table:table-cell>
          <table:table-cell office:value-type="float" office:value="198.17222017152758" table:formula="of:=[.$A$3]*SIN(RADIANS([.B174]-120))" table:style-name="ce11">
            <text:p>198.1722</text:p>
          </table:table-cell>
          <table:table-cell office:value-type="float" office:value="-238.06300875678645" table:formula="of:=[.$A$3]*SIN(RADIANS([.B174]+120))" table:style-name="ce11">
            <text:p>-238.0630</text:p>
          </table:table-cell>
          <table:table-cell table:style-name="ce11"/>
          <table:table-cell office:value-type="float" office:value="-19.94539429262943" table:formula="of:=(MIN([.C174];[.D174];[.E174])+MAX([.C174];[.D174];[.E174]))/2" table:style-name="ce12">
            <text:p>-19.9454</text:p>
          </table:table-cell>
          <table:table-cell office:value-type="float" office:value="59.836182877888334" table:formula="of:=[.C174]-[.G174]" table:style-name="ce11">
            <text:p>59.8362</text:p>
          </table:table-cell>
          <table:table-cell office:value-type="float" office:value="218.11761446415701" table:formula="of:=[.D174]-[.G174]" table:style-name="ce11">
            <text:p>218.1176</text:p>
          </table:table-cell>
          <table:table-cell office:value-type="float" office:value="-218.11761446415701" table:formula="of:=[.E174]-[.G174]" table:style-name="ce11">
            <text:p>-218.1176</text:p>
          </table:table-cell>
          <table:table-cell table:style-name="ce11"/>
          <table:table-cell office:value-type="float" office:value="146.94539429262946" table:formula="of:=[.C174]/2+127" table:style-name="ce13">
            <text:p>147</text:p>
          </table:table-cell>
          <table:table-cell office:value-type="float" office:value="157.91809143894417" table:formula="of:=[.H174]/2+128" table:style-name="ce13">
            <text:p>158</text:p>
          </table:table-cell>
          <table:table-cell office:value-type="float" office:value="158.24100000000001" table:style-name="ce1">
            <text:p>158.241</text:p>
          </table:table-cell>
          <table:table-cell office:value-type="float" office:value="175.62100000000001" table:style-name="ce1">
            <text:p>175.621</text:p>
          </table:table-cell>
          <table:table-cell table:style-name="ce1"/>
          <table:table-cell office:value-type="float" office:value="1.4915" table:formula="of:=[.B174]*2*3.14/720" table:style-name="ce1">
            <text:p>1.4915</text:p>
          </table:table-cell>
          <table:table-cell office:value-type="float" office:value="253.60092705426462" table:formula="of:=127*SIN([.Q174])+127" table:style-name="ce1">
            <text:p>253.6009271</text:p>
          </table:table-cell>
          <table:table-cell office:value-type="float" office:value="3.3572136079924917" table:formula="of:=127*SIN([.Q174]+[.$P$2])+127" table:style-name="ce1">
            <text:p>3.357213608</text:p>
          </table:table-cell>
          <table:table-cell office:value-type="float" office:value="9.4900538738595515" table:formula="of:=127*SIN([.Q174]-[.$P$2])+127" table:style-name="ce1">
            <text:p>9.490053874</text:p>
          </table:table-cell>
          <table:table-cell office:value-type="float" office:value="128.47907033112855" table:formula="of:=(MIN([.R174];[.S174];[.T174])+MAX([.R174];[.S174];[.T174]))/2" table:style-name="ce1">
            <text:p>128.479070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2" table:style-name="ce2">
            <text:p>172</text:p>
          </table:table-cell>
          <table:table-cell office:value-type="float" office:value="35.489140744816659" table:formula="of:=[.$A$3]*SIN(RADIANS([.B175]))" table:style-name="ce11">
            <text:p>35.4891</text:p>
          </table:table-cell>
          <table:table-cell office:value-type="float" office:value="200.94274216971411" table:formula="of:=[.$A$3]*SIN(RADIANS([.B175]-120))" table:style-name="ce11">
            <text:p>200.9427</text:p>
          </table:table-cell>
          <table:table-cell office:value-type="float" office:value="-236.4318829145308" table:formula="of:=[.$A$3]*SIN(RADIANS([.B175]+120))" table:style-name="ce11">
            <text:p>-236.4319</text:p>
          </table:table-cell>
          <table:table-cell table:style-name="ce11"/>
          <table:table-cell office:value-type="float" office:value="-17.744570372408347" table:formula="of:=(MIN([.C175];[.D175];[.E175])+MAX([.C175];[.D175];[.E175]))/2" table:style-name="ce12">
            <text:p>-17.7446</text:p>
          </table:table-cell>
          <table:table-cell office:value-type="float" office:value="53.233711117225006" table:formula="of:=[.C175]-[.G175]" table:style-name="ce11">
            <text:p>53.2337</text:p>
          </table:table-cell>
          <table:table-cell office:value-type="float" office:value="218.68731254212247" table:formula="of:=[.D175]-[.G175]" table:style-name="ce11">
            <text:p>218.6873</text:p>
          </table:table-cell>
          <table:table-cell office:value-type="float" office:value="-218.68731254212247" table:formula="of:=[.E175]-[.G175]" table:style-name="ce11">
            <text:p>-218.6873</text:p>
          </table:table-cell>
          <table:table-cell table:style-name="ce11"/>
          <table:table-cell office:value-type="float" office:value="144.74457037240833" table:formula="of:=[.C175]/2+127" table:style-name="ce13">
            <text:p>145</text:p>
          </table:table-cell>
          <table:table-cell office:value-type="float" office:value="154.61685555861251" table:formula="of:=[.H175]/2+128" table:style-name="ce13">
            <text:p>155</text:p>
          </table:table-cell>
          <table:table-cell office:value-type="float" office:value="154.93799999999999" table:style-name="ce1">
            <text:p>154.938</text:p>
          </table:table-cell>
          <table:table-cell office:value-type="float" office:value="175.125" table:style-name="ce1">
            <text:p>175.125</text:p>
          </table:table-cell>
          <table:table-cell table:style-name="ce1"/>
          <table:table-cell office:value-type="float" office:value="1.5002222222222223" table:formula="of:=[.B175]*2*3.14/720" table:style-name="ce1">
            <text:p>1.500222222</text:p>
          </table:table-cell>
          <table:table-cell office:value-type="float" office:value="253.68385653177609" table:formula="of:=127*SIN([.Q175])+127" table:style-name="ce1">
            <text:p>253.6838565</text:p>
          </table:table-cell>
          <table:table-cell office:value-type="float" office:value="3.6149273838297518" table:formula="of:=127*SIN([.Q175]+[.$P$2])+127" table:style-name="ce1">
            <text:p>3.614927384</text:p>
          </table:table-cell>
          <table:table-cell office:value-type="float" office:value="9.0743738763404025" table:formula="of:=127*SIN([.Q175]-[.$P$2])+127" table:style-name="ce1">
            <text:p>9.074373876</text:p>
          </table:table-cell>
          <table:table-cell office:value-type="float" office:value="128.64939195780292" table:formula="of:=(MIN([.R175];[.S175];[.T175])+MAX([.R175];[.S175];[.T175]))/2" table:style-name="ce1">
            <text:p>128.64939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3" table:style-name="ce2">
            <text:p>173</text:p>
          </table:table-cell>
          <table:table-cell office:value-type="float" office:value="31.076682568312624" table:formula="of:=[.$A$3]*SIN(RADIANS([.B176]))" table:style-name="ce11">
            <text:p>31.0767</text:p>
          </table:table-cell>
          <table:table-cell office:value-type="float" office:value="203.65205506205967" table:formula="of:=[.$A$3]*SIN(RADIANS([.B176]-120))" table:style-name="ce11">
            <text:p>203.6521</text:p>
          </table:table-cell>
          <table:table-cell office:value-type="float" office:value="-234.72873763037234" table:formula="of:=[.$A$3]*SIN(RADIANS([.B176]+120))" table:style-name="ce11">
            <text:p>-234.7287</text:p>
          </table:table-cell>
          <table:table-cell table:style-name="ce11"/>
          <table:table-cell office:value-type="float" office:value="-15.538341284156331" table:formula="of:=(MIN([.C176];[.D176];[.E176])+MAX([.C176];[.D176];[.E176]))/2" table:style-name="ce12">
            <text:p>-15.5383</text:p>
          </table:table-cell>
          <table:table-cell office:value-type="float" office:value="46.615023852468951" table:formula="of:=[.C176]-[.G176]" table:style-name="ce11">
            <text:p>46.6150</text:p>
          </table:table-cell>
          <table:table-cell office:value-type="float" office:value="219.190396346216" table:formula="of:=[.D176]-[.G176]" table:style-name="ce11">
            <text:p>219.1904</text:p>
          </table:table-cell>
          <table:table-cell office:value-type="float" office:value="-219.190396346216" table:formula="of:=[.E176]-[.G176]" table:style-name="ce11">
            <text:p>-219.1904</text:p>
          </table:table-cell>
          <table:table-cell table:style-name="ce11"/>
          <table:table-cell office:value-type="float" office:value="142.5383412841563" table:formula="of:=[.C176]/2+127" table:style-name="ce13">
            <text:p>143</text:p>
          </table:table-cell>
          <table:table-cell office:value-type="float" office:value="151.30751192623447" table:formula="of:=[.H176]/2+128" table:style-name="ce13">
            <text:p>151</text:p>
          </table:table-cell>
          <table:table-cell office:value-type="float" office:value="151.62700000000001" table:style-name="ce1">
            <text:p>151.627</text:p>
          </table:table-cell>
          <table:table-cell office:value-type="float" office:value="174.625" table:style-name="ce1">
            <text:p>174.625</text:p>
          </table:table-cell>
          <table:table-cell table:style-name="ce1"/>
          <table:table-cell office:value-type="float" office:value="1.5089444444444444" table:formula="of:=[.B176]*2*3.14/720" table:style-name="ce1">
            <text:p>1.508944444</text:p>
          </table:table-cell>
          <table:table-cell office:value-type="float" office:value="253.75714832230312" table:formula="of:=127*SIN([.Q176])+127" table:style-name="ce1">
            <text:p>253.7571483</text:p>
          </table:table-cell>
          <table:table-cell office:value-type="float" office:value="3.8820278861293502" table:formula="of:=127*SIN([.Q176]+[.$P$2])+127" table:style-name="ce1">
            <text:p>3.882027886</text:p>
          </table:table-cell>
          <table:table-cell office:value-type="float" office:value="8.6676652687291664" table:formula="of:=127*SIN([.Q176]-[.$P$2])+127" table:style-name="ce1">
            <text:p>8.667665269</text:p>
          </table:table-cell>
          <table:table-cell office:value-type="float" office:value="128.81958810421622" table:formula="of:=(MIN([.R176];[.S176];[.T176])+MAX([.R176];[.S176];[.T176]))/2" table:style-name="ce1">
            <text:p>128.819588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4" table:style-name="ce2">
            <text:p>174</text:p>
          </table:table-cell>
          <table:table-cell office:value-type="float" office:value="26.654758133251704" table:formula="of:=[.$A$3]*SIN(RADIANS([.B177]))" table:style-name="ce11">
            <text:p>26.6548</text:p>
          </table:table-cell>
          <table:table-cell office:value-type="float" office:value="206.29933356561159" table:formula="of:=[.$A$3]*SIN(RADIANS([.B177]-120))" table:style-name="ce11">
            <text:p>206.2993</text:p>
          </table:table-cell>
          <table:table-cell office:value-type="float" office:value="-232.95409169886327" table:formula="of:=[.$A$3]*SIN(RADIANS([.B177]+120))" table:style-name="ce11">
            <text:p>-232.9541</text:p>
          </table:table-cell>
          <table:table-cell table:style-name="ce11"/>
          <table:table-cell office:value-type="float" office:value="-13.327379066625838" table:formula="of:=(MIN([.C177];[.D177];[.E177])+MAX([.C177];[.D177];[.E177]))/2" table:style-name="ce12">
            <text:p>-13.3274</text:p>
          </table:table-cell>
          <table:table-cell office:value-type="float" office:value="39.982137199877542" table:formula="of:=[.C177]-[.G177]" table:style-name="ce11">
            <text:p>39.9821</text:p>
          </table:table-cell>
          <table:table-cell office:value-type="float" office:value="219.62671263223743" table:formula="of:=[.D177]-[.G177]" table:style-name="ce11">
            <text:p>219.6267</text:p>
          </table:table-cell>
          <table:table-cell office:value-type="float" office:value="-219.62671263223743" table:formula="of:=[.E177]-[.G177]" table:style-name="ce11">
            <text:p>-219.6267</text:p>
          </table:table-cell>
          <table:table-cell table:style-name="ce11"/>
          <table:table-cell office:value-type="float" office:value="140.32737906662584" table:formula="of:=[.C177]/2+127" table:style-name="ce13">
            <text:p>140</text:p>
          </table:table-cell>
          <table:table-cell office:value-type="float" office:value="147.99106859993879" table:formula="of:=[.H177]/2+128" table:style-name="ce13">
            <text:p>148</text:p>
          </table:table-cell>
          <table:table-cell office:value-type="float" office:value="148.309" table:style-name="ce1">
            <text:p>148.309</text:p>
          </table:table-cell>
          <table:table-cell office:value-type="float" office:value="174.12200000000001" table:style-name="ce1">
            <text:p>174.122</text:p>
          </table:table-cell>
          <table:table-cell table:style-name="ce1"/>
          <table:table-cell office:value-type="float" office:value="1.5176666666666667" table:formula="of:=[.B177]*2*3.14/720" table:style-name="ce1">
            <text:p>1.517666667</text:p>
          </table:table-cell>
          <table:table-cell office:value-type="float" office:value="253.8207968500497" table:formula="of:=127*SIN([.Q177])+127" table:style-name="ce1">
            <text:p>253.8207969</text:p>
          </table:table-cell>
          <table:table-cell office:value-type="float" office:value="4.1584947947718689" table:formula="of:=127*SIN([.Q177]+[.$P$2])+127" table:style-name="ce1">
            <text:p>4.158494795</text:p>
          </table:table-cell>
          <table:table-cell office:value-type="float" office:value="8.2699589920663357" table:formula="of:=127*SIN([.Q177]-[.$P$2])+127" table:style-name="ce1">
            <text:p>8.269958992</text:p>
          </table:table-cell>
          <table:table-cell office:value-type="float" office:value="128.98964582241078" table:formula="of:=(MIN([.R177];[.S177];[.T177])+MAX([.R177];[.S177];[.T177]))/2" table:style-name="ce1">
            <text:p>128.989645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5" table:style-name="ce2">
            <text:p>175</text:p>
          </table:table-cell>
          <table:table-cell office:value-type="float" office:value="22.224714400652839" table:formula="of:=[.$A$3]*SIN(RADIANS([.B178]))" table:style-name="ce11">
            <text:p>22.2247</text:p>
          </table:table-cell>
          <table:table-cell office:value-type="float" office:value="208.88377129369292" table:formula="of:=[.$A$3]*SIN(RADIANS([.B178]-120))" table:style-name="ce11">
            <text:p>208.8838</text:p>
          </table:table-cell>
          <table:table-cell office:value-type="float" office:value="-231.10848569434575" table:formula="of:=[.$A$3]*SIN(RADIANS([.B178]+120))" table:style-name="ce11">
            <text:p>-231.1085</text:p>
          </table:table-cell>
          <table:table-cell table:style-name="ce11"/>
          <table:table-cell office:value-type="float" office:value="-11.112357200326414" table:formula="of:=(MIN([.C178];[.D178];[.E178])+MAX([.C178];[.D178];[.E178]))/2" table:style-name="ce12">
            <text:p>-11.1124</text:p>
          </table:table-cell>
          <table:table-cell office:value-type="float" office:value="33.337071600979257" table:formula="of:=[.C178]-[.G178]" table:style-name="ce11">
            <text:p>33.3371</text:p>
          </table:table-cell>
          <table:table-cell office:value-type="float" office:value="219.99612849401933" table:formula="of:=[.D178]-[.G178]" table:style-name="ce11">
            <text:p>219.9961</text:p>
          </table:table-cell>
          <table:table-cell office:value-type="float" office:value="-219.99612849401933" table:formula="of:=[.E178]-[.G178]" table:style-name="ce11">
            <text:p>-219.9961</text:p>
          </table:table-cell>
          <table:table-cell table:style-name="ce11"/>
          <table:table-cell office:value-type="float" office:value="138.11235720032641" table:formula="of:=[.C178]/2+127" table:style-name="ce13">
            <text:p>138</text:p>
          </table:table-cell>
          <table:table-cell office:value-type="float" office:value="144.66853580048962" table:formula="of:=[.H178]/2+128" table:style-name="ce13">
            <text:p>145</text:p>
          </table:table-cell>
          <table:table-cell office:value-type="float" office:value="144.98400000000001" table:style-name="ce1">
            <text:p>144.984</text:p>
          </table:table-cell>
          <table:table-cell office:value-type="float" office:value="173.61500000000001" table:style-name="ce1">
            <text:p>173.615</text:p>
          </table:table-cell>
          <table:table-cell table:style-name="ce1"/>
          <table:table-cell office:value-type="float" office:value="1.5263888888888888" table:formula="of:=[.B178]*2*3.14/720" table:style-name="ce1">
            <text:p>1.526388889</text:p>
          </table:table-cell>
          <table:table-cell office:value-type="float" office:value="253.87479727284733" table:formula="of:=127*SIN([.Q178])+127" table:style-name="ce1">
            <text:p>253.8747973</text:p>
          </table:table-cell>
          <table:table-cell office:value-type="float" office:value="4.4443070770737449" table:formula="of:=127*SIN([.Q178]+[.$P$2])+127" table:style-name="ce1">
            <text:p>4.444307077</text:p>
          </table:table-cell>
          <table:table-cell office:value-type="float" office:value="7.8812853025237075" table:formula="of:=127*SIN([.Q178]-[.$P$2])+127" table:style-name="ce1">
            <text:p>7.881285303</text:p>
          </table:table-cell>
          <table:table-cell office:value-type="float" office:value="129.15955217496054" table:formula="of:=(MIN([.R178];[.S178];[.T178])+MAX([.R178];[.S178];[.T178]))/2" table:style-name="ce1">
            <text:p>129.159552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6" table:style-name="ce2">
            <text:p>176</text:p>
          </table:table-cell>
          <table:table-cell office:value-type="float" office:value="17.78790080475201" table:formula="of:=[.$A$3]*SIN(RADIANS([.B179]))" table:style-name="ce11">
            <text:p>17.7879</text:p>
          </table:table-cell>
          <table:table-cell office:value-type="float" office:value="211.40458100153563" table:formula="of:=[.$A$3]*SIN(RADIANS([.B179]-120))" table:style-name="ce11">
            <text:p>211.4046</text:p>
          </table:table-cell>
          <table:table-cell office:value-type="float" office:value="-229.19248180628759" table:formula="of:=[.$A$3]*SIN(RADIANS([.B179]+120))" table:style-name="ce11">
            <text:p>-229.1925</text:p>
          </table:table-cell>
          <table:table-cell table:style-name="ce11"/>
          <table:table-cell office:value-type="float" office:value="-8.8939504023759781" table:formula="of:=(MIN([.C179];[.D179];[.E179])+MAX([.C179];[.D179];[.E179]))/2" table:style-name="ce12">
            <text:p>-8.8940</text:p>
          </table:table-cell>
          <table:table-cell office:value-type="float" office:value="26.681851207127988" table:formula="of:=[.C179]-[.G179]" table:style-name="ce11">
            <text:p>26.6819</text:p>
          </table:table-cell>
          <table:table-cell office:value-type="float" office:value="220.29853140391162" table:formula="of:=[.D179]-[.G179]" table:style-name="ce11">
            <text:p>220.2985</text:p>
          </table:table-cell>
          <table:table-cell office:value-type="float" office:value="-220.29853140391162" table:formula="of:=[.E179]-[.G179]" table:style-name="ce11">
            <text:p>-220.2985</text:p>
          </table:table-cell>
          <table:table-cell table:style-name="ce11"/>
          <table:table-cell office:value-type="float" office:value="135.89395040237599" table:formula="of:=[.C179]/2+127" table:style-name="ce13">
            <text:p>136</text:p>
          </table:table-cell>
          <table:table-cell office:value-type="float" office:value="141.34092560356399" table:formula="of:=[.H179]/2+128" table:style-name="ce13">
            <text:p>141</text:p>
          </table:table-cell>
          <table:table-cell office:value-type="float" office:value="141.655" table:style-name="ce1">
            <text:p>141.655</text:p>
          </table:table-cell>
          <table:table-cell office:value-type="float" office:value="173.10400000000001" table:style-name="ce1">
            <text:p>173.104</text:p>
          </table:table-cell>
          <table:table-cell table:style-name="ce1"/>
          <table:table-cell office:value-type="float" office:value="1.5351111111111111" table:formula="of:=[.B179]*2*3.14/720" table:style-name="ce1">
            <text:p>1.535111111</text:p>
          </table:table-cell>
          <table:table-cell office:value-type="float" office:value="253.91914548252319" table:formula="of:=127*SIN([.Q179])+127" table:style-name="ce1">
            <text:p>253.9191455</text:p>
          </table:table-cell>
          <table:table-cell office:value-type="float" office:value="4.739442989385708" table:formula="of:=127*SIN([.Q179]+[.$P$2])+127" table:style-name="ce1">
            <text:p>4.739442989</text:p>
          </table:table-cell>
          <table:table-cell office:value-type="float" office:value="7.5016737691047979" table:formula="of:=127*SIN([.Q179]-[.$P$2])+127" table:style-name="ce1">
            <text:p>7.501673769</text:p>
          </table:table-cell>
          <table:table-cell office:value-type="float" office:value="129.32929423595445" table:formula="of:=(MIN([.R179];[.S179];[.T179])+MAX([.R179];[.S179];[.T179]))/2" table:style-name="ce1">
            <text:p>129.329294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7" table:style-name="ce2">
            <text:p>177</text:p>
          </table:table-cell>
          <table:table-cell office:value-type="float" office:value="13.345668841950671" table:formula="of:=[.$A$3]*SIN(RADIANS([.B180]))" table:style-name="ce11">
            <text:p>13.3457</text:p>
          </table:table-cell>
          <table:table-cell office:value-type="float" office:value="213.86099482608313" table:formula="of:=[.$A$3]*SIN(RADIANS([.B180]-120))" table:style-name="ce11">
            <text:p>213.8610</text:p>
          </table:table-cell>
          <table:table-cell office:value-type="float" office:value="-227.20666366803383" table:formula="of:=[.$A$3]*SIN(RADIANS([.B180]+120))" table:style-name="ce11">
            <text:p>-227.2067</text:p>
          </table:table-cell>
          <table:table-cell table:style-name="ce11"/>
          <table:table-cell office:value-type="float" office:value="-6.6728344209753487" table:formula="of:=(MIN([.C180];[.D180];[.E180])+MAX([.C180];[.D180];[.E180]))/2" table:style-name="ce12">
            <text:p>-6.6728</text:p>
          </table:table-cell>
          <table:table-cell office:value-type="float" office:value="20.018503262926018" table:formula="of:=[.C180]-[.G180]" table:style-name="ce11">
            <text:p>20.0185</text:p>
          </table:table-cell>
          <table:table-cell office:value-type="float" office:value="220.53382924705846" table:formula="of:=[.D180]-[.G180]" table:style-name="ce11">
            <text:p>220.5338</text:p>
          </table:table-cell>
          <table:table-cell office:value-type="float" office:value="-220.53382924705846" table:formula="of:=[.E180]-[.G180]" table:style-name="ce11">
            <text:p>-220.5338</text:p>
          </table:table-cell>
          <table:table-cell table:style-name="ce11"/>
          <table:table-cell office:value-type="float" office:value="133.67283442097533" table:formula="of:=[.C180]/2+127" table:style-name="ce13">
            <text:p>134</text:p>
          </table:table-cell>
          <table:table-cell office:value-type="float" office:value="138.009251631463" table:formula="of:=[.H180]/2+128" table:style-name="ce13">
            <text:p>138</text:p>
          </table:table-cell>
          <table:table-cell office:value-type="float" office:value="138.321" table:style-name="ce1">
            <text:p>138.321</text:p>
          </table:table-cell>
          <table:table-cell office:value-type="float" office:value="172.59100000000001" table:style-name="ce1">
            <text:p>172.591</text:p>
          </table:table-cell>
          <table:table-cell table:style-name="ce1"/>
          <table:table-cell office:value-type="float" office:value="1.5438333333333332" table:formula="of:=[.B180]*2*3.14/720" table:style-name="ce1">
            <text:p>1.543833333</text:p>
          </table:table-cell>
          <table:table-cell office:value-type="float" office:value="253.95383810521281" table:formula="of:=127*SIN([.Q180])+127" table:style-name="ce1">
            <text:p>253.9538381</text:p>
          </table:table-cell>
          <table:table-cell office:value-type="float" office:value="5.0438800787477049" table:formula="of:=127*SIN([.Q180]+[.$P$2])+127" table:style-name="ce1">
            <text:p>5.043880079</text:p>
          </table:table-cell>
          <table:table-cell office:value-type="float" office:value="7.1311532713943819" table:formula="of:=127*SIN([.Q180]-[.$P$2])+127" table:style-name="ce1">
            <text:p>7.131153271</text:p>
          </table:table-cell>
          <table:table-cell office:value-type="float" office:value="129.49885909198025" table:formula="of:=(MIN([.R180];[.S180];[.T180])+MAX([.R180];[.S180];[.T180]))/2" table:style-name="ce1">
            <text:p>129.498859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8" table:style-name="ce2">
            <text:p>178</text:p>
          </table:table-cell>
          <table:table-cell office:value-type="float" office:value="8.8993716591377918" table:formula="of:=[.$A$3]*SIN(RADIANS([.B181]))" table:style-name="ce11">
            <text:p>8.8994</text:p>
          </table:table-cell>
          <table:table-cell office:value-type="float" office:value="216.25226451988863" table:formula="of:=[.$A$3]*SIN(RADIANS([.B181]-120))" table:style-name="ce11">
            <text:p>216.2523</text:p>
          </table:table-cell>
          <table:table-cell office:value-type="float" office:value="-225.15163617902641" table:formula="of:=[.$A$3]*SIN(RADIANS([.B181]+120))" table:style-name="ce11">
            <text:p>-225.1516</text:p>
          </table:table-cell>
          <table:table-cell table:style-name="ce11"/>
          <table:table-cell office:value-type="float" office:value="-4.4496858295688924" table:formula="of:=(MIN([.C181];[.D181];[.E181])+MAX([.C181];[.D181];[.E181]))/2" table:style-name="ce12">
            <text:p>-4.4497</text:p>
          </table:table-cell>
          <table:table-cell office:value-type="float" office:value="13.349057488706684" table:formula="of:=[.C181]-[.G181]" table:style-name="ce11">
            <text:p>13.3491</text:p>
          </table:table-cell>
          <table:table-cell office:value-type="float" office:value="220.70195034945752" table:formula="of:=[.D181]-[.G181]" table:style-name="ce11">
            <text:p>220.7020</text:p>
          </table:table-cell>
          <table:table-cell office:value-type="float" office:value="-220.70195034945752" table:formula="of:=[.E181]-[.G181]" table:style-name="ce11">
            <text:p>-220.7020</text:p>
          </table:table-cell>
          <table:table-cell table:style-name="ce11"/>
          <table:table-cell office:value-type="float" office:value="131.44968582956889" table:formula="of:=[.C181]/2+127" table:style-name="ce13">
            <text:p>131</text:p>
          </table:table-cell>
          <table:table-cell office:value-type="float" office:value="134.67452874435335" table:formula="of:=[.H181]/2+128" table:style-name="ce13">
            <text:p>135</text:p>
          </table:table-cell>
          <table:table-cell office:value-type="float" office:value="134.98400000000001" table:style-name="ce1">
            <text:p>134.984</text:p>
          </table:table-cell>
          <table:table-cell office:value-type="float" office:value="172.07400000000001" table:style-name="ce1">
            <text:p>172.074</text:p>
          </table:table-cell>
          <table:table-cell table:style-name="ce1"/>
          <table:table-cell office:value-type="float" office:value="1.5525555555555557" table:formula="of:=[.B181]*2*3.14/720" table:style-name="ce1">
            <text:p>1.552555556</text:p>
          </table:table-cell>
          <table:table-cell office:value-type="float" office:value="253.97887250161665" table:formula="of:=127*SIN([.Q181])+127" table:style-name="ce1">
            <text:p>253.9788725</text:p>
          </table:table-cell>
          <table:table-cell office:value-type="float" office:value="5.3575951845977556" table:formula="of:=127*SIN([.Q181]+[.$P$2])+127" table:style-name="ce1">
            <text:p>5.357595185</text:p>
          </table:table-cell>
          <table:table-cell office:value-type="float" office:value="6.7697519973605012" table:formula="of:=127*SIN([.Q181]-[.$P$2])+127" table:style-name="ce1">
            <text:p>6.769751997</text:p>
          </table:table-cell>
          <table:table-cell office:value-type="float" office:value="129.6682338431072" table:formula="of:=(MIN([.R181];[.S181];[.T181])+MAX([.R181];[.S181];[.T181]))/2" table:style-name="ce1">
            <text:p>129.668233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79" table:style-name="ce2">
            <text:p>179</text:p>
          </table:table-cell>
          <table:table-cell office:value-type="float" office:value="4.4503636415072769" table:formula="of:=[.$A$3]*SIN(RADIANS([.B182]))" table:style-name="ce11">
            <text:p>4.4504</text:p>
          </table:table-cell>
          <table:table-cell office:value-type="float" office:value="218.57766167903864" table:formula="of:=[.$A$3]*SIN(RADIANS([.B182]-120))" table:style-name="ce11">
            <text:p>218.5777</text:p>
          </table:table-cell>
          <table:table-cell office:value-type="float" office:value="-223.02802532054588" table:formula="of:=[.$A$3]*SIN(RADIANS([.B182]+120))" table:style-name="ce11">
            <text:p>-223.0280</text:p>
          </table:table-cell>
          <table:table-cell table:style-name="ce11"/>
          <table:table-cell office:value-type="float" office:value="-2.2251818207536189" table:formula="of:=(MIN([.C182];[.D182];[.E182])+MAX([.C182];[.D182];[.E182]))/2" table:style-name="ce12">
            <text:p>-2.2252</text:p>
          </table:table-cell>
          <table:table-cell office:value-type="float" office:value="6.6755454622608958" table:formula="of:=[.C182]-[.G182]" table:style-name="ce11">
            <text:p>6.6755</text:p>
          </table:table-cell>
          <table:table-cell office:value-type="float" office:value="220.80284349979226" table:formula="of:=[.D182]-[.G182]" table:style-name="ce11">
            <text:p>220.8028</text:p>
          </table:table-cell>
          <table:table-cell office:value-type="float" office:value="-220.80284349979226" table:formula="of:=[.E182]-[.G182]" table:style-name="ce11">
            <text:p>-220.8028</text:p>
          </table:table-cell>
          <table:table-cell table:style-name="ce11"/>
          <table:table-cell office:value-type="float" office:value="129.22518182075365" table:formula="of:=[.C182]/2+127" table:style-name="ce13">
            <text:p>129</text:p>
          </table:table-cell>
          <table:table-cell office:value-type="float" office:value="131.33777273113046" table:formula="of:=[.H182]/2+128" table:style-name="ce13">
            <text:p>131</text:p>
          </table:table-cell>
          <table:table-cell office:value-type="float" office:value="131.64500000000001" table:style-name="ce1">
            <text:p>131.645</text:p>
          </table:table-cell>
          <table:table-cell office:value-type="float" office:value="171.553" table:style-name="ce1">
            <text:p>171.553</text:p>
          </table:table-cell>
          <table:table-cell table:style-name="ce1"/>
          <table:table-cell office:value-type="float" office:value="1.561277777777778" table:formula="of:=[.B182]*2*3.14/720" table:style-name="ce1">
            <text:p>1.561277778</text:p>
          </table:table-cell>
          <table:table-cell office:value-type="float" office:value="253.9942467672011" table:formula="of:=127*SIN([.Q182])+127" table:style-name="ce1">
            <text:p>253.9942468</text:p>
          </table:table-cell>
          <table:table-cell office:value-type="float" office:value="5.6805644405322084" table:formula="of:=127*SIN([.Q182]+[.$P$2])+127" table:style-name="ce1">
            <text:p>5.680564441</text:p>
          </table:table-cell>
          <table:table-cell office:value-type="float" office:value="6.417497441212177" table:formula="of:=127*SIN([.Q182]-[.$P$2])+127" table:style-name="ce1">
            <text:p>6.417497441</text:p>
          </table:table-cell>
          <table:table-cell office:value-type="float" office:value="129.83740560386667" table:formula="of:=(MIN([.R182];[.S182];[.T182])+MAX([.R182];[.S182];[.T182]))/2" table:style-name="ce1">
            <text:p>129.837405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0" table:style-name="ce2">
            <text:p>180</text:p>
          </table:table-cell>
          <table:table-cell office:value-type="float" office:value="3.124128560016981E-14" table:formula="of:=[.$A$3]*SIN(RADIANS([.B183]))" table:style-name="ce11">
            <text:p>0.0000</text:p>
          </table:table-cell>
          <table:table-cell office:value-type="float" office:value="220.83647796503183" table:formula="of:=[.$A$3]*SIN(RADIANS([.B183]-120))" table:style-name="ce11">
            <text:p>220.8365</text:p>
          </table:table-cell>
          <table:table-cell office:value-type="float" office:value="-220.83647796503183" table:formula="of:=[.$A$3]*SIN(RADIANS([.B183]+120))" table:style-name="ce11">
            <text:p>-220.8365</text:p>
          </table:table-cell>
          <table:table-cell table:style-name="ce11"/>
          <table:table-cell office:value-type="float" office:value="0" table:formula="of:=(MIN([.C183];[.D183];[.E183])+MAX([.C183];[.D183];[.E183]))/2" table:style-name="ce12">
            <text:p>0.0000</text:p>
          </table:table-cell>
          <table:table-cell office:value-type="float" office:value="3.124128560016981E-14" table:formula="of:=[.C183]-[.G183]" table:style-name="ce11">
            <text:p>0.0000</text:p>
          </table:table-cell>
          <table:table-cell office:value-type="float" office:value="220.83647796503183" table:formula="of:=[.D183]-[.G183]" table:style-name="ce11">
            <text:p>220.8365</text:p>
          </table:table-cell>
          <table:table-cell office:value-type="float" office:value="-220.83647796503183" table:formula="of:=[.E183]-[.G183]" table:style-name="ce11">
            <text:p>-220.8365</text:p>
          </table:table-cell>
          <table:table-cell table:style-name="ce11"/>
          <table:table-cell office:value-type="float" office:value="127.00000000000001" table:formula="of:=[.C183]/2+127" table:style-name="ce13">
            <text:p>127</text:p>
          </table:table-cell>
          <table:table-cell office:value-type="float" office:value="128.00000000000003" table:formula="of:=[.H183]/2+128" table:style-name="ce13">
            <text:p>128</text:p>
          </table:table-cell>
          <table:table-cell office:value-type="float" office:value="128.30500000000001" table:style-name="ce1">
            <text:p>128.305</text:p>
          </table:table-cell>
          <table:table-cell office:value-type="float" office:value="171.029" table:style-name="ce1">
            <text:p>171.029</text:p>
          </table:table-cell>
          <table:table-cell table:style-name="ce1"/>
          <table:table-cell office:value-type="float" office:value="1.57" table:formula="of:=[.B183]*2*3.14/720" table:style-name="ce1">
            <text:p>1.57</text:p>
          </table:table-cell>
          <table:table-cell office:value-type="float" office:value="253.999959732343" table:formula="of:=127*SIN([.Q183])+127" table:style-name="ce1">
            <text:p>253.9999597</text:p>
          </table:table-cell>
          <table:table-cell office:value-type="float" office:value="6.0127632761234224" table:formula="of:=127*SIN([.Q183]+[.$P$2])+127" table:style-name="ce1">
            <text:p>6.012763276</text:p>
          </table:table-cell>
          <table:table-cell office:value-type="float" office:value="6.0744164013053279" table:formula="of:=127*SIN([.Q183]-[.$P$2])+127" table:style-name="ce1">
            <text:p>6.074416401</text:p>
          </table:table-cell>
          <table:table-cell office:value-type="float" office:value="130.00636150423321" table:formula="of:=(MIN([.R183];[.S183];[.T183])+MAX([.R183];[.S183];[.T183]))/2" table:style-name="ce1">
            <text:p>130.006361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1" table:style-name="ce2">
            <text:p>181</text:p>
          </table:table-cell>
          <table:table-cell office:value-type="float" office:value="-4.4503636415073276" table:formula="of:=[.$A$3]*SIN(RADIANS([.B184]))" table:style-name="ce11">
            <text:p>-4.4504</text:p>
          </table:table-cell>
          <table:table-cell office:value-type="float" office:value="223.02802532054591" table:formula="of:=[.$A$3]*SIN(RADIANS([.B184]-120))" table:style-name="ce11">
            <text:p>223.0280</text:p>
          </table:table-cell>
          <table:table-cell office:value-type="float" office:value="-218.57766167903864" table:formula="of:=[.$A$3]*SIN(RADIANS([.B184]+120))" table:style-name="ce11">
            <text:p>-218.5777</text:p>
          </table:table-cell>
          <table:table-cell table:style-name="ce11"/>
          <table:table-cell office:value-type="float" office:value="2.2251818207536331" table:formula="of:=(MIN([.C184];[.D184];[.E184])+MAX([.C184];[.D184];[.E184]))/2" table:style-name="ce12">
            <text:p>2.2252</text:p>
          </table:table-cell>
          <table:table-cell office:value-type="float" office:value="-6.6755454622609607" table:formula="of:=[.C184]-[.G184]" table:style-name="ce11">
            <text:p>-6.6755</text:p>
          </table:table-cell>
          <table:table-cell office:value-type="float" office:value="220.80284349979229" table:formula="of:=[.D184]-[.G184]" table:style-name="ce11">
            <text:p>220.8028</text:p>
          </table:table-cell>
          <table:table-cell office:value-type="float" office:value="-220.80284349979229" table:formula="of:=[.E184]-[.G184]" table:style-name="ce11">
            <text:p>-220.8028</text:p>
          </table:table-cell>
          <table:table-cell table:style-name="ce11"/>
          <table:table-cell office:value-type="float" office:value="124.77481817924634" table:formula="of:=[.C184]/2+127" table:style-name="ce13">
            <text:p>125</text:p>
          </table:table-cell>
          <table:table-cell office:value-type="float" office:value="124.66222726886951" table:formula="of:=[.H184]/2+128" table:style-name="ce13">
            <text:p>125</text:p>
          </table:table-cell>
          <table:table-cell office:value-type="float" office:value="124.965" table:style-name="ce1">
            <text:p>124.965</text:p>
          </table:table-cell>
          <table:table-cell office:value-type="float" office:value="171.458" table:style-name="ce1">
            <text:p>171.458</text:p>
          </table:table-cell>
          <table:table-cell table:style-name="ce1"/>
          <table:table-cell office:value-type="float" office:value="1.5787222222222224" table:formula="of:=[.B184]*2*3.14/720" table:style-name="ce1">
            <text:p>1.578722222</text:p>
          </table:table-cell>
          <table:table-cell office:value-type="float" office:value="253.99601096241901" table:formula="of:=127*SIN([.Q184])+127" table:style-name="ce1">
            <text:p>253.996011</text:p>
          </table:table-cell>
          <table:table-cell office:value-type="float" office:value="6.35416641878723" table:formula="of:=127*SIN([.Q184]+[.$P$2])+127" table:style-name="ce1">
            <text:p>6.354166419</text:p>
          </table:table-cell>
          <table:table-cell office:value-type="float" office:value="5.7405349781061261" table:formula="of:=127*SIN([.Q184]-[.$P$2])+127" table:style-name="ce1">
            <text:p>5.740534978</text:p>
          </table:table-cell>
          <table:table-cell office:value-type="float" office:value="129.86827297026258" table:formula="of:=(MIN([.R184];[.S184];[.T184])+MAX([.R184];[.S184];[.T184]))/2" table:style-name="ce1">
            <text:p>129.86827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2" table:style-name="ce2">
            <text:p>182</text:p>
          </table:table-cell>
          <table:table-cell office:value-type="float" office:value="-8.8993716591377297" table:formula="of:=[.$A$3]*SIN(RADIANS([.B185]))" table:style-name="ce11">
            <text:p>-8.8994</text:p>
          </table:table-cell>
          <table:table-cell office:value-type="float" office:value="225.15163617902635" table:formula="of:=[.$A$3]*SIN(RADIANS([.B185]-120))" table:style-name="ce11">
            <text:p>225.1516</text:p>
          </table:table-cell>
          <table:table-cell office:value-type="float" office:value="-216.25226451988868" table:formula="of:=[.$A$3]*SIN(RADIANS([.B185]+120))" table:style-name="ce11">
            <text:p>-216.2523</text:p>
          </table:table-cell>
          <table:table-cell table:style-name="ce11"/>
          <table:table-cell office:value-type="float" office:value="4.4496858295688355" table:formula="of:=(MIN([.C185];[.D185];[.E185])+MAX([.C185];[.D185];[.E185]))/2" table:style-name="ce12">
            <text:p>4.4497</text:p>
          </table:table-cell>
          <table:table-cell office:value-type="float" office:value="-13.349057488706565" table:formula="of:=[.C185]-[.G185]" table:style-name="ce11">
            <text:p>-13.3491</text:p>
          </table:table-cell>
          <table:table-cell office:value-type="float" office:value="220.70195034945752" table:formula="of:=[.D185]-[.G185]" table:style-name="ce11">
            <text:p>220.7020</text:p>
          </table:table-cell>
          <table:table-cell office:value-type="float" office:value="-220.70195034945752" table:formula="of:=[.E185]-[.G185]" table:style-name="ce11">
            <text:p>-220.7020</text:p>
          </table:table-cell>
          <table:table-cell table:style-name="ce11"/>
          <table:table-cell office:value-type="float" office:value="122.55031417043114" table:formula="of:=[.C185]/2+127" table:style-name="ce13">
            <text:p>123</text:p>
          </table:table-cell>
          <table:table-cell office:value-type="float" office:value="121.32547125564672" table:formula="of:=[.H185]/2+128" table:style-name="ce13">
            <text:p>121</text:p>
          </table:table-cell>
          <table:table-cell office:value-type="float" office:value="121.625" table:style-name="ce1">
            <text:p>121.625</text:p>
          </table:table-cell>
          <table:table-cell office:value-type="float" office:value="171.97900000000001" table:style-name="ce1">
            <text:p>171.979</text:p>
          </table:table-cell>
          <table:table-cell table:style-name="ce1"/>
          <table:table-cell office:value-type="float" office:value="1.5874444444444444" table:formula="of:=[.B185]*2*3.14/720" table:style-name="ce1">
            <text:p>1.587444444</text:p>
          </table:table-cell>
          <table:table-cell office:value-type="float" office:value="253.98240075783835" table:formula="of:=127*SIN([.Q185])+127" table:style-name="ce1">
            <text:p>253.9824008</text:p>
          </table:table-cell>
          <table:table-cell office:value-type="float" office:value="6.7047478957063475" table:formula="of:=127*SIN([.Q185]+[.$P$2])+127" table:style-name="ce1">
            <text:p>6.704747896</text:p>
          </table:table-cell>
          <table:table-cell office:value-type="float" office:value="5.4158785722043916" table:formula="of:=127*SIN([.Q185]-[.$P$2])+127" table:style-name="ce1">
            <text:p>5.415878572</text:p>
          </table:table-cell>
          <table:table-cell office:value-type="float" office:value="129.69913966502136" table:formula="of:=(MIN([.R185];[.S185];[.T185])+MAX([.R185];[.S185];[.T185]))/2" table:style-name="ce1">
            <text:p>129.699139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3" table:style-name="ce2">
            <text:p>183</text:p>
          </table:table-cell>
          <table:table-cell office:value-type="float" office:value="-13.345668841950607" table:formula="of:=[.$A$3]*SIN(RADIANS([.B186]))" table:style-name="ce11">
            <text:p>-13.3457</text:p>
          </table:table-cell>
          <table:table-cell office:value-type="float" office:value="227.2066636680338" table:formula="of:=[.$A$3]*SIN(RADIANS([.B186]-120))" table:style-name="ce11">
            <text:p>227.2067</text:p>
          </table:table-cell>
          <table:table-cell office:value-type="float" office:value="-213.86099482608319" table:formula="of:=[.$A$3]*SIN(RADIANS([.B186]+120))" table:style-name="ce11">
            <text:p>-213.8610</text:p>
          </table:table-cell>
          <table:table-cell table:style-name="ce11"/>
          <table:table-cell office:value-type="float" office:value="6.6728344209753061" table:formula="of:=(MIN([.C186];[.D186];[.E186])+MAX([.C186];[.D186];[.E186]))/2" table:style-name="ce12">
            <text:p>6.6728</text:p>
          </table:table-cell>
          <table:table-cell office:value-type="float" office:value="-20.018503262925911" table:formula="of:=[.C186]-[.G186]" table:style-name="ce11">
            <text:p>-20.0185</text:p>
          </table:table-cell>
          <table:table-cell office:value-type="float" office:value="220.53382924705849" table:formula="of:=[.D186]-[.G186]" table:style-name="ce11">
            <text:p>220.5338</text:p>
          </table:table-cell>
          <table:table-cell office:value-type="float" office:value="-220.53382924705849" table:formula="of:=[.E186]-[.G186]" table:style-name="ce11">
            <text:p>-220.5338</text:p>
          </table:table-cell>
          <table:table-cell table:style-name="ce11"/>
          <table:table-cell office:value-type="float" office:value="120.32716557902469" table:formula="of:=[.C186]/2+127" table:style-name="ce13">
            <text:p>120</text:p>
          </table:table-cell>
          <table:table-cell office:value-type="float" office:value="117.99074836853704" table:formula="of:=[.H186]/2+128" table:style-name="ce13">
            <text:p>118</text:p>
          </table:table-cell>
          <table:table-cell office:value-type="float" office:value="118.288" table:style-name="ce1">
            <text:p>118.288</text:p>
          </table:table-cell>
          <table:table-cell office:value-type="float" office:value="172.49700000000001" table:style-name="ce1">
            <text:p>172.497</text:p>
          </table:table-cell>
          <table:table-cell table:style-name="ce1"/>
          <table:table-cell office:value-type="float" office:value="1.5961666666666667" table:formula="of:=[.B186]*2*3.14/720" table:style-name="ce1">
            <text:p>1.596166667</text:p>
          </table:table-cell>
          <table:table-cell office:value-type="float" office:value="253.95913015402027" table:formula="of:=127*SIN([.Q186])+127" table:style-name="ce1">
            <text:p>253.9591302</text:p>
          </table:table-cell>
          <table:table-cell office:value-type="float" office:value="7.0644810358071339" table:formula="of:=127*SIN([.Q186]+[.$P$2])+127" table:style-name="ce1">
            <text:p>7.064481036</text:p>
          </table:table-cell>
          <table:table-cell office:value-type="float" office:value="5.100471882380532" table:formula="of:=127*SIN([.Q186]-[.$P$2])+127" table:style-name="ce1">
            <text:p>5.100471882</text:p>
          </table:table-cell>
          <table:table-cell office:value-type="float" office:value="129.5298010182004" table:formula="of:=(MIN([.R186];[.S186];[.T186])+MAX([.R186];[.S186];[.T186]))/2" table:style-name="ce1">
            <text:p>129.52980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4" table:style-name="ce2">
            <text:p>184</text:p>
          </table:table-cell>
          <table:table-cell office:value-type="float" office:value="-17.787900804751946" table:formula="of:=[.$A$3]*SIN(RADIANS([.B187]))" table:style-name="ce11">
            <text:p>-17.7879</text:p>
          </table:table-cell>
          <table:table-cell office:value-type="float" office:value="229.19248180628759" table:formula="of:=[.$A$3]*SIN(RADIANS([.B187]-120))" table:style-name="ce11">
            <text:p>229.1925</text:p>
          </table:table-cell>
          <table:table-cell office:value-type="float" office:value="-211.4045810015356" table:formula="of:=[.$A$3]*SIN(RADIANS([.B187]+120))" table:style-name="ce11">
            <text:p>-211.4046</text:p>
          </table:table-cell>
          <table:table-cell table:style-name="ce11"/>
          <table:table-cell office:value-type="float" office:value="8.8939504023759923" table:formula="of:=(MIN([.C187];[.D187];[.E187])+MAX([.C187];[.D187];[.E187]))/2" table:style-name="ce12">
            <text:p>8.8940</text:p>
          </table:table-cell>
          <table:table-cell office:value-type="float" office:value="-26.681851207127938" table:formula="of:=[.C187]-[.G187]" table:style-name="ce11">
            <text:p>-26.6819</text:p>
          </table:table-cell>
          <table:table-cell office:value-type="float" office:value="220.2985314039116" table:formula="of:=[.D187]-[.G187]" table:style-name="ce11">
            <text:p>220.2985</text:p>
          </table:table-cell>
          <table:table-cell office:value-type="float" office:value="-220.2985314039116" table:formula="of:=[.E187]-[.G187]" table:style-name="ce11">
            <text:p>-220.2985</text:p>
          </table:table-cell>
          <table:table-cell table:style-name="ce11"/>
          <table:table-cell office:value-type="float" office:value="118.10604959762402" table:formula="of:=[.C187]/2+127" table:style-name="ce13">
            <text:p>118</text:p>
          </table:table-cell>
          <table:table-cell office:value-type="float" office:value="114.65907439643603" table:formula="of:=[.H187]/2+128" table:style-name="ce13">
            <text:p>115</text:p>
          </table:table-cell>
          <table:table-cell office:value-type="float" office:value="114.95399999999999" table:style-name="ce1">
            <text:p>114.954</text:p>
          </table:table-cell>
          <table:table-cell office:value-type="float" office:value="173.011" table:style-name="ce1">
            <text:p>173.011</text:p>
          </table:table-cell>
          <table:table-cell table:style-name="ce1"/>
          <table:table-cell office:value-type="float" office:value="1.6048888888888888" table:formula="of:=[.B187]*2*3.14/720" table:style-name="ce1">
            <text:p>1.604888889</text:p>
          </table:table-cell>
          <table:table-cell office:value-type="float" office:value="253.92620092131494" table:formula="of:=127*SIN([.Q187])+127" table:style-name="ce1">
            <text:p>253.9262009</text:p>
          </table:table-cell>
          <table:table-cell office:value-type="float" office:value="7.4333384717866835" table:formula="of:=127*SIN([.Q187]+[.$P$2])+127" table:style-name="ce1">
            <text:p>7.433338472</text:p>
          </table:table-cell>
          <table:table-cell office:value-type="float" office:value="4.7943389037282884" table:formula="of:=127*SIN([.Q187]-[.$P$2])+127" table:style-name="ce1">
            <text:p>4.794338904</text:p>
          </table:table-cell>
          <table:table-cell office:value-type="float" office:value="129.36026991252163" table:formula="of:=(MIN([.R187];[.S187];[.T187])+MAX([.R187];[.S187];[.T187]))/2" table:style-name="ce1">
            <text:p>129.360269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5" table:style-name="ce2">
            <text:p>185</text:p>
          </table:table-cell>
          <table:table-cell office:value-type="float" office:value="-22.224714400652775" table:formula="of:=[.$A$3]*SIN(RADIANS([.B188]))" table:style-name="ce11">
            <text:p>-22.2247</text:p>
          </table:table-cell>
          <table:table-cell office:value-type="float" office:value="231.10848569434575" table:formula="of:=[.$A$3]*SIN(RADIANS([.B188]-120))" table:style-name="ce11">
            <text:p>231.1085</text:p>
          </table:table-cell>
          <table:table-cell office:value-type="float" office:value="-208.88377129369292" table:formula="of:=[.$A$3]*SIN(RADIANS([.B188]+120))" table:style-name="ce11">
            <text:p>-208.8838</text:p>
          </table:table-cell>
          <table:table-cell table:style-name="ce11"/>
          <table:table-cell office:value-type="float" office:value="11.112357200326414" table:formula="of:=(MIN([.C188];[.D188];[.E188])+MAX([.C188];[.D188];[.E188]))/2" table:style-name="ce12">
            <text:p>11.1124</text:p>
          </table:table-cell>
          <table:table-cell office:value-type="float" office:value="-33.337071600979186" table:formula="of:=[.C188]-[.G188]" table:style-name="ce11">
            <text:p>-33.3371</text:p>
          </table:table-cell>
          <table:table-cell office:value-type="float" office:value="219.99612849401933" table:formula="of:=[.D188]-[.G188]" table:style-name="ce11">
            <text:p>219.9961</text:p>
          </table:table-cell>
          <table:table-cell office:value-type="float" office:value="-219.99612849401933" table:formula="of:=[.E188]-[.G188]" table:style-name="ce11">
            <text:p>-219.9961</text:p>
          </table:table-cell>
          <table:table-cell table:style-name="ce11"/>
          <table:table-cell office:value-type="float" office:value="115.88764279967361" table:formula="of:=[.C188]/2+127" table:style-name="ce13">
            <text:p>116</text:p>
          </table:table-cell>
          <table:table-cell office:value-type="float" office:value="111.33146419951041" table:formula="of:=[.H188]/2+128" table:style-name="ce13">
            <text:p>111</text:p>
          </table:table-cell>
          <table:table-cell office:value-type="float" office:value="111.623" table:style-name="ce1">
            <text:p>111.623</text:p>
          </table:table-cell>
          <table:table-cell office:value-type="float" office:value="173.52199999999999" table:style-name="ce1">
            <text:p>173.522</text:p>
          </table:table-cell>
          <table:table-cell table:style-name="ce1"/>
          <table:table-cell office:value-type="float" office:value="1.6136111111111111" table:formula="of:=[.B188]*2*3.14/720" table:style-name="ce1">
            <text:p>1.613611111</text:p>
          </table:table-cell>
          <table:table-cell office:value-type="float" office:value="253.88361556486899" table:formula="of:=127*SIN([.Q188])+127" table:style-name="ce1">
            <text:p>253.8836156</text:p>
          </table:table-cell>
          <table:table-cell office:value-type="float" office:value="7.811292142197118" table:formula="of:=127*SIN([.Q188]+[.$P$2])+127" table:style-name="ce1">
            <text:p>7.811292142</text:p>
          </table:table-cell>
          <table:table-cell office:value-type="float" office:value="4.497502925827277" table:formula="of:=127*SIN([.Q188]-[.$P$2])+127" table:style-name="ce1">
            <text:p>4.497502926</text:p>
          </table:table-cell>
          <table:table-cell office:value-type="float" office:value="129.19055924534814" table:formula="of:=(MIN([.R188];[.S188];[.T188])+MAX([.R188];[.S188];[.T188]))/2" table:style-name="ce1">
            <text:p>129.190559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6" table:style-name="ce2">
            <text:p>186</text:p>
          </table:table-cell>
          <table:table-cell office:value-type="float" office:value="-26.654758133251644" table:formula="of:=[.$A$3]*SIN(RADIANS([.B189]))" table:style-name="ce11">
            <text:p>-26.6548</text:p>
          </table:table-cell>
          <table:table-cell office:value-type="float" office:value="232.95409169886321" table:formula="of:=[.$A$3]*SIN(RADIANS([.B189]-120))" table:style-name="ce11">
            <text:p>232.9541</text:p>
          </table:table-cell>
          <table:table-cell office:value-type="float" office:value="-206.29933356561162" table:formula="of:=[.$A$3]*SIN(RADIANS([.B189]+120))" table:style-name="ce11">
            <text:p>-206.2993</text:p>
          </table:table-cell>
          <table:table-cell table:style-name="ce11"/>
          <table:table-cell office:value-type="float" office:value="13.327379066625795" table:formula="of:=(MIN([.C189];[.D189];[.E189])+MAX([.C189];[.D189];[.E189]))/2" table:style-name="ce12">
            <text:p>13.3274</text:p>
          </table:table-cell>
          <table:table-cell office:value-type="float" office:value="-39.982137199877442" table:formula="of:=[.C189]-[.G189]" table:style-name="ce11">
            <text:p>-39.9821</text:p>
          </table:table-cell>
          <table:table-cell office:value-type="float" office:value="219.6267126322374" table:formula="of:=[.D189]-[.G189]" table:style-name="ce11">
            <text:p>219.6267</text:p>
          </table:table-cell>
          <table:table-cell office:value-type="float" office:value="-219.6267126322374" table:formula="of:=[.E189]-[.G189]" table:style-name="ce11">
            <text:p>-219.6267</text:p>
          </table:table-cell>
          <table:table-cell table:style-name="ce11"/>
          <table:table-cell office:value-type="float" office:value="113.67262093337418" table:formula="of:=[.C189]/2+127" table:style-name="ce13">
            <text:p>114</text:p>
          </table:table-cell>
          <table:table-cell office:value-type="float" office:value="108.00893140006127" table:formula="of:=[.H189]/2+128" table:style-name="ce13">
            <text:p>108</text:p>
          </table:table-cell>
          <table:table-cell office:value-type="float" office:value="108.298" table:style-name="ce1">
            <text:p>108.298</text:p>
          </table:table-cell>
          <table:table-cell office:value-type="float" office:value="174.029" table:style-name="ce1">
            <text:p>174.029</text:p>
          </table:table-cell>
          <table:table-cell table:style-name="ce1"/>
          <table:table-cell office:value-type="float" office:value="1.6223333333333336" table:formula="of:=[.B189]*2*3.14/720" table:style-name="ce1">
            <text:p>1.622333333</text:p>
          </table:table-cell>
          <table:table-cell office:value-type="float" office:value="253.83137732443495" table:formula="of:=127*SIN([.Q189])+127" table:style-name="ce1">
            <text:p>253.8313773</text:p>
          </table:table-cell>
          <table:table-cell office:value-type="float" office:value="8.1983132935780958" table:formula="of:=127*SIN([.Q189]+[.$P$2])+127" table:style-name="ce1">
            <text:p>8.198313294</text:p>
          </table:table-cell>
          <table:table-cell office:value-type="float" office:value="4.2099865309731399" table:formula="of:=127*SIN([.Q189]-[.$P$2])+127" table:style-name="ce1">
            <text:p>4.209986531</text:p>
          </table:table-cell>
          <table:table-cell office:value-type="float" office:value="129.02068192770406" table:formula="of:=(MIN([.R189];[.S189];[.T189])+MAX([.R189];[.S189];[.T189]))/2" table:style-name="ce1">
            <text:p>129.020681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7" table:style-name="ce2">
            <text:p>187</text:p>
          </table:table-cell>
          <table:table-cell office:value-type="float" office:value="-31.076682568312563" table:formula="of:=[.$A$3]*SIN(RADIANS([.B190]))" table:style-name="ce11">
            <text:p>-31.0767</text:p>
          </table:table-cell>
          <table:table-cell office:value-type="float" office:value="234.72873763037231" table:formula="of:=[.$A$3]*SIN(RADIANS([.B190]-120))" table:style-name="ce11">
            <text:p>234.7287</text:p>
          </table:table-cell>
          <table:table-cell office:value-type="float" office:value="-203.65205506205973" table:formula="of:=[.$A$3]*SIN(RADIANS([.B190]+120))" table:style-name="ce11">
            <text:p>-203.6521</text:p>
          </table:table-cell>
          <table:table-cell table:style-name="ce11"/>
          <table:table-cell office:value-type="float" office:value="15.538341284156289" table:formula="of:=(MIN([.C190];[.D190];[.E190])+MAX([.C190];[.D190];[.E190]))/2" table:style-name="ce12">
            <text:p>15.5383</text:p>
          </table:table-cell>
          <table:table-cell office:value-type="float" office:value="-46.615023852468852" table:formula="of:=[.C190]-[.G190]" table:style-name="ce11">
            <text:p>-46.6150</text:p>
          </table:table-cell>
          <table:table-cell office:value-type="float" office:value="219.190396346216" table:formula="of:=[.D190]-[.G190]" table:style-name="ce11">
            <text:p>219.1904</text:p>
          </table:table-cell>
          <table:table-cell office:value-type="float" office:value="-219.190396346216" table:formula="of:=[.E190]-[.G190]" table:style-name="ce11">
            <text:p>-219.1904</text:p>
          </table:table-cell>
          <table:table-cell table:style-name="ce11"/>
          <table:table-cell office:value-type="float" office:value="111.46165871584373" table:formula="of:=[.C190]/2+127" table:style-name="ce13">
            <text:p>111</text:p>
          </table:table-cell>
          <table:table-cell office:value-type="float" office:value="104.69248807376557" table:formula="of:=[.H190]/2+128" table:style-name="ce13">
            <text:p>105</text:p>
          </table:table-cell>
          <table:table-cell office:value-type="float" office:value="104.97799999999999" table:style-name="ce1">
            <text:p>104.978</text:p>
          </table:table-cell>
          <table:table-cell office:value-type="float" office:value="174.53299999999999" table:style-name="ce1">
            <text:p>174.533</text:p>
          </table:table-cell>
          <table:table-cell table:style-name="ce1"/>
          <table:table-cell office:value-type="float" office:value="1.6310555555555557" table:formula="of:=[.B190]*2*3.14/720" table:style-name="ce1">
            <text:p>1.631055556</text:p>
          </table:table-cell>
          <table:table-cell office:value-type="float" office:value="253.7694901741246" table:formula="of:=127*SIN([.Q190])+127" table:style-name="ce1">
            <text:p>253.7694902</text:p>
          </table:table-cell>
          <table:table-cell office:value-type="float" office:value="8.5943724826466479" table:formula="of:=127*SIN([.Q190]+[.$P$2])+127" table:style-name="ce1">
            <text:p>8.594372483</text:p>
          </table:table-cell>
          <table:table-cell office:value-type="float" office:value="3.9318115924576205" table:formula="of:=127*SIN([.Q190]-[.$P$2])+127" table:style-name="ce1">
            <text:p>3.931811592</text:p>
          </table:table-cell>
          <table:table-cell office:value-type="float" office:value="128.85065088329111" table:formula="of:=(MIN([.R190];[.S190];[.T190])+MAX([.R190];[.S190];[.T190]))/2" table:style-name="ce1">
            <text:p>128.850650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8" table:style-name="ce2">
            <text:p>188</text:p>
          </table:table-cell>
          <table:table-cell office:value-type="float" office:value="-35.489140744816709" table:formula="of:=[.$A$3]*SIN(RADIANS([.B191]))" table:style-name="ce11">
            <text:p>-35.4891</text:p>
          </table:table-cell>
          <table:table-cell office:value-type="float" office:value="236.4318829145308" table:formula="of:=[.$A$3]*SIN(RADIANS([.B191]-120))" table:style-name="ce11">
            <text:p>236.4319</text:p>
          </table:table-cell>
          <table:table-cell office:value-type="float" office:value="-200.94274216971405" table:formula="of:=[.$A$3]*SIN(RADIANS([.B191]+120))" table:style-name="ce11">
            <text:p>-200.9427</text:p>
          </table:table-cell>
          <table:table-cell table:style-name="ce11"/>
          <table:table-cell office:value-type="float" office:value="17.744570372408376" table:formula="of:=(MIN([.C191];[.D191];[.E191])+MAX([.C191];[.D191];[.E191]))/2" table:style-name="ce12">
            <text:p>17.7446</text:p>
          </table:table-cell>
          <table:table-cell office:value-type="float" office:value="-53.233711117225084" table:formula="of:=[.C191]-[.G191]" table:style-name="ce11">
            <text:p>-53.2337</text:p>
          </table:table-cell>
          <table:table-cell office:value-type="float" office:value="218.68731254212241" table:formula="of:=[.D191]-[.G191]" table:style-name="ce11">
            <text:p>218.6873</text:p>
          </table:table-cell>
          <table:table-cell office:value-type="float" office:value="-218.68731254212241" table:formula="of:=[.E191]-[.G191]" table:style-name="ce11">
            <text:p>-218.6873</text:p>
          </table:table-cell>
          <table:table-cell table:style-name="ce11"/>
          <table:table-cell office:value-type="float" office:value="109.25542962759164" table:formula="of:=[.C191]/2+127" table:style-name="ce13">
            <text:p>109</text:p>
          </table:table-cell>
          <table:table-cell office:value-type="float" office:value="101.38314444138746" table:formula="of:=[.H191]/2+128" table:style-name="ce13">
            <text:p>101</text:p>
          </table:table-cell>
          <table:table-cell office:value-type="float" office:value="101.666" table:style-name="ce1">
            <text:p>101.666</text:p>
          </table:table-cell>
          <table:table-cell office:value-type="float" office:value="175.03399999999999" table:style-name="ce1">
            <text:p>175.034</text:p>
          </table:table-cell>
          <table:table-cell table:style-name="ce1"/>
          <table:table-cell office:value-type="float" office:value="1.639777777777778" table:formula="of:=[.B191]*2*3.14/720" table:style-name="ce1">
            <text:p>1.639777778</text:p>
          </table:table-cell>
          <table:table-cell office:value-type="float" office:value="253.69795882210667" table:formula="of:=127*SIN([.Q191])+127" table:style-name="ce1">
            <text:p>253.6979588</text:p>
          </table:table-cell>
          <table:table-cell office:value-type="float" office:value="8.9994395785350179" table:formula="of:=127*SIN([.Q191]+[.$P$2])+127" table:style-name="ce1">
            <text:p>8.999439579</text:p>
          </table:table-cell>
          <table:table-cell office:value-type="float" office:value="3.6629992729062764" table:formula="of:=127*SIN([.Q191]-[.$P$2])+127" table:style-name="ce1">
            <text:p>3.662999273</text:p>
          </table:table-cell>
          <table:table-cell office:value-type="float" office:value="128.68047904750648" table:formula="of:=(MIN([.R191];[.S191];[.T191])+MAX([.R191];[.S191];[.T191]))/2" table:style-name="ce1">
            <text:p>128.68047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89" table:style-name="ce2">
            <text:p>189</text:p>
          </table:table-cell>
          <table:table-cell office:value-type="float" office:value="-39.890788585258839" table:formula="of:=[.$A$3]*SIN(RADIANS([.B192]))" table:style-name="ce11">
            <text:p>-39.8908</text:p>
          </table:table-cell>
          <table:table-cell office:value-type="float" office:value="238.06300875678645" table:formula="of:=[.$A$3]*SIN(RADIANS([.B192]-120))" table:style-name="ce11">
            <text:p>238.0630</text:p>
          </table:table-cell>
          <table:table-cell office:value-type="float" office:value="-198.17222017152756" table:formula="of:=[.$A$3]*SIN(RADIANS([.B192]+120))" table:style-name="ce11">
            <text:p>-198.1722</text:p>
          </table:table-cell>
          <table:table-cell table:style-name="ce11"/>
          <table:table-cell office:value-type="float" office:value="19.945394292629445" table:formula="of:=(MIN([.C192];[.D192];[.E192])+MAX([.C192];[.D192];[.E192]))/2" table:style-name="ce12">
            <text:p>19.9454</text:p>
          </table:table-cell>
          <table:table-cell office:value-type="float" office:value="-59.836182877888284" table:formula="of:=[.C192]-[.G192]" table:style-name="ce11">
            <text:p>-59.8362</text:p>
          </table:table-cell>
          <table:table-cell office:value-type="float" office:value="218.11761446415699" table:formula="of:=[.D192]-[.G192]" table:style-name="ce11">
            <text:p>218.1176</text:p>
          </table:table-cell>
          <table:table-cell office:value-type="float" office:value="-218.11761446415699" table:formula="of:=[.E192]-[.G192]" table:style-name="ce11">
            <text:p>-218.1176</text:p>
          </table:table-cell>
          <table:table-cell table:style-name="ce11"/>
          <table:table-cell office:value-type="float" office:value="107.05460570737058" table:formula="of:=[.C192]/2+127" table:style-name="ce13">
            <text:p>107</text:p>
          </table:table-cell>
          <table:table-cell office:value-type="float" office:value="98.081908561055855" table:formula="of:=[.H192]/2+128" table:style-name="ce13">
            <text:p>98</text:p>
          </table:table-cell>
          <table:table-cell office:value-type="float" office:value="98.361599999999996" table:style-name="ce1">
            <text:p>98.3616</text:p>
          </table:table-cell>
          <table:table-cell office:value-type="float" office:value="175.53" table:style-name="ce1">
            <text:p>175.53</text:p>
          </table:table-cell>
          <table:table-cell table:style-name="ce1"/>
          <table:table-cell office:value-type="float" office:value="1.6485000000000001" table:formula="of:=[.B192]*2*3.14/720" table:style-name="ce1">
            <text:p>1.6485</text:p>
          </table:table-cell>
          <table:table-cell office:value-type="float" office:value="253.61678871024895" table:formula="of:=127*SIN([.Q192])+127" table:style-name="ce1">
            <text:p>253.6167887</text:p>
          </table:table-cell>
          <table:table-cell office:value-type="float" office:value="9.4134837650837397" table:formula="of:=127*SIN([.Q192]+[.$P$2])+127" table:style-name="ce1">
            <text:p>9.413483765</text:p>
          </table:table-cell>
          <table:table-cell office:value-type="float" office:value="3.4035700226676227" table:formula="of:=127*SIN([.Q192]-[.$P$2])+127" table:style-name="ce1">
            <text:p>3.403570023</text:p>
          </table:table-cell>
          <table:table-cell office:value-type="float" office:value="128.51017936645829" table:formula="of:=(MIN([.R192];[.S192];[.T192])+MAX([.R192];[.S192];[.T192]))/2" table:style-name="ce1">
            <text:p>128.51017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0" table:style-name="ce2">
            <text:p>190</text:p>
          </table:table-cell>
          <table:table-cell office:value-type="float" office:value="-44.280285305067267" table:formula="of:=[.$A$3]*SIN(RADIANS([.B193]))" table:style-name="ce11">
            <text:p>-44.2803</text:p>
          </table:table-cell>
          <table:table-cell office:value-type="float" office:value="239.62161830040662" table:formula="of:=[.$A$3]*SIN(RADIANS([.B193]-120))" table:style-name="ce11">
            <text:p>239.6216</text:p>
          </table:table-cell>
          <table:table-cell office:value-type="float" office:value="-195.34133299533943" table:formula="of:=[.$A$3]*SIN(RADIANS([.B193]+120))" table:style-name="ce11">
            <text:p>-195.3413</text:p>
          </table:table-cell>
          <table:table-cell table:style-name="ce11"/>
          <table:table-cell office:value-type="float" office:value="22.140142652533598" table:formula="of:=(MIN([.C193];[.D193];[.E193])+MAX([.C193];[.D193];[.E193]))/2" table:style-name="ce12">
            <text:p>22.1401</text:p>
          </table:table-cell>
          <table:table-cell office:value-type="float" office:value="-66.420427957600864" table:formula="of:=[.C193]-[.G193]" table:style-name="ce11">
            <text:p>-66.4204</text:p>
          </table:table-cell>
          <table:table-cell office:value-type="float" office:value="217.48147564787303" table:formula="of:=[.D193]-[.G193]" table:style-name="ce11">
            <text:p>217.4815</text:p>
          </table:table-cell>
          <table:table-cell office:value-type="float" office:value="-217.48147564787303" table:formula="of:=[.E193]-[.G193]" table:style-name="ce11">
            <text:p>-217.4815</text:p>
          </table:table-cell>
          <table:table-cell table:style-name="ce11"/>
          <table:table-cell office:value-type="float" office:value="104.85985734746637" table:formula="of:=[.C193]/2+127" table:style-name="ce13">
            <text:p>105</text:p>
          </table:table-cell>
          <table:table-cell office:value-type="float" office:value="94.789786021199575" table:formula="of:=[.H193]/2+128" table:style-name="ce13">
            <text:p>95</text:p>
          </table:table-cell>
          <table:table-cell office:value-type="float" office:value="95.066199999999995" table:style-name="ce1">
            <text:p>95.0662</text:p>
          </table:table-cell>
          <table:table-cell office:value-type="float" office:value="176.024" table:style-name="ce1">
            <text:p>176.024</text:p>
          </table:table-cell>
          <table:table-cell table:style-name="ce1"/>
          <table:table-cell office:value-type="float" office:value="1.6572222222222224" table:formula="of:=[.B193]*2*3.14/720" table:style-name="ce1">
            <text:p>1.657222222</text:p>
          </table:table-cell>
          <table:table-cell office:value-type="float" office:value="253.5259860137038" table:formula="of:=127*SIN([.Q193])+127" table:style-name="ce1">
            <text:p>253.525986</text:p>
          </table:table-cell>
          <table:table-cell office:value-type="float" office:value="9.8364735431871679" table:formula="of:=127*SIN([.Q193]+[.$P$2])+127" table:style-name="ce1">
            <text:p>9.836473543</text:p>
          </table:table-cell>
          <table:table-cell office:value-type="float" office:value="3.1535435782568157" table:formula="of:=127*SIN([.Q193]-[.$P$2])+127" table:style-name="ce1">
            <text:p>3.153543578</text:p>
          </table:table-cell>
          <table:table-cell office:value-type="float" office:value="128.3397647959803" table:formula="of:=(MIN([.R193];[.S193];[.T193])+MAX([.R193];[.S193];[.T193]))/2" table:style-name="ce1">
            <text:p>128.339764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1" table:style-name="ce2">
            <text:p>191</text:p>
          </table:table-cell>
          <table:table-cell office:value-type="float" office:value="-48.656293821018906" table:formula="of:=[.$A$3]*SIN(RADIANS([.B194]))" table:style-name="ce11">
            <text:p>-48.6563</text:p>
          </table:table-cell>
          <table:table-cell office:value-type="float" office:value="241.10723677782576" table:formula="of:=[.$A$3]*SIN(RADIANS([.B194]-120))" table:style-name="ce11">
            <text:p>241.1072</text:p>
          </table:table-cell>
          <table:table-cell office:value-type="float" office:value="-192.45094295680693" table:formula="of:=[.$A$3]*SIN(RADIANS([.B194]+120))" table:style-name="ce11">
            <text:p>-192.4509</text:p>
          </table:table-cell>
          <table:table-cell table:style-name="ce11"/>
          <table:table-cell office:value-type="float" office:value="24.328146910509417" table:formula="of:=(MIN([.C194];[.D194];[.E194])+MAX([.C194];[.D194];[.E194]))/2" table:style-name="ce12">
            <text:p>24.3281</text:p>
          </table:table-cell>
          <table:table-cell office:value-type="float" office:value="-72.984440731528323" table:formula="of:=[.C194]-[.G194]" table:style-name="ce11">
            <text:p>-72.9844</text:p>
          </table:table-cell>
          <table:table-cell office:value-type="float" office:value="216.77908986731634" table:formula="of:=[.D194]-[.G194]" table:style-name="ce11">
            <text:p>216.7791</text:p>
          </table:table-cell>
          <table:table-cell office:value-type="float" office:value="-216.77908986731634" table:formula="of:=[.E194]-[.G194]" table:style-name="ce11">
            <text:p>-216.7791</text:p>
          </table:table-cell>
          <table:table-cell table:style-name="ce11"/>
          <table:table-cell office:value-type="float" office:value="102.67185308949055" table:formula="of:=[.C194]/2+127" table:style-name="ce13">
            <text:p>103</text:p>
          </table:table-cell>
          <table:table-cell office:value-type="float" office:value="91.507779634235845" table:formula="of:=[.H194]/2+128" table:style-name="ce13">
            <text:p>92</text:p>
          </table:table-cell>
          <table:table-cell office:value-type="float" office:value="91.780799999999999" table:style-name="ce1">
            <text:p>91.7808</text:p>
          </table:table-cell>
          <table:table-cell office:value-type="float" office:value="176.51300000000001" table:style-name="ce1">
            <text:p>176.513</text:p>
          </table:table-cell>
          <table:table-cell table:style-name="ce1"/>
          <table:table-cell office:value-type="float" office:value="1.6659444444444444" table:formula="of:=[.B194]*2*3.14/720" table:style-name="ce1">
            <text:p>1.665944444</text:p>
          </table:table-cell>
          <table:table-cell office:value-type="float" office:value="253.42555764043883" table:formula="of:=127*SIN([.Q194])+127" table:style-name="ce1">
            <text:p>253.4255576</text:p>
          </table:table-cell>
          <table:table-cell office:value-type="float" office:value="10.268376733187381" table:formula="of:=127*SIN([.Q194]+[.$P$2])+127" table:style-name="ce1">
            <text:p>10.26837673</text:p>
          </table:table-cell>
          <table:table-cell office:value-type="float" office:value="2.9129389608555982" table:formula="of:=127*SIN([.Q194]-[.$P$2])+127" table:style-name="ce1">
            <text:p>2.912938961</text:p>
          </table:table-cell>
          <table:table-cell office:value-type="float" office:value="128.16924830064721" table:formula="of:=(MIN([.R194];[.S194];[.T194])+MAX([.R194];[.S194];[.T194]))/2" table:style-name="ce1">
            <text:p>128.169248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2" table:style-name="ce2">
            <text:p>192</text:p>
          </table:table-cell>
          <table:table-cell office:value-type="float" office:value="-53.017481158528675" table:formula="of:=[.$A$3]*SIN(RADIANS([.B195]))" table:style-name="ce11">
            <text:p>-53.0175</text:p>
          </table:table-cell>
          <table:table-cell office:value-type="float" office:value="242.51941165526415" table:formula="of:=[.$A$3]*SIN(RADIANS([.B195]-120))" table:style-name="ce11">
            <text:p>242.5194</text:p>
          </table:table-cell>
          <table:table-cell office:value-type="float" office:value="-189.50193049673561" table:formula="of:=[.$A$3]*SIN(RADIANS([.B195]+120))" table:style-name="ce11">
            <text:p>-189.5019</text:p>
          </table:table-cell>
          <table:table-cell table:style-name="ce11"/>
          <table:table-cell office:value-type="float" office:value="26.50874057926427" table:formula="of:=(MIN([.C195];[.D195];[.E195])+MAX([.C195];[.D195];[.E195]))/2" table:style-name="ce12">
            <text:p>26.5087</text:p>
          </table:table-cell>
          <table:table-cell office:value-type="float" office:value="-79.526221737792952" table:formula="of:=[.C195]-[.G195]" table:style-name="ce11">
            <text:p>-79.5262</text:p>
          </table:table-cell>
          <table:table-cell office:value-type="float" office:value="216.01067107599988" table:formula="of:=[.D195]-[.G195]" table:style-name="ce11">
            <text:p>216.0107</text:p>
          </table:table-cell>
          <table:table-cell office:value-type="float" office:value="-216.01067107599988" table:formula="of:=[.E195]-[.G195]" table:style-name="ce11">
            <text:p>-216.0107</text:p>
          </table:table-cell>
          <table:table-cell table:style-name="ce11"/>
          <table:table-cell office:value-type="float" office:value="100.49125942073566" table:formula="of:=[.C195]/2+127" table:style-name="ce13">
            <text:p>100</text:p>
          </table:table-cell>
          <table:table-cell office:value-type="float" office:value="88.236889131103524" table:formula="of:=[.H195]/2+128" table:style-name="ce13">
            <text:p>88</text:p>
          </table:table-cell>
          <table:table-cell office:value-type="float" office:value="88.506399999999999" table:style-name="ce1">
            <text:p>88.5064</text:p>
          </table:table-cell>
          <table:table-cell office:value-type="float" office:value="176.999" table:style-name="ce1">
            <text:p>176.999</text:p>
          </table:table-cell>
          <table:table-cell table:style-name="ce1"/>
          <table:table-cell office:value-type="float" office:value="1.6746666666666667" table:formula="of:=[.B195]*2*3.14/720" table:style-name="ce1">
            <text:p>1.674666667</text:p>
          </table:table-cell>
          <table:table-cell office:value-type="float" office:value="253.31551123071102" table:formula="of:=127*SIN([.Q195])+127" table:style-name="ce1">
            <text:p>253.3155112</text:p>
          </table:table-cell>
          <table:table-cell office:value-type="float" office:value="10.709160477325113" table:formula="of:=127*SIN([.Q195]+[.$P$2])+127" table:style-name="ce1">
            <text:p>10.70916048</text:p>
          </table:table-cell>
          <table:table-cell office:value-type="float" office:value="2.6817744748636585" table:formula="of:=127*SIN([.Q195]-[.$P$2])+127" table:style-name="ce1">
            <text:p>2.681774475</text:p>
          </table:table-cell>
          <table:table-cell office:value-type="float" office:value="127.99864285278734" table:formula="of:=(MIN([.R195];[.S195];[.T195])+MAX([.R195];[.S195];[.T195]))/2" table:style-name="ce1">
            <text:p>127.998642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3" table:style-name="ce2">
            <text:p>193</text:p>
          </table:table-cell>
          <table:table-cell office:value-type="float" office:value="-57.362518857685572" table:formula="of:=[.$A$3]*SIN(RADIANS([.B196]))" table:style-name="ce11">
            <text:p>-57.3625</text:p>
          </table:table-cell>
          <table:table-cell office:value-type="float" office:value="243.85771277057404" table:formula="of:=[.$A$3]*SIN(RADIANS([.B196]-120))" table:style-name="ce11">
            <text:p>243.8577</text:p>
          </table:table-cell>
          <table:table-cell office:value-type="float" office:value="-186.49519391288842" table:formula="of:=[.$A$3]*SIN(RADIANS([.B196]+120))" table:style-name="ce11">
            <text:p>-186.4952</text:p>
          </table:table-cell>
          <table:table-cell table:style-name="ce11"/>
          <table:table-cell office:value-type="float" office:value="28.681259428842807" table:formula="of:=(MIN([.C196];[.D196];[.E196])+MAX([.C196];[.D196];[.E196]))/2" table:style-name="ce12">
            <text:p>28.6813</text:p>
          </table:table-cell>
          <table:table-cell office:value-type="float" office:value="-86.043778286528379" table:formula="of:=[.C196]-[.G196]" table:style-name="ce11">
            <text:p>-86.0438</text:p>
          </table:table-cell>
          <table:table-cell office:value-type="float" office:value="215.17645334173125" table:formula="of:=[.D196]-[.G196]" table:style-name="ce11">
            <text:p>215.1765</text:p>
          </table:table-cell>
          <table:table-cell office:value-type="float" office:value="-215.17645334173125" table:formula="of:=[.E196]-[.G196]" table:style-name="ce11">
            <text:p>-215.1765</text:p>
          </table:table-cell>
          <table:table-cell table:style-name="ce11"/>
          <table:table-cell office:value-type="float" office:value="98.318740571157207" table:formula="of:=[.C196]/2+127" table:style-name="ce13">
            <text:p>98</text:p>
          </table:table-cell>
          <table:table-cell office:value-type="float" office:value="84.97811085673581" table:formula="of:=[.H196]/2+128" table:style-name="ce13">
            <text:p>85</text:p>
          </table:table-cell>
          <table:table-cell office:value-type="float" office:value="85.244100000000003" table:style-name="ce1">
            <text:p>85.2441</text:p>
          </table:table-cell>
          <table:table-cell office:value-type="float" office:value="177.48099999999999" table:style-name="ce1">
            <text:p>177.481</text:p>
          </table:table-cell>
          <table:table-cell table:style-name="ce1"/>
          <table:table-cell office:value-type="float" office:value="1.6833888888888888" table:formula="of:=[.B196]*2*3.14/720" table:style-name="ce1">
            <text:p>1.683388889</text:p>
          </table:table-cell>
          <table:table-cell office:value-type="float" office:value="253.19585515648566" table:formula="of:=127*SIN([.Q196])+127" table:style-name="ce1">
            <text:p>253.1958552</text:p>
          </table:table-cell>
          <table:table-cell office:value-type="float" office:value="11.15879124223693" table:formula="of:=127*SIN([.Q196]+[.$P$2])+127" table:style-name="ce1">
            <text:p>11.15879124</text:p>
          </table:table-cell>
          <table:table-cell office:value-type="float" office:value="2.4600677065073882" table:formula="of:=127*SIN([.Q196]-[.$P$2])+127" table:style-name="ce1">
            <text:p>2.460067707</text:p>
          </table:table-cell>
          <table:table-cell office:value-type="float" office:value="127.82796143149653" table:formula="of:=(MIN([.R196];[.S196];[.T196])+MAX([.R196];[.S196];[.T196]))/2" table:style-name="ce1">
            <text:p>127.827961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4" table:style-name="ce2">
            <text:p>194</text:p>
          </table:table-cell>
          <table:table-cell office:value-type="float" office:value="-61.690083377915215" table:formula="of:=[.$A$3]*SIN(RADIANS([.B197]))" table:style-name="ce11">
            <text:p>-61.6901</text:p>
          </table:table-cell>
          <table:table-cell office:value-type="float" office:value="245.1217324642713" table:formula="of:=[.$A$3]*SIN(RADIANS([.B197]-120))" table:style-name="ce11">
            <text:p>245.1217</text:p>
          </table:table-cell>
          <table:table-cell office:value-type="float" office:value="-183.43164908635606" table:formula="of:=[.$A$3]*SIN(RADIANS([.B197]+120))" table:style-name="ce11">
            <text:p>-183.4316</text:p>
          </table:table-cell>
          <table:table-cell table:style-name="ce11"/>
          <table:table-cell office:value-type="float" office:value="30.845041688957622" table:formula="of:=(MIN([.C197];[.D197];[.E197])+MAX([.C197];[.D197];[.E197]))/2" table:style-name="ce12">
            <text:p>30.8450</text:p>
          </table:table-cell>
          <table:table-cell office:value-type="float" office:value="-92.535125066872837" table:formula="of:=[.C197]-[.G197]" table:style-name="ce11">
            <text:p>-92.5351</text:p>
          </table:table-cell>
          <table:table-cell office:value-type="float" office:value="214.27669077531368" table:formula="of:=[.D197]-[.G197]" table:style-name="ce11">
            <text:p>214.2767</text:p>
          </table:table-cell>
          <table:table-cell office:value-type="float" office:value="-214.27669077531368" table:formula="of:=[.E197]-[.G197]" table:style-name="ce11">
            <text:p>-214.2767</text:p>
          </table:table-cell>
          <table:table-cell table:style-name="ce11"/>
          <table:table-cell office:value-type="float" office:value="96.154958311042392" table:formula="of:=[.C197]/2+127" table:style-name="ce13">
            <text:p>96</text:p>
          </table:table-cell>
          <table:table-cell office:value-type="float" office:value="81.732437466563582" table:formula="of:=[.H197]/2+128" table:style-name="ce13">
            <text:p>82</text:p>
          </table:table-cell>
          <table:table-cell office:value-type="float" office:value="81.994699999999995" table:style-name="ce1">
            <text:p>81.9947</text:p>
          </table:table-cell>
          <table:table-cell office:value-type="float" office:value="177.96" table:style-name="ce1">
            <text:p>177.96</text:p>
          </table:table-cell>
          <table:table-cell table:style-name="ce1"/>
          <table:table-cell office:value-type="float" office:value="1.6921111111111111" table:formula="of:=[.B197]*2*3.14/720" table:style-name="ce1">
            <text:p>1.692111111</text:p>
          </table:table-cell>
          <table:table-cell office:value-type="float" office:value="253.06659852079946" table:formula="of:=127*SIN([.Q197])+127" table:style-name="ce1">
            <text:p>253.0665985</text:p>
          </table:table-cell>
          <table:table-cell office:value-type="float" office:value="11.617234821507481" table:formula="of:=127*SIN([.Q197]+[.$P$2])+127" table:style-name="ce1">
            <text:p>11.61723482</text:p>
          </table:table-cell>
          <table:table-cell office:value-type="float" office:value="2.2478355225014184" table:formula="of:=127*SIN([.Q197]-[.$P$2])+127" table:style-name="ce1">
            <text:p>2.247835523</text:p>
          </table:table-cell>
          <table:table-cell office:value-type="float" office:value="127.65721702165044" table:formula="of:=(MIN([.R197];[.S197];[.T197])+MAX([.R197];[.S197];[.T197]))/2" table:style-name="ce1">
            <text:p>127.65721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5" table:style-name="ce2">
            <text:p>195</text:p>
          </table:table-cell>
          <table:table-cell office:value-type="float" office:value="-65.998856501142797" table:formula="of:=[.$A$3]*SIN(RADIANS([.B198]))" table:style-name="ce11">
            <text:p>-65.9989</text:p>
          </table:table-cell>
          <table:table-cell office:value-type="float" office:value="246.31108570371242" table:formula="of:=[.$A$3]*SIN(RADIANS([.B198]-120))" table:style-name="ce11">
            <text:p>246.3111</text:p>
          </table:table-cell>
          <table:table-cell office:value-type="float" office:value="-180.31222920256965" table:formula="of:=[.$A$3]*SIN(RADIANS([.B198]+120))" table:style-name="ce11">
            <text:p>-180.3122</text:p>
          </table:table-cell>
          <table:table-cell table:style-name="ce11"/>
          <table:table-cell office:value-type="float" office:value="32.999428250571384" table:formula="of:=(MIN([.C198];[.D198];[.E198])+MAX([.C198];[.D198];[.E198]))/2" table:style-name="ce12">
            <text:p>32.9994</text:p>
          </table:table-cell>
          <table:table-cell office:value-type="float" office:value="-98.998284751714181" table:formula="of:=[.C198]-[.G198]" table:style-name="ce11">
            <text:p>-98.9983</text:p>
          </table:table-cell>
          <table:table-cell office:value-type="float" office:value="213.31165745314104" table:formula="of:=[.D198]-[.G198]" table:style-name="ce11">
            <text:p>213.3117</text:p>
          </table:table-cell>
          <table:table-cell office:value-type="float" office:value="-213.31165745314104" table:formula="of:=[.E198]-[.G198]" table:style-name="ce11">
            <text:p>-213.3117</text:p>
          </table:table-cell>
          <table:table-cell table:style-name="ce11"/>
          <table:table-cell office:value-type="float" office:value="94.000571749428602" table:formula="of:=[.C198]/2+127" table:style-name="ce13">
            <text:p>94</text:p>
          </table:table-cell>
          <table:table-cell office:value-type="float" office:value="78.50085762414291" table:formula="of:=[.H198]/2+128" table:style-name="ce13">
            <text:p>79</text:p>
          </table:table-cell>
          <table:table-cell office:value-type="float" office:value="78.759399999999999" table:style-name="ce1">
            <text:p>78.7594</text:p>
          </table:table-cell>
          <table:table-cell office:value-type="float" office:value="178.434" table:style-name="ce1">
            <text:p>178.434</text:p>
          </table:table-cell>
          <table:table-cell table:style-name="ce1"/>
          <table:table-cell office:value-type="float" office:value="1.7008333333333334" table:formula="of:=[.B198]*2*3.14/720" table:style-name="ce1">
            <text:p>1.700833333</text:p>
          </table:table-cell>
          <table:table-cell office:value-type="float" office:value="252.92775115706783" table:formula="of:=127*SIN([.Q198])+127" table:style-name="ce1">
            <text:p>252.9277512</text:p>
          </table:table-cell>
          <table:table-cell office:value-type="float" office:value="12.084456338272844" table:formula="of:=127*SIN([.Q198]+[.$P$2])+127" table:style-name="ce1">
            <text:p>12.08445634</text:p>
          </table:table-cell>
          <table:table-cell office:value-type="float" office:value="2.0450940687649819" table:formula="of:=127*SIN([.Q198]-[.$P$2])+127" table:style-name="ce1">
            <text:p>2.045094069</text:p>
          </table:table-cell>
          <table:table-cell office:value-type="float" office:value="127.48642261291641" table:formula="of:=(MIN([.R198];[.S198];[.T198])+MAX([.R198];[.S198];[.T198]))/2" table:style-name="ce1">
            <text:p>127.486422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6" table:style-name="ce2">
            <text:p>196</text:p>
          </table:table-cell>
          <table:table-cell office:value-type="float" office:value="-70.287525733334746" table:formula="of:=[.$A$3]*SIN(RADIANS([.B199]))" table:style-name="ce11">
            <text:p>-70.2875</text:p>
          </table:table-cell>
          <table:table-cell office:value-type="float" office:value="247.4254102003791" table:formula="of:=[.$A$3]*SIN(RADIANS([.B199]-120))" table:style-name="ce11">
            <text:p>247.4254</text:p>
          </table:table-cell>
          <table:table-cell office:value-type="float" office:value="-177.13788446704439" table:formula="of:=[.$A$3]*SIN(RADIANS([.B199]+120))" table:style-name="ce11">
            <text:p>-177.1379</text:p>
          </table:table-cell>
          <table:table-cell table:style-name="ce11"/>
          <table:table-cell office:value-type="float" office:value="35.143762866667359" table:formula="of:=(MIN([.C199];[.D199];[.E199])+MAX([.C199];[.D199];[.E199]))/2" table:style-name="ce12">
            <text:p>35.1438</text:p>
          </table:table-cell>
          <table:table-cell office:value-type="float" office:value="-105.43128860000211" table:formula="of:=[.C199]-[.G199]" table:style-name="ce11">
            <text:p>-105.4313</text:p>
          </table:table-cell>
          <table:table-cell office:value-type="float" office:value="212.28164733371176" table:formula="of:=[.D199]-[.G199]" table:style-name="ce11">
            <text:p>212.2816</text:p>
          </table:table-cell>
          <table:table-cell office:value-type="float" office:value="-212.28164733371176" table:formula="of:=[.E199]-[.G199]" table:style-name="ce11">
            <text:p>-212.2816</text:p>
          </table:table-cell>
          <table:table-cell table:style-name="ce11"/>
          <table:table-cell office:value-type="float" office:value="91.856237133332627" table:formula="of:=[.C199]/2+127" table:style-name="ce13">
            <text:p>92</text:p>
          </table:table-cell>
          <table:table-cell office:value-type="float" office:value="75.28435569999894" table:formula="of:=[.H199]/2+128" table:style-name="ce13">
            <text:p>75</text:p>
          </table:table-cell>
          <table:table-cell office:value-type="float" office:value="75.539100000000005" table:style-name="ce1">
            <text:p>75.5391</text:p>
          </table:table-cell>
          <table:table-cell office:value-type="float" office:value="178.905" table:style-name="ce1">
            <text:p>178.905</text:p>
          </table:table-cell>
          <table:table-cell table:style-name="ce1"/>
          <table:table-cell office:value-type="float" office:value="1.7095555555555557" table:formula="of:=[.B199]*2*3.14/720" table:style-name="ce1">
            <text:p>1.709555556</text:p>
          </table:table-cell>
          <table:table-cell office:value-type="float" office:value="252.77932362833701" table:formula="of:=127*SIN([.Q199])+127" table:style-name="ce1">
            <text:p>252.7793236</text:p>
          </table:table-cell>
          <table:table-cell office:value-type="float" office:value="12.560420247871306" table:formula="of:=127*SIN([.Q199]+[.$P$2])+127" table:style-name="ce1">
            <text:p>12.56042025</text:p>
          </table:table-cell>
          <table:table-cell office:value-type="float" office:value="1.8518587691947204" table:formula="of:=127*SIN([.Q199]-[.$P$2])+127" table:style-name="ce1">
            <text:p>1.851858769</text:p>
          </table:table-cell>
          <table:table-cell office:value-type="float" office:value="127.31559119876587" table:formula="of:=(MIN([.R199];[.S199];[.T199])+MAX([.R199];[.S199];[.T199]))/2" table:style-name="ce1">
            <text:p>127.31559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7" table:style-name="ce2">
            <text:p>197</text:p>
          </table:table-cell>
          <table:table-cell office:value-type="float" office:value="-74.554784704297873" table:formula="of:=[.$A$3]*SIN(RADIANS([.B200]))" table:style-name="ce11">
            <text:p>-74.5548</text:p>
          </table:table-cell>
          <table:table-cell office:value-type="float" office:value="248.46436652023499" table:formula="of:=[.$A$3]*SIN(RADIANS([.B200]-120))" table:style-name="ce11">
            <text:p>248.4644</text:p>
          </table:table-cell>
          <table:table-cell office:value-type="float" office:value="-173.90958181593706" table:formula="of:=[.$A$3]*SIN(RADIANS([.B200]+120))" table:style-name="ce11">
            <text:p>-173.9096</text:p>
          </table:table-cell>
          <table:table-cell table:style-name="ce11"/>
          <table:table-cell office:value-type="float" office:value="37.277392352148965" table:formula="of:=(MIN([.C200];[.D200];[.E200])+MAX([.C200];[.D200];[.E200]))/2" table:style-name="ce12">
            <text:p>37.2774</text:p>
          </table:table-cell>
          <table:table-cell office:value-type="float" office:value="-111.83217705644684" table:formula="of:=[.C200]-[.G200]" table:style-name="ce11">
            <text:p>-111.8322</text:p>
          </table:table-cell>
          <table:table-cell office:value-type="float" office:value="211.18697416808601" table:formula="of:=[.D200]-[.G200]" table:style-name="ce11">
            <text:p>211.1870</text:p>
          </table:table-cell>
          <table:table-cell office:value-type="float" office:value="-211.18697416808601" table:formula="of:=[.E200]-[.G200]" table:style-name="ce11">
            <text:p>-211.1870</text:p>
          </table:table-cell>
          <table:table-cell table:style-name="ce11"/>
          <table:table-cell office:value-type="float" office:value="89.722607647851063" table:formula="of:=[.C200]/2+127" table:style-name="ce13">
            <text:p>90</text:p>
          </table:table-cell>
          <table:table-cell office:value-type="float" office:value="72.083911471776588" table:formula="of:=[.H200]/2+128" table:style-name="ce13">
            <text:p>72</text:p>
          </table:table-cell>
          <table:table-cell office:value-type="float" office:value="72.334699999999998" table:style-name="ce1">
            <text:p>72.3347</text:p>
          </table:table-cell>
          <table:table-cell office:value-type="float" office:value="179.37200000000001" table:style-name="ce1">
            <text:p>179.372</text:p>
          </table:table-cell>
          <table:table-cell table:style-name="ce1"/>
          <table:table-cell office:value-type="float" office:value="1.7182777777777778" table:formula="of:=[.B200]*2*3.14/720" table:style-name="ce1">
            <text:p>1.718277778</text:p>
          </table:table-cell>
          <table:table-cell office:value-type="float" office:value="252.62132722648033" table:formula="of:=127*SIN([.Q200])+127" table:style-name="ce1">
            <text:p>252.6213272</text:p>
          </table:table-cell>
          <table:table-cell office:value-type="float" office:value="13.045090340550459" table:formula="of:=127*SIN([.Q200]+[.$P$2])+127" table:style-name="ce1">
            <text:p>13.04509034</text:p>
          </table:table-cell>
          <table:table-cell office:value-type="float" office:value="1.6681443244900294" table:formula="of:=127*SIN([.Q200]-[.$P$2])+127" table:style-name="ce1">
            <text:p>1.668144324</text:p>
          </table:table-cell>
          <table:table-cell office:value-type="float" office:value="127.14473577548517" table:formula="of:=(MIN([.R200];[.S200];[.T200])+MAX([.R200];[.S200];[.T200]))/2" table:style-name="ce1">
            <text:p>127.144735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8" table:style-name="ce2">
            <text:p>198</text:p>
          </table:table-cell>
          <table:table-cell office:value-type="float" office:value="-78.799333565611562" table:formula="of:=[.$A$3]*SIN(RADIANS([.B201]))" table:style-name="ce11">
            <text:p>-78.7993</text:p>
          </table:table-cell>
          <table:table-cell office:value-type="float" office:value="249.42763818712044" table:formula="of:=[.$A$3]*SIN(RADIANS([.B201]-120))" table:style-name="ce11">
            <text:p>249.4276</text:p>
          </table:table-cell>
          <table:table-cell office:value-type="float" office:value="-170.62830462150882" table:formula="of:=[.$A$3]*SIN(RADIANS([.B201]+120))" table:style-name="ce11">
            <text:p>-170.6283</text:p>
          </table:table-cell>
          <table:table-cell table:style-name="ce11"/>
          <table:table-cell office:value-type="float" office:value="39.399666782805809" table:formula="of:=(MIN([.C201];[.D201];[.E201])+MAX([.C201];[.D201];[.E201]))/2" table:style-name="ce12">
            <text:p>39.3997</text:p>
          </table:table-cell>
          <table:table-cell office:value-type="float" office:value="-118.19900034841737" table:formula="of:=[.C201]-[.G201]" table:style-name="ce11">
            <text:p>-118.1990</text:p>
          </table:table-cell>
          <table:table-cell office:value-type="float" office:value="210.02797140431463" table:formula="of:=[.D201]-[.G201]" table:style-name="ce11">
            <text:p>210.0280</text:p>
          </table:table-cell>
          <table:table-cell office:value-type="float" office:value="-210.02797140431463" table:formula="of:=[.E201]-[.G201]" table:style-name="ce11">
            <text:p>-210.0280</text:p>
          </table:table-cell>
          <table:table-cell table:style-name="ce11"/>
          <table:table-cell office:value-type="float" office:value="87.600333217194219" table:formula="of:=[.C201]/2+127" table:style-name="ce13">
            <text:p>88</text:p>
          </table:table-cell>
          <table:table-cell office:value-type="float" office:value="68.900499825791314" table:formula="of:=[.H201]/2+128" table:style-name="ce13">
            <text:p>69</text:p>
          </table:table-cell>
          <table:table-cell office:value-type="float" office:value="69.147199999999998" table:style-name="ce1">
            <text:p>69.1472</text:p>
          </table:table-cell>
          <table:table-cell office:value-type="float" office:value="179.83500000000001" table:style-name="ce1">
            <text:p>179.835</text:p>
          </table:table-cell>
          <table:table-cell table:style-name="ce1"/>
          <table:table-cell office:value-type="float" office:value="1.7270000000000001" table:formula="of:=[.B201]*2*3.14/720" table:style-name="ce1">
            <text:p>1.727</text:p>
          </table:table-cell>
          <table:table-cell office:value-type="float" office:value="252.45377397133925" table:formula="of:=127*SIN([.Q201])+127" table:style-name="ce1">
            <text:p>252.453774</text:p>
          </table:table-cell>
          <table:table-cell office:value-type="float" office:value="13.538429744218831" table:formula="of:=127*SIN([.Q201]+[.$P$2])+127" table:style-name="ce1">
            <text:p>13.53842974</text:p>
          </table:table-cell>
          <table:table-cell office:value-type="float" office:value="1.4939647110359005" table:formula="of:=127*SIN([.Q201]-[.$P$2])+127" table:style-name="ce1">
            <text:p>1.493964711</text:p>
          </table:table-cell>
          <table:table-cell office:value-type="float" office:value="126.97386934118757" table:formula="of:=(MIN([.R201];[.S201];[.T201])+MAX([.R201];[.S201];[.T201]))/2" table:style-name="ce1">
            <text:p>126.973869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199" table:style-name="ce2">
            <text:p>199</text:p>
          </table:table-cell>
          <table:table-cell office:value-type="float" office:value="-83.019879386574971" table:formula="of:=[.$A$3]*SIN(RADIANS([.B202]))" table:style-name="ce11">
            <text:p>-83.0199</text:p>
          </table:table-cell>
          <table:table-cell office:value-type="float" office:value="250.31493177915431" table:formula="of:=[.$A$3]*SIN(RADIANS([.B202]-120))" table:style-name="ce11">
            <text:p>250.3149</text:p>
          </table:table-cell>
          <table:table-cell office:value-type="float" office:value="-167.29505239257938" table:formula="of:=[.$A$3]*SIN(RADIANS([.B202]+120))" table:style-name="ce11">
            <text:p>-167.2951</text:p>
          </table:table-cell>
          <table:table-cell table:style-name="ce11"/>
          <table:table-cell office:value-type="float" office:value="41.509939693287464" table:formula="of:=(MIN([.C202];[.D202];[.E202])+MAX([.C202];[.D202];[.E202]))/2" table:style-name="ce12">
            <text:p>41.5099</text:p>
          </table:table-cell>
          <table:table-cell office:value-type="float" office:value="-124.52981907986243" table:formula="of:=[.C202]-[.G202]" table:style-name="ce11">
            <text:p>-124.5298</text:p>
          </table:table-cell>
          <table:table-cell office:value-type="float" office:value="208.80499208586684" table:formula="of:=[.D202]-[.G202]" table:style-name="ce11">
            <text:p>208.8050</text:p>
          </table:table-cell>
          <table:table-cell office:value-type="float" office:value="-208.80499208586684" table:formula="of:=[.E202]-[.G202]" table:style-name="ce11">
            <text:p>-208.8050</text:p>
          </table:table-cell>
          <table:table-cell table:style-name="ce11"/>
          <table:table-cell office:value-type="float" office:value="85.490060306712508" table:formula="of:=[.C202]/2+127" table:style-name="ce13">
            <text:p>85</text:p>
          </table:table-cell>
          <table:table-cell office:value-type="float" office:value="65.73509046006879" table:formula="of:=[.H202]/2+128" table:style-name="ce13">
            <text:p>66</text:p>
          </table:table-cell>
          <table:table-cell office:value-type="float" office:value="65.977699999999999" table:style-name="ce1">
            <text:p>65.9777</text:p>
          </table:table-cell>
          <table:table-cell office:value-type="float" office:value="180.29400000000001" table:style-name="ce1">
            <text:p>180.294</text:p>
          </table:table-cell>
          <table:table-cell table:style-name="ce1"/>
          <table:table-cell office:value-type="float" office:value="1.7357222222222222" table:formula="of:=[.B202]*2*3.14/720" table:style-name="ce1">
            <text:p>1.735722222</text:p>
          </table:table-cell>
          <table:table-cell office:value-type="float" office:value="252.27667660980876" table:formula="of:=127*SIN([.Q202])+127" table:style-name="ce1">
            <text:p>252.2766766</text:p>
          </table:table-cell>
          <table:table-cell office:value-type="float" office:value="14.040400927254197" table:formula="of:=127*SIN([.Q202]+[.$P$2])+127" table:style-name="ce1">
            <text:p>14.04040093</text:p>
          </table:table-cell>
          <table:table-cell office:value-type="float" office:value="1.3293331798384429" table:formula="of:=127*SIN([.Q202]-[.$P$2])+127" table:style-name="ce1">
            <text:p>1.32933318</text:p>
          </table:table-cell>
          <table:table-cell office:value-type="float" office:value="126.8030048948236" table:formula="of:=(MIN([.R202];[.S202];[.T202])+MAX([.R202];[.S202];[.T202]))/2" table:style-name="ce1">
            <text:p>126.803004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0" table:style-name="ce2">
            <text:p>200</text:p>
          </table:table-cell>
          <table:table-cell office:value-type="float" office:value="-87.215136548045507" table:formula="of:=[.$A$3]*SIN(RADIANS([.B203]))" table:style-name="ce11">
            <text:p>-87.2151</text:p>
          </table:table-cell>
          <table:table-cell office:value-type="float" office:value="251.12597701811305" table:formula="of:=[.$A$3]*SIN(RADIANS([.B203]-120))" table:style-name="ce11">
            <text:p>251.1260</text:p>
          </table:table-cell>
          <table:table-cell office:value-type="float" office:value="-163.9108404700676" table:formula="of:=[.$A$3]*SIN(RADIANS([.B203]+120))" table:style-name="ce11">
            <text:p>-163.9108</text:p>
          </table:table-cell>
          <table:table-cell table:style-name="ce11"/>
          <table:table-cell office:value-type="float" office:value="43.607568274022725" table:formula="of:=(MIN([.C203];[.D203];[.E203])+MAX([.C203];[.D203];[.E203]))/2" table:style-name="ce12">
            <text:p>43.6076</text:p>
          </table:table-cell>
          <table:table-cell office:value-type="float" office:value="-130.82270482206823" table:formula="of:=[.C203]-[.G203]" table:style-name="ce11">
            <text:p>-130.8227</text:p>
          </table:table-cell>
          <table:table-cell office:value-type="float" office:value="207.51840874409032" table:formula="of:=[.D203]-[.G203]" table:style-name="ce11">
            <text:p>207.5184</text:p>
          </table:table-cell>
          <table:table-cell office:value-type="float" office:value="-207.51840874409032" table:formula="of:=[.E203]-[.G203]" table:style-name="ce11">
            <text:p>-207.5184</text:p>
          </table:table-cell>
          <table:table-cell table:style-name="ce11"/>
          <table:table-cell office:value-type="float" office:value="83.392431725977247" table:formula="of:=[.C203]/2+127" table:style-name="ce13">
            <text:p>83</text:p>
          </table:table-cell>
          <table:table-cell office:value-type="float" office:value="62.588647588965884" table:formula="of:=[.H203]/2+128" table:style-name="ce13">
            <text:p>63</text:p>
          </table:table-cell>
          <table:table-cell office:value-type="float" office:value="62.826999999999998" table:style-name="ce1">
            <text:p>62.827</text:p>
          </table:table-cell>
          <table:table-cell office:value-type="float" office:value="180.749" table:style-name="ce1">
            <text:p>180.749</text:p>
          </table:table-cell>
          <table:table-cell table:style-name="ce1"/>
          <table:table-cell office:value-type="float" office:value="1.7444444444444445" table:formula="of:=[.B203]*2*3.14/720" table:style-name="ce1">
            <text:p>1.744444444</text:p>
          </table:table-cell>
          <table:table-cell office:value-type="float" office:value="252.0900486148679" table:formula="of:=127*SIN([.Q203])+127" table:style-name="ce1">
            <text:p>252.0900486</text:p>
          </table:table-cell>
          <table:table-cell office:value-type="float" office:value="14.55096570135602" table:formula="of:=127*SIN([.Q203]+[.$P$2])+127" table:style-name="ce1">
            <text:p>14.5509657</text:p>
          </table:table-cell>
          <table:table-cell office:value-type="float" office:value="1.1742622555178173" table:formula="of:=127*SIN([.Q203]-[.$P$2])+127" table:style-name="ce1">
            <text:p>1.174262256</text:p>
          </table:table-cell>
          <table:table-cell office:value-type="float" office:value="126.63215543519286" table:formula="of:=(MIN([.R203];[.S203];[.T203])+MAX([.R203];[.S203];[.T203]))/2" table:style-name="ce1">
            <text:p>126.632155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1" table:style-name="ce2">
            <text:p>201</text:p>
          </table:table-cell>
          <table:table-cell office:value-type="float" office:value="-91.383827134051614" table:formula="of:=[.$A$3]*SIN(RADIANS([.B204]))" table:style-name="ce11">
            <text:p>-91.3838</text:p>
          </table:table-cell>
          <table:table-cell office:value-type="float" office:value="251.86052685176014" table:formula="of:=[.$A$3]*SIN(RADIANS([.B204]-120))" table:style-name="ce11">
            <text:p>251.8605</text:p>
          </table:table-cell>
          <table:table-cell office:value-type="float" office:value="-160.47669971770864" table:formula="of:=[.$A$3]*SIN(RADIANS([.B204]+120))" table:style-name="ce11">
            <text:p>-160.4767</text:p>
          </table:table-cell>
          <table:table-cell table:style-name="ce11"/>
          <table:table-cell office:value-type="float" office:value="45.69191356702575" table:formula="of:=(MIN([.C204];[.D204];[.E204])+MAX([.C204];[.D204];[.E204]))/2" table:style-name="ce12">
            <text:p>45.6919</text:p>
          </table:table-cell>
          <table:table-cell office:value-type="float" office:value="-137.07574070107736" table:formula="of:=[.C204]-[.G204]" table:style-name="ce11">
            <text:p>-137.0757</text:p>
          </table:table-cell>
          <table:table-cell office:value-type="float" office:value="206.16861328473439" table:formula="of:=[.D204]-[.G204]" table:style-name="ce11">
            <text:p>206.1686</text:p>
          </table:table-cell>
          <table:table-cell office:value-type="float" office:value="-206.16861328473439" table:formula="of:=[.E204]-[.G204]" table:style-name="ce11">
            <text:p>-206.1686</text:p>
          </table:table-cell>
          <table:table-cell table:style-name="ce11"/>
          <table:table-cell office:value-type="float" office:value="81.308086432974193" table:formula="of:=[.C204]/2+127" table:style-name="ce13">
            <text:p>81</text:p>
          </table:table-cell>
          <table:table-cell office:value-type="float" office:value="59.462129649461318" table:formula="of:=[.H204]/2+128" table:style-name="ce13">
            <text:p>59</text:p>
          </table:table-cell>
          <table:table-cell office:value-type="float" office:value="59.696199999999997" table:style-name="ce1">
            <text:p>59.6962</text:p>
          </table:table-cell>
          <table:table-cell office:value-type="float" office:value="181.2" table:style-name="ce1">
            <text:p>181.2</text:p>
          </table:table-cell>
          <table:table-cell table:style-name="ce1"/>
          <table:table-cell office:value-type="float" office:value="1.7531666666666665" table:formula="of:=[.B204]*2*3.14/720" table:style-name="ce1">
            <text:p>1.753166667</text:p>
          </table:table-cell>
          <table:table-cell office:value-type="float" office:value="251.89390418455457" table:formula="of:=127*SIN([.Q204])+127" table:style-name="ce1">
            <text:p>251.8939042</text:p>
          </table:table-cell>
          <table:table-cell office:value-type="float" office:value="15.070085224451816" table:formula="of:=127*SIN([.Q204]+[.$P$2])+127" table:style-name="ce1">
            <text:p>15.07008522</text:p>
          </table:table-cell>
          <table:table-cell office:value-type="float" office:value="1.0287637353549428" table:formula="of:=127*SIN([.Q204]-[.$P$2])+127" table:style-name="ce1">
            <text:p>1.028763735</text:p>
          </table:table-cell>
          <table:table-cell office:value-type="float" office:value="126.46133395995476" table:formula="of:=(MIN([.R204];[.S204];[.T204])+MAX([.R204];[.S204];[.T204]))/2" table:style-name="ce1">
            <text:p>126.46133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2" table:style-name="ce2">
            <text:p>202</text:p>
          </table:table-cell>
          <table:table-cell office:value-type="float" office:value="-95.524681321057557" table:formula="of:=[.$A$3]*SIN(RADIANS([.B205]))" table:style-name="ce11">
            <text:p>-95.5247</text:p>
          </table:table-cell>
          <table:table-cell office:value-type="float" office:value="252.51835752910046" table:formula="of:=[.$A$3]*SIN(RADIANS([.B205]-120))" table:style-name="ce11">
            <text:p>252.5184</text:p>
          </table:table-cell>
          <table:table-cell office:value-type="float" office:value="-156.99367620804284" table:formula="of:=[.$A$3]*SIN(RADIANS([.B205]+120))" table:style-name="ce11">
            <text:p>-156.9937</text:p>
          </table:table-cell>
          <table:table-cell table:style-name="ce11"/>
          <table:table-cell office:value-type="float" office:value="47.762340660528807" table:formula="of:=(MIN([.C205];[.D205];[.E205])+MAX([.C205];[.D205];[.E205]))/2" table:style-name="ce12">
            <text:p>47.7623</text:p>
          </table:table-cell>
          <table:table-cell office:value-type="float" office:value="-143.28702198158635" table:formula="of:=[.C205]-[.G205]" table:style-name="ce11">
            <text:p>-143.2870</text:p>
          </table:table-cell>
          <table:table-cell office:value-type="float" office:value="204.75601686857163" table:formula="of:=[.D205]-[.G205]" table:style-name="ce11">
            <text:p>204.7560</text:p>
          </table:table-cell>
          <table:table-cell office:value-type="float" office:value="-204.75601686857163" table:formula="of:=[.E205]-[.G205]" table:style-name="ce11">
            <text:p>-204.7560</text:p>
          </table:table-cell>
          <table:table-cell table:style-name="ce11"/>
          <table:table-cell office:value-type="float" office:value="79.237659339471222" table:formula="of:=[.C205]/2+127" table:style-name="ce13">
            <text:p>79</text:p>
          </table:table-cell>
          <table:table-cell office:value-type="float" office:value="56.356489009206825" table:formula="of:=[.H205]/2+128" table:style-name="ce13">
            <text:p>56</text:p>
          </table:table-cell>
          <table:table-cell office:value-type="float" office:value="56.586100000000002" table:style-name="ce1">
            <text:p>56.5861</text:p>
          </table:table-cell>
          <table:table-cell office:value-type="float" office:value="181.64699999999999" table:style-name="ce1">
            <text:p>181.647</text:p>
          </table:table-cell>
          <table:table-cell table:style-name="ce1"/>
          <table:table-cell office:value-type="float" office:value="1.7618888888888888" table:formula="of:=[.B205]*2*3.14/720" table:style-name="ce1">
            <text:p>1.761888889</text:p>
          </table:table-cell>
          <table:table-cell office:value-type="float" office:value="251.68825824088549" table:formula="of:=127*SIN([.Q205])+127" table:style-name="ce1">
            <text:p>251.6882582</text:p>
          </table:table-cell>
          <table:table-cell office:value-type="float" office:value="15.597720003653592" table:formula="of:=127*SIN([.Q205]+[.$P$2])+127" table:style-name="ce1">
            <text:p>15.59772</text:p>
          </table:table-cell>
          <table:table-cell office:value-type="float" office:value="0.89284868839368414" table:formula="of:=127*SIN([.Q205]-[.$P$2])+127" table:style-name="ce1">
            <text:p>0.892848688</text:p>
          </table:table-cell>
          <table:table-cell office:value-type="float" office:value="126.29055346463959" table:formula="of:=(MIN([.R205];[.S205];[.T205])+MAX([.R205];[.S205];[.T205]))/2" table:style-name="ce1">
            <text:p>126.290553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3" table:style-name="ce2">
            <text:p>203</text:p>
          </table:table-cell>
          <table:table-cell office:value-type="float" office:value="-99.63643776476475" table:formula="of:=[.$A$3]*SIN(RADIANS([.B206]))" table:style-name="ce11">
            <text:p>-99.6364</text:p>
          </table:table-cell>
          <table:table-cell office:value-type="float" office:value="253.09926866853709" table:formula="of:=[.$A$3]*SIN(RADIANS([.B206]-120))" table:style-name="ce11">
            <text:p>253.0993</text:p>
          </table:table-cell>
          <table:table-cell office:value-type="float" office:value="-153.4628309037723" table:formula="of:=[.$A$3]*SIN(RADIANS([.B206]+120))" table:style-name="ce11">
            <text:p>-153.4628</text:p>
          </table:table-cell>
          <table:table-cell table:style-name="ce11"/>
          <table:table-cell office:value-type="float" office:value="49.818218882382396" table:formula="of:=(MIN([.C206];[.D206];[.E206])+MAX([.C206];[.D206];[.E206]))/2" table:style-name="ce12">
            <text:p>49.8182</text:p>
          </table:table-cell>
          <table:table-cell office:value-type="float" office:value="-149.45465664714715" table:formula="of:=[.C206]-[.G206]" table:style-name="ce11">
            <text:p>-149.4547</text:p>
          </table:table-cell>
          <table:table-cell office:value-type="float" office:value="203.28104978615471" table:formula="of:=[.D206]-[.G206]" table:style-name="ce11">
            <text:p>203.2810</text:p>
          </table:table-cell>
          <table:table-cell office:value-type="float" office:value="-203.28104978615471" table:formula="of:=[.E206]-[.G206]" table:style-name="ce11">
            <text:p>-203.2810</text:p>
          </table:table-cell>
          <table:table-cell table:style-name="ce11"/>
          <table:table-cell office:value-type="float" office:value="77.181781117617618" table:formula="of:=[.C206]/2+127" table:style-name="ce13">
            <text:p>77</text:p>
          </table:table-cell>
          <table:table-cell office:value-type="float" office:value="53.272671676426427" table:formula="of:=[.H206]/2+128" table:style-name="ce13">
            <text:p>53</text:p>
          </table:table-cell>
          <table:table-cell office:value-type="float" office:value="53.497799999999998" table:style-name="ce1">
            <text:p>53.4978</text:p>
          </table:table-cell>
          <table:table-cell office:value-type="float" office:value="182.09" table:style-name="ce1">
            <text:p>182.09</text:p>
          </table:table-cell>
          <table:table-cell table:style-name="ce1"/>
          <table:table-cell office:value-type="float" office:value="1.7706111111111114" table:formula="of:=[.B206]*2*3.14/720" table:style-name="ce1">
            <text:p>1.770611111</text:p>
          </table:table-cell>
          <table:table-cell office:value-type="float" office:value="251.47312642872083" table:formula="of:=127*SIN([.Q206])+127" table:style-name="ce1">
            <text:p>251.4731264</text:p>
          </table:table-cell>
          <table:table-cell office:value-type="float" office:value="16.133829898259151" table:formula="of:=127*SIN([.Q206]+[.$P$2])+127" table:style-name="ce1">
            <text:p>16.1338299</text:p>
          </table:table-cell>
          <table:table-cell office:value-type="float" office:value="0.76652745459954019" table:formula="of:=127*SIN([.Q206]-[.$P$2])+127" table:style-name="ce1">
            <text:p>0.766527455</text:p>
          </table:table-cell>
          <table:table-cell office:value-type="float" office:value="126.11982694166019" table:formula="of:=(MIN([.R206];[.S206];[.T206])+MAX([.R206];[.S206];[.T206]))/2" table:style-name="ce1">
            <text:p>126.119826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4" table:style-name="ce2">
            <text:p>204</text:p>
          </table:table-cell>
          <table:table-cell office:value-type="float" office:value="-103.71784398432905" table:formula="of:=[.$A$3]*SIN(RADIANS([.B207]))" table:style-name="ce11">
            <text:p>-103.7178</text:p>
          </table:table-cell>
          <table:table-cell office:value-type="float" office:value="253.60308331890968" table:formula="of:=[.$A$3]*SIN(RADIANS([.B207]-120))" table:style-name="ce11">
            <text:p>253.6031</text:p>
          </table:table-cell>
          <table:table-cell office:value-type="float" office:value="-149.88523933458072" table:formula="of:=[.$A$3]*SIN(RADIANS([.B207]+120))" table:style-name="ce11">
            <text:p>-149.8852</text:p>
          </table:table-cell>
          <table:table-cell table:style-name="ce11"/>
          <table:table-cell office:value-type="float" office:value="51.858921992164483" table:formula="of:=(MIN([.C207];[.D207];[.E207])+MAX([.C207];[.D207];[.E207]))/2" table:style-name="ce12">
            <text:p>51.8589</text:p>
          </table:table-cell>
          <table:table-cell office:value-type="float" office:value="-155.57676597649353" table:formula="of:=[.C207]-[.G207]" table:style-name="ce11">
            <text:p>-155.5768</text:p>
          </table:table-cell>
          <table:table-cell office:value-type="float" office:value="201.7441613267452" table:formula="of:=[.D207]-[.G207]" table:style-name="ce11">
            <text:p>201.7442</text:p>
          </table:table-cell>
          <table:table-cell office:value-type="float" office:value="-201.7441613267452" table:formula="of:=[.E207]-[.G207]" table:style-name="ce11">
            <text:p>-201.7442</text:p>
          </table:table-cell>
          <table:table-cell table:style-name="ce11"/>
          <table:table-cell office:value-type="float" office:value="75.141078007835475" table:formula="of:=[.C207]/2+127" table:style-name="ce13">
            <text:p>75</text:p>
          </table:table-cell>
          <table:table-cell office:value-type="float" office:value="50.211617011753233" table:formula="of:=[.H207]/2+128" table:style-name="ce13">
            <text:p>50</text:p>
          </table:table-cell>
          <table:table-cell office:value-type="float" office:value="50.432200000000002" table:style-name="ce1">
            <text:p>50.4322</text:p>
          </table:table-cell>
          <table:table-cell office:value-type="float" office:value="182.52799999999999" table:style-name="ce1">
            <text:p>182.528</text:p>
          </table:table-cell>
          <table:table-cell table:style-name="ce1"/>
          <table:table-cell office:value-type="float" office:value="1.7793333333333334" table:formula="of:=[.B207]*2*3.14/720" table:style-name="ce1">
            <text:p>1.779333333</text:p>
          </table:table-cell>
          <table:table-cell office:value-type="float" office:value="251.24852511457439" table:formula="of:=127*SIN([.Q207])+127" table:style-name="ce1">
            <text:p>251.2485251</text:p>
          </table:table-cell>
          <table:table-cell office:value-type="float" office:value="16.678374122809444" table:formula="of:=127*SIN([.Q207]+[.$P$2])+127" table:style-name="ce1">
            <text:p>16.67837412</text:p>
          </table:table-cell>
          <table:table-cell office:value-type="float" office:value="0.64980964407216391" table:formula="of:=127*SIN([.Q207]-[.$P$2])+127" table:style-name="ce1">
            <text:p>0.649809644</text:p>
          </table:table-cell>
          <table:table-cell office:value-type="float" office:value="125.94916737932328" table:formula="of:=(MIN([.R207];[.S207];[.T207])+MAX([.R207];[.S207];[.T207]))/2" table:style-name="ce1">
            <text:p>125.949167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5" table:style-name="ce2">
            <text:p>205</text:p>
          </table:table-cell>
          <table:table-cell office:value-type="float" office:value="-107.76765674387832" table:formula="of:=[.$A$3]*SIN(RADIANS([.B208]))" table:style-name="ce11">
            <text:p>-107.7677</text:p>
          </table:table-cell>
          <table:table-cell office:value-type="float" office:value="254.0296480133951" table:formula="of:=[.$A$3]*SIN(RADIANS([.B208]-120))" table:style-name="ce11">
            <text:p>254.0296</text:p>
          </table:table-cell>
          <table:table-cell office:value-type="float" office:value="-146.26199126951687" table:formula="of:=[.$A$3]*SIN(RADIANS([.B208]+120))" table:style-name="ce11">
            <text:p>-146.2620</text:p>
          </table:table-cell>
          <table:table-cell table:style-name="ce11"/>
          <table:table-cell office:value-type="float" office:value="53.883828371939117" table:formula="of:=(MIN([.C208];[.D208];[.E208])+MAX([.C208];[.D208];[.E208]))/2" table:style-name="ce12">
            <text:p>53.8838</text:p>
          </table:table-cell>
          <table:table-cell office:value-type="float" office:value="-161.65148511581742" table:formula="of:=[.C208]-[.G208]" table:style-name="ce11">
            <text:p>-161.6515</text:p>
          </table:table-cell>
          <table:table-cell office:value-type="float" office:value="200.145819641456" table:formula="of:=[.D208]-[.G208]" table:style-name="ce11">
            <text:p>200.1458</text:p>
          </table:table-cell>
          <table:table-cell office:value-type="float" office:value="-200.145819641456" table:formula="of:=[.E208]-[.G208]" table:style-name="ce11">
            <text:p>-200.1458</text:p>
          </table:table-cell>
          <table:table-cell table:style-name="ce11"/>
          <table:table-cell office:value-type="float" office:value="73.11617162806084" table:formula="of:=[.C208]/2+127" table:style-name="ce13">
            <text:p>73</text:p>
          </table:table-cell>
          <table:table-cell office:value-type="float" office:value="47.174257442091289" table:formula="of:=[.H208]/2+128" table:style-name="ce13">
            <text:p>47</text:p>
          </table:table-cell>
          <table:table-cell office:value-type="float" office:value="47.390099999999997" table:style-name="ce1">
            <text:p>47.3901</text:p>
          </table:table-cell>
          <table:table-cell office:value-type="float" office:value="182.96299999999999" table:style-name="ce1">
            <text:p>182.963</text:p>
          </table:table-cell>
          <table:table-cell table:style-name="ce1"/>
          <table:table-cell office:value-type="float" office:value="1.7880555555555557" table:formula="of:=[.B208]*2*3.14/720" table:style-name="ce1">
            <text:p>1.788055556</text:p>
          </table:table-cell>
          <table:table-cell office:value-type="float" office:value="251.01447138536798" table:formula="of:=127*SIN([.Q208])+127" table:style-name="ce1">
            <text:p>251.0144714</text:p>
          </table:table-cell>
          <table:table-cell office:value-type="float" office:value="17.231311250188327" table:formula="of:=127*SIN([.Q208]+[.$P$2])+127" table:style-name="ce1">
            <text:p>17.23131125</text:p>
          </table:table-cell>
          <table:table-cell office:value-type="float" office:value="0.54270413631498116" table:formula="of:=127*SIN([.Q208]-[.$P$2])+127" table:style-name="ce1">
            <text:p>0.542704136</text:p>
          </table:table-cell>
          <table:table-cell office:value-type="float" office:value="125.77858776084148" table:formula="of:=(MIN([.R208];[.S208];[.T208])+MAX([.R208];[.S208];[.T208]))/2" table:style-name="ce1">
            <text:p>125.77858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6" table:style-name="ce2">
            <text:p>206</text:p>
          </table:table-cell>
          <table:table-cell office:value-type="float" office:value="-111.78464243121475" table:formula="of:=[.$A$3]*SIN(RADIANS([.B209]))" table:style-name="ce11">
            <text:p>-111.7846</text:p>
          </table:table-cell>
          <table:table-cell office:value-type="float" office:value="254.37883281625517" table:formula="of:=[.$A$3]*SIN(RADIANS([.B209]-120))" table:style-name="ce11">
            <text:p>254.3788</text:p>
          </table:table-cell>
          <table:table-cell office:value-type="float" office:value="-142.59419038504038" table:formula="of:=[.$A$3]*SIN(RADIANS([.B209]+120))" table:style-name="ce11">
            <text:p>-142.5942</text:p>
          </table:table-cell>
          <table:table-cell table:style-name="ce11"/>
          <table:table-cell office:value-type="float" office:value="55.892321215607396" table:formula="of:=(MIN([.C209];[.D209];[.E209])+MAX([.C209];[.D209];[.E209]))/2" table:style-name="ce12">
            <text:p>55.8923</text:p>
          </table:table-cell>
          <table:table-cell office:value-type="float" office:value="-167.67696364682214" table:formula="of:=[.C209]-[.G209]" table:style-name="ce11">
            <text:p>-167.6770</text:p>
          </table:table-cell>
          <table:table-cell office:value-type="float" office:value="198.48651160064776" table:formula="of:=[.D209]-[.G209]" table:style-name="ce11">
            <text:p>198.4865</text:p>
          </table:table-cell>
          <table:table-cell office:value-type="float" office:value="-198.48651160064776" table:formula="of:=[.E209]-[.G209]" table:style-name="ce11">
            <text:p>-198.4865</text:p>
          </table:table-cell>
          <table:table-cell table:style-name="ce11"/>
          <table:table-cell office:value-type="float" office:value="71.107678784392618" table:formula="of:=[.C209]/2+127" table:style-name="ce13">
            <text:p>71</text:p>
          </table:table-cell>
          <table:table-cell office:value-type="float" office:value="44.161518176588928" table:formula="of:=[.H209]/2+128" table:style-name="ce13">
            <text:p>44</text:p>
          </table:table-cell>
          <table:table-cell office:value-type="float" office:value="44.372599999999998" table:style-name="ce1">
            <text:p>44.3726</text:p>
          </table:table-cell>
          <table:table-cell office:value-type="float" office:value="183.393" table:style-name="ce1">
            <text:p>183.393</text:p>
          </table:table-cell>
          <table:table-cell table:style-name="ce1"/>
          <table:table-cell office:value-type="float" office:value="1.7967777777777778" table:formula="of:=[.B209]*2*3.14/720" table:style-name="ce1">
            <text:p>1.796777778</text:p>
          </table:table-cell>
          <table:table-cell office:value-type="float" office:value="250.77098304713184" table:formula="of:=127*SIN([.Q209])+127" table:style-name="ce1">
            <text:p>250.770983</text:p>
          </table:table-cell>
          <table:table-cell office:value-type="float" office:value="17.79259921477545" table:formula="of:=127*SIN([.Q209]+[.$P$2])+127" table:style-name="ce1">
            <text:p>17.79259921</text:p>
          </table:table-cell>
          <table:table-cell office:value-type="float" office:value="0.44521907955927986" table:formula="of:=127*SIN([.Q209]-[.$P$2])+127" table:style-name="ce1">
            <text:p>0.44521908</text:p>
          </table:table-cell>
          <table:table-cell office:value-type="float" office:value="125.60810106334556" table:formula="of:=(MIN([.R209];[.S209];[.T209])+MAX([.R209];[.S209];[.T209]))/2" table:style-name="ce1">
            <text:p>125.608101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7" table:style-name="ce2">
            <text:p>207</text:p>
          </table:table-cell>
          <table:table-cell office:value-type="float" office:value="-115.76757743358441" table:formula="of:=[.$A$3]*SIN(RADIANS([.B210]))" table:style-name="ce11">
            <text:p>-115.7676</text:p>
          </table:table-cell>
          <table:table-cell office:value-type="float" office:value="254.65053136241633" table:formula="of:=[.$A$3]*SIN(RADIANS([.B210]-120))" table:style-name="ce11">
            <text:p>254.6505</text:p>
          </table:table-cell>
          <table:table-cell office:value-type="float" office:value="-138.88295392883188" table:formula="of:=[.$A$3]*SIN(RADIANS([.B210]+120))" table:style-name="ce11">
            <text:p>-138.8830</text:p>
          </table:table-cell>
          <table:table-cell table:style-name="ce11"/>
          <table:table-cell office:value-type="float" office:value="57.883788716792225" table:formula="of:=(MIN([.C210];[.D210];[.E210])+MAX([.C210];[.D210];[.E210]))/2" table:style-name="ce12">
            <text:p>57.8838</text:p>
          </table:table-cell>
          <table:table-cell office:value-type="float" office:value="-173.65136615037665" table:formula="of:=[.C210]-[.G210]" table:style-name="ce11">
            <text:p>-173.6514</text:p>
          </table:table-cell>
          <table:table-cell office:value-type="float" office:value="196.76674264562411" table:formula="of:=[.D210]-[.G210]" table:style-name="ce11">
            <text:p>196.7667</text:p>
          </table:table-cell>
          <table:table-cell office:value-type="float" office:value="-196.76674264562411" table:formula="of:=[.E210]-[.G210]" table:style-name="ce11">
            <text:p>-196.7667</text:p>
          </table:table-cell>
          <table:table-cell table:style-name="ce11"/>
          <table:table-cell office:value-type="float" office:value="69.116211283207804" table:formula="of:=[.C210]/2+127" table:style-name="ce13">
            <text:p>69</text:p>
          </table:table-cell>
          <table:table-cell office:value-type="float" office:value="41.174316924811677" table:formula="of:=[.H210]/2+128" table:style-name="ce13">
            <text:p>41</text:p>
          </table:table-cell>
          <table:table-cell office:value-type="float" office:value="41.380600000000001" table:style-name="ce1">
            <text:p>41.3806</text:p>
          </table:table-cell>
          <table:table-cell office:value-type="float" office:value="183.82" table:style-name="ce1">
            <text:p>183.82</text:p>
          </table:table-cell>
          <table:table-cell table:style-name="ce1"/>
          <table:table-cell office:value-type="float" office:value="1.8055000000000001" table:formula="of:=[.B210]*2*3.14/720" table:style-name="ce1">
            <text:p>1.8055</text:p>
          </table:table-cell>
          <table:table-cell office:value-type="float" office:value="250.5180786236499" table:formula="of:=127*SIN([.Q210])+127" table:style-name="ce1">
            <text:p>250.5180786</text:p>
          </table:table-cell>
          <table:table-cell office:value-type="float" office:value="18.362195315647867" table:formula="of:=127*SIN([.Q210]+[.$P$2])+127" table:style-name="ce1">
            <text:p>18.36219532</text:p>
          </table:table-cell>
          <table:table-cell office:value-type="float" office:value="0.35736189014423303" table:formula="of:=127*SIN([.Q210]-[.$P$2])+127" table:style-name="ce1">
            <text:p>0.35736189</text:p>
          </table:table-cell>
          <table:table-cell office:value-type="float" office:value="125.43772025689707" table:formula="of:=(MIN([.R210];[.S210];[.T210])+MAX([.R210];[.S210];[.T210]))/2" table:style-name="ce1">
            <text:p>125.437720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8" table:style-name="ce2">
            <text:p>208</text:p>
          </table:table-cell>
          <table:table-cell office:value-type="float" office:value="-119.71524851040218" table:formula="of:=[.$A$3]*SIN(RADIANS([.B211]))" table:style-name="ce11">
            <text:p>-119.7152</text:p>
          </table:table-cell>
          <table:table-cell office:value-type="float" office:value="254.84466088986943" table:formula="of:=[.$A$3]*SIN(RADIANS([.B211]-120))" table:style-name="ce11">
            <text:p>254.8447</text:p>
          </table:table-cell>
          <table:table-cell office:value-type="float" office:value="-135.12941237946728" table:formula="of:=[.$A$3]*SIN(RADIANS([.B211]+120))" table:style-name="ce11">
            <text:p>-135.1294</text:p>
          </table:table-cell>
          <table:table-cell table:style-name="ce11"/>
          <table:table-cell office:value-type="float" office:value="59.857624255201074" table:formula="of:=(MIN([.C211];[.D211];[.E211])+MAX([.C211];[.D211];[.E211]))/2" table:style-name="ce12">
            <text:p>59.8576</text:p>
          </table:table-cell>
          <table:table-cell office:value-type="float" office:value="-179.57287276560325" table:formula="of:=[.C211]-[.G211]" table:style-name="ce11">
            <text:p>-179.5729</text:p>
          </table:table-cell>
          <table:table-cell office:value-type="float" office:value="194.98703663466836" table:formula="of:=[.D211]-[.G211]" table:style-name="ce11">
            <text:p>194.9870</text:p>
          </table:table-cell>
          <table:table-cell office:value-type="float" office:value="-194.98703663466836" table:formula="of:=[.E211]-[.G211]" table:style-name="ce11">
            <text:p>-194.9870</text:p>
          </table:table-cell>
          <table:table-cell table:style-name="ce11"/>
          <table:table-cell office:value-type="float" office:value="67.142375744798912" table:formula="of:=[.C211]/2+127" table:style-name="ce13">
            <text:p>67</text:p>
          </table:table-cell>
          <table:table-cell office:value-type="float" office:value="38.213563617198375" table:formula="of:=[.H211]/2+128" table:style-name="ce13">
            <text:p>38</text:p>
          </table:table-cell>
          <table:table-cell office:value-type="float" office:value="38.414900000000003" table:style-name="ce1">
            <text:p>38.4149</text:p>
          </table:table-cell>
          <table:table-cell office:value-type="float" office:value="184.24199999999999" table:style-name="ce1">
            <text:p>184.242</text:p>
          </table:table-cell>
          <table:table-cell table:style-name="ce1"/>
          <table:table-cell office:value-type="float" office:value="1.8142222222222222" table:formula="of:=[.B211]*2*3.14/720" table:style-name="ce1">
            <text:p>1.814222222</text:p>
          </table:table-cell>
          <table:table-cell office:value-type="float" office:value="250.25577735505064" table:formula="of:=127*SIN([.Q211])+127" table:style-name="ce1">
            <text:p>250.2557774</text:p>
          </table:table-cell>
          <table:table-cell office:value-type="float" office:value="18.940056219825379" table:formula="of:=127*SIN([.Q211]+[.$P$2])+127" table:style-name="ce1">
            <text:p>18.94005622</text:p>
          </table:table-cell>
          <table:table-cell office:value-type="float" office:value="0.27913925195308309" table:formula="of:=127*SIN([.Q211]-[.$P$2])+127" table:style-name="ce1">
            <text:p>0.279139252</text:p>
          </table:table-cell>
          <table:table-cell office:value-type="float" office:value="125.26745830350185" table:formula="of:=(MIN([.R211];[.S211];[.T211])+MAX([.R211];[.S211];[.T211]))/2" table:style-name="ce1">
            <text:p>125.267458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09" table:style-name="ce2">
            <text:p>209</text:p>
          </table:table-cell>
          <table:table-cell office:value-type="float" office:value="-123.62645316281592" table:formula="of:=[.$A$3]*SIN(RADIANS([.B212]))" table:style-name="ce11">
            <text:p>-123.6265</text:p>
          </table:table-cell>
          <table:table-cell office:value-type="float" office:value="254.96116226487976" table:formula="of:=[.$A$3]*SIN(RADIANS([.B212]-120))" table:style-name="ce11">
            <text:p>254.9612</text:p>
          </table:table-cell>
          <table:table-cell office:value-type="float" office:value="-131.3347091020639" table:formula="of:=[.$A$3]*SIN(RADIANS([.B212]+120))" table:style-name="ce11">
            <text:p>-131.3347</text:p>
          </table:table-cell>
          <table:table-cell table:style-name="ce11"/>
          <table:table-cell office:value-type="float" office:value="61.813226581407932" table:formula="of:=(MIN([.C212];[.D212];[.E212])+MAX([.C212];[.D212];[.E212]))/2" table:style-name="ce12">
            <text:p>61.8132</text:p>
          </table:table-cell>
          <table:table-cell office:value-type="float" office:value="-185.43967974422384" table:formula="of:=[.C212]-[.G212]" table:style-name="ce11">
            <text:p>-185.4397</text:p>
          </table:table-cell>
          <table:table-cell office:value-type="float" office:value="193.14793568347181" table:formula="of:=[.D212]-[.G212]" table:style-name="ce11">
            <text:p>193.1479</text:p>
          </table:table-cell>
          <table:table-cell office:value-type="float" office:value="-193.14793568347181" table:formula="of:=[.E212]-[.G212]" table:style-name="ce11">
            <text:p>-193.1479</text:p>
          </table:table-cell>
          <table:table-cell table:style-name="ce11"/>
          <table:table-cell office:value-type="float" office:value="65.18677341859204" table:formula="of:=[.C212]/2+127" table:style-name="ce13">
            <text:p>65</text:p>
          </table:table-cell>
          <table:table-cell office:value-type="float" office:value="35.280160127888081" table:formula="of:=[.H212]/2+128" table:style-name="ce13">
            <text:p>35</text:p>
          </table:table-cell>
          <table:table-cell office:value-type="float" office:value="35.476399999999998" table:style-name="ce1">
            <text:p>35.4764</text:p>
          </table:table-cell>
          <table:table-cell office:value-type="float" office:value="184.65899999999999" table:style-name="ce1">
            <text:p>184.659</text:p>
          </table:table-cell>
          <table:table-cell table:style-name="ce1"/>
          <table:table-cell office:value-type="float" office:value="1.8229444444444445" table:formula="of:=[.B212]*2*3.14/720" table:style-name="ce1">
            <text:p>1.822944444</text:p>
          </table:table-cell>
          <table:table-cell office:value-type="float" office:value="249.98409919634324" table:formula="of:=127*SIN([.Q212])+127" table:style-name="ce1">
            <text:p>249.9840992</text:p>
          </table:table-cell>
          <table:table-cell office:value-type="float" office:value="19.526137965570882" table:formula="of:=127*SIN([.Q212]+[.$P$2])+127" table:style-name="ce1">
            <text:p>19.52613797</text:p>
          </table:table-cell>
          <table:table-cell office:value-type="float" office:value="0.21055711590419435" table:formula="of:=127*SIN([.Q212]-[.$P$2])+127" table:style-name="ce1">
            <text:p>0.210557116</text:p>
          </table:table-cell>
          <table:table-cell office:value-type="float" office:value="125.09732815612372" table:formula="of:=(MIN([.R212];[.S212];[.T212])+MAX([.R212];[.S212];[.T212]))/2" table:style-name="ce1">
            <text:p>125.097328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0" table:style-name="ce2">
            <text:p>210</text:p>
          </table:table-cell>
          <table:table-cell office:value-type="float" office:value="-127.50000000000003" table:formula="of:=[.$A$3]*SIN(RADIANS([.B213]))" table:style-name="ce11">
            <text:p>-127.5000</text:p>
          </table:table-cell>
          <table:table-cell office:value-type="float" office:value="255" table:formula="of:=[.$A$3]*SIN(RADIANS([.B213]-120))" table:style-name="ce11">
            <text:p>255.0000</text:p>
          </table:table-cell>
          <table:table-cell office:value-type="float" office:value="-127.50000000000011" table:formula="of:=[.$A$3]*SIN(RADIANS([.B213]+120))" table:style-name="ce11">
            <text:p>-127.5000</text:p>
          </table:table-cell>
          <table:table-cell table:style-name="ce11"/>
          <table:table-cell office:value-type="float" office:value="63.749999999999943" table:formula="of:=(MIN([.C213];[.D213];[.E213])+MAX([.C213];[.D213];[.E213]))/2" table:style-name="ce12">
            <text:p>63.7500</text:p>
          </table:table-cell>
          <table:table-cell office:value-type="float" office:value="-191.24999999999997" table:formula="of:=[.C213]-[.G213]" table:style-name="ce11">
            <text:p>-191.2500</text:p>
          </table:table-cell>
          <table:table-cell office:value-type="float" office:value="191.25000000000006" table:formula="of:=[.D213]-[.G213]" table:style-name="ce11">
            <text:p>191.2500</text:p>
          </table:table-cell>
          <table:table-cell office:value-type="float" office:value="-191.25000000000006" table:formula="of:=[.E213]-[.G213]" table:style-name="ce11">
            <text:p>-191.2500</text:p>
          </table:table-cell>
          <table:table-cell table:style-name="ce11"/>
          <table:table-cell office:value-type="float" office:value="63.249999999999986" table:formula="of:=[.C213]/2+127" table:style-name="ce13">
            <text:p>63</text:p>
          </table:table-cell>
          <table:table-cell office:value-type="float" office:value="32.375000000000014" table:formula="of:=[.H213]/2+128" table:style-name="ce13">
            <text:p>32</text:p>
          </table:table-cell>
          <table:table-cell office:value-type="float" office:value="32.566099999999999" table:style-name="ce1">
            <text:p>32.5661</text:p>
          </table:table-cell>
          <table:table-cell office:value-type="float" office:value="185.07300000000001" table:style-name="ce1">
            <text:p>185.073</text:p>
          </table:table-cell>
          <table:table-cell table:style-name="ce1"/>
          <table:table-cell office:value-type="float" office:value="1.8316666666666666" table:formula="of:=[.B213]*2*3.14/720" table:style-name="ce1">
            <text:p>1.831666667</text:p>
          </table:table-cell>
          <table:table-cell office:value-type="float" office:value="249.70306481589955" table:formula="of:=127*SIN([.Q213])+127" table:style-name="ce1">
            <text:p>249.7030648</text:p>
          </table:table-cell>
          <table:table-cell office:value-type="float" office:value="20.120395965731092" table:formula="of:=127*SIN([.Q213]+[.$P$2])+127" table:style-name="ce1">
            <text:p>20.12039597</text:p>
          </table:table-cell>
          <table:table-cell office:value-type="float" office:value="0.1516206994987499" table:formula="of:=127*SIN([.Q213]-[.$P$2])+127" table:style-name="ce1">
            <text:p>0.151620699</text:p>
          </table:table-cell>
          <table:table-cell office:value-type="float" office:value="124.92734275769915" table:formula="of:=(MIN([.R213];[.S213];[.T213])+MAX([.R213];[.S213];[.T213]))/2" table:style-name="ce1">
            <text:p>124.927342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1" table:style-name="ce2">
            <text:p>211</text:p>
          </table:table-cell>
          <table:table-cell office:value-type="float" office:value="-131.33470910206381" table:formula="of:=[.$A$3]*SIN(RADIANS([.B214]))" table:style-name="ce11">
            <text:p>-131.3347</text:p>
          </table:table-cell>
          <table:table-cell office:value-type="float" office:value="254.96116226487976" table:formula="of:=[.$A$3]*SIN(RADIANS([.B214]-120))" table:style-name="ce11">
            <text:p>254.9612</text:p>
          </table:table-cell>
          <table:table-cell office:value-type="float" office:value="-123.62645316281591" table:formula="of:=[.$A$3]*SIN(RADIANS([.B214]+120))" table:style-name="ce11">
            <text:p>-123.6265</text:p>
          </table:table-cell>
          <table:table-cell table:style-name="ce11"/>
          <table:table-cell office:value-type="float" office:value="61.813226581407974" table:formula="of:=(MIN([.C214];[.D214];[.E214])+MAX([.C214];[.D214];[.E214]))/2" table:style-name="ce12">
            <text:p>61.8132</text:p>
          </table:table-cell>
          <table:table-cell office:value-type="float" office:value="-193.14793568347179" table:formula="of:=[.C214]-[.G214]" table:style-name="ce11">
            <text:p>-193.1479</text:p>
          </table:table-cell>
          <table:table-cell office:value-type="float" office:value="193.14793568347179" table:formula="of:=[.D214]-[.G214]" table:style-name="ce11">
            <text:p>193.1479</text:p>
          </table:table-cell>
          <table:table-cell office:value-type="float" office:value="-185.43967974422389" table:formula="of:=[.E214]-[.G214]" table:style-name="ce11">
            <text:p>-185.4397</text:p>
          </table:table-cell>
          <table:table-cell table:style-name="ce11"/>
          <table:table-cell office:value-type="float" office:value="61.332645448968094" table:formula="of:=[.C214]/2+127" table:style-name="ce13">
            <text:p>61</text:p>
          </table:table-cell>
          <table:table-cell office:value-type="float" office:value="31.426032158264107" table:formula="of:=[.H214]/2+128" table:style-name="ce13">
            <text:p>31</text:p>
          </table:table-cell>
          <table:table-cell office:value-type="float" office:value="31.5242" table:style-name="ce1">
            <text:p>31.5242</text:p>
          </table:table-cell>
          <table:table-cell office:value-type="float" office:value="185.482" table:style-name="ce1">
            <text:p>185.482</text:p>
          </table:table-cell>
          <table:table-cell table:style-name="ce1"/>
          <table:table-cell office:value-type="float" office:value="1.8403888888888891" table:formula="of:=[.B214]*2*3.14/720" table:style-name="ce1">
            <text:p>1.840388889</text:p>
          </table:table-cell>
          <table:table-cell office:value-type="float" office:value="249.41269559388166" table:formula="of:=127*SIN([.Q214])+127" table:style-name="ce1">
            <text:p>249.4126956</text:p>
          </table:table-cell>
          <table:table-cell office:value-type="float" office:value="20.722785011132302" table:formula="of:=127*SIN([.Q214]+[.$P$2])+127" table:style-name="ce1">
            <text:p>20.72278501</text:p>
          </table:table-cell>
          <table:table-cell office:value-type="float" office:value="0.10233448642345877" table:formula="of:=127*SIN([.Q214]-[.$P$2])+127" table:style-name="ce1">
            <text:p>0.102334486</text:p>
          </table:table-cell>
          <table:table-cell office:value-type="float" office:value="124.75751504015255" table:formula="of:=(MIN([.R214];[.S214];[.T214])+MAX([.R214];[.S214];[.T214]))/2" table:style-name="ce1">
            <text:p>124.75751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2" table:style-name="ce2">
            <text:p>212</text:p>
          </table:table-cell>
          <table:table-cell office:value-type="float" office:value="-135.12941237946723" table:formula="of:=[.$A$3]*SIN(RADIANS([.B215]))" table:style-name="ce11">
            <text:p>-135.1294</text:p>
          </table:table-cell>
          <table:table-cell office:value-type="float" office:value="254.84466088986943" table:formula="of:=[.$A$3]*SIN(RADIANS([.B215]-120))" table:style-name="ce11">
            <text:p>254.8447</text:p>
          </table:table-cell>
          <table:table-cell office:value-type="float" office:value="-119.71524851040216" table:formula="of:=[.$A$3]*SIN(RADIANS([.B215]+120))" table:style-name="ce11">
            <text:p>-119.7152</text:p>
          </table:table-cell>
          <table:table-cell table:style-name="ce11"/>
          <table:table-cell office:value-type="float" office:value="59.857624255201102" table:formula="of:=(MIN([.C215];[.D215];[.E215])+MAX([.C215];[.D215];[.E215]))/2" table:style-name="ce12">
            <text:p>59.8576</text:p>
          </table:table-cell>
          <table:table-cell office:value-type="float" office:value="-194.98703663466833" table:formula="of:=[.C215]-[.G215]" table:style-name="ce11">
            <text:p>-194.9870</text:p>
          </table:table-cell>
          <table:table-cell office:value-type="float" office:value="194.98703663466833" table:formula="of:=[.D215]-[.G215]" table:style-name="ce11">
            <text:p>194.9870</text:p>
          </table:table-cell>
          <table:table-cell office:value-type="float" office:value="-179.57287276560328" table:formula="of:=[.E215]-[.G215]" table:style-name="ce11">
            <text:p>-179.5729</text:p>
          </table:table-cell>
          <table:table-cell table:style-name="ce11"/>
          <table:table-cell office:value-type="float" office:value="59.435293810266387" table:formula="of:=[.C215]/2+127" table:style-name="ce13">
            <text:p>59</text:p>
          </table:table-cell>
          <table:table-cell office:value-type="float" office:value="30.506481682665836" table:formula="of:=[.H215]/2+128" table:style-name="ce13">
            <text:p>31</text:p>
          </table:table-cell>
          <table:table-cell office:value-type="float" office:value="30.599599999999999" table:style-name="ce1">
            <text:p>30.5996</text:p>
          </table:table-cell>
          <table:table-cell office:value-type="float" office:value="185.886" table:style-name="ce1">
            <text:p>185.886</text:p>
          </table:table-cell>
          <table:table-cell table:style-name="ce1"/>
          <table:table-cell office:value-type="float" office:value="1.8491111111111114" table:formula="of:=[.B215]*2*3.14/720" table:style-name="ce1">
            <text:p>1.849111111</text:p>
          </table:table-cell>
          <table:table-cell office:value-type="float" office:value="249.11301362061548" table:formula="of:=127*SIN([.Q215])+127" table:style-name="ce1">
            <text:p>249.1130136</text:p>
          </table:table-cell>
          <table:table-cell office:value-type="float" office:value="21.333259274016513" table:formula="of:=127*SIN([.Q215]+[.$P$2])+127" table:style-name="ce1">
            <text:p>21.33325927</text:p>
          </table:table-cell>
          <table:table-cell office:value-type="float" office:value="6.2702226209722767E-2" table:formula="of:=127*SIN([.Q215]-[.$P$2])+127" table:style-name="ce1">
            <text:p>0.062702226</text:p>
          </table:table-cell>
          <table:table-cell office:value-type="float" office:value="124.5878579234126" table:formula="of:=(MIN([.R215];[.S215];[.T215])+MAX([.R215];[.S215];[.T215]))/2" table:style-name="ce1">
            <text:p>124.587857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3" table:style-name="ce2">
            <text:p>213</text:p>
          </table:table-cell>
          <table:table-cell office:value-type="float" office:value="-138.88295392883191" table:formula="of:=[.$A$3]*SIN(RADIANS([.B216]))" table:style-name="ce11">
            <text:p>-138.8830</text:p>
          </table:table-cell>
          <table:table-cell office:value-type="float" office:value="254.65053136241633" table:formula="of:=[.$A$3]*SIN(RADIANS([.B216]-120))" table:style-name="ce11">
            <text:p>254.6505</text:p>
          </table:table-cell>
          <table:table-cell office:value-type="float" office:value="-115.76757743358448" table:formula="of:=[.$A$3]*SIN(RADIANS([.B216]+120))" table:style-name="ce11">
            <text:p>-115.7676</text:p>
          </table:table-cell>
          <table:table-cell table:style-name="ce11"/>
          <table:table-cell office:value-type="float" office:value="57.88378871679221" table:formula="of:=(MIN([.C216];[.D216];[.E216])+MAX([.C216];[.D216];[.E216]))/2" table:style-name="ce12">
            <text:p>57.8838</text:p>
          </table:table-cell>
          <table:table-cell office:value-type="float" office:value="-196.76674264562411" table:formula="of:=[.C216]-[.G216]" table:style-name="ce11">
            <text:p>-196.7667</text:p>
          </table:table-cell>
          <table:table-cell office:value-type="float" office:value="196.76674264562411" table:formula="of:=[.D216]-[.G216]" table:style-name="ce11">
            <text:p>196.7667</text:p>
          </table:table-cell>
          <table:table-cell office:value-type="float" office:value="-173.6513661503767" table:formula="of:=[.E216]-[.G216]" table:style-name="ce11">
            <text:p>-173.6514</text:p>
          </table:table-cell>
          <table:table-cell table:style-name="ce11"/>
          <table:table-cell office:value-type="float" office:value="57.558523035584045" table:formula="of:=[.C216]/2+127" table:style-name="ce13">
            <text:p>58</text:p>
          </table:table-cell>
          <table:table-cell office:value-type="float" office:value="29.616628677187947" table:formula="of:=[.H216]/2+128" table:style-name="ce13">
            <text:p>30</text:p>
          </table:table-cell>
          <table:table-cell office:value-type="float" office:value="29.704599999999999" table:style-name="ce1">
            <text:p>29.7046</text:p>
          </table:table-cell>
          <table:table-cell office:value-type="float" office:value="186.28700000000001" table:style-name="ce1">
            <text:p>186.287</text:p>
          </table:table-cell>
          <table:table-cell table:style-name="ce1"/>
          <table:table-cell office:value-type="float" office:value="1.8578333333333334" table:formula="of:=[.B216]*2*3.14/720" table:style-name="ce1">
            <text:p>1.857833333</text:p>
          </table:table-cell>
          <table:table-cell office:value-type="float" office:value="248.80404169491004" table:formula="of:=127*SIN([.Q216])+127" table:style-name="ce1">
            <text:p>248.8040417</text:p>
          </table:table-cell>
          <table:table-cell office:value-type="float" office:value="21.951772311529169" table:formula="of:=127*SIN([.Q216]+[.$P$2])+127" table:style-name="ce1">
            <text:p>21.95177231</text:p>
          </table:table-cell>
          <table:table-cell office:value-type="float" office:value="3.2726933948268311E-2" table:formula="of:=127*SIN([.Q216]-[.$P$2])+127" table:style-name="ce1">
            <text:p>0.032726934</text:p>
          </table:table-cell>
          <table:table-cell office:value-type="float" office:value="124.41838431442915" table:formula="of:=(MIN([.R216];[.S216];[.T216])+MAX([.R216];[.S216];[.T216]))/2" table:style-name="ce1">
            <text:p>124.418384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4" table:style-name="ce2">
            <text:p>214</text:p>
          </table:table-cell>
          <table:table-cell office:value-type="float" office:value="-142.59419038504041" table:formula="of:=[.$A$3]*SIN(RADIANS([.B217]))" table:style-name="ce11">
            <text:p>-142.5942</text:p>
          </table:table-cell>
          <table:table-cell office:value-type="float" office:value="254.37883281625517" table:formula="of:=[.$A$3]*SIN(RADIANS([.B217]-120))" table:style-name="ce11">
            <text:p>254.3788</text:p>
          </table:table-cell>
          <table:table-cell office:value-type="float" office:value="-111.78464243121483" table:formula="of:=[.$A$3]*SIN(RADIANS([.B217]+120))" table:style-name="ce11">
            <text:p>-111.7846</text:p>
          </table:table-cell>
          <table:table-cell table:style-name="ce11"/>
          <table:table-cell office:value-type="float" office:value="55.892321215607382" table:formula="of:=(MIN([.C217];[.D217];[.E217])+MAX([.C217];[.D217];[.E217]))/2" table:style-name="ce12">
            <text:p>55.8923</text:p>
          </table:table-cell>
          <table:table-cell office:value-type="float" office:value="-198.48651160064779" table:formula="of:=[.C217]-[.G217]" table:style-name="ce11">
            <text:p>-198.4865</text:p>
          </table:table-cell>
          <table:table-cell office:value-type="float" office:value="198.48651160064779" table:formula="of:=[.D217]-[.G217]" table:style-name="ce11">
            <text:p>198.4865</text:p>
          </table:table-cell>
          <table:table-cell office:value-type="float" office:value="-167.67696364682223" table:formula="of:=[.E217]-[.G217]" table:style-name="ce11">
            <text:p>-167.6770</text:p>
          </table:table-cell>
          <table:table-cell table:style-name="ce11"/>
          <table:table-cell office:value-type="float" office:value="55.702904807479797" table:formula="of:=[.C217]/2+127" table:style-name="ce13">
            <text:p>56</text:p>
          </table:table-cell>
          <table:table-cell office:value-type="float" office:value="28.756744199676106" table:formula="of:=[.H217]/2+128" table:style-name="ce13">
            <text:p>29</text:p>
          </table:table-cell>
          <table:table-cell office:value-type="float" office:value="28.839500000000001" table:style-name="ce1">
            <text:p>28.8395</text:p>
          </table:table-cell>
          <table:table-cell office:value-type="float" office:value="186.68299999999999" table:style-name="ce1">
            <text:p>186.683</text:p>
          </table:table-cell>
          <table:table-cell table:style-name="ce1"/>
          <table:table-cell office:value-type="float" office:value="1.8665555555555557" table:formula="of:=[.B217]*2*3.14/720" table:style-name="ce1">
            <text:p>1.866555556</text:p>
          </table:table-cell>
          <table:table-cell office:value-type="float" office:value="248.48580332232305" table:formula="of:=127*SIN([.Q217])+127" table:style-name="ce1">
            <text:p>248.4858033</text:p>
          </table:table-cell>
          <table:table-cell office:value-type="float" office:value="22.578277069253971" table:formula="of:=127*SIN([.Q217]+[.$P$2])+127" table:style-name="ce1">
            <text:p>22.57827707</text:p>
          </table:table-cell>
          <table:table-cell office:value-type="float" office:value="1.2410890059740609E-2" table:formula="of:=127*SIN([.Q217]-[.$P$2])+127" table:style-name="ce1">
            <text:p>0.01241089</text:p>
          </table:table-cell>
          <table:table-cell office:value-type="float" office:value="124.24910710619139" table:formula="of:=(MIN([.R217];[.S217];[.T217])+MAX([.R217];[.S217];[.T217]))/2" table:style-name="ce1">
            <text:p>124.249107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5" table:style-name="ce2">
            <text:p>215</text:p>
          </table:table-cell>
          <table:table-cell office:value-type="float" office:value="-146.26199126951678" table:formula="of:=[.$A$3]*SIN(RADIANS([.B218]))" table:style-name="ce11">
            <text:p>-146.2620</text:p>
          </table:table-cell>
          <table:table-cell office:value-type="float" office:value="254.0296480133951" table:formula="of:=[.$A$3]*SIN(RADIANS([.B218]-120))" table:style-name="ce11">
            <text:p>254.0296</text:p>
          </table:table-cell>
          <table:table-cell office:value-type="float" office:value="-107.76765674387831" table:formula="of:=[.$A$3]*SIN(RADIANS([.B218]+120))" table:style-name="ce11">
            <text:p>-107.7677</text:p>
          </table:table-cell>
          <table:table-cell table:style-name="ce11"/>
          <table:table-cell office:value-type="float" office:value="53.88382837193916" table:formula="of:=(MIN([.C218];[.D218];[.E218])+MAX([.C218];[.D218];[.E218]))/2" table:style-name="ce12">
            <text:p>53.8838</text:p>
          </table:table-cell>
          <table:table-cell office:value-type="float" office:value="-200.14581964145594" table:formula="of:=[.C218]-[.G218]" table:style-name="ce11">
            <text:p>-200.1458</text:p>
          </table:table-cell>
          <table:table-cell office:value-type="float" office:value="200.14581964145594" table:formula="of:=[.D218]-[.G218]" table:style-name="ce11">
            <text:p>200.1458</text:p>
          </table:table-cell>
          <table:table-cell office:value-type="float" office:value="-161.65148511581748" table:formula="of:=[.E218]-[.G218]" table:style-name="ce11">
            <text:p>-161.6515</text:p>
          </table:table-cell>
          <table:table-cell table:style-name="ce11"/>
          <table:table-cell office:value-type="float" office:value="53.869004365241608" table:formula="of:=[.C218]/2+127" table:style-name="ce13">
            <text:p>54</text:p>
          </table:table-cell>
          <table:table-cell office:value-type="float" office:value="27.927090179272028" table:formula="of:=[.H218]/2+128" table:style-name="ce13">
            <text:p>28</text:p>
          </table:table-cell>
          <table:table-cell office:value-type="float" office:value="28.0046" table:style-name="ce1">
            <text:p>28.0046</text:p>
          </table:table-cell>
          <table:table-cell office:value-type="float" office:value="187.07400000000001" table:style-name="ce1">
            <text:p>187.074</text:p>
          </table:table-cell>
          <table:table-cell table:style-name="ce1"/>
          <table:table-cell office:value-type="float" office:value="1.8752777777777778" table:formula="of:=[.B218]*2*3.14/720" table:style-name="ce1">
            <text:p>1.875277778</text:p>
          </table:table-cell>
          <table:table-cell office:value-type="float" office:value="248.15832271337283" table:formula="of:=127*SIN([.Q218])+127" table:style-name="ce1">
            <text:p>248.1583227</text:p>
          </table:table-cell>
          <table:table-cell office:value-type="float" office:value="23.21272588478908" table:formula="of:=127*SIN([.Q218]+[.$P$2])+127" table:style-name="ce1">
            <text:p>23.21272588</text:p>
          </table:table-cell>
          <table:table-cell office:value-type="float" office:value="1.7556401212601713E-3" table:formula="of:=127*SIN([.Q218]-[.$P$2])+127" table:style-name="ce1">
            <text:p>0.00175564</text:p>
          </table:table-cell>
          <table:table-cell office:value-type="float" office:value="124.08003917674705" table:formula="of:=(MIN([.R218];[.S218];[.T218])+MAX([.R218];[.S218];[.T218]))/2" table:style-name="ce1">
            <text:p>124.080039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6" table:style-name="ce2">
            <text:p>216</text:p>
          </table:table-cell>
          <table:table-cell office:value-type="float" office:value="-149.88523933458063" table:formula="of:=[.$A$3]*SIN(RADIANS([.B219]))" table:style-name="ce11">
            <text:p>-149.8852</text:p>
          </table:table-cell>
          <table:table-cell office:value-type="float" office:value="253.60308331890968" table:formula="of:=[.$A$3]*SIN(RADIANS([.B219]-120))" table:style-name="ce11">
            <text:p>253.6031</text:p>
          </table:table-cell>
          <table:table-cell office:value-type="float" office:value="-103.71784398432904" table:formula="of:=[.$A$3]*SIN(RADIANS([.B219]+120))" table:style-name="ce11">
            <text:p>-103.7178</text:p>
          </table:table-cell>
          <table:table-cell table:style-name="ce11"/>
          <table:table-cell office:value-type="float" office:value="51.858921992164525" table:formula="of:=(MIN([.C219];[.D219];[.E219])+MAX([.C219];[.D219];[.E219]))/2" table:style-name="ce12">
            <text:p>51.8589</text:p>
          </table:table-cell>
          <table:table-cell office:value-type="float" office:value="-201.74416132674514" table:formula="of:=[.C219]-[.G219]" table:style-name="ce11">
            <text:p>-201.7442</text:p>
          </table:table-cell>
          <table:table-cell office:value-type="float" office:value="201.74416132674514" table:formula="of:=[.D219]-[.G219]" table:style-name="ce11">
            <text:p>201.7442</text:p>
          </table:table-cell>
          <table:table-cell office:value-type="float" office:value="-155.57676597649356" table:formula="of:=[.E219]-[.G219]" table:style-name="ce11">
            <text:p>-155.5768</text:p>
          </table:table-cell>
          <table:table-cell table:style-name="ce11"/>
          <table:table-cell office:value-type="float" office:value="52.057380332709684" table:formula="of:=[.C219]/2+127" table:style-name="ce13">
            <text:p>52</text:p>
          </table:table-cell>
          <table:table-cell office:value-type="float" office:value="27.127919336627428" table:formula="of:=[.H219]/2+128" table:style-name="ce13">
            <text:p>27</text:p>
          </table:table-cell>
          <table:table-cell office:value-type="float" office:value="27.200199999999999" table:style-name="ce1">
            <text:p>27.2002</text:p>
          </table:table-cell>
          <table:table-cell office:value-type="float" office:value="187.46100000000001" table:style-name="ce1">
            <text:p>187.461</text:p>
          </table:table-cell>
          <table:table-cell table:style-name="ce1"/>
          <table:table-cell office:value-type="float" office:value="1.8840000000000001" table:formula="of:=[.B219]*2*3.14/720" table:style-name="ce1">
            <text:p>1.884</text:p>
          </table:table-cell>
          <table:table-cell office:value-type="float" office:value="247.82162478169622" table:formula="of:=127*SIN([.Q219])+127" table:style-name="ce1">
            <text:p>247.8216248</text:p>
          </table:table-cell>
          <table:table-cell office:value-type="float" office:value="23.855070491377134" table:formula="of:=127*SIN([.Q219]+[.$P$2])+127" table:style-name="ce1">
            <text:p>23.85507049</text:p>
          </table:table-cell>
          <table:table-cell office:value-type="float" office:value="7.6199474887062024E-4" table:formula="of:=127*SIN([.Q219]-[.$P$2])+127" table:style-name="ce1">
            <text:p>0.000761995</text:p>
          </table:table-cell>
          <table:table-cell office:value-type="float" office:value="123.91119338822254" table:formula="of:=(MIN([.R219];[.S219];[.T219])+MAX([.R219];[.S219];[.T219]))/2" table:style-name="ce1">
            <text:p>123.911193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7" table:style-name="ce2">
            <text:p>217</text:p>
          </table:table-cell>
          <table:table-cell office:value-type="float" office:value="-153.46283090377233" table:formula="of:=[.$A$3]*SIN(RADIANS([.B220]))" table:style-name="ce11">
            <text:p>-153.4628</text:p>
          </table:table-cell>
          <table:table-cell office:value-type="float" office:value="253.09926866853712" table:formula="of:=[.$A$3]*SIN(RADIANS([.B220]-120))" table:style-name="ce11">
            <text:p>253.0993</text:p>
          </table:table-cell>
          <table:table-cell office:value-type="float" office:value="-99.636437764764835" table:formula="of:=[.$A$3]*SIN(RADIANS([.B220]+120))" table:style-name="ce11">
            <text:p>-99.6364</text:p>
          </table:table-cell>
          <table:table-cell table:style-name="ce11"/>
          <table:table-cell office:value-type="float" office:value="49.818218882382396" table:formula="of:=(MIN([.C220];[.D220];[.E220])+MAX([.C220];[.D220];[.E220]))/2" table:style-name="ce12">
            <text:p>49.8182</text:p>
          </table:table-cell>
          <table:table-cell office:value-type="float" office:value="-203.28104978615471" table:formula="of:=[.C220]-[.G220]" table:style-name="ce11">
            <text:p>-203.2810</text:p>
          </table:table-cell>
          <table:table-cell office:value-type="float" office:value="203.28104978615471" table:formula="of:=[.D220]-[.G220]" table:style-name="ce11">
            <text:p>203.2810</text:p>
          </table:table-cell>
          <table:table-cell office:value-type="float" office:value="-149.45465664714723" table:formula="of:=[.E220]-[.G220]" table:style-name="ce11">
            <text:p>-149.4547</text:p>
          </table:table-cell>
          <table:table-cell table:style-name="ce11"/>
          <table:table-cell office:value-type="float" office:value="50.268584548113836" table:formula="of:=[.C220]/2+127" table:style-name="ce13">
            <text:p>50</text:p>
          </table:table-cell>
          <table:table-cell office:value-type="float" office:value="26.359475106922645" table:formula="of:=[.H220]/2+128" table:style-name="ce13">
            <text:p>26</text:p>
          </table:table-cell>
          <table:table-cell office:value-type="float" office:value="26.426400000000001" table:style-name="ce1">
            <text:p>26.4264</text:p>
          </table:table-cell>
          <table:table-cell office:value-type="float" office:value="187.84299999999999" table:style-name="ce1">
            <text:p>187.843</text:p>
          </table:table-cell>
          <table:table-cell table:style-name="ce1"/>
          <table:table-cell office:value-type="float" office:value="1.8927222222222222" table:formula="of:=[.B220]*2*3.14/720" table:style-name="ce1">
            <text:p>1.892722222</text:p>
          </table:table-cell>
          <table:table-cell office:value-type="float" office:value="247.47573514215347" table:formula="of:=127*SIN([.Q220])+127" table:style-name="ce1">
            <text:p>247.4757351</text:p>
          </table:table-cell>
          <table:table-cell office:value-type="float" office:value="24.505262021573714" table:formula="of:=127*SIN([.Q220]+[.$P$2])+127" table:style-name="ce1">
            <text:p>24.50526202</text:p>
          </table:table-cell>
          <table:table-cell office:value-type="float" office:value="9.4300295358067387E-3" table:formula="of:=127*SIN([.Q220]-[.$P$2])+127" table:style-name="ce1">
            <text:p>0.00943003</text:p>
          </table:table-cell>
          <table:table-cell office:value-type="float" office:value="123.74258258584464" table:formula="of:=(MIN([.R220];[.S220];[.T220])+MAX([.R220];[.S220];[.T220]))/2" table:style-name="ce1">
            <text:p>123.742582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8" table:style-name="ce2">
            <text:p>218</text:p>
          </table:table-cell>
          <table:table-cell office:value-type="float" office:value="-156.99367620804284" table:formula="of:=[.$A$3]*SIN(RADIANS([.B221]))" table:style-name="ce11">
            <text:p>-156.9937</text:p>
          </table:table-cell>
          <table:table-cell office:value-type="float" office:value="252.51835752910046" table:formula="of:=[.$A$3]*SIN(RADIANS([.B221]-120))" table:style-name="ce11">
            <text:p>252.5184</text:p>
          </table:table-cell>
          <table:table-cell office:value-type="float" office:value="-95.524681321057642" table:formula="of:=[.$A$3]*SIN(RADIANS([.B221]+120))" table:style-name="ce11">
            <text:p>-95.5247</text:p>
          </table:table-cell>
          <table:table-cell table:style-name="ce11"/>
          <table:table-cell office:value-type="float" office:value="47.762340660528807" table:formula="of:=(MIN([.C221];[.D221];[.E221])+MAX([.C221];[.D221];[.E221]))/2" table:style-name="ce12">
            <text:p>47.7623</text:p>
          </table:table-cell>
          <table:table-cell office:value-type="float" office:value="-204.75601686857163" table:formula="of:=[.C221]-[.G221]" table:style-name="ce11">
            <text:p>-204.7560</text:p>
          </table:table-cell>
          <table:table-cell office:value-type="float" office:value="204.75601686857163" table:formula="of:=[.D221]-[.G221]" table:style-name="ce11">
            <text:p>204.7560</text:p>
          </table:table-cell>
          <table:table-cell office:value-type="float" office:value="-143.28702198158646" table:formula="of:=[.E221]-[.G221]" table:style-name="ce11">
            <text:p>-143.2870</text:p>
          </table:table-cell>
          <table:table-cell table:style-name="ce11"/>
          <table:table-cell office:value-type="float" office:value="48.503161895978579" table:formula="of:=[.C221]/2+127" table:style-name="ce13">
            <text:p>49</text:p>
          </table:table-cell>
          <table:table-cell office:value-type="float" office:value="25.621991565714183" table:formula="of:=[.H221]/2+128" table:style-name="ce13">
            <text:p>26</text:p>
          </table:table-cell>
          <table:table-cell office:value-type="float" office:value="25.683499999999999" table:style-name="ce1">
            <text:p>25.6835</text:p>
          </table:table-cell>
          <table:table-cell office:value-type="float" office:value="188.221" table:style-name="ce1">
            <text:p>188.221</text:p>
          </table:table-cell>
          <table:table-cell table:style-name="ce1"/>
          <table:table-cell office:value-type="float" office:value="1.9014444444444445" table:formula="of:=[.B221]*2*3.14/720" table:style-name="ce1">
            <text:p>1.901444444</text:p>
          </table:table-cell>
          <table:table-cell office:value-type="float" office:value="247.12068010887933" table:formula="of:=127*SIN([.Q221])+127" table:style-name="ce1">
            <text:p>247.1206801</text:p>
          </table:table-cell>
          <table:table-cell office:value-type="float" office:value="25.163251010966491" table:formula="of:=127*SIN([.Q221]+[.$P$2])+127" table:style-name="ce1">
            <text:p>25.16325101</text:p>
          </table:table-cell>
          <table:table-cell office:value-type="float" office:value="2.7759085046753285E-2" table:formula="of:=127*SIN([.Q221]-[.$P$2])+127" table:style-name="ce1">
            <text:p>0.027759085</text:p>
          </table:table-cell>
          <table:table-cell office:value-type="float" office:value="123.57421959696305" table:formula="of:=(MIN([.R221];[.S221];[.T221])+MAX([.R221];[.S221];[.T221]))/2" table:style-name="ce1">
            <text:p>123.574219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19" table:style-name="ce2">
            <text:p>219</text:p>
          </table:table-cell>
          <table:table-cell office:value-type="float" office:value="-160.47669971770858" table:formula="of:=[.$A$3]*SIN(RADIANS([.B222]))" table:style-name="ce11">
            <text:p>-160.4767</text:p>
          </table:table-cell>
          <table:table-cell office:value-type="float" office:value="251.86052685176014" table:formula="of:=[.$A$3]*SIN(RADIANS([.B222]-120))" table:style-name="ce11">
            <text:p>251.8605</text:p>
          </table:table-cell>
          <table:table-cell office:value-type="float" office:value="-91.3838271340517" table:formula="of:=[.$A$3]*SIN(RADIANS([.B222]+120))" table:style-name="ce11">
            <text:p>-91.3838</text:p>
          </table:table-cell>
          <table:table-cell table:style-name="ce11"/>
          <table:table-cell office:value-type="float" office:value="45.691913567025779" table:formula="of:=(MIN([.C222];[.D222];[.E222])+MAX([.C222];[.D222];[.E222]))/2" table:style-name="ce12">
            <text:p>45.6919</text:p>
          </table:table-cell>
          <table:table-cell office:value-type="float" office:value="-206.16861328473436" table:formula="of:=[.C222]-[.G222]" table:style-name="ce11">
            <text:p>-206.1686</text:p>
          </table:table-cell>
          <table:table-cell office:value-type="float" office:value="206.16861328473436" table:formula="of:=[.D222]-[.G222]" table:style-name="ce11">
            <text:p>206.1686</text:p>
          </table:table-cell>
          <table:table-cell office:value-type="float" office:value="-137.07574070107748" table:formula="of:=[.E222]-[.G222]" table:style-name="ce11">
            <text:p>-137.0757</text:p>
          </table:table-cell>
          <table:table-cell table:style-name="ce11"/>
          <table:table-cell office:value-type="float" office:value="46.761650141145708" table:formula="of:=[.C222]/2+127" table:style-name="ce13">
            <text:p>47</text:p>
          </table:table-cell>
          <table:table-cell office:value-type="float" office:value="24.915693357632819" table:formula="of:=[.H222]/2+128" table:style-name="ce13">
            <text:p>25</text:p>
          </table:table-cell>
          <table:table-cell office:value-type="float" office:value="24.971800000000002" table:style-name="ce1">
            <text:p>24.9718</text:p>
          </table:table-cell>
          <table:table-cell office:value-type="float" office:value="188.59399999999999" table:style-name="ce1">
            <text:p>188.594</text:p>
          </table:table-cell>
          <table:table-cell table:style-name="ce1"/>
          <table:table-cell office:value-type="float" office:value="1.9101666666666668" table:formula="of:=[.B222]*2*3.14/720" table:style-name="ce1">
            <text:p>1.910166667</text:p>
          </table:table-cell>
          <table:table-cell office:value-type="float" office:value="246.75648669328132" table:formula="of:=127*SIN([.Q222])+127" table:style-name="ce1">
            <text:p>246.7564867</text:p>
          </table:table-cell>
          <table:table-cell office:value-type="float" office:value="25.828987401939926" table:formula="of:=127*SIN([.Q222]+[.$P$2])+127" table:style-name="ce1">
            <text:p>25.8289874</text:p>
          </table:table-cell>
          <table:table-cell office:value-type="float" office:value="5.5747766868108783E-2" table:formula="of:=127*SIN([.Q222]-[.$P$2])+127" table:style-name="ce1">
            <text:p>0.055747767</text:p>
          </table:table-cell>
          <table:table-cell office:value-type="float" office:value="123.40611723007471" table:formula="of:=(MIN([.R222];[.S222];[.T222])+MAX([.R222];[.S222];[.T222]))/2" table:style-name="ce1">
            <text:p>123.406117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0" table:style-name="ce2">
            <text:p>220</text:p>
          </table:table-cell>
          <table:table-cell office:value-type="float" office:value="-163.91084047006751" table:formula="of:=[.$A$3]*SIN(RADIANS([.B223]))" table:style-name="ce11">
            <text:p>-163.9108</text:p>
          </table:table-cell>
          <table:table-cell office:value-type="float" office:value="251.12597701811305" table:formula="of:=[.$A$3]*SIN(RADIANS([.B223]-120))" table:style-name="ce11">
            <text:p>251.1260</text:p>
          </table:table-cell>
          <table:table-cell office:value-type="float" office:value="-87.215136548045493" table:formula="of:=[.$A$3]*SIN(RADIANS([.B223]+120))" table:style-name="ce11">
            <text:p>-87.2151</text:p>
          </table:table-cell>
          <table:table-cell table:style-name="ce11"/>
          <table:table-cell office:value-type="float" office:value="43.607568274022768" table:formula="of:=(MIN([.C223];[.D223];[.E223])+MAX([.C223];[.D223];[.E223]))/2" table:style-name="ce12">
            <text:p>43.6076</text:p>
          </table:table-cell>
          <table:table-cell office:value-type="float" office:value="-207.51840874409027" table:formula="of:=[.C223]-[.G223]" table:style-name="ce11">
            <text:p>-207.5184</text:p>
          </table:table-cell>
          <table:table-cell office:value-type="float" office:value="207.51840874409027" table:formula="of:=[.D223]-[.G223]" table:style-name="ce11">
            <text:p>207.5184</text:p>
          </table:table-cell>
          <table:table-cell office:value-type="float" office:value="-130.82270482206826" table:formula="of:=[.E223]-[.G223]" table:style-name="ce11">
            <text:p>-130.8227</text:p>
          </table:table-cell>
          <table:table-cell table:style-name="ce11"/>
          <table:table-cell office:value-type="float" office:value="45.044579764966244" table:formula="of:=[.C223]/2+127" table:style-name="ce13">
            <text:p>45</text:p>
          </table:table-cell>
          <table:table-cell office:value-type="float" office:value="24.240795627954867" table:formula="of:=[.H223]/2+128" table:style-name="ce13">
            <text:p>24</text:p>
          </table:table-cell>
          <table:table-cell office:value-type="float" office:value="24.291399999999999" table:style-name="ce1">
            <text:p>24.2914</text:p>
          </table:table-cell>
          <table:table-cell office:value-type="float" office:value="188.96299999999999" table:style-name="ce1">
            <text:p>188.963</text:p>
          </table:table-cell>
          <table:table-cell table:style-name="ce1"/>
          <table:table-cell office:value-type="float" office:value="1.9188888888888891" table:formula="of:=[.B223]*2*3.14/720" table:style-name="ce1">
            <text:p>1.918888889</text:p>
          </table:table-cell>
          <table:table-cell office:value-type="float" office:value="246.38318260198474" table:formula="of:=127*SIN([.Q223])+127" table:style-name="ce1">
            <text:p>246.3831826</text:p>
          </table:table-cell>
          <table:table-cell office:value-type="float" office:value="26.502420547479772" table:formula="of:=127*SIN([.Q223]+[.$P$2])+127" table:style-name="ce1">
            <text:p>26.50242055</text:p>
          </table:table-cell>
          <table:table-cell office:value-type="float" office:value="9.3393945713842186E-2" table:formula="of:=127*SIN([.Q223]-[.$P$2])+127" table:style-name="ce1">
            <text:p>0.093393946</text:p>
          </table:table-cell>
          <table:table-cell office:value-type="float" office:value="123.23828827384929" table:formula="of:=(MIN([.R223];[.S223];[.T223])+MAX([.R223];[.S223];[.T223]))/2" table:style-name="ce1">
            <text:p>123.238288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1" table:style-name="ce2">
            <text:p>221</text:p>
          </table:table-cell>
          <table:table-cell office:value-type="float" office:value="-167.29505239257929" table:formula="of:=[.$A$3]*SIN(RADIANS([.B224]))" table:style-name="ce11">
            <text:p>-167.2951</text:p>
          </table:table-cell>
          <table:table-cell office:value-type="float" office:value="250.31493177915431" table:formula="of:=[.$A$3]*SIN(RADIANS([.B224]-120))" table:style-name="ce11">
            <text:p>250.3149</text:p>
          </table:table-cell>
          <table:table-cell office:value-type="float" office:value="-83.019879386574956" table:formula="of:=[.$A$3]*SIN(RADIANS([.B224]+120))" table:style-name="ce11">
            <text:p>-83.0199</text:p>
          </table:table-cell>
          <table:table-cell table:style-name="ce11"/>
          <table:table-cell office:value-type="float" office:value="41.509939693287507" table:formula="of:=(MIN([.C224];[.D224];[.E224])+MAX([.C224];[.D224];[.E224]))/2" table:style-name="ce12">
            <text:p>41.5099</text:p>
          </table:table-cell>
          <table:table-cell office:value-type="float" office:value="-208.80499208586679" table:formula="of:=[.C224]-[.G224]" table:style-name="ce11">
            <text:p>-208.8050</text:p>
          </table:table-cell>
          <table:table-cell office:value-type="float" office:value="208.80499208586679" table:formula="of:=[.D224]-[.G224]" table:style-name="ce11">
            <text:p>208.8050</text:p>
          </table:table-cell>
          <table:table-cell office:value-type="float" office:value="-124.52981907986246" table:formula="of:=[.E224]-[.G224]" table:style-name="ce11">
            <text:p>-124.5298</text:p>
          </table:table-cell>
          <table:table-cell table:style-name="ce11"/>
          <table:table-cell office:value-type="float" office:value="43.352473803710353" table:formula="of:=[.C224]/2+127" table:style-name="ce13">
            <text:p>43</text:p>
          </table:table-cell>
          <table:table-cell office:value-type="float" office:value="23.597503957066607" table:formula="of:=[.H224]/2+128" table:style-name="ce13">
            <text:p>24</text:p>
          </table:table-cell>
          <table:table-cell office:value-type="float" office:value="23.642600000000002" table:style-name="ce1">
            <text:p>23.6426</text:p>
          </table:table-cell>
          <table:table-cell office:value-type="float" office:value="189.327" table:style-name="ce1">
            <text:p>189.327</text:p>
          </table:table-cell>
          <table:table-cell table:style-name="ce1"/>
          <table:table-cell office:value-type="float" office:value="1.9276111111111112" table:formula="of:=[.B224]*2*3.14/720" table:style-name="ce1">
            <text:p>1.927611111</text:p>
          </table:table-cell>
          <table:table-cell office:value-type="float" office:value="246.00079623472476" table:formula="of:=127*SIN([.Q224])+127" table:style-name="ce1">
            <text:p>246.0007962</text:p>
          </table:table-cell>
          <table:table-cell office:value-type="float" office:value="27.183499215030437" table:formula="of:=127*SIN([.Q224]+[.$P$2])+127" table:style-name="ce1">
            <text:p>27.18349922</text:p>
          </table:table-cell>
          <table:table-cell office:value-type="float" office:value="0.14069475758780925" table:formula="of:=127*SIN([.Q224]-[.$P$2])+127" table:style-name="ce1">
            <text:p>0.140694758</text:p>
          </table:table-cell>
          <table:table-cell office:value-type="float" office:value="123.07074549615629" table:formula="of:=(MIN([.R224];[.S224];[.T224])+MAX([.R224];[.S224];[.T224]))/2" table:style-name="ce1">
            <text:p>123.070745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2" table:style-name="ce2">
            <text:p>222</text:p>
          </table:table-cell>
          <table:table-cell office:value-type="float" office:value="-170.62830462150885" table:formula="of:=[.$A$3]*SIN(RADIANS([.B225]))" table:style-name="ce11">
            <text:p>-170.6283</text:p>
          </table:table-cell>
          <table:table-cell office:value-type="float" office:value="249.42763818712046" table:formula="of:=[.$A$3]*SIN(RADIANS([.B225]-120))" table:style-name="ce11">
            <text:p>249.4276</text:p>
          </table:table-cell>
          <table:table-cell office:value-type="float" office:value="-78.799333565611647" table:formula="of:=[.$A$3]*SIN(RADIANS([.B225]+120))" table:style-name="ce11">
            <text:p>-78.7993</text:p>
          </table:table-cell>
          <table:table-cell table:style-name="ce11"/>
          <table:table-cell office:value-type="float" office:value="39.399666782805809" table:formula="of:=(MIN([.C225];[.D225];[.E225])+MAX([.C225];[.D225];[.E225]))/2" table:style-name="ce12">
            <text:p>39.3997</text:p>
          </table:table-cell>
          <table:table-cell office:value-type="float" office:value="-210.02797140431466" table:formula="of:=[.C225]-[.G225]" table:style-name="ce11">
            <text:p>-210.0280</text:p>
          </table:table-cell>
          <table:table-cell office:value-type="float" office:value="210.02797140431466" table:formula="of:=[.D225]-[.G225]" table:style-name="ce11">
            <text:p>210.0280</text:p>
          </table:table-cell>
          <table:table-cell office:value-type="float" office:value="-118.19900034841746" table:formula="of:=[.E225]-[.G225]" table:style-name="ce11">
            <text:p>-118.1990</text:p>
          </table:table-cell>
          <table:table-cell table:style-name="ce11"/>
          <table:table-cell office:value-type="float" office:value="41.685847689245577" table:formula="of:=[.C225]/2+127" table:style-name="ce13">
            <text:p>42</text:p>
          </table:table-cell>
          <table:table-cell office:value-type="float" office:value="22.986014297842672" table:formula="of:=[.H225]/2+128" table:style-name="ce13">
            <text:p>23</text:p>
          </table:table-cell>
          <table:table-cell office:value-type="float" office:value="23.025500000000001" table:style-name="ce1">
            <text:p>23.0255</text:p>
          </table:table-cell>
          <table:table-cell office:value-type="float" office:value="189.68600000000001" table:style-name="ce1">
            <text:p>189.686</text:p>
          </table:table-cell>
          <table:table-cell table:style-name="ce1"/>
          <table:table-cell office:value-type="float" office:value="1.9363333333333335" table:formula="of:=[.B225]*2*3.14/720" table:style-name="ce1">
            <text:p>1.936333333</text:p>
          </table:table-cell>
          <table:table-cell office:value-type="float" office:value="245.60935668218599" table:formula="of:=127*SIN([.Q225])+127" table:style-name="ce1">
            <text:p>245.6093567</text:p>
          </table:table-cell>
          <table:table-cell office:value-type="float" office:value="27.872171590388206" table:formula="of:=127*SIN([.Q225]+[.$P$2])+127" table:style-name="ce1">
            <text:p>27.87217159</text:p>
          </table:table-cell>
          <table:table-cell office:value-type="float" office:value="0.1976466040012923" table:formula="of:=127*SIN([.Q225]-[.$P$2])+127" table:style-name="ce1">
            <text:p>0.197646604</text:p>
          </table:table-cell>
          <table:table-cell office:value-type="float" office:value="122.90350164309365" table:formula="of:=(MIN([.R225];[.S225];[.T225])+MAX([.R225];[.S225];[.T225]))/2" table:style-name="ce1">
            <text:p>122.90350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3" table:style-name="ce2">
            <text:p>223</text:p>
          </table:table-cell>
          <table:table-cell office:value-type="float" office:value="-173.90958181593709" table:formula="of:=[.$A$3]*SIN(RADIANS([.B226]))" table:style-name="ce11">
            <text:p>-173.9096</text:p>
          </table:table-cell>
          <table:table-cell office:value-type="float" office:value="248.46436652023499" table:formula="of:=[.$A$3]*SIN(RADIANS([.B226]-120))" table:style-name="ce11">
            <text:p>248.4644</text:p>
          </table:table-cell>
          <table:table-cell office:value-type="float" office:value="-74.554784704297973" table:formula="of:=[.$A$3]*SIN(RADIANS([.B226]+120))" table:style-name="ce11">
            <text:p>-74.5548</text:p>
          </table:table-cell>
          <table:table-cell table:style-name="ce11"/>
          <table:table-cell office:value-type="float" office:value="37.277392352148951" table:formula="of:=(MIN([.C226];[.D226];[.E226])+MAX([.C226];[.D226];[.E226]))/2" table:style-name="ce12">
            <text:p>37.2774</text:p>
          </table:table-cell>
          <table:table-cell office:value-type="float" office:value="-211.18697416808604" table:formula="of:=[.C226]-[.G226]" table:style-name="ce11">
            <text:p>-211.1870</text:p>
          </table:table-cell>
          <table:table-cell office:value-type="float" office:value="211.18697416808604" table:formula="of:=[.D226]-[.G226]" table:style-name="ce11">
            <text:p>211.1870</text:p>
          </table:table-cell>
          <table:table-cell office:value-type="float" office:value="-111.83217705644692" table:formula="of:=[.E226]-[.G226]" table:style-name="ce11">
            <text:p>-111.8322</text:p>
          </table:table-cell>
          <table:table-cell table:style-name="ce11"/>
          <table:table-cell office:value-type="float" office:value="40.045209092031456" table:formula="of:=[.C226]/2+127" table:style-name="ce13">
            <text:p>40</text:p>
          </table:table-cell>
          <table:table-cell office:value-type="float" office:value="22.406512915956981" table:formula="of:=[.H226]/2+128" table:style-name="ce13">
            <text:p>22</text:p>
          </table:table-cell>
          <table:table-cell office:value-type="float" office:value="22.4404" table:style-name="ce1">
            <text:p>22.4404</text:p>
          </table:table-cell>
          <table:table-cell office:value-type="float" office:value="190.041" table:style-name="ce1">
            <text:p>190.041</text:p>
          </table:table-cell>
          <table:table-cell table:style-name="ce1"/>
          <table:table-cell office:value-type="float" office:value="1.9450555555555555" table:formula="of:=[.B226]*2*3.14/720" table:style-name="ce1">
            <text:p>1.945055556</text:p>
          </table:table-cell>
          <table:table-cell office:value-type="float" office:value="245.20889372378937" table:formula="of:=127*SIN([.Q226])+127" table:style-name="ce1">
            <text:p>245.2088937</text:p>
          </table:table-cell>
          <table:table-cell office:value-type="float" office:value="28.568385281647522" table:formula="of:=127*SIN([.Q226]+[.$P$2])+127" table:style-name="ce1">
            <text:p>28.56838528</text:p>
          </table:table-cell>
          <table:table-cell office:value-type="float" office:value="0.264245152247085" table:formula="of:=127*SIN([.Q226]-[.$P$2])+127" table:style-name="ce1">
            <text:p>0.264245152</text:p>
          </table:table-cell>
          <table:table-cell office:value-type="float" office:value="122.73656943801822" table:formula="of:=(MIN([.R226];[.S226];[.T226])+MAX([.R226];[.S226];[.T226]))/2" table:style-name="ce1">
            <text:p>122.73656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4" table:style-name="ce2">
            <text:p>224</text:p>
          </table:table-cell>
          <table:table-cell office:value-type="float" office:value="-177.13788446704433" table:formula="of:=[.$A$3]*SIN(RADIANS([.B227]))" table:style-name="ce11">
            <text:p>-177.1379</text:p>
          </table:table-cell>
          <table:table-cell office:value-type="float" office:value="247.4254102003791" table:formula="of:=[.$A$3]*SIN(RADIANS([.B227]-120))" table:style-name="ce11">
            <text:p>247.4254</text:p>
          </table:table-cell>
          <table:table-cell office:value-type="float" office:value="-70.287525733334732" table:formula="of:=[.$A$3]*SIN(RADIANS([.B227]+120))" table:style-name="ce11">
            <text:p>-70.2875</text:p>
          </table:table-cell>
          <table:table-cell table:style-name="ce11"/>
          <table:table-cell office:value-type="float" office:value="35.143762866667387" table:formula="of:=(MIN([.C227];[.D227];[.E227])+MAX([.C227];[.D227];[.E227]))/2" table:style-name="ce12">
            <text:p>35.1438</text:p>
          </table:table-cell>
          <table:table-cell office:value-type="float" office:value="-212.2816473337117" table:formula="of:=[.C227]-[.G227]" table:style-name="ce11">
            <text:p>-212.2816</text:p>
          </table:table-cell>
          <table:table-cell office:value-type="float" office:value="212.2816473337117" table:formula="of:=[.D227]-[.G227]" table:style-name="ce11">
            <text:p>212.2816</text:p>
          </table:table-cell>
          <table:table-cell office:value-type="float" office:value="-105.43128860000212" table:formula="of:=[.E227]-[.G227]" table:style-name="ce11">
            <text:p>-105.4313</text:p>
          </table:table-cell>
          <table:table-cell table:style-name="ce11"/>
          <table:table-cell office:value-type="float" office:value="38.431057766477835" table:formula="of:=[.C227]/2+127" table:style-name="ce13">
            <text:p>38</text:p>
          </table:table-cell>
          <table:table-cell office:value-type="float" office:value="21.859176333144148" table:formula="of:=[.H227]/2+128" table:style-name="ce13">
            <text:p>22</text:p>
          </table:table-cell>
          <table:table-cell office:value-type="float" office:value="21.8874" table:style-name="ce1">
            <text:p>21.8874</text:p>
          </table:table-cell>
          <table:table-cell office:value-type="float" office:value="190.39099999999999" table:style-name="ce1">
            <text:p>190.391</text:p>
          </table:table-cell>
          <table:table-cell table:style-name="ce1"/>
          <table:table-cell office:value-type="float" office:value="1.9537777777777778" table:formula="of:=[.B227]*2*3.14/720" table:style-name="ce1">
            <text:p>1.953777778</text:p>
          </table:table-cell>
          <table:table-cell office:value-type="float" office:value="244.79943782542642" table:formula="of:=127*SIN([.Q227])+127" table:style-name="ce1">
            <text:p>244.7994378</text:p>
          </table:table-cell>
          <table:table-cell office:value-type="float" office:value="29.272087323182873" table:formula="of:=127*SIN([.Q227]+[.$P$2])+127" table:style-name="ce1">
            <text:p>29.27208732</text:p>
          </table:table-cell>
          <table:table-cell office:value-type="float" office:value="0.34048533572882889" table:formula="of:=127*SIN([.Q227]-[.$P$2])+127" table:style-name="ce1">
            <text:p>0.340485336</text:p>
          </table:table-cell>
          <table:table-cell office:value-type="float" office:value="122.56996158057763" table:formula="of:=(MIN([.R227];[.S227];[.T227])+MAX([.R227];[.S227];[.T227]))/2" table:style-name="ce1">
            <text:p>122.569961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5" table:style-name="ce2">
            <text:p>225</text:p>
          </table:table-cell>
          <table:table-cell office:value-type="float" office:value="-180.3122292025696" table:formula="of:=[.$A$3]*SIN(RADIANS([.B228]))" table:style-name="ce11">
            <text:p>-180.3122</text:p>
          </table:table-cell>
          <table:table-cell office:value-type="float" office:value="246.31108570371242" table:formula="of:=[.$A$3]*SIN(RADIANS([.B228]-120))" table:style-name="ce11">
            <text:p>246.3111</text:p>
          </table:table-cell>
          <table:table-cell office:value-type="float" office:value="-65.998856501142768" table:formula="of:=[.$A$3]*SIN(RADIANS([.B228]+120))" table:style-name="ce11">
            <text:p>-65.9989</text:p>
          </table:table-cell>
          <table:table-cell table:style-name="ce11"/>
          <table:table-cell office:value-type="float" office:value="32.999428250571412" table:formula="of:=(MIN([.C228];[.D228];[.E228])+MAX([.C228];[.D228];[.E228]))/2" table:style-name="ce12">
            <text:p>32.9994</text:p>
          </table:table-cell>
          <table:table-cell office:value-type="float" office:value="-213.31165745314101" table:formula="of:=[.C228]-[.G228]" table:style-name="ce11">
            <text:p>-213.3117</text:p>
          </table:table-cell>
          <table:table-cell office:value-type="float" office:value="213.31165745314101" table:formula="of:=[.D228]-[.G228]" table:style-name="ce11">
            <text:p>213.3117</text:p>
          </table:table-cell>
          <table:table-cell office:value-type="float" office:value="-98.998284751714181" table:formula="of:=[.E228]-[.G228]" table:style-name="ce11">
            <text:p>-98.9983</text:p>
          </table:table-cell>
          <table:table-cell table:style-name="ce11"/>
          <table:table-cell office:value-type="float" office:value="36.843885398715202" table:formula="of:=[.C228]/2+127" table:style-name="ce13">
            <text:p>37</text:p>
          </table:table-cell>
          <table:table-cell office:value-type="float" office:value="21.344171273429495" table:formula="of:=[.H228]/2+128" table:style-name="ce13">
            <text:p>21</text:p>
          </table:table-cell>
          <table:table-cell office:value-type="float" office:value="21.366599999999998" table:style-name="ce1">
            <text:p>21.3666</text:p>
          </table:table-cell>
          <table:table-cell office:value-type="float" office:value="190.73599999999999" table:style-name="ce1">
            <text:p>190.736</text:p>
          </table:table-cell>
          <table:table-cell table:style-name="ce1"/>
          <table:table-cell office:value-type="float" office:value="1.9624999999999999" table:formula="of:=[.B228]*2*3.14/720" table:style-name="ce1">
            <text:p>1.9625</text:p>
          </table:table-cell>
          <table:table-cell office:value-type="float" office:value="244.38102013714177" table:formula="of:=127*SIN([.Q228])+127" table:style-name="ce1">
            <text:p>244.3810201</text:p>
          </table:table-cell>
          <table:table-cell office:value-type="float" office:value="29.983224179679965" table:formula="of:=127*SIN([.Q228]+[.$P$2])+127" table:style-name="ce1">
            <text:p>29.98322418</text:p>
          </table:table-cell>
          <table:table-cell office:value-type="float" office:value="0.42636135434652545" table:formula="of:=127*SIN([.Q228]-[.$P$2])+127" table:style-name="ce1">
            <text:p>0.426361354</text:p>
          </table:table-cell>
          <table:table-cell office:value-type="float" office:value="122.40369074574414" table:formula="of:=(MIN([.R228];[.S228];[.T228])+MAX([.R228];[.S228];[.T228]))/2" table:style-name="ce1">
            <text:p>122.403690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6" table:style-name="ce2">
            <text:p>226</text:p>
          </table:table-cell>
          <table:table-cell office:value-type="float" office:value="-183.43164908635606" table:formula="of:=[.$A$3]*SIN(RADIANS([.B229]))" table:style-name="ce11">
            <text:p>-183.4316</text:p>
          </table:table-cell>
          <table:table-cell office:value-type="float" office:value="245.1217324642713" table:formula="of:=[.$A$3]*SIN(RADIANS([.B229]-120))" table:style-name="ce11">
            <text:p>245.1217</text:p>
          </table:table-cell>
          <table:table-cell office:value-type="float" office:value="-61.690083377915307" table:formula="of:=[.$A$3]*SIN(RADIANS([.B229]+120))" table:style-name="ce11">
            <text:p>-61.6901</text:p>
          </table:table-cell>
          <table:table-cell table:style-name="ce11"/>
          <table:table-cell office:value-type="float" office:value="30.845041688957622" table:formula="of:=(MIN([.C229];[.D229];[.E229])+MAX([.C229];[.D229];[.E229]))/2" table:style-name="ce12">
            <text:p>30.8450</text:p>
          </table:table-cell>
          <table:table-cell office:value-type="float" office:value="-214.27669077531368" table:formula="of:=[.C229]-[.G229]" table:style-name="ce11">
            <text:p>-214.2767</text:p>
          </table:table-cell>
          <table:table-cell office:value-type="float" office:value="214.27669077531368" table:formula="of:=[.D229]-[.G229]" table:style-name="ce11">
            <text:p>214.2767</text:p>
          </table:table-cell>
          <table:table-cell office:value-type="float" office:value="-92.535125066872922" table:formula="of:=[.E229]-[.G229]" table:style-name="ce11">
            <text:p>-92.5351</text:p>
          </table:table-cell>
          <table:table-cell table:style-name="ce11"/>
          <table:table-cell office:value-type="float" office:value="35.28417545682197" table:formula="of:=[.C229]/2+127" table:style-name="ce13">
            <text:p>35</text:p>
          </table:table-cell>
          <table:table-cell office:value-type="float" office:value="20.861654612343159" table:formula="of:=[.H229]/2+128" table:style-name="ce13">
            <text:p>21</text:p>
          </table:table-cell>
          <table:table-cell office:value-type="float" office:value="20.878399999999999" table:style-name="ce1">
            <text:p>20.8784</text:p>
          </table:table-cell>
          <table:table-cell office:value-type="float" office:value="191.07599999999999" table:style-name="ce1">
            <text:p>191.076</text:p>
          </table:table-cell>
          <table:table-cell table:style-name="ce1"/>
          <table:table-cell office:value-type="float" office:value="1.9712222222222222" table:formula="of:=[.B229]*2*3.14/720" table:style-name="ce1">
            <text:p>1.971222222</text:p>
          </table:table-cell>
          <table:table-cell office:value-type="float" office:value="243.9536724907633" table:formula="of:=127*SIN([.Q229])+127" table:style-name="ce1">
            <text:p>243.9536725</text:p>
          </table:table-cell>
          <table:table-cell office:value-type="float" office:value="30.701741750210132" table:formula="of:=127*SIN([.Q229]+[.$P$2])+127" table:style-name="ce1">
            <text:p>30.70174175</text:p>
          </table:table-cell>
          <table:table-cell office:value-type="float" office:value="0.52186667493811001" table:formula="of:=127*SIN([.Q229]-[.$P$2])+127" table:style-name="ce1">
            <text:p>0.521866675</text:p>
          </table:table-cell>
          <table:table-cell office:value-type="float" office:value="122.2377695828507" table:formula="of:=(MIN([.R229];[.S229];[.T229])+MAX([.R229];[.S229];[.T229]))/2" table:style-name="ce1">
            <text:p>122.237769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7" table:style-name="ce2">
            <text:p>227</text:p>
          </table:table-cell>
          <table:table-cell office:value-type="float" office:value="-186.49519391288845" table:formula="of:=[.$A$3]*SIN(RADIANS([.B230]))" table:style-name="ce11">
            <text:p>-186.4952</text:p>
          </table:table-cell>
          <table:table-cell office:value-type="float" office:value="243.85771277057407" table:formula="of:=[.$A$3]*SIN(RADIANS([.B230]-120))" table:style-name="ce11">
            <text:p>243.8577</text:p>
          </table:table-cell>
          <table:table-cell office:value-type="float" office:value="-57.362518857685657" table:formula="of:=[.$A$3]*SIN(RADIANS([.B230]+120))" table:style-name="ce11">
            <text:p>-57.3625</text:p>
          </table:table-cell>
          <table:table-cell table:style-name="ce11"/>
          <table:table-cell office:value-type="float" office:value="28.681259428842807" table:formula="of:=(MIN([.C230];[.D230];[.E230])+MAX([.C230];[.D230];[.E230]))/2" table:style-name="ce12">
            <text:p>28.6813</text:p>
          </table:table-cell>
          <table:table-cell office:value-type="float" office:value="-215.17645334173125" table:formula="of:=[.C230]-[.G230]" table:style-name="ce11">
            <text:p>-215.1765</text:p>
          </table:table-cell>
          <table:table-cell office:value-type="float" office:value="215.17645334173125" table:formula="of:=[.D230]-[.G230]" table:style-name="ce11">
            <text:p>215.1765</text:p>
          </table:table-cell>
          <table:table-cell office:value-type="float" office:value="-86.043778286528465" table:formula="of:=[.E230]-[.G230]" table:style-name="ce11">
            <text:p>-86.0438</text:p>
          </table:table-cell>
          <table:table-cell table:style-name="ce11"/>
          <table:table-cell office:value-type="float" office:value="33.752403043555773" table:formula="of:=[.C230]/2+127" table:style-name="ce13">
            <text:p>34</text:p>
          </table:table-cell>
          <table:table-cell office:value-type="float" office:value="20.411773329134377" table:formula="of:=[.H230]/2+128" table:style-name="ce13">
            <text:p>20</text:p>
          </table:table-cell>
          <table:table-cell office:value-type="float" office:value="20.422699999999999" table:style-name="ce1">
            <text:p>20.4227</text:p>
          </table:table-cell>
          <table:table-cell office:value-type="float" office:value="191.41200000000001" table:style-name="ce1">
            <text:p>191.412</text:p>
          </table:table-cell>
          <table:table-cell table:style-name="ce1"/>
          <table:table-cell office:value-type="float" office:value="1.9799444444444443" table:formula="of:=[.B230]*2*3.14/720" table:style-name="ce1">
            <text:p>1.979944444</text:p>
          </table:table-cell>
          <table:table-cell office:value-type="float" office:value="243.5174273974803" table:formula="of:=127*SIN([.Q230])+127" table:style-name="ce1">
            <text:p>243.5174274</text:p>
          </table:table-cell>
          <table:table-cell office:value-type="float" office:value="31.427585372342264" table:formula="of:=127*SIN([.Q230]+[.$P$2])+127" table:style-name="ce1">
            <text:p>31.42758537</text:p>
          </table:table-cell>
          <table:table-cell office:value-type="float" office:value="0.62699403177587953" table:formula="of:=127*SIN([.Q230]-[.$P$2])+127" table:style-name="ce1">
            <text:p>0.626994032</text:p>
          </table:table-cell>
          <table:table-cell office:value-type="float" office:value="122.07221071462808" table:formula="of:=(MIN([.R230];[.S230];[.T230])+MAX([.R230];[.S230];[.T230]))/2" table:style-name="ce1">
            <text:p>122.072210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8" table:style-name="ce2">
            <text:p>228</text:p>
          </table:table-cell>
          <table:table-cell office:value-type="float" office:value="-189.50193049673555" table:formula="of:=[.$A$3]*SIN(RADIANS([.B231]))" table:style-name="ce11">
            <text:p>-189.5019</text:p>
          </table:table-cell>
          <table:table-cell office:value-type="float" office:value="242.51941165526418" table:formula="of:=[.$A$3]*SIN(RADIANS([.B231]-120))" table:style-name="ce11">
            <text:p>242.5194</text:p>
          </table:table-cell>
          <table:table-cell office:value-type="float" office:value="-53.017481158528767" table:formula="of:=[.$A$3]*SIN(RADIANS([.B231]+120))" table:style-name="ce11">
            <text:p>-53.0175</text:p>
          </table:table-cell>
          <table:table-cell table:style-name="ce11"/>
          <table:table-cell office:value-type="float" office:value="26.508740579264312" table:formula="of:=(MIN([.C231];[.D231];[.E231])+MAX([.C231];[.D231];[.E231]))/2" table:style-name="ce12">
            <text:p>26.5087</text:p>
          </table:table-cell>
          <table:table-cell office:value-type="float" office:value="-216.01067107599988" table:formula="of:=[.C231]-[.G231]" table:style-name="ce11">
            <text:p>-216.0107</text:p>
          </table:table-cell>
          <table:table-cell office:value-type="float" office:value="216.01067107599988" table:formula="of:=[.D231]-[.G231]" table:style-name="ce11">
            <text:p>216.0107</text:p>
          </table:table-cell>
          <table:table-cell office:value-type="float" office:value="-79.52622173779308" table:formula="of:=[.E231]-[.G231]" table:style-name="ce11">
            <text:p>-79.5262</text:p>
          </table:table-cell>
          <table:table-cell table:style-name="ce11"/>
          <table:table-cell office:value-type="float" office:value="32.249034751632223" table:formula="of:=[.C231]/2+127" table:style-name="ce13">
            <text:p>32</text:p>
          </table:table-cell>
          <table:table-cell office:value-type="float" office:value="19.99466446200006" table:formula="of:=[.H231]/2+128" table:style-name="ce13">
            <text:p>20</text:p>
          </table:table-cell>
          <table:table-cell office:value-type="float" office:value="19.9998" table:style-name="ce1">
            <text:p>19.9998</text:p>
          </table:table-cell>
          <table:table-cell office:value-type="float" office:value="191.74199999999999" table:style-name="ce1">
            <text:p>191.742</text:p>
          </table:table-cell>
          <table:table-cell table:style-name="ce1"/>
          <table:table-cell office:value-type="float" office:value="1.9886666666666668" table:formula="of:=[.B231]*2*3.14/720" table:style-name="ce1">
            <text:p>1.988666667</text:p>
          </table:table-cell>
          <table:table-cell office:value-type="float" office:value="243.07231804537037" table:formula="of:=127*SIN([.Q231])+127" table:style-name="ce1">
            <text:p>243.072318</text:p>
          </table:table-cell>
          <table:table-cell office:value-type="float" office:value="32.160699826305859" table:formula="of:=127*SIN([.Q231]+[.$P$2])+127" table:style-name="ce1">
            <text:p>32.16069983</text:p>
          </table:table-cell>
          <table:table-cell office:value-type="float" office:value="0.74173542711992013" table:formula="of:=127*SIN([.Q231]-[.$P$2])+127" table:style-name="ce1">
            <text:p>0.741735427</text:p>
          </table:table-cell>
          <table:table-cell office:value-type="float" office:value="121.90702673624514" table:formula="of:=(MIN([.R231];[.S231];[.T231])+MAX([.R231];[.S231];[.T231]))/2" table:style-name="ce1">
            <text:p>121.907026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29" table:style-name="ce2">
            <text:p>229</text:p>
          </table:table-cell>
          <table:table-cell office:value-type="float" office:value="-192.45094295680687" table:formula="of:=[.$A$3]*SIN(RADIANS([.B232]))" table:style-name="ce11">
            <text:p>-192.4509</text:p>
          </table:table-cell>
          <table:table-cell office:value-type="float" office:value="241.10723677782579" table:formula="of:=[.$A$3]*SIN(RADIANS([.B232]-120))" table:style-name="ce11">
            <text:p>241.1072</text:p>
          </table:table-cell>
          <table:table-cell office:value-type="float" office:value="-48.656293821018892" table:formula="of:=[.$A$3]*SIN(RADIANS([.B232]+120))" table:style-name="ce11">
            <text:p>-48.6563</text:p>
          </table:table-cell>
          <table:table-cell table:style-name="ce11"/>
          <table:table-cell office:value-type="float" office:value="24.32814691050946" table:formula="of:=(MIN([.C232];[.D232];[.E232])+MAX([.C232];[.D232];[.E232]))/2" table:style-name="ce12">
            <text:p>24.3281</text:p>
          </table:table-cell>
          <table:table-cell office:value-type="float" office:value="-216.77908986731632" table:formula="of:=[.C232]-[.G232]" table:style-name="ce11">
            <text:p>-216.7791</text:p>
          </table:table-cell>
          <table:table-cell office:value-type="float" office:value="216.77908986731632" table:formula="of:=[.D232]-[.G232]" table:style-name="ce11">
            <text:p>216.7791</text:p>
          </table:table-cell>
          <table:table-cell office:value-type="float" office:value="-72.984440731528352" table:formula="of:=[.E232]-[.G232]" table:style-name="ce11">
            <text:p>-72.9844</text:p>
          </table:table-cell>
          <table:table-cell table:style-name="ce11"/>
          <table:table-cell office:value-type="float" office:value="30.774528521596565" table:formula="of:=[.C232]/2+127" table:style-name="ce13">
            <text:p>31</text:p>
          </table:table-cell>
          <table:table-cell office:value-type="float" office:value="19.610455066341842" table:formula="of:=[.H232]/2+128" table:style-name="ce13">
            <text:p>20</text:p>
          </table:table-cell>
          <table:table-cell office:value-type="float" office:value="19.6097" table:style-name="ce1">
            <text:p>19.6097</text:p>
          </table:table-cell>
          <table:table-cell office:value-type="float" office:value="192.06800000000001" table:style-name="ce1">
            <text:p>192.068</text:p>
          </table:table-cell>
          <table:table-cell table:style-name="ce1"/>
          <table:table-cell office:value-type="float" office:value="1.9973888888888891" table:formula="of:=[.B232]*2*3.14/720" table:style-name="ce1">
            <text:p>1.997388889</text:p>
          </table:table-cell>
          <table:table-cell office:value-type="float" office:value="242.61837829687445" table:formula="of:=127*SIN([.Q232])+127" table:style-name="ce1">
            <text:p>242.6183783</text:p>
          </table:table-cell>
          <table:table-cell office:value-type="float" office:value="32.901029339187957" table:formula="of:=127*SIN([.Q232]+[.$P$2])+127" table:style-name="ce1">
            <text:p>32.90102934</text:p>
          </table:table-cell>
          <table:table-cell office:value-type="float" office:value="0.86608213182590532" table:formula="of:=127*SIN([.Q232]-[.$P$2])+127" table:style-name="ce1">
            <text:p>0.866082132</text:p>
          </table:table-cell>
          <table:table-cell office:value-type="float" office:value="121.74223021435017" table:formula="of:=(MIN([.R232];[.S232];[.T232])+MAX([.R232];[.S232];[.T232]))/2" table:style-name="ce1">
            <text:p>121.742230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0" table:style-name="ce2">
            <text:p>230</text:p>
          </table:table-cell>
          <table:table-cell office:value-type="float" office:value="-195.34133299533937" table:formula="of:=[.$A$3]*SIN(RADIANS([.B233]))" table:style-name="ce11">
            <text:p>-195.3413</text:p>
          </table:table-cell>
          <table:table-cell office:value-type="float" office:value="239.62161830040665" table:formula="of:=[.$A$3]*SIN(RADIANS([.B233]-120))" table:style-name="ce11">
            <text:p>239.6216</text:p>
          </table:table-cell>
          <table:table-cell office:value-type="float" office:value="-44.280285305067245" table:formula="of:=[.$A$3]*SIN(RADIANS([.B233]+120))" table:style-name="ce11">
            <text:p>-44.2803</text:p>
          </table:table-cell>
          <table:table-cell table:style-name="ce11"/>
          <table:table-cell office:value-type="float" office:value="22.14014265253364" table:formula="of:=(MIN([.C233];[.D233];[.E233])+MAX([.C233];[.D233];[.E233]))/2" table:style-name="ce12">
            <text:p>22.1401</text:p>
          </table:table-cell>
          <table:table-cell office:value-type="float" office:value="-217.48147564787303" table:formula="of:=[.C233]-[.G233]" table:style-name="ce11">
            <text:p>-217.4815</text:p>
          </table:table-cell>
          <table:table-cell office:value-type="float" office:value="217.48147564787303" table:formula="of:=[.D233]-[.G233]" table:style-name="ce11">
            <text:p>217.4815</text:p>
          </table:table-cell>
          <table:table-cell office:value-type="float" office:value="-66.420427957600879" table:formula="of:=[.E233]-[.G233]" table:style-name="ce11">
            <text:p>-66.4204</text:p>
          </table:table-cell>
          <table:table-cell table:style-name="ce11"/>
          <table:table-cell office:value-type="float" office:value="29.329333502330314" table:formula="of:=[.C233]/2+127" table:style-name="ce13">
            <text:p>29</text:p>
          </table:table-cell>
          <table:table-cell office:value-type="float" office:value="19.259262176063487" table:formula="of:=[.H233]/2+128" table:style-name="ce13">
            <text:p>19</text:p>
          </table:table-cell>
          <table:table-cell office:value-type="float" office:value="19.252600000000001" table:style-name="ce1">
            <text:p>19.2526</text:p>
          </table:table-cell>
          <table:table-cell office:value-type="float" office:value="192.38900000000001" table:style-name="ce1">
            <text:p>192.389</text:p>
          </table:table-cell>
          <table:table-cell table:style-name="ce1"/>
          <table:table-cell office:value-type="float" office:value="2.0061111111111112" table:formula="of:=[.B233]*2*3.14/720" table:style-name="ce1">
            <text:p>2.006111111</text:p>
          </table:table-cell>
          <table:table-cell office:value-type="float" office:value="242.15564268622072" table:formula="of:=127*SIN([.Q233])+127" table:style-name="ce1">
            <text:p>242.1556427</text:p>
          </table:table-cell>
          <table:table-cell office:value-type="float" office:value="33.648517589177843" table:formula="of:=127*SIN([.Q233]+[.$P$2])+127" table:style-name="ce1">
            <text:p>33.64851759</text:p>
          </table:table-cell>
          <table:table-cell office:value-type="float" office:value="1.0000246860095245" table:formula="of:=127*SIN([.Q233]-[.$P$2])+127" table:style-name="ce1">
            <text:p>1.000024686</text:p>
          </table:table-cell>
          <table:table-cell office:value-type="float" office:value="121.57783368611513" table:formula="of:=(MIN([.R233];[.S233];[.T233])+MAX([.R233];[.S233];[.T233]))/2" table:style-name="ce1">
            <text:p>121.577833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231" table:style-name="ce2">
            <text:p>231</text:p>
          </table:table-cell>
          <table:table-cell office:value-type="float" office:value="-198.1722201715275" table:formula="of:=[.$A$3]*SIN(RADIANS([.B234]))" table:style-name="ce11">
            <text:p>-198.1722</text:p>
          </table:table-cell>
          <table:table-cell office:value-type="float" office:value="238.06300875678645" table:formula="of:=[.$A$3]*SIN(RADIANS([.B234]-120))" table:style-name="ce11">
            <text:p>238.0630</text:p>
          </table:table-cell>
          <table:table-cell office:value-type="float" office:value="-39.890788585258939" table:formula="of:=[.$A$3]*SIN(RADIANS([.B234]+120))" table:style-name="ce11">
            <text:p>-39.8908</text:p>
          </table:table-cell>
          <table:table-cell table:style-name="ce11"/>
          <table:table-cell office:value-type="float" office:value="19.945394292629473" table:formula="of:=(MIN([.C234];[.D234];[.E234])+MAX([.C234];[.D234];[.E234]))/2" table:style-name="ce12">
            <text:p>19.9454</text:p>
          </table:table-cell>
          <table:table-cell office:value-type="float" office:value="-218.11761446415699" table:formula="of:=[.C234]-[.G234]" table:style-name="ce14">
            <text:p>-218.1176</text:p>
          </table:table-cell>
          <table:table-cell office:value-type="float" office:value="218.11761446415699" table:formula="of:=[.D234]-[.G234]" table:style-name="ce11">
            <text:p>218.1176</text:p>
          </table:table-cell>
          <table:table-cell office:value-type="float" office:value="-59.836182877888412" table:formula="of:=[.E234]-[.G234]" table:style-name="ce11">
            <text:p>-59.8362</text:p>
          </table:table-cell>
          <table:table-cell table:style-name="ce11"/>
          <table:table-cell office:value-type="float" office:value="27.91388991423625" table:formula="of:=[.C234]/2+127" table:style-name="ce13">
            <text:p>28</text:p>
          </table:table-cell>
          <table:table-cell office:value-type="float" office:value="18.941192767921507" table:formula="of:=[.H234]/2+128" table:style-name="ce13">
            <text:p>19</text:p>
          </table:table-cell>
          <table:table-cell office:value-type="float" office:value="18.928599999999999" table:style-name="ce1">
            <text:p>18.9286</text:p>
          </table:table-cell>
          <table:table-cell office:value-type="float" office:value="192.70599999999999" table:style-name="ce1">
            <text:p>192.706</text:p>
          </table:table-cell>
          <table:table-cell table:style-name="ce1"/>
          <table:table-cell office:value-type="float" office:value="2.0148333333333333" table:formula="of:=[.B234]*2*3.14/720" table:style-name="ce1">
            <text:p>2.014833333</text:p>
          </table:table-cell>
          <table:table-cell office:value-type="float" office:value="241.68414641679726" table:formula="of:=127*SIN([.Q234])+127" table:style-name="ce1">
            <text:p>241.6841464</text:p>
          </table:table-cell>
          <table:table-cell office:value-type="float" office:value="34.403107709853685" table:formula="of:=127*SIN([.Q234]+[.$P$2])+127" table:style-name="ce1">
            <text:p>34.40310771</text:p>
          </table:table-cell>
          <table:table-cell office:value-type="float" office:value="1.1435528997663909" table:formula="of:=127*SIN([.Q234]-[.$P$2])+127" table:style-name="ce1">
            <text:p>1.1435529</text:p>
          </table:table-cell>
          <table:table-cell office:value-type="float" office:value="121.41384965828183" table:formula="of:=(MIN([.R234];[.S234];[.T234])+MAX([.R234];[.S234];[.T234]))/2" table:style-name="ce1">
            <text:p>121.413849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2" table:style-name="ce2">
            <text:p>232</text:p>
          </table:table-cell>
          <table:table-cell office:value-type="float" office:value="-200.94274216971414" table:formula="of:=[.$A$3]*SIN(RADIANS([.B235]))" table:style-name="ce11">
            <text:p>-200.9427</text:p>
          </table:table-cell>
          <table:table-cell office:value-type="float" office:value="236.4318829145308" table:formula="of:=[.$A$3]*SIN(RADIANS([.B235]-120))" table:style-name="ce11">
            <text:p>236.4319</text:p>
          </table:table-cell>
          <table:table-cell office:value-type="float" office:value="-35.489140744816801" table:formula="of:=[.$A$3]*SIN(RADIANS([.B235]+120))" table:style-name="ce11">
            <text:p>-35.4891</text:p>
          </table:table-cell>
          <table:table-cell table:style-name="ce11"/>
          <table:table-cell office:value-type="float" office:value="17.744570372408333" table:formula="of:=(MIN([.C235];[.D235];[.E235])+MAX([.C235];[.D235];[.E235]))/2" table:style-name="ce12">
            <text:p>17.7446</text:p>
          </table:table-cell>
          <table:table-cell office:value-type="float" office:value="-218.68731254212247" table:formula="of:=[.C235]-[.G235]" table:style-name="ce11">
            <text:p>-218.6873</text:p>
          </table:table-cell>
          <table:table-cell office:value-type="float" office:value="218.68731254212247" table:formula="of:=[.D235]-[.G235]" table:style-name="ce11">
            <text:p>218.6873</text:p>
          </table:table-cell>
          <table:table-cell office:value-type="float" office:value="-53.233711117225134" table:formula="of:=[.E235]-[.G235]" table:style-name="ce11">
            <text:p>-53.2337</text:p>
          </table:table-cell>
          <table:table-cell table:style-name="ce11"/>
          <table:table-cell office:value-type="float" office:value="26.528628915142932" table:formula="of:=[.C235]/2+127" table:style-name="ce13">
            <text:p>27</text:p>
          </table:table-cell>
          <table:table-cell office:value-type="float" office:value="18.656343728938765" table:formula="of:=[.H235]/2+128" table:style-name="ce13">
            <text:p>19</text:p>
          </table:table-cell>
          <table:table-cell office:value-type="float" office:value="18.637799999999999" table:style-name="ce1">
            <text:p>18.6378</text:p>
          </table:table-cell>
          <table:table-cell office:value-type="float" office:value="193.017" table:style-name="ce1">
            <text:p>193.017</text:p>
          </table:table-cell>
          <table:table-cell table:style-name="ce1"/>
          <table:table-cell office:value-type="float" office:value="2.0235555555555558" table:formula="of:=[.B235]*2*3.14/720" table:style-name="ce1">
            <text:p>2.023555556</text:p>
          </table:table-cell>
          <table:table-cell office:value-type="float" office:value="241.20392535847409" table:formula="of:=127*SIN([.Q235])+127" table:style-name="ce1">
            <text:p>241.2039254</text:p>
          </table:table-cell>
          <table:table-cell office:value-type="float" office:value="35.164742294504521" table:formula="of:=127*SIN([.Q235]+[.$P$2])+127" table:style-name="ce1">
            <text:p>35.16474229</text:p>
          </table:table-cell>
          <table:table-cell office:value-type="float" office:value="1.2966558539465467" table:formula="of:=127*SIN([.Q235]-[.$P$2])+127" table:style-name="ce1">
            <text:p>1.296655854</text:p>
          </table:table-cell>
          <table:table-cell office:value-type="float" office:value="121.25029060621031" table:formula="of:=(MIN([.R235];[.S235];[.T235])+MAX([.R235];[.S235];[.T235]))/2" table:style-name="ce1">
            <text:p>121.250290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3" table:style-name="ce2">
            <text:p>233</text:p>
          </table:table-cell>
          <table:table-cell office:value-type="float" office:value="-203.65205506205967" table:formula="of:=[.$A$3]*SIN(RADIANS([.B236]))" table:style-name="ce11">
            <text:p>-203.6521</text:p>
          </table:table-cell>
          <table:table-cell office:value-type="float" office:value="234.72873763037228" table:formula="of:=[.$A$3]*SIN(RADIANS([.B236]-120))" table:style-name="ce11">
            <text:p>234.7287</text:p>
          </table:table-cell>
          <table:table-cell office:value-type="float" office:value="-31.076682568312542" table:formula="of:=[.$A$3]*SIN(RADIANS([.B236]+120))" table:style-name="ce11">
            <text:p>-31.0767</text:p>
          </table:table-cell>
          <table:table-cell table:style-name="ce11"/>
          <table:table-cell office:value-type="float" office:value="15.538341284156303" table:formula="of:=(MIN([.C236];[.D236];[.E236])+MAX([.C236];[.D236];[.E236]))/2" table:style-name="ce12">
            <text:p>15.5383</text:p>
          </table:table-cell>
          <table:table-cell office:value-type="float" office:value="-219.19039634621598" table:formula="of:=[.C236]-[.G236]" table:style-name="ce11">
            <text:p>-219.1904</text:p>
          </table:table-cell>
          <table:table-cell office:value-type="float" office:value="219.19039634621598" table:formula="of:=[.D236]-[.G236]" table:style-name="ce11">
            <text:p>219.1904</text:p>
          </table:table-cell>
          <table:table-cell office:value-type="float" office:value="-46.615023852468845" table:formula="of:=[.E236]-[.G236]" table:style-name="ce11">
            <text:p>-46.6150</text:p>
          </table:table-cell>
          <table:table-cell table:style-name="ce11"/>
          <table:table-cell office:value-type="float" office:value="25.173972468970163" table:formula="of:=[.C236]/2+127" table:style-name="ce13">
            <text:p>25</text:p>
          </table:table-cell>
          <table:table-cell office:value-type="float" office:value="18.404801826892012" table:formula="of:=[.H236]/2+128" table:style-name="ce13">
            <text:p>18</text:p>
          </table:table-cell>
          <table:table-cell office:value-type="float" office:value="18.380299999999998" table:style-name="ce1">
            <text:p>18.3803</text:p>
          </table:table-cell>
          <table:table-cell office:value-type="float" office:value="193.32300000000001" table:style-name="ce1">
            <text:p>193.323</text:p>
          </table:table-cell>
          <table:table-cell table:style-name="ce1"/>
          <table:table-cell office:value-type="float" office:value="2.0322777777777778" table:formula="of:=[.B236]*2*3.14/720" table:style-name="ce1">
            <text:p>2.032277778</text:p>
          </table:table-cell>
          <table:table-cell office:value-type="float" office:value="240.71501604487409" table:formula="of:=127*SIN([.Q236])+127" table:style-name="ce1">
            <text:p>240.715016</text:p>
          </table:table-cell>
          <table:table-cell office:value-type="float" office:value="35.933363400502344" table:formula="of:=127*SIN([.Q236]+[.$P$2])+127" table:style-name="ce1">
            <text:p>35.9333634</text:p>
          </table:table-cell>
          <table:table-cell office:value-type="float" office:value="1.459321900986069" table:formula="of:=127*SIN([.Q236]-[.$P$2])+127" table:style-name="ce1">
            <text:p>1.459321901</text:p>
          </table:table-cell>
          <table:table-cell office:value-type="float" office:value="121.08716897293007" table:formula="of:=(MIN([.R236];[.S236];[.T236])+MAX([.R236];[.S236];[.T236]))/2" table:style-name="ce1">
            <text:p>121.08716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4" table:style-name="ce2">
            <text:p>234</text:p>
          </table:table-cell>
          <table:table-cell office:value-type="float" office:value="-206.29933356561156" table:formula="of:=[.$A$3]*SIN(RADIANS([.B237]))" table:style-name="ce11">
            <text:p>-206.2993</text:p>
          </table:table-cell>
          <table:table-cell office:value-type="float" office:value="232.95409169886321" table:formula="of:=[.$A$3]*SIN(RADIANS([.B237]-120))" table:style-name="ce11">
            <text:p>232.9541</text:p>
          </table:table-cell>
          <table:table-cell office:value-type="float" office:value="-26.654758133251622" table:formula="of:=[.$A$3]*SIN(RADIANS([.B237]+120))" table:style-name="ce11">
            <text:p>-26.6548</text:p>
          </table:table-cell>
          <table:table-cell table:style-name="ce11"/>
          <table:table-cell office:value-type="float" office:value="13.327379066625824" table:formula="of:=(MIN([.C237];[.D237];[.E237])+MAX([.C237];[.D237];[.E237]))/2" table:style-name="ce12">
            <text:p>13.3274</text:p>
          </table:table-cell>
          <table:table-cell office:value-type="float" office:value="-219.6267126322374" table:formula="of:=[.C237]-[.G237]" table:style-name="ce11">
            <text:p>-219.6267</text:p>
          </table:table-cell>
          <table:table-cell office:value-type="float" office:value="219.6267126322374" table:formula="of:=[.D237]-[.G237]" table:style-name="ce11">
            <text:p>219.6267</text:p>
          </table:table-cell>
          <table:table-cell office:value-type="float" office:value="-39.982137199877442" table:formula="of:=[.E237]-[.G237]" table:style-name="ce11">
            <text:p>-39.9821</text:p>
          </table:table-cell>
          <table:table-cell table:style-name="ce11"/>
          <table:table-cell office:value-type="float" office:value="23.850333217194219" table:formula="of:=[.C237]/2+127" table:style-name="ce13">
            <text:p>24</text:p>
          </table:table-cell>
          <table:table-cell office:value-type="float" office:value="18.1866436838813" table:formula="of:=[.H237]/2+128" table:style-name="ce13">
            <text:p>18</text:p>
          </table:table-cell>
          <table:table-cell office:value-type="float" office:value="18.156099999999999" table:style-name="ce1">
            <text:p>18.1561</text:p>
          </table:table-cell>
          <table:table-cell office:value-type="float" office:value="193.624" table:style-name="ce1">
            <text:p>193.624</text:p>
          </table:table-cell>
          <table:table-cell table:style-name="ce1"/>
          <table:table-cell office:value-type="float" office:value="2.0409999999999999" table:formula="of:=[.B237]*2*3.14/720" table:style-name="ce1">
            <text:p>2.041</text:p>
          </table:table-cell>
          <table:table-cell office:value-type="float" office:value="240.21745567059378" table:formula="of:=127*SIN([.Q237])+127" table:style-name="ce1">
            <text:p>240.2174557</text:p>
          </table:table-cell>
          <table:table-cell office:value-type="float" office:value="36.708912553705403" table:formula="of:=127*SIN([.Q237]+[.$P$2])+127" table:style-name="ce1">
            <text:p>36.70891255</text:p>
          </table:table-cell>
          <table:table-cell office:value-type="float" office:value="1.6315386657921493" table:formula="of:=127*SIN([.Q237]-[.$P$2])+127" table:style-name="ce1">
            <text:p>1.631538666</text:p>
          </table:table-cell>
          <table:table-cell office:value-type="float" office:value="120.92449716819297" table:formula="of:=(MIN([.R237];[.S237];[.T237])+MAX([.R237];[.S237];[.T237]))/2" table:style-name="ce1">
            <text:p>120.924497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5" table:style-name="ce2">
            <text:p>235</text:p>
          </table:table-cell>
          <table:table-cell office:value-type="float" office:value="-208.88377129369286" table:formula="of:=[.$A$3]*SIN(RADIANS([.B238]))" table:style-name="ce11">
            <text:p>-208.8838</text:p>
          </table:table-cell>
          <table:table-cell office:value-type="float" office:value="231.10848569434577" table:formula="of:=[.$A$3]*SIN(RADIANS([.B238]-120))" table:style-name="ce11">
            <text:p>231.1085</text:p>
          </table:table-cell>
          <table:table-cell office:value-type="float" office:value="-22.224714400652871" table:formula="of:=[.$A$3]*SIN(RADIANS([.B238]+120))" table:style-name="ce11">
            <text:p>-22.2247</text:p>
          </table:table-cell>
          <table:table-cell table:style-name="ce11"/>
          <table:table-cell office:value-type="float" office:value="11.112357200326457" table:formula="of:=(MIN([.C238];[.D238];[.E238])+MAX([.C238];[.D238];[.E238]))/2" table:style-name="ce12">
            <text:p>11.1124</text:p>
          </table:table-cell>
          <table:table-cell office:value-type="float" office:value="-219.99612849401933" table:formula="of:=[.C238]-[.G238]" table:style-name="ce11">
            <text:p>-219.9961</text:p>
          </table:table-cell>
          <table:table-cell office:value-type="float" office:value="219.99612849401933" table:formula="of:=[.D238]-[.G238]" table:style-name="ce11">
            <text:p>219.9961</text:p>
          </table:table-cell>
          <table:table-cell office:value-type="float" office:value="-33.337071600979328" table:formula="of:=[.E238]-[.G238]" table:style-name="ce11">
            <text:p>-33.3371</text:p>
          </table:table-cell>
          <table:table-cell table:style-name="ce11"/>
          <table:table-cell office:value-type="float" office:value="22.55811435315357" table:formula="of:=[.C238]/2+127" table:style-name="ce13">
            <text:p>23</text:p>
          </table:table-cell>
          <table:table-cell office:value-type="float" office:value="18.001935752990335" table:formula="of:=[.H238]/2+128" table:style-name="ce13">
            <text:p>18</text:p>
          </table:table-cell>
          <table:table-cell office:value-type="float" office:value="17.965399999999999" table:style-name="ce1">
            <text:p>17.9654</text:p>
          </table:table-cell>
          <table:table-cell office:value-type="float" office:value="193.92099999999999" table:style-name="ce1">
            <text:p>193.921</text:p>
          </table:table-cell>
          <table:table-cell table:style-name="ce1"/>
          <table:table-cell office:value-type="float" office:value="2.049722222222222" table:formula="of:=[.B238]*2*3.14/720" table:style-name="ce1">
            <text:p>2.049722222</text:p>
          </table:table-cell>
          <table:table-cell office:value-type="float" office:value="239.71128208837359" table:formula="of:=127*SIN([.Q238])+127" table:style-name="ce1">
            <text:p>239.7112821</text:p>
          </table:table-cell>
          <table:table-cell office:value-type="float" office:value="37.491330752911637" table:formula="of:=127*SIN([.Q238]+[.$P$2])+127" table:style-name="ce1">
            <text:p>37.49133075</text:p>
          </table:table-cell>
          <table:table-cell office:value-type="float" office:value="1.8132930466857147" table:formula="of:=127*SIN([.Q238]-[.$P$2])+127" table:style-name="ce1">
            <text:p>1.813293047</text:p>
          </table:table-cell>
          <table:table-cell office:value-type="float" office:value="120.76228756752965" table:formula="of:=(MIN([.R238];[.S238];[.T238])+MAX([.R238];[.S238];[.T238]))/2" table:style-name="ce1">
            <text:p>120.762287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6" table:style-name="ce2">
            <text:p>236</text:p>
          </table:table-cell>
          <table:table-cell office:value-type="float" office:value="-211.40458100153566" table:formula="of:=[.$A$3]*SIN(RADIANS([.B239]))" table:style-name="ce11">
            <text:p>-211.4046</text:p>
          </table:table-cell>
          <table:table-cell office:value-type="float" office:value="229.19248180628756" table:formula="of:=[.$A$3]*SIN(RADIANS([.B239]-120))" table:style-name="ce11">
            <text:p>229.1925</text:p>
          </table:table-cell>
          <table:table-cell office:value-type="float" office:value="-17.787900804752038" table:formula="of:=[.$A$3]*SIN(RADIANS([.B239]+120))" table:style-name="ce11">
            <text:p>-17.7879</text:p>
          </table:table-cell>
          <table:table-cell table:style-name="ce11"/>
          <table:table-cell office:value-type="float" office:value="8.8939504023759497" table:formula="of:=(MIN([.C239];[.D239];[.E239])+MAX([.C239];[.D239];[.E239]))/2" table:style-name="ce12">
            <text:p>8.8940</text:p>
          </table:table-cell>
          <table:table-cell office:value-type="float" office:value="-220.29853140391162" table:formula="of:=[.C239]-[.G239]" table:style-name="ce11">
            <text:p>-220.2985</text:p>
          </table:table-cell>
          <table:table-cell office:value-type="float" office:value="220.29853140391162" table:formula="of:=[.D239]-[.G239]" table:style-name="ce11">
            <text:p>220.2985</text:p>
          </table:table-cell>
          <table:table-cell office:value-type="float" office:value="-26.681851207127988" table:formula="of:=[.E239]-[.G239]" table:style-name="ce11">
            <text:p>-26.6819</text:p>
          </table:table-cell>
          <table:table-cell table:style-name="ce11"/>
          <table:table-cell office:value-type="float" office:value="21.29770949923217" table:formula="of:=[.C239]/2+127" table:style-name="ce13">
            <text:p>21</text:p>
          </table:table-cell>
          <table:table-cell office:value-type="float" office:value="17.850734298044188" table:formula="of:=[.H239]/2+128" table:style-name="ce13">
            <text:p>18</text:p>
          </table:table-cell>
          <table:table-cell office:value-type="float" office:value="17.8081" table:style-name="ce1">
            <text:p>17.8081</text:p>
          </table:table-cell>
          <table:table-cell office:value-type="float" office:value="194.21199999999999" table:style-name="ce1">
            <text:p>194.212</text:p>
          </table:table-cell>
          <table:table-cell table:style-name="ce1"/>
          <table:table-cell office:value-type="float" office:value="2.0584444444444445" table:formula="of:=[.B239]*2*3.14/720" table:style-name="ce1">
            <text:p>2.058444444</text:p>
          </table:table-cell>
          <table:table-cell office:value-type="float" office:value="239.1965338062183" table:formula="of:=127*SIN([.Q239])+127" table:style-name="ce1">
            <text:p>239.1965338</text:p>
          </table:table-cell>
          <table:table-cell office:value-type="float" office:value="38.28055847434284" table:formula="of:=127*SIN([.Q239]+[.$P$2])+127" table:style-name="ce1">
            <text:p>38.28055847</text:p>
          </table:table-cell>
          <table:table-cell office:value-type="float" office:value="2.0045712163970819" table:formula="of:=127*SIN([.Q239]-[.$P$2])+127" table:style-name="ce1">
            <text:p>2.004571216</text:p>
          </table:table-cell>
          <table:table-cell office:value-type="float" office:value="120.60055251130768" table:formula="of:=(MIN([.R239];[.S239];[.T239])+MAX([.R239];[.S239];[.T239]))/2" table:style-name="ce1">
            <text:p>120.600552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7" table:style-name="ce2">
            <text:p>237</text:p>
          </table:table-cell>
          <table:table-cell office:value-type="float" office:value="-213.86099482608313" table:formula="of:=[.$A$3]*SIN(RADIANS([.B240]))" table:style-name="ce11">
            <text:p>-213.8610</text:p>
          </table:table-cell>
          <table:table-cell office:value-type="float" office:value="227.20666366803383" table:formula="of:=[.$A$3]*SIN(RADIANS([.B240]-120))" table:style-name="ce11">
            <text:p>227.2067</text:p>
          </table:table-cell>
          <table:table-cell office:value-type="float" office:value="-13.345668841950815" table:formula="of:=[.$A$3]*SIN(RADIANS([.B240]+120))" table:style-name="ce11">
            <text:p>-13.3457</text:p>
          </table:table-cell>
          <table:table-cell table:style-name="ce11"/>
          <table:table-cell office:value-type="float" office:value="6.6728344209753487" table:formula="of:=(MIN([.C240];[.D240];[.E240])+MAX([.C240];[.D240];[.E240]))/2" table:style-name="ce12">
            <text:p>6.6728</text:p>
          </table:table-cell>
          <table:table-cell office:value-type="float" office:value="-220.53382924705846" table:formula="of:=[.C240]-[.G240]" table:style-name="ce11">
            <text:p>-220.5338</text:p>
          </table:table-cell>
          <table:table-cell office:value-type="float" office:value="220.53382924705846" table:formula="of:=[.D240]-[.G240]" table:style-name="ce11">
            <text:p>220.5338</text:p>
          </table:table-cell>
          <table:table-cell office:value-type="float" office:value="-20.018503262926163" table:formula="of:=[.E240]-[.G240]" table:style-name="ce11">
            <text:p>-20.0185</text:p>
          </table:table-cell>
          <table:table-cell table:style-name="ce11"/>
          <table:table-cell office:value-type="float" office:value="20.069502586958436" table:formula="of:=[.C240]/2+127" table:style-name="ce13">
            <text:p>20</text:p>
          </table:table-cell>
          <table:table-cell office:value-type="float" office:value="17.733085376470768" table:formula="of:=[.H240]/2+128" table:style-name="ce13">
            <text:p>18</text:p>
          </table:table-cell>
          <table:table-cell office:value-type="float" office:value="17.6844" table:style-name="ce1">
            <text:p>17.6844</text:p>
          </table:table-cell>
          <table:table-cell office:value-type="float" office:value="194.49799999999999" table:style-name="ce1">
            <text:p>194.498</text:p>
          </table:table-cell>
          <table:table-cell table:style-name="ce1"/>
          <table:table-cell office:value-type="float" office:value="2.067166666666667" table:formula="of:=[.B240]*2*3.14/720" table:style-name="ce1">
            <text:p>2.067166667</text:p>
          </table:table-cell>
          <table:table-cell office:value-type="float" office:value="238.67324998446725" table:formula="of:=127*SIN([.Q240])+127" table:style-name="ce1">
            <text:p>238.67325</text:p>
          </table:table-cell>
          <table:table-cell office:value-type="float" office:value="39.076535676174984" table:formula="of:=127*SIN([.Q240]+[.$P$2])+127" table:style-name="ce1">
            <text:p>39.07653568</text:p>
          </table:table-cell>
          <table:table-cell office:value-type="float" office:value="2.2053586231183004" table:formula="of:=127*SIN([.Q240]-[.$P$2])+127" table:style-name="ce1">
            <text:p>2.205358623</text:p>
          </table:table-cell>
          <table:table-cell office:value-type="float" office:value="120.43930430379277" table:formula="of:=(MIN([.R240];[.S240];[.T240])+MAX([.R240];[.S240];[.T240]))/2" table:style-name="ce1">
            <text:p>120.439304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8" table:style-name="ce2">
            <text:p>238</text:p>
          </table:table-cell>
          <table:table-cell office:value-type="float" office:value="-216.25226451988863" table:formula="of:=[.$A$3]*SIN(RADIANS([.B241]))" table:style-name="ce11">
            <text:p>-216.2523</text:p>
          </table:table-cell>
          <table:table-cell office:value-type="float" office:value="225.15163617902635" table:formula="of:=[.$A$3]*SIN(RADIANS([.B241]-120))" table:style-name="ce11">
            <text:p>225.1516</text:p>
          </table:table-cell>
          <table:table-cell office:value-type="float" office:value="-8.8993716591377101" table:formula="of:=[.$A$3]*SIN(RADIANS([.B241]+120))" table:style-name="ce11">
            <text:p>-8.8994</text:p>
          </table:table-cell>
          <table:table-cell table:style-name="ce11"/>
          <table:table-cell office:value-type="float" office:value="4.4496858295688639" table:formula="of:=(MIN([.C241];[.D241];[.E241])+MAX([.C241];[.D241];[.E241]))/2" table:style-name="ce12">
            <text:p>4.4497</text:p>
          </table:table-cell>
          <table:table-cell office:value-type="float" office:value="-220.70195034945749" table:formula="of:=[.C241]-[.G241]" table:style-name="ce11">
            <text:p>-220.7020</text:p>
          </table:table-cell>
          <table:table-cell office:value-type="float" office:value="220.70195034945749" table:formula="of:=[.D241]-[.G241]" table:style-name="ce11">
            <text:p>220.7020</text:p>
          </table:table-cell>
          <table:table-cell office:value-type="float" office:value="-13.349057488706574" table:formula="of:=[.E241]-[.G241]" table:style-name="ce11">
            <text:p>-13.3491</text:p>
          </table:table-cell>
          <table:table-cell table:style-name="ce11"/>
          <table:table-cell office:value-type="float" office:value="18.873867740055687" table:formula="of:=[.C241]/2+127" table:style-name="ce13">
            <text:p>19</text:p>
          </table:table-cell>
          <table:table-cell office:value-type="float" office:value="17.649024825271255" table:formula="of:=[.H241]/2+128" table:style-name="ce13">
            <text:p>18</text:p>
          </table:table-cell>
          <table:table-cell office:value-type="float" office:value="17.594200000000001" table:style-name="ce1">
            <text:p>17.5942</text:p>
          </table:table-cell>
          <table:table-cell office:value-type="float" office:value="194.779" table:style-name="ce1">
            <text:p>194.779</text:p>
          </table:table-cell>
          <table:table-cell table:style-name="ce1"/>
          <table:table-cell office:value-type="float" office:value="2.0758888888888891" table:formula="of:=[.B241]*2*3.14/720" table:style-name="ce1">
            <text:p>2.075888889</text:p>
          </table:table-cell>
          <table:table-cell office:value-type="float" office:value="238.14147043281542" table:formula="of:=127*SIN([.Q241])+127" table:style-name="ce1">
            <text:p>238.1414704</text:p>
          </table:table-cell>
          <table:table-cell office:value-type="float" office:value="39.879201803107961" table:formula="of:=127*SIN([.Q241]+[.$P$2])+127" table:style-name="ce1">
            <text:p>39.8792018</text:p>
          </table:table-cell>
          <table:table-cell office:value-type="float" office:value="2.4156399916107745" table:formula="of:=127*SIN([.Q241]-[.$P$2])+127" table:style-name="ce1">
            <text:p>2.415639992</text:p>
          </table:table-cell>
          <table:table-cell office:value-type="float" office:value="120.27855521221309" table:formula="of:=(MIN([.R241];[.S241];[.T241])+MAX([.R241];[.S241];[.T241]))/2" table:style-name="ce1">
            <text:p>120.278555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39" table:style-name="ce2">
            <text:p>239</text:p>
          </table:table-cell>
          <table:table-cell office:value-type="float" office:value="-218.57766167903858" table:formula="of:=[.$A$3]*SIN(RADIANS([.B242]))" table:style-name="ce11">
            <text:p>-218.5777</text:p>
          </table:table-cell>
          <table:table-cell office:value-type="float" office:value="223.02802532054594" table:formula="of:=[.$A$3]*SIN(RADIANS([.B242]-120))" table:style-name="ce11">
            <text:p>223.0280</text:p>
          </table:table-cell>
          <table:table-cell office:value-type="float" office:value="-4.450363641507308" table:formula="of:=[.$A$3]*SIN(RADIANS([.B242]+120))" table:style-name="ce11">
            <text:p>-4.4504</text:p>
          </table:table-cell>
          <table:table-cell table:style-name="ce11"/>
          <table:table-cell office:value-type="float" office:value="2.2251818207536758" table:formula="of:=(MIN([.C242];[.D242];[.E242])+MAX([.C242];[.D242];[.E242]))/2" table:style-name="ce12">
            <text:p>2.2252</text:p>
          </table:table-cell>
          <table:table-cell office:value-type="float" office:value="-220.80284349979226" table:formula="of:=[.C242]-[.G242]" table:style-name="ce11">
            <text:p>-220.8028</text:p>
          </table:table-cell>
          <table:table-cell office:value-type="float" office:value="220.80284349979226" table:formula="of:=[.D242]-[.G242]" table:style-name="ce11">
            <text:p>220.8028</text:p>
          </table:table-cell>
          <table:table-cell office:value-type="float" office:value="-6.6755454622609838" table:formula="of:=[.E242]-[.G242]" table:style-name="ce11">
            <text:p>-6.6755</text:p>
          </table:table-cell>
          <table:table-cell table:style-name="ce11"/>
          <table:table-cell office:value-type="float" office:value="17.711169160480708" table:formula="of:=[.C242]/2+127" table:style-name="ce13">
            <text:p>18</text:p>
          </table:table-cell>
          <table:table-cell office:value-type="float" office:value="17.59857825010387" table:formula="of:=[.H242]/2+128" table:style-name="ce13">
            <text:p>18</text:p>
          </table:table-cell>
          <table:table-cell office:value-type="float" office:value="17.537600000000001" table:style-name="ce1">
            <text:p>17.5376</text:p>
          </table:table-cell>
          <table:table-cell office:value-type="float" office:value="195.05500000000001" table:style-name="ce1">
            <text:p>195.055</text:p>
          </table:table-cell>
          <table:table-cell table:style-name="ce1"/>
          <table:table-cell office:value-type="float" office:value="2.0846111111111112" table:formula="of:=[.B242]*2*3.14/720" table:style-name="ce1">
            <text:p>2.084611111</text:p>
          </table:table-cell>
          <table:table-cell office:value-type="float" office:value="237.60123560728459" table:formula="of:=127*SIN([.Q242])+127" table:style-name="ce1">
            <text:p>237.6012356</text:p>
          </table:table-cell>
          <table:table-cell office:value-type="float" office:value="40.688495790967835" table:formula="of:=127*SIN([.Q242]+[.$P$2])+127" table:style-name="ce1">
            <text:p>40.68849579</text:p>
          </table:table-cell>
          <table:table-cell office:value-type="float" office:value="2.6353993243661904" table:formula="of:=127*SIN([.Q242]-[.$P$2])+127" table:style-name="ce1">
            <text:p>2.635399324</text:p>
          </table:table-cell>
          <table:table-cell office:value-type="float" office:value="120.11831746582538" table:formula="of:=(MIN([.R242];[.S242];[.T242])+MAX([.R242];[.S242];[.T242]))/2" table:style-name="ce1">
            <text:p>120.118317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0" table:style-name="ce2">
            <text:p>240</text:p>
          </table:table-cell>
          <table:table-cell office:value-type="float" office:value="-220.83647796503178" table:formula="of:=[.$A$3]*SIN(RADIANS([.B243]))" table:style-name="ce11">
            <text:p>-220.8365</text:p>
          </table:table-cell>
          <table:table-cell office:value-type="float" office:value="220.83647796503186" table:formula="of:=[.$A$3]*SIN(RADIANS([.B243]-120))" table:style-name="ce11">
            <text:p>220.8365</text:p>
          </table:table-cell>
          <table:table-cell office:value-type="float" office:value="-6.2482571200339621E-14" table:formula="of:=[.$A$3]*SIN(RADIANS([.B243]+120))" table:style-name="ce11">
            <text:p>0.0000</text:p>
          </table:table-cell>
          <table:table-cell table:style-name="ce11"/>
          <table:table-cell office:value-type="float" office:value="4.2632564145606011E-14" table:formula="of:=(MIN([.C243];[.D243];[.E243])+MAX([.C243];[.D243];[.E243]))/2" table:style-name="ce12">
            <text:p>0.0000</text:p>
          </table:table-cell>
          <table:table-cell office:value-type="float" office:value="-220.8364779650318" table:formula="of:=[.C243]-[.G243]" table:style-name="ce11">
            <text:p>-220.8365</text:p>
          </table:table-cell>
          <table:table-cell office:value-type="float" office:value="220.8364779650318" table:formula="of:=[.D243]-[.G243]" table:style-name="ce11">
            <text:p>220.8365</text:p>
          </table:table-cell>
          <table:table-cell office:value-type="float" office:value="-1.0511513534594563E-13" table:formula="of:=[.E243]-[.G243]" table:style-name="ce11">
            <text:p>0.0000</text:p>
          </table:table-cell>
          <table:table-cell table:style-name="ce11"/>
          <table:table-cell office:value-type="float" office:value="16.581761017484112" table:formula="of:=[.C243]/2+127" table:style-name="ce13">
            <text:p>17</text:p>
          </table:table-cell>
          <table:table-cell office:value-type="float" office:value="17.581761017484098" table:formula="of:=[.H243]/2+128" table:style-name="ce13">
            <text:p>18</text:p>
          </table:table-cell>
          <table:table-cell office:value-type="float" office:value="17.514700000000001" table:style-name="ce1">
            <text:p>17.5147</text:p>
          </table:table-cell>
          <table:table-cell office:value-type="float" office:value="195.32599999999999" table:style-name="ce1">
            <text:p>195.326</text:p>
          </table:table-cell>
          <table:table-cell table:style-name="ce1"/>
          <table:table-cell office:value-type="float" office:value="2.0933333333333333" table:formula="of:=[.B243]*2*3.14/720" table:style-name="ce1">
            <text:p>2.093333333</text:p>
          </table:table-cell>
          <table:table-cell office:value-type="float" office:value="237.05258660714577" table:formula="of:=127*SIN([.Q243])+127" table:style-name="ce1">
            <text:p>237.0525866</text:p>
          </table:table-cell>
          <table:table-cell office:value-type="float" office:value="41.504356071357634" table:formula="of:=127*SIN([.Q243]+[.$P$2])+127" table:style-name="ce1">
            <text:p>41.50435607</text:p>
          </table:table-cell>
          <table:table-cell office:value-type="float" office:value="2.8646199028248276" table:formula="of:=127*SIN([.Q243]-[.$P$2])+127" table:style-name="ce1">
            <text:p>2.864619903</text:p>
          </table:table-cell>
          <table:table-cell office:value-type="float" office:value="119.95860325498529" table:formula="of:=(MIN([.R243];[.S243];[.T243])+MAX([.R243];[.S243];[.T243]))/2" table:style-name="ce1">
            <text:p>119.958603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1" table:style-name="ce2">
            <text:p>241</text:p>
          </table:table-cell>
          <table:table-cell office:value-type="float" office:value="-223.02802532054596" table:formula="of:=[.$A$3]*SIN(RADIANS([.B244]))" table:style-name="ce11">
            <text:p>-223.0280</text:p>
          </table:table-cell>
          <table:table-cell office:value-type="float" office:value="218.57766167903864" table:formula="of:=[.$A$3]*SIN(RADIANS([.B244]-120))" table:style-name="ce11">
            <text:p>218.5777</text:p>
          </table:table-cell>
          <table:table-cell office:value-type="float" office:value="4.4503636415071828" table:formula="of:=[.$A$3]*SIN(RADIANS([.B244]+120))" table:style-name="ce11">
            <text:p>4.4504</text:p>
          </table:table-cell>
          <table:table-cell table:style-name="ce11"/>
          <table:table-cell office:value-type="float" office:value="-2.2251818207536616" table:formula="of:=(MIN([.C244];[.D244];[.E244])+MAX([.C244];[.D244];[.E244]))/2" table:style-name="ce12">
            <text:p>-2.2252</text:p>
          </table:table-cell>
          <table:table-cell office:value-type="float" office:value="-220.80284349979229" table:formula="of:=[.C244]-[.G244]" table:style-name="ce11">
            <text:p>-220.8028</text:p>
          </table:table-cell>
          <table:table-cell office:value-type="float" office:value="220.80284349979229" table:formula="of:=[.D244]-[.G244]" table:style-name="ce11">
            <text:p>220.8028</text:p>
          </table:table-cell>
          <table:table-cell office:value-type="float" office:value="6.6755454622608443" table:formula="of:=[.E244]-[.G244]" table:style-name="ce11">
            <text:p>6.6755</text:p>
          </table:table-cell>
          <table:table-cell table:style-name="ce11"/>
          <table:table-cell office:value-type="float" office:value="15.485987339727018" table:formula="of:=[.C244]/2+127" table:style-name="ce13">
            <text:p>15</text:p>
          </table:table-cell>
          <table:table-cell office:value-type="float" office:value="17.598578250103856" table:formula="of:=[.H244]/2+128" table:style-name="ce13">
            <text:p>18</text:p>
          </table:table-cell>
          <table:table-cell office:value-type="float" office:value="17.525400000000001" table:style-name="ce1">
            <text:p>17.5254</text:p>
          </table:table-cell>
          <table:table-cell office:value-type="float" office:value="195.59200000000001" table:style-name="ce1">
            <text:p>195.592</text:p>
          </table:table-cell>
          <table:table-cell table:style-name="ce1"/>
          <table:table-cell office:value-type="float" office:value="2.1020555555555558" table:formula="of:=[.B244]*2*3.14/720" table:style-name="ce1">
            <text:p>2.102055556</text:p>
          </table:table-cell>
          <table:table-cell office:value-type="float" office:value="236.49556517179224" table:formula="of:=127*SIN([.Q244])+127" table:style-name="ce1">
            <text:p>236.4955652</text:p>
          </table:table-cell>
          <table:table-cell office:value-type="float" office:value="42.326720576336726" table:formula="of:=127*SIN([.Q244]+[.$P$2])+127" table:style-name="ce1">
            <text:p>42.32672058</text:p>
          </table:table-cell>
          <table:table-cell office:value-type="float" office:value="3.1032842886463783" table:formula="of:=127*SIN([.Q244]-[.$P$2])+127" table:style-name="ce1">
            <text:p>3.103284289</text:p>
          </table:table-cell>
          <table:table-cell office:value-type="float" office:value="119.7994247302193" table:formula="of:=(MIN([.R244];[.S244];[.T244])+MAX([.R244];[.S244];[.T244]))/2" table:style-name="ce1">
            <text:p>119.799424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2" table:style-name="ce2">
            <text:p>242</text:p>
          </table:table-cell>
          <table:table-cell office:value-type="float" office:value="-225.15163617902638" table:formula="of:=[.$A$3]*SIN(RADIANS([.B245]))" table:style-name="ce11">
            <text:p>-225.1516</text:p>
          </table:table-cell>
          <table:table-cell office:value-type="float" office:value="216.25226451988866" table:formula="of:=[.$A$3]*SIN(RADIANS([.B245]-120))" table:style-name="ce11">
            <text:p>216.2523</text:p>
          </table:table-cell>
          <table:table-cell office:value-type="float" office:value="8.8993716591378114" table:formula="of:=[.$A$3]*SIN(RADIANS([.B245]+120))" table:style-name="ce11">
            <text:p>8.8994</text:p>
          </table:table-cell>
          <table:table-cell table:style-name="ce11"/>
          <table:table-cell office:value-type="float" office:value="-4.4496858295688639" table:formula="of:=(MIN([.C245];[.D245];[.E245])+MAX([.C245];[.D245];[.E245]))/2" table:style-name="ce12">
            <text:p>-4.4497</text:p>
          </table:table-cell>
          <table:table-cell office:value-type="float" office:value="-220.70195034945752" table:formula="of:=[.C245]-[.G245]" table:style-name="ce11">
            <text:p>-220.7020</text:p>
          </table:table-cell>
          <table:table-cell office:value-type="float" office:value="220.70195034945752" table:formula="of:=[.D245]-[.G245]" table:style-name="ce11">
            <text:p>220.7020</text:p>
          </table:table-cell>
          <table:table-cell office:value-type="float" office:value="13.349057488706675" table:formula="of:=[.E245]-[.G245]" table:style-name="ce11">
            <text:p>13.3491</text:p>
          </table:table-cell>
          <table:table-cell table:style-name="ce11"/>
          <table:table-cell office:value-type="float" office:value="14.424181910486809" table:formula="of:=[.C245]/2+127" table:style-name="ce13">
            <text:p>14</text:p>
          </table:table-cell>
          <table:table-cell office:value-type="float" office:value="17.649024825271241" table:formula="of:=[.H245]/2+128" table:style-name="ce13">
            <text:p>18</text:p>
          </table:table-cell>
          <table:table-cell office:value-type="float" office:value="17.569700000000001" table:style-name="ce1">
            <text:p>17.5697</text:p>
          </table:table-cell>
          <table:table-cell office:value-type="float" office:value="195.85300000000001" table:style-name="ce1">
            <text:p>195.853</text:p>
          </table:table-cell>
          <table:table-cell table:style-name="ce1"/>
          <table:table-cell office:value-type="float" office:value="2.1107777777777779" table:formula="of:=[.B245]*2*3.14/720" table:style-name="ce1">
            <text:p>2.110777778</text:p>
          </table:table-cell>
          <table:table-cell office:value-type="float" office:value="235.93021367756467" table:formula="of:=127*SIN([.Q245])+127" table:style-name="ce1">
            <text:p>235.9302137</text:p>
          </table:table-cell>
          <table:table-cell office:value-type="float" office:value="43.15552674314462" table:formula="of:=127*SIN([.Q245]+[.$P$2])+127" table:style-name="ce1">
            <text:p>43.15552674</text:p>
          </table:table-cell>
          <table:table-cell office:value-type="float" office:value="3.3513743250369288" table:formula="of:=127*SIN([.Q245]-[.$P$2])+127" table:style-name="ce1">
            <text:p>3.351374325</text:p>
          </table:table-cell>
          <table:table-cell office:value-type="float" office:value="119.6407940013008" table:formula="of:=(MIN([.R245];[.S245];[.T245])+MAX([.R245];[.S245];[.T245]))/2" table:style-name="ce1">
            <text:p>119.6407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3" table:style-name="ce2">
            <text:p>243</text:p>
          </table:table-cell>
          <table:table-cell office:value-type="float" office:value="-227.2066636680338" table:formula="of:=[.$A$3]*SIN(RADIANS([.B246]))" table:style-name="ce11">
            <text:p>-227.2067</text:p>
          </table:table-cell>
          <table:table-cell office:value-type="float" office:value="213.8609948260831" table:formula="of:=[.$A$3]*SIN(RADIANS([.B246]-120))" table:style-name="ce11">
            <text:p>213.8610</text:p>
          </table:table-cell>
          <table:table-cell office:value-type="float" office:value="13.34566884195069" table:formula="of:=[.$A$3]*SIN(RADIANS([.B246]+120))" table:style-name="ce11">
            <text:p>13.3457</text:p>
          </table:table-cell>
          <table:table-cell table:style-name="ce11"/>
          <table:table-cell office:value-type="float" office:value="-6.6728344209753487" table:formula="of:=(MIN([.C246];[.D246];[.E246])+MAX([.C246];[.D246];[.E246]))/2" table:style-name="ce12">
            <text:p>-6.6728</text:p>
          </table:table-cell>
          <table:table-cell office:value-type="float" office:value="-220.53382924705846" table:formula="of:=[.C246]-[.G246]" table:style-name="ce11">
            <text:p>-220.5338</text:p>
          </table:table-cell>
          <table:table-cell office:value-type="float" office:value="220.53382924705846" table:formula="of:=[.D246]-[.G246]" table:style-name="ce11">
            <text:p>220.5338</text:p>
          </table:table-cell>
          <table:table-cell office:value-type="float" office:value="20.018503262926039" table:formula="of:=[.E246]-[.G246]" table:style-name="ce11">
            <text:p>20.0185</text:p>
          </table:table-cell>
          <table:table-cell table:style-name="ce11"/>
          <table:table-cell office:value-type="float" office:value="13.396668165983101" table:formula="of:=[.C246]/2+127" table:style-name="ce13">
            <text:p>13</text:p>
          </table:table-cell>
          <table:table-cell office:value-type="float" office:value="17.733085376470768" table:formula="of:=[.H246]/2+128" table:style-name="ce13">
            <text:p>18</text:p>
          </table:table-cell>
          <table:table-cell office:value-type="float" office:value="17.647500000000001" table:style-name="ce1">
            <text:p>17.6475</text:p>
          </table:table-cell>
          <table:table-cell office:value-type="float" office:value="196.10900000000001" table:style-name="ce1">
            <text:p>196.109</text:p>
          </table:table-cell>
          <table:table-cell table:style-name="ce1"/>
          <table:table-cell office:value-type="float" office:value="2.1194999999999999" table:formula="of:=[.B246]*2*3.14/720" table:style-name="ce1">
            <text:p>2.1195</text:p>
          </table:table-cell>
          <table:table-cell office:value-type="float" office:value="235.35657513452662" table:formula="of:=127*SIN([.Q246])+127" table:style-name="ce1">
            <text:p>235.3565751</text:p>
          </table:table-cell>
          <table:table-cell office:value-type="float" office:value="43.990711518962655" table:formula="of:=127*SIN([.Q246]+[.$P$2])+127" table:style-name="ce1">
            <text:p>43.99071152</text:p>
          </table:table-cell>
          <table:table-cell office:value-type="float" office:value="3.6088711381310361" table:formula="of:=127*SIN([.Q246]-[.$P$2])+127" table:style-name="ce1">
            <text:p>3.608871138</text:p>
          </table:table-cell>
          <table:table-cell office:value-type="float" office:value="119.48272313632883" table:formula="of:=(MIN([.R246];[.S246];[.T246])+MAX([.R246];[.S246];[.T246]))/2" table:style-name="ce1">
            <text:p>119.482723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4" table:style-name="ce2">
            <text:p>244</text:p>
          </table:table-cell>
          <table:table-cell office:value-type="float" office:value="-229.19248180628753" table:formula="of:=[.$A$3]*SIN(RADIANS([.B247]))" table:style-name="ce11">
            <text:p>-229.1925</text:p>
          </table:table-cell>
          <table:table-cell office:value-type="float" office:value="211.40458100153563" table:formula="of:=[.$A$3]*SIN(RADIANS([.B247]-120))" table:style-name="ce11">
            <text:p>211.4046</text:p>
          </table:table-cell>
          <table:table-cell office:value-type="float" office:value="17.787900804751914" table:formula="of:=[.$A$3]*SIN(RADIANS([.B247]+120))" table:style-name="ce11">
            <text:p>17.7879</text:p>
          </table:table-cell>
          <table:table-cell table:style-name="ce11"/>
          <table:table-cell office:value-type="float" office:value="-8.8939504023759497" table:formula="of:=(MIN([.C247];[.D247];[.E247])+MAX([.C247];[.D247];[.E247]))/2" table:style-name="ce12">
            <text:p>-8.8940</text:p>
          </table:table-cell>
          <table:table-cell office:value-type="float" office:value="-220.29853140391157" table:formula="of:=[.C247]-[.G247]" table:style-name="ce11">
            <text:p>-220.2985</text:p>
          </table:table-cell>
          <table:table-cell office:value-type="float" office:value="220.29853140391157" table:formula="of:=[.D247]-[.G247]" table:style-name="ce11">
            <text:p>220.2985</text:p>
          </table:table-cell>
          <table:table-cell office:value-type="float" office:value="26.681851207127863" table:formula="of:=[.E247]-[.G247]" table:style-name="ce11">
            <text:p>26.6819</text:p>
          </table:table-cell>
          <table:table-cell table:style-name="ce11"/>
          <table:table-cell office:value-type="float" office:value="12.403759096856234" table:formula="of:=[.C247]/2+127" table:style-name="ce13">
            <text:p>12</text:p>
          </table:table-cell>
          <table:table-cell office:value-type="float" office:value="17.850734298044216" table:formula="of:=[.H247]/2+128" table:style-name="ce13">
            <text:p>18</text:p>
          </table:table-cell>
          <table:table-cell office:value-type="float" office:value="17.759" table:style-name="ce1">
            <text:p>17.759</text:p>
          </table:table-cell>
          <table:table-cell office:value-type="float" office:value="196.35900000000001" table:style-name="ce1">
            <text:p>196.359</text:p>
          </table:table-cell>
          <table:table-cell table:style-name="ce1"/>
          <table:table-cell office:value-type="float" office:value="2.1282222222222225" table:formula="of:=[.B247]*2*3.14/720" table:style-name="ce1">
            <text:p>2.128222222</text:p>
          </table:table-cell>
          <table:table-cell office:value-type="float" office:value="234.77469318319294" table:formula="of:=127*SIN([.Q247])+127" table:style-name="ce1">
            <text:p>234.7746932</text:p>
          </table:table-cell>
          <table:table-cell office:value-type="float" office:value="44.832211365706044" table:formula="of:=127*SIN([.Q247]+[.$P$2])+127" table:style-name="ce1">
            <text:p>44.83221137</text:p>
          </table:table-cell>
          <table:table-cell office:value-type="float" office:value="3.8757551384260864" table:formula="of:=127*SIN([.Q247]-[.$P$2])+127" table:style-name="ce1">
            <text:p>3.875755138</text:p>
          </table:table-cell>
          <table:table-cell office:value-type="float" office:value="119.32522416080951" table:formula="of:=(MIN([.R247];[.S247];[.T247])+MAX([.R247];[.S247];[.T247]))/2" table:style-name="ce1">
            <text:p>119.325224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5" table:style-name="ce2">
            <text:p>245</text:p>
          </table:table-cell>
          <table:table-cell office:value-type="float" office:value="-231.10848569434577" table:formula="of:=[.$A$3]*SIN(RADIANS([.B248]))" table:style-name="ce11">
            <text:p>-231.1085</text:p>
          </table:table-cell>
          <table:table-cell office:value-type="float" office:value="208.88377129369289" table:formula="of:=[.$A$3]*SIN(RADIANS([.B248]-120))" table:style-name="ce11">
            <text:p>208.8838</text:p>
          </table:table-cell>
          <table:table-cell office:value-type="float" office:value="22.224714400652747" table:formula="of:=[.$A$3]*SIN(RADIANS([.B248]+120))" table:style-name="ce11">
            <text:p>22.2247</text:p>
          </table:table-cell>
          <table:table-cell table:style-name="ce11"/>
          <table:table-cell office:value-type="float" office:value="-11.112357200326443" table:formula="of:=(MIN([.C248];[.D248];[.E248])+MAX([.C248];[.D248];[.E248]))/2" table:style-name="ce12">
            <text:p>-11.1124</text:p>
          </table:table-cell>
          <table:table-cell office:value-type="float" office:value="-219.99612849401933" table:formula="of:=[.C248]-[.G248]" table:style-name="ce11">
            <text:p>-219.9961</text:p>
          </table:table-cell>
          <table:table-cell office:value-type="float" office:value="219.99612849401933" table:formula="of:=[.D248]-[.G248]" table:style-name="ce11">
            <text:p>219.9961</text:p>
          </table:table-cell>
          <table:table-cell office:value-type="float" office:value="33.337071600979186" table:formula="of:=[.E248]-[.G248]" table:style-name="ce11">
            <text:p>33.3371</text:p>
          </table:table-cell>
          <table:table-cell table:style-name="ce11"/>
          <table:table-cell office:value-type="float" office:value="11.445757152827113" table:formula="of:=[.C248]/2+127" table:style-name="ce13">
            <text:p>11</text:p>
          </table:table-cell>
          <table:table-cell office:value-type="float" office:value="18.001935752990335" table:formula="of:=[.H248]/2+128" table:style-name="ce13">
            <text:p>18</text:p>
          </table:table-cell>
          <table:table-cell office:value-type="float" office:value="17.904" table:style-name="ce1">
            <text:p>17.904</text:p>
          </table:table-cell>
          <table:table-cell office:value-type="float" office:value="196.60400000000001" table:style-name="ce1">
            <text:p>196.604</text:p>
          </table:table-cell>
          <table:table-cell table:style-name="ce1"/>
          <table:table-cell office:value-type="float" office:value="2.1369444444444445" table:formula="of:=[.B248]*2*3.14/720" table:style-name="ce1">
            <text:p>2.136944444</text:p>
          </table:table-cell>
          <table:table-cell office:value-type="float" office:value="234.1846120912096" table:formula="of:=127*SIN([.Q248])+127" table:style-name="ce1">
            <text:p>234.1846121</text:p>
          </table:table-cell>
          <table:table-cell office:value-type="float" office:value="45.679962264863136" table:formula="of:=127*SIN([.Q248]+[.$P$2])+127" table:style-name="ce1">
            <text:p>45.67996226</text:p>
          </table:table-cell>
          <table:table-cell office:value-type="float" office:value="4.1520060222743354" table:formula="of:=127*SIN([.Q248]-[.$P$2])+127" table:style-name="ce1">
            <text:p>4.152006022</text:p>
          </table:table-cell>
          <table:table-cell office:value-type="float" office:value="119.16830905674198" table:formula="of:=(MIN([.R248];[.S248];[.T248])+MAX([.R248];[.S248];[.T248]))/2" table:style-name="ce1">
            <text:p>119.168309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6" table:style-name="ce2">
            <text:p>246</text:p>
          </table:table-cell>
          <table:table-cell office:value-type="float" office:value="-232.95409169886324" table:formula="of:=[.$A$3]*SIN(RADIANS([.B249]))" table:style-name="ce11">
            <text:p>-232.9541</text:p>
          </table:table-cell>
          <table:table-cell office:value-type="float" office:value="206.29933356561159" table:formula="of:=[.$A$3]*SIN(RADIANS([.B249]-120))" table:style-name="ce11">
            <text:p>206.2993</text:p>
          </table:table-cell>
          <table:table-cell office:value-type="float" office:value="26.654758133251498" table:formula="of:=[.$A$3]*SIN(RADIANS([.B249]+120))" table:style-name="ce11">
            <text:p>26.6548</text:p>
          </table:table-cell>
          <table:table-cell table:style-name="ce11"/>
          <table:table-cell office:value-type="float" office:value="-13.327379066625824" table:formula="of:=(MIN([.C249];[.D249];[.E249])+MAX([.C249];[.D249];[.E249]))/2" table:style-name="ce12">
            <text:p>-13.3274</text:p>
          </table:table-cell>
          <table:table-cell office:value-type="float" office:value="-219.6267126322374" table:formula="of:=[.C249]-[.G249]" table:style-name="ce11">
            <text:p>-219.6267</text:p>
          </table:table-cell>
          <table:table-cell office:value-type="float" office:value="219.6267126322374" table:formula="of:=[.D249]-[.G249]" table:style-name="ce11">
            <text:p>219.6267</text:p>
          </table:table-cell>
          <table:table-cell office:value-type="float" office:value="39.982137199877322" table:formula="of:=[.E249]-[.G249]" table:style-name="ce11">
            <text:p>39.9821</text:p>
          </table:table-cell>
          <table:table-cell table:style-name="ce11"/>
          <table:table-cell office:value-type="float" office:value="10.522954150568381" table:formula="of:=[.C249]/2+127" table:style-name="ce13">
            <text:p>11</text:p>
          </table:table-cell>
          <table:table-cell office:value-type="float" office:value="18.1866436838813" table:formula="of:=[.H249]/2+128" table:style-name="ce13">
            <text:p>18</text:p>
          </table:table-cell>
          <table:table-cell office:value-type="float" office:value="18.082599999999999" table:style-name="ce1">
            <text:p>18.0826</text:p>
          </table:table-cell>
          <table:table-cell office:value-type="float" office:value="196.84399999999999" table:style-name="ce1">
            <text:p>196.844</text:p>
          </table:table-cell>
          <table:table-cell table:style-name="ce1"/>
          <table:table-cell office:value-type="float" office:value="2.1456666666666666" table:formula="of:=[.B249]*2*3.14/720" table:style-name="ce1">
            <text:p>2.145666667</text:p>
          </table:table-cell>
          <table:table-cell office:value-type="float" office:value="233.58637674998596" table:formula="of:=127*SIN([.Q249])+127" table:style-name="ce1">
            <text:p>233.5863767</text:p>
          </table:table-cell>
          <table:table-cell office:value-type="float" office:value="46.533899722360204" table:formula="of:=127*SIN([.Q249]+[.$P$2])+127" table:style-name="ce1">
            <text:p>46.53389972</text:p>
          </table:table-cell>
          <table:table-cell office:value-type="float" office:value="4.4376027734257093" table:formula="of:=127*SIN([.Q249]-[.$P$2])+127" table:style-name="ce1">
            <text:p>4.437602773</text:p>
          </table:table-cell>
          <table:table-cell office:value-type="float" office:value="119.01198976170583" table:formula="of:=(MIN([.R249];[.S249];[.T249])+MAX([.R249];[.S249];[.T249]))/2" table:style-name="ce1">
            <text:p>119.011989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7" table:style-name="ce2">
            <text:p>247</text:p>
          </table:table-cell>
          <table:table-cell office:value-type="float" office:value="-234.72873763037228" table:formula="of:=[.$A$3]*SIN(RADIANS([.B250]))" table:style-name="ce11">
            <text:p>-234.7287</text:p>
          </table:table-cell>
          <table:table-cell office:value-type="float" office:value="203.65205506205965" table:formula="of:=[.$A$3]*SIN(RADIANS([.B250]-120))" table:style-name="ce11">
            <text:p>203.6521</text:p>
          </table:table-cell>
          <table:table-cell office:value-type="float" office:value="31.076682568312645" table:formula="of:=[.$A$3]*SIN(RADIANS([.B250]+120))" table:style-name="ce11">
            <text:p>31.0767</text:p>
          </table:table-cell>
          <table:table-cell table:style-name="ce11"/>
          <table:table-cell office:value-type="float" office:value="-15.538341284156317" table:formula="of:=(MIN([.C250];[.D250];[.E250])+MAX([.C250];[.D250];[.E250]))/2" table:style-name="ce12">
            <text:p>-15.5383</text:p>
          </table:table-cell>
          <table:table-cell office:value-type="float" office:value="-219.19039634621595" table:formula="of:=[.C250]-[.G250]" table:style-name="ce11">
            <text:p>-219.1904</text:p>
          </table:table-cell>
          <table:table-cell office:value-type="float" office:value="219.19039634621595" table:formula="of:=[.D250]-[.G250]" table:style-name="ce11">
            <text:p>219.1904</text:p>
          </table:table-cell>
          <table:table-cell office:value-type="float" office:value="46.615023852468966" table:formula="of:=[.E250]-[.G250]" table:style-name="ce11">
            <text:p>46.6150</text:p>
          </table:table-cell>
          <table:table-cell table:style-name="ce11"/>
          <table:table-cell office:value-type="float" office:value="9.6356311848138603" table:formula="of:=[.C250]/2+127" table:style-name="ce13">
            <text:p>10</text:p>
          </table:table-cell>
          <table:table-cell office:value-type="float" office:value="18.404801826892026" table:formula="of:=[.H250]/2+128" table:style-name="ce13">
            <text:p>18</text:p>
          </table:table-cell>
          <table:table-cell office:value-type="float" office:value="18.294499999999999" table:style-name="ce1">
            <text:p>18.2945</text:p>
          </table:table-cell>
          <table:table-cell office:value-type="float" office:value="197.07900000000001" table:style-name="ce1">
            <text:p>197.079</text:p>
          </table:table-cell>
          <table:table-cell table:style-name="ce1"/>
          <table:table-cell office:value-type="float" office:value="2.1543888888888891" table:formula="of:=[.B250]*2*3.14/720" table:style-name="ce1">
            <text:p>2.154388889</text:p>
          </table:table-cell>
          <table:table-cell office:value-type="float" office:value="232.98003267127947" table:formula="of:=127*SIN([.Q250])+127" table:style-name="ce1">
            <text:p>232.9800327</text:p>
          </table:table-cell>
          <table:table-cell office:value-type="float" office:value="47.393958773473514" table:formula="of:=127*SIN([.Q250]+[.$P$2])+127" table:style-name="ce1">
            <text:p>47.39395877</text:p>
          </table:table-cell>
          <table:table-cell office:value-type="float" office:value="4.7325236646285873" table:formula="of:=127*SIN([.Q250]-[.$P$2])+127" table:style-name="ce1">
            <text:p>4.732523665</text:p>
          </table:table-cell>
          <table:table-cell office:value-type="float" office:value="118.85627816795403" table:formula="of:=(MIN([.R250];[.S250];[.T250])+MAX([.R250];[.S250];[.T250]))/2" table:style-name="ce1">
            <text:p>118.856278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8" table:style-name="ce2">
            <text:p>248</text:p>
          </table:table-cell>
          <table:table-cell office:value-type="float" office:value="-236.43188291453077" table:formula="of:=[.$A$3]*SIN(RADIANS([.B251]))" table:style-name="ce11">
            <text:p>-236.4319</text:p>
          </table:table-cell>
          <table:table-cell office:value-type="float" office:value="200.94274216971411" table:formula="of:=[.$A$3]*SIN(RADIANS([.B251]-120))" table:style-name="ce11">
            <text:p>200.9427</text:p>
          </table:table-cell>
          <table:table-cell office:value-type="float" office:value="35.489140744816673" table:formula="of:=[.$A$3]*SIN(RADIANS([.B251]+120))" table:style-name="ce11">
            <text:p>35.4891</text:p>
          </table:table-cell>
          <table:table-cell table:style-name="ce11"/>
          <table:table-cell office:value-type="float" office:value="-17.744570372408333" table:formula="of:=(MIN([.C251];[.D251];[.E251])+MAX([.C251];[.D251];[.E251]))/2" table:style-name="ce12">
            <text:p>-17.7446</text:p>
          </table:table-cell>
          <table:table-cell office:value-type="float" office:value="-218.68731254212244" table:formula="of:=[.C251]-[.G251]" table:style-name="ce11">
            <text:p>-218.6873</text:p>
          </table:table-cell>
          <table:table-cell office:value-type="float" office:value="218.68731254212244" table:formula="of:=[.D251]-[.G251]" table:style-name="ce11">
            <text:p>218.6873</text:p>
          </table:table-cell>
          <table:table-cell office:value-type="float" office:value="53.233711117225006" table:formula="of:=[.E251]-[.G251]" table:style-name="ce11">
            <text:p>53.2337</text:p>
          </table:table-cell>
          <table:table-cell table:style-name="ce11"/>
          <table:table-cell office:value-type="float" office:value="8.7840585427346127" table:formula="of:=[.C251]/2+127" table:style-name="ce13">
            <text:p>9</text:p>
          </table:table-cell>
          <table:table-cell office:value-type="float" office:value="18.656343728938779" table:formula="of:=[.H251]/2+128" table:style-name="ce13">
            <text:p>19</text:p>
          </table:table-cell>
          <table:table-cell office:value-type="float" office:value="18.539899999999999" table:style-name="ce1">
            <text:p>18.5399</text:p>
          </table:table-cell>
          <table:table-cell office:value-type="float" office:value="197.30799999999999" table:style-name="ce1">
            <text:p>197.308</text:p>
          </table:table-cell>
          <table:table-cell table:style-name="ce1"/>
          <table:table-cell office:value-type="float" office:value="2.1631111111111112" table:formula="of:=[.B251]*2*3.14/720" table:style-name="ce1">
            <text:p>2.163111111</text:p>
          </table:table-cell>
          <table:table-cell office:value-type="float" office:value="232.36562598373359" table:formula="of:=127*SIN([.Q251])+127" table:style-name="ce1">
            <text:p>232.365626</text:p>
          </table:table-cell>
          <table:table-cell office:value-type="float" office:value="48.260073987766688" table:formula="of:=127*SIN([.Q251]+[.$P$2])+127" table:style-name="ce1">
            <text:p>48.26007399</text:p>
          </table:table-cell>
          <table:table-cell office:value-type="float" office:value="5.0367462592809886" table:formula="of:=127*SIN([.Q251]-[.$P$2])+127" table:style-name="ce1">
            <text:p>5.036746259</text:p>
          </table:table-cell>
          <table:table-cell office:value-type="float" office:value="118.70118612150729" table:formula="of:=(MIN([.R251];[.S251];[.T251])+MAX([.R251];[.S251];[.T251]))/2" table:style-name="ce1">
            <text:p>118.701186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49" table:style-name="ce2">
            <text:p>249</text:p>
          </table:table-cell>
          <table:table-cell office:value-type="float" office:value="-238.06300875678642" table:formula="of:=[.$A$3]*SIN(RADIANS([.B252]))" table:style-name="ce11">
            <text:p>-238.0630</text:p>
          </table:table-cell>
          <table:table-cell office:value-type="float" office:value="198.17222017152761" table:formula="of:=[.$A$3]*SIN(RADIANS([.B252]-120))" table:style-name="ce11">
            <text:p>198.1722</text:p>
          </table:table-cell>
          <table:table-cell office:value-type="float" office:value="39.890788585258811" table:formula="of:=[.$A$3]*SIN(RADIANS([.B252]+120))" table:style-name="ce11">
            <text:p>39.8908</text:p>
          </table:table-cell>
          <table:table-cell table:style-name="ce11"/>
          <table:table-cell office:value-type="float" office:value="-19.945394292629402" table:formula="of:=(MIN([.C252];[.D252];[.E252])+MAX([.C252];[.D252];[.E252]))/2" table:style-name="ce12">
            <text:p>-19.9454</text:p>
          </table:table-cell>
          <table:table-cell office:value-type="float" office:value="-218.11761446415701" table:formula="of:=[.C252]-[.G252]" table:style-name="ce11">
            <text:p>-218.1176</text:p>
          </table:table-cell>
          <table:table-cell office:value-type="float" office:value="218.11761446415701" table:formula="of:=[.D252]-[.G252]" table:style-name="ce11">
            <text:p>218.1176</text:p>
          </table:table-cell>
          <table:table-cell office:value-type="float" office:value="59.836182877888213" table:formula="of:=[.E252]-[.G252]" table:style-name="ce11">
            <text:p>59.8362</text:p>
          </table:table-cell>
          <table:table-cell table:style-name="ce11"/>
          <table:table-cell office:value-type="float" office:value="7.9684956216067917" table:formula="of:=[.C252]/2+127" table:style-name="ce13">
            <text:p>8</text:p>
          </table:table-cell>
          <table:table-cell office:value-type="float" office:value="18.941192767921493" table:formula="of:=[.H252]/2+128" table:style-name="ce13">
            <text:p>19</text:p>
          </table:table-cell>
          <table:table-cell office:value-type="float" office:value="18.8186" table:style-name="ce1">
            <text:p>18.8186</text:p>
          </table:table-cell>
          <table:table-cell office:value-type="float" office:value="197.53299999999999" table:style-name="ce1">
            <text:p>197.533</text:p>
          </table:table-cell>
          <table:table-cell table:style-name="ce1"/>
          <table:table-cell office:value-type="float" office:value="2.1718333333333333" table:formula="of:=[.B252]*2*3.14/720" table:style-name="ce1">
            <text:p>2.171833333</text:p>
          </table:table-cell>
          <table:table-cell office:value-type="float" office:value="231.74320342936812" table:formula="of:=127*SIN([.Q252])+127" table:style-name="ce1">
            <text:p>231.7432034</text:p>
          </table:table-cell>
          <table:table-cell office:value-type="float" office:value="49.132179474070611" table:formula="of:=127*SIN([.Q252]+[.$P$2])+127" table:style-name="ce1">
            <text:p>49.13217947</text:p>
          </table:table-cell>
          <table:table-cell office:value-type="float" office:value="5.3502474131382058" table:formula="of:=127*SIN([.Q252]-[.$P$2])+127" table:style-name="ce1">
            <text:p>5.350247413</text:p>
          </table:table-cell>
          <table:table-cell office:value-type="float" office:value="118.54672542125317" table:formula="of:=(MIN([.R252];[.S252];[.T252])+MAX([.R252];[.S252];[.T252]))/2" table:style-name="ce1">
            <text:p>118.546725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0" table:style-name="ce2">
            <text:p>250</text:p>
          </table:table-cell>
          <table:table-cell office:value-type="float" office:value="-239.62161830040665" table:formula="of:=[.$A$3]*SIN(RADIANS([.B253]))" table:style-name="ce11">
            <text:p>-239.6216</text:p>
          </table:table-cell>
          <table:table-cell office:value-type="float" office:value="195.3413329953394" table:formula="of:=[.$A$3]*SIN(RADIANS([.B253]-120))" table:style-name="ce11">
            <text:p>195.3413</text:p>
          </table:table-cell>
          <table:table-cell office:value-type="float" office:value="44.280285305067132" table:formula="of:=[.$A$3]*SIN(RADIANS([.B253]+120))" table:style-name="ce11">
            <text:p>44.2803</text:p>
          </table:table-cell>
          <table:table-cell table:style-name="ce11"/>
          <table:table-cell office:value-type="float" office:value="-22.140142652533626" table:formula="of:=(MIN([.C253];[.D253];[.E253])+MAX([.C253];[.D253];[.E253]))/2" table:style-name="ce12">
            <text:p>-22.1401</text:p>
          </table:table-cell>
          <table:table-cell office:value-type="float" office:value="-217.48147564787303" table:formula="of:=[.C253]-[.G253]" table:style-name="ce11">
            <text:p>-217.4815</text:p>
          </table:table-cell>
          <table:table-cell office:value-type="float" office:value="217.48147564787303" table:formula="of:=[.D253]-[.G253]" table:style-name="ce11">
            <text:p>217.4815</text:p>
          </table:table-cell>
          <table:table-cell office:value-type="float" office:value="66.420427957600765" table:formula="of:=[.E253]-[.G253]" table:style-name="ce11">
            <text:p>66.4204</text:p>
          </table:table-cell>
          <table:table-cell table:style-name="ce11"/>
          <table:table-cell office:value-type="float" office:value="7.1891908497966739" table:formula="of:=[.C253]/2+127" table:style-name="ce13">
            <text:p>7</text:p>
          </table:table-cell>
          <table:table-cell office:value-type="float" office:value="19.259262176063487" table:formula="of:=[.H253]/2+128" table:style-name="ce13">
            <text:p>19</text:p>
          </table:table-cell>
          <table:table-cell office:value-type="float" office:value="19.130400000000002" table:style-name="ce1">
            <text:p>19.1304</text:p>
          </table:table-cell>
          <table:table-cell office:value-type="float" office:value="197.75200000000001" table:style-name="ce1">
            <text:p>197.752</text:p>
          </table:table-cell>
          <table:table-cell table:style-name="ce1"/>
          <table:table-cell office:value-type="float" office:value="2.1805555555555554" table:formula="of:=[.B253]*2*3.14/720" table:style-name="ce1">
            <text:p>2.180555556</text:p>
          </table:table-cell>
          <table:table-cell office:value-type="float" office:value="231.11281236002338" table:formula="of:=127*SIN([.Q253])+127" table:style-name="ce1">
            <text:p>231.1128124</text:p>
          </table:table-cell>
          <table:table-cell office:value-type="float" office:value="50.010208885498287" table:formula="of:=127*SIN([.Q253]+[.$P$2])+127" table:style-name="ce1">
            <text:p>50.01020889</text:p>
          </table:table-cell>
          <table:table-cell office:value-type="float" office:value="5.6730032760743825" table:formula="of:=127*SIN([.Q253]-[.$P$2])+127" table:style-name="ce1">
            <text:p>5.673003276</text:p>
          </table:table-cell>
          <table:table-cell office:value-type="float" office:value="118.39290781804888" table:formula="of:=(MIN([.R253];[.S253];[.T253])+MAX([.R253];[.S253];[.T253]))/2" table:style-name="ce1">
            <text:p>118.39290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1" table:style-name="ce2">
            <text:p>251</text:p>
          </table:table-cell>
          <table:table-cell office:value-type="float" office:value="-241.10723677782579" table:formula="of:=[.$A$3]*SIN(RADIANS([.B254]))" table:style-name="ce11">
            <text:p>-241.1072</text:p>
          </table:table-cell>
          <table:table-cell office:value-type="float" office:value="192.4509429568069" table:formula="of:=[.$A$3]*SIN(RADIANS([.B254]-120))" table:style-name="ce11">
            <text:p>192.4509</text:p>
          </table:table-cell>
          <table:table-cell office:value-type="float" office:value="48.656293821018991" table:formula="of:=[.$A$3]*SIN(RADIANS([.B254]+120))" table:style-name="ce11">
            <text:p>48.6563</text:p>
          </table:table-cell>
          <table:table-cell table:style-name="ce11"/>
          <table:table-cell office:value-type="float" office:value="-24.328146910509446" table:formula="of:=(MIN([.C254];[.D254];[.E254])+MAX([.C254];[.D254];[.E254]))/2" table:style-name="ce12">
            <text:p>-24.3281</text:p>
          </table:table-cell>
          <table:table-cell office:value-type="float" office:value="-216.77908986731634" table:formula="of:=[.C254]-[.G254]" table:style-name="ce11">
            <text:p>-216.7791</text:p>
          </table:table-cell>
          <table:table-cell office:value-type="float" office:value="216.77908986731634" table:formula="of:=[.D254]-[.G254]" table:style-name="ce11">
            <text:p>216.7791</text:p>
          </table:table-cell>
          <table:table-cell office:value-type="float" office:value="72.984440731528437" table:formula="of:=[.E254]-[.G254]" table:style-name="ce11">
            <text:p>72.9844</text:p>
          </table:table-cell>
          <table:table-cell table:style-name="ce11"/>
          <table:table-cell office:value-type="float" office:value="6.4463816110871051" table:formula="of:=[.C254]/2+127" table:style-name="ce13">
            <text:p>6</text:p>
          </table:table-cell>
          <table:table-cell office:value-type="float" office:value="19.610455066341828" table:formula="of:=[.H254]/2+128" table:style-name="ce13">
            <text:p>20</text:p>
          </table:table-cell>
          <table:table-cell office:value-type="float" office:value="19.4755" table:style-name="ce1">
            <text:p>19.4755</text:p>
          </table:table-cell>
          <table:table-cell office:value-type="float" office:value="197.965" table:style-name="ce1">
            <text:p>197.965</text:p>
          </table:table-cell>
          <table:table-cell table:style-name="ce1"/>
          <table:table-cell office:value-type="float" office:value="2.1892777777777779" table:formula="of:=[.B254]*2*3.14/720" table:style-name="ce1">
            <text:p>2.189277778</text:p>
          </table:table-cell>
          <table:table-cell office:value-type="float" office:value="230.47450073375791" table:formula="of:=127*SIN([.Q254])+127" table:style-name="ce1">
            <text:p>230.4745007</text:p>
          </table:table-cell>
          <table:table-cell office:value-type="float" office:value="50.894095424487304" table:formula="of:=127*SIN([.Q254]+[.$P$2])+127" table:style-name="ce1">
            <text:p>50.89409542</text:p>
          </table:table-cell>
          <table:table-cell office:value-type="float" office:value="6.0049892938950933" table:formula="of:=127*SIN([.Q254]-[.$P$2])+127" table:style-name="ce1">
            <text:p>6.004989294</text:p>
          </table:table-cell>
          <table:table-cell office:value-type="float" office:value="118.23974501382651" table:formula="of:=(MIN([.R254];[.S254];[.T254])+MAX([.R254];[.S254];[.T254]))/2" table:style-name="ce1">
            <text:p>118.23974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2" table:style-name="ce2">
            <text:p>252</text:p>
          </table:table-cell>
          <table:table-cell office:value-type="float" office:value="-242.51941165526415" table:formula="of:=[.$A$3]*SIN(RADIANS([.B255]))" table:style-name="ce11">
            <text:p>-242.5194</text:p>
          </table:table-cell>
          <table:table-cell office:value-type="float" office:value="189.50193049673553" table:formula="of:=[.$A$3]*SIN(RADIANS([.B255]-120))" table:style-name="ce11">
            <text:p>189.5019</text:p>
          </table:table-cell>
          <table:table-cell office:value-type="float" office:value="53.017481158528639" table:formula="of:=[.$A$3]*SIN(RADIANS([.B255]+120))" table:style-name="ce11">
            <text:p>53.0175</text:p>
          </table:table-cell>
          <table:table-cell table:style-name="ce11"/>
          <table:table-cell office:value-type="float" office:value="-26.508740579264312" table:formula="of:=(MIN([.C255];[.D255];[.E255])+MAX([.C255];[.D255];[.E255]))/2" table:style-name="ce12">
            <text:p>-26.5087</text:p>
          </table:table-cell>
          <table:table-cell office:value-type="float" office:value="-216.01067107599982" table:formula="of:=[.C255]-[.G255]" table:style-name="ce11">
            <text:p>-216.0107</text:p>
          </table:table-cell>
          <table:table-cell office:value-type="float" office:value="216.01067107599982" table:formula="of:=[.D255]-[.G255]" table:style-name="ce11">
            <text:p>216.0107</text:p>
          </table:table-cell>
          <table:table-cell office:value-type="float" office:value="79.526221737792952" table:formula="of:=[.E255]-[.G255]" table:style-name="ce11">
            <text:p>79.5262</text:p>
          </table:table-cell>
          <table:table-cell table:style-name="ce11"/>
          <table:table-cell office:value-type="float" office:value="5.7402941723679248" table:formula="of:=[.C255]/2+127" table:style-name="ce13">
            <text:p>6</text:p>
          </table:table-cell>
          <table:table-cell office:value-type="float" office:value="19.994664462000088" table:formula="of:=[.H255]/2+128" table:style-name="ce13">
            <text:p>20</text:p>
          </table:table-cell>
          <table:table-cell office:value-type="float" office:value="19.8535" table:style-name="ce1">
            <text:p>19.8535</text:p>
          </table:table-cell>
          <table:table-cell office:value-type="float" office:value="197.602" table:style-name="ce1">
            <text:p>197.602</text:p>
          </table:table-cell>
          <table:table-cell table:style-name="ce1"/>
          <table:table-cell office:value-type="float" office:value="2.1980000000000004" table:formula="of:=[.B255]*2*3.14/720" table:style-name="ce1">
            <text:p>2.198</text:p>
          </table:table-cell>
          <table:table-cell office:value-type="float" office:value="229.82831711119985" table:formula="of:=127*SIN([.Q255])+127" table:style-name="ce1">
            <text:p>229.8283171</text:p>
          </table:table-cell>
          <table:table-cell office:value-type="float" office:value="51.783771847887323" table:formula="of:=127*SIN([.Q255]+[.$P$2])+127" table:style-name="ce1">
            <text:p>51.78377185</text:p>
          </table:table-cell>
          <table:table-cell office:value-type="float" office:value="6.3461802102073932" table:formula="of:=127*SIN([.Q255]-[.$P$2])+127" table:style-name="ce1">
            <text:p>6.34618021</text:p>
          </table:table-cell>
          <table:table-cell office:value-type="float" office:value="118.08724866070362" table:formula="of:=(MIN([.R255];[.S255];[.T255])+MAX([.R255];[.S255];[.T255]))/2" table:style-name="ce1">
            <text:p>118.087248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3" table:style-name="ce2">
            <text:p>253</text:p>
          </table:table-cell>
          <table:table-cell office:value-type="float" office:value="-243.85771277057401" table:formula="of:=[.$A$3]*SIN(RADIANS([.B256]))" table:style-name="ce11">
            <text:p>-243.8577</text:p>
          </table:table-cell>
          <table:table-cell office:value-type="float" office:value="186.49519391288848" table:formula="of:=[.$A$3]*SIN(RADIANS([.B256]-120))" table:style-name="ce11">
            <text:p>186.4952</text:p>
          </table:table-cell>
          <table:table-cell office:value-type="float" office:value="57.362518857685536" table:formula="of:=[.$A$3]*SIN(RADIANS([.B256]+120))" table:style-name="ce11">
            <text:p>57.3625</text:p>
          </table:table-cell>
          <table:table-cell table:style-name="ce11"/>
          <table:table-cell office:value-type="float" office:value="-28.681259428842765" table:formula="of:=(MIN([.C256];[.D256];[.E256])+MAX([.C256];[.D256];[.E256]))/2" table:style-name="ce12">
            <text:p>-28.6813</text:p>
          </table:table-cell>
          <table:table-cell office:value-type="float" office:value="-215.17645334173125" table:formula="of:=[.C256]-[.G256]" table:style-name="ce11">
            <text:p>-215.1765</text:p>
          </table:table-cell>
          <table:table-cell office:value-type="float" office:value="215.17645334173125" table:formula="of:=[.D256]-[.G256]" table:style-name="ce11">
            <text:p>215.1765</text:p>
          </table:table-cell>
          <table:table-cell office:value-type="float" office:value="86.043778286528294" table:formula="of:=[.E256]-[.G256]" table:style-name="ce11">
            <text:p>86.0438</text:p>
          </table:table-cell>
          <table:table-cell table:style-name="ce11"/>
          <table:table-cell office:value-type="float" office:value="5.0711436147129945" table:formula="of:=[.C256]/2+127" table:style-name="ce13">
            <text:p>5</text:p>
          </table:table-cell>
          <table:table-cell office:value-type="float" office:value="20.411773329134377" table:formula="of:=[.H256]/2+128" table:style-name="ce13">
            <text:p>20</text:p>
          </table:table-cell>
          <table:table-cell office:value-type="float" office:value="20.264399999999998" table:style-name="ce1">
            <text:p>20.2644</text:p>
          </table:table-cell>
          <table:table-cell office:value-type="float" office:value="197.15899999999999" table:style-name="ce1">
            <text:p>197.159</text:p>
          </table:table-cell>
          <table:table-cell table:style-name="ce1"/>
          <table:table-cell office:value-type="float" office:value="2.2067222222222225" table:formula="of:=[.B256]*2*3.14/720" table:style-name="ce1">
            <text:p>2.206722222</text:p>
          </table:table-cell>
          <table:table-cell office:value-type="float" office:value="229.17431065185275" table:formula="of:=127*SIN([.Q256])+127" table:style-name="ce1">
            <text:p>229.1743107</text:p>
          </table:table-cell>
          <table:table-cell office:value-type="float" office:value="52.679170472070666" table:formula="of:=127*SIN([.Q256]+[.$P$2])+127" table:style-name="ce1">
            <text:p>52.67917047</text:p>
          </table:table-cell>
          <table:table-cell office:value-type="float" office:value="6.6965500683395192" table:formula="of:=127*SIN([.Q256]-[.$P$2])+127" table:style-name="ce1">
            <text:p>6.696550068</text:p>
          </table:table-cell>
          <table:table-cell office:value-type="float" office:value="117.93543036009613" table:formula="of:=(MIN([.R256];[.S256];[.T256])+MAX([.R256];[.S256];[.T256]))/2" table:style-name="ce1">
            <text:p>117.935430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4" table:style-name="ce2">
            <text:p>254</text:p>
          </table:table-cell>
          <table:table-cell office:value-type="float" office:value="-245.12173246427133" table:formula="of:=[.$A$3]*SIN(RADIANS([.B257]))" table:style-name="ce11">
            <text:p>-245.1217</text:p>
          </table:table-cell>
          <table:table-cell office:value-type="float" office:value="183.43164908635603" table:formula="of:=[.$A$3]*SIN(RADIANS([.B257]-120))" table:style-name="ce11">
            <text:p>183.4316</text:p>
          </table:table-cell>
          <table:table-cell office:value-type="float" office:value="61.69008337791518" table:formula="of:=[.$A$3]*SIN(RADIANS([.B257]+120))" table:style-name="ce11">
            <text:p>61.6901</text:p>
          </table:table-cell>
          <table:table-cell table:style-name="ce11"/>
          <table:table-cell office:value-type="float" office:value="-30.84504168895765" table:formula="of:=(MIN([.C257];[.D257];[.E257])+MAX([.C257];[.D257];[.E257]))/2" table:style-name="ce12">
            <text:p>-30.8450</text:p>
          </table:table-cell>
          <table:table-cell office:value-type="float" office:value="-214.27669077531368" table:formula="of:=[.C257]-[.G257]" table:style-name="ce11">
            <text:p>-214.2767</text:p>
          </table:table-cell>
          <table:table-cell office:value-type="float" office:value="214.27669077531368" table:formula="of:=[.D257]-[.G257]" table:style-name="ce11">
            <text:p>214.2767</text:p>
          </table:table-cell>
          <table:table-cell office:value-type="float" office:value="92.535125066872837" table:formula="of:=[.E257]-[.G257]" table:style-name="ce11">
            <text:p>92.5351</text:p>
          </table:table-cell>
          <table:table-cell table:style-name="ce11"/>
          <table:table-cell office:value-type="float" office:value="4.4391337678643339" table:formula="of:=[.C257]/2+127" table:style-name="ce13">
            <text:p>4</text:p>
          </table:table-cell>
          <table:table-cell office:value-type="float" office:value="20.861654612343159" table:formula="of:=[.H257]/2+128" table:style-name="ce13">
            <text:p>21</text:p>
          </table:table-cell>
          <table:table-cell office:value-type="float" office:value="20.708200000000001" table:style-name="ce1">
            <text:p>20.7082</text:p>
          </table:table-cell>
          <table:table-cell office:value-type="float" office:value="196.71100000000001" table:style-name="ce1">
            <text:p>196.711</text:p>
          </table:table-cell>
          <table:table-cell table:style-name="ce1"/>
          <table:table-cell office:value-type="float" office:value="2.2154444444444445" table:formula="of:=[.B257]*2*3.14/720" table:style-name="ce1">
            <text:p>2.215444444</text:p>
          </table:table-cell>
          <table:table-cell office:value-type="float" office:value="228.51253111035555" table:formula="of:=127*SIN([.Q257])+127" table:style-name="ce1">
            <text:p>228.5125311</text:p>
          </table:table-cell>
          <table:table-cell office:value-type="float" office:value="53.580223178083642" table:formula="of:=127*SIN([.Q257]+[.$P$2])+127" table:style-name="ce1">
            <text:p>53.58022318</text:p>
          </table:table-cell>
          <table:table-cell office:value-type="float" office:value="7.0560722133161988" table:formula="of:=127*SIN([.Q257]-[.$P$2])+127" table:style-name="ce1">
            <text:p>7.056072213</text:p>
          </table:table-cell>
          <table:table-cell office:value-type="float" office:value="117.78430166183588" table:formula="of:=(MIN([.R257];[.S257];[.T257])+MAX([.R257];[.S257];[.T257]))/2" table:style-name="ce1">
            <text:p>117.784301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5" table:style-name="ce2">
            <text:p>255</text:p>
          </table:table-cell>
          <table:table-cell office:value-type="float" office:value="-246.31108570371242" table:formula="of:=[.$A$3]*SIN(RADIANS([.B258]))" table:style-name="ce11">
            <text:p>-246.3111</text:p>
          </table:table-cell>
          <table:table-cell office:value-type="float" office:value="180.31222920256963" table:formula="of:=[.$A$3]*SIN(RADIANS([.B258]-120))" table:style-name="ce11">
            <text:p>180.3122</text:p>
          </table:table-cell>
          <table:table-cell office:value-type="float" office:value="65.998856501142654" table:formula="of:=[.$A$3]*SIN(RADIANS([.B258]+120))" table:style-name="ce11">
            <text:p>65.9989</text:p>
          </table:table-cell>
          <table:table-cell table:style-name="ce11"/>
          <table:table-cell office:value-type="float" office:value="-32.999428250571398" table:formula="of:=(MIN([.C258];[.D258];[.E258])+MAX([.C258];[.D258];[.E258]))/2" table:style-name="ce12">
            <text:p>-32.9994</text:p>
          </table:table-cell>
          <table:table-cell office:value-type="float" office:value="-213.31165745314104" table:formula="of:=[.C258]-[.G258]" table:style-name="ce11">
            <text:p>-213.3117</text:p>
          </table:table-cell>
          <table:table-cell office:value-type="float" office:value="213.31165745314104" table:formula="of:=[.D258]-[.G258]" table:style-name="ce11">
            <text:p>213.3117</text:p>
          </table:table-cell>
          <table:table-cell office:value-type="float" office:value="98.998284751714053" table:formula="of:=[.E258]-[.G258]" table:style-name="ce11">
            <text:p>98.9983</text:p>
          </table:table-cell>
          <table:table-cell table:style-name="ce11"/>
          <table:table-cell office:value-type="float" office:value="3.844457148143789" table:formula="of:=[.C258]/2+127" table:style-name="ce13">
            <text:p>4</text:p>
          </table:table-cell>
          <table:table-cell office:value-type="float" office:value="21.344171273429481" table:formula="of:=[.H258]/2+128" table:style-name="ce13">
            <text:p>21</text:p>
          </table:table-cell>
          <table:table-cell office:value-type="float" office:value="21.1846" table:style-name="ce1">
            <text:p>21.1846</text:p>
          </table:table-cell>
          <table:table-cell office:value-type="float" office:value="196.25800000000001" table:style-name="ce1">
            <text:p>196.258</text:p>
          </table:table-cell>
          <table:table-cell table:style-name="ce1"/>
          <table:table-cell office:value-type="float" office:value="2.2241666666666666" table:formula="of:=[.B258]*2*3.14/720" table:style-name="ce1">
            <text:p>2.224166667</text:p>
          </table:table-cell>
          <table:table-cell office:value-type="float" office:value="227.84302883269746" table:formula="of:=127*SIN([.Q258])+127" table:style-name="ce1">
            <text:p>227.8430288</text:p>
          </table:table-cell>
          <table:table-cell office:value-type="float" office:value="54.486861416830962" table:formula="of:=127*SIN([.Q258]+[.$P$2])+127" table:style-name="ce1">
            <text:p>54.48686142</text:p>
          </table:table-cell>
          <table:table-cell office:value-type="float" office:value="7.4247192938875202" table:formula="of:=127*SIN([.Q258]-[.$P$2])+127" table:style-name="ce1">
            <text:p>7.424719294</text:p>
          </table:table-cell>
          <table:table-cell office:value-type="float" office:value="117.6338740632925" table:formula="of:=(MIN([.R258];[.S258];[.T258])+MAX([.R258];[.S258];[.T258]))/2" table:style-name="ce1">
            <text:p>117.63387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6" table:style-name="ce2">
            <text:p>256</text:p>
          </table:table-cell>
          <table:table-cell office:value-type="float" office:value="-247.4254102003791" table:formula="of:=[.$A$3]*SIN(RADIANS([.B259]))" table:style-name="ce11">
            <text:p>-247.4254</text:p>
          </table:table-cell>
          <table:table-cell office:value-type="float" office:value="177.13788446704427" table:formula="of:=[.$A$3]*SIN(RADIANS([.B259]-120))" table:style-name="ce11">
            <text:p>177.1379</text:p>
          </table:table-cell>
          <table:table-cell office:value-type="float" office:value="70.287525733334832" table:formula="of:=[.$A$3]*SIN(RADIANS([.B259]+120))" table:style-name="ce11">
            <text:p>70.2875</text:p>
          </table:table-cell>
          <table:table-cell table:style-name="ce11"/>
          <table:table-cell office:value-type="float" office:value="-35.143762866667416" table:formula="of:=(MIN([.C259];[.D259];[.E259])+MAX([.C259];[.D259];[.E259]))/2" table:style-name="ce12">
            <text:p>-35.1438</text:p>
          </table:table-cell>
          <table:table-cell office:value-type="float" office:value="-212.2816473337117" table:formula="of:=[.C259]-[.G259]" table:style-name="ce11">
            <text:p>-212.2816</text:p>
          </table:table-cell>
          <table:table-cell office:value-type="float" office:value="212.2816473337117" table:formula="of:=[.D259]-[.G259]" table:style-name="ce11">
            <text:p>212.2816</text:p>
          </table:table-cell>
          <table:table-cell office:value-type="float" office:value="105.43128860000225" table:formula="of:=[.E259]-[.G259]" table:style-name="ce11">
            <text:p>105.4313</text:p>
          </table:table-cell>
          <table:table-cell table:style-name="ce11"/>
          <table:table-cell office:value-type="float" office:value="3.2872948998104476" table:formula="of:=[.C259]/2+127" table:style-name="ce13">
            <text:p>3</text:p>
          </table:table-cell>
          <table:table-cell office:value-type="float" office:value="21.859176333144148" table:formula="of:=[.H259]/2+128" table:style-name="ce13">
            <text:p>22</text:p>
          </table:table-cell>
          <table:table-cell office:value-type="float" office:value="21.6934" table:style-name="ce1">
            <text:p>21.6934</text:p>
          </table:table-cell>
          <table:table-cell office:value-type="float" office:value="195.8" table:style-name="ce1">
            <text:p>195.8</text:p>
          </table:table-cell>
          <table:table-cell table:style-name="ce1"/>
          <table:table-cell office:value-type="float" office:value="2.2328888888888891" table:formula="of:=[.B259]*2*3.14/720" table:style-name="ce1">
            <text:p>2.232888889</text:p>
          </table:table-cell>
          <table:table-cell office:value-type="float" office:value="227.16585475238773" table:formula="of:=127*SIN([.Q259])+127" table:style-name="ce1">
            <text:p>227.1658548</text:p>
          </table:table-cell>
          <table:table-cell office:value-type="float" office:value="55.399016214285624" table:formula="of:=127*SIN([.Q259]+[.$P$2])+127" table:style-name="ce1">
            <text:p>55.39901621</text:p>
          </table:table-cell>
          <table:table-cell office:value-type="float" office:value="7.8024632646075389" table:formula="of:=127*SIN([.Q259]-[.$P$2])+127" table:style-name="ce1">
            <text:p>7.802463265</text:p>
          </table:table-cell>
          <table:table-cell office:value-type="float" office:value="117.48415900849764" table:formula="of:=(MIN([.R259];[.S259];[.T259])+MAX([.R259];[.S259];[.T259]))/2" table:style-name="ce1">
            <text:p>117.48415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7" table:style-name="ce2">
            <text:p>257</text:p>
          </table:table-cell>
          <table:table-cell office:value-type="float" office:value="-248.46436652023496" table:formula="of:=[.$A$3]*SIN(RADIANS([.B260]))" table:style-name="ce11">
            <text:p>-248.4644</text:p>
          </table:table-cell>
          <table:table-cell office:value-type="float" office:value="173.90958181593714" table:formula="of:=[.$A$3]*SIN(RADIANS([.B260]-120))" table:style-name="ce11">
            <text:p>173.9096</text:p>
          </table:table-cell>
          <table:table-cell office:value-type="float" office:value="74.554784704297845" table:formula="of:=[.$A$3]*SIN(RADIANS([.B260]+120))" table:style-name="ce11">
            <text:p>74.5548</text:p>
          </table:table-cell>
          <table:table-cell table:style-name="ce11"/>
          <table:table-cell office:value-type="float" office:value="-37.277392352148908" table:formula="of:=(MIN([.C260];[.D260];[.E260])+MAX([.C260];[.D260];[.E260]))/2" table:style-name="ce12">
            <text:p>-37.2774</text:p>
          </table:table-cell>
          <table:table-cell office:value-type="float" office:value="-211.18697416808607" table:formula="of:=[.C260]-[.G260]" table:style-name="ce11">
            <text:p>-211.1870</text:p>
          </table:table-cell>
          <table:table-cell office:value-type="float" office:value="211.18697416808607" table:formula="of:=[.D260]-[.G260]" table:style-name="ce11">
            <text:p>211.1870</text:p>
          </table:table-cell>
          <table:table-cell office:value-type="float" office:value="111.83217705644675" table:formula="of:=[.E260]-[.G260]" table:style-name="ce11">
            <text:p>111.8322</text:p>
          </table:table-cell>
          <table:table-cell table:style-name="ce11"/>
          <table:table-cell office:value-type="float" office:value="2.7678167398825195" table:formula="of:=[.C260]/2+127" table:style-name="ce13">
            <text:p>3</text:p>
          </table:table-cell>
          <table:table-cell office:value-type="float" office:value="22.406512915956966" table:formula="of:=[.H260]/2+128" table:style-name="ce13">
            <text:p>22</text:p>
          </table:table-cell>
          <table:table-cell office:value-type="float" office:value="22.2347" table:style-name="ce1">
            <text:p>22.2347</text:p>
          </table:table-cell>
          <table:table-cell office:value-type="float" office:value="195.33600000000001" table:style-name="ce1">
            <text:p>195.336</text:p>
          </table:table-cell>
          <table:table-cell table:style-name="ce1"/>
          <table:table-cell office:value-type="float" office:value="2.2416111111111112" table:formula="of:=[.B260]*2*3.14/720" table:style-name="ce1">
            <text:p>2.241611111</text:p>
          </table:table-cell>
          <table:table-cell office:value-type="float" office:value="226.48106038658102" table:formula="of:=127*SIN([.Q260])+127" table:style-name="ce1">
            <text:p>226.4810604</text:p>
          </table:table-cell>
          <table:table-cell office:value-type="float" office:value="56.316618176742168" table:formula="of:=127*SIN([.Q260]+[.$P$2])+127" table:style-name="ce1">
            <text:p>56.31661818</text:p>
          </table:table-cell>
          <table:table-cell office:value-type="float" office:value="8.1892753879704117" table:formula="of:=127*SIN([.Q260]-[.$P$2])+127" table:style-name="ce1">
            <text:p>8.189275388</text:p>
          </table:table-cell>
          <table:table-cell office:value-type="float" office:value="117.33516788727572" table:formula="of:=(MIN([.R260];[.S260];[.T260])+MAX([.R260];[.S260];[.T260]))/2" table:style-name="ce1">
            <text:p>117.335167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8" table:style-name="ce2">
            <text:p>258</text:p>
          </table:table-cell>
          <table:table-cell office:value-type="float" office:value="-249.42763818712044" table:formula="of:=[.$A$3]*SIN(RADIANS([.B261]))" table:style-name="ce11">
            <text:p>-249.4276</text:p>
          </table:table-cell>
          <table:table-cell office:value-type="float" office:value="170.62830462150887" table:formula="of:=[.$A$3]*SIN(RADIANS([.B261]-120))" table:style-name="ce11">
            <text:p>170.6283</text:p>
          </table:table-cell>
          <table:table-cell office:value-type="float" office:value="78.799333565611533" table:formula="of:=[.$A$3]*SIN(RADIANS([.B261]+120))" table:style-name="ce11">
            <text:p>78.7993</text:p>
          </table:table-cell>
          <table:table-cell table:style-name="ce11"/>
          <table:table-cell office:value-type="float" office:value="-39.399666782805781" table:formula="of:=(MIN([.C261];[.D261];[.E261])+MAX([.C261];[.D261];[.E261]))/2" table:style-name="ce12">
            <text:p>-39.3997</text:p>
          </table:table-cell>
          <table:table-cell office:value-type="float" office:value="-210.02797140431466" table:formula="of:=[.C261]-[.G261]" table:style-name="ce11">
            <text:p>-210.0280</text:p>
          </table:table-cell>
          <table:table-cell office:value-type="float" office:value="210.02797140431466" table:formula="of:=[.D261]-[.G261]" table:style-name="ce11">
            <text:p>210.0280</text:p>
          </table:table-cell>
          <table:table-cell office:value-type="float" office:value="118.19900034841731" table:formula="of:=[.E261]-[.G261]" table:style-name="ce11">
            <text:p>118.1990</text:p>
          </table:table-cell>
          <table:table-cell table:style-name="ce11"/>
          <table:table-cell office:value-type="float" office:value="2.2861809064397818" table:formula="of:=[.C261]/2+127" table:style-name="ce13">
            <text:p>2</text:p>
          </table:table-cell>
          <table:table-cell office:value-type="float" office:value="22.986014297842672" table:formula="of:=[.H261]/2+128" table:style-name="ce13">
            <text:p>23</text:p>
          </table:table-cell>
          <table:table-cell office:value-type="float" office:value="22.8081" table:style-name="ce1">
            <text:p>22.8081</text:p>
          </table:table-cell>
          <table:table-cell office:value-type="float" office:value="194.86699999999999" table:style-name="ce1">
            <text:p>194.867</text:p>
          </table:table-cell>
          <table:table-cell table:style-name="ce1"/>
          <table:table-cell office:value-type="float" office:value="2.2503333333333333" table:formula="of:=[.B261]*2*3.14/720" table:style-name="ce1">
            <text:p>2.250333333</text:p>
          </table:table-cell>
          <table:table-cell office:value-type="float" office:value="225.78869783215791" table:formula="of:=127*SIN([.Q261])+127" table:style-name="ce1">
            <text:p>225.7886978</text:p>
          </table:table-cell>
          <table:table-cell office:value-type="float" office:value="57.239597496089843" table:formula="of:=127*SIN([.Q261]+[.$P$2])+127" table:style-name="ce1">
            <text:p>57.2395975</text:p>
          </table:table-cell>
          <table:table-cell office:value-type="float" office:value="8.5851262365940642" table:formula="of:=127*SIN([.Q261]-[.$P$2])+127" table:style-name="ce1">
            <text:p>8.585126237</text:p>
          </table:table-cell>
          <table:table-cell office:value-type="float" office:value="117.18691203437598" table:formula="of:=(MIN([.R261];[.S261];[.T261])+MAX([.R261];[.S261];[.T261]))/2" table:style-name="ce1">
            <text:p>117.1869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59" table:style-name="ce2">
            <text:p>259</text:p>
          </table:table-cell>
          <table:table-cell office:value-type="float" office:value="-250.31493177915431" table:formula="of:=[.$A$3]*SIN(RADIANS([.B262]))" table:style-name="ce11">
            <text:p>-250.3149</text:p>
          </table:table-cell>
          <table:table-cell office:value-type="float" office:value="167.29505239257935" table:formula="of:=[.$A$3]*SIN(RADIANS([.B262]-120))" table:style-name="ce11">
            <text:p>167.2951</text:p>
          </table:table-cell>
          <table:table-cell office:value-type="float" office:value="83.019879386574843" table:formula="of:=[.$A$3]*SIN(RADIANS([.B262]+120))" table:style-name="ce11">
            <text:p>83.0199</text:p>
          </table:table-cell>
          <table:table-cell table:style-name="ce11"/>
          <table:table-cell office:value-type="float" office:value="-41.509939693287478" table:formula="of:=(MIN([.C262];[.D262];[.E262])+MAX([.C262];[.D262];[.E262]))/2" table:style-name="ce12">
            <text:p>-41.5099</text:p>
          </table:table-cell>
          <table:table-cell office:value-type="float" office:value="-208.80499208586684" table:formula="of:=[.C262]-[.G262]" table:style-name="ce11">
            <text:p>-208.8050</text:p>
          </table:table-cell>
          <table:table-cell office:value-type="float" office:value="208.80499208586684" table:formula="of:=[.D262]-[.G262]" table:style-name="ce11">
            <text:p>208.8050</text:p>
          </table:table-cell>
          <table:table-cell office:value-type="float" office:value="124.52981907986232" table:formula="of:=[.E262]-[.G262]" table:style-name="ce11">
            <text:p>124.5298</text:p>
          </table:table-cell>
          <table:table-cell table:style-name="ce11"/>
          <table:table-cell office:value-type="float" office:value="1.8425341104228465" table:formula="of:=[.C262]/2+127" table:style-name="ce13">
            <text:p>2</text:p>
          </table:table-cell>
          <table:table-cell office:value-type="float" office:value="23.597503957066579" table:formula="of:=[.H262]/2+128" table:style-name="ce13">
            <text:p>24</text:p>
          </table:table-cell>
          <table:table-cell office:value-type="float" office:value="23.413499999999999" table:style-name="ce1">
            <text:p>23.4135</text:p>
          </table:table-cell>
          <table:table-cell office:value-type="float" office:value="194.39400000000001" table:style-name="ce1">
            <text:p>194.394</text:p>
          </table:table-cell>
          <table:table-cell table:style-name="ce1"/>
          <table:table-cell office:value-type="float" office:value="2.2590555555555554" table:formula="of:=[.B262]*2*3.14/720" table:style-name="ce1">
            <text:p>2.259055556</text:p>
          </table:table-cell>
          <table:table-cell office:value-type="float" office:value="225.08881976176161" table:formula="of:=127*SIN([.Q262])+127" table:style-name="ce1">
            <text:p>225.0888198</text:p>
          </table:table-cell>
          <table:table-cell office:value-type="float" office:value="58.167883955129568" table:formula="of:=127*SIN([.Q262]+[.$P$2])+127" table:style-name="ce1">
            <text:p>58.16788396</text:p>
          </table:table-cell>
          <table:table-cell office:value-type="float" office:value="8.9899856954615274" table:formula="of:=127*SIN([.Q262]-[.$P$2])+127" table:style-name="ce1">
            <text:p>8.989985695</text:p>
          </table:table-cell>
          <table:table-cell office:value-type="float" office:value="117.03940272861158" table:formula="of:=(MIN([.R262];[.S262];[.T262])+MAX([.R262];[.S262];[.T262]))/2" table:style-name="ce1">
            <text:p>117.039402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0" table:style-name="ce2">
            <text:p>260</text:p>
          </table:table-cell>
          <table:table-cell office:value-type="float" office:value="-251.12597701811305" table:formula="of:=[.$A$3]*SIN(RADIANS([.B263]))" table:style-name="ce11">
            <text:p>-251.1260</text:p>
          </table:table-cell>
          <table:table-cell office:value-type="float" office:value="163.91084047006757" table:formula="of:=[.$A$3]*SIN(RADIANS([.B263]-120))" table:style-name="ce11">
            <text:p>163.9108</text:p>
          </table:table-cell>
          <table:table-cell office:value-type="float" office:value="87.215136548045578" table:formula="of:=[.$A$3]*SIN(RADIANS([.B263]+120))" table:style-name="ce11">
            <text:p>87.2151</text:p>
          </table:table-cell>
          <table:table-cell table:style-name="ce11"/>
          <table:table-cell office:value-type="float" office:value="-43.607568274022739" table:formula="of:=(MIN([.C263];[.D263];[.E263])+MAX([.C263];[.D263];[.E263]))/2" table:style-name="ce12">
            <text:p>-43.6076</text:p>
          </table:table-cell>
          <table:table-cell office:value-type="float" office:value="-207.51840874409032" table:formula="of:=[.C263]-[.G263]" table:style-name="ce11">
            <text:p>-207.5184</text:p>
          </table:table-cell>
          <table:table-cell office:value-type="float" office:value="207.51840874409032" table:formula="of:=[.D263]-[.G263]" table:style-name="ce11">
            <text:p>207.5184</text:p>
          </table:table-cell>
          <table:table-cell office:value-type="float" office:value="130.82270482206832" table:formula="of:=[.E263]-[.G263]" table:style-name="ce11">
            <text:p>130.8227</text:p>
          </table:table-cell>
          <table:table-cell table:style-name="ce11"/>
          <table:table-cell office:value-type="float" office:value="1.4370114909434761" table:formula="of:=[.C263]/2+127" table:style-name="ce13">
            <text:p>1</text:p>
          </table:table-cell>
          <table:table-cell office:value-type="float" office:value="24.240795627954839" table:formula="of:=[.H263]/2+128" table:style-name="ce13">
            <text:p>24</text:p>
          </table:table-cell>
          <table:table-cell office:value-type="float" office:value="24.050799999999999" table:style-name="ce1">
            <text:p>24.0508</text:p>
          </table:table-cell>
          <table:table-cell office:value-type="float" office:value="193.91499999999999" table:style-name="ce1">
            <text:p>193.915</text:p>
          </table:table-cell>
          <table:table-cell table:style-name="ce1"/>
          <table:table-cell office:value-type="float" office:value="2.2677777777777779" table:formula="of:=[.B263]*2*3.14/720" table:style-name="ce1">
            <text:p>2.267777778</text:p>
          </table:table-cell>
          <table:table-cell office:value-type="float" office:value="224.38147941979082" table:formula="of:=127*SIN([.Q263])+127" table:style-name="ce1">
            <text:p>224.3814794</text:p>
          </table:table-cell>
          <table:table-cell office:value-type="float" office:value="59.101406932910336" table:formula="of:=127*SIN([.Q263]+[.$P$2])+127" table:style-name="ce1">
            <text:p>59.10140693</text:p>
          </table:table-cell>
          <table:table-cell office:value-type="float" office:value="9.4038229642096951" table:formula="of:=127*SIN([.Q263]-[.$P$2])+127" table:style-name="ce1">
            <text:p>9.403822964</text:p>
          </table:table-cell>
          <table:table-cell office:value-type="float" office:value="116.89265119200026" table:formula="of:=(MIN([.R263];[.S263];[.T263])+MAX([.R263];[.S263];[.T263]))/2" table:style-name="ce1">
            <text:p>116.89265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1" table:style-name="ce2">
            <text:p>261</text:p>
          </table:table-cell>
          <table:table-cell office:value-type="float" office:value="-251.86052685176011" table:formula="of:=[.$A$3]*SIN(RADIANS([.B264]))" table:style-name="ce11">
            <text:p>-251.8605</text:p>
          </table:table-cell>
          <table:table-cell office:value-type="float" office:value="160.47669971770853" table:formula="of:=[.$A$3]*SIN(RADIANS([.B264]-120))" table:style-name="ce11">
            <text:p>160.4767</text:p>
          </table:table-cell>
          <table:table-cell office:value-type="float" office:value="91.383827134051586" table:formula="of:=[.$A$3]*SIN(RADIANS([.B264]+120))" table:style-name="ce11">
            <text:p>91.3838</text:p>
          </table:table-cell>
          <table:table-cell table:style-name="ce11"/>
          <table:table-cell office:value-type="float" office:value="-45.691913567025793" table:formula="of:=(MIN([.C264];[.D264];[.E264])+MAX([.C264];[.D264];[.E264]))/2" table:style-name="ce12">
            <text:p>-45.6919</text:p>
          </table:table-cell>
          <table:table-cell office:value-type="float" office:value="-206.16861328473431" table:formula="of:=[.C264]-[.G264]" table:style-name="ce11">
            <text:p>-206.1686</text:p>
          </table:table-cell>
          <table:table-cell office:value-type="float" office:value="206.16861328473431" table:formula="of:=[.D264]-[.G264]" table:style-name="ce11">
            <text:p>206.1686</text:p>
          </table:table-cell>
          <table:table-cell office:value-type="float" office:value="137.07574070107739" table:formula="of:=[.E264]-[.G264]" table:style-name="ce11">
            <text:p>137.0757</text:p>
          </table:table-cell>
          <table:table-cell table:style-name="ce11"/>
          <table:table-cell office:value-type="float" office:value="1.0697365741199434" table:formula="of:=[.C264]/2+127" table:style-name="ce13">
            <text:p>1</text:p>
          </table:table-cell>
          <table:table-cell office:value-type="float" office:value="24.915693357632847" table:formula="of:=[.H264]/2+128" table:style-name="ce13">
            <text:p>25</text:p>
          </table:table-cell>
          <table:table-cell office:value-type="float" office:value="24.7197" table:style-name="ce1">
            <text:p>24.7197</text:p>
          </table:table-cell>
          <table:table-cell office:value-type="float" office:value="193.43100000000001" table:style-name="ce1">
            <text:p>193.431</text:p>
          </table:table-cell>
          <table:table-cell table:style-name="ce1"/>
          <table:table-cell office:value-type="float" office:value="2.2765000000000004" table:formula="of:=[.B264]*2*3.14/720" table:style-name="ce1">
            <text:p>2.2765</text:p>
          </table:table-cell>
          <table:table-cell office:value-type="float" office:value="223.66673061834916" table:formula="of:=127*SIN([.Q264])+127" table:style-name="ce1">
            <text:p>223.6667306</text:p>
          </table:table-cell>
          <table:table-cell office:value-type="float" office:value="60.040095410104243" table:formula="of:=127*SIN([.Q264]+[.$P$2])+127" table:style-name="ce1">
            <text:p>60.04009541</text:p>
          </table:table-cell>
          <table:table-cell office:value-type="float" office:value="9.8266065594735323" table:formula="of:=127*SIN([.Q264]-[.$P$2])+127" table:style-name="ce1">
            <text:p>9.826606559</text:p>
          </table:table-cell>
          <table:table-cell office:value-type="float" office:value="116.74666858891135" table:formula="of:=(MIN([.R264];[.S264];[.T264])+MAX([.R264];[.S264];[.T264]))/2" table:style-name="ce1">
            <text:p>116.746668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2" table:style-name="ce2">
            <text:p>262</text:p>
          </table:table-cell>
          <table:table-cell office:value-type="float" office:value="-252.51835752910043" table:formula="of:=[.$A$3]*SIN(RADIANS([.B265]))" table:style-name="ce11">
            <text:p>-252.5184</text:p>
          </table:table-cell>
          <table:table-cell office:value-type="float" office:value="156.9936762080429" table:formula="of:=[.$A$3]*SIN(RADIANS([.B265]-120))" table:style-name="ce11">
            <text:p>156.9937</text:p>
          </table:table-cell>
          <table:table-cell office:value-type="float" office:value="95.524681321057543" table:formula="of:=[.$A$3]*SIN(RADIANS([.B265]+120))" table:style-name="ce11">
            <text:p>95.5247</text:p>
          </table:table-cell>
          <table:table-cell table:style-name="ce11"/>
          <table:table-cell office:value-type="float" office:value="-47.762340660528764" table:formula="of:=(MIN([.C265];[.D265];[.E265])+MAX([.C265];[.D265];[.E265]))/2" table:style-name="ce12">
            <text:p>-47.7623</text:p>
          </table:table-cell>
          <table:table-cell office:value-type="float" office:value="-204.75601686857166" table:formula="of:=[.C265]-[.G265]" table:style-name="ce11">
            <text:p>-204.7560</text:p>
          </table:table-cell>
          <table:table-cell office:value-type="float" office:value="204.75601686857166" table:formula="of:=[.D265]-[.G265]" table:style-name="ce11">
            <text:p>204.7560</text:p>
          </table:table-cell>
          <table:table-cell office:value-type="float" office:value="143.28702198158629" table:formula="of:=[.E265]-[.G265]" table:style-name="ce11">
            <text:p>143.2870</text:p>
          </table:table-cell>
          <table:table-cell table:style-name="ce11"/>
          <table:table-cell office:value-type="float" office:value="0.74082123544978629" table:formula="of:=[.C265]/2+127" table:style-name="ce13">
            <text:p>1</text:p>
          </table:table-cell>
          <table:table-cell office:value-type="float" office:value="25.621991565714168" table:formula="of:=[.H265]/2+128" table:style-name="ce13">
            <text:p>26</text:p>
          </table:table-cell>
          <table:table-cell office:value-type="float" office:value="25.42" table:style-name="ce1">
            <text:p>25.42</text:p>
          </table:table-cell>
          <table:table-cell office:value-type="float" office:value="192.94200000000001" table:style-name="ce1">
            <text:p>192.942</text:p>
          </table:table-cell>
          <table:table-cell table:style-name="ce1"/>
          <table:table-cell office:value-type="float" office:value="2.2852222222222225" table:formula="of:=[.B265]*2*3.14/720" table:style-name="ce1">
            <text:p>2.285222222</text:p>
          </table:table-cell>
          <table:table-cell office:value-type="float" office:value="222.94462773315118" table:formula="of:=127*SIN([.Q265])+127" table:style-name="ce1">
            <text:p>222.9446277</text:p>
          </table:table-cell>
          <table:table-cell office:value-type="float" office:value="60.983877974411641" table:formula="of:=127*SIN([.Q265]+[.$P$2])+127" table:style-name="ce1">
            <text:p>60.98387797</text:p>
          </table:table-cell>
          <table:table-cell office:value-type="float" office:value="10.25830431728221" table:formula="of:=127*SIN([.Q265]-[.$P$2])+127" table:style-name="ce1">
            <text:p>10.25830432</text:p>
          </table:table-cell>
          <table:table-cell office:value-type="float" office:value="116.60146602521669" table:formula="of:=(MIN([.R265];[.S265];[.T265])+MAX([.R265];[.S265];[.T265]))/2" table:style-name="ce1">
            <text:p>116.60146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3" table:style-name="ce2">
            <text:p>263</text:p>
          </table:table-cell>
          <table:table-cell office:value-type="float" office:value="-253.09926866853712" table:formula="of:=[.$A$3]*SIN(RADIANS([.B266]))" table:style-name="ce11">
            <text:p>-253.0993</text:p>
          </table:table-cell>
          <table:table-cell office:value-type="float" office:value="153.46283090377227" table:formula="of:=[.$A$3]*SIN(RADIANS([.B266]-120))" table:style-name="ce11">
            <text:p>153.4628</text:p>
          </table:table-cell>
          <table:table-cell office:value-type="float" office:value="99.636437764764722" table:formula="of:=[.$A$3]*SIN(RADIANS([.B266]+120))" table:style-name="ce11">
            <text:p>99.6364</text:p>
          </table:table-cell>
          <table:table-cell table:style-name="ce11"/>
          <table:table-cell office:value-type="float" office:value="-49.818218882382425" table:formula="of:=(MIN([.C266];[.D266];[.E266])+MAX([.C266];[.D266];[.E266]))/2" table:style-name="ce12">
            <text:p>-49.8182</text:p>
          </table:table-cell>
          <table:table-cell office:value-type="float" office:value="-203.28104978615471" table:formula="of:=[.C266]-[.G266]" table:style-name="ce11">
            <text:p>-203.2810</text:p>
          </table:table-cell>
          <table:table-cell office:value-type="float" office:value="203.28104978615471" table:formula="of:=[.D266]-[.G266]" table:style-name="ce11">
            <text:p>203.2810</text:p>
          </table:table-cell>
          <table:table-cell office:value-type="float" office:value="149.45465664714715" table:formula="of:=[.E266]-[.G266]" table:style-name="ce11">
            <text:p>149.4547</text:p>
          </table:table-cell>
          <table:table-cell table:style-name="ce11"/>
          <table:table-cell office:value-type="float" office:value="0.45036566573143944" table:formula="of:=[.C266]/2+127" table:style-name="ce13">
            <text:p>0</text:p>
          </table:table-cell>
          <table:table-cell office:value-type="float" office:value="26.359475106922645" table:formula="of:=[.H266]/2+128" table:style-name="ce13">
            <text:p>26</text:p>
          </table:table-cell>
          <table:table-cell office:value-type="float" office:value="26.151499999999999" table:style-name="ce1">
            <text:p>26.1515</text:p>
          </table:table-cell>
          <table:table-cell office:value-type="float" office:value="192.44900000000001" table:style-name="ce1">
            <text:p>192.449</text:p>
          </table:table-cell>
          <table:table-cell table:style-name="ce1"/>
          <table:table-cell office:value-type="float" office:value="2.2939444444444446" table:formula="of:=[.B266]*2*3.14/720" table:style-name="ce1">
            <text:p>2.293944444</text:p>
          </table:table-cell>
          <table:table-cell office:value-type="float" office:value="222.21522569938568" table:formula="of:=127*SIN([.Q266])+127" table:style-name="ce1">
            <text:p>222.2152257</text:p>
          </table:table-cell>
          <table:table-cell office:value-type="float" office:value="61.932682825988536" table:formula="of:=127*SIN([.Q266]+[.$P$2])+127" table:style-name="ce1">
            <text:p>61.93268283</text:p>
          </table:table-cell>
          <table:table-cell office:value-type="float" office:value="10.698883395503614" table:formula="of:=127*SIN([.Q266]-[.$P$2])+127" table:style-name="ce1">
            <text:p>10.6988834</text:p>
          </table:table-cell>
          <table:table-cell office:value-type="float" office:value="116.45705454744464" table:formula="of:=(MIN([.R266];[.S266];[.T266])+MAX([.R266];[.S266];[.T266]))/2" table:style-name="ce1">
            <text:p>116.457054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4" table:style-name="ce2">
            <text:p>264</text:p>
          </table:table-cell>
          <table:table-cell office:value-type="float" office:value="-253.60308331890971" table:formula="of:=[.$A$3]*SIN(RADIANS([.B267]))" table:style-name="ce11">
            <text:p>-253.6031</text:p>
          </table:table-cell>
          <table:table-cell office:value-type="float" office:value="149.88523933458069" table:formula="of:=[.$A$3]*SIN(RADIANS([.B267]-120))" table:style-name="ce11">
            <text:p>149.8852</text:p>
          </table:table-cell>
          <table:table-cell office:value-type="float" office:value="103.71784398432912" table:formula="of:=[.$A$3]*SIN(RADIANS([.B267]+120))" table:style-name="ce11">
            <text:p>103.7178</text:p>
          </table:table-cell>
          <table:table-cell table:style-name="ce11"/>
          <table:table-cell office:value-type="float" office:value="-51.858921992164511" table:formula="of:=(MIN([.C267];[.D267];[.E267])+MAX([.C267];[.D267];[.E267]))/2" table:style-name="ce12">
            <text:p>-51.8589</text:p>
          </table:table-cell>
          <table:table-cell office:value-type="float" office:value="-201.7441613267452" table:formula="of:=[.C267]-[.G267]" table:style-name="ce11">
            <text:p>-201.7442</text:p>
          </table:table-cell>
          <table:table-cell office:value-type="float" office:value="201.7441613267452" table:formula="of:=[.D267]-[.G267]" table:style-name="ce11">
            <text:p>201.7442</text:p>
          </table:table-cell>
          <table:table-cell office:value-type="float" office:value="155.57676597649362" table:formula="of:=[.E267]-[.G267]" table:style-name="ce11">
            <text:p>155.5768</text:p>
          </table:table-cell>
          <table:table-cell table:style-name="ce11"/>
          <table:table-cell office:value-type="float" office:value="0.19845834054514455" table:formula="of:=[.C267]/2+127" table:style-name="ce13">
            <text:p>0</text:p>
          </table:table-cell>
          <table:table-cell office:value-type="float" office:value="27.1279193366274" table:formula="of:=[.H267]/2+128" table:style-name="ce13">
            <text:p>27</text:p>
          </table:table-cell>
          <table:table-cell office:value-type="float" office:value="26.914000000000001" table:style-name="ce1">
            <text:p>26.914</text:p>
          </table:table-cell>
          <table:table-cell office:value-type="float" office:value="191.95" table:style-name="ce1">
            <text:p>191.95</text:p>
          </table:table-cell>
          <table:table-cell table:style-name="ce1"/>
          <table:table-cell office:value-type="float" office:value="2.3026666666666666" table:formula="of:=[.B267]*2*3.14/720" table:style-name="ce1">
            <text:p>2.302666667</text:p>
          </table:table-cell>
          <table:table-cell office:value-type="float" office:value="221.47858000753644" table:formula="of:=127*SIN([.Q267])+127" table:style-name="ce1">
            <text:p>221.47858</text:p>
          </table:table-cell>
          <table:table-cell office:value-type="float" office:value="62.886437782915152" table:formula="of:=127*SIN([.Q267]+[.$P$2])+127" table:style-name="ce1">
            <text:p>62.88643778</text:p>
          </table:table-cell>
          <table:table-cell office:value-type="float" office:value="11.14831027634574" table:formula="of:=127*SIN([.Q267]-[.$P$2])+127" table:style-name="ce1">
            <text:p>11.14831028</text:p>
          </table:table-cell>
          <table:table-cell office:value-type="float" office:value="116.31344514194109" table:formula="of:=(MIN([.R267];[.S267];[.T267])+MAX([.R267];[.S267];[.T267]))/2" table:style-name="ce1">
            <text:p>116.313445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5" table:style-name="ce2">
            <text:p>265</text:p>
          </table:table-cell>
          <table:table-cell office:value-type="float" office:value="-254.0296480133951" table:formula="of:=[.$A$3]*SIN(RADIANS([.B268]))" table:style-name="ce11">
            <text:p>-254.0296</text:p>
          </table:table-cell>
          <table:table-cell office:value-type="float" office:value="146.26199126951673" table:formula="of:=[.$A$3]*SIN(RADIANS([.B268]-120))" table:style-name="ce11">
            <text:p>146.2620</text:p>
          </table:table-cell>
          <table:table-cell office:value-type="float" office:value="107.76765674387839" table:formula="of:=[.$A$3]*SIN(RADIANS([.B268]+120))" table:style-name="ce11">
            <text:p>107.7677</text:p>
          </table:table-cell>
          <table:table-cell table:style-name="ce11"/>
          <table:table-cell office:value-type="float" office:value="-53.883828371939188" table:formula="of:=(MIN([.C268];[.D268];[.E268])+MAX([.C268];[.D268];[.E268]))/2" table:style-name="ce12">
            <text:p>-53.8838</text:p>
          </table:table-cell>
          <table:table-cell office:value-type="float" office:value="-200.14581964145592" table:formula="of:=[.C268]-[.G268]" table:style-name="ce11">
            <text:p>-200.1458</text:p>
          </table:table-cell>
          <table:table-cell office:value-type="float" office:value="200.14581964145592" table:formula="of:=[.D268]-[.G268]" table:style-name="ce11">
            <text:p>200.1458</text:p>
          </table:table-cell>
          <table:table-cell office:value-type="float" office:value="161.65148511581759" table:formula="of:=[.E268]-[.G268]" table:style-name="ce11">
            <text:p>161.6515</text:p>
          </table:table-cell>
          <table:table-cell table:style-name="ce11"/>
          <table:table-cell office:value-type="float" office:value="-1.4824006697551795E-2" table:formula="of:=[.C268]/2+127" table:style-name="ce13">
            <text:p>0</text:p>
          </table:table-cell>
          <table:table-cell office:value-type="float" office:value="27.927090179272042" table:formula="of:=[.H268]/2+128" table:style-name="ce13">
            <text:p>28</text:p>
          </table:table-cell>
          <table:table-cell office:value-type="float" office:value="27.7073" table:style-name="ce1">
            <text:p>27.7073</text:p>
          </table:table-cell>
          <table:table-cell office:value-type="float" office:value="191.447" table:style-name="ce1">
            <text:p>191.447</text:p>
          </table:table-cell>
          <table:table-cell table:style-name="ce1"/>
          <table:table-cell office:value-type="float" office:value="2.3113888888888892" table:formula="of:=[.B268]*2*3.14/720" table:style-name="ce1">
            <text:p>2.311388889</text:p>
          </table:table-cell>
          <table:table-cell office:value-type="float" office:value="220.7347466991607" table:formula="of:=127*SIN([.Q268])+127" table:style-name="ce1">
            <text:p>220.7347467</text:p>
          </table:table-cell>
          <table:table-cell office:value-type="float" office:value="63.845070286681768" table:formula="of:=127*SIN([.Q268]+[.$P$2])+127" table:style-name="ce1">
            <text:p>63.84507029</text:p>
          </table:table-cell>
          <table:table-cell office:value-type="float" office:value="11.606550768904" table:formula="of:=127*SIN([.Q268]-[.$P$2])+127" table:style-name="ce1">
            <text:p>11.60655077</text:p>
          </table:table-cell>
          <table:table-cell office:value-type="float" office:value="116.17064873403234" table:formula="of:=(MIN([.R268];[.S268];[.T268])+MAX([.R268];[.S268];[.T268]))/2" table:style-name="ce1">
            <text:p>116.170648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6" table:style-name="ce2">
            <text:p>266</text:p>
          </table:table-cell>
          <table:table-cell office:value-type="float" office:value="-254.37883281625517" table:formula="of:=[.$A$3]*SIN(RADIANS([.B269]))" table:style-name="ce11">
            <text:p>-254.3788</text:p>
          </table:table-cell>
          <table:table-cell office:value-type="float" office:value="142.59419038504046" table:formula="of:=[.$A$3]*SIN(RADIANS([.B269]-120))" table:style-name="ce11">
            <text:p>142.5942</text:p>
          </table:table-cell>
          <table:table-cell office:value-type="float" office:value="111.78464243121472" table:formula="of:=[.$A$3]*SIN(RADIANS([.B269]+120))" table:style-name="ce11">
            <text:p>111.7846</text:p>
          </table:table-cell>
          <table:table-cell table:style-name="ce11"/>
          <table:table-cell office:value-type="float" office:value="-55.892321215607353" table:formula="of:=(MIN([.C269];[.D269];[.E269])+MAX([.C269];[.D269];[.E269]))/2" table:style-name="ce12">
            <text:p>-55.8923</text:p>
          </table:table-cell>
          <table:table-cell office:value-type="float" office:value="-198.48651160064782" table:formula="of:=[.C269]-[.G269]" table:style-name="ce11">
            <text:p>-198.4865</text:p>
          </table:table-cell>
          <table:table-cell office:value-type="float" office:value="198.48651160064782" table:formula="of:=[.D269]-[.G269]" table:style-name="ce11">
            <text:p>198.4865</text:p>
          </table:table-cell>
          <table:table-cell office:value-type="float" office:value="167.67696364682206" table:formula="of:=[.E269]-[.G269]" table:style-name="ce11">
            <text:p>167.6770</text:p>
          </table:table-cell>
          <table:table-cell table:style-name="ce11"/>
          <table:table-cell office:value-type="float" office:value="-0.18941640812758465" table:formula="of:=[.C269]/2+127" table:style-name="ce13">
            <text:p>0</text:p>
          </table:table-cell>
          <table:table-cell office:value-type="float" office:value="28.756744199676092" table:formula="of:=[.H269]/2+128" table:style-name="ce13">
            <text:p>29</text:p>
          </table:table-cell>
          <table:table-cell office:value-type="float" office:value="28.531099999999999" table:style-name="ce1">
            <text:p>28.5311</text:p>
          </table:table-cell>
          <table:table-cell office:value-type="float" office:value="190.93799999999999" table:style-name="ce1">
            <text:p>190.938</text:p>
          </table:table-cell>
          <table:table-cell table:style-name="ce1"/>
          <table:table-cell office:value-type="float" office:value="2.3201111111111112" table:formula="of:=[.B269]*2*3.14/720" table:style-name="ce1">
            <text:p>2.320111111</text:p>
          </table:table-cell>
          <table:table-cell office:value-type="float" office:value="219.98378236262567" table:formula="of:=127*SIN([.Q269])+127" table:style-name="ce1">
            <text:p>219.9837824</text:p>
          </table:table-cell>
          <table:table-cell office:value-type="float" office:value="64.808507407711133" table:formula="of:=127*SIN([.Q269]+[.$P$2])+127" table:style-name="ce1">
            <text:p>64.80850741</text:p>
          </table:table-cell>
          <table:table-cell office:value-type="float" office:value="12.073570011763579" table:formula="of:=127*SIN([.Q269]-[.$P$2])+127" table:style-name="ce1">
            <text:p>12.07357001</text:p>
          </table:table-cell>
          <table:table-cell office:value-type="float" office:value="116.02867618719463" table:formula="of:=(MIN([.R269];[.S269];[.T269])+MAX([.R269];[.S269];[.T269]))/2" table:style-name="ce1">
            <text:p>116.028676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7" table:style-name="ce2">
            <text:p>267</text:p>
          </table:table-cell>
          <table:table-cell office:value-type="float" office:value="-254.65053136241633" table:formula="of:=[.$A$3]*SIN(RADIANS([.B270]))" table:style-name="ce11">
            <text:p>-254.6505</text:p>
          </table:table-cell>
          <table:table-cell office:value-type="float" office:value="138.88295392883197" table:formula="of:=[.$A$3]*SIN(RADIANS([.B270]-120))" table:style-name="ce11">
            <text:p>138.8830</text:p>
          </table:table-cell>
          <table:table-cell office:value-type="float" office:value="115.76757743358438" table:formula="of:=[.$A$3]*SIN(RADIANS([.B270]+120))" table:style-name="ce11">
            <text:p>115.7676</text:p>
          </table:table-cell>
          <table:table-cell table:style-name="ce11"/>
          <table:table-cell office:value-type="float" office:value="-57.883788716792182" table:formula="of:=(MIN([.C270];[.D270];[.E270])+MAX([.C270];[.D270];[.E270]))/2" table:style-name="ce12">
            <text:p>-57.8838</text:p>
          </table:table-cell>
          <table:table-cell office:value-type="float" office:value="-196.76674264562416" table:formula="of:=[.C270]-[.G270]" table:style-name="ce11">
            <text:p>-196.7667</text:p>
          </table:table-cell>
          <table:table-cell office:value-type="float" office:value="196.76674264562416" table:formula="of:=[.D270]-[.G270]" table:style-name="ce11">
            <text:p>196.7667</text:p>
          </table:table-cell>
          <table:table-cell office:value-type="float" office:value="173.65136615037656" table:formula="of:=[.E270]-[.G270]" table:style-name="ce11">
            <text:p>173.6514</text:p>
          </table:table-cell>
          <table:table-cell table:style-name="ce11"/>
          <table:table-cell office:value-type="float" office:value="-0.32526568120816535" table:formula="of:=[.C270]/2+127" table:style-name="ce13">
            <text:p>0</text:p>
          </table:table-cell>
          <table:table-cell office:value-type="float" office:value="29.616628677187919" table:formula="of:=[.H270]/2+128" table:style-name="ce13">
            <text:p>30</text:p>
          </table:table-cell>
          <table:table-cell office:value-type="float" office:value="29.385200000000001" table:style-name="ce1">
            <text:p>29.3852</text:p>
          </table:table-cell>
          <table:table-cell office:value-type="float" office:value="190.42500000000001" table:style-name="ce1">
            <text:p>190.425</text:p>
          </table:table-cell>
          <table:table-cell table:style-name="ce1"/>
          <table:table-cell office:value-type="float" office:value="2.3288333333333333" table:formula="of:=[.B270]*2*3.14/720" table:style-name="ce1">
            <text:p>2.328833333</text:p>
          </table:table-cell>
          <table:table-cell office:value-type="float" office:value="219.22574412880357" table:formula="of:=127*SIN([.Q270])+127" table:style-name="ce1">
            <text:p>219.2257441</text:p>
          </table:table-cell>
          <table:table-cell office:value-type="float" office:value="65.776675850909001" table:formula="of:=127*SIN([.Q270]+[.$P$2])+127" table:style-name="ce1">
            <text:p>65.77667585</text:p>
          </table:table-cell>
          <table:table-cell office:value-type="float" office:value="12.549332475652591" table:formula="of:=127*SIN([.Q270]-[.$P$2])+127" table:style-name="ce1">
            <text:p>12.54933248</text:p>
          </table:table-cell>
          <table:table-cell office:value-type="float" office:value="115.88753830222808" table:formula="of:=(MIN([.R270];[.S270];[.T270])+MAX([.R270];[.S270];[.T270]))/2" table:style-name="ce1">
            <text:p>115.887538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8" table:style-name="ce2">
            <text:p>268</text:p>
          </table:table-cell>
          <table:table-cell office:value-type="float" office:value="-254.84466088986943" table:formula="of:=[.$A$3]*SIN(RADIANS([.B271]))" table:style-name="ce11">
            <text:p>-254.8447</text:p>
          </table:table-cell>
          <table:table-cell office:value-type="float" office:value="135.12941237946725" table:formula="of:=[.$A$3]*SIN(RADIANS([.B271]-120))" table:style-name="ce11">
            <text:p>135.1294</text:p>
          </table:table-cell>
          <table:table-cell office:value-type="float" office:value="119.71524851040205" table:formula="of:=[.$A$3]*SIN(RADIANS([.B271]+120))" table:style-name="ce11">
            <text:p>119.7152</text:p>
          </table:table-cell>
          <table:table-cell table:style-name="ce11"/>
          <table:table-cell office:value-type="float" office:value="-59.857624255201088" table:formula="of:=(MIN([.C271];[.D271];[.E271])+MAX([.C271];[.D271];[.E271]))/2" table:style-name="ce12">
            <text:p>-59.8576</text:p>
          </table:table-cell>
          <table:table-cell office:value-type="float" office:value="-194.98703663466836" table:formula="of:=[.C271]-[.G271]" table:style-name="ce11">
            <text:p>-194.9870</text:p>
          </table:table-cell>
          <table:table-cell office:value-type="float" office:value="194.98703663466836" table:formula="of:=[.D271]-[.G271]" table:style-name="ce11">
            <text:p>194.9870</text:p>
          </table:table-cell>
          <table:table-cell office:value-type="float" office:value="179.57287276560314" table:formula="of:=[.E271]-[.G271]" table:style-name="ce11">
            <text:p>179.5729</text:p>
          </table:table-cell>
          <table:table-cell table:style-name="ce11"/>
          <table:table-cell office:value-type="float" office:value="-0.42233044493471539" table:formula="of:=[.C271]/2+127" table:style-name="ce13">
            <text:p>0</text:p>
          </table:table-cell>
          <table:table-cell office:value-type="float" office:value="30.506481682665822" table:formula="of:=[.H271]/2+128" table:style-name="ce13">
            <text:p>31</text:p>
          </table:table-cell>
          <table:table-cell office:value-type="float" office:value="30.269300000000001" table:style-name="ce1">
            <text:p>30.2693</text:p>
          </table:table-cell>
          <table:table-cell office:value-type="float" office:value="189.90700000000001" table:style-name="ce1">
            <text:p>189.907</text:p>
          </table:table-cell>
          <table:table-cell table:style-name="ce1"/>
          <table:table-cell office:value-type="float" office:value="2.3375555555555554" table:formula="of:=[.B271]*2*3.14/720" table:style-name="ce1">
            <text:p>2.337555556</text:p>
          </table:table-cell>
          <table:table-cell office:value-type="float" office:value="218.46068966672507" table:formula="of:=127*SIN([.Q271])+127" table:style-name="ce1">
            <text:p>218.4606897</text:p>
          </table:table-cell>
          <table:table-cell office:value-type="float" office:value="66.749501961234699" table:formula="of:=127*SIN([.Q271]+[.$P$2])+127" table:style-name="ce1">
            <text:p>66.74950196</text:p>
          </table:table-cell>
          <table:table-cell office:value-type="float" office:value="13.033801966142377" table:formula="of:=127*SIN([.Q271]-[.$P$2])+127" table:style-name="ce1">
            <text:p>13.03380197</text:p>
          </table:table-cell>
          <table:table-cell office:value-type="float" office:value="115.74724581643372" table:formula="of:=(MIN([.R271];[.S271];[.T271])+MAX([.R271];[.S271];[.T271]))/2" table:style-name="ce1">
            <text:p>115.747245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69" table:style-name="ce2">
            <text:p>269</text:p>
          </table:table-cell>
          <table:table-cell office:value-type="float" office:value="-254.96116226487976" table:formula="of:=[.$A$3]*SIN(RADIANS([.B272]))" table:style-name="ce11">
            <text:p>-254.9612</text:p>
          </table:table-cell>
          <table:table-cell office:value-type="float" office:value="131.33470910206387" table:formula="of:=[.$A$3]*SIN(RADIANS([.B272]-120))" table:style-name="ce11">
            <text:p>131.3347</text:p>
          </table:table-cell>
          <table:table-cell office:value-type="float" office:value="123.62645316281599" table:formula="of:=[.$A$3]*SIN(RADIANS([.B272]+120))" table:style-name="ce11">
            <text:p>123.6265</text:p>
          </table:table-cell>
          <table:table-cell table:style-name="ce11"/>
          <table:table-cell office:value-type="float" office:value="-61.813226581407946" table:formula="of:=(MIN([.C272];[.D272];[.E272])+MAX([.C272];[.D272];[.E272]))/2" table:style-name="ce12">
            <text:p>-61.8132</text:p>
          </table:table-cell>
          <table:table-cell office:value-type="float" office:value="-193.14793568347181" table:formula="of:=[.C272]-[.G272]" table:style-name="ce11">
            <text:p>-193.1479</text:p>
          </table:table-cell>
          <table:table-cell office:value-type="float" office:value="193.14793568347181" table:formula="of:=[.D272]-[.G272]" table:style-name="ce11">
            <text:p>193.1479</text:p>
          </table:table-cell>
          <table:table-cell office:value-type="float" office:value="185.43967974422395" table:formula="of:=[.E272]-[.G272]" table:style-name="ce11">
            <text:p>185.4397</text:p>
          </table:table-cell>
          <table:table-cell table:style-name="ce11"/>
          <table:table-cell office:value-type="float" office:value="-0.48058113243988032" table:formula="of:=[.C272]/2+127" table:style-name="ce13">
            <text:p>0</text:p>
          </table:table-cell>
          <table:table-cell office:value-type="float" office:value="31.426032158264093" table:formula="of:=[.H272]/2+128" table:style-name="ce13">
            <text:p>31</text:p>
          </table:table-cell>
          <table:table-cell office:value-type="float" office:value="31.1831" table:style-name="ce1">
            <text:p>31.1831</text:p>
          </table:table-cell>
          <table:table-cell office:value-type="float" office:value="189.38499999999999" table:style-name="ce1">
            <text:p>189.385</text:p>
          </table:table-cell>
          <table:table-cell table:style-name="ce1"/>
          <table:table-cell office:value-type="float" office:value="2.3462777777777779" table:formula="of:=[.B272]*2*3.14/720" table:style-name="ce1">
            <text:p>2.346277778</text:p>
          </table:table-cell>
          <table:table-cell office:value-type="float" office:value="217.6886771791923" table:formula="of:=127*SIN([.Q272])+127" table:style-name="ce1">
            <text:p>217.6886772</text:p>
          </table:table-cell>
          <table:table-cell office:value-type="float" office:value="67.726911729310928" table:formula="of:=127*SIN([.Q272]+[.$P$2])+127" table:style-name="ce1">
            <text:p>67.72691173</text:p>
          </table:table-cell>
          <table:table-cell office:value-type="float" office:value="13.526941626404223" table:formula="of:=127*SIN([.Q272]-[.$P$2])+127" table:style-name="ce1">
            <text:p>13.52694163</text:p>
          </table:table-cell>
          <table:table-cell office:value-type="float" office:value="115.60780940279827" table:formula="of:=(MIN([.R272];[.S272];[.T272])+MAX([.R272];[.S272];[.T272]))/2" table:style-name="ce1">
            <text:p>115.607809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0" table:style-name="ce2">
            <text:p>270</text:p>
          </table:table-cell>
          <table:table-cell office:value-type="float" office:value="-255" table:formula="of:=[.$A$3]*SIN(RADIANS([.B273]))" table:style-name="ce11">
            <text:p>-255.0000</text:p>
          </table:table-cell>
          <table:table-cell office:value-type="float" office:value="127.49999999999999" table:formula="of:=[.$A$3]*SIN(RADIANS([.B273]-120))" table:style-name="ce11">
            <text:p>127.5000</text:p>
          </table:table-cell>
          <table:table-cell office:value-type="float" office:value="127.5" table:formula="of:=[.$A$3]*SIN(RADIANS([.B273]+120))" table:style-name="ce11">
            <text:p>127.5000</text:p>
          </table:table-cell>
          <table:table-cell table:style-name="ce11"/>
          <table:table-cell office:value-type="float" office:value="-63.75" table:formula="of:=(MIN([.C273];[.D273];[.E273])+MAX([.C273];[.D273];[.E273]))/2" table:style-name="ce12">
            <text:p>-63.7500</text:p>
          </table:table-cell>
          <table:table-cell office:value-type="float" office:value="-191.25" table:formula="of:=[.C273]-[.G273]" table:style-name="ce11">
            <text:p>-191.2500</text:p>
          </table:table-cell>
          <table:table-cell office:value-type="float" office:value="191.25" table:formula="of:=[.D273]-[.G273]" table:style-name="ce11">
            <text:p>191.2500</text:p>
          </table:table-cell>
          <table:table-cell office:value-type="float" office:value="191.25" table:formula="of:=[.E273]-[.G273]" table:style-name="ce11">
            <text:p>191.2500</text:p>
          </table:table-cell>
          <table:table-cell table:style-name="ce11"/>
          <table:table-cell office:value-type="float" office:value="-0.5" table:formula="of:=[.C273]/2+127" table:style-name="ce13">
            <text:p>-1</text:p>
          </table:table-cell>
          <table:table-cell office:value-type="float" office:value="32.375" table:formula="of:=[.H273]/2+128" table:style-name="ce13">
            <text:p>32</text:p>
          </table:table-cell>
          <table:table-cell office:value-type="float" office:value="32.126399999999997" table:style-name="ce1">
            <text:p>32.1264</text:p>
          </table:table-cell>
          <table:table-cell office:value-type="float" office:value="188.858" table:style-name="ce1">
            <text:p>188.858</text:p>
          </table:table-cell>
          <table:table-cell table:style-name="ce1"/>
          <table:table-cell office:value-type="float" office:value="2.355" table:formula="of:=[.B273]*2*3.14/720" table:style-name="ce1">
            <text:p>2.355</text:p>
          </table:table-cell>
          <table:table-cell office:value-type="float" office:value="216.90976539835088" table:formula="of:=127*SIN([.Q273])+127" table:style-name="ce1">
            <text:p>216.9097654</text:p>
          </table:table-cell>
          <table:table-cell office:value-type="float" office:value="68.708830797047682" table:formula="of:=127*SIN([.Q273]+[.$P$2])+127" table:style-name="ce1">
            <text:p>68.7088308</text:p>
          </table:table-cell>
          <table:table-cell office:value-type="float" office:value="14.028713940010064" table:formula="of:=127*SIN([.Q273]-[.$P$2])+127" table:style-name="ce1">
            <text:p>14.02871394</text:p>
          </table:table-cell>
          <table:table-cell office:value-type="float" office:value="115.46923966918047" table:formula="of:=(MIN([.R273];[.S273];[.T273])+MAX([.R273];[.S273];[.T273]))/2" table:style-name="ce1">
            <text:p>115.469239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1" table:style-name="ce2">
            <text:p>271</text:p>
          </table:table-cell>
          <table:table-cell office:value-type="float" office:value="-254.96116226487976" table:formula="of:=[.$A$3]*SIN(RADIANS([.B274]))" table:style-name="ce11">
            <text:p>-254.9612</text:p>
          </table:table-cell>
          <table:table-cell office:value-type="float" office:value="123.62645316281598" table:formula="of:=[.$A$3]*SIN(RADIANS([.B274]-120))" table:style-name="ce11">
            <text:p>123.6265</text:p>
          </table:table-cell>
          <table:table-cell office:value-type="float" office:value="131.33470910206378" table:formula="of:=[.$A$3]*SIN(RADIANS([.B274]+120))" table:style-name="ce11">
            <text:p>131.3347</text:p>
          </table:table-cell>
          <table:table-cell table:style-name="ce11"/>
          <table:table-cell office:value-type="float" office:value="-61.813226581407989" table:formula="of:=(MIN([.C274];[.D274];[.E274])+MAX([.C274];[.D274];[.E274]))/2" table:style-name="ce12">
            <text:p>-61.8132</text:p>
          </table:table-cell>
          <table:table-cell office:value-type="float" office:value="-193.14793568347176" table:formula="of:=[.C274]-[.G274]" table:style-name="ce11">
            <text:p>-193.1479</text:p>
          </table:table-cell>
          <table:table-cell office:value-type="float" office:value="185.43967974422395" table:formula="of:=[.D274]-[.G274]" table:style-name="ce11">
            <text:p>185.4397</text:p>
          </table:table-cell>
          <table:table-cell office:value-type="float" office:value="193.14793568347176" table:formula="of:=[.E274]-[.G274]" table:style-name="ce11">
            <text:p>193.1479</text:p>
          </table:table-cell>
          <table:table-cell table:style-name="ce11"/>
          <table:table-cell office:value-type="float" office:value="-0.48058113243988032" table:formula="of:=[.C274]/2+127" table:style-name="ce13">
            <text:p>0</text:p>
          </table:table-cell>
          <table:table-cell office:value-type="float" office:value="31.426032158264121" table:formula="of:=[.H274]/2+128" table:style-name="ce13">
            <text:p>31</text:p>
          </table:table-cell>
          <table:table-cell office:value-type="float" office:value="31.438500000000001" table:style-name="ce1">
            <text:p>31.4385</text:p>
          </table:table-cell>
          <table:table-cell office:value-type="float" office:value="188.32599999999999" table:style-name="ce1">
            <text:p>188.326</text:p>
          </table:table-cell>
          <table:table-cell table:style-name="ce1"/>
          <table:table-cell office:value-type="float" office:value="2.3637222222222225" table:formula="of:=[.B274]*2*3.14/720" table:style-name="ce1">
            <text:p>2.363722222</text:p>
          </table:table-cell>
          <table:table-cell office:value-type="float" office:value="216.12401358122165" table:formula="of:=127*SIN([.Q274])+127" table:style-name="ce1">
            <text:p>216.1240136</text:p>
          </table:table-cell>
          <table:table-cell office:value-type="float" office:value="69.695184463305651" table:formula="of:=127*SIN([.Q274]+[.$P$2])+127" table:style-name="ce1">
            <text:p>69.69518446</text:p>
          </table:table-cell>
          <table:table-cell office:value-type="float" office:value="14.53908073378993" table:formula="of:=127*SIN([.Q274]-[.$P$2])+127" table:style-name="ce1">
            <text:p>14.53908073</text:p>
          </table:table-cell>
          <table:table-cell office:value-type="float" office:value="115.33154715750578" table:formula="of:=(MIN([.R274];[.S274];[.T274])+MAX([.R274];[.S274];[.T274]))/2" table:style-name="ce1">
            <text:p>115.331547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2" table:style-name="ce2">
            <text:p>272</text:p>
          </table:table-cell>
          <table:table-cell office:value-type="float" office:value="-254.84466088986943" table:formula="of:=[.$A$3]*SIN(RADIANS([.B275]))" table:style-name="ce11">
            <text:p>-254.8447</text:p>
          </table:table-cell>
          <table:table-cell office:value-type="float" office:value="119.71524851040213" table:formula="of:=[.$A$3]*SIN(RADIANS([.B275]-120))" table:style-name="ce11">
            <text:p>119.7152</text:p>
          </table:table-cell>
          <table:table-cell office:value-type="float" office:value="135.1294123794672" table:formula="of:=[.$A$3]*SIN(RADIANS([.B275]+120))" table:style-name="ce11">
            <text:p>135.1294</text:p>
          </table:table-cell>
          <table:table-cell table:style-name="ce11"/>
          <table:table-cell office:value-type="float" office:value="-59.857624255201117" table:formula="of:=(MIN([.C275];[.D275];[.E275])+MAX([.C275];[.D275];[.E275]))/2" table:style-name="ce12">
            <text:p>-59.8576</text:p>
          </table:table-cell>
          <table:table-cell office:value-type="float" office:value="-194.9870366346683" table:formula="of:=[.C275]-[.G275]" table:style-name="ce11">
            <text:p>-194.9870</text:p>
          </table:table-cell>
          <table:table-cell office:value-type="float" office:value="179.57287276560325" table:formula="of:=[.D275]-[.G275]" table:style-name="ce11">
            <text:p>179.5729</text:p>
          </table:table-cell>
          <table:table-cell office:value-type="float" office:value="194.9870366346683" table:formula="of:=[.E275]-[.G275]" table:style-name="ce11">
            <text:p>194.9870</text:p>
          </table:table-cell>
          <table:table-cell table:style-name="ce11"/>
          <table:table-cell office:value-type="float" office:value="-0.42233044493471539" table:formula="of:=[.C275]/2+127" table:style-name="ce13">
            <text:p>0</text:p>
          </table:table-cell>
          <table:table-cell office:value-type="float" office:value="30.50648168266585" table:formula="of:=[.H275]/2+128" table:style-name="ce13">
            <text:p>31</text:p>
          </table:table-cell>
          <table:table-cell office:value-type="float" office:value="30.5166" table:style-name="ce1">
            <text:p>30.5166</text:p>
          </table:table-cell>
          <table:table-cell office:value-type="float" office:value="187.78899999999999" table:style-name="ce1">
            <text:p>187.789</text:p>
          </table:table-cell>
          <table:table-cell table:style-name="ce1"/>
          <table:table-cell office:value-type="float" office:value="2.3724444444444446" table:formula="of:=[.B275]*2*3.14/720" table:style-name="ce1">
            <text:p>2.372444444</text:p>
          </table:table-cell>
          <table:table-cell office:value-type="float" office:value="215.33148150519276" table:formula="of:=127*SIN([.Q275])+127" table:style-name="ce1">
            <text:p>215.3314815</text:p>
          </table:table-cell>
          <table:table-cell office:value-type="float" office:value="70.685897689573579" table:formula="of:=127*SIN([.Q275]+[.$P$2])+127" table:style-name="ce1">
            <text:p>70.68589769</text:p>
          </table:table-cell>
          <table:table-cell office:value-type="float" office:value="15.058003180733095" table:formula="of:=127*SIN([.Q275]-[.$P$2])+127" table:style-name="ce1">
            <text:p>15.05800318</text:p>
          </table:table-cell>
          <table:table-cell office:value-type="float" office:value="115.19474234296293" table:formula="of:=(MIN([.R275];[.S275];[.T275])+MAX([.R275];[.S275];[.T275]))/2" table:style-name="ce1">
            <text:p>115.194742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3" table:style-name="ce2">
            <text:p>273</text:p>
          </table:table-cell>
          <table:table-cell office:value-type="float" office:value="-254.65053136241633" table:formula="of:=[.$A$3]*SIN(RADIANS([.B276]))" table:style-name="ce11">
            <text:p>-254.6505</text:p>
          </table:table-cell>
          <table:table-cell office:value-type="float" office:value="115.76757743358445" table:formula="of:=[.$A$3]*SIN(RADIANS([.B276]-120))" table:style-name="ce11">
            <text:p>115.7676</text:p>
          </table:table-cell>
          <table:table-cell office:value-type="float" office:value="138.88295392883197" table:formula="of:=[.$A$3]*SIN(RADIANS([.B276]+120))" table:style-name="ce11">
            <text:p>138.8830</text:p>
          </table:table-cell>
          <table:table-cell table:style-name="ce11"/>
          <table:table-cell office:value-type="float" office:value="-57.883788716792182" table:formula="of:=(MIN([.C276];[.D276];[.E276])+MAX([.C276];[.D276];[.E276]))/2" table:style-name="ce12">
            <text:p>-57.8838</text:p>
          </table:table-cell>
          <table:table-cell office:value-type="float" office:value="-196.76674264562416" table:formula="of:=[.C276]-[.G276]" table:style-name="ce11">
            <text:p>-196.7667</text:p>
          </table:table-cell>
          <table:table-cell office:value-type="float" office:value="173.65136615037665" table:formula="of:=[.D276]-[.G276]" table:style-name="ce11">
            <text:p>173.6514</text:p>
          </table:table-cell>
          <table:table-cell office:value-type="float" office:value="196.76674264562416" table:formula="of:=[.E276]-[.G276]" table:style-name="ce11">
            <text:p>196.7667</text:p>
          </table:table-cell>
          <table:table-cell table:style-name="ce11"/>
          <table:table-cell office:value-type="float" office:value="-0.32526568120816535" table:formula="of:=[.C276]/2+127" table:style-name="ce13">
            <text:p>0</text:p>
          </table:table-cell>
          <table:table-cell office:value-type="float" office:value="29.616628677187919" table:formula="of:=[.H276]/2+128" table:style-name="ce13">
            <text:p>30</text:p>
          </table:table-cell>
          <table:table-cell office:value-type="float" office:value="29.624400000000001" table:style-name="ce1">
            <text:p>29.6244</text:p>
          </table:table-cell>
          <table:table-cell office:value-type="float" office:value="187.24799999999999" table:style-name="ce1">
            <text:p>187.248</text:p>
          </table:table-cell>
          <table:table-cell table:style-name="ce1"/>
          <table:table-cell office:value-type="float" office:value="2.3811666666666667" table:formula="of:=[.B276]*2*3.14/720" table:style-name="ce1">
            <text:p>2.381166667</text:p>
          </table:table-cell>
          <table:table-cell office:value-type="float" office:value="214.53222946347191" table:formula="of:=127*SIN([.Q276])+127" table:style-name="ce1">
            <text:p>214.5322295</text:p>
          </table:table-cell>
          <table:table-cell office:value-type="float" office:value="71.680895105679397" table:formula="of:=127*SIN([.Q276]+[.$P$2])+127" table:style-name="ce1">
            <text:p>71.68089511</text:p>
          </table:table-cell>
          <table:table-cell office:value-type="float" office:value="15.585441802943095" table:formula="of:=127*SIN([.Q276]-[.$P$2])+127" table:style-name="ce1">
            <text:p>15.5854418</text:p>
          </table:table-cell>
          <table:table-cell office:value-type="float" office:value="115.05883563320751" table:formula="of:=(MIN([.R276];[.S276];[.T276])+MAX([.R276];[.S276];[.T276]))/2" table:style-name="ce1">
            <text:p>115.058835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4" table:style-name="ce2">
            <text:p>274</text:p>
          </table:table-cell>
          <table:table-cell office:value-type="float" office:value="-254.3788328162552" table:formula="of:=[.$A$3]*SIN(RADIANS([.B277]))" table:style-name="ce11">
            <text:p>-254.3788</text:p>
          </table:table-cell>
          <table:table-cell office:value-type="float" office:value="111.78464243121471" table:formula="of:=[.$A$3]*SIN(RADIANS([.B277]-120))" table:style-name="ce11">
            <text:p>111.7846</text:p>
          </table:table-cell>
          <table:table-cell office:value-type="float" office:value="142.59419038504046" table:formula="of:=[.$A$3]*SIN(RADIANS([.B277]+120))" table:style-name="ce11">
            <text:p>142.5942</text:p>
          </table:table-cell>
          <table:table-cell table:style-name="ce11"/>
          <table:table-cell office:value-type="float" office:value="-55.892321215607367" table:formula="of:=(MIN([.C277];[.D277];[.E277])+MAX([.C277];[.D277];[.E277]))/2" table:style-name="ce12">
            <text:p>-55.8923</text:p>
          </table:table-cell>
          <table:table-cell office:value-type="float" office:value="-198.48651160064782" table:formula="of:=[.C277]-[.G277]" table:style-name="ce11">
            <text:p>-198.4865</text:p>
          </table:table-cell>
          <table:table-cell office:value-type="float" office:value="167.67696364682206" table:formula="of:=[.D277]-[.G277]" table:style-name="ce11">
            <text:p>167.6770</text:p>
          </table:table-cell>
          <table:table-cell office:value-type="float" office:value="198.48651160064782" table:formula="of:=[.E277]-[.G277]" table:style-name="ce11">
            <text:p>198.4865</text:p>
          </table:table-cell>
          <table:table-cell table:style-name="ce11"/>
          <table:table-cell office:value-type="float" office:value="-0.18941640812759886" table:formula="of:=[.C277]/2+127" table:style-name="ce13">
            <text:p>0</text:p>
          </table:table-cell>
          <table:table-cell office:value-type="float" office:value="28.756744199676092" table:formula="of:=[.H277]/2+128" table:style-name="ce13">
            <text:p>29</text:p>
          </table:table-cell>
          <table:table-cell office:value-type="float" office:value="28.7621" table:style-name="ce1">
            <text:p>28.7621</text:p>
          </table:table-cell>
          <table:table-cell office:value-type="float" office:value="186.703" table:style-name="ce1">
            <text:p>186.703</text:p>
          </table:table-cell>
          <table:table-cell table:style-name="ce1"/>
          <table:table-cell office:value-type="float" office:value="2.3898888888888887" table:formula="of:=[.B277]*2*3.14/720" table:style-name="ce1">
            <text:p>2.389888889</text:p>
          </table:table-cell>
          <table:table-cell office:value-type="float" office:value="213.72631826049945" table:formula="of:=127*SIN([.Q277])+127" table:style-name="ce1">
            <text:p>213.7263183</text:p>
          </table:table-cell>
          <table:table-cell office:value-type="float" office:value="72.680101015526475" table:formula="of:=127*SIN([.Q277]+[.$P$2])+127" table:style-name="ce1">
            <text:p>72.68010102</text:p>
          </table:table-cell>
          <table:table-cell office:value-type="float" office:value="16.121356474642496" table:formula="of:=127*SIN([.Q277]-[.$P$2])+127" table:style-name="ce1">
            <text:p>16.12135647</text:p>
          </table:table-cell>
          <table:table-cell office:value-type="float" office:value="114.92383736757097" table:formula="of:=(MIN([.R277];[.S277];[.T277])+MAX([.R277];[.S277];[.T277]))/2" table:style-name="ce1">
            <text:p>114.923837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5" table:style-name="ce2">
            <text:p>275</text:p>
          </table:table-cell>
          <table:table-cell office:value-type="float" office:value="-254.0296480133951" table:formula="of:=[.$A$3]*SIN(RADIANS([.B278]))" table:style-name="ce11">
            <text:p>-254.0296</text:p>
          </table:table-cell>
          <table:table-cell office:value-type="float" office:value="107.76765674387838" table:formula="of:=[.$A$3]*SIN(RADIANS([.B278]-120))" table:style-name="ce11">
            <text:p>107.7677</text:p>
          </table:table-cell>
          <table:table-cell office:value-type="float" office:value="146.26199126951676" table:formula="of:=[.$A$3]*SIN(RADIANS([.B278]+120))" table:style-name="ce11">
            <text:p>146.2620</text:p>
          </table:table-cell>
          <table:table-cell table:style-name="ce11"/>
          <table:table-cell office:value-type="float" office:value="-53.883828371939174" table:formula="of:=(MIN([.C278];[.D278];[.E278])+MAX([.C278];[.D278];[.E278]))/2" table:style-name="ce12">
            <text:p>-53.8838</text:p>
          </table:table-cell>
          <table:table-cell office:value-type="float" office:value="-200.14581964145594" table:formula="of:=[.C278]-[.G278]" table:style-name="ce11">
            <text:p>-200.1458</text:p>
          </table:table-cell>
          <table:table-cell office:value-type="float" office:value="161.65148511581754" table:formula="of:=[.D278]-[.G278]" table:style-name="ce11">
            <text:p>161.6515</text:p>
          </table:table-cell>
          <table:table-cell office:value-type="float" office:value="200.14581964145594" table:formula="of:=[.E278]-[.G278]" table:style-name="ce11">
            <text:p>200.1458</text:p>
          </table:table-cell>
          <table:table-cell table:style-name="ce11"/>
          <table:table-cell office:value-type="float" office:value="-1.4824006697551795E-2" table:formula="of:=[.C278]/2+127" table:style-name="ce13">
            <text:p>0</text:p>
          </table:table-cell>
          <table:table-cell office:value-type="float" office:value="27.927090179272028" table:formula="of:=[.H278]/2+128" table:style-name="ce13">
            <text:p>28</text:p>
          </table:table-cell>
          <table:table-cell office:value-type="float" office:value="27.9299" table:style-name="ce1">
            <text:p>27.9299</text:p>
          </table:table-cell>
          <table:table-cell office:value-type="float" office:value="186.15299999999999" table:style-name="ce1">
            <text:p>186.153</text:p>
          </table:table-cell>
          <table:table-cell table:style-name="ce1"/>
          <table:table-cell office:value-type="float" office:value="2.3986111111111112" table:formula="of:=[.B278]*2*3.14/720" table:style-name="ce1">
            <text:p>2.398611111</text:p>
          </table:table-cell>
          <table:table-cell office:value-type="float" office:value="212.91380920732257" table:formula="of:=127*SIN([.Q278])+127" table:style-name="ce1">
            <text:p>212.9138092</text:p>
          </table:table-cell>
          <table:table-cell office:value-type="float" office:value="73.683439402846773" table:formula="of:=127*SIN([.Q278]+[.$P$2])+127" table:style-name="ce1">
            <text:p>73.6834394</text:p>
          </table:table-cell>
          <table:table-cell office:value-type="float" office:value="16.665706425222368" table:formula="of:=127*SIN([.Q278]-[.$P$2])+127" table:style-name="ce1">
            <text:p>16.66570643</text:p>
          </table:table-cell>
          <table:table-cell office:value-type="float" office:value="114.78975781627247" table:formula="of:=(MIN([.R278];[.S278];[.T278])+MAX([.R278];[.S278];[.T278]))/2" table:style-name="ce1">
            <text:p>114.78975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6" table:style-name="ce2">
            <text:p>276</text:p>
          </table:table-cell>
          <table:table-cell office:value-type="float" office:value="-253.60308331890971" table:formula="of:=[.$A$3]*SIN(RADIANS([.B279]))" table:style-name="ce11">
            <text:p>-253.6031</text:p>
          </table:table-cell>
          <table:table-cell office:value-type="float" office:value="103.71784398432911" table:formula="of:=[.$A$3]*SIN(RADIANS([.B279]-120))" table:style-name="ce11">
            <text:p>103.7178</text:p>
          </table:table-cell>
          <table:table-cell office:value-type="float" office:value="149.8852393345806" table:formula="of:=[.$A$3]*SIN(RADIANS([.B279]+120))" table:style-name="ce11">
            <text:p>149.8852</text:p>
          </table:table-cell>
          <table:table-cell table:style-name="ce11"/>
          <table:table-cell office:value-type="float" office:value="-51.858921992164554" table:formula="of:=(MIN([.C279];[.D279];[.E279])+MAX([.C279];[.D279];[.E279]))/2" table:style-name="ce12">
            <text:p>-51.8589</text:p>
          </table:table-cell>
          <table:table-cell office:value-type="float" office:value="-201.74416132674514" table:formula="of:=[.C279]-[.G279]" table:style-name="ce11">
            <text:p>-201.7442</text:p>
          </table:table-cell>
          <table:table-cell office:value-type="float" office:value="155.57676597649368" table:formula="of:=[.D279]-[.G279]" table:style-name="ce11">
            <text:p>155.5768</text:p>
          </table:table-cell>
          <table:table-cell office:value-type="float" office:value="201.74416132674514" table:formula="of:=[.E279]-[.G279]" table:style-name="ce11">
            <text:p>201.7442</text:p>
          </table:table-cell>
          <table:table-cell table:style-name="ce11"/>
          <table:table-cell office:value-type="float" office:value="0.19845834054514455" table:formula="of:=[.C279]/2+127" table:style-name="ce13">
            <text:p>0</text:p>
          </table:table-cell>
          <table:table-cell office:value-type="float" office:value="27.127919336627428" table:formula="of:=[.H279]/2+128" table:style-name="ce13">
            <text:p>27</text:p>
          </table:table-cell>
          <table:table-cell office:value-type="float" office:value="27.128299999999999" table:style-name="ce1">
            <text:p>27.1283</text:p>
          </table:table-cell>
          <table:table-cell office:value-type="float" office:value="185.59800000000001" table:style-name="ce1">
            <text:p>185.598</text:p>
          </table:table-cell>
          <table:table-cell table:style-name="ce1"/>
          <table:table-cell office:value-type="float" office:value="2.4073333333333333" table:formula="of:=[.B279]*2*3.14/720" table:style-name="ce1">
            <text:p>2.407333333</text:p>
          </table:table-cell>
          <table:table-cell office:value-type="float" office:value="212.09476411693112" table:formula="of:=127*SIN([.Q279])+127" table:style-name="ce1">
            <text:p>212.0947641</text:p>
          </table:table-cell>
          <table:table-cell office:value-type="float" office:value="74.690833936990316" table:formula="of:=127*SIN([.Q279]+[.$P$2])+127" table:style-name="ce1">
            <text:p>74.69083394</text:p>
          </table:table-cell>
          <table:table-cell office:value-type="float" office:value="17.218450242347643" table:formula="of:=127*SIN([.Q279]-[.$P$2])+127" table:style-name="ce1">
            <text:p>17.21845024</text:p>
          </table:table-cell>
          <table:table-cell office:value-type="float" office:value="114.65660717963938" table:formula="of:=(MIN([.R279];[.S279];[.T279])+MAX([.R279];[.S279];[.T279]))/2" table:style-name="ce1">
            <text:p>114.656607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7" table:style-name="ce2">
            <text:p>277</text:p>
          </table:table-cell>
          <table:table-cell office:value-type="float" office:value="-253.09926866853709" table:formula="of:=[.$A$3]*SIN(RADIANS([.B280]))" table:style-name="ce11">
            <text:p>-253.0993</text:p>
          </table:table-cell>
          <table:table-cell office:value-type="float" office:value="99.636437764764807" table:formula="of:=[.$A$3]*SIN(RADIANS([.B280]-120))" table:style-name="ce11">
            <text:p>99.6364</text:p>
          </table:table-cell>
          <table:table-cell office:value-type="float" office:value="153.46283090377221" table:formula="of:=[.$A$3]*SIN(RADIANS([.B280]+120))" table:style-name="ce11">
            <text:p>153.4628</text:p>
          </table:table-cell>
          <table:table-cell table:style-name="ce11"/>
          <table:table-cell office:value-type="float" office:value="-49.818218882382439" table:formula="of:=(MIN([.C280];[.D280];[.E280])+MAX([.C280];[.D280];[.E280]))/2" table:style-name="ce12">
            <text:p>-49.8182</text:p>
          </table:table-cell>
          <table:table-cell office:value-type="float" office:value="-203.28104978615465" table:formula="of:=[.C280]-[.G280]" table:style-name="ce11">
            <text:p>-203.2810</text:p>
          </table:table-cell>
          <table:table-cell office:value-type="float" office:value="149.45465664714726" table:formula="of:=[.D280]-[.G280]" table:style-name="ce11">
            <text:p>149.4547</text:p>
          </table:table-cell>
          <table:table-cell office:value-type="float" office:value="203.28104978615465" table:formula="of:=[.E280]-[.G280]" table:style-name="ce11">
            <text:p>203.2810</text:p>
          </table:table-cell>
          <table:table-cell table:style-name="ce11"/>
          <table:table-cell office:value-type="float" office:value="0.45036566573145365" table:formula="of:=[.C280]/2+127" table:style-name="ce13">
            <text:p>0</text:p>
          </table:table-cell>
          <table:table-cell office:value-type="float" office:value="26.359475106922673" table:formula="of:=[.H280]/2+128" table:style-name="ce13">
            <text:p>26</text:p>
          </table:table-cell>
          <table:table-cell office:value-type="float" office:value="26.357299999999999" table:style-name="ce1">
            <text:p>26.3573</text:p>
          </table:table-cell>
          <table:table-cell office:value-type="float" office:value="185.04" table:style-name="ce1">
            <text:p>185.04</text:p>
          </table:table-cell>
          <table:table-cell table:style-name="ce1"/>
          <table:table-cell office:value-type="float" office:value="2.4160555555555558" table:formula="of:=[.B280]*2*3.14/720" table:style-name="ce1">
            <text:p>2.416055556</text:p>
          </table:table-cell>
          <table:table-cell office:value-type="float" office:value="211.26924529955477" table:formula="of:=127*SIN([.Q280])+127" table:style-name="ce1">
            <text:p>211.2692453</text:p>
          </table:table-cell>
          <table:table-cell office:value-type="float" office:value="75.702207978726477" table:formula="of:=127*SIN([.Q280]+[.$P$2])+127" table:style-name="ce1">
            <text:p>75.70220798</text:p>
          </table:table-cell>
          <table:table-cell office:value-type="float" office:value="17.779545875104347" table:formula="of:=127*SIN([.Q280]-[.$P$2])+127" table:style-name="ce1">
            <text:p>17.77954588</text:p>
          </table:table-cell>
          <table:table-cell office:value-type="float" office:value="114.52439558732956" table:formula="of:=(MIN([.R280];[.S280];[.T280])+MAX([.R280];[.S280];[.T280]))/2" table:style-name="ce1">
            <text:p>114.524395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8" table:style-name="ce2">
            <text:p>278</text:p>
          </table:table-cell>
          <table:table-cell office:value-type="float" office:value="-252.51835752910046" table:formula="of:=[.$A$3]*SIN(RADIANS([.B281]))" table:style-name="ce11">
            <text:p>-252.5184</text:p>
          </table:table-cell>
          <table:table-cell office:value-type="float" office:value="95.524681321057614" table:formula="of:=[.$A$3]*SIN(RADIANS([.B281]-120))" table:style-name="ce11">
            <text:p>95.5247</text:p>
          </table:table-cell>
          <table:table-cell office:value-type="float" office:value="156.9936762080429" table:formula="of:=[.$A$3]*SIN(RADIANS([.B281]+120))" table:style-name="ce11">
            <text:p>156.9937</text:p>
          </table:table-cell>
          <table:table-cell table:style-name="ce11"/>
          <table:table-cell office:value-type="float" office:value="-47.762340660528778" table:formula="of:=(MIN([.C281];[.D281];[.E281])+MAX([.C281];[.D281];[.E281]))/2" table:style-name="ce12">
            <text:p>-47.7623</text:p>
          </table:table-cell>
          <table:table-cell office:value-type="float" office:value="-204.75601686857169" table:formula="of:=[.C281]-[.G281]" table:style-name="ce11">
            <text:p>-204.7560</text:p>
          </table:table-cell>
          <table:table-cell office:value-type="float" office:value="143.28702198158641" table:formula="of:=[.D281]-[.G281]" table:style-name="ce11">
            <text:p>143.2870</text:p>
          </table:table-cell>
          <table:table-cell office:value-type="float" office:value="204.75601686857169" table:formula="of:=[.E281]-[.G281]" table:style-name="ce11">
            <text:p>204.7560</text:p>
          </table:table-cell>
          <table:table-cell table:style-name="ce11"/>
          <table:table-cell office:value-type="float" office:value="0.74082123544977208" table:formula="of:=[.C281]/2+127" table:style-name="ce13">
            <text:p>1</text:p>
          </table:table-cell>
          <table:table-cell office:value-type="float" office:value="25.621991565714154" table:formula="of:=[.H281]/2+128" table:style-name="ce13">
            <text:p>26</text:p>
          </table:table-cell>
          <table:table-cell office:value-type="float" office:value="25.6173" table:style-name="ce1">
            <text:p>25.6173</text:p>
          </table:table-cell>
          <table:table-cell office:value-type="float" office:value="184.476" table:style-name="ce1">
            <text:p>184.476</text:p>
          </table:table-cell>
          <table:table-cell table:style-name="ce1"/>
          <table:table-cell office:value-type="float" office:value="2.4247777777777779" table:formula="of:=[.B281]*2*3.14/720" table:style-name="ce1">
            <text:p>2.424777778</text:p>
          </table:table-cell>
          <table:table-cell office:value-type="float" office:value="210.437315557923" table:formula="of:=127*SIN([.Q281])+127" table:style-name="ce1">
            <text:p>210.4373156</text:p>
          </table:table-cell>
          <table:table-cell office:value-type="float" office:value="76.717484586076978" table:formula="of:=127*SIN([.Q281]+[.$P$2])+127" table:style-name="ce1">
            <text:p>76.71748459</text:p>
          </table:table-cell>
          <table:table-cell office:value-type="float" office:value="18.348950637200147" table:formula="of:=127*SIN([.Q281]-[.$P$2])+127" table:style-name="ce1">
            <text:p>18.34895064</text:p>
          </table:table-cell>
          <table:table-cell office:value-type="float" office:value="114.39313309756157" table:formula="of:=(MIN([.R281];[.S281];[.T281])+MAX([.R281];[.S281];[.T281]))/2" table:style-name="ce1">
            <text:p>114.393133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79" table:style-name="ce2">
            <text:p>279</text:p>
          </table:table-cell>
          <table:table-cell office:value-type="float" office:value="-251.86052685176014" table:formula="of:=[.$A$3]*SIN(RADIANS([.B282]))" table:style-name="ce11">
            <text:p>-251.8605</text:p>
          </table:table-cell>
          <table:table-cell office:value-type="float" office:value="91.383827134051558" table:formula="of:=[.$A$3]*SIN(RADIANS([.B282]-120))" table:style-name="ce11">
            <text:p>91.3838</text:p>
          </table:table-cell>
          <table:table-cell office:value-type="float" office:value="160.47669971770856" table:formula="of:=[.$A$3]*SIN(RADIANS([.B282]+120))" table:style-name="ce11">
            <text:p>160.4767</text:p>
          </table:table-cell>
          <table:table-cell table:style-name="ce11"/>
          <table:table-cell office:value-type="float" office:value="-45.691913567025793" table:formula="of:=(MIN([.C282];[.D282];[.E282])+MAX([.C282];[.D282];[.E282]))/2" table:style-name="ce12">
            <text:p>-45.6919</text:p>
          </table:table-cell>
          <table:table-cell office:value-type="float" office:value="-206.16861328473436" table:formula="of:=[.C282]-[.G282]" table:style-name="ce11">
            <text:p>-206.1686</text:p>
          </table:table-cell>
          <table:table-cell office:value-type="float" office:value="137.07574070107734" table:formula="of:=[.D282]-[.G282]" table:style-name="ce11">
            <text:p>137.0757</text:p>
          </table:table-cell>
          <table:table-cell office:value-type="float" office:value="206.16861328473436" table:formula="of:=[.E282]-[.G282]" table:style-name="ce11">
            <text:p>206.1686</text:p>
          </table:table-cell>
          <table:table-cell table:style-name="ce11"/>
          <table:table-cell office:value-type="float" office:value="1.0697365741199292" table:formula="of:=[.C282]/2+127" table:style-name="ce13">
            <text:p>1</text:p>
          </table:table-cell>
          <table:table-cell office:value-type="float" office:value="24.915693357632819" table:formula="of:=[.H282]/2+128" table:style-name="ce13">
            <text:p>25</text:p>
          </table:table-cell>
          <table:table-cell office:value-type="float" office:value="24.9084" table:style-name="ce1">
            <text:p>24.9084</text:p>
          </table:table-cell>
          <table:table-cell office:value-type="float" office:value="183.90899999999999" table:style-name="ce1">
            <text:p>183.909</text:p>
          </table:table-cell>
          <table:table-cell table:style-name="ce1"/>
          <table:table-cell office:value-type="float" office:value="2.4335" table:formula="of:=[.B282]*2*3.14/720" table:style-name="ce1">
            <text:p>2.4335</text:p>
          </table:table-cell>
          <table:table-cell office:value-type="float" office:value="209.59903818248705" table:formula="of:=127*SIN([.Q282])+127" table:style-name="ce1">
            <text:p>209.5990382</text:p>
          </table:table-cell>
          <table:table-cell office:value-type="float" office:value="77.736586520171727" table:formula="of:=127*SIN([.Q282]+[.$P$2])+127" table:style-name="ce1">
            <text:p>77.73658652</text:p>
          </table:table-cell>
          <table:table-cell office:value-type="float" office:value="18.926621210213128" table:formula="of:=127*SIN([.Q282]-[.$P$2])+127" table:style-name="ce1">
            <text:p>18.92662121</text:p>
          </table:table-cell>
          <table:table-cell office:value-type="float" office:value="114.26282969635008" table:formula="of:=(MIN([.R282];[.S282];[.T282])+MAX([.R282];[.S282];[.T282]))/2" table:style-name="ce1">
            <text:p>114.262829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0" table:style-name="ce2">
            <text:p>280</text:p>
          </table:table-cell>
          <table:table-cell office:value-type="float" office:value="-251.12597701811308" table:formula="of:=[.$A$3]*SIN(RADIANS([.B283]))" table:style-name="ce11">
            <text:p>-251.1260</text:p>
          </table:table-cell>
          <table:table-cell office:value-type="float" office:value="87.215136548045564" table:formula="of:=[.$A$3]*SIN(RADIANS([.B283]-120))" table:style-name="ce11">
            <text:p>87.2151</text:p>
          </table:table-cell>
          <table:table-cell office:value-type="float" office:value="163.91084047006748" table:formula="of:=[.$A$3]*SIN(RADIANS([.B283]+120))" table:style-name="ce11">
            <text:p>163.9108</text:p>
          </table:table-cell>
          <table:table-cell table:style-name="ce11"/>
          <table:table-cell office:value-type="float" office:value="-43.607568274022796" table:formula="of:=(MIN([.C283];[.D283];[.E283])+MAX([.C283];[.D283];[.E283]))/2" table:style-name="ce12">
            <text:p>-43.6076</text:p>
          </table:table-cell>
          <table:table-cell office:value-type="float" office:value="-207.51840874409027" table:formula="of:=[.C283]-[.G283]" table:style-name="ce11">
            <text:p>-207.5184</text:p>
          </table:table-cell>
          <table:table-cell office:value-type="float" office:value="130.82270482206837" table:formula="of:=[.D283]-[.G283]" table:style-name="ce11">
            <text:p>130.8227</text:p>
          </table:table-cell>
          <table:table-cell office:value-type="float" office:value="207.51840874409027" table:formula="of:=[.E283]-[.G283]" table:style-name="ce11">
            <text:p>207.5184</text:p>
          </table:table-cell>
          <table:table-cell table:style-name="ce11"/>
          <table:table-cell office:value-type="float" office:value="1.4370114909434619" table:formula="of:=[.C283]/2+127" table:style-name="ce13">
            <text:p>1</text:p>
          </table:table-cell>
          <table:table-cell office:value-type="float" office:value="24.240795627954867" table:formula="of:=[.H283]/2+128" table:style-name="ce13">
            <text:p>24</text:p>
          </table:table-cell>
          <table:table-cell office:value-type="float" office:value="24.230799999999999" table:style-name="ce1">
            <text:p>24.2308</text:p>
          </table:table-cell>
          <table:table-cell office:value-type="float" office:value="183.33699999999999" table:style-name="ce1">
            <text:p>183.337</text:p>
          </table:table-cell>
          <table:table-cell table:style-name="ce1"/>
          <table:table-cell office:value-type="float" office:value="2.4422222222222225" table:formula="of:=[.B283]*2*3.14/720" table:style-name="ce1">
            <text:p>2.442222222</text:p>
          </table:table-cell>
          <table:table-cell office:value-type="float" office:value="208.75447694660491" table:formula="of:=127*SIN([.Q283])+127" table:style-name="ce1">
            <text:p>208.7544769</text:p>
          </table:table-cell>
          <table:table-cell office:value-type="float" office:value="78.759436251119183" table:formula="of:=127*SIN([.Q283]+[.$P$2])+127" table:style-name="ce1">
            <text:p>78.75943625</text:p>
          </table:table-cell>
          <table:table-cell office:value-type="float" office:value="19.512513646884074" table:formula="of:=127*SIN([.Q283]-[.$P$2])+127" table:style-name="ce1">
            <text:p>19.51251365</text:p>
          </table:table-cell>
          <table:table-cell office:value-type="float" office:value="114.13349529674448" table:formula="of:=(MIN([.R283];[.S283];[.T283])+MAX([.R283];[.S283];[.T283]))/2" table:style-name="ce1">
            <text:p>114.133495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1" table:style-name="ce2">
            <text:p>281</text:p>
          </table:table-cell>
          <table:table-cell office:value-type="float" office:value="-250.31493177915428" table:formula="of:=[.$A$3]*SIN(RADIANS([.B284]))" table:style-name="ce11">
            <text:p>-250.3149</text:p>
          </table:table-cell>
          <table:table-cell office:value-type="float" office:value="83.019879386574928" table:formula="of:=[.$A$3]*SIN(RADIANS([.B284]-120))" table:style-name="ce11">
            <text:p>83.0199</text:p>
          </table:table-cell>
          <table:table-cell office:value-type="float" office:value="167.29505239257929" table:formula="of:=[.$A$3]*SIN(RADIANS([.B284]+120))" table:style-name="ce11">
            <text:p>167.2951</text:p>
          </table:table-cell>
          <table:table-cell table:style-name="ce11"/>
          <table:table-cell office:value-type="float" office:value="-41.509939693287492" table:formula="of:=(MIN([.C284];[.D284];[.E284])+MAX([.C284];[.D284];[.E284]))/2" table:style-name="ce12">
            <text:p>-41.5099</text:p>
          </table:table-cell>
          <table:table-cell office:value-type="float" office:value="-208.80499208586679" table:formula="of:=[.C284]-[.G284]" table:style-name="ce11">
            <text:p>-208.8050</text:p>
          </table:table-cell>
          <table:table-cell office:value-type="float" office:value="124.52981907986242" table:formula="of:=[.D284]-[.G284]" table:style-name="ce11">
            <text:p>124.5298</text:p>
          </table:table-cell>
          <table:table-cell office:value-type="float" office:value="208.80499208586679" table:formula="of:=[.E284]-[.G284]" table:style-name="ce11">
            <text:p>208.8050</text:p>
          </table:table-cell>
          <table:table-cell table:style-name="ce11"/>
          <table:table-cell office:value-type="float" office:value="1.8425341104228607" table:formula="of:=[.C284]/2+127" table:style-name="ce13">
            <text:p>2</text:p>
          </table:table-cell>
          <table:table-cell office:value-type="float" office:value="23.597503957066607" table:formula="of:=[.H284]/2+128" table:style-name="ce13">
            <text:p>24</text:p>
          </table:table-cell>
          <table:table-cell office:value-type="float" office:value="23.584900000000001" table:style-name="ce1">
            <text:p>23.5849</text:p>
          </table:table-cell>
          <table:table-cell office:value-type="float" office:value="182.762" table:style-name="ce1">
            <text:p>182.762</text:p>
          </table:table-cell>
          <table:table-cell table:style-name="ce1"/>
          <table:table-cell office:value-type="float" office:value="2.4509444444444446" table:formula="of:=[.B284]*2*3.14/720" table:style-name="ce1">
            <text:p>2.450944444</text:p>
          </table:table-cell>
          <table:table-cell office:value-type="float" office:value="207.90369610169006" table:formula="of:=127*SIN([.Q284])+127" table:style-name="ce1">
            <text:p>207.9036961</text:p>
          </table:table-cell>
          <table:table-cell office:value-type="float" office:value="79.785955963911192" table:formula="of:=127*SIN([.Q284]+[.$P$2])+127" table:style-name="ce1">
            <text:p>79.78595596</text:p>
          </table:table-cell>
          <table:table-cell office:value-type="float" office:value="20.106583374463568" table:formula="of:=127*SIN([.Q284]-[.$P$2])+127" table:style-name="ce1">
            <text:p>20.10658337</text:p>
          </table:table-cell>
          <table:table-cell office:value-type="float" office:value="114.00513973807682" table:formula="of:=(MIN([.R284];[.S284];[.T284])+MAX([.R284];[.S284];[.T284]))/2" table:style-name="ce1">
            <text:p>114.005139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2" table:style-name="ce2">
            <text:p>282</text:p>
          </table:table-cell>
          <table:table-cell office:value-type="float" office:value="-249.42763818712044" table:formula="of:=[.$A$3]*SIN(RADIANS([.B285]))" table:style-name="ce11">
            <text:p>-249.4276</text:p>
          </table:table-cell>
          <table:table-cell office:value-type="float" office:value="78.799333565611619" table:formula="of:=[.$A$3]*SIN(RADIANS([.B285]-120))" table:style-name="ce11">
            <text:p>78.7993</text:p>
          </table:table-cell>
          <table:table-cell office:value-type="float" office:value="170.6283046215089" table:formula="of:=[.$A$3]*SIN(RADIANS([.B285]+120))" table:style-name="ce11">
            <text:p>170.6283</text:p>
          </table:table-cell>
          <table:table-cell table:style-name="ce11"/>
          <table:table-cell office:value-type="float" office:value="-39.399666782805767" table:formula="of:=(MIN([.C285];[.D285];[.E285])+MAX([.C285];[.D285];[.E285]))/2" table:style-name="ce12">
            <text:p>-39.3997</text:p>
          </table:table-cell>
          <table:table-cell office:value-type="float" office:value="-210.02797140431466" table:formula="of:=[.C285]-[.G285]" table:style-name="ce11">
            <text:p>-210.0280</text:p>
          </table:table-cell>
          <table:table-cell office:value-type="float" office:value="118.19900034841739" table:formula="of:=[.D285]-[.G285]" table:style-name="ce11">
            <text:p>118.1990</text:p>
          </table:table-cell>
          <table:table-cell office:value-type="float" office:value="210.02797140431466" table:formula="of:=[.E285]-[.G285]" table:style-name="ce11">
            <text:p>210.0280</text:p>
          </table:table-cell>
          <table:table-cell table:style-name="ce11"/>
          <table:table-cell office:value-type="float" office:value="2.2861809064397818" table:formula="of:=[.C285]/2+127" table:style-name="ce13">
            <text:p>2</text:p>
          </table:table-cell>
          <table:table-cell office:value-type="float" office:value="22.986014297842672" table:formula="of:=[.H285]/2+128" table:style-name="ce13">
            <text:p>23</text:p>
          </table:table-cell>
          <table:table-cell office:value-type="float" office:value="22.970700000000001" table:style-name="ce1">
            <text:p>22.9707</text:p>
          </table:table-cell>
          <table:table-cell office:value-type="float" office:value="182.18100000000001" table:style-name="ce1">
            <text:p>182.181</text:p>
          </table:table-cell>
          <table:table-cell table:style-name="ce1"/>
          <table:table-cell office:value-type="float" office:value="2.4596666666666667" table:formula="of:=[.B285]*2*3.14/720" table:style-name="ce1">
            <text:p>2.459666667</text:p>
          </table:table-cell>
          <table:table-cell office:value-type="float" office:value="207.04676037232304" table:formula="of:=127*SIN([.Q285])+127" table:style-name="ce1">
            <text:p>207.0467604</text:p>
          </table:table-cell>
          <table:table-cell office:value-type="float" office:value="80.816067564336265" table:formula="of:=127*SIN([.Q285]+[.$P$2])+127" table:style-name="ce1">
            <text:p>80.81606756</text:p>
          </table:table-cell>
          <table:table-cell office:value-type="float" office:value="20.708785198099164" table:formula="of:=127*SIN([.Q285]-[.$P$2])+127" table:style-name="ce1">
            <text:p>20.7087852</text:p>
          </table:table-cell>
          <table:table-cell office:value-type="float" office:value="113.87777278521111" table:formula="of:=(MIN([.R285];[.S285];[.T285])+MAX([.R285];[.S285];[.T285]))/2" table:style-name="ce1">
            <text:p>113.877772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3" table:style-name="ce2">
            <text:p>283</text:p>
          </table:table-cell>
          <table:table-cell office:value-type="float" office:value="-248.46436652023499" table:formula="of:=[.$A$3]*SIN(RADIANS([.B286]))" table:style-name="ce11">
            <text:p>-248.4644</text:p>
          </table:table-cell>
          <table:table-cell office:value-type="float" office:value="74.55478470429783" table:formula="of:=[.$A$3]*SIN(RADIANS([.B286]-120))" table:style-name="ce11">
            <text:p>74.5548</text:p>
          </table:table-cell>
          <table:table-cell office:value-type="float" office:value="173.90958181593714" table:formula="of:=[.$A$3]*SIN(RADIANS([.B286]+120))" table:style-name="ce11">
            <text:p>173.9096</text:p>
          </table:table-cell>
          <table:table-cell table:style-name="ce11"/>
          <table:table-cell office:value-type="float" office:value="-37.277392352148922" table:formula="of:=(MIN([.C286];[.D286];[.E286])+MAX([.C286];[.D286];[.E286]))/2" table:style-name="ce12">
            <text:p>-37.2774</text:p>
          </table:table-cell>
          <table:table-cell office:value-type="float" office:value="-211.18697416808607" table:formula="of:=[.C286]-[.G286]" table:style-name="ce11">
            <text:p>-211.1870</text:p>
          </table:table-cell>
          <table:table-cell office:value-type="float" office:value="111.83217705644675" table:formula="of:=[.D286]-[.G286]" table:style-name="ce11">
            <text:p>111.8322</text:p>
          </table:table-cell>
          <table:table-cell office:value-type="float" office:value="211.18697416808607" table:formula="of:=[.E286]-[.G286]" table:style-name="ce11">
            <text:p>211.1870</text:p>
          </table:table-cell>
          <table:table-cell table:style-name="ce11"/>
          <table:table-cell office:value-type="float" office:value="2.7678167398825053" table:formula="of:=[.C286]/2+127" table:style-name="ce13">
            <text:p>3</text:p>
          </table:table-cell>
          <table:table-cell office:value-type="float" office:value="22.406512915956966" table:formula="of:=[.H286]/2+128" table:style-name="ce13">
            <text:p>22</text:p>
          </table:table-cell>
          <table:table-cell office:value-type="float" office:value="22.388500000000001" table:style-name="ce1">
            <text:p>22.3885</text:p>
          </table:table-cell>
          <table:table-cell office:value-type="float" office:value="181.59700000000001" table:style-name="ce1">
            <text:p>181.597</text:p>
          </table:table-cell>
          <table:table-cell table:style-name="ce1"/>
          <table:table-cell office:value-type="float" office:value="2.4683888888888887" table:formula="of:=[.B286]*2*3.14/720" table:style-name="ce1">
            <text:p>2.468388889</text:p>
          </table:table-cell>
          <table:table-cell office:value-type="float" office:value="206.18373495132747" table:formula="of:=127*SIN([.Q286])+127" table:style-name="ce1">
            <text:p>206.183735</text:p>
          </table:table-cell>
          <table:table-cell office:value-type="float" office:value="81.849692684927348" table:formula="of:=127*SIN([.Q286]+[.$P$2])+127" table:style-name="ce1">
            <text:p>81.84969268</text:p>
          </table:table-cell>
          <table:table-cell office:value-type="float" office:value="21.319073304277509" table:formula="of:=127*SIN([.Q286]-[.$P$2])+127" table:style-name="ce1">
            <text:p>21.3190733</text:p>
          </table:table-cell>
          <table:table-cell office:value-type="float" office:value="113.75140412780249" table:formula="of:=(MIN([.R286];[.S286];[.T286])+MAX([.R286];[.S286];[.T286]))/2" table:style-name="ce1">
            <text:p>113.751404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4" table:style-name="ce2">
            <text:p>284</text:p>
          </table:table-cell>
          <table:table-cell office:value-type="float" office:value="-247.42541020037913" table:formula="of:=[.$A$3]*SIN(RADIANS([.B287]))" table:style-name="ce11">
            <text:p>-247.4254</text:p>
          </table:table-cell>
          <table:table-cell office:value-type="float" office:value="70.287525733334803" table:formula="of:=[.$A$3]*SIN(RADIANS([.B287]-120))" table:style-name="ce11">
            <text:p>70.2875</text:p>
          </table:table-cell>
          <table:table-cell office:value-type="float" office:value="177.1378844670443" table:formula="of:=[.$A$3]*SIN(RADIANS([.B287]+120))" table:style-name="ce11">
            <text:p>177.1379</text:p>
          </table:table-cell>
          <table:table-cell table:style-name="ce11"/>
          <table:table-cell office:value-type="float" office:value="-35.143762866667416" table:formula="of:=(MIN([.C287];[.D287];[.E287])+MAX([.C287];[.D287];[.E287]))/2" table:style-name="ce12">
            <text:p>-35.1438</text:p>
          </table:table-cell>
          <table:table-cell office:value-type="float" office:value="-212.2816473337117" table:formula="of:=[.C287]-[.G287]" table:style-name="ce11">
            <text:p>-212.2816</text:p>
          </table:table-cell>
          <table:table-cell office:value-type="float" office:value="105.43128860000222" table:formula="of:=[.D287]-[.G287]" table:style-name="ce11">
            <text:p>105.4313</text:p>
          </table:table-cell>
          <table:table-cell office:value-type="float" office:value="212.2816473337117" table:formula="of:=[.E287]-[.G287]" table:style-name="ce11">
            <text:p>212.2816</text:p>
          </table:table-cell>
          <table:table-cell table:style-name="ce11"/>
          <table:table-cell office:value-type="float" office:value="3.2872948998104334" table:formula="of:=[.C287]/2+127" table:style-name="ce13">
            <text:p>3</text:p>
          </table:table-cell>
          <table:table-cell office:value-type="float" office:value="21.859176333144148" table:formula="of:=[.H287]/2+128" table:style-name="ce13">
            <text:p>22</text:p>
          </table:table-cell>
          <table:table-cell office:value-type="float" office:value="21.8385" table:style-name="ce1">
            <text:p>21.8385</text:p>
          </table:table-cell>
          <table:table-cell office:value-type="float" office:value="181.00899999999999" table:style-name="ce1">
            <text:p>181.009</text:p>
          </table:table-cell>
          <table:table-cell table:style-name="ce1"/>
          <table:table-cell office:value-type="float" office:value="2.4771111111111113" table:formula="of:=[.B287]*2*3.14/720" table:style-name="ce1">
            <text:p>2.477111111</text:p>
          </table:table-cell>
          <table:table-cell office:value-type="float" office:value="205.31468549481059" table:formula="of:=127*SIN([.Q287])+127" table:style-name="ce1">
            <text:p>205.3146855</text:p>
          </table:table-cell>
          <table:table-cell office:value-type="float" office:value="82.886752690917945" table:formula="of:=127*SIN([.Q287]+[.$P$2])+127" table:style-name="ce1">
            <text:p>82.88675269</text:p>
          </table:table-cell>
          <table:table-cell office:value-type="float" office:value="21.937401264306274" table:formula="of:=127*SIN([.Q287]-[.$P$2])+127" table:style-name="ce1">
            <text:p>21.93740126</text:p>
          </table:table-cell>
          <table:table-cell office:value-type="float" office:value="113.62604337955844" table:formula="of:=(MIN([.R287];[.S287];[.T287])+MAX([.R287];[.S287];[.T287]))/2" table:style-name="ce1">
            <text:p>113.626043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5" table:style-name="ce2">
            <text:p>285</text:p>
          </table:table-cell>
          <table:table-cell office:value-type="float" office:value="-246.31108570371245" table:formula="of:=[.$A$3]*SIN(RADIANS([.B288]))" table:style-name="ce11">
            <text:p>-246.3111</text:p>
          </table:table-cell>
          <table:table-cell office:value-type="float" office:value="65.998856501142853" table:formula="of:=[.$A$3]*SIN(RADIANS([.B288]-120))" table:style-name="ce11">
            <text:p>65.9989</text:p>
          </table:table-cell>
          <table:table-cell office:value-type="float" office:value="180.31222920256957" table:formula="of:=[.$A$3]*SIN(RADIANS([.B288]+120))" table:style-name="ce11">
            <text:p>180.3122</text:p>
          </table:table-cell>
          <table:table-cell table:style-name="ce11"/>
          <table:table-cell office:value-type="float" office:value="-32.999428250571441" table:formula="of:=(MIN([.C288];[.D288];[.E288])+MAX([.C288];[.D288];[.E288]))/2" table:style-name="ce12">
            <text:p>-32.9994</text:p>
          </table:table-cell>
          <table:table-cell office:value-type="float" office:value="-213.31165745314101" table:formula="of:=[.C288]-[.G288]" table:style-name="ce11">
            <text:p>-213.3117</text:p>
          </table:table-cell>
          <table:table-cell office:value-type="float" office:value="98.998284751714294" table:formula="of:=[.D288]-[.G288]" table:style-name="ce11">
            <text:p>98.9983</text:p>
          </table:table-cell>
          <table:table-cell office:value-type="float" office:value="213.31165745314101" table:formula="of:=[.E288]-[.G288]" table:style-name="ce11">
            <text:p>213.3117</text:p>
          </table:table-cell>
          <table:table-cell table:style-name="ce11"/>
          <table:table-cell office:value-type="float" office:value="3.8444571481437748" table:formula="of:=[.C288]/2+127" table:style-name="ce13">
            <text:p>4</text:p>
          </table:table-cell>
          <table:table-cell office:value-type="float" office:value="21.344171273429495" table:formula="of:=[.H288]/2+128" table:style-name="ce13">
            <text:p>21</text:p>
          </table:table-cell>
          <table:table-cell office:value-type="float" office:value="21.320699999999999" table:style-name="ce1">
            <text:p>21.3207</text:p>
          </table:table-cell>
          <table:table-cell office:value-type="float" office:value="180.417" table:style-name="ce1">
            <text:p>180.417</text:p>
          </table:table-cell>
          <table:table-cell table:style-name="ce1"/>
          <table:table-cell office:value-type="float" office:value="2.4858333333333338" table:formula="of:=[.B288]*2*3.14/720" table:style-name="ce1">
            <text:p>2.485833333</text:p>
          </table:table-cell>
          <table:table-cell office:value-type="float" office:value="204.43967811716823" table:formula="of:=127*SIN([.Q288])+127" table:style-name="ce1">
            <text:p>204.4396781</text:p>
          </table:table-cell>
          <table:table-cell office:value-type="float" office:value="83.927168686226878" table:formula="of:=127*SIN([.Q288]+[.$P$2])+127" table:style-name="ce1">
            <text:p>83.92716869</text:p>
          </table:table-cell>
          <table:table-cell office:value-type="float" office:value="22.563722037847683" table:formula="of:=127*SIN([.Q288]-[.$P$2])+127" table:style-name="ce1">
            <text:p>22.56372204</text:p>
          </table:table-cell>
          <table:table-cell office:value-type="float" office:value="113.50170007750796" table:formula="of:=(MIN([.R288];[.S288];[.T288])+MAX([.R288];[.S288];[.T288]))/2" table:style-name="ce1">
            <text:p>113.501700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6" table:style-name="ce2">
            <text:p>286</text:p>
          </table:table-cell>
          <table:table-cell office:value-type="float" office:value="-245.1217324642713" table:formula="of:=[.$A$3]*SIN(RADIANS([.B289]))" table:style-name="ce11">
            <text:p>-245.1217</text:p>
          </table:table-cell>
          <table:table-cell office:value-type="float" office:value="61.690083377915272" table:formula="of:=[.$A$3]*SIN(RADIANS([.B289]-120))" table:style-name="ce11">
            <text:p>61.6901</text:p>
          </table:table-cell>
          <table:table-cell office:value-type="float" office:value="183.43164908635597" table:formula="of:=[.$A$3]*SIN(RADIANS([.B289]+120))" table:style-name="ce11">
            <text:p>183.4316</text:p>
          </table:table-cell>
          <table:table-cell table:style-name="ce11"/>
          <table:table-cell office:value-type="float" office:value="-30.845041688957664" table:formula="of:=(MIN([.C289];[.D289];[.E289])+MAX([.C289];[.D289];[.E289]))/2" table:style-name="ce12">
            <text:p>-30.8450</text:p>
          </table:table-cell>
          <table:table-cell office:value-type="float" office:value="-214.27669077531363" table:formula="of:=[.C289]-[.G289]" table:style-name="ce11">
            <text:p>-214.2767</text:p>
          </table:table-cell>
          <table:table-cell office:value-type="float" office:value="92.535125066872936" table:formula="of:=[.D289]-[.G289]" table:style-name="ce11">
            <text:p>92.5351</text:p>
          </table:table-cell>
          <table:table-cell office:value-type="float" office:value="214.27669077531363" table:formula="of:=[.E289]-[.G289]" table:style-name="ce11">
            <text:p>214.2767</text:p>
          </table:table-cell>
          <table:table-cell table:style-name="ce11"/>
          <table:table-cell office:value-type="float" office:value="4.4391337678643481" table:formula="of:=[.C289]/2+127" table:style-name="ce13">
            <text:p>4</text:p>
          </table:table-cell>
          <table:table-cell office:value-type="float" office:value="20.861654612343187" table:formula="of:=[.H289]/2+128" table:style-name="ce13">
            <text:p>21</text:p>
          </table:table-cell>
          <table:table-cell office:value-type="float" office:value="20.8354" table:style-name="ce1">
            <text:p>20.8354</text:p>
          </table:table-cell>
          <table:table-cell office:value-type="float" office:value="179.821" table:style-name="ce1">
            <text:p>179.821</text:p>
          </table:table-cell>
          <table:table-cell table:style-name="ce1"/>
          <table:table-cell office:value-type="float" office:value="2.4945555555555559" table:formula="of:=[.B289]*2*3.14/720" table:style-name="ce1">
            <text:p>2.494555556</text:p>
          </table:table-cell>
          <table:table-cell office:value-type="float" office:value="203.55877938605514" table:formula="of:=127*SIN([.Q289])+127" table:style-name="ce1">
            <text:p>203.5587794</text:p>
          </table:table-cell>
          <table:table-cell office:value-type="float" office:value="84.970861519462972" table:formula="of:=127*SIN([.Q289]+[.$P$2])+127" table:style-name="ce1">
            <text:p>84.97086152</text:p>
          </table:table-cell>
          <table:table-cell office:value-type="float" office:value="23.197987976498879" table:formula="of:=127*SIN([.Q289]-[.$P$2])+127" table:style-name="ce1">
            <text:p>23.19798798</text:p>
          </table:table-cell>
          <table:table-cell office:value-type="float" office:value="113.378383681277" table:formula="of:=(MIN([.R289];[.S289];[.T289])+MAX([.R289];[.S289];[.T289]))/2" table:style-name="ce1">
            <text:p>113.378383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7" table:style-name="ce2">
            <text:p>287</text:p>
          </table:table-cell>
          <table:table-cell office:value-type="float" office:value="-243.85771277057404" table:formula="of:=[.$A$3]*SIN(RADIANS([.B290]))" table:style-name="ce11">
            <text:p>-243.8577</text:p>
          </table:table-cell>
          <table:table-cell office:value-type="float" office:value="57.362518857685629" table:formula="of:=[.$A$3]*SIN(RADIANS([.B290]-120))" table:style-name="ce11">
            <text:p>57.3625</text:p>
          </table:table-cell>
          <table:table-cell office:value-type="float" office:value="186.49519391288851" table:formula="of:=[.$A$3]*SIN(RADIANS([.B290]+120))" table:style-name="ce11">
            <text:p>186.4952</text:p>
          </table:table-cell>
          <table:table-cell table:style-name="ce11"/>
          <table:table-cell office:value-type="float" office:value="-28.681259428842765" table:formula="of:=(MIN([.C290];[.D290];[.E290])+MAX([.C290];[.D290];[.E290]))/2" table:style-name="ce12">
            <text:p>-28.6813</text:p>
          </table:table-cell>
          <table:table-cell office:value-type="float" office:value="-215.17645334173127" table:formula="of:=[.C290]-[.G290]" table:style-name="ce11">
            <text:p>-215.1765</text:p>
          </table:table-cell>
          <table:table-cell office:value-type="float" office:value="86.043778286528394" table:formula="of:=[.D290]-[.G290]" table:style-name="ce11">
            <text:p>86.0438</text:p>
          </table:table-cell>
          <table:table-cell office:value-type="float" office:value="215.17645334173127" table:formula="of:=[.E290]-[.G290]" table:style-name="ce11">
            <text:p>215.1765</text:p>
          </table:table-cell>
          <table:table-cell table:style-name="ce11"/>
          <table:table-cell office:value-type="float" office:value="5.0711436147129803" table:formula="of:=[.C290]/2+127" table:style-name="ce13">
            <text:p>5</text:p>
          </table:table-cell>
          <table:table-cell office:value-type="float" office:value="20.411773329134363" table:formula="of:=[.H290]/2+128" table:style-name="ce13">
            <text:p>20</text:p>
          </table:table-cell>
          <table:table-cell office:value-type="float" office:value="20.3827" table:style-name="ce1">
            <text:p>20.3827</text:p>
          </table:table-cell>
          <table:table-cell office:value-type="float" office:value="179.22" table:style-name="ce1">
            <text:p>179.22</text:p>
          </table:table-cell>
          <table:table-cell table:style-name="ce1"/>
          <table:table-cell office:value-type="float" office:value="2.5032777777777779" table:formula="of:=[.B290]*2*3.14/720" table:style-name="ce1">
            <text:p>2.503277778</text:p>
          </table:table-cell>
          <table:table-cell office:value-type="float" office:value="202.67205631732054" table:formula="of:=127*SIN([.Q290])+127" table:style-name="ce1">
            <text:p>202.6720563</text:p>
          </table:table-cell>
          <table:table-cell office:value-type="float" office:value="86.017751789940746" table:formula="of:=127*SIN([.Q290]+[.$P$2])+127" table:style-name="ce1">
            <text:p>86.01775179</text:p>
          </table:table-cell>
          <table:table-cell office:value-type="float" office:value="23.840150827413083" table:formula="of:=127*SIN([.Q290]-[.$P$2])+127" table:style-name="ce1">
            <text:p>23.84015083</text:p>
          </table:table-cell>
          <table:table-cell office:value-type="float" office:value="113.25610357236681" table:formula="of:=(MIN([.R290];[.S290];[.T290])+MAX([.R290];[.S290];[.T290]))/2" table:style-name="ce1">
            <text:p>113.256103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8" table:style-name="ce2">
            <text:p>288</text:p>
          </table:table-cell>
          <table:table-cell office:value-type="float" office:value="-242.51941165526418" table:formula="of:=[.$A$3]*SIN(RADIANS([.B291]))" table:style-name="ce11">
            <text:p>-242.5194</text:p>
          </table:table-cell>
          <table:table-cell office:value-type="float" office:value="53.017481158528625" table:formula="of:=[.$A$3]*SIN(RADIANS([.B291]-120))" table:style-name="ce11">
            <text:p>53.0175</text:p>
          </table:table-cell>
          <table:table-cell office:value-type="float" office:value="189.50193049673553" table:formula="of:=[.$A$3]*SIN(RADIANS([.B291]+120))" table:style-name="ce11">
            <text:p>189.5019</text:p>
          </table:table-cell>
          <table:table-cell table:style-name="ce11"/>
          <table:table-cell office:value-type="float" office:value="-26.508740579264327" table:formula="of:=(MIN([.C291];[.D291];[.E291])+MAX([.C291];[.D291];[.E291]))/2" table:style-name="ce12">
            <text:p>-26.5087</text:p>
          </table:table-cell>
          <table:table-cell office:value-type="float" office:value="-216.01067107599985" table:formula="of:=[.C291]-[.G291]" table:style-name="ce11">
            <text:p>-216.0107</text:p>
          </table:table-cell>
          <table:table-cell office:value-type="float" office:value="79.526221737792952" table:formula="of:=[.D291]-[.G291]" table:style-name="ce11">
            <text:p>79.5262</text:p>
          </table:table-cell>
          <table:table-cell office:value-type="float" office:value="216.01067107599985" table:formula="of:=[.E291]-[.G291]" table:style-name="ce11">
            <text:p>216.0107</text:p>
          </table:table-cell>
          <table:table-cell table:style-name="ce11"/>
          <table:table-cell office:value-type="float" office:value="5.7402941723679106" table:formula="of:=[.C291]/2+127" table:style-name="ce13">
            <text:p>6</text:p>
          </table:table-cell>
          <table:table-cell office:value-type="float" office:value="19.994664462000074" table:formula="of:=[.H291]/2+128" table:style-name="ce13">
            <text:p>20</text:p>
          </table:table-cell>
          <table:table-cell office:value-type="float" office:value="19.962800000000001" table:style-name="ce1">
            <text:p>19.9628</text:p>
          </table:table-cell>
          <table:table-cell office:value-type="float" office:value="178.61600000000001" table:style-name="ce1">
            <text:p>178.616</text:p>
          </table:table-cell>
          <table:table-cell table:style-name="ce1"/>
          <table:table-cell office:value-type="float" office:value="2.512" table:formula="of:=[.B291]*2*3.14/720" table:style-name="ce1">
            <text:p>2.512</text:p>
          </table:table-cell>
          <table:table-cell office:value-type="float" office:value="201.77957636990999" table:formula="of:=127*SIN([.Q291])+127" table:style-name="ce1">
            <text:p>201.7795764</text:p>
          </table:table-cell>
          <table:table-cell office:value-type="float" office:value="87.067759853727722" table:formula="of:=127*SIN([.Q291]+[.$P$2])+127" table:style-name="ce1">
            <text:p>87.06775985</text:p>
          </table:table-cell>
          <table:table-cell office:value-type="float" office:value="24.490161736974812" table:formula="of:=127*SIN([.Q291]-[.$P$2])+127" table:style-name="ce1">
            <text:p>24.49016174</text:p>
          </table:table-cell>
          <table:table-cell office:value-type="float" office:value="113.1348690534424" table:formula="of:=(MIN([.R291];[.S291];[.T291])+MAX([.R291];[.S291];[.T291]))/2" table:style-name="ce1">
            <text:p>113.134869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89" table:style-name="ce2">
            <text:p>289</text:p>
          </table:table-cell>
          <table:table-cell office:value-type="float" office:value="-241.10723677782582" table:formula="of:=[.$A$3]*SIN(RADIANS([.B292]))" table:style-name="ce11">
            <text:p>-241.1072</text:p>
          </table:table-cell>
          <table:table-cell office:value-type="float" office:value="48.65629382101897" table:formula="of:=[.$A$3]*SIN(RADIANS([.B292]-120))" table:style-name="ce11">
            <text:p>48.6563</text:p>
          </table:table-cell>
          <table:table-cell office:value-type="float" office:value="192.45094295680684" table:formula="of:=[.$A$3]*SIN(RADIANS([.B292]+120))" table:style-name="ce11">
            <text:p>192.4509</text:p>
          </table:table-cell>
          <table:table-cell table:style-name="ce11"/>
          <table:table-cell office:value-type="float" office:value="-24.328146910509489" table:formula="of:=(MIN([.C292];[.D292];[.E292])+MAX([.C292];[.D292];[.E292]))/2" table:style-name="ce12">
            <text:p>-24.3281</text:p>
          </table:table-cell>
          <table:table-cell office:value-type="float" office:value="-216.77908986731632" table:formula="of:=[.C292]-[.G292]" table:style-name="ce11">
            <text:p>-216.7791</text:p>
          </table:table-cell>
          <table:table-cell office:value-type="float" office:value="72.984440731528451" table:formula="of:=[.D292]-[.G292]" table:style-name="ce11">
            <text:p>72.9844</text:p>
          </table:table-cell>
          <table:table-cell office:value-type="float" office:value="216.77908986731632" table:formula="of:=[.E292]-[.G292]" table:style-name="ce11">
            <text:p>216.7791</text:p>
          </table:table-cell>
          <table:table-cell table:style-name="ce11"/>
          <table:table-cell office:value-type="float" office:value="6.4463816110870908" table:formula="of:=[.C292]/2+127" table:style-name="ce13">
            <text:p>6</text:p>
          </table:table-cell>
          <table:table-cell office:value-type="float" office:value="19.610455066341842" table:formula="of:=[.H292]/2+128" table:style-name="ce13">
            <text:p>20</text:p>
          </table:table-cell>
          <table:table-cell office:value-type="float" office:value="19.575700000000001" table:style-name="ce1">
            <text:p>19.5757</text:p>
          </table:table-cell>
          <table:table-cell office:value-type="float" office:value="178.00800000000001" table:style-name="ce1">
            <text:p>178.008</text:p>
          </table:table-cell>
          <table:table-cell table:style-name="ce1"/>
          <table:table-cell office:value-type="float" office:value="2.5207222222222225" table:formula="of:=[.B292]*2*3.14/720" table:style-name="ce1">
            <text:p>2.520722222</text:p>
          </table:table-cell>
          <table:table-cell office:value-type="float" office:value="200.8814074407332" table:formula="of:=127*SIN([.Q292])+127" table:style-name="ce1">
            <text:p>200.8814074</text:p>
          </table:table-cell>
          <table:table-cell office:value-type="float" office:value="88.120805829697446" table:formula="of:=127*SIN([.Q292]+[.$P$2])+127" table:style-name="ce1">
            <text:p>88.12080583</text:p>
          </table:table-cell>
          <table:table-cell office:value-type="float" office:value="25.147971254512768" table:formula="of:=127*SIN([.Q292]-[.$P$2])+127" table:style-name="ce1">
            <text:p>25.14797125</text:p>
          </table:table-cell>
          <table:table-cell office:value-type="float" office:value="113.01468934762298" table:formula="of:=(MIN([.R292];[.S292];[.T292])+MAX([.R292];[.S292];[.T292]))/2" table:style-name="ce1">
            <text:p>113.014689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0" table:style-name="ce2">
            <text:p>290</text:p>
          </table:table-cell>
          <table:table-cell office:value-type="float" office:value="-239.62161830040662" table:formula="of:=[.$A$3]*SIN(RADIANS([.B293]))" table:style-name="ce11">
            <text:p>-239.6216</text:p>
          </table:table-cell>
          <table:table-cell office:value-type="float" office:value="44.280285305067217" table:formula="of:=[.$A$3]*SIN(RADIANS([.B293]-120))" table:style-name="ce11">
            <text:p>44.2803</text:p>
          </table:table-cell>
          <table:table-cell office:value-type="float" office:value="195.34133299533934" table:formula="of:=[.$A$3]*SIN(RADIANS([.B293]+120))" table:style-name="ce11">
            <text:p>195.3413</text:p>
          </table:table-cell>
          <table:table-cell table:style-name="ce11"/>
          <table:table-cell office:value-type="float" office:value="-22.14014265253364" table:formula="of:=(MIN([.C293];[.D293];[.E293])+MAX([.C293];[.D293];[.E293]))/2" table:style-name="ce12">
            <text:p>-22.1401</text:p>
          </table:table-cell>
          <table:table-cell office:value-type="float" office:value="-217.48147564787297" table:formula="of:=[.C293]-[.G293]" table:style-name="ce11">
            <text:p>-217.4815</text:p>
          </table:table-cell>
          <table:table-cell office:value-type="float" office:value="66.42042795760085" table:formula="of:=[.D293]-[.G293]" table:style-name="ce11">
            <text:p>66.4204</text:p>
          </table:table-cell>
          <table:table-cell office:value-type="float" office:value="217.48147564787297" table:formula="of:=[.E293]-[.G293]" table:style-name="ce11">
            <text:p>217.4815</text:p>
          </table:table-cell>
          <table:table-cell table:style-name="ce11"/>
          <table:table-cell office:value-type="float" office:value="7.1891908497966881" table:formula="of:=[.C293]/2+127" table:style-name="ce13">
            <text:p>7</text:p>
          </table:table-cell>
          <table:table-cell office:value-type="float" office:value="19.259262176063515" table:formula="of:=[.H293]/2+128" table:style-name="ce13">
            <text:p>19</text:p>
          </table:table-cell>
          <table:table-cell office:value-type="float" office:value="19.221599999999999" table:style-name="ce1">
            <text:p>19.2216</text:p>
          </table:table-cell>
          <table:table-cell office:value-type="float" office:value="177.39699999999999" table:style-name="ce1">
            <text:p>177.397</text:p>
          </table:table-cell>
          <table:table-cell table:style-name="ce1"/>
          <table:table-cell office:value-type="float" office:value="2.5294444444444446" table:formula="of:=[.B293]*2*3.14/720" table:style-name="ce1">
            <text:p>2.529444444</text:p>
          </table:table-cell>
          <table:table-cell office:value-type="float" office:value="199.97761785949876" table:formula="of:=127*SIN([.Q293])+127" table:style-name="ce1">
            <text:p>199.9776179</text:p>
          </table:table-cell>
          <table:table-cell office:value-type="float" office:value="89.176809605609265" table:formula="of:=127*SIN([.Q293]+[.$P$2])+127" table:style-name="ce1">
            <text:p>89.17680961</text:p>
          </table:table-cell>
          <table:table-cell office:value-type="float" office:value="25.813529336063425" table:formula="of:=127*SIN([.Q293]-[.$P$2])+127" table:style-name="ce1">
            <text:p>25.81352934</text:p>
          </table:table-cell>
          <table:table-cell office:value-type="float" office:value="112.89557359778109" table:formula="of:=(MIN([.R293];[.S293];[.T293])+MAX([.R293];[.S293];[.T293]))/2" table:style-name="ce1">
            <text:p>112.895573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1" table:style-name="ce2">
            <text:p>291</text:p>
          </table:table-cell>
          <table:table-cell office:value-type="float" office:value="-238.06300875678645" table:formula="of:=[.$A$3]*SIN(RADIANS([.B294]))" table:style-name="ce11">
            <text:p>-238.0630</text:p>
          </table:table-cell>
          <table:table-cell office:value-type="float" office:value="39.890788585258903" table:formula="of:=[.$A$3]*SIN(RADIANS([.B294]-120))" table:style-name="ce11">
            <text:p>39.8908</text:p>
          </table:table-cell>
          <table:table-cell office:value-type="float" office:value="198.17222017152764" table:formula="of:=[.$A$3]*SIN(RADIANS([.B294]+120))" table:style-name="ce11">
            <text:p>198.1722</text:p>
          </table:table-cell>
          <table:table-cell table:style-name="ce11"/>
          <table:table-cell office:value-type="float" office:value="-19.945394292629402" table:formula="of:=(MIN([.C294];[.D294];[.E294])+MAX([.C294];[.D294];[.E294]))/2" table:style-name="ce12">
            <text:p>-19.9454</text:p>
          </table:table-cell>
          <table:table-cell office:value-type="float" office:value="-218.11761446415704" table:formula="of:=[.C294]-[.G294]" table:style-name="ce11">
            <text:p>-218.1176</text:p>
          </table:table-cell>
          <table:table-cell office:value-type="float" office:value="59.836182877888305" table:formula="of:=[.D294]-[.G294]" table:style-name="ce11">
            <text:p>59.8362</text:p>
          </table:table-cell>
          <table:table-cell office:value-type="float" office:value="218.11761446415704" table:formula="of:=[.E294]-[.G294]" table:style-name="ce11">
            <text:p>218.1176</text:p>
          </table:table-cell>
          <table:table-cell table:style-name="ce11"/>
          <table:table-cell office:value-type="float" office:value="7.9684956216067775" table:formula="of:=[.C294]/2+127" table:style-name="ce13">
            <text:p>8</text:p>
          </table:table-cell>
          <table:table-cell office:value-type="float" office:value="18.941192767921478" table:formula="of:=[.H294]/2+128" table:style-name="ce13">
            <text:p>19</text:p>
          </table:table-cell>
          <table:table-cell office:value-type="float" office:value="18.900700000000001" table:style-name="ce1">
            <text:p>18.9007</text:p>
          </table:table-cell>
          <table:table-cell office:value-type="float" office:value="176.78100000000001" table:style-name="ce1">
            <text:p>176.781</text:p>
          </table:table-cell>
          <table:table-cell table:style-name="ce1"/>
          <table:table-cell office:value-type="float" office:value="2.5381666666666667" table:formula="of:=[.B294]*2*3.14/720" table:style-name="ce1">
            <text:p>2.538166667</text:p>
          </table:table-cell>
          <table:table-cell office:value-type="float" office:value="199.06827638351587" table:formula="of:=127*SIN([.Q294])+127" table:style-name="ce1">
            <text:p>199.0682764</text:p>
          </table:table-cell>
          <table:table-cell office:value-type="float" office:value="90.235690844205465" table:formula="of:=127*SIN([.Q294]+[.$P$2])+127" table:style-name="ce1">
            <text:p>90.23569084</text:p>
          </table:table-cell>
          <table:table-cell office:value-type="float" office:value="26.486785348179879" table:formula="of:=127*SIN([.Q294]-[.$P$2])+127" table:style-name="ce1">
            <text:p>26.48678535</text:p>
          </table:table-cell>
          <table:table-cell office:value-type="float" office:value="112.77753086584787" table:formula="of:=(MIN([.R294];[.S294];[.T294])+MAX([.R294];[.S294];[.T294]))/2" table:style-name="ce1">
            <text:p>112.777530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2" table:style-name="ce2">
            <text:p>292</text:p>
          </table:table-cell>
          <table:table-cell office:value-type="float" office:value="-236.4318829145308" table:formula="of:=[.$A$3]*SIN(RADIANS([.B295]))" table:style-name="ce11">
            <text:p>-236.4319</text:p>
          </table:table-cell>
          <table:table-cell office:value-type="float" office:value="35.489140744816659" table:formula="of:=[.$A$3]*SIN(RADIANS([.B295]-120))" table:style-name="ce11">
            <text:p>35.4891</text:p>
          </table:table-cell>
          <table:table-cell office:value-type="float" office:value="200.94274216971411" table:formula="of:=[.$A$3]*SIN(RADIANS([.B295]+120))" table:style-name="ce11">
            <text:p>200.9427</text:p>
          </table:table-cell>
          <table:table-cell table:style-name="ce11"/>
          <table:table-cell office:value-type="float" office:value="-17.744570372408347" table:formula="of:=(MIN([.C295];[.D295];[.E295])+MAX([.C295];[.D295];[.E295]))/2" table:style-name="ce12">
            <text:p>-17.7446</text:p>
          </table:table-cell>
          <table:table-cell office:value-type="float" office:value="-218.68731254212247" table:formula="of:=[.C295]-[.G295]" table:style-name="ce11">
            <text:p>-218.6873</text:p>
          </table:table-cell>
          <table:table-cell office:value-type="float" office:value="53.233711117225006" table:formula="of:=[.D295]-[.G295]" table:style-name="ce11">
            <text:p>53.2337</text:p>
          </table:table-cell>
          <table:table-cell office:value-type="float" office:value="218.68731254212247" table:formula="of:=[.E295]-[.G295]" table:style-name="ce11">
            <text:p>218.6873</text:p>
          </table:table-cell>
          <table:table-cell table:style-name="ce11"/>
          <table:table-cell office:value-type="float" office:value="8.7840585427345985" table:formula="of:=[.C295]/2+127" table:style-name="ce13">
            <text:p>9</text:p>
          </table:table-cell>
          <table:table-cell office:value-type="float" office:value="18.656343728938765" table:formula="of:=[.H295]/2+128" table:style-name="ce13">
            <text:p>19</text:p>
          </table:table-cell>
          <table:table-cell office:value-type="float" office:value="18.6129" table:style-name="ce1">
            <text:p>18.6129</text:p>
          </table:table-cell>
          <table:table-cell office:value-type="float" office:value="176.16200000000001" table:style-name="ce1">
            <text:p>176.162</text:p>
          </table:table-cell>
          <table:table-cell table:style-name="ce1"/>
          <table:table-cell office:value-type="float" office:value="2.5468888888888888" table:formula="of:=[.B295]*2*3.14/720" table:style-name="ce1">
            <text:p>2.546888889</text:p>
          </table:table-cell>
          <table:table-cell office:value-type="float" office:value="198.15345219246325" table:formula="of:=127*SIN([.Q295])+127" table:style-name="ce1">
            <text:p>198.1534522</text:p>
          </table:table-cell>
          <table:table-cell office:value-type="float" office:value="91.297368989317079" table:formula="of:=127*SIN([.Q295]+[.$P$2])+127" table:style-name="ce1">
            <text:p>91.29736899</text:p>
          </table:table-cell>
          <table:table-cell office:value-type="float" office:value="27.167688071780077" table:formula="of:=127*SIN([.Q295]-[.$P$2])+127" table:style-name="ce1">
            <text:p>27.16768807</text:p>
          </table:table-cell>
          <table:table-cell office:value-type="float" office:value="112.66057013212166" table:formula="of:=(MIN([.R295];[.S295];[.T295])+MAX([.R295];[.S295];[.T295]))/2" table:style-name="ce1">
            <text:p>112.660570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3" table:style-name="ce2">
            <text:p>293</text:p>
          </table:table-cell>
          <table:table-cell office:value-type="float" office:value="-234.72873763037234" table:formula="of:=[.$A$3]*SIN(RADIANS([.B296]))" table:style-name="ce11">
            <text:p>-234.7287</text:p>
          </table:table-cell>
          <table:table-cell office:value-type="float" office:value="31.076682568312624" table:formula="of:=[.$A$3]*SIN(RADIANS([.B296]-120))" table:style-name="ce11">
            <text:p>31.0767</text:p>
          </table:table-cell>
          <table:table-cell office:value-type="float" office:value="203.65205506205967" table:formula="of:=[.$A$3]*SIN(RADIANS([.B296]+120))" table:style-name="ce11">
            <text:p>203.6521</text:p>
          </table:table-cell>
          <table:table-cell table:style-name="ce11"/>
          <table:table-cell office:value-type="float" office:value="-15.538341284156331" table:formula="of:=(MIN([.C296];[.D296];[.E296])+MAX([.C296];[.D296];[.E296]))/2" table:style-name="ce12">
            <text:p>-15.5383</text:p>
          </table:table-cell>
          <table:table-cell office:value-type="float" office:value="-219.190396346216" table:formula="of:=[.C296]-[.G296]" table:style-name="ce11">
            <text:p>-219.1904</text:p>
          </table:table-cell>
          <table:table-cell office:value-type="float" office:value="46.615023852468951" table:formula="of:=[.D296]-[.G296]" table:style-name="ce11">
            <text:p>46.6150</text:p>
          </table:table-cell>
          <table:table-cell office:value-type="float" office:value="219.190396346216" table:formula="of:=[.E296]-[.G296]" table:style-name="ce11">
            <text:p>219.1904</text:p>
          </table:table-cell>
          <table:table-cell table:style-name="ce11"/>
          <table:table-cell office:value-type="float" office:value="9.6356311848138319" table:formula="of:=[.C296]/2+127" table:style-name="ce13">
            <text:p>10</text:p>
          </table:table-cell>
          <table:table-cell office:value-type="float" office:value="18.404801826891998" table:formula="of:=[.H296]/2+128" table:style-name="ce13">
            <text:p>18</text:p>
          </table:table-cell>
          <table:table-cell office:value-type="float" office:value="18.3584" table:style-name="ce1">
            <text:p>18.3584</text:p>
          </table:table-cell>
          <table:table-cell office:value-type="float" office:value="175.53899999999999" table:style-name="ce1">
            <text:p>175.539</text:p>
          </table:table-cell>
          <table:table-cell table:style-name="ce1"/>
          <table:table-cell office:value-type="float" office:value="2.5556111111111113" table:formula="of:=[.B296]*2*3.14/720" table:style-name="ce1">
            <text:p>2.555611111</text:p>
          </table:table-cell>
          <table:table-cell office:value-type="float" office:value="197.23321488312644" table:formula="of:=127*SIN([.Q296])+127" table:style-name="ce1">
            <text:p>197.2332149</text:p>
          </table:table-cell>
          <table:table-cell office:value-type="float" office:value="92.361763271999308" table:formula="of:=127*SIN([.Q296]+[.$P$2])+127" table:style-name="ce1">
            <text:p>92.36176327</text:p>
          </table:table-cell>
          <table:table-cell office:value-type="float" office:value="27.856185706047739" table:formula="of:=127*SIN([.Q296]-[.$P$2])+127" table:style-name="ce1">
            <text:p>27.85618571</text:p>
          </table:table-cell>
          <table:table-cell office:value-type="float" office:value="112.54470029458709" table:formula="of:=(MIN([.R296];[.S296];[.T296])+MAX([.R296];[.S296];[.T296]))/2" table:style-name="ce1">
            <text:p>112.544700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4" table:style-name="ce2">
            <text:p>294</text:p>
          </table:table-cell>
          <table:table-cell office:value-type="float" office:value="-232.95409169886327" table:formula="of:=[.$A$3]*SIN(RADIANS([.B297]))" table:style-name="ce11">
            <text:p>-232.9541</text:p>
          </table:table-cell>
          <table:table-cell office:value-type="float" office:value="26.654758133251704" table:formula="of:=[.$A$3]*SIN(RADIANS([.B297]-120))" table:style-name="ce11">
            <text:p>26.6548</text:p>
          </table:table-cell>
          <table:table-cell office:value-type="float" office:value="206.29933356561153" table:formula="of:=[.$A$3]*SIN(RADIANS([.B297]+120))" table:style-name="ce11">
            <text:p>206.2993</text:p>
          </table:table-cell>
          <table:table-cell table:style-name="ce11"/>
          <table:table-cell office:value-type="float" office:value="-13.327379066625866" table:formula="of:=(MIN([.C297];[.D297];[.E297])+MAX([.C297];[.D297];[.E297]))/2" table:style-name="ce12">
            <text:p>-13.3274</text:p>
          </table:table-cell>
          <table:table-cell office:value-type="float" office:value="-219.6267126322374" table:formula="of:=[.C297]-[.G297]" table:style-name="ce11">
            <text:p>-219.6267</text:p>
          </table:table-cell>
          <table:table-cell office:value-type="float" office:value="39.98213719987757" table:formula="of:=[.D297]-[.G297]" table:style-name="ce11">
            <text:p>39.9821</text:p>
          </table:table-cell>
          <table:table-cell office:value-type="float" office:value="219.6267126322374" table:formula="of:=[.E297]-[.G297]" table:style-name="ce11">
            <text:p>219.6267</text:p>
          </table:table-cell>
          <table:table-cell table:style-name="ce11"/>
          <table:table-cell office:value-type="float" office:value="10.522954150568367" table:formula="of:=[.C297]/2+127" table:style-name="ce13">
            <text:p>11</text:p>
          </table:table-cell>
          <table:table-cell office:value-type="float" office:value="18.1866436838813" table:formula="of:=[.H297]/2+128" table:style-name="ce13">
            <text:p>18</text:p>
          </table:table-cell>
          <table:table-cell office:value-type="float" office:value="18.1373" table:style-name="ce1">
            <text:p>18.1373</text:p>
          </table:table-cell>
          <table:table-cell office:value-type="float" office:value="174.91200000000001" table:style-name="ce1">
            <text:p>174.912</text:p>
          </table:table-cell>
          <table:table-cell table:style-name="ce1"/>
          <table:table-cell office:value-type="float" office:value="2.5643333333333334" table:formula="of:=[.B297]*2*3.14/720" table:style-name="ce1">
            <text:p>2.564333333</text:p>
          </table:table-cell>
          <table:table-cell office:value-type="float" office:value="196.30763446410322" table:formula="of:=127*SIN([.Q297])+127" table:style-name="ce1">
            <text:p>196.3076345</text:p>
          </table:table-cell>
          <table:table-cell office:value-type="float" office:value="93.428792716669051" table:formula="of:=127*SIN([.Q297]+[.$P$2])+127" table:style-name="ce1">
            <text:p>93.42879272</text:p>
          </table:table-cell>
          <table:table-cell office:value-type="float" office:value="28.552225872368794" table:formula="of:=127*SIN([.Q297]-[.$P$2])+127" table:style-name="ce1">
            <text:p>28.55222587</text:p>
          </table:table-cell>
          <table:table-cell office:value-type="float" office:value="112.42993016823601" table:formula="of:=(MIN([.R297];[.S297];[.T297])+MAX([.R297];[.S297];[.T297]))/2" table:style-name="ce1">
            <text:p>112.429930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5" table:style-name="ce2">
            <text:p>295</text:p>
          </table:table-cell>
          <table:table-cell office:value-type="float" office:value="-231.10848569434575" table:formula="of:=[.$A$3]*SIN(RADIANS([.B298]))" table:style-name="ce11">
            <text:p>-231.1085</text:p>
          </table:table-cell>
          <table:table-cell office:value-type="float" office:value="22.224714400652839" table:formula="of:=[.$A$3]*SIN(RADIANS([.B298]-120))" table:style-name="ce11">
            <text:p>22.2247</text:p>
          </table:table-cell>
          <table:table-cell office:value-type="float" office:value="208.88377129369283" table:formula="of:=[.$A$3]*SIN(RADIANS([.B298]+120))" table:style-name="ce11">
            <text:p>208.8838</text:p>
          </table:table-cell>
          <table:table-cell table:style-name="ce11"/>
          <table:table-cell office:value-type="float" office:value="-11.112357200326457" table:formula="of:=(MIN([.C298];[.D298];[.E298])+MAX([.C298];[.D298];[.E298]))/2" table:style-name="ce12">
            <text:p>-11.1124</text:p>
          </table:table-cell>
          <table:table-cell office:value-type="float" office:value="-219.99612849401927" table:formula="of:=[.C298]-[.G298]" table:style-name="ce11">
            <text:p>-219.9961</text:p>
          </table:table-cell>
          <table:table-cell office:value-type="float" office:value="33.3370716009793" table:formula="of:=[.D298]-[.G298]" table:style-name="ce11">
            <text:p>33.3371</text:p>
          </table:table-cell>
          <table:table-cell office:value-type="float" office:value="219.99612849401927" table:formula="of:=[.E298]-[.G298]" table:style-name="ce11">
            <text:p>219.9961</text:p>
          </table:table-cell>
          <table:table-cell table:style-name="ce11"/>
          <table:table-cell office:value-type="float" office:value="11.445757152827127" table:formula="of:=[.C298]/2+127" table:style-name="ce13">
            <text:p>11</text:p>
          </table:table-cell>
          <table:table-cell office:value-type="float" office:value="18.001935752990363" table:formula="of:=[.H298]/2+128" table:style-name="ce13">
            <text:p>18</text:p>
          </table:table-cell>
          <table:table-cell office:value-type="float" office:value="17.9496" table:style-name="ce1">
            <text:p>17.9496</text:p>
          </table:table-cell>
          <table:table-cell office:value-type="float" office:value="174.28200000000001" table:style-name="ce1">
            <text:p>174.282</text:p>
          </table:table-cell>
          <table:table-cell table:style-name="ce1"/>
          <table:table-cell office:value-type="float" office:value="2.5730555555555559" table:formula="of:=[.B298]*2*3.14/720" table:style-name="ce1">
            <text:p>2.573055556</text:p>
          </table:table-cell>
          <table:table-cell office:value-type="float" office:value="195.37678135047713" table:formula="of:=127*SIN([.Q298])+127" table:style-name="ce1">
            <text:p>195.3767814</text:p>
          </table:table-cell>
          <table:table-cell office:value-type="float" office:value="94.49837614727241" table:formula="of:=127*SIN([.Q298]+[.$P$2])+127" table:style-name="ce1">
            <text:p>94.49837615</text:p>
          </table:table-cell>
          <table:table-cell office:value-type="float" office:value="29.255755618320663" table:formula="of:=127*SIN([.Q298]-[.$P$2])+127" table:style-name="ce1">
            <text:p>29.25575562</text:p>
          </table:table-cell>
          <table:table-cell office:value-type="float" office:value="112.3162684843989" table:formula="of:=(MIN([.R298];[.S298];[.T298])+MAX([.R298];[.S298];[.T298]))/2" table:style-name="ce1">
            <text:p>112.316268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6" table:style-name="ce2">
            <text:p>296</text:p>
          </table:table-cell>
          <table:table-cell office:value-type="float" office:value="-229.19248180628759" table:formula="of:=[.$A$3]*SIN(RADIANS([.B299]))" table:style-name="ce11">
            <text:p>-229.1925</text:p>
          </table:table-cell>
          <table:table-cell office:value-type="float" office:value="17.78790080475201" table:formula="of:=[.$A$3]*SIN(RADIANS([.B299]-120))" table:style-name="ce11">
            <text:p>17.7879</text:p>
          </table:table-cell>
          <table:table-cell office:value-type="float" office:value="211.40458100153566" table:formula="of:=[.$A$3]*SIN(RADIANS([.B299]+120))" table:style-name="ce11">
            <text:p>211.4046</text:p>
          </table:table-cell>
          <table:table-cell table:style-name="ce11"/>
          <table:table-cell office:value-type="float" office:value="-8.8939504023759639" table:formula="of:=(MIN([.C299];[.D299];[.E299])+MAX([.C299];[.D299];[.E299]))/2" table:style-name="ce12">
            <text:p>-8.8940</text:p>
          </table:table-cell>
          <table:table-cell office:value-type="float" office:value="-220.29853140391162" table:formula="of:=[.C299]-[.G299]" table:style-name="ce11">
            <text:p>-220.2985</text:p>
          </table:table-cell>
          <table:table-cell office:value-type="float" office:value="26.681851207127973" table:formula="of:=[.D299]-[.G299]" table:style-name="ce11">
            <text:p>26.6819</text:p>
          </table:table-cell>
          <table:table-cell office:value-type="float" office:value="220.29853140391162" table:formula="of:=[.E299]-[.G299]" table:style-name="ce11">
            <text:p>220.2985</text:p>
          </table:table-cell>
          <table:table-cell table:style-name="ce11"/>
          <table:table-cell office:value-type="float" office:value="12.403759096856206" table:formula="of:=[.C299]/2+127" table:style-name="ce13">
            <text:p>12</text:p>
          </table:table-cell>
          <table:table-cell office:value-type="float" office:value="17.850734298044188" table:formula="of:=[.H299]/2+128" table:style-name="ce13">
            <text:p>18</text:p>
          </table:table-cell>
          <table:table-cell office:value-type="float" office:value="17.795400000000001" table:style-name="ce1">
            <text:p>17.7954</text:p>
          </table:table-cell>
          <table:table-cell office:value-type="float" office:value="173.649" table:style-name="ce1">
            <text:p>173.649</text:p>
          </table:table-cell>
          <table:table-cell table:style-name="ce1"/>
          <table:table-cell office:value-type="float" office:value="2.5817777777777779" table:formula="of:=[.B299]*2*3.14/720" table:style-name="ce1">
            <text:p>2.581777778</text:p>
          </table:table-cell>
          <table:table-cell office:value-type="float" office:value="194.44072635846106" table:formula="of:=127*SIN([.Q299])+127" table:style-name="ce1">
            <text:p>194.4407264</text:p>
          </table:table-cell>
          <table:table-cell office:value-type="float" office:value="95.570432193454081" table:formula="of:=127*SIN([.Q299]+[.$P$2])+127" table:style-name="ce1">
            <text:p>95.57043219</text:p>
          </table:table-cell>
          <table:table-cell office:value-type="float" office:value="29.966721421696676" table:formula="of:=127*SIN([.Q299]-[.$P$2])+127" table:style-name="ce1">
            <text:p>29.96672142</text:p>
          </table:table-cell>
          <table:table-cell office:value-type="float" office:value="112.20372389007886" table:formula="of:=(MIN([.R299];[.S299];[.T299])+MAX([.R299];[.S299];[.T299]))/2" table:style-name="ce1">
            <text:p>112.203723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7" table:style-name="ce2">
            <text:p>297</text:p>
          </table:table-cell>
          <table:table-cell office:value-type="float" office:value="-227.20666366803383" table:formula="of:=[.$A$3]*SIN(RADIANS([.B300]))" table:style-name="ce11">
            <text:p>-227.2067</text:p>
          </table:table-cell>
          <table:table-cell office:value-type="float" office:value="13.345668841950671" table:formula="of:=[.$A$3]*SIN(RADIANS([.B300]-120))" table:style-name="ce11">
            <text:p>13.3457</text:p>
          </table:table-cell>
          <table:table-cell office:value-type="float" office:value="213.86099482608313" table:formula="of:=[.$A$3]*SIN(RADIANS([.B300]+120))" table:style-name="ce11">
            <text:p>213.8610</text:p>
          </table:table-cell>
          <table:table-cell table:style-name="ce11"/>
          <table:table-cell office:value-type="float" office:value="-6.6728344209753487" table:formula="of:=(MIN([.C300];[.D300];[.E300])+MAX([.C300];[.D300];[.E300]))/2" table:style-name="ce12">
            <text:p>-6.6728</text:p>
          </table:table-cell>
          <table:table-cell office:value-type="float" office:value="-220.53382924705846" table:formula="of:=[.C300]-[.G300]" table:style-name="ce11">
            <text:p>-220.5338</text:p>
          </table:table-cell>
          <table:table-cell office:value-type="float" office:value="20.018503262926018" table:formula="of:=[.D300]-[.G300]" table:style-name="ce11">
            <text:p>20.0185</text:p>
          </table:table-cell>
          <table:table-cell office:value-type="float" office:value="220.53382924705846" table:formula="of:=[.E300]-[.G300]" table:style-name="ce11">
            <text:p>220.5338</text:p>
          </table:table-cell>
          <table:table-cell table:style-name="ce11"/>
          <table:table-cell office:value-type="float" office:value="13.396668165983087" table:formula="of:=[.C300]/2+127" table:style-name="ce13">
            <text:p>13</text:p>
          </table:table-cell>
          <table:table-cell office:value-type="float" office:value="17.733085376470768" table:formula="of:=[.H300]/2+128" table:style-name="ce13">
            <text:p>18</text:p>
          </table:table-cell>
          <table:table-cell office:value-type="float" office:value="17.674700000000001" table:style-name="ce1">
            <text:p>17.6747</text:p>
          </table:table-cell>
          <table:table-cell office:value-type="float" office:value="173.012" table:style-name="ce1">
            <text:p>173.012</text:p>
          </table:table-cell>
          <table:table-cell table:style-name="ce1"/>
          <table:table-cell office:value-type="float" office:value="2.5905" table:formula="of:=[.B300]*2*3.14/720" table:style-name="ce1">
            <text:p>2.5905</text:p>
          </table:table-cell>
          <table:table-cell office:value-type="float" office:value="193.49954070000933" table:formula="of:=127*SIN([.Q300])+127" table:style-name="ce1">
            <text:p>193.4995407</text:p>
          </table:table-cell>
          <table:table-cell office:value-type="float" office:value="96.644879296750332" table:formula="of:=127*SIN([.Q300]+[.$P$2])+127" table:style-name="ce1">
            <text:p>96.6448793</text:p>
          </table:table-cell>
          <table:table-cell office:value-type="float" office:value="30.68506919457964" table:formula="of:=127*SIN([.Q300]-[.$P$2])+127" table:style-name="ce1">
            <text:p>30.68506919</text:p>
          </table:table-cell>
          <table:table-cell office:value-type="float" office:value="112.09230494729448" table:formula="of:=(MIN([.R300];[.S300];[.T300])+MAX([.R300];[.S300];[.T300]))/2" table:style-name="ce1">
            <text:p>112.092304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8" table:style-name="ce2">
            <text:p>298</text:p>
          </table:table-cell>
          <table:table-cell office:value-type="float" office:value="-225.15163617902641" table:formula="of:=[.$A$3]*SIN(RADIANS([.B301]))" table:style-name="ce11">
            <text:p>-225.1516</text:p>
          </table:table-cell>
          <table:table-cell office:value-type="float" office:value="8.8993716591377918" table:formula="of:=[.$A$3]*SIN(RADIANS([.B301]-120))" table:style-name="ce11">
            <text:p>8.8994</text:p>
          </table:table-cell>
          <table:table-cell office:value-type="float" office:value="216.2522645198886" table:formula="of:=[.$A$3]*SIN(RADIANS([.B301]+120))" table:style-name="ce11">
            <text:p>216.2523</text:p>
          </table:table-cell>
          <table:table-cell table:style-name="ce11"/>
          <table:table-cell office:value-type="float" office:value="-4.4496858295689066" table:formula="of:=(MIN([.C301];[.D301];[.E301])+MAX([.C301];[.D301];[.E301]))/2" table:style-name="ce12">
            <text:p>-4.4497</text:p>
          </table:table-cell>
          <table:table-cell office:value-type="float" office:value="-220.70195034945749" table:formula="of:=[.C301]-[.G301]" table:style-name="ce11">
            <text:p>-220.7020</text:p>
          </table:table-cell>
          <table:table-cell office:value-type="float" office:value="13.349057488706698" table:formula="of:=[.D301]-[.G301]" table:style-name="ce11">
            <text:p>13.3491</text:p>
          </table:table-cell>
          <table:table-cell office:value-type="float" office:value="220.70195034945749" table:formula="of:=[.E301]-[.G301]" table:style-name="ce11">
            <text:p>220.7020</text:p>
          </table:table-cell>
          <table:table-cell table:style-name="ce11"/>
          <table:table-cell office:value-type="float" office:value="14.424181910486794" table:formula="of:=[.C301]/2+127" table:style-name="ce13">
            <text:p>14</text:p>
          </table:table-cell>
          <table:table-cell office:value-type="float" office:value="17.649024825271255" table:formula="of:=[.H301]/2+128" table:style-name="ce13">
            <text:p>18</text:p>
          </table:table-cell>
          <table:table-cell office:value-type="float" office:value="17.587700000000002" table:style-name="ce1">
            <text:p>17.5877</text:p>
          </table:table-cell>
          <table:table-cell office:value-type="float" office:value="172.37100000000001" table:style-name="ce1">
            <text:p>172.371</text:p>
          </table:table-cell>
          <table:table-cell table:style-name="ce1"/>
          <table:table-cell office:value-type="float" office:value="2.5992222222222221" table:formula="of:=[.B301]*2*3.14/720" table:style-name="ce1">
            <text:p>2.599222222</text:p>
          </table:table-cell>
          <table:table-cell office:value-type="float" office:value="192.55329597740041" table:formula="of:=127*SIN([.Q301])+127" table:style-name="ce1">
            <text:p>192.553296</text:p>
          </table:table-cell>
          <table:table-cell office:value-type="float" office:value="97.721635716796442" table:formula="of:=127*SIN([.Q301]+[.$P$2])+127" table:style-name="ce1">
            <text:p>97.72163572</text:p>
          </table:table-cell>
          <table:table-cell office:value-type="float" office:value="31.410744287458357" table:formula="of:=127*SIN([.Q301]-[.$P$2])+127" table:style-name="ce1">
            <text:p>31.41074429</text:p>
          </table:table-cell>
          <table:table-cell office:value-type="float" office:value="111.98202013242938" table:formula="of:=(MIN([.R301];[.S301];[.T301])+MAX([.R301];[.S301];[.T301]))/2" table:style-name="ce1">
            <text:p>111.982020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299" table:style-name="ce2">
            <text:p>299</text:p>
          </table:table-cell>
          <table:table-cell office:value-type="float" office:value="-223.02802532054588" table:formula="of:=[.$A$3]*SIN(RADIANS([.B302]))" table:style-name="ce11">
            <text:p>-223.0280</text:p>
          </table:table-cell>
          <table:table-cell office:value-type="float" office:value="4.4503636415072769" table:formula="of:=[.$A$3]*SIN(RADIANS([.B302]-120))" table:style-name="ce11">
            <text:p>4.4504</text:p>
          </table:table-cell>
          <table:table-cell office:value-type="float" office:value="218.57766167903858" table:formula="of:=[.$A$3]*SIN(RADIANS([.B302]+120))" table:style-name="ce11">
            <text:p>218.5777</text:p>
          </table:table-cell>
          <table:table-cell table:style-name="ce11"/>
          <table:table-cell office:value-type="float" office:value="-2.2251818207536473" table:formula="of:=(MIN([.C302];[.D302];[.E302])+MAX([.C302];[.D302];[.E302]))/2" table:style-name="ce12">
            <text:p>-2.2252</text:p>
          </table:table-cell>
          <table:table-cell office:value-type="float" office:value="-220.80284349979223" table:formula="of:=[.C302]-[.G302]" table:style-name="ce11">
            <text:p>-220.8028</text:p>
          </table:table-cell>
          <table:table-cell office:value-type="float" office:value="6.6755454622609243" table:formula="of:=[.D302]-[.G302]" table:style-name="ce11">
            <text:p>6.6755</text:p>
          </table:table-cell>
          <table:table-cell office:value-type="float" office:value="220.80284349979223" table:formula="of:=[.E302]-[.G302]" table:style-name="ce11">
            <text:p>220.8028</text:p>
          </table:table-cell>
          <table:table-cell table:style-name="ce11"/>
          <table:table-cell office:value-type="float" office:value="15.48598733972706" table:formula="of:=[.C302]/2+127" table:style-name="ce13">
            <text:p>15</text:p>
          </table:table-cell>
          <table:table-cell office:value-type="float" office:value="17.598578250103884" table:formula="of:=[.H302]/2+128" table:style-name="ce13">
            <text:p>18</text:p>
          </table:table-cell>
          <table:table-cell office:value-type="float" office:value="17.534199999999998" table:style-name="ce1">
            <text:p>17.5342</text:p>
          </table:table-cell>
          <table:table-cell office:value-type="float" office:value="171.727" table:style-name="ce1">
            <text:p>171.727</text:p>
          </table:table-cell>
          <table:table-cell table:style-name="ce1"/>
          <table:table-cell office:value-type="float" office:value="2.6079444444444446" table:formula="of:=[.B302]*2*3.14/720" table:style-name="ce1">
            <text:p>2.607944444</text:p>
          </table:table-cell>
          <table:table-cell office:value-type="float" office:value="191.60206417778943" table:formula="of:=127*SIN([.Q302])+127" table:style-name="ce1">
            <text:p>191.6020642</text:p>
          </table:table-cell>
          <table:table-cell office:value-type="float" office:value="98.800619537539006" table:formula="of:=127*SIN([.Q302]+[.$P$2])+127" table:style-name="ce1">
            <text:p>98.80061954</text:p>
          </table:table-cell>
          <table:table-cell office:value-type="float" office:value="32.143691493381169" table:formula="of:=127*SIN([.Q302]-[.$P$2])+127" table:style-name="ce1">
            <text:p>32.14369149</text:p>
          </table:table-cell>
          <table:table-cell office:value-type="float" office:value="111.8728778355853" table:formula="of:=(MIN([.R302];[.S302];[.T302])+MAX([.R302];[.S302];[.T302]))/2" table:style-name="ce1">
            <text:p>111.87287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0" table:style-name="ce2">
            <text:p>300</text:p>
          </table:table-cell>
          <table:table-cell office:value-type="float" office:value="-220.83647796503183" table:formula="of:=[.$A$3]*SIN(RADIANS([.B303]))" table:style-name="ce11">
            <text:p>-220.8365</text:p>
          </table:table-cell>
          <table:table-cell office:value-type="float" office:value="3.124128560016981E-14" table:formula="of:=[.$A$3]*SIN(RADIANS([.B303]-120))" table:style-name="ce11">
            <text:p>0.0000</text:p>
          </table:table-cell>
          <table:table-cell office:value-type="float" office:value="220.83647796503189" table:formula="of:=[.$A$3]*SIN(RADIANS([.B303]+120))" table:style-name="ce11">
            <text:p>220.8365</text:p>
          </table:table-cell>
          <table:table-cell table:style-name="ce11"/>
          <table:table-cell office:value-type="float" office:value="2.8421709430404007E-14" table:formula="of:=(MIN([.C303];[.D303];[.E303])+MAX([.C303];[.D303];[.E303]))/2" table:style-name="ce12">
            <text:p>0.0000</text:p>
          </table:table-cell>
          <table:table-cell office:value-type="float" office:value="-220.83647796503186" table:formula="of:=[.C303]-[.G303]" table:style-name="ce11">
            <text:p>-220.8365</text:p>
          </table:table-cell>
          <table:table-cell office:value-type="float" office:value="2.8195761697658028E-15" table:formula="of:=[.D303]-[.G303]" table:style-name="ce11">
            <text:p>0.0000</text:p>
          </table:table-cell>
          <table:table-cell office:value-type="float" office:value="220.83647796503186" table:formula="of:=[.E303]-[.G303]" table:style-name="ce11">
            <text:p>220.8365</text:p>
          </table:table-cell>
          <table:table-cell table:style-name="ce11"/>
          <table:table-cell office:value-type="float" office:value="16.581761017484084" table:formula="of:=[.C303]/2+127" table:style-name="ce13">
            <text:p>17</text:p>
          </table:table-cell>
          <table:table-cell office:value-type="float" office:value="17.581761017484069" table:formula="of:=[.H303]/2+128" table:style-name="ce13">
            <text:p>18</text:p>
          </table:table-cell>
          <table:table-cell office:value-type="float" office:value="17.514299999999999" table:style-name="ce1">
            <text:p>17.5143</text:p>
          </table:table-cell>
          <table:table-cell office:value-type="float" office:value="171.08" table:style-name="ce1">
            <text:p>171.08</text:p>
          </table:table-cell>
          <table:table-cell table:style-name="ce1"/>
          <table:table-cell office:value-type="float" office:value="2.6166666666666667" table:formula="of:=[.B303]*2*3.14/720" table:style-name="ce1">
            <text:p>2.616666667</text:p>
          </table:table-cell>
          <table:table-cell office:value-type="float" office:value="190.64591766773205" table:formula="of:=127*SIN([.Q303])+127" table:style-name="ce1">
            <text:p>190.6459177</text:p>
          </table:table-cell>
          <table:table-cell office:value-type="float" office:value="99.881748673474874" table:formula="of:=127*SIN([.Q303]+[.$P$2])+127" table:style-name="ce1">
            <text:p>99.88174867</text:p>
          </table:table-cell>
          <table:table-cell office:value-type="float" office:value="32.883855052160541" table:formula="of:=127*SIN([.Q303]-[.$P$2])+127" table:style-name="ce1">
            <text:p>32.88385505</text:p>
          </table:table-cell>
          <table:table-cell office:value-type="float" office:value="111.7648863599463" table:formula="of:=(MIN([.R303];[.S303];[.T303])+MAX([.R303];[.S303];[.T303]))/2" table:style-name="ce1">
            <text:p>111.764886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1" table:style-name="ce2">
            <text:p>301</text:p>
          </table:table-cell>
          <table:table-cell office:value-type="float" office:value="-218.57766167903864" table:formula="of:=[.$A$3]*SIN(RADIANS([.B304]))" table:style-name="ce11">
            <text:p>-218.5777</text:p>
          </table:table-cell>
          <table:table-cell office:value-type="float" office:value="-4.4503636415073276" table:formula="of:=[.$A$3]*SIN(RADIANS([.B304]-120))" table:style-name="ce11">
            <text:p>-4.4504</text:p>
          </table:table-cell>
          <table:table-cell office:value-type="float" office:value="223.02802532054594" table:formula="of:=[.$A$3]*SIN(RADIANS([.B304]+120))" table:style-name="ce11">
            <text:p>223.0280</text:p>
          </table:table-cell>
          <table:table-cell table:style-name="ce11"/>
          <table:table-cell office:value-type="float" office:value="2.2251818207536473" table:formula="of:=(MIN([.C304];[.D304];[.E304])+MAX([.C304];[.D304];[.E304]))/2" table:style-name="ce12">
            <text:p>2.2252</text:p>
          </table:table-cell>
          <table:table-cell office:value-type="float" office:value="-220.80284349979229" table:formula="of:=[.C304]-[.G304]" table:style-name="ce11">
            <text:p>-220.8028</text:p>
          </table:table-cell>
          <table:table-cell office:value-type="float" office:value="-6.6755454622609749" table:formula="of:=[.D304]-[.G304]" table:style-name="ce11">
            <text:p>-6.6755</text:p>
          </table:table-cell>
          <table:table-cell office:value-type="float" office:value="220.80284349979229" table:formula="of:=[.E304]-[.G304]" table:style-name="ce11">
            <text:p>220.8028</text:p>
          </table:table-cell>
          <table:table-cell table:style-name="ce11"/>
          <table:table-cell office:value-type="float" office:value="17.711169160480679" table:formula="of:=[.C304]/2+127" table:style-name="ce13">
            <text:p>18</text:p>
          </table:table-cell>
          <table:table-cell office:value-type="float" office:value="17.598578250103856" table:formula="of:=[.H304]/2+128" table:style-name="ce13">
            <text:p>18</text:p>
          </table:table-cell>
          <table:table-cell office:value-type="float" office:value="17.527999999999999" table:style-name="ce1">
            <text:p>17.528</text:p>
          </table:table-cell>
          <table:table-cell office:value-type="float" office:value="170.43" table:style-name="ce1">
            <text:p>170.43</text:p>
          </table:table-cell>
          <table:table-cell table:style-name="ce1"/>
          <table:table-cell office:value-type="float" office:value="2.6253888888888888" table:formula="of:=[.B304]*2*3.14/720" table:style-name="ce1">
            <text:p>2.625388889</text:p>
          </table:table-cell>
          <table:table-cell office:value-type="float" office:value="189.68492918767856" table:formula="of:=127*SIN([.Q304])+127" table:style-name="ce1">
            <text:p>189.6849292</text:p>
          </table:table-cell>
          <table:table-cell office:value-type="float" office:value="100.96494087588981" table:formula="of:=127*SIN([.Q304]+[.$P$2])+127" table:style-name="ce1">
            <text:p>100.9649409</text:p>
          </table:table-cell>
          <table:table-cell office:value-type="float" office:value="33.63117865461102" table:formula="of:=127*SIN([.Q304]-[.$P$2])+127" table:style-name="ce1">
            <text:p>33.63117865</text:p>
          </table:table-cell>
          <table:table-cell office:value-type="float" office:value="111.65805392114478" table:formula="of:=(MIN([.R304];[.S304];[.T304])+MAX([.R304];[.S304];[.T304]))/2" table:style-name="ce1">
            <text:p>111.658053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2" table:style-name="ce2">
            <text:p>302</text:p>
          </table:table-cell>
          <table:table-cell office:value-type="float" office:value="-216.25226451988868" table:formula="of:=[.$A$3]*SIN(RADIANS([.B305]))" table:style-name="ce11">
            <text:p>-216.2523</text:p>
          </table:table-cell>
          <table:table-cell office:value-type="float" office:value="-8.8993716591377297" table:formula="of:=[.$A$3]*SIN(RADIANS([.B305]-120))" table:style-name="ce11">
            <text:p>-8.8994</text:p>
          </table:table-cell>
          <table:table-cell office:value-type="float" office:value="225.15163617902635" table:formula="of:=[.$A$3]*SIN(RADIANS([.B305]+120))" table:style-name="ce11">
            <text:p>225.1516</text:p>
          </table:table-cell>
          <table:table-cell table:style-name="ce11"/>
          <table:table-cell office:value-type="float" office:value="4.4496858295688355" table:formula="of:=(MIN([.C305];[.D305];[.E305])+MAX([.C305];[.D305];[.E305]))/2" table:style-name="ce12">
            <text:p>4.4497</text:p>
          </table:table-cell>
          <table:table-cell office:value-type="float" office:value="-220.70195034945752" table:formula="of:=[.C305]-[.G305]" table:style-name="ce11">
            <text:p>-220.7020</text:p>
          </table:table-cell>
          <table:table-cell office:value-type="float" office:value="-13.349057488706565" table:formula="of:=[.D305]-[.G305]" table:style-name="ce11">
            <text:p>-13.3491</text:p>
          </table:table-cell>
          <table:table-cell office:value-type="float" office:value="220.70195034945752" table:formula="of:=[.E305]-[.G305]" table:style-name="ce11">
            <text:p>220.7020</text:p>
          </table:table-cell>
          <table:table-cell table:style-name="ce11"/>
          <table:table-cell office:value-type="float" office:value="18.873867740055658" table:formula="of:=[.C305]/2+127" table:style-name="ce13">
            <text:p>19</text:p>
          </table:table-cell>
          <table:table-cell office:value-type="float" office:value="17.649024825271241" table:formula="of:=[.H305]/2+128" table:style-name="ce13">
            <text:p>18</text:p>
          </table:table-cell>
          <table:table-cell office:value-type="float" office:value="17.575399999999998" table:style-name="ce1">
            <text:p>17.5754</text:p>
          </table:table-cell>
          <table:table-cell office:value-type="float" office:value="169.77600000000001" table:style-name="ce1">
            <text:p>169.776</text:p>
          </table:table-cell>
          <table:table-cell table:style-name="ce1"/>
          <table:table-cell office:value-type="float" office:value="2.6341111111111113" table:formula="of:=[.B305]*2*3.14/720" table:style-name="ce1">
            <text:p>2.634111111</text:p>
          </table:table-cell>
          <table:table-cell office:value-type="float" office:value="188.71917184644022" table:formula="of:=127*SIN([.Q305])+127" table:style-name="ce1">
            <text:p>188.7191718</text:p>
          </table:table-cell>
          <table:table-cell office:value-type="float" office:value="102.05011373911834" table:formula="of:=127*SIN([.Q305]+[.$P$2])+127" table:style-name="ce1">
            <text:p>102.0501137</text:p>
          </table:table-cell>
          <table:table-cell office:value-type="float" office:value="34.385605446834774" table:formula="of:=127*SIN([.Q305]-[.$P$2])+127" table:style-name="ce1">
            <text:p>34.38560545</text:p>
          </table:table-cell>
          <table:table-cell office:value-type="float" office:value="111.5523886466375" table:formula="of:=(MIN([.R305];[.S305];[.T305])+MAX([.R305];[.S305];[.T305]))/2" table:style-name="ce1">
            <text:p>111.552388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3" table:style-name="ce2">
            <text:p>303</text:p>
          </table:table-cell>
          <table:table-cell office:value-type="float" office:value="-213.86099482608319" table:formula="of:=[.$A$3]*SIN(RADIANS([.B306]))" table:style-name="ce11">
            <text:p>-213.8610</text:p>
          </table:table-cell>
          <table:table-cell office:value-type="float" office:value="-13.345668841950607" table:formula="of:=[.$A$3]*SIN(RADIANS([.B306]-120))" table:style-name="ce11">
            <text:p>-13.3457</text:p>
          </table:table-cell>
          <table:table-cell office:value-type="float" office:value="227.20666366803377" table:formula="of:=[.$A$3]*SIN(RADIANS([.B306]+120))" table:style-name="ce11">
            <text:p>227.2067</text:p>
          </table:table-cell>
          <table:table-cell table:style-name="ce11"/>
          <table:table-cell office:value-type="float" office:value="6.6728344209752919" table:formula="of:=(MIN([.C306];[.D306];[.E306])+MAX([.C306];[.D306];[.E306]))/2" table:style-name="ce12">
            <text:p>6.6728</text:p>
          </table:table-cell>
          <table:table-cell office:value-type="float" office:value="-220.53382924705846" table:formula="of:=[.C306]-[.G306]" table:style-name="ce11">
            <text:p>-220.5338</text:p>
          </table:table-cell>
          <table:table-cell office:value-type="float" office:value="-20.018503262925897" table:formula="of:=[.D306]-[.G306]" table:style-name="ce11">
            <text:p>-20.0185</text:p>
          </table:table-cell>
          <table:table-cell office:value-type="float" office:value="220.53382924705846" table:formula="of:=[.E306]-[.G306]" table:style-name="ce11">
            <text:p>220.5338</text:p>
          </table:table-cell>
          <table:table-cell table:style-name="ce11"/>
          <table:table-cell office:value-type="float" office:value="20.069502586958407" table:formula="of:=[.C306]/2+127" table:style-name="ce13">
            <text:p>20</text:p>
          </table:table-cell>
          <table:table-cell office:value-type="float" office:value="17.733085376470768" table:formula="of:=[.H306]/2+128" table:style-name="ce13">
            <text:p>18</text:p>
          </table:table-cell>
          <table:table-cell office:value-type="float" office:value="17.656300000000002" table:style-name="ce1">
            <text:p>17.6563</text:p>
          </table:table-cell>
          <table:table-cell office:value-type="float" office:value="169.119" table:style-name="ce1">
            <text:p>169.119</text:p>
          </table:table-cell>
          <table:table-cell table:style-name="ce1"/>
          <table:table-cell office:value-type="float" office:value="2.6428333333333334" table:formula="of:=[.B306]*2*3.14/720" table:style-name="ce1">
            <text:p>2.642833333</text:p>
          </table:table-cell>
          <table:table-cell office:value-type="float" office:value="187.74871911562761" table:formula="of:=127*SIN([.Q306])+127" table:style-name="ce1">
            <text:p>187.7487191</text:p>
          </table:table-cell>
          <table:table-cell office:value-type="float" office:value="103.13718470681556" table:formula="of:=127*SIN([.Q306]+[.$P$2])+127" table:style-name="ce1">
            <text:p>103.1371847</text:p>
          </table:table-cell>
          <table:table-cell office:value-type="float" office:value="35.147078034548784" table:formula="of:=127*SIN([.Q306]-[.$P$2])+127" table:style-name="ce1">
            <text:p>35.14707803</text:p>
          </table:table-cell>
          <table:table-cell office:value-type="float" office:value="111.4478985750882" table:formula="of:=(MIN([.R306];[.S306];[.T306])+MAX([.R306];[.S306];[.T306]))/2" table:style-name="ce1">
            <text:p>111.4478986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304" table:style-name="ce2">
            <text:p>304</text:p>
          </table:table-cell>
          <table:table-cell office:value-type="float" office:value="-211.4045810015356" table:formula="of:=[.$A$3]*SIN(RADIANS([.B307]))" table:style-name="ce11">
            <text:p>-211.4046</text:p>
          </table:table-cell>
          <table:table-cell office:value-type="float" office:value="-17.787900804751946" table:formula="of:=[.$A$3]*SIN(RADIANS([.B307]-120))" table:style-name="ce11">
            <text:p>-17.7879</text:p>
          </table:table-cell>
          <table:table-cell office:value-type="float" office:value="229.19248180628753" table:formula="of:=[.$A$3]*SIN(RADIANS([.B307]+120))" table:style-name="ce11">
            <text:p>229.1925</text:p>
          </table:table-cell>
          <table:table-cell table:style-name="ce11"/>
          <table:table-cell office:value-type="float" office:value="8.8939504023759639" table:formula="of:=(MIN([.C307];[.D307];[.E307])+MAX([.C307];[.D307];[.E307]))/2" table:style-name="ce12">
            <text:p>8.8940</text:p>
          </table:table-cell>
          <table:table-cell office:value-type="float" office:value="-220.29853140391157" table:formula="of:=[.C307]-[.G307]" table:style-name="ce14">
            <text:p>-220.2985</text:p>
          </table:table-cell>
          <table:table-cell office:value-type="float" office:value="-26.681851207127909" table:formula="of:=[.D307]-[.G307]" table:style-name="ce11">
            <text:p>-26.6819</text:p>
          </table:table-cell>
          <table:table-cell office:value-type="float" office:value="220.29853140391157" table:formula="of:=[.E307]-[.G307]" table:style-name="ce11">
            <text:p>220.2985</text:p>
          </table:table-cell>
          <table:table-cell table:style-name="ce11"/>
          <table:table-cell office:value-type="float" office:value="21.297709499232198" table:formula="of:=[.C307]/2+127" table:style-name="ce13">
            <text:p>21</text:p>
          </table:table-cell>
          <table:table-cell office:value-type="float" office:value="17.850734298044216" table:formula="of:=[.H307]/2+128" table:style-name="ce13">
            <text:p>18</text:p>
          </table:table-cell>
          <table:table-cell office:value-type="float" office:value="17.770900000000001" table:style-name="ce1">
            <text:p>17.7709</text:p>
          </table:table-cell>
          <table:table-cell office:value-type="float" office:value="168.459" table:style-name="ce1">
            <text:p>168.459</text:p>
          </table:table-cell>
          <table:table-cell table:style-name="ce1"/>
          <table:table-cell office:value-type="float" office:value="2.6515555555555559" table:formula="of:=[.B307]*2*3.14/720" table:style-name="ce1">
            <text:p>2.651555556</text:p>
          </table:table-cell>
          <table:table-cell office:value-type="float" office:value="186.77364482406068" table:formula="of:=127*SIN([.Q307])+127" table:style-name="ce1">
            <text:p>186.7736448</text:p>
          </table:table-cell>
          <table:table-cell office:value-type="float" office:value="104.22607107823151" table:formula="of:=127*SIN([.Q307]+[.$P$2])+127" table:style-name="ce1">
            <text:p>104.2260711</text:p>
          </table:table-cell>
          <table:table-cell office:value-type="float" office:value="35.915538487446767" table:formula="of:=127*SIN([.Q307]-[.$P$2])+127" table:style-name="ce1">
            <text:p>35.91553849</text:p>
          </table:table-cell>
          <table:table-cell office:value-type="float" office:value="111.34459165575373" table:formula="of:=(MIN([.R307];[.S307];[.T307])+MAX([.R307];[.S307];[.T307]))/2" table:style-name="ce1">
            <text:p>111.344591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5" table:style-name="ce2">
            <text:p>305</text:p>
          </table:table-cell>
          <table:table-cell office:value-type="float" office:value="-208.88377129369292" table:formula="of:=[.$A$3]*SIN(RADIANS([.B308]))" table:style-name="ce11">
            <text:p>-208.8838</text:p>
          </table:table-cell>
          <table:table-cell office:value-type="float" office:value="-22.224714400652775" table:formula="of:=[.$A$3]*SIN(RADIANS([.B308]-120))" table:style-name="ce11">
            <text:p>-22.2247</text:p>
          </table:table-cell>
          <table:table-cell office:value-type="float" office:value="231.10848569434577" table:formula="of:=[.$A$3]*SIN(RADIANS([.B308]+120))" table:style-name="ce11">
            <text:p>231.1085</text:p>
          </table:table-cell>
          <table:table-cell table:style-name="ce11"/>
          <table:table-cell office:value-type="float" office:value="11.112357200326429" table:formula="of:=(MIN([.C308];[.D308];[.E308])+MAX([.C308];[.D308];[.E308]))/2" table:style-name="ce12">
            <text:p>11.1124</text:p>
          </table:table-cell>
          <table:table-cell office:value-type="float" office:value="-219.99612849401933" table:formula="of:=[.C308]-[.G308]" table:style-name="ce11">
            <text:p>-219.9961</text:p>
          </table:table-cell>
          <table:table-cell office:value-type="float" office:value="-33.337071600979201" table:formula="of:=[.D308]-[.G308]" table:style-name="ce11">
            <text:p>-33.3371</text:p>
          </table:table-cell>
          <table:table-cell office:value-type="float" office:value="219.99612849401933" table:formula="of:=[.E308]-[.G308]" table:style-name="ce11">
            <text:p>219.9961</text:p>
          </table:table-cell>
          <table:table-cell table:style-name="ce11"/>
          <table:table-cell office:value-type="float" office:value="22.558114353153542" table:formula="of:=[.C308]/2+127" table:style-name="ce13">
            <text:p>23</text:p>
          </table:table-cell>
          <table:table-cell office:value-type="float" office:value="18.001935752990335" table:formula="of:=[.H308]/2+128" table:style-name="ce13">
            <text:p>18</text:p>
          </table:table-cell>
          <table:table-cell office:value-type="float" office:value="17.919" table:style-name="ce1">
            <text:p>17.919</text:p>
          </table:table-cell>
          <table:table-cell office:value-type="float" office:value="167.79599999999999" table:style-name="ce1">
            <text:p>167.796</text:p>
          </table:table-cell>
          <table:table-cell table:style-name="ce1"/>
          <table:table-cell office:value-type="float" office:value="2.660277777777778" table:formula="of:=[.B308]*2*3.14/720" table:style-name="ce1">
            <text:p>2.660277778</text:p>
          </table:table-cell>
          <table:table-cell office:value-type="float" office:value="185.79402315215268" table:formula="of:=127*SIN([.Q308])+127" table:style-name="ce1">
            <text:p>185.7940232</text:p>
          </table:table-cell>
          <table:table-cell office:value-type="float" office:value="105.31669001450992" table:formula="of:=127*SIN([.Q308]+[.$P$2])+127" table:style-name="ce1">
            <text:p>105.31669</text:p>
          </table:table-cell>
          <table:table-cell office:value-type="float" office:value="36.690928343611404" table:formula="of:=127*SIN([.Q308]-[.$P$2])+127" table:style-name="ce1">
            <text:p>36.69092834</text:p>
          </table:table-cell>
          <table:table-cell office:value-type="float" office:value="111.24247574788204" table:formula="of:=(MIN([.R308];[.S308];[.T308])+MAX([.R308];[.S308];[.T308]))/2" table:style-name="ce1">
            <text:p>111.242475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6" table:style-name="ce2">
            <text:p>306</text:p>
          </table:table-cell>
          <table:table-cell office:value-type="float" office:value="-206.29933356561162" table:formula="of:=[.$A$3]*SIN(RADIANS([.B309]))" table:style-name="ce11">
            <text:p>-206.2993</text:p>
          </table:table-cell>
          <table:table-cell office:value-type="float" office:value="-26.654758133251644" table:formula="of:=[.$A$3]*SIN(RADIANS([.B309]-120))" table:style-name="ce11">
            <text:p>-26.6548</text:p>
          </table:table-cell>
          <table:table-cell office:value-type="float" office:value="232.95409169886321" table:formula="of:=[.$A$3]*SIN(RADIANS([.B309]+120))" table:style-name="ce11">
            <text:p>232.9541</text:p>
          </table:table-cell>
          <table:table-cell table:style-name="ce11"/>
          <table:table-cell office:value-type="float" office:value="13.327379066625795" table:formula="of:=(MIN([.C309];[.D309];[.E309])+MAX([.C309];[.D309];[.E309]))/2" table:style-name="ce12">
            <text:p>13.3274</text:p>
          </table:table-cell>
          <table:table-cell office:value-type="float" office:value="-219.6267126322374" table:formula="of:=[.C309]-[.G309]" table:style-name="ce11">
            <text:p>-219.6267</text:p>
          </table:table-cell>
          <table:table-cell office:value-type="float" office:value="-39.982137199877442" table:formula="of:=[.D309]-[.G309]" table:style-name="ce11">
            <text:p>-39.9821</text:p>
          </table:table-cell>
          <table:table-cell office:value-type="float" office:value="219.6267126322374" table:formula="of:=[.E309]-[.G309]" table:style-name="ce11">
            <text:p>219.6267</text:p>
          </table:table-cell>
          <table:table-cell table:style-name="ce11"/>
          <table:table-cell office:value-type="float" office:value="23.850333217194191" table:formula="of:=[.C309]/2+127" table:style-name="ce13">
            <text:p>24</text:p>
          </table:table-cell>
          <table:table-cell office:value-type="float" office:value="18.1866436838813" table:formula="of:=[.H309]/2+128" table:style-name="ce13">
            <text:p>18</text:p>
          </table:table-cell>
          <table:table-cell office:value-type="float" office:value="18.1005" table:style-name="ce1">
            <text:p>18.1005</text:p>
          </table:table-cell>
          <table:table-cell office:value-type="float" office:value="167.13" table:style-name="ce1">
            <text:p>167.13</text:p>
          </table:table-cell>
          <table:table-cell table:style-name="ce1"/>
          <table:table-cell office:value-type="float" office:value="2.669" table:formula="of:=[.B309]*2*3.14/720" table:style-name="ce1">
            <text:p>2.669</text:p>
          </table:table-cell>
          <table:table-cell office:value-type="float" office:value="184.80992862626618" table:formula="of:=127*SIN([.Q309])+127" table:style-name="ce1">
            <text:p>184.8099286</text:p>
          </table:table-cell>
          <table:table-cell office:value-type="float" office:value="106.40895854498315" table:formula="of:=127*SIN([.Q309]+[.$P$2])+127" table:style-name="ce1">
            <text:p>106.4089585</text:p>
          </table:table-cell>
          <table:table-cell office:value-type="float" office:value="37.473188613956921" table:formula="of:=127*SIN([.Q309]-[.$P$2])+127" table:style-name="ce1">
            <text:p>37.47318861</text:p>
          </table:table-cell>
          <table:table-cell office:value-type="float" office:value="111.14155862011155" table:formula="of:=(MIN([.R309];[.S309];[.T309])+MAX([.R309];[.S309];[.T309]))/2" table:style-name="ce1">
            <text:p>111.141558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7" table:style-name="ce2">
            <text:p>307</text:p>
          </table:table-cell>
          <table:table-cell office:value-type="float" office:value="-203.65205506205973" table:formula="of:=[.$A$3]*SIN(RADIANS([.B310]))" table:style-name="ce11">
            <text:p>-203.6521</text:p>
          </table:table-cell>
          <table:table-cell office:value-type="float" office:value="-31.076682568312563" table:formula="of:=[.$A$3]*SIN(RADIANS([.B310]-120))" table:style-name="ce11">
            <text:p>-31.0767</text:p>
          </table:table-cell>
          <table:table-cell office:value-type="float" office:value="234.72873763037228" table:formula="of:=[.$A$3]*SIN(RADIANS([.B310]+120))" table:style-name="ce11">
            <text:p>234.7287</text:p>
          </table:table-cell>
          <table:table-cell table:style-name="ce11"/>
          <table:table-cell office:value-type="float" office:value="15.538341284156274" table:formula="of:=(MIN([.C310];[.D310];[.E310])+MAX([.C310];[.D310];[.E310]))/2" table:style-name="ce12">
            <text:p>15.5383</text:p>
          </table:table-cell>
          <table:table-cell office:value-type="float" office:value="-219.190396346216" table:formula="of:=[.C310]-[.G310]" table:style-name="ce11">
            <text:p>-219.1904</text:p>
          </table:table-cell>
          <table:table-cell office:value-type="float" office:value="-46.615023852468838" table:formula="of:=[.D310]-[.G310]" table:style-name="ce11">
            <text:p>-46.6150</text:p>
          </table:table-cell>
          <table:table-cell office:value-type="float" office:value="219.190396346216" table:formula="of:=[.E310]-[.G310]" table:style-name="ce11">
            <text:p>219.1904</text:p>
          </table:table-cell>
          <table:table-cell table:style-name="ce11"/>
          <table:table-cell office:value-type="float" office:value="25.173972468970135" table:formula="of:=[.C310]/2+127" table:style-name="ce13">
            <text:p>25</text:p>
          </table:table-cell>
          <table:table-cell office:value-type="float" office:value="18.404801826891998" table:formula="of:=[.H310]/2+128" table:style-name="ce13">
            <text:p>18</text:p>
          </table:table-cell>
          <table:table-cell office:value-type="float" office:value="18.3156" table:style-name="ce1">
            <text:p>18.3156</text:p>
          </table:table-cell>
          <table:table-cell office:value-type="float" office:value="166.46100000000001" table:style-name="ce1">
            <text:p>166.461</text:p>
          </table:table-cell>
          <table:table-cell table:style-name="ce1"/>
          <table:table-cell office:value-type="float" office:value="2.6777222222222221" table:formula="of:=[.B310]*2*3.14/720" table:style-name="ce1">
            <text:p>2.677722222</text:p>
          </table:table-cell>
          <table:table-cell office:value-type="float" office:value="183.82143611304375" table:formula="of:=127*SIN([.Q310])+127" table:style-name="ce1">
            <text:p>183.8214361</text:p>
          </table:table-cell>
          <table:table-cell office:value-type="float" office:value="107.50279357349152" table:formula="of:=127*SIN([.Q310]+[.$P$2])+127" table:style-name="ce1">
            <text:p>107.5027936</text:p>
          </table:table-cell>
          <table:table-cell office:value-type="float" office:value="38.262259786721714" table:formula="of:=127*SIN([.Q310]-[.$P$2])+127" table:style-name="ce1">
            <text:p>38.26225979</text:p>
          </table:table-cell>
          <table:table-cell office:value-type="float" office:value="111.04184794988274" table:formula="of:=(MIN([.R310];[.S310];[.T310])+MAX([.R310];[.S310];[.T310]))/2" table:style-name="ce1">
            <text:p>111.041847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8" table:style-name="ce2">
            <text:p>308</text:p>
          </table:table-cell>
          <table:table-cell office:value-type="float" office:value="-200.94274216971405" table:formula="of:=[.$A$3]*SIN(RADIANS([.B311]))" table:style-name="ce11">
            <text:p>-200.9427</text:p>
          </table:table-cell>
          <table:table-cell office:value-type="float" office:value="-35.489140744816709" table:formula="of:=[.$A$3]*SIN(RADIANS([.B311]-120))" table:style-name="ce11">
            <text:p>-35.4891</text:p>
          </table:table-cell>
          <table:table-cell office:value-type="float" office:value="236.43188291453075" table:formula="of:=[.$A$3]*SIN(RADIANS([.B311]+120))" table:style-name="ce11">
            <text:p>236.4319</text:p>
          </table:table-cell>
          <table:table-cell table:style-name="ce11"/>
          <table:table-cell office:value-type="float" office:value="17.744570372408347" table:formula="of:=(MIN([.C311];[.D311];[.E311])+MAX([.C311];[.D311];[.E311]))/2" table:style-name="ce12">
            <text:p>17.7446</text:p>
          </table:table-cell>
          <table:table-cell office:value-type="float" office:value="-218.68731254212241" table:formula="of:=[.C311]-[.G311]" table:style-name="ce11">
            <text:p>-218.6873</text:p>
          </table:table-cell>
          <table:table-cell office:value-type="float" office:value="-53.233711117225056" table:formula="of:=[.D311]-[.G311]" table:style-name="ce11">
            <text:p>-53.2337</text:p>
          </table:table-cell>
          <table:table-cell office:value-type="float" office:value="218.68731254212241" table:formula="of:=[.E311]-[.G311]" table:style-name="ce11">
            <text:p>218.6873</text:p>
          </table:table-cell>
          <table:table-cell table:style-name="ce11"/>
          <table:table-cell office:value-type="float" office:value="26.528628915142974" table:formula="of:=[.C311]/2+127" table:style-name="ce13">
            <text:p>27</text:p>
          </table:table-cell>
          <table:table-cell office:value-type="float" office:value="18.656343728938793" table:formula="of:=[.H311]/2+128" table:style-name="ce13">
            <text:p>19</text:p>
          </table:table-cell>
          <table:table-cell office:value-type="float" office:value="18.5639" table:style-name="ce1">
            <text:p>18.5639</text:p>
          </table:table-cell>
          <table:table-cell office:value-type="float" office:value="165.78899999999999" table:style-name="ce1">
            <text:p>165.789</text:p>
          </table:table-cell>
          <table:table-cell table:style-name="ce1"/>
          <table:table-cell office:value-type="float" office:value="2.6864444444444446" table:formula="of:=[.B311]*2*3.14/720" table:style-name="ce1">
            <text:p>2.686444444</text:p>
          </table:table-cell>
          <table:table-cell office:value-type="float" office:value="182.82862081371215" table:formula="of:=127*SIN([.Q311])+127" table:style-name="ce1">
            <text:p>182.8286208</text:p>
          </table:table-cell>
          <table:table-cell office:value-type="float" office:value="108.5981118846987" table:formula="of:=127*SIN([.Q311]+[.$P$2])+127" table:style-name="ce1">
            <text:p>108.5981119</text:p>
          </table:table-cell>
          <table:table-cell office:value-type="float" office:value="39.058081831991458" table:formula="of:=127*SIN([.Q311]-[.$P$2])+127" table:style-name="ce1">
            <text:p>39.05808183</text:p>
          </table:table-cell>
          <table:table-cell office:value-type="float" office:value="110.94335132285181" table:formula="of:=(MIN([.R311];[.S311];[.T311])+MAX([.R311];[.S311];[.T311]))/2" table:style-name="ce1">
            <text:p>110.94335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09" table:style-name="ce2">
            <text:p>309</text:p>
          </table:table-cell>
          <table:table-cell office:value-type="float" office:value="-198.17222017152756" table:formula="of:=[.$A$3]*SIN(RADIANS([.B312]))" table:style-name="ce11">
            <text:p>-198.1722</text:p>
          </table:table-cell>
          <table:table-cell office:value-type="float" office:value="-39.890788585258839" table:formula="of:=[.$A$3]*SIN(RADIANS([.B312]-120))" table:style-name="ce11">
            <text:p>-39.8908</text:p>
          </table:table-cell>
          <table:table-cell office:value-type="float" office:value="238.06300875678647" table:formula="of:=[.$A$3]*SIN(RADIANS([.B312]+120))" table:style-name="ce11">
            <text:p>238.0630</text:p>
          </table:table-cell>
          <table:table-cell table:style-name="ce11"/>
          <table:table-cell office:value-type="float" office:value="19.945394292629459" table:formula="of:=(MIN([.C312];[.D312];[.E312])+MAX([.C312];[.D312];[.E312]))/2" table:style-name="ce12">
            <text:p>19.9454</text:p>
          </table:table-cell>
          <table:table-cell office:value-type="float" office:value="-218.11761446415701" table:formula="of:=[.C312]-[.G312]" table:style-name="ce11">
            <text:p>-218.1176</text:p>
          </table:table-cell>
          <table:table-cell office:value-type="float" office:value="-59.836182877888298" table:formula="of:=[.D312]-[.G312]" table:style-name="ce11">
            <text:p>-59.8362</text:p>
          </table:table-cell>
          <table:table-cell office:value-type="float" office:value="218.11761446415701" table:formula="of:=[.E312]-[.G312]" table:style-name="ce11">
            <text:p>218.1176</text:p>
          </table:table-cell>
          <table:table-cell table:style-name="ce11"/>
          <table:table-cell office:value-type="float" office:value="27.913889914236222" table:formula="of:=[.C312]/2+127" table:style-name="ce13">
            <text:p>28</text:p>
          </table:table-cell>
          <table:table-cell office:value-type="float" office:value="18.941192767921493" table:formula="of:=[.H312]/2+128" table:style-name="ce13">
            <text:p>19</text:p>
          </table:table-cell>
          <table:table-cell office:value-type="float" office:value="18.845600000000001" table:style-name="ce1">
            <text:p>18.8456</text:p>
          </table:table-cell>
          <table:table-cell office:value-type="float" office:value="165.114" table:style-name="ce1">
            <text:p>165.114</text:p>
          </table:table-cell>
          <table:table-cell table:style-name="ce1"/>
          <table:table-cell office:value-type="float" office:value="2.6951666666666667" table:formula="of:=[.B312]*2*3.14/720" table:style-name="ce1">
            <text:p>2.695166667</text:p>
          </table:table-cell>
          <table:table-cell office:value-type="float" office:value="181.8315582583615" table:formula="of:=127*SIN([.Q312])+127" table:style-name="ce1">
            <text:p>181.8315583</text:p>
          </table:table-cell>
          <table:table-cell office:value-type="float" office:value="109.69483015042509" table:formula="of:=127*SIN([.Q312]+[.$P$2])+127" table:style-name="ce1">
            <text:p>109.6948302</text:p>
          </table:table-cell>
          <table:table-cell office:value-type="float" office:value="39.860594206267905" table:formula="of:=127*SIN([.Q312]-[.$P$2])+127" table:style-name="ce1">
            <text:p>39.86059421</text:p>
          </table:table-cell>
          <table:table-cell office:value-type="float" office:value="110.8460762323147" table:formula="of:=(MIN([.R312];[.S312];[.T312])+MAX([.R312];[.S312];[.T312]))/2" table:style-name="ce1">
            <text:p>110.846076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0" table:style-name="ce2">
            <text:p>310</text:p>
          </table:table-cell>
          <table:table-cell office:value-type="float" office:value="-195.34133299533943" table:formula="of:=[.$A$3]*SIN(RADIANS([.B313]))" table:style-name="ce11">
            <text:p>-195.3413</text:p>
          </table:table-cell>
          <table:table-cell office:value-type="float" office:value="-44.280285305067267" table:formula="of:=[.$A$3]*SIN(RADIANS([.B313]-120))" table:style-name="ce11">
            <text:p>-44.2803</text:p>
          </table:table-cell>
          <table:table-cell office:value-type="float" office:value="239.62161830040665" table:formula="of:=[.$A$3]*SIN(RADIANS([.B313]+120))" table:style-name="ce11">
            <text:p>239.6216</text:p>
          </table:table-cell>
          <table:table-cell table:style-name="ce11"/>
          <table:table-cell office:value-type="float" office:value="22.140142652533612" table:formula="of:=(MIN([.C313];[.D313];[.E313])+MAX([.C313];[.D313];[.E313]))/2" table:style-name="ce12">
            <text:p>22.1401</text:p>
          </table:table-cell>
          <table:table-cell office:value-type="float" office:value="-217.48147564787303" table:formula="of:=[.C313]-[.G313]" table:style-name="ce11">
            <text:p>-217.4815</text:p>
          </table:table-cell>
          <table:table-cell office:value-type="float" office:value="-66.420427957600879" table:formula="of:=[.D313]-[.G313]" table:style-name="ce11">
            <text:p>-66.4204</text:p>
          </table:table-cell>
          <table:table-cell office:value-type="float" office:value="217.48147564787303" table:formula="of:=[.E313]-[.G313]" table:style-name="ce11">
            <text:p>217.4815</text:p>
          </table:table-cell>
          <table:table-cell table:style-name="ce11"/>
          <table:table-cell office:value-type="float" office:value="29.329333502330286" table:formula="of:=[.C313]/2+127" table:style-name="ce13">
            <text:p>29</text:p>
          </table:table-cell>
          <table:table-cell office:value-type="float" office:value="19.259262176063487" table:formula="of:=[.H313]/2+128" table:style-name="ce13">
            <text:p>19</text:p>
          </table:table-cell>
          <table:table-cell office:value-type="float" office:value="19.160599999999999" table:style-name="ce1">
            <text:p>19.1606</text:p>
          </table:table-cell>
          <table:table-cell office:value-type="float" office:value="164.43600000000001" table:style-name="ce1">
            <text:p>164.436</text:p>
          </table:table-cell>
          <table:table-cell table:style-name="ce1"/>
          <table:table-cell office:value-type="float" office:value="2.7038888888888892" table:formula="of:=[.B313]*2*3.14/720" table:style-name="ce1">
            <text:p>2.703888889</text:p>
          </table:table-cell>
          <table:table-cell office:value-type="float" office:value="180.83032430019887" table:formula="of:=127*SIN([.Q313])+127" table:style-name="ce1">
            <text:p>180.8303243</text:p>
          </table:table-cell>
          <table:table-cell office:value-type="float" office:value="110.79286493598994" table:formula="of:=127*SIN([.Q313]+[.$P$2])+127" table:style-name="ce1">
            <text:p>110.7928649</text:p>
          </table:table-cell>
          <table:table-cell office:value-type="float" office:value="40.669735857076716" table:formula="of:=127*SIN([.Q313]-[.$P$2])+127" table:style-name="ce1">
            <text:p>40.66973586</text:p>
          </table:table-cell>
          <table:table-cell office:value-type="float" office:value="110.75003007863779" table:formula="of:=(MIN([.R313];[.S313];[.T313])+MAX([.R313];[.S313];[.T313]))/2" table:style-name="ce1">
            <text:p>110.750030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1" table:style-name="ce2">
            <text:p>311</text:p>
          </table:table-cell>
          <table:table-cell office:value-type="float" office:value="-192.45094295680693" table:formula="of:=[.$A$3]*SIN(RADIANS([.B314]))" table:style-name="ce11">
            <text:p>-192.4509</text:p>
          </table:table-cell>
          <table:table-cell office:value-type="float" office:value="-48.656293821018906" table:formula="of:=[.$A$3]*SIN(RADIANS([.B314]-120))" table:style-name="ce11">
            <text:p>-48.6563</text:p>
          </table:table-cell>
          <table:table-cell office:value-type="float" office:value="241.10723677782576" table:formula="of:=[.$A$3]*SIN(RADIANS([.B314]+120))" table:style-name="ce11">
            <text:p>241.1072</text:p>
          </table:table-cell>
          <table:table-cell table:style-name="ce11"/>
          <table:table-cell office:value-type="float" office:value="24.328146910509417" table:formula="of:=(MIN([.C314];[.D314];[.E314])+MAX([.C314];[.D314];[.E314]))/2" table:style-name="ce12">
            <text:p>24.3281</text:p>
          </table:table-cell>
          <table:table-cell office:value-type="float" office:value="-216.77908986731634" table:formula="of:=[.C314]-[.G314]" table:style-name="ce11">
            <text:p>-216.7791</text:p>
          </table:table-cell>
          <table:table-cell office:value-type="float" office:value="-72.984440731528323" table:formula="of:=[.D314]-[.G314]" table:style-name="ce11">
            <text:p>-72.9844</text:p>
          </table:table-cell>
          <table:table-cell office:value-type="float" office:value="216.77908986731634" table:formula="of:=[.E314]-[.G314]" table:style-name="ce11">
            <text:p>216.7791</text:p>
          </table:table-cell>
          <table:table-cell table:style-name="ce11"/>
          <table:table-cell office:value-type="float" office:value="30.774528521596537" table:formula="of:=[.C314]/2+127" table:style-name="ce13">
            <text:p>31</text:p>
          </table:table-cell>
          <table:table-cell office:value-type="float" office:value="19.610455066341828" table:formula="of:=[.H314]/2+128" table:style-name="ce13">
            <text:p>20</text:p>
          </table:table-cell>
          <table:table-cell office:value-type="float" office:value="19.508600000000001" table:style-name="ce1">
            <text:p>19.5086</text:p>
          </table:table-cell>
          <table:table-cell office:value-type="float" office:value="163.756" table:style-name="ce1">
            <text:p>163.756</text:p>
          </table:table-cell>
          <table:table-cell table:style-name="ce1"/>
          <table:table-cell office:value-type="float" office:value="2.7126111111111113" table:formula="of:=[.B314]*2*3.14/720" table:style-name="ce1">
            <text:p>2.712611111</text:p>
          </table:table-cell>
          <table:table-cell office:value-type="float" office:value="179.82499510977797" table:formula="of:=127*SIN([.Q314])+127" table:style-name="ce1">
            <text:p>179.8249951</text:p>
          </table:table-cell>
          <table:table-cell office:value-type="float" office:value="111.89213270655245" table:formula="of:=127*SIN([.Q314]+[.$P$2])+127" table:style-name="ce1">
            <text:p>111.8921327</text:p>
          </table:table-cell>
          <table:table-cell office:value-type="float" office:value="41.48544522760757" table:formula="of:=127*SIN([.Q314]-[.$P$2])+127" table:style-name="ce1">
            <text:p>41.48544523</text:p>
          </table:table-cell>
          <table:table-cell office:value-type="float" office:value="110.65522016869278" table:formula="of:=(MIN([.R314];[.S314];[.T314])+MAX([.R314];[.S314];[.T314]))/2" table:style-name="ce1">
            <text:p>110.655220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2" table:style-name="ce2">
            <text:p>312</text:p>
          </table:table-cell>
          <table:table-cell office:value-type="float" office:value="-189.50193049673561" table:formula="of:=[.$A$3]*SIN(RADIANS([.B315]))" table:style-name="ce11">
            <text:p>-189.5019</text:p>
          </table:table-cell>
          <table:table-cell office:value-type="float" office:value="-53.017481158528675" table:formula="of:=[.$A$3]*SIN(RADIANS([.B315]-120))" table:style-name="ce11">
            <text:p>-53.0175</text:p>
          </table:table-cell>
          <table:table-cell office:value-type="float" office:value="242.51941165526415" table:formula="of:=[.$A$3]*SIN(RADIANS([.B315]+120))" table:style-name="ce11">
            <text:p>242.5194</text:p>
          </table:table-cell>
          <table:table-cell table:style-name="ce11"/>
          <table:table-cell office:value-type="float" office:value="26.50874057926427" table:formula="of:=(MIN([.C315];[.D315];[.E315])+MAX([.C315];[.D315];[.E315]))/2" table:style-name="ce12">
            <text:p>26.5087</text:p>
          </table:table-cell>
          <table:table-cell office:value-type="float" office:value="-216.01067107599988" table:formula="of:=[.C315]-[.G315]" table:style-name="ce11">
            <text:p>-216.0107</text:p>
          </table:table-cell>
          <table:table-cell office:value-type="float" office:value="-79.526221737792952" table:formula="of:=[.D315]-[.G315]" table:style-name="ce11">
            <text:p>-79.5262</text:p>
          </table:table-cell>
          <table:table-cell office:value-type="float" office:value="216.01067107599988" table:formula="of:=[.E315]-[.G315]" table:style-name="ce11">
            <text:p>216.0107</text:p>
          </table:table-cell>
          <table:table-cell table:style-name="ce11"/>
          <table:table-cell office:value-type="float" office:value="32.249034751632195" table:formula="of:=[.C315]/2+127" table:style-name="ce13">
            <text:p>32</text:p>
          </table:table-cell>
          <table:table-cell office:value-type="float" office:value="19.99466446200006" table:formula="of:=[.H315]/2+128" table:style-name="ce13">
            <text:p>20</text:p>
          </table:table-cell>
          <table:table-cell office:value-type="float" office:value="19.889600000000002" table:style-name="ce1">
            <text:p>19.8896</text:p>
          </table:table-cell>
          <table:table-cell office:value-type="float" office:value="163.07300000000001" table:style-name="ce1">
            <text:p>163.073</text:p>
          </table:table-cell>
          <table:table-cell table:style-name="ce1"/>
          <table:table-cell office:value-type="float" office:value="2.7213333333333334" table:formula="of:=[.B315]*2*3.14/720" table:style-name="ce1">
            <text:p>2.721333333</text:p>
          </table:table-cell>
          <table:table-cell office:value-type="float" office:value="178.81564716920406" table:formula="of:=127*SIN([.Q315])+127" table:style-name="ce1">
            <text:p>178.8156472</text:p>
          </table:table-cell>
          <table:table-cell office:value-type="float" office:value="112.99254983347399" table:formula="of:=127*SIN([.Q315]+[.$P$2])+127" table:style-name="ce1">
            <text:p>112.9925498</text:p>
          </table:table-cell>
          <table:table-cell office:value-type="float" office:value="42.30766026140256" table:formula="of:=127*SIN([.Q315]-[.$P$2])+127" table:style-name="ce1">
            <text:p>42.30766026</text:p>
          </table:table-cell>
          <table:table-cell office:value-type="float" office:value="110.56165371530331" table:formula="of:=(MIN([.R315];[.S315];[.T315])+MAX([.R315];[.S315];[.T315]))/2" table:style-name="ce1">
            <text:p>110.561653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3" table:style-name="ce2">
            <text:p>313</text:p>
          </table:table-cell>
          <table:table-cell office:value-type="float" office:value="-186.49519391288842" table:formula="of:=[.$A$3]*SIN(RADIANS([.B316]))" table:style-name="ce11">
            <text:p>-186.4952</text:p>
          </table:table-cell>
          <table:table-cell office:value-type="float" office:value="-57.362518857685572" table:formula="of:=[.$A$3]*SIN(RADIANS([.B316]-120))" table:style-name="ce11">
            <text:p>-57.3625</text:p>
          </table:table-cell>
          <table:table-cell office:value-type="float" office:value="243.85771277057401" table:formula="of:=[.$A$3]*SIN(RADIANS([.B316]+120))" table:style-name="ce11">
            <text:p>243.8577</text:p>
          </table:table-cell>
          <table:table-cell table:style-name="ce11"/>
          <table:table-cell office:value-type="float" office:value="28.681259428842793" table:formula="of:=(MIN([.C316];[.D316];[.E316])+MAX([.C316];[.D316];[.E316]))/2" table:style-name="ce12">
            <text:p>28.6813</text:p>
          </table:table-cell>
          <table:table-cell office:value-type="float" office:value="-215.17645334173122" table:formula="of:=[.C316]-[.G316]" table:style-name="ce11">
            <text:p>-215.1765</text:p>
          </table:table-cell>
          <table:table-cell office:value-type="float" office:value="-86.043778286528365" table:formula="of:=[.D316]-[.G316]" table:style-name="ce11">
            <text:p>-86.0438</text:p>
          </table:table-cell>
          <table:table-cell office:value-type="float" office:value="215.17645334173122" table:formula="of:=[.E316]-[.G316]" table:style-name="ce11">
            <text:p>215.1765</text:p>
          </table:table-cell>
          <table:table-cell table:style-name="ce11"/>
          <table:table-cell office:value-type="float" office:value="33.752403043555788" table:formula="of:=[.C316]/2+127" table:style-name="ce13">
            <text:p>34</text:p>
          </table:table-cell>
          <table:table-cell office:value-type="float" office:value="20.411773329134391" table:formula="of:=[.H316]/2+128" table:style-name="ce13">
            <text:p>20</text:p>
          </table:table-cell>
          <table:table-cell office:value-type="float" office:value="20.303599999999999" table:style-name="ce1">
            <text:p>20.3036</text:p>
          </table:table-cell>
          <table:table-cell office:value-type="float" office:value="162.387" table:style-name="ce1">
            <text:p>162.387</text:p>
          </table:table-cell>
          <table:table-cell table:style-name="ce1"/>
          <table:table-cell office:value-type="float" office:value="2.7300555555555559" table:formula="of:=[.B316]*2*3.14/720" table:style-name="ce1">
            <text:p>2.730055556</text:p>
          </table:table-cell>
          <table:table-cell office:value-type="float" office:value="177.80235726631548" table:formula="of:=127*SIN([.Q316])+127" table:style-name="ce1">
            <text:p>177.8023573</text:p>
          </table:table-cell>
          <table:table-cell office:value-type="float" office:value="114.09403260067401" table:formula="of:=127*SIN([.Q316]+[.$P$2])+127" table:style-name="ce1">
            <text:p>114.0940326</text:p>
          </table:table-cell>
          <table:table-cell office:value-type="float" office:value="43.13631840707248" table:formula="of:=127*SIN([.Q316]-[.$P$2])+127" table:style-name="ce1">
            <text:p>43.13631841</text:p>
          </table:table-cell>
          <table:table-cell office:value-type="float" office:value="110.46933783669398" table:formula="of:=(MIN([.R316];[.S316];[.T316])+MAX([.R316];[.S316];[.T316]))/2" table:style-name="ce1">
            <text:p>110.46933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4" table:style-name="ce2">
            <text:p>314</text:p>
          </table:table-cell>
          <table:table-cell office:value-type="float" office:value="-183.43164908635606" table:formula="of:=[.$A$3]*SIN(RADIANS([.B317]))" table:style-name="ce11">
            <text:p>-183.4316</text:p>
          </table:table-cell>
          <table:table-cell office:value-type="float" office:value="-61.690083377915215" table:formula="of:=[.$A$3]*SIN(RADIANS([.B317]-120))" table:style-name="ce11">
            <text:p>-61.6901</text:p>
          </table:table-cell>
          <table:table-cell office:value-type="float" office:value="245.1217324642713" table:formula="of:=[.$A$3]*SIN(RADIANS([.B317]+120))" table:style-name="ce11">
            <text:p>245.1217</text:p>
          </table:table-cell>
          <table:table-cell table:style-name="ce11"/>
          <table:table-cell office:value-type="float" office:value="30.845041688957622" table:formula="of:=(MIN([.C317];[.D317];[.E317])+MAX([.C317];[.D317];[.E317]))/2" table:style-name="ce12">
            <text:p>30.8450</text:p>
          </table:table-cell>
          <table:table-cell office:value-type="float" office:value="-214.27669077531368" table:formula="of:=[.C317]-[.G317]" table:style-name="ce11">
            <text:p>-214.2767</text:p>
          </table:table-cell>
          <table:table-cell office:value-type="float" office:value="-92.535125066872837" table:formula="of:=[.D317]-[.G317]" table:style-name="ce11">
            <text:p>-92.5351</text:p>
          </table:table-cell>
          <table:table-cell office:value-type="float" office:value="214.27669077531368" table:formula="of:=[.E317]-[.G317]" table:style-name="ce11">
            <text:p>214.2767</text:p>
          </table:table-cell>
          <table:table-cell table:style-name="ce11"/>
          <table:table-cell office:value-type="float" office:value="35.28417545682197" table:formula="of:=[.C317]/2+127" table:style-name="ce13">
            <text:p>35</text:p>
          </table:table-cell>
          <table:table-cell office:value-type="float" office:value="20.861654612343159" table:formula="of:=[.H317]/2+128" table:style-name="ce13">
            <text:p>21</text:p>
          </table:table-cell>
          <table:table-cell office:value-type="float" office:value="20.750299999999999" table:style-name="ce1">
            <text:p>20.7503</text:p>
          </table:table-cell>
          <table:table-cell office:value-type="float" office:value="161.69800000000001" table:style-name="ce1">
            <text:p>161.698</text:p>
          </table:table-cell>
          <table:table-cell table:style-name="ce1"/>
          <table:table-cell office:value-type="float" office:value="2.738777777777778" table:formula="of:=[.B317]*2*3.14/720" table:style-name="ce1">
            <text:p>2.738777778</text:p>
          </table:table-cell>
          <table:table-cell office:value-type="float" office:value="176.78520248884223" table:formula="of:=127*SIN([.Q317])+127" table:style-name="ce1">
            <text:p>176.7852025</text:p>
          </table:table-cell>
          <table:table-cell office:value-type="float" office:value="115.19649721100163" table:formula="of:=127*SIN([.Q317]+[.$P$2])+127" table:style-name="ce1">
            <text:p>115.1964972</text:p>
          </table:table-cell>
          <table:table-cell office:value-type="float" office:value="43.971356623057588" table:formula="of:=127*SIN([.Q317]-[.$P$2])+127" table:style-name="ce1">
            <text:p>43.97135662</text:p>
          </table:table-cell>
          <table:table-cell office:value-type="float" office:value="110.37827955594992" table:formula="of:=(MIN([.R317];[.S317];[.T317])+MAX([.R317];[.S317];[.T317]))/2" table:style-name="ce1">
            <text:p>110.378279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5" table:style-name="ce2">
            <text:p>315</text:p>
          </table:table-cell>
          <table:table-cell office:value-type="float" office:value="-180.31222920256965" table:formula="of:=[.$A$3]*SIN(RADIANS([.B318]))" table:style-name="ce11">
            <text:p>-180.3122</text:p>
          </table:table-cell>
          <table:table-cell office:value-type="float" office:value="-65.998856501142797" table:formula="of:=[.$A$3]*SIN(RADIANS([.B318]-120))" table:style-name="ce11">
            <text:p>-65.9989</text:p>
          </table:table-cell>
          <table:table-cell office:value-type="float" office:value="246.31108570371242" table:formula="of:=[.$A$3]*SIN(RADIANS([.B318]+120))" table:style-name="ce11">
            <text:p>246.3111</text:p>
          </table:table-cell>
          <table:table-cell table:style-name="ce11"/>
          <table:table-cell office:value-type="float" office:value="32.999428250571384" table:formula="of:=(MIN([.C318];[.D318];[.E318])+MAX([.C318];[.D318];[.E318]))/2" table:style-name="ce12">
            <text:p>32.9994</text:p>
          </table:table-cell>
          <table:table-cell office:value-type="float" office:value="-213.31165745314104" table:formula="of:=[.C318]-[.G318]" table:style-name="ce11">
            <text:p>-213.3117</text:p>
          </table:table-cell>
          <table:table-cell office:value-type="float" office:value="-98.998284751714181" table:formula="of:=[.D318]-[.G318]" table:style-name="ce11">
            <text:p>-98.9983</text:p>
          </table:table-cell>
          <table:table-cell office:value-type="float" office:value="213.31165745314104" table:formula="of:=[.E318]-[.G318]" table:style-name="ce11">
            <text:p>213.3117</text:p>
          </table:table-cell>
          <table:table-cell table:style-name="ce11"/>
          <table:table-cell office:value-type="float" office:value="36.843885398715173" table:formula="of:=[.C318]/2+127" table:style-name="ce13">
            <text:p>37</text:p>
          </table:table-cell>
          <table:table-cell office:value-type="float" office:value="21.344171273429481" table:formula="of:=[.H318]/2+128" table:style-name="ce13">
            <text:p>21</text:p>
          </table:table-cell>
          <table:table-cell office:value-type="float" office:value="21.229700000000001" table:style-name="ce1">
            <text:p>21.2297</text:p>
          </table:table-cell>
          <table:table-cell office:value-type="float" office:value="161.00700000000001" table:style-name="ce1">
            <text:p>161.007</text:p>
          </table:table-cell>
          <table:table-cell table:style-name="ce1"/>
          <table:table-cell office:value-type="float" office:value="2.7475000000000001" table:formula="of:=[.B318]*2*3.14/720" table:style-name="ce1">
            <text:p>2.7475</text:p>
          </table:table-cell>
          <table:table-cell office:value-type="float" office:value="175.76426021854093" table:formula="of:=127*SIN([.Q318])+127" table:style-name="ce1">
            <text:p>175.7642602</text:p>
          </table:table-cell>
          <table:table-cell office:value-type="float" office:value="116.29985979261326" table:formula="of:=127*SIN([.Q318]+[.$P$2])+127" table:style-name="ce1">
            <text:p>116.2998598</text:p>
          </table:table-cell>
          <table:table-cell office:value-type="float" office:value="44.812711382425604" table:formula="of:=127*SIN([.Q318]-[.$P$2])+127" table:style-name="ce1">
            <text:p>44.81271138</text:p>
          </table:table-cell>
          <table:table-cell office:value-type="float" office:value="110.28848580048327" table:formula="of:=(MIN([.R318];[.S318];[.T318])+MAX([.R318];[.S318];[.T318]))/2" table:style-name="ce1">
            <text:p>110.288485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6" table:style-name="ce2">
            <text:p>316</text:p>
          </table:table-cell>
          <table:table-cell office:value-type="float" office:value="-177.13788446704439" table:formula="of:=[.$A$3]*SIN(RADIANS([.B319]))" table:style-name="ce11">
            <text:p>-177.1379</text:p>
          </table:table-cell>
          <table:table-cell office:value-type="float" office:value="-70.287525733334746" table:formula="of:=[.$A$3]*SIN(RADIANS([.B319]-120))" table:style-name="ce11">
            <text:p>-70.2875</text:p>
          </table:table-cell>
          <table:table-cell office:value-type="float" office:value="247.4254102003791" table:formula="of:=[.$A$3]*SIN(RADIANS([.B319]+120))" table:style-name="ce11">
            <text:p>247.4254</text:p>
          </table:table-cell>
          <table:table-cell table:style-name="ce11"/>
          <table:table-cell office:value-type="float" office:value="35.143762866667359" table:formula="of:=(MIN([.C319];[.D319];[.E319])+MAX([.C319];[.D319];[.E319]))/2" table:style-name="ce12">
            <text:p>35.1438</text:p>
          </table:table-cell>
          <table:table-cell office:value-type="float" office:value="-212.28164733371176" table:formula="of:=[.C319]-[.G319]" table:style-name="ce11">
            <text:p>-212.2816</text:p>
          </table:table-cell>
          <table:table-cell office:value-type="float" office:value="-105.43128860000211" table:formula="of:=[.D319]-[.G319]" table:style-name="ce11">
            <text:p>-105.4313</text:p>
          </table:table-cell>
          <table:table-cell office:value-type="float" office:value="212.28164733371176" table:formula="of:=[.E319]-[.G319]" table:style-name="ce11">
            <text:p>212.2816</text:p>
          </table:table-cell>
          <table:table-cell table:style-name="ce11"/>
          <table:table-cell office:value-type="float" office:value="38.431057766477807" table:formula="of:=[.C319]/2+127" table:style-name="ce13">
            <text:p>38</text:p>
          </table:table-cell>
          <table:table-cell office:value-type="float" office:value="21.85917633314412" table:formula="of:=[.H319]/2+128" table:style-name="ce13">
            <text:p>22</text:p>
          </table:table-cell>
          <table:table-cell office:value-type="float" office:value="21.741499999999998" table:style-name="ce1">
            <text:p>21.7415</text:p>
          </table:table-cell>
          <table:table-cell office:value-type="float" office:value="160.31399999999999" table:style-name="ce1">
            <text:p>160.314</text:p>
          </table:table-cell>
          <table:table-cell table:style-name="ce1"/>
          <table:table-cell office:value-type="float" office:value="2.7562222222222221" table:formula="of:=[.B319]*2*3.14/720" table:style-name="ce1">
            <text:p>2.756222222</text:p>
          </table:table-cell>
          <table:table-cell office:value-type="float" office:value="174.73960812530811" table:formula="of:=127*SIN([.Q319])+127" table:style-name="ce1">
            <text:p>174.7396081</text:p>
          </table:table-cell>
          <table:table-cell office:value-type="float" office:value="117.40403640534709" table:formula="of:=127*SIN([.Q319]+[.$P$2])+127" table:style-name="ce1">
            <text:p>117.4040364</text:p>
          </table:table-cell>
          <table:table-cell office:value-type="float" office:value="45.660318677699905" table:formula="of:=127*SIN([.Q319]-[.$P$2])+127" table:style-name="ce1">
            <text:p>45.66031868</text:p>
          </table:table-cell>
          <table:table-cell office:value-type="float" office:value="110.19996340150401" table:formula="of:=(MIN([.R319];[.S319];[.T319])+MAX([.R319];[.S319];[.T319]))/2" table:style-name="ce1">
            <text:p>110.199963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7" table:style-name="ce2">
            <text:p>317</text:p>
          </table:table-cell>
          <table:table-cell office:value-type="float" office:value="-173.90958181593706" table:formula="of:=[.$A$3]*SIN(RADIANS([.B320]))" table:style-name="ce11">
            <text:p>-173.9096</text:p>
          </table:table-cell>
          <table:table-cell office:value-type="float" office:value="-74.554784704297873" table:formula="of:=[.$A$3]*SIN(RADIANS([.B320]-120))" table:style-name="ce11">
            <text:p>-74.5548</text:p>
          </table:table-cell>
          <table:table-cell office:value-type="float" office:value="248.46436652023496" table:formula="of:=[.$A$3]*SIN(RADIANS([.B320]+120))" table:style-name="ce11">
            <text:p>248.4644</text:p>
          </table:table-cell>
          <table:table-cell table:style-name="ce11"/>
          <table:table-cell office:value-type="float" office:value="37.277392352148951" table:formula="of:=(MIN([.C320];[.D320];[.E320])+MAX([.C320];[.D320];[.E320]))/2" table:style-name="ce12">
            <text:p>37.2774</text:p>
          </table:table-cell>
          <table:table-cell office:value-type="float" office:value="-211.18697416808601" table:formula="of:=[.C320]-[.G320]" table:style-name="ce11">
            <text:p>-211.1870</text:p>
          </table:table-cell>
          <table:table-cell office:value-type="float" office:value="-111.83217705644682" table:formula="of:=[.D320]-[.G320]" table:style-name="ce11">
            <text:p>-111.8322</text:p>
          </table:table-cell>
          <table:table-cell office:value-type="float" office:value="211.18697416808601" table:formula="of:=[.E320]-[.G320]" table:style-name="ce11">
            <text:p>211.1870</text:p>
          </table:table-cell>
          <table:table-cell table:style-name="ce11"/>
          <table:table-cell office:value-type="float" office:value="40.04520909203147" table:formula="of:=[.C320]/2+127" table:style-name="ce13">
            <text:p>40</text:p>
          </table:table-cell>
          <table:table-cell office:value-type="float" office:value="22.406512915956995" table:formula="of:=[.H320]/2+128" table:style-name="ce13">
            <text:p>22</text:p>
          </table:table-cell>
          <table:table-cell office:value-type="float" office:value="22.285699999999999" table:style-name="ce1">
            <text:p>22.2857</text:p>
          </table:table-cell>
          <table:table-cell office:value-type="float" office:value="159.61799999999999" table:style-name="ce1">
            <text:p>159.618</text:p>
          </table:table-cell>
          <table:table-cell table:style-name="ce1"/>
          <table:table-cell office:value-type="float" office:value="2.7649444444444446" table:formula="of:=[.B320]*2*3.14/720" table:style-name="ce1">
            <text:p>2.764944444</text:p>
          </table:table-cell>
          <table:table-cell office:value-type="float" office:value="173.71132416127128" table:formula="of:=127*SIN([.Q320])+127" table:style-name="ce1">
            <text:p>173.7113242</text:p>
          </table:table-cell>
          <table:table-cell office:value-type="float" office:value="118.50894304711605" table:formula="of:=127*SIN([.Q320]+[.$P$2])+127" table:style-name="ce1">
            <text:p>118.508943</text:p>
          </table:table-cell>
          <table:table-cell office:value-type="float" office:value="46.514114025734401" table:formula="of:=127*SIN([.Q320]-[.$P$2])+127" table:style-name="ce1">
            <text:p>46.51411403</text:p>
          </table:table-cell>
          <table:table-cell office:value-type="float" office:value="110.11271909350285" table:formula="of:=(MIN([.R320];[.S320];[.T320])+MAX([.R320];[.S320];[.T320]))/2" table:style-name="ce1">
            <text:p>110.112719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8" table:style-name="ce2">
            <text:p>318</text:p>
          </table:table-cell>
          <table:table-cell office:value-type="float" office:value="-170.62830462150882" table:formula="of:=[.$A$3]*SIN(RADIANS([.B321]))" table:style-name="ce11">
            <text:p>-170.6283</text:p>
          </table:table-cell>
          <table:table-cell office:value-type="float" office:value="-78.799333565611562" table:formula="of:=[.$A$3]*SIN(RADIANS([.B321]-120))" table:style-name="ce11">
            <text:p>-78.7993</text:p>
          </table:table-cell>
          <table:table-cell office:value-type="float" office:value="249.42763818712046" table:formula="of:=[.$A$3]*SIN(RADIANS([.B321]+120))" table:style-name="ce11">
            <text:p>249.4276</text:p>
          </table:table-cell>
          <table:table-cell table:style-name="ce11"/>
          <table:table-cell office:value-type="float" office:value="39.399666782805824" table:formula="of:=(MIN([.C321];[.D321];[.E321])+MAX([.C321];[.D321];[.E321]))/2" table:style-name="ce12">
            <text:p>39.3997</text:p>
          </table:table-cell>
          <table:table-cell office:value-type="float" office:value="-210.02797140431466" table:formula="of:=[.C321]-[.G321]" table:style-name="ce11">
            <text:p>-210.0280</text:p>
          </table:table-cell>
          <table:table-cell office:value-type="float" office:value="-118.19900034841739" table:formula="of:=[.D321]-[.G321]" table:style-name="ce11">
            <text:p>-118.1990</text:p>
          </table:table-cell>
          <table:table-cell office:value-type="float" office:value="210.02797140431466" table:formula="of:=[.E321]-[.G321]" table:style-name="ce11">
            <text:p>210.0280</text:p>
          </table:table-cell>
          <table:table-cell table:style-name="ce11"/>
          <table:table-cell office:value-type="float" office:value="41.685847689245591" table:formula="of:=[.C321]/2+127" table:style-name="ce13">
            <text:p>42</text:p>
          </table:table-cell>
          <table:table-cell office:value-type="float" office:value="22.986014297842672" table:formula="of:=[.H321]/2+128" table:style-name="ce13">
            <text:p>23</text:p>
          </table:table-cell>
          <table:table-cell office:value-type="float" office:value="22.861999999999998" table:style-name="ce1">
            <text:p>22.862</text:p>
          </table:table-cell>
          <table:table-cell office:value-type="float" office:value="158.91900000000001" table:style-name="ce1">
            <text:p>158.919</text:p>
          </table:table-cell>
          <table:table-cell table:style-name="ce1"/>
          <table:table-cell office:value-type="float" office:value="2.7736666666666667" table:formula="of:=[.B321]*2*3.14/720" table:style-name="ce1">
            <text:p>2.773666667</text:p>
          </table:table-cell>
          <table:table-cell office:value-type="float" office:value="172.67948655485873" table:formula="of:=127*SIN([.Q321])+127" table:style-name="ce1">
            <text:p>172.6794866</text:p>
          </table:table-cell>
          <table:table-cell office:value-type="float" office:value="119.61449566029137" table:formula="of:=127*SIN([.Q321]+[.$P$2])+127" table:style-name="ce1">
            <text:p>119.6144957</text:p>
          </table:table-cell>
          <table:table-cell office:value-type="float" office:value="47.374032472613834" table:formula="of:=127*SIN([.Q321]-[.$P$2])+127" table:style-name="ce1">
            <text:p>47.37403247</text:p>
          </table:table-cell>
          <table:table-cell office:value-type="float" office:value="110.02675951373628" table:formula="of:=(MIN([.R321];[.S321];[.T321])+MAX([.R321];[.S321];[.T321]))/2" table:style-name="ce1">
            <text:p>110.026759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19" table:style-name="ce2">
            <text:p>319</text:p>
          </table:table-cell>
          <table:table-cell office:value-type="float" office:value="-167.29505239257938" table:formula="of:=[.$A$3]*SIN(RADIANS([.B322]))" table:style-name="ce11">
            <text:p>-167.2951</text:p>
          </table:table-cell>
          <table:table-cell office:value-type="float" office:value="-83.019879386574971" table:formula="of:=[.$A$3]*SIN(RADIANS([.B322]-120))" table:style-name="ce11">
            <text:p>-83.0199</text:p>
          </table:table-cell>
          <table:table-cell office:value-type="float" office:value="250.31493177915431" table:formula="of:=[.$A$3]*SIN(RADIANS([.B322]+120))" table:style-name="ce11">
            <text:p>250.3149</text:p>
          </table:table-cell>
          <table:table-cell table:style-name="ce11"/>
          <table:table-cell office:value-type="float" office:value="41.509939693287464" table:formula="of:=(MIN([.C322];[.D322];[.E322])+MAX([.C322];[.D322];[.E322]))/2" table:style-name="ce12">
            <text:p>41.5099</text:p>
          </table:table-cell>
          <table:table-cell office:value-type="float" office:value="-208.80499208586684" table:formula="of:=[.C322]-[.G322]" table:style-name="ce11">
            <text:p>-208.8050</text:p>
          </table:table-cell>
          <table:table-cell office:value-type="float" office:value="-124.52981907986243" table:formula="of:=[.D322]-[.G322]" table:style-name="ce11">
            <text:p>-124.5298</text:p>
          </table:table-cell>
          <table:table-cell office:value-type="float" office:value="208.80499208586684" table:formula="of:=[.E322]-[.G322]" table:style-name="ce11">
            <text:p>208.8050</text:p>
          </table:table-cell>
          <table:table-cell table:style-name="ce11"/>
          <table:table-cell office:value-type="float" office:value="43.352473803710311" table:formula="of:=[.C322]/2+127" table:style-name="ce13">
            <text:p>43</text:p>
          </table:table-cell>
          <table:table-cell office:value-type="float" office:value="23.597503957066579" table:formula="of:=[.H322]/2+128" table:style-name="ce13">
            <text:p>24</text:p>
          </table:table-cell>
          <table:table-cell office:value-type="float" office:value="23.470400000000001" table:style-name="ce1">
            <text:p>23.4704</text:p>
          </table:table-cell>
          <table:table-cell office:value-type="float" office:value="158.21799999999999" table:style-name="ce1">
            <text:p>158.218</text:p>
          </table:table-cell>
          <table:table-cell table:style-name="ce1"/>
          <table:table-cell office:value-type="float" office:value="2.7823888888888892" table:formula="of:=[.B322]*2*3.14/720" table:style-name="ce1">
            <text:p>2.782388889</text:p>
          </table:table-cell>
          <table:table-cell office:value-type="float" office:value="171.64417380484787" table:formula="of:=127*SIN([.Q322])+127" table:style-name="ce1">
            <text:p>171.6441738</text:p>
          </table:table-cell>
          <table:table-cell office:value-type="float" office:value="120.72061013810446" table:formula="of:=127*SIN([.Q322]+[.$P$2])+127" table:style-name="ce1">
            <text:p>120.7206101</text:p>
          </table:table-cell>
          <table:table-cell office:value-type="float" office:value="48.24000859860061" table:formula="of:=127*SIN([.Q322]-[.$P$2])+127" table:style-name="ce1">
            <text:p>48.2400086</text:p>
          </table:table-cell>
          <table:table-cell office:value-type="float" office:value="109.94209120172424" table:formula="of:=(MIN([.R322];[.S322];[.T322])+MAX([.R322];[.S322];[.T322]))/2" table:style-name="ce1">
            <text:p>109.942091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0" table:style-name="ce2">
            <text:p>320</text:p>
          </table:table-cell>
          <table:table-cell office:value-type="float" office:value="-163.9108404700676" table:formula="of:=[.$A$3]*SIN(RADIANS([.B323]))" table:style-name="ce11">
            <text:p>-163.9108</text:p>
          </table:table-cell>
          <table:table-cell office:value-type="float" office:value="-87.215136548045507" table:formula="of:=[.$A$3]*SIN(RADIANS([.B323]-120))" table:style-name="ce11">
            <text:p>-87.2151</text:p>
          </table:table-cell>
          <table:table-cell office:value-type="float" office:value="251.12597701811305" table:formula="of:=[.$A$3]*SIN(RADIANS([.B323]+120))" table:style-name="ce11">
            <text:p>251.1260</text:p>
          </table:table-cell>
          <table:table-cell table:style-name="ce11"/>
          <table:table-cell office:value-type="float" office:value="43.607568274022725" table:formula="of:=(MIN([.C323];[.D323];[.E323])+MAX([.C323];[.D323];[.E323]))/2" table:style-name="ce12">
            <text:p>43.6076</text:p>
          </table:table-cell>
          <table:table-cell office:value-type="float" office:value="-207.51840874409032" table:formula="of:=[.C323]-[.G323]" table:style-name="ce11">
            <text:p>-207.5184</text:p>
          </table:table-cell>
          <table:table-cell office:value-type="float" office:value="-130.82270482206823" table:formula="of:=[.D323]-[.G323]" table:style-name="ce11">
            <text:p>-130.8227</text:p>
          </table:table-cell>
          <table:table-cell office:value-type="float" office:value="207.51840874409032" table:formula="of:=[.E323]-[.G323]" table:style-name="ce11">
            <text:p>207.5184</text:p>
          </table:table-cell>
          <table:table-cell table:style-name="ce11"/>
          <table:table-cell office:value-type="float" office:value="45.044579764966201" table:formula="of:=[.C323]/2+127" table:style-name="ce13">
            <text:p>45</text:p>
          </table:table-cell>
          <table:table-cell office:value-type="float" office:value="24.240795627954839" table:formula="of:=[.H323]/2+128" table:style-name="ce13">
            <text:p>24</text:p>
          </table:table-cell>
          <table:table-cell office:value-type="float" office:value="24.110499999999998" table:style-name="ce1">
            <text:p>24.1105</text:p>
          </table:table-cell>
          <table:table-cell office:value-type="float" office:value="157.51499999999999" table:style-name="ce1">
            <text:p>157.515</text:p>
          </table:table-cell>
          <table:table-cell table:style-name="ce1"/>
          <table:table-cell office:value-type="float" office:value="2.7911111111111113" table:formula="of:=[.B323]*2*3.14/720" table:style-name="ce1">
            <text:p>2.791111111</text:p>
          </table:table-cell>
          <table:table-cell office:value-type="float" office:value="170.60546467439374" table:formula="of:=127*SIN([.Q323])+127" table:style-name="ce1">
            <text:p>170.6054647</text:p>
          </table:table-cell>
          <table:table-cell office:value-type="float" office:value="121.82720233103927" table:formula="of:=127*SIN([.Q323]+[.$P$2])+127" table:style-name="ce1">
            <text:p>121.8272023</text:p>
          </table:table-cell>
          <table:table-cell office:value-type="float" office:value="49.111976523107003" table:formula="of:=127*SIN([.Q323]-[.$P$2])+127" table:style-name="ce1">
            <text:p>49.11197652</text:p>
          </table:table-cell>
          <table:table-cell office:value-type="float" office:value="109.85872059875038" table:formula="of:=(MIN([.R323];[.S323];[.T323])+MAX([.R323];[.S323];[.T323]))/2" table:style-name="ce1">
            <text:p>109.858720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1" table:style-name="ce2">
            <text:p>321</text:p>
          </table:table-cell>
          <table:table-cell office:value-type="float" office:value="-160.47669971770864" table:formula="of:=[.$A$3]*SIN(RADIANS([.B324]))" table:style-name="ce11">
            <text:p>-160.4767</text:p>
          </table:table-cell>
          <table:table-cell office:value-type="float" office:value="-91.383827134051614" table:formula="of:=[.$A$3]*SIN(RADIANS([.B324]-120))" table:style-name="ce11">
            <text:p>-91.3838</text:p>
          </table:table-cell>
          <table:table-cell office:value-type="float" office:value="251.86052685176011" table:formula="of:=[.$A$3]*SIN(RADIANS([.B324]+120))" table:style-name="ce11">
            <text:p>251.8605</text:p>
          </table:table-cell>
          <table:table-cell table:style-name="ce11"/>
          <table:table-cell office:value-type="float" office:value="45.691913567025736" table:formula="of:=(MIN([.C324];[.D324];[.E324])+MAX([.C324];[.D324];[.E324]))/2" table:style-name="ce12">
            <text:p>45.6919</text:p>
          </table:table-cell>
          <table:table-cell office:value-type="float" office:value="-206.16861328473436" table:formula="of:=[.C324]-[.G324]" table:style-name="ce11">
            <text:p>-206.1686</text:p>
          </table:table-cell>
          <table:table-cell office:value-type="float" office:value="-137.07574070107734" table:formula="of:=[.D324]-[.G324]" table:style-name="ce11">
            <text:p>-137.0757</text:p>
          </table:table-cell>
          <table:table-cell office:value-type="float" office:value="206.16861328473436" table:formula="of:=[.E324]-[.G324]" table:style-name="ce11">
            <text:p>206.1686</text:p>
          </table:table-cell>
          <table:table-cell table:style-name="ce11"/>
          <table:table-cell office:value-type="float" office:value="46.76165014114568" table:formula="of:=[.C324]/2+127" table:style-name="ce13">
            <text:p>47</text:p>
          </table:table-cell>
          <table:table-cell office:value-type="float" office:value="24.915693357632819" table:formula="of:=[.H324]/2+128" table:style-name="ce13">
            <text:p>25</text:p>
          </table:table-cell>
          <table:table-cell office:value-type="float" office:value="24.782299999999999" table:style-name="ce1">
            <text:p>24.7823</text:p>
          </table:table-cell>
          <table:table-cell office:value-type="float" office:value="156.81" table:style-name="ce1">
            <text:p>156.81</text:p>
          </table:table-cell>
          <table:table-cell table:style-name="ce1"/>
          <table:table-cell office:value-type="float" office:value="2.7998333333333334" table:formula="of:=[.B324]*2*3.14/720" table:style-name="ce1">
            <text:p>2.799833333</text:p>
          </table:table-cell>
          <table:table-cell office:value-type="float" office:value="169.56343818503655" table:formula="of:=127*SIN([.Q324])+127" table:style-name="ce1">
            <text:p>169.5634382</text:p>
          </table:table-cell>
          <table:table-cell office:value-type="float" office:value="122.93418805323675" table:formula="of:=127*SIN([.Q324]+[.$P$2])+127" table:style-name="ce1">
            <text:p>122.9341881</text:p>
          </table:table-cell>
          <table:table-cell office:value-type="float" office:value="49.989869909709128" table:formula="of:=127*SIN([.Q324]-[.$P$2])+127" table:style-name="ce1">
            <text:p>49.98986991</text:p>
          </table:table-cell>
          <table:table-cell office:value-type="float" office:value="109.77665404737283" table:formula="of:=(MIN([.R324];[.S324];[.T324])+MAX([.R324];[.S324];[.T324]))/2" table:style-name="ce1">
            <text:p>109.77665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2" table:style-name="ce2">
            <text:p>322</text:p>
          </table:table-cell>
          <table:table-cell office:value-type="float" office:value="-156.99367620804284" table:formula="of:=[.$A$3]*SIN(RADIANS([.B325]))" table:style-name="ce11">
            <text:p>-156.9937</text:p>
          </table:table-cell>
          <table:table-cell office:value-type="float" office:value="-95.524681321057557" table:formula="of:=[.$A$3]*SIN(RADIANS([.B325]-120))" table:style-name="ce11">
            <text:p>-95.5247</text:p>
          </table:table-cell>
          <table:table-cell office:value-type="float" office:value="252.51835752910043" table:formula="of:=[.$A$3]*SIN(RADIANS([.B325]+120))" table:style-name="ce11">
            <text:p>252.5184</text:p>
          </table:table-cell>
          <table:table-cell table:style-name="ce11"/>
          <table:table-cell office:value-type="float" office:value="47.762340660528793" table:formula="of:=(MIN([.C325];[.D325];[.E325])+MAX([.C325];[.D325];[.E325]))/2" table:style-name="ce12">
            <text:p>47.7623</text:p>
          </table:table-cell>
          <table:table-cell office:value-type="float" office:value="-204.75601686857163" table:formula="of:=[.C325]-[.G325]" table:style-name="ce11">
            <text:p>-204.7560</text:p>
          </table:table-cell>
          <table:table-cell office:value-type="float" office:value="-143.28702198158635" table:formula="of:=[.D325]-[.G325]" table:style-name="ce11">
            <text:p>-143.2870</text:p>
          </table:table-cell>
          <table:table-cell office:value-type="float" office:value="204.75601686857163" table:formula="of:=[.E325]-[.G325]" table:style-name="ce11">
            <text:p>204.7560</text:p>
          </table:table-cell>
          <table:table-cell table:style-name="ce11"/>
          <table:table-cell office:value-type="float" office:value="48.503161895978579" table:formula="of:=[.C325]/2+127" table:style-name="ce13">
            <text:p>49</text:p>
          </table:table-cell>
          <table:table-cell office:value-type="float" office:value="25.621991565714183" table:formula="of:=[.H325]/2+128" table:style-name="ce13">
            <text:p>26</text:p>
          </table:table-cell>
          <table:table-cell office:value-type="float" office:value="25.485499999999998" table:style-name="ce1">
            <text:p>25.4855</text:p>
          </table:table-cell>
          <table:table-cell office:value-type="float" office:value="156.10300000000001" table:style-name="ce1">
            <text:p>156.103</text:p>
          </table:table-cell>
          <table:table-cell table:style-name="ce1"/>
          <table:table-cell office:value-type="float" office:value="2.8085555555555555" table:formula="of:=[.B325]*2*3.14/720" table:style-name="ce1">
            <text:p>2.808555556</text:p>
          </table:table-cell>
          <table:table-cell office:value-type="float" office:value="168.5181736106901" table:formula="of:=127*SIN([.Q325])+127" table:style-name="ce1">
            <text:p>168.5181736</text:p>
          </table:table-cell>
          <table:table-cell office:value-type="float" office:value="124.04148308890215" table:formula="of:=127*SIN([.Q325]+[.$P$2])+127" table:style-name="ce1">
            <text:p>124.0414831</text:p>
          </table:table-cell>
          <table:table-cell office:value-type="float" office:value="50.873621971195718" table:formula="of:=127*SIN([.Q325]-[.$P$2])+127" table:style-name="ce1">
            <text:p>50.87362197</text:p>
          </table:table-cell>
          <table:table-cell office:value-type="float" office:value="109.69589779094291" table:formula="of:=(MIN([.R325];[.S325];[.T325])+MAX([.R325];[.S325];[.T325]))/2" table:style-name="ce1">
            <text:p>109.695897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3" table:style-name="ce2">
            <text:p>323</text:p>
          </table:table-cell>
          <table:table-cell office:value-type="float" office:value="-153.4628309037723" table:formula="of:=[.$A$3]*SIN(RADIANS([.B326]))" table:style-name="ce11">
            <text:p>-153.4628</text:p>
          </table:table-cell>
          <table:table-cell office:value-type="float" office:value="-99.63643776476475" table:formula="of:=[.$A$3]*SIN(RADIANS([.B326]-120))" table:style-name="ce11">
            <text:p>-99.6364</text:p>
          </table:table-cell>
          <table:table-cell office:value-type="float" office:value="253.09926866853712" table:formula="of:=[.$A$3]*SIN(RADIANS([.B326]+120))" table:style-name="ce11">
            <text:p>253.0993</text:p>
          </table:table-cell>
          <table:table-cell table:style-name="ce11"/>
          <table:table-cell office:value-type="float" office:value="49.818218882382411" table:formula="of:=(MIN([.C326];[.D326];[.E326])+MAX([.C326];[.D326];[.E326]))/2" table:style-name="ce12">
            <text:p>49.8182</text:p>
          </table:table-cell>
          <table:table-cell office:value-type="float" office:value="-203.28104978615471" table:formula="of:=[.C326]-[.G326]" table:style-name="ce11">
            <text:p>-203.2810</text:p>
          </table:table-cell>
          <table:table-cell office:value-type="float" office:value="-149.45465664714715" table:formula="of:=[.D326]-[.G326]" table:style-name="ce11">
            <text:p>-149.4547</text:p>
          </table:table-cell>
          <table:table-cell office:value-type="float" office:value="203.28104978615471" table:formula="of:=[.E326]-[.G326]" table:style-name="ce11">
            <text:p>203.2810</text:p>
          </table:table-cell>
          <table:table-cell table:style-name="ce11"/>
          <table:table-cell office:value-type="float" office:value="50.26858454811385" table:formula="of:=[.C326]/2+127" table:style-name="ce13">
            <text:p>50</text:p>
          </table:table-cell>
          <table:table-cell office:value-type="float" office:value="26.359475106922645" table:formula="of:=[.H326]/2+128" table:style-name="ce13">
            <text:p>26</text:p>
          </table:table-cell>
          <table:table-cell office:value-type="float" office:value="26.219799999999999" table:style-name="ce1">
            <text:p>26.2198</text:p>
          </table:table-cell>
          <table:table-cell office:value-type="float" office:value="155.393" table:style-name="ce1">
            <text:p>155.393</text:p>
          </table:table-cell>
          <table:table-cell table:style-name="ce1"/>
          <table:table-cell office:value-type="float" office:value="2.817277777777778" table:formula="of:=[.B326]*2*3.14/720" table:style-name="ce1">
            <text:p>2.817277778</text:p>
          </table:table-cell>
          <table:table-cell office:value-type="float" office:value="167.46975047161106" table:formula="of:=127*SIN([.Q326])+127" table:style-name="ce1">
            <text:p>167.4697505</text:p>
          </table:table-cell>
          <table:table-cell office:value-type="float" office:value="125.14900319870561" table:formula="of:=127*SIN([.Q326]+[.$P$2])+127" table:style-name="ce1">
            <text:p>125.1490032</text:p>
          </table:table-cell>
          <table:table-cell office:value-type="float" office:value="51.763165474644211" table:formula="of:=127*SIN([.Q326]-[.$P$2])+127" table:style-name="ce1">
            <text:p>51.76316547</text:p>
          </table:table-cell>
          <table:table-cell office:value-type="float" office:value="109.61645797312764" table:formula="of:=(MIN([.R326];[.S326];[.T326])+MAX([.R326];[.S326];[.T326]))/2" table:style-name="ce1">
            <text:p>109.61645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4" table:style-name="ce2">
            <text:p>324</text:p>
          </table:table-cell>
          <table:table-cell office:value-type="float" office:value="-149.88523933458072" table:formula="of:=[.$A$3]*SIN(RADIANS([.B327]))" table:style-name="ce11">
            <text:p>-149.8852</text:p>
          </table:table-cell>
          <table:table-cell office:value-type="float" office:value="-103.71784398432905" table:formula="of:=[.$A$3]*SIN(RADIANS([.B327]-120))" table:style-name="ce11">
            <text:p>-103.7178</text:p>
          </table:table-cell>
          <table:table-cell office:value-type="float" office:value="253.60308331890968" table:formula="of:=[.$A$3]*SIN(RADIANS([.B327]+120))" table:style-name="ce11">
            <text:p>253.6031</text:p>
          </table:table-cell>
          <table:table-cell table:style-name="ce11"/>
          <table:table-cell office:value-type="float" office:value="51.858921992164483" table:formula="of:=(MIN([.C327];[.D327];[.E327])+MAX([.C327];[.D327];[.E327]))/2" table:style-name="ce12">
            <text:p>51.8589</text:p>
          </table:table-cell>
          <table:table-cell office:value-type="float" office:value="-201.7441613267452" table:formula="of:=[.C327]-[.G327]" table:style-name="ce11">
            <text:p>-201.7442</text:p>
          </table:table-cell>
          <table:table-cell office:value-type="float" office:value="-155.57676597649353" table:formula="of:=[.D327]-[.G327]" table:style-name="ce11">
            <text:p>-155.5768</text:p>
          </table:table-cell>
          <table:table-cell office:value-type="float" office:value="201.7441613267452" table:formula="of:=[.E327]-[.G327]" table:style-name="ce11">
            <text:p>201.7442</text:p>
          </table:table-cell>
          <table:table-cell table:style-name="ce11"/>
          <table:table-cell office:value-type="float" office:value="52.057380332709641" table:formula="of:=[.C327]/2+127" table:style-name="ce13">
            <text:p>52</text:p>
          </table:table-cell>
          <table:table-cell office:value-type="float" office:value="27.1279193366274" table:formula="of:=[.H327]/2+128" table:style-name="ce13">
            <text:p>27</text:p>
          </table:table-cell>
          <table:table-cell office:value-type="float" office:value="26.985199999999999" table:style-name="ce1">
            <text:p>26.9852</text:p>
          </table:table-cell>
          <table:table-cell office:value-type="float" office:value="154.68100000000001" table:style-name="ce1">
            <text:p>154.681</text:p>
          </table:table-cell>
          <table:table-cell table:style-name="ce1"/>
          <table:table-cell office:value-type="float" office:value="2.8260000000000001" table:formula="of:=[.B327]*2*3.14/720" table:style-name="ce1">
            <text:p>2.826</text:p>
          </table:table-cell>
          <table:table-cell office:value-type="float" office:value="166.4182485283493" table:formula="of:=127*SIN([.Q327])+127" table:style-name="ce1">
            <text:p>166.4182485</text:p>
          </table:table-cell>
          <table:table-cell office:value-type="float" office:value="126.25666412619795" table:formula="of:=127*SIN([.Q327]+[.$P$2])+127" table:style-name="ce1">
            <text:p>126.2566641</text:p>
          </table:table-cell>
          <table:table-cell office:value-type="float" office:value="52.658432746541166" table:formula="of:=127*SIN([.Q327]-[.$P$2])+127" table:style-name="ce1">
            <text:p>52.65843275</text:p>
          </table:table-cell>
          <table:table-cell office:value-type="float" office:value="109.53834063744523" table:formula="of:=(MIN([.R327];[.S327];[.T327])+MAX([.R327];[.S327];[.T327]))/2" table:style-name="ce1">
            <text:p>109.538340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5" table:style-name="ce2">
            <text:p>325</text:p>
          </table:table-cell>
          <table:table-cell office:value-type="float" office:value="-146.26199126951687" table:formula="of:=[.$A$3]*SIN(RADIANS([.B328]))" table:style-name="ce11">
            <text:p>-146.2620</text:p>
          </table:table-cell>
          <table:table-cell office:value-type="float" office:value="-107.76765674387832" table:formula="of:=[.$A$3]*SIN(RADIANS([.B328]-120))" table:style-name="ce11">
            <text:p>-107.7677</text:p>
          </table:table-cell>
          <table:table-cell office:value-type="float" office:value="254.0296480133951" table:formula="of:=[.$A$3]*SIN(RADIANS([.B328]+120))" table:style-name="ce11">
            <text:p>254.0296</text:p>
          </table:table-cell>
          <table:table-cell table:style-name="ce11"/>
          <table:table-cell office:value-type="float" office:value="53.883828371939117" table:formula="of:=(MIN([.C328];[.D328];[.E328])+MAX([.C328];[.D328];[.E328]))/2" table:style-name="ce12">
            <text:p>53.8838</text:p>
          </table:table-cell>
          <table:table-cell office:value-type="float" office:value="-200.145819641456" table:formula="of:=[.C328]-[.G328]" table:style-name="ce11">
            <text:p>-200.1458</text:p>
          </table:table-cell>
          <table:table-cell office:value-type="float" office:value="-161.65148511581742" table:formula="of:=[.D328]-[.G328]" table:style-name="ce11">
            <text:p>-161.6515</text:p>
          </table:table-cell>
          <table:table-cell office:value-type="float" office:value="200.145819641456" table:formula="of:=[.E328]-[.G328]" table:style-name="ce11">
            <text:p>200.1458</text:p>
          </table:table-cell>
          <table:table-cell table:style-name="ce11"/>
          <table:table-cell office:value-type="float" office:value="53.869004365241565" table:formula="of:=[.C328]/2+127" table:style-name="ce13">
            <text:p>54</text:p>
          </table:table-cell>
          <table:table-cell office:value-type="float" office:value="27.927090179272" table:formula="of:=[.H328]/2+128" table:style-name="ce13">
            <text:p>28</text:p>
          </table:table-cell>
          <table:table-cell office:value-type="float" office:value="27.781300000000002" table:style-name="ce1">
            <text:p>27.7813</text:p>
          </table:table-cell>
          <table:table-cell office:value-type="float" office:value="153.96700000000001" table:style-name="ce1">
            <text:p>153.967</text:p>
          </table:table-cell>
          <table:table-cell table:style-name="ce1"/>
          <table:table-cell office:value-type="float" office:value="2.8347222222222221" table:formula="of:=[.B328]*2*3.14/720" table:style-name="ce1">
            <text:p>2.834722222</text:p>
          </table:table-cell>
          <table:table-cell office:value-type="float" office:value="165.36374777567966" table:formula="of:=127*SIN([.Q328])+127" table:style-name="ce1">
            <text:p>165.3637478</text:p>
          </table:table-cell>
          <table:table-cell office:value-type="float" office:value="127.36438160421433" table:formula="of:=127*SIN([.Q328]+[.$P$2])+127" table:style-name="ce1">
            <text:p>127.3643816</text:p>
          </table:table-cell>
          <table:table-cell office:value-type="float" office:value="53.559355677925751" table:formula="of:=127*SIN([.Q328]-[.$P$2])+127" table:style-name="ce1">
            <text:p>53.55935568</text:p>
          </table:table-cell>
          <table:table-cell office:value-type="float" office:value="109.4615517268027" table:formula="of:=(MIN([.R328];[.S328];[.T328])+MAX([.R328];[.S328];[.T328]))/2" table:style-name="ce1">
            <text:p>109.461551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6" table:style-name="ce2">
            <text:p>326</text:p>
          </table:table-cell>
          <table:table-cell office:value-type="float" office:value="-142.59419038504038" table:formula="of:=[.$A$3]*SIN(RADIANS([.B329]))" table:style-name="ce11">
            <text:p>-142.5942</text:p>
          </table:table-cell>
          <table:table-cell office:value-type="float" office:value="-111.78464243121475" table:formula="of:=[.$A$3]*SIN(RADIANS([.B329]-120))" table:style-name="ce11">
            <text:p>-111.7846</text:p>
          </table:table-cell>
          <table:table-cell office:value-type="float" office:value="254.37883281625517" table:formula="of:=[.$A$3]*SIN(RADIANS([.B329]+120))" table:style-name="ce11">
            <text:p>254.3788</text:p>
          </table:table-cell>
          <table:table-cell table:style-name="ce11"/>
          <table:table-cell office:value-type="float" office:value="55.892321215607396" table:formula="of:=(MIN([.C329];[.D329];[.E329])+MAX([.C329];[.D329];[.E329]))/2" table:style-name="ce12">
            <text:p>55.8923</text:p>
          </table:table-cell>
          <table:table-cell office:value-type="float" office:value="-198.48651160064776" table:formula="of:=[.C329]-[.G329]" table:style-name="ce11">
            <text:p>-198.4865</text:p>
          </table:table-cell>
          <table:table-cell office:value-type="float" office:value="-167.67696364682214" table:formula="of:=[.D329]-[.G329]" table:style-name="ce11">
            <text:p>-167.6770</text:p>
          </table:table-cell>
          <table:table-cell office:value-type="float" office:value="198.48651160064776" table:formula="of:=[.E329]-[.G329]" table:style-name="ce11">
            <text:p>198.4865</text:p>
          </table:table-cell>
          <table:table-cell table:style-name="ce11"/>
          <table:table-cell office:value-type="float" office:value="55.702904807479811" table:formula="of:=[.C329]/2+127" table:style-name="ce13">
            <text:p>56</text:p>
          </table:table-cell>
          <table:table-cell office:value-type="float" office:value="28.75674419967612" table:formula="of:=[.H329]/2+128" table:style-name="ce13">
            <text:p>29</text:p>
          </table:table-cell>
          <table:table-cell office:value-type="float" office:value="28.607800000000001" table:style-name="ce1">
            <text:p>28.6078</text:p>
          </table:table-cell>
          <table:table-cell office:value-type="float" office:value="153.25200000000001" table:style-name="ce1">
            <text:p>153.252</text:p>
          </table:table-cell>
          <table:table-cell table:style-name="ce1"/>
          <table:table-cell office:value-type="float" office:value="2.8434444444444442" table:formula="of:=[.B329]*2*3.14/720" table:style-name="ce1">
            <text:p>2.843444444</text:p>
          </table:table-cell>
          <table:table-cell office:value-type="float" office:value="164.30632843651654" table:formula="of:=127*SIN([.Q329])+127" table:style-name="ce1">
            <text:p>164.3063284</text:p>
          </table:table-cell>
          <table:table-cell office:value-type="float" office:value="128.47207136128776" table:formula="of:=127*SIN([.Q329]+[.$P$2])+127" table:style-name="ce1">
            <text:p>128.4720714</text:p>
          </table:table-cell>
          <table:table-cell office:value-type="float" office:value="54.465865729573324" table:formula="of:=127*SIN([.Q329]-[.$P$2])+127" table:style-name="ce1">
            <text:p>54.46586573</text:p>
          </table:table-cell>
          <table:table-cell office:value-type="float" office:value="109.38609708304493" table:formula="of:=(MIN([.R329];[.S329];[.T329])+MAX([.R329];[.S329];[.T329]))/2" table:style-name="ce1">
            <text:p>109.386097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7" table:style-name="ce2">
            <text:p>327</text:p>
          </table:table-cell>
          <table:table-cell office:value-type="float" office:value="-138.88295392883188" table:formula="of:=[.$A$3]*SIN(RADIANS([.B330]))" table:style-name="ce11">
            <text:p>-138.8830</text:p>
          </table:table-cell>
          <table:table-cell office:value-type="float" office:value="-115.76757743358441" table:formula="of:=[.$A$3]*SIN(RADIANS([.B330]-120))" table:style-name="ce11">
            <text:p>-115.7676</text:p>
          </table:table-cell>
          <table:table-cell office:value-type="float" office:value="254.65053136241636" table:formula="of:=[.$A$3]*SIN(RADIANS([.B330]+120))" table:style-name="ce11">
            <text:p>254.6505</text:p>
          </table:table-cell>
          <table:table-cell table:style-name="ce11"/>
          <table:table-cell office:value-type="float" office:value="57.883788716792239" table:formula="of:=(MIN([.C330];[.D330];[.E330])+MAX([.C330];[.D330];[.E330]))/2" table:style-name="ce12">
            <text:p>57.8838</text:p>
          </table:table-cell>
          <table:table-cell office:value-type="float" office:value="-196.76674264562411" table:formula="of:=[.C330]-[.G330]" table:style-name="ce11">
            <text:p>-196.7667</text:p>
          </table:table-cell>
          <table:table-cell office:value-type="float" office:value="-173.65136615037665" table:formula="of:=[.D330]-[.G330]" table:style-name="ce11">
            <text:p>-173.6514</text:p>
          </table:table-cell>
          <table:table-cell office:value-type="float" office:value="196.76674264562411" table:formula="of:=[.E330]-[.G330]" table:style-name="ce11">
            <text:p>196.7667</text:p>
          </table:table-cell>
          <table:table-cell table:style-name="ce11"/>
          <table:table-cell office:value-type="float" office:value="57.558523035584059" table:formula="of:=[.C330]/2+127" table:style-name="ce13">
            <text:p>58</text:p>
          </table:table-cell>
          <table:table-cell office:value-type="float" office:value="29.616628677187947" table:formula="of:=[.H330]/2+128" table:style-name="ce13">
            <text:p>30</text:p>
          </table:table-cell>
          <table:table-cell office:value-type="float" office:value="29.464700000000001" table:style-name="ce1">
            <text:p>29.4647</text:p>
          </table:table-cell>
          <table:table-cell office:value-type="float" office:value="152.53399999999999" table:style-name="ce1">
            <text:p>152.534</text:p>
          </table:table-cell>
          <table:table-cell table:style-name="ce1"/>
          <table:table-cell office:value-type="float" office:value="2.8521666666666667" table:formula="of:=[.B330]*2*3.14/720" table:style-name="ce1">
            <text:p>2.852166667</text:p>
          </table:table-cell>
          <table:table-cell office:value-type="float" office:value="163.24607095581069" table:formula="of:=127*SIN([.Q330])+127" table:style-name="ce1">
            <text:p>163.246071</text:p>
          </table:table-cell>
          <table:table-cell office:value-type="float" office:value="129.5796491280629" table:formula="of:=127*SIN([.Q330]+[.$P$2])+127" table:style-name="ce1">
            <text:p>129.5796491</text:p>
          </table:table-cell>
          <table:table-cell office:value-type="float" office:value="55.377893937211851" table:formula="of:=127*SIN([.Q330]-[.$P$2])+127" table:style-name="ce1">
            <text:p>55.37789394</text:p>
          </table:table-cell>
          <table:table-cell office:value-type="float" office:value="109.31198244651128" table:formula="of:=(MIN([.R330];[.S330];[.T330])+MAX([.R330];[.S330];[.T330]))/2" table:style-name="ce1">
            <text:p>109.311982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8" table:style-name="ce2">
            <text:p>328</text:p>
          </table:table-cell>
          <table:table-cell office:value-type="float" office:value="-135.12941237946728" table:formula="of:=[.$A$3]*SIN(RADIANS([.B331]))" table:style-name="ce11">
            <text:p>-135.1294</text:p>
          </table:table-cell>
          <table:table-cell office:value-type="float" office:value="-119.71524851040218" table:formula="of:=[.$A$3]*SIN(RADIANS([.B331]-120))" table:style-name="ce11">
            <text:p>-119.7152</text:p>
          </table:table-cell>
          <table:table-cell office:value-type="float" office:value="254.84466088986943" table:formula="of:=[.$A$3]*SIN(RADIANS([.B331]+120))" table:style-name="ce11">
            <text:p>254.8447</text:p>
          </table:table-cell>
          <table:table-cell table:style-name="ce11"/>
          <table:table-cell office:value-type="float" office:value="59.857624255201074" table:formula="of:=(MIN([.C331];[.D331];[.E331])+MAX([.C331];[.D331];[.E331]))/2" table:style-name="ce12">
            <text:p>59.8576</text:p>
          </table:table-cell>
          <table:table-cell office:value-type="float" office:value="-194.98703663466836" table:formula="of:=[.C331]-[.G331]" table:style-name="ce11">
            <text:p>-194.9870</text:p>
          </table:table-cell>
          <table:table-cell office:value-type="float" office:value="-179.57287276560325" table:formula="of:=[.D331]-[.G331]" table:style-name="ce11">
            <text:p>-179.5729</text:p>
          </table:table-cell>
          <table:table-cell office:value-type="float" office:value="194.98703663466836" table:formula="of:=[.E331]-[.G331]" table:style-name="ce11">
            <text:p>194.9870</text:p>
          </table:table-cell>
          <table:table-cell table:style-name="ce11"/>
          <table:table-cell office:value-type="float" office:value="59.435293810266359" table:formula="of:=[.C331]/2+127" table:style-name="ce13">
            <text:p>59</text:p>
          </table:table-cell>
          <table:table-cell office:value-type="float" office:value="30.506481682665822" table:formula="of:=[.H331]/2+128" table:style-name="ce13">
            <text:p>31</text:p>
          </table:table-cell>
          <table:table-cell office:value-type="float" office:value="30.351500000000001" table:style-name="ce1">
            <text:p>30.3515</text:p>
          </table:table-cell>
          <table:table-cell office:value-type="float" office:value="151.81399999999999" table:style-name="ce1">
            <text:p>151.814</text:p>
          </table:table-cell>
          <table:table-cell table:style-name="ce1"/>
          <table:table-cell office:value-type="float" office:value="2.8608888888888893" table:formula="of:=[.B331]*2*3.14/720" table:style-name="ce1">
            <text:p>2.860888889</text:p>
          </table:table-cell>
          <table:table-cell office:value-type="float" office:value="162.18305599442931" table:formula="of:=127*SIN([.Q331])+127" table:style-name="ce1">
            <text:p>162.183056</text:p>
          </table:table-cell>
          <table:table-cell office:value-type="float" office:value="130.68703064370058" table:formula="of:=127*SIN([.Q331]+[.$P$2])+127" table:style-name="ce1">
            <text:p>130.6870306</text:p>
          </table:table-cell>
          <table:table-cell office:value-type="float" office:value="56.295370916763432" table:formula="of:=127*SIN([.Q331]-[.$P$2])+127" table:style-name="ce1">
            <text:p>56.29537092</text:p>
          </table:table-cell>
          <table:table-cell office:value-type="float" office:value="109.23921345559637" table:formula="of:=(MIN([.R331];[.S331];[.T331])+MAX([.R331];[.S331];[.T331]))/2" table:style-name="ce1">
            <text:p>109.239213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29" table:style-name="ce2">
            <text:p>329</text:p>
          </table:table-cell>
          <table:table-cell office:value-type="float" office:value="-131.3347091020639" table:formula="of:=[.$A$3]*SIN(RADIANS([.B332]))" table:style-name="ce11">
            <text:p>-131.3347</text:p>
          </table:table-cell>
          <table:table-cell office:value-type="float" office:value="-123.62645316281592" table:formula="of:=[.$A$3]*SIN(RADIANS([.B332]-120))" table:style-name="ce11">
            <text:p>-123.6265</text:p>
          </table:table-cell>
          <table:table-cell office:value-type="float" office:value="254.96116226487976" table:formula="of:=[.$A$3]*SIN(RADIANS([.B332]+120))" table:style-name="ce11">
            <text:p>254.9612</text:p>
          </table:table-cell>
          <table:table-cell table:style-name="ce11"/>
          <table:table-cell office:value-type="float" office:value="61.813226581407932" table:formula="of:=(MIN([.C332];[.D332];[.E332])+MAX([.C332];[.D332];[.E332]))/2" table:style-name="ce12">
            <text:p>61.8132</text:p>
          </table:table-cell>
          <table:table-cell office:value-type="float" office:value="-193.14793568347181" table:formula="of:=[.C332]-[.G332]" table:style-name="ce11">
            <text:p>-193.1479</text:p>
          </table:table-cell>
          <table:table-cell office:value-type="float" office:value="-185.43967974422384" table:formula="of:=[.D332]-[.G332]" table:style-name="ce11">
            <text:p>-185.4397</text:p>
          </table:table-cell>
          <table:table-cell office:value-type="float" office:value="193.14793568347181" table:formula="of:=[.E332]-[.G332]" table:style-name="ce11">
            <text:p>193.1479</text:p>
          </table:table-cell>
          <table:table-cell table:style-name="ce11"/>
          <table:table-cell office:value-type="float" office:value="61.332645448968051" table:formula="of:=[.C332]/2+127" table:style-name="ce13">
            <text:p>61</text:p>
          </table:table-cell>
          <table:table-cell office:value-type="float" office:value="31.426032158264093" table:formula="of:=[.H332]/2+128" table:style-name="ce13">
            <text:p>31</text:p>
          </table:table-cell>
          <table:table-cell office:value-type="float" office:value="31.268000000000001" table:style-name="ce1">
            <text:p>31.268</text:p>
          </table:table-cell>
          <table:table-cell office:value-type="float" office:value="151.09299999999999" table:style-name="ce1">
            <text:p>151.093</text:p>
          </table:table-cell>
          <table:table-cell table:style-name="ce1"/>
          <table:table-cell office:value-type="float" office:value="2.8696111111111109" table:formula="of:=[.B332]*2*3.14/720" table:style-name="ce1">
            <text:p>2.869611111</text:p>
          </table:table-cell>
          <table:table-cell office:value-type="float" office:value="161.11736442301961" table:formula="of:=127*SIN([.Q332])+127" table:style-name="ce1">
            <text:p>161.1173644</text:p>
          </table:table-cell>
          <table:table-cell office:value-type="float" office:value="131.79413166229543" table:formula="of:=127*SIN([.Q332]+[.$P$2])+127" table:style-name="ce1">
            <text:p>131.7941317</text:p>
          </table:table-cell>
          <table:table-cell office:value-type="float" office:value="57.218226869628637" table:formula="of:=127*SIN([.Q332]-[.$P$2])+127" table:style-name="ce1">
            <text:p>57.21822687</text:p>
          </table:table-cell>
          <table:table-cell office:value-type="float" office:value="109.16779564632412" table:formula="of:=(MIN([.R332];[.S332];[.T332])+MAX([.R332];[.S332];[.T332]))/2" table:style-name="ce1">
            <text:p>109.167795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0" table:style-name="ce2">
            <text:p>330</text:p>
          </table:table-cell>
          <table:table-cell office:value-type="float" office:value="-127.50000000000011" table:formula="of:=[.$A$3]*SIN(RADIANS([.B333]))" table:style-name="ce11">
            <text:p>-127.5000</text:p>
          </table:table-cell>
          <table:table-cell office:value-type="float" office:value="-127.50000000000003" table:formula="of:=[.$A$3]*SIN(RADIANS([.B333]-120))" table:style-name="ce11">
            <text:p>-127.5000</text:p>
          </table:table-cell>
          <table:table-cell office:value-type="float" office:value="255" table:formula="of:=[.$A$3]*SIN(RADIANS([.B333]+120))" table:style-name="ce11">
            <text:p>255.0000</text:p>
          </table:table-cell>
          <table:table-cell table:style-name="ce11"/>
          <table:table-cell office:value-type="float" office:value="63.749999999999943" table:formula="of:=(MIN([.C333];[.D333];[.E333])+MAX([.C333];[.D333];[.E333]))/2" table:style-name="ce12">
            <text:p>63.7500</text:p>
          </table:table-cell>
          <table:table-cell office:value-type="float" office:value="-191.25000000000006" table:formula="of:=[.C333]-[.G333]" table:style-name="ce11">
            <text:p>-191.2500</text:p>
          </table:table-cell>
          <table:table-cell office:value-type="float" office:value="-191.24999999999997" table:formula="of:=[.D333]-[.G333]" table:style-name="ce11">
            <text:p>-191.2500</text:p>
          </table:table-cell>
          <table:table-cell office:value-type="float" office:value="191.25000000000006" table:formula="of:=[.E333]-[.G333]" table:style-name="ce11">
            <text:p>191.2500</text:p>
          </table:table-cell>
          <table:table-cell table:style-name="ce11"/>
          <table:table-cell office:value-type="float" office:value="63.249999999999943" table:formula="of:=[.C333]/2+127" table:style-name="ce13">
            <text:p>63</text:p>
          </table:table-cell>
          <table:table-cell office:value-type="float" office:value="32.374999999999972" table:formula="of:=[.H333]/2+128" table:style-name="ce13">
            <text:p>32</text:p>
          </table:table-cell>
          <table:table-cell office:value-type="float" office:value="32.213999999999999" table:style-name="ce1">
            <text:p>32.214</text:p>
          </table:table-cell>
          <table:table-cell office:value-type="float" office:value="150.37" table:style-name="ce1">
            <text:p>150.37</text:p>
          </table:table-cell>
          <table:table-cell table:style-name="ce1"/>
          <table:table-cell office:value-type="float" office:value="2.8783333333333334" table:formula="of:=[.B333]*2*3.14/720" table:style-name="ce1">
            <text:p>2.878333333</text:p>
          </table:table-cell>
          <table:table-cell office:value-type="float" office:value="160.04907731585612" table:formula="of:=127*SIN([.Q333])+127" table:style-name="ce1">
            <text:p>160.0490773</text:p>
          </table:table-cell>
          <table:table-cell office:value-type="float" office:value="132.90086795927772" table:formula="of:=127*SIN([.Q333]+[.$P$2])+127" table:style-name="ce1">
            <text:p>132.900868</text:p>
          </table:table-cell>
          <table:table-cell office:value-type="float" office:value="58.146391587990621" table:formula="of:=127*SIN([.Q333]-[.$P$2])+127" table:style-name="ce1">
            <text:p>58.14639159</text:p>
          </table:table-cell>
          <table:table-cell office:value-type="float" office:value="109.09773445192337" table:formula="of:=(MIN([.R333];[.S333];[.T333])+MAX([.R333];[.S333];[.T333]))/2" table:style-name="ce1">
            <text:p>109.097734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1" table:style-name="ce2">
            <text:p>331</text:p>
          </table:table-cell>
          <table:table-cell office:value-type="float" office:value="-123.62645316281591" table:formula="of:=[.$A$3]*SIN(RADIANS([.B334]))" table:style-name="ce11">
            <text:p>-123.6265</text:p>
          </table:table-cell>
          <table:table-cell office:value-type="float" office:value="-131.33470910206381" table:formula="of:=[.$A$3]*SIN(RADIANS([.B334]-120))" table:style-name="ce11">
            <text:p>-131.3347</text:p>
          </table:table-cell>
          <table:table-cell office:value-type="float" office:value="254.96116226487976" table:formula="of:=[.$A$3]*SIN(RADIANS([.B334]+120))" table:style-name="ce11">
            <text:p>254.9612</text:p>
          </table:table-cell>
          <table:table-cell table:style-name="ce11"/>
          <table:table-cell office:value-type="float" office:value="61.813226581407974" table:formula="of:=(MIN([.C334];[.D334];[.E334])+MAX([.C334];[.D334];[.E334]))/2" table:style-name="ce12">
            <text:p>61.8132</text:p>
          </table:table-cell>
          <table:table-cell office:value-type="float" office:value="-185.43967974422389" table:formula="of:=[.C334]-[.G334]" table:style-name="ce11">
            <text:p>-185.4397</text:p>
          </table:table-cell>
          <table:table-cell office:value-type="float" office:value="-193.14793568347179" table:formula="of:=[.D334]-[.G334]" table:style-name="ce11">
            <text:p>-193.1479</text:p>
          </table:table-cell>
          <table:table-cell office:value-type="float" office:value="193.14793568347179" table:formula="of:=[.E334]-[.G334]" table:style-name="ce11">
            <text:p>193.1479</text:p>
          </table:table-cell>
          <table:table-cell table:style-name="ce11"/>
          <table:table-cell office:value-type="float" office:value="65.186773418592054" table:formula="of:=[.C334]/2+127" table:style-name="ce13">
            <text:p>65</text:p>
          </table:table-cell>
          <table:table-cell office:value-type="float" office:value="35.280160127888053" table:formula="of:=[.H334]/2+128" table:style-name="ce13">
            <text:p>35</text:p>
          </table:table-cell>
          <table:table-cell office:value-type="float" office:value="34.676499999999997" table:style-name="ce1">
            <text:p>34.6765</text:p>
          </table:table-cell>
          <table:table-cell office:value-type="float" office:value="149.64500000000001" table:style-name="ce1">
            <text:p>149.645</text:p>
          </table:table-cell>
          <table:table-cell table:style-name="ce1"/>
          <table:table-cell office:value-type="float" office:value="2.8870555555555559" table:formula="of:=[.B334]*2*3.14/720" table:style-name="ce1">
            <text:p>2.887055556</text:p>
          </table:table-cell>
          <table:table-cell office:value-type="float" office:value="158.97827594467341" table:formula="of:=127*SIN([.Q334])+127" table:style-name="ce1">
            <text:p>158.9782759</text:p>
          </table:table-cell>
          <table:table-cell office:value-type="float" office:value="134.00715533782818" table:formula="of:=127*SIN([.Q334]+[.$P$2])+127" table:style-name="ce1">
            <text:p>134.0071553</text:p>
          </table:table-cell>
          <table:table-cell office:value-type="float" office:value="59.079794460162319" table:formula="of:=127*SIN([.Q334]-[.$P$2])+127" table:style-name="ce1">
            <text:p>59.07979446</text:p>
          </table:table-cell>
          <table:table-cell office:value-type="float" office:value="109.02903520241787" table:formula="of:=(MIN([.R334];[.S334];[.T334])+MAX([.R334];[.S334];[.T334]))/2" table:style-name="ce1">
            <text:p>109.029035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2" table:style-name="ce2">
            <text:p>332</text:p>
          </table:table-cell>
          <table:table-cell office:value-type="float" office:value="-119.71524851040216" table:formula="of:=[.$A$3]*SIN(RADIANS([.B335]))" table:style-name="ce11">
            <text:p>-119.7152</text:p>
          </table:table-cell>
          <table:table-cell office:value-type="float" office:value="-135.12941237946723" table:formula="of:=[.$A$3]*SIN(RADIANS([.B335]-120))" table:style-name="ce11">
            <text:p>-135.1294</text:p>
          </table:table-cell>
          <table:table-cell office:value-type="float" office:value="254.84466088986943" table:formula="of:=[.$A$3]*SIN(RADIANS([.B335]+120))" table:style-name="ce11">
            <text:p>254.8447</text:p>
          </table:table-cell>
          <table:table-cell table:style-name="ce11"/>
          <table:table-cell office:value-type="float" office:value="59.857624255201102" table:formula="of:=(MIN([.C335];[.D335];[.E335])+MAX([.C335];[.D335];[.E335]))/2" table:style-name="ce12">
            <text:p>59.8576</text:p>
          </table:table-cell>
          <table:table-cell office:value-type="float" office:value="-179.57287276560328" table:formula="of:=[.C335]-[.G335]" table:style-name="ce11">
            <text:p>-179.5729</text:p>
          </table:table-cell>
          <table:table-cell office:value-type="float" office:value="-194.98703663466833" table:formula="of:=[.D335]-[.G335]" table:style-name="ce11">
            <text:p>-194.9870</text:p>
          </table:table-cell>
          <table:table-cell office:value-type="float" office:value="194.98703663466833" table:formula="of:=[.E335]-[.G335]" table:style-name="ce11">
            <text:p>194.9870</text:p>
          </table:table-cell>
          <table:table-cell table:style-name="ce11"/>
          <table:table-cell office:value-type="float" office:value="67.142375744798926" table:formula="of:=[.C335]/2+127" table:style-name="ce13">
            <text:p>67</text:p>
          </table:table-cell>
          <table:table-cell office:value-type="float" office:value="38.213563617198361" table:formula="of:=[.H335]/2+128" table:style-name="ce13">
            <text:p>38</text:p>
          </table:table-cell>
          <table:table-cell office:value-type="float" office:value="37.607300000000002" table:style-name="ce1">
            <text:p>37.6073</text:p>
          </table:table-cell>
          <table:table-cell office:value-type="float" office:value="148.91900000000001" table:style-name="ce1">
            <text:p>148.919</text:p>
          </table:table-cell>
          <table:table-cell table:style-name="ce1"/>
          <table:table-cell office:value-type="float" office:value="2.895777777777778" table:formula="of:=[.B335]*2*3.14/720" table:style-name="ce1">
            <text:p>2.895777778</text:p>
          </table:table-cell>
          <table:table-cell office:value-type="float" office:value="157.90504177248283" table:formula="of:=127*SIN([.Q335])+127" table:style-name="ce1">
            <text:p>157.9050418</text:p>
          </table:table-cell>
          <table:table-cell office:value-type="float" office:value="135.11290963527705" table:formula="of:=127*SIN([.Q335]+[.$P$2])+127" table:style-name="ce1">
            <text:p>135.1129096</text:p>
          </table:table-cell>
          <table:table-cell office:value-type="float" office:value="60.018364475953064" table:formula="of:=127*SIN([.Q335]-[.$P$2])+127" table:style-name="ce1">
            <text:p>60.01836448</text:p>
          </table:table-cell>
          <table:table-cell office:value-type="float" office:value="108.96170312421795" table:formula="of:=(MIN([.R335];[.S335];[.T335])+MAX([.R335];[.S335];[.T335]))/2" table:style-name="ce1">
            <text:p>108.961703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3" table:style-name="ce2">
            <text:p>333</text:p>
          </table:table-cell>
          <table:table-cell office:value-type="float" office:value="-115.76757743358448" table:formula="of:=[.$A$3]*SIN(RADIANS([.B336]))" table:style-name="ce11">
            <text:p>-115.7676</text:p>
          </table:table-cell>
          <table:table-cell office:value-type="float" office:value="-138.88295392883191" table:formula="of:=[.$A$3]*SIN(RADIANS([.B336]-120))" table:style-name="ce11">
            <text:p>-138.8830</text:p>
          </table:table-cell>
          <table:table-cell office:value-type="float" office:value="254.65053136241633" table:formula="of:=[.$A$3]*SIN(RADIANS([.B336]+120))" table:style-name="ce11">
            <text:p>254.6505</text:p>
          </table:table-cell>
          <table:table-cell table:style-name="ce11"/>
          <table:table-cell office:value-type="float" office:value="57.88378871679221" table:formula="of:=(MIN([.C336];[.D336];[.E336])+MAX([.C336];[.D336];[.E336]))/2" table:style-name="ce12">
            <text:p>57.8838</text:p>
          </table:table-cell>
          <table:table-cell office:value-type="float" office:value="-173.6513661503767" table:formula="of:=[.C336]-[.G336]" table:style-name="ce11">
            <text:p>-173.6514</text:p>
          </table:table-cell>
          <table:table-cell office:value-type="float" office:value="-196.76674264562411" table:formula="of:=[.D336]-[.G336]" table:style-name="ce11">
            <text:p>-196.7667</text:p>
          </table:table-cell>
          <table:table-cell office:value-type="float" office:value="196.76674264562411" table:formula="of:=[.E336]-[.G336]" table:style-name="ce11">
            <text:p>196.7667</text:p>
          </table:table-cell>
          <table:table-cell table:style-name="ce11"/>
          <table:table-cell office:value-type="float" office:value="69.116211283207761" table:formula="of:=[.C336]/2+127" table:style-name="ce13">
            <text:p>69</text:p>
          </table:table-cell>
          <table:table-cell office:value-type="float" office:value="41.174316924811649" table:formula="of:=[.H336]/2+128" table:style-name="ce13">
            <text:p>41</text:p>
          </table:table-cell>
          <table:table-cell office:value-type="float" office:value="40.565600000000003" table:style-name="ce1">
            <text:p>40.5656</text:p>
          </table:table-cell>
          <table:table-cell office:value-type="float" office:value="148.191" table:style-name="ce1">
            <text:p>148.191</text:p>
          </table:table-cell>
          <table:table-cell table:style-name="ce1"/>
          <table:table-cell office:value-type="float" office:value="2.9045000000000005" table:formula="of:=[.B336]*2*3.14/720" table:style-name="ce1">
            <text:p>2.9045</text:p>
          </table:table-cell>
          <table:table-cell office:value-type="float" office:value="156.82945644737501" table:formula="of:=127*SIN([.Q336])+127" table:style-name="ce1">
            <text:p>156.8294564</text:p>
          </table:table-cell>
          <table:table-cell office:value-type="float" office:value="136.21804672950952" table:formula="of:=127*SIN([.Q336]+[.$P$2])+127" table:style-name="ce1">
            <text:p>136.2180467</text:p>
          </table:table-cell>
          <table:table-cell office:value-type="float" office:value="60.962030232073033" table:formula="of:=127*SIN([.Q336]-[.$P$2])+127" table:style-name="ce1">
            <text:p>60.96203023</text:p>
          </table:table-cell>
          <table:table-cell office:value-type="float" office:value="108.89574333972402" table:formula="of:=(MIN([.R336];[.S336];[.T336])+MAX([.R336];[.S336];[.T336]))/2" table:style-name="ce1">
            <text:p>108.895743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4" table:style-name="ce2">
            <text:p>334</text:p>
          </table:table-cell>
          <table:table-cell office:value-type="float" office:value="-111.78464243121483" table:formula="of:=[.$A$3]*SIN(RADIANS([.B337]))" table:style-name="ce11">
            <text:p>-111.7846</text:p>
          </table:table-cell>
          <table:table-cell office:value-type="float" office:value="-142.59419038504041" table:formula="of:=[.$A$3]*SIN(RADIANS([.B337]-120))" table:style-name="ce11">
            <text:p>-142.5942</text:p>
          </table:table-cell>
          <table:table-cell office:value-type="float" office:value="254.3788328162552" table:formula="of:=[.$A$3]*SIN(RADIANS([.B337]+120))" table:style-name="ce11">
            <text:p>254.3788</text:p>
          </table:table-cell>
          <table:table-cell table:style-name="ce11"/>
          <table:table-cell office:value-type="float" office:value="55.892321215607396" table:formula="of:=(MIN([.C337];[.D337];[.E337])+MAX([.C337];[.D337];[.E337]))/2" table:style-name="ce12">
            <text:p>55.8923</text:p>
          </table:table-cell>
          <table:table-cell office:value-type="float" office:value="-167.67696364682223" table:formula="of:=[.C337]-[.G337]" table:style-name="ce11">
            <text:p>-167.6770</text:p>
          </table:table-cell>
          <table:table-cell office:value-type="float" office:value="-198.48651160064782" table:formula="of:=[.D337]-[.G337]" table:style-name="ce11">
            <text:p>-198.4865</text:p>
          </table:table-cell>
          <table:table-cell office:value-type="float" office:value="198.48651160064782" table:formula="of:=[.E337]-[.G337]" table:style-name="ce11">
            <text:p>198.4865</text:p>
          </table:table-cell>
          <table:table-cell table:style-name="ce11"/>
          <table:table-cell office:value-type="float" office:value="71.10767878439259" table:formula="of:=[.C337]/2+127" table:style-name="ce13">
            <text:p>71</text:p>
          </table:table-cell>
          <table:table-cell office:value-type="float" office:value="44.161518176588885" table:formula="of:=[.H337]/2+128" table:style-name="ce13">
            <text:p>44</text:p>
          </table:table-cell>
          <table:table-cell office:value-type="float" office:value="43.5505" table:style-name="ce1">
            <text:p>43.5505</text:p>
          </table:table-cell>
          <table:table-cell office:value-type="float" office:value="147.46100000000001" table:style-name="ce1">
            <text:p>147.461</text:p>
          </table:table-cell>
          <table:table-cell table:style-name="ce1"/>
          <table:table-cell office:value-type="float" office:value="2.9132222222222222" table:formula="of:=[.B337]*2*3.14/720" table:style-name="ce1">
            <text:p>2.913222222</text:p>
          </table:table-cell>
          <table:table-cell office:value-type="float" office:value="155.75160179630873" table:formula="of:=127*SIN([.Q337])+127" table:style-name="ce1">
            <text:p>155.7516018</text:p>
          </table:table-cell>
          <table:table-cell office:value-type="float" office:value="137.32248254536839" table:formula="of:=127*SIN([.Q337]+[.$P$2])+127" table:style-name="ce1">
            <text:p>137.3224825</text:p>
          </table:table-cell>
          <table:table-cell office:value-type="float" office:value="61.910719937567706" table:formula="of:=127*SIN([.Q337]-[.$P$2])+127" table:style-name="ce1">
            <text:p>61.91071994</text:p>
          </table:table-cell>
          <table:table-cell office:value-type="float" office:value="108.83116086693822" table:formula="of:=(MIN([.R337];[.S337];[.T337])+MAX([.R337];[.S337];[.T337]))/2" table:style-name="ce1">
            <text:p>108.831160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5" table:style-name="ce2">
            <text:p>335</text:p>
          </table:table-cell>
          <table:table-cell office:value-type="float" office:value="-107.76765674387831" table:formula="of:=[.$A$3]*SIN(RADIANS([.B338]))" table:style-name="ce11">
            <text:p>-107.7677</text:p>
          </table:table-cell>
          <table:table-cell office:value-type="float" office:value="-146.26199126951678" table:formula="of:=[.$A$3]*SIN(RADIANS([.B338]-120))" table:style-name="ce11">
            <text:p>-146.2620</text:p>
          </table:table-cell>
          <table:table-cell office:value-type="float" office:value="254.0296480133951" table:formula="of:=[.$A$3]*SIN(RADIANS([.B338]+120))" table:style-name="ce11">
            <text:p>254.0296</text:p>
          </table:table-cell>
          <table:table-cell table:style-name="ce11"/>
          <table:table-cell office:value-type="float" office:value="53.88382837193916" table:formula="of:=(MIN([.C338];[.D338];[.E338])+MAX([.C338];[.D338];[.E338]))/2" table:style-name="ce12">
            <text:p>53.8838</text:p>
          </table:table-cell>
          <table:table-cell office:value-type="float" office:value="-161.65148511581748" table:formula="of:=[.C338]-[.G338]" table:style-name="ce11">
            <text:p>-161.6515</text:p>
          </table:table-cell>
          <table:table-cell office:value-type="float" office:value="-200.14581964145594" table:formula="of:=[.D338]-[.G338]" table:style-name="ce11">
            <text:p>-200.1458</text:p>
          </table:table-cell>
          <table:table-cell office:value-type="float" office:value="200.14581964145594" table:formula="of:=[.E338]-[.G338]" table:style-name="ce11">
            <text:p>200.1458</text:p>
          </table:table-cell>
          <table:table-cell table:style-name="ce11"/>
          <table:table-cell office:value-type="float" office:value="73.11617162806084" table:formula="of:=[.C338]/2+127" table:style-name="ce13">
            <text:p>73</text:p>
          </table:table-cell>
          <table:table-cell office:value-type="float" office:value="47.17425744209126" table:formula="of:=[.H338]/2+128" table:style-name="ce13">
            <text:p>47</text:p>
          </table:table-cell>
          <table:table-cell office:value-type="float" office:value="46.561199999999999" table:style-name="ce1">
            <text:p>46.5612</text:p>
          </table:table-cell>
          <table:table-cell office:value-type="float" office:value="146.72999999999999" table:style-name="ce1">
            <text:p>146.73</text:p>
          </table:table-cell>
          <table:table-cell table:style-name="ce1"/>
          <table:table-cell office:value-type="float" office:value="2.9219444444444447" table:formula="of:=[.B338]*2*3.14/720" table:style-name="ce1">
            <text:p>2.921944444</text:p>
          </table:table-cell>
          <table:table-cell office:value-type="float" office:value="154.67155981888524" table:formula="of:=127*SIN([.Q338])+127" table:style-name="ce1">
            <text:p>154.6715598</text:p>
          </table:table-cell>
          <table:table-cell office:value-type="float" office:value="138.42613306104369" table:formula="of:=127*SIN([.Q338]+[.$P$2])+127" table:style-name="ce1">
            <text:p>138.4261331</text:p>
          </table:table-cell>
          <table:table-cell office:value-type="float" office:value="62.864361419274132" table:formula="of:=127*SIN([.Q338]-[.$P$2])+127" table:style-name="ce1">
            <text:p>62.86436142</text:p>
          </table:table-cell>
          <table:table-cell office:value-type="float" office:value="108.76796061907969" table:formula="of:=(MIN([.R338];[.S338];[.T338])+MAX([.R338];[.S338];[.T338]))/2" table:style-name="ce1">
            <text:p>108.767960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6" table:style-name="ce2">
            <text:p>336</text:p>
          </table:table-cell>
          <table:table-cell office:value-type="float" office:value="-103.71784398432904" table:formula="of:=[.$A$3]*SIN(RADIANS([.B339]))" table:style-name="ce11">
            <text:p>-103.7178</text:p>
          </table:table-cell>
          <table:table-cell office:value-type="float" office:value="-149.88523933458063" table:formula="of:=[.$A$3]*SIN(RADIANS([.B339]-120))" table:style-name="ce11">
            <text:p>-149.8852</text:p>
          </table:table-cell>
          <table:table-cell office:value-type="float" office:value="253.60308331890968" table:formula="of:=[.$A$3]*SIN(RADIANS([.B339]+120))" table:style-name="ce11">
            <text:p>253.6031</text:p>
          </table:table-cell>
          <table:table-cell table:style-name="ce11"/>
          <table:table-cell office:value-type="float" office:value="51.858921992164525" table:formula="of:=(MIN([.C339];[.D339];[.E339])+MAX([.C339];[.D339];[.E339]))/2" table:style-name="ce12">
            <text:p>51.8589</text:p>
          </table:table-cell>
          <table:table-cell office:value-type="float" office:value="-155.57676597649356" table:formula="of:=[.C339]-[.G339]" table:style-name="ce11">
            <text:p>-155.5768</text:p>
          </table:table-cell>
          <table:table-cell office:value-type="float" office:value="-201.74416132674514" table:formula="of:=[.D339]-[.G339]" table:style-name="ce11">
            <text:p>-201.7442</text:p>
          </table:table-cell>
          <table:table-cell office:value-type="float" office:value="201.74416132674514" table:formula="of:=[.E339]-[.G339]" table:style-name="ce11">
            <text:p>201.7442</text:p>
          </table:table-cell>
          <table:table-cell table:style-name="ce11"/>
          <table:table-cell office:value-type="float" office:value="75.141078007835489" table:formula="of:=[.C339]/2+127" table:style-name="ce13">
            <text:p>75</text:p>
          </table:table-cell>
          <table:table-cell office:value-type="float" office:value="50.211617011753219" table:formula="of:=[.H339]/2+128" table:style-name="ce13">
            <text:p>50</text:p>
          </table:table-cell>
          <table:table-cell office:value-type="float" office:value="49.596600000000002" table:style-name="ce1">
            <text:p>49.5966</text:p>
          </table:table-cell>
          <table:table-cell office:value-type="float" office:value="145.99799999999999" table:style-name="ce1">
            <text:p>145.998</text:p>
          </table:table-cell>
          <table:table-cell table:style-name="ce1"/>
          <table:table-cell office:value-type="float" office:value="2.9306666666666668" table:formula="of:=[.B339]*2*3.14/720" table:style-name="ce1">
            <text:p>2.930666667</text:p>
          </table:table-cell>
          <table:table-cell office:value-type="float" office:value="153.58941268111062" table:formula="of:=127*SIN([.Q339])+127" table:style-name="ce1">
            <text:p>153.5894127</text:p>
          </table:table-cell>
          <table:table-cell office:value-type="float" office:value="139.5289143144721" table:formula="of:=127*SIN([.Q339]+[.$P$2])+127" table:style-name="ce1">
            <text:p>139.5289143</text:p>
          </table:table-cell>
          <table:table-cell office:value-type="float" office:value="63.822882127317783" table:formula="of:=127*SIN([.Q339]-[.$P$2])+127" table:style-name="ce1">
            <text:p>63.82288213</text:p>
          </table:table-cell>
          <table:table-cell office:value-type="float" office:value="108.70614740421419" table:formula="of:=(MIN([.R339];[.S339];[.T339])+MAX([.R339];[.S339];[.T339]))/2" table:style-name="ce1">
            <text:p>108.706147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7" table:style-name="ce2">
            <text:p>337</text:p>
          </table:table-cell>
          <table:table-cell office:value-type="float" office:value="-99.636437764764835" table:formula="of:=[.$A$3]*SIN(RADIANS([.B340]))" table:style-name="ce11">
            <text:p>-99.6364</text:p>
          </table:table-cell>
          <table:table-cell office:value-type="float" office:value="-153.46283090377233" table:formula="of:=[.$A$3]*SIN(RADIANS([.B340]-120))" table:style-name="ce11">
            <text:p>-153.4628</text:p>
          </table:table-cell>
          <table:table-cell office:value-type="float" office:value="253.09926866853709" table:formula="of:=[.$A$3]*SIN(RADIANS([.B340]+120))" table:style-name="ce11">
            <text:p>253.0993</text:p>
          </table:table-cell>
          <table:table-cell table:style-name="ce11"/>
          <table:table-cell office:value-type="float" office:value="49.818218882382382" table:formula="of:=(MIN([.C340];[.D340];[.E340])+MAX([.C340];[.D340];[.E340]))/2" table:style-name="ce12">
            <text:p>49.8182</text:p>
          </table:table-cell>
          <table:table-cell office:value-type="float" office:value="-149.4546566471472" table:formula="of:=[.C340]-[.G340]" table:style-name="ce11">
            <text:p>-149.4547</text:p>
          </table:table-cell>
          <table:table-cell office:value-type="float" office:value="-203.28104978615471" table:formula="of:=[.D340]-[.G340]" table:style-name="ce11">
            <text:p>-203.2810</text:p>
          </table:table-cell>
          <table:table-cell office:value-type="float" office:value="203.28104978615471" table:formula="of:=[.E340]-[.G340]" table:style-name="ce11">
            <text:p>203.2810</text:p>
          </table:table-cell>
          <table:table-cell table:style-name="ce11"/>
          <table:table-cell office:value-type="float" office:value="77.181781117617589" table:formula="of:=[.C340]/2+127" table:style-name="ce13">
            <text:p>77</text:p>
          </table:table-cell>
          <table:table-cell office:value-type="float" office:value="53.272671676426398" table:formula="of:=[.H340]/2+128" table:style-name="ce13">
            <text:p>53</text:p>
          </table:table-cell>
          <table:table-cell office:value-type="float" office:value="52.655900000000003" table:style-name="ce1">
            <text:p>52.6559</text:p>
          </table:table-cell>
          <table:table-cell office:value-type="float" office:value="145.26400000000001" table:style-name="ce1">
            <text:p>145.264</text:p>
          </table:table-cell>
          <table:table-cell table:style-name="ce1"/>
          <table:table-cell office:value-type="float" office:value="2.9393888888888893" table:formula="of:=[.B340]*2*3.14/720" table:style-name="ce1">
            <text:p>2.939388889</text:p>
          </table:table-cell>
          <table:table-cell office:value-type="float" office:value="152.50524270914428" table:formula="of:=127*SIN([.Q340])+127" table:style-name="ce1">
            <text:p>152.5052427</text:p>
          </table:table-cell>
          <table:table-cell office:value-type="float" office:value="140.63074240971824" table:formula="of:=127*SIN([.Q340]+[.$P$2])+127" table:style-name="ce1">
            <text:p>140.6307424</text:p>
          </table:table-cell>
          <table:table-cell office:value-type="float" office:value="64.786209140626397" table:formula="of:=127*SIN([.Q340]-[.$P$2])+127" table:style-name="ce1">
            <text:p>64.78620914</text:p>
          </table:table-cell>
          <table:table-cell office:value-type="float" office:value="108.64572592488534" table:formula="of:=(MIN([.R340];[.S340];[.T340])+MAX([.R340];[.S340];[.T340]))/2" table:style-name="ce1">
            <text:p>108.645725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8" table:style-name="ce2">
            <text:p>338</text:p>
          </table:table-cell>
          <table:table-cell office:value-type="float" office:value="-95.524681321057642" table:formula="of:=[.$A$3]*SIN(RADIANS([.B341]))" table:style-name="ce11">
            <text:p>-95.5247</text:p>
          </table:table-cell>
          <table:table-cell office:value-type="float" office:value="-156.99367620804284" table:formula="of:=[.$A$3]*SIN(RADIANS([.B341]-120))" table:style-name="ce11">
            <text:p>-156.9937</text:p>
          </table:table-cell>
          <table:table-cell office:value-type="float" office:value="252.51835752910046" table:formula="of:=[.$A$3]*SIN(RADIANS([.B341]+120))" table:style-name="ce11">
            <text:p>252.5184</text:p>
          </table:table-cell>
          <table:table-cell table:style-name="ce11"/>
          <table:table-cell office:value-type="float" office:value="47.762340660528807" table:formula="of:=(MIN([.C341];[.D341];[.E341])+MAX([.C341];[.D341];[.E341]))/2" table:style-name="ce12">
            <text:p>47.7623</text:p>
          </table:table-cell>
          <table:table-cell office:value-type="float" office:value="-143.28702198158646" table:formula="of:=[.C341]-[.G341]" table:style-name="ce11">
            <text:p>-143.2870</text:p>
          </table:table-cell>
          <table:table-cell office:value-type="float" office:value="-204.75601686857163" table:formula="of:=[.D341]-[.G341]" table:style-name="ce11">
            <text:p>-204.7560</text:p>
          </table:table-cell>
          <table:table-cell office:value-type="float" office:value="204.75601686857163" table:formula="of:=[.E341]-[.G341]" table:style-name="ce11">
            <text:p>204.7560</text:p>
          </table:table-cell>
          <table:table-cell table:style-name="ce11"/>
          <table:table-cell office:value-type="float" office:value="79.237659339471179" table:formula="of:=[.C341]/2+127" table:style-name="ce13">
            <text:p>79</text:p>
          </table:table-cell>
          <table:table-cell office:value-type="float" office:value="56.356489009206769" table:formula="of:=[.H341]/2+128" table:style-name="ce13">
            <text:p>56</text:p>
          </table:table-cell>
          <table:table-cell office:value-type="float" office:value="55.738100000000003" table:style-name="ce1">
            <text:p>55.7381</text:p>
          </table:table-cell>
          <table:table-cell office:value-type="float" office:value="144.529" table:style-name="ce1">
            <text:p>144.529</text:p>
          </table:table-cell>
          <table:table-cell table:style-name="ce1"/>
          <table:table-cell office:value-type="float" office:value="2.9481111111111109" table:formula="of:=[.B341]*2*3.14/720" table:style-name="ce1">
            <text:p>2.948111111</text:p>
          </table:table-cell>
          <table:table-cell office:value-type="float" office:value="151.4191323830365" table:formula="of:=127*SIN([.Q341])+127" table:style-name="ce1">
            <text:p>151.4191324</text:p>
          </table:table-cell>
          <table:table-cell office:value-type="float" office:value="141.73153352335976" table:formula="of:=127*SIN([.Q341]+[.$P$2])+127" table:style-name="ce1">
            <text:p>141.7315335</text:p>
          </table:table-cell>
          <table:table-cell office:value-type="float" office:value="65.754269172480036" table:formula="of:=127*SIN([.Q341]-[.$P$2])+127" table:style-name="ce1">
            <text:p>65.75426917</text:p>
          </table:table-cell>
          <table:table-cell office:value-type="float" office:value="108.58670077775827" table:formula="of:=(MIN([.R341];[.S341];[.T341])+MAX([.R341];[.S341];[.T341]))/2" table:style-name="ce1">
            <text:p>108.5867008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39" table:style-name="ce2">
            <text:p>339</text:p>
          </table:table-cell>
          <table:table-cell office:value-type="float" office:value="-91.3838271340517" table:formula="of:=[.$A$3]*SIN(RADIANS([.B342]))" table:style-name="ce11">
            <text:p>-91.3838</text:p>
          </table:table-cell>
          <table:table-cell office:value-type="float" office:value="-160.47669971770858" table:formula="of:=[.$A$3]*SIN(RADIANS([.B342]-120))" table:style-name="ce11">
            <text:p>-160.4767</text:p>
          </table:table-cell>
          <table:table-cell office:value-type="float" office:value="251.86052685176011" table:formula="of:=[.$A$3]*SIN(RADIANS([.B342]+120))" table:style-name="ce11">
            <text:p>251.8605</text:p>
          </table:table-cell>
          <table:table-cell table:style-name="ce11"/>
          <table:table-cell office:value-type="float" office:value="45.691913567025765" table:formula="of:=(MIN([.C342];[.D342];[.E342])+MAX([.C342];[.D342];[.E342]))/2" table:style-name="ce12">
            <text:p>45.6919</text:p>
          </table:table-cell>
          <table:table-cell office:value-type="float" office:value="-137.07574070107745" table:formula="of:=[.C342]-[.G342]" table:style-name="ce11">
            <text:p>-137.0757</text:p>
          </table:table-cell>
          <table:table-cell office:value-type="float" office:value="-206.16861328473436" table:formula="of:=[.D342]-[.G342]" table:style-name="ce11">
            <text:p>-206.1686</text:p>
          </table:table-cell>
          <table:table-cell office:value-type="float" office:value="206.16861328473436" table:formula="of:=[.E342]-[.G342]" table:style-name="ce11">
            <text:p>206.1686</text:p>
          </table:table-cell>
          <table:table-cell table:style-name="ce11"/>
          <table:table-cell office:value-type="float" office:value="81.30808643297415" table:formula="of:=[.C342]/2+127" table:style-name="ce13">
            <text:p>81</text:p>
          </table:table-cell>
          <table:table-cell office:value-type="float" office:value="59.462129649461275" table:formula="of:=[.H342]/2+128" table:style-name="ce13">
            <text:p>59</text:p>
          </table:table-cell>
          <table:table-cell office:value-type="float" office:value="58.842300000000002" table:style-name="ce1">
            <text:p>58.8423</text:p>
          </table:table-cell>
          <table:table-cell office:value-type="float" office:value="143.792" table:style-name="ce1">
            <text:p>143.792</text:p>
          </table:table-cell>
          <table:table-cell table:style-name="ce1"/>
          <table:table-cell office:value-type="float" office:value="2.9568333333333334" table:formula="of:=[.B342]*2*3.14/720" table:style-name="ce1">
            <text:p>2.956833333</text:p>
          </table:table-cell>
          <table:table-cell office:value-type="float" office:value="150.33116433045276" table:formula="of:=127*SIN([.Q342])+127" table:style-name="ce1">
            <text:p>150.3311643</text:p>
          </table:table-cell>
          <table:table-cell office:value-type="float" office:value="142.83120391086715" table:formula="of:=127*SIN([.Q342]+[.$P$2])+127" table:style-name="ce1">
            <text:p>142.8312039</text:p>
          </table:table-cell>
          <table:table-cell office:value-type="float" office:value="66.726988576088772" table:formula="of:=127*SIN([.Q342]-[.$P$2])+127" table:style-name="ce1">
            <text:p>66.72698858</text:p>
          </table:table-cell>
          <table:table-cell office:value-type="float" office:value="108.52907645327076" table:formula="of:=(MIN([.R342];[.S342];[.T342])+MAX([.R342];[.S342];[.T342]))/2" table:style-name="ce1">
            <text:p>108.52907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0" table:style-name="ce2">
            <text:p>340</text:p>
          </table:table-cell>
          <table:table-cell office:value-type="float" office:value="-87.215136548045493" table:formula="of:=[.$A$3]*SIN(RADIANS([.B343]))" table:style-name="ce11">
            <text:p>-87.2151</text:p>
          </table:table-cell>
          <table:table-cell office:value-type="float" office:value="-163.91084047006751" table:formula="of:=[.$A$3]*SIN(RADIANS([.B343]-120))" table:style-name="ce11">
            <text:p>-163.9108</text:p>
          </table:table-cell>
          <table:table-cell office:value-type="float" office:value="251.12597701811308" table:formula="of:=[.$A$3]*SIN(RADIANS([.B343]+120))" table:style-name="ce11">
            <text:p>251.1260</text:p>
          </table:table-cell>
          <table:table-cell table:style-name="ce11"/>
          <table:table-cell office:value-type="float" office:value="43.607568274022782" table:formula="of:=(MIN([.C343];[.D343];[.E343])+MAX([.C343];[.D343];[.E343]))/2" table:style-name="ce12">
            <text:p>43.6076</text:p>
          </table:table-cell>
          <table:table-cell office:value-type="float" office:value="-130.82270482206826" table:formula="of:=[.C343]-[.G343]" table:style-name="ce11">
            <text:p>-130.8227</text:p>
          </table:table-cell>
          <table:table-cell office:value-type="float" office:value="-207.51840874409029" table:formula="of:=[.D343]-[.G343]" table:style-name="ce11">
            <text:p>-207.5184</text:p>
          </table:table-cell>
          <table:table-cell office:value-type="float" office:value="207.51840874409029" table:formula="of:=[.E343]-[.G343]" table:style-name="ce11">
            <text:p>207.5184</text:p>
          </table:table-cell>
          <table:table-cell table:style-name="ce11"/>
          <table:table-cell office:value-type="float" office:value="83.392431725977247" table:formula="of:=[.C343]/2+127" table:style-name="ce13">
            <text:p>83</text:p>
          </table:table-cell>
          <table:table-cell office:value-type="float" office:value="62.58864758896587" table:formula="of:=[.H343]/2+128" table:style-name="ce13">
            <text:p>63</text:p>
          </table:table-cell>
          <table:table-cell office:value-type="float" office:value="61.967500000000001" table:style-name="ce1">
            <text:p>61.9675</text:p>
          </table:table-cell>
          <table:table-cell office:value-type="float" office:value="143.05500000000001" table:style-name="ce1">
            <text:p>143.055</text:p>
          </table:table-cell>
          <table:table-cell table:style-name="ce1"/>
          <table:table-cell office:value-type="float" office:value="2.9655555555555559" table:formula="of:=[.B343]*2*3.14/720" table:style-name="ce1">
            <text:p>2.965555556</text:p>
          </table:table-cell>
          <table:table-cell office:value-type="float" office:value="149.24142132038861" table:formula="of:=127*SIN([.Q343])+127" table:style-name="ce1">
            <text:p>149.2414213</text:p>
          </table:table-cell>
          <table:table-cell office:value-type="float" office:value="143.92966991296848" table:formula="of:=127*SIN([.Q343]+[.$P$2])+127" table:style-name="ce1">
            <text:p>143.9296699</text:p>
          </table:table-cell>
          <table:table-cell office:value-type="float" office:value="67.704293350189971" table:formula="of:=127*SIN([.Q343]-[.$P$2])+127" table:style-name="ce1">
            <text:p>67.70429335</text:p>
          </table:table-cell>
          <table:table-cell office:value-type="float" office:value="108.47285733528929" table:formula="of:=(MIN([.R343];[.S343];[.T343])+MAX([.R343];[.S343];[.T343]))/2" table:style-name="ce1">
            <text:p>108.472857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1" table:style-name="ce2">
            <text:p>341</text:p>
          </table:table-cell>
          <table:table-cell office:value-type="float" office:value="-83.019879386574956" table:formula="of:=[.$A$3]*SIN(RADIANS([.B344]))" table:style-name="ce11">
            <text:p>-83.0199</text:p>
          </table:table-cell>
          <table:table-cell office:value-type="float" office:value="-167.29505239257929" table:formula="of:=[.$A$3]*SIN(RADIANS([.B344]-120))" table:style-name="ce11">
            <text:p>-167.2951</text:p>
          </table:table-cell>
          <table:table-cell office:value-type="float" office:value="250.31493177915428" table:formula="of:=[.$A$3]*SIN(RADIANS([.B344]+120))" table:style-name="ce11">
            <text:p>250.3149</text:p>
          </table:table-cell>
          <table:table-cell table:style-name="ce11"/>
          <table:table-cell office:value-type="float" office:value="41.509939693287492" table:formula="of:=(MIN([.C344];[.D344];[.E344])+MAX([.C344];[.D344];[.E344]))/2" table:style-name="ce12">
            <text:p>41.5099</text:p>
          </table:table-cell>
          <table:table-cell office:value-type="float" office:value="-124.52981907986245" table:formula="of:=[.C344]-[.G344]" table:style-name="ce11">
            <text:p>-124.5298</text:p>
          </table:table-cell>
          <table:table-cell office:value-type="float" office:value="-208.80499208586679" table:formula="of:=[.D344]-[.G344]" table:style-name="ce11">
            <text:p>-208.8050</text:p>
          </table:table-cell>
          <table:table-cell office:value-type="float" office:value="208.80499208586679" table:formula="of:=[.E344]-[.G344]" table:style-name="ce11">
            <text:p>208.8050</text:p>
          </table:table-cell>
          <table:table-cell table:style-name="ce11"/>
          <table:table-cell office:value-type="float" office:value="85.490060306712522" table:formula="of:=[.C344]/2+127" table:style-name="ce13">
            <text:p>85</text:p>
          </table:table-cell>
          <table:table-cell office:value-type="float" office:value="65.735090460068776" table:formula="of:=[.H344]/2+128" table:style-name="ce13">
            <text:p>66</text:p>
          </table:table-cell>
          <table:table-cell office:value-type="float" office:value="65.112799999999993" table:style-name="ce1">
            <text:p>65.1128</text:p>
          </table:table-cell>
          <table:table-cell office:value-type="float" office:value="142.316" table:style-name="ce1">
            <text:p>142.316</text:p>
          </table:table-cell>
          <table:table-cell table:style-name="ce1"/>
          <table:table-cell office:value-type="float" office:value="2.974277777777778" table:formula="of:=[.B344]*2*3.14/720" table:style-name="ce1">
            <text:p>2.974277778</text:p>
          </table:table-cell>
          <table:table-cell office:value-type="float" office:value="148.14998625687235" table:formula="of:=127*SIN([.Q344])+127" table:style-name="ce1">
            <text:p>148.1499863</text:p>
          </table:table-cell>
          <table:table-cell office:value-type="float" office:value="145.02684796202095" table:formula="of:=127*SIN([.Q344]+[.$P$2])+127" table:style-name="ce1">
            <text:p>145.026848</text:p>
          </table:table-cell>
          <table:table-cell office:value-type="float" office:value="68.686109144684465" table:formula="of:=127*SIN([.Q344]-[.$P$2])+127" table:style-name="ce1">
            <text:p>68.68610914</text:p>
          </table:table-cell>
          <table:table-cell office:value-type="float" office:value="108.4180477007784" table:formula="of:=(MIN([.R344];[.S344];[.T344])+MAX([.R344];[.S344];[.T344]))/2" table:style-name="ce1">
            <text:p>108.418047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2" table:style-name="ce2">
            <text:p>342</text:p>
          </table:table-cell>
          <table:table-cell office:value-type="float" office:value="-78.799333565611647" table:formula="of:=[.$A$3]*SIN(RADIANS([.B345]))" table:style-name="ce11">
            <text:p>-78.7993</text:p>
          </table:table-cell>
          <table:table-cell office:value-type="float" office:value="-170.62830462150885" table:formula="of:=[.$A$3]*SIN(RADIANS([.B345]-120))" table:style-name="ce11">
            <text:p>-170.6283</text:p>
          </table:table-cell>
          <table:table-cell office:value-type="float" office:value="249.42763818712046" table:formula="of:=[.$A$3]*SIN(RADIANS([.B345]+120))" table:style-name="ce11">
            <text:p>249.4276</text:p>
          </table:table-cell>
          <table:table-cell table:style-name="ce11"/>
          <table:table-cell office:value-type="float" office:value="39.399666782805809" table:formula="of:=(MIN([.C345];[.D345];[.E345])+MAX([.C345];[.D345];[.E345]))/2" table:style-name="ce12">
            <text:p>39.3997</text:p>
          </table:table-cell>
          <table:table-cell office:value-type="float" office:value="-118.19900034841746" table:formula="of:=[.C345]-[.G345]" table:style-name="ce11">
            <text:p>-118.1990</text:p>
          </table:table-cell>
          <table:table-cell office:value-type="float" office:value="-210.02797140431466" table:formula="of:=[.D345]-[.G345]" table:style-name="ce11">
            <text:p>-210.0280</text:p>
          </table:table-cell>
          <table:table-cell office:value-type="float" office:value="210.02797140431466" table:formula="of:=[.E345]-[.G345]" table:style-name="ce11">
            <text:p>210.0280</text:p>
          </table:table-cell>
          <table:table-cell table:style-name="ce11"/>
          <table:table-cell office:value-type="float" office:value="87.600333217194176" table:formula="of:=[.C345]/2+127" table:style-name="ce13">
            <text:p>88</text:p>
          </table:table-cell>
          <table:table-cell office:value-type="float" office:value="68.900499825791272" table:formula="of:=[.H345]/2+128" table:style-name="ce13">
            <text:p>69</text:p>
          </table:table-cell>
          <table:table-cell office:value-type="float" office:value="68.277299999999997" table:style-name="ce1">
            <text:p>68.2773</text:p>
          </table:table-cell>
          <table:table-cell office:value-type="float" office:value="141.57599999999999" table:style-name="ce1">
            <text:p>141.576</text:p>
          </table:table-cell>
          <table:table-cell table:style-name="ce1"/>
          <table:table-cell office:value-type="float" office:value="2.9830000000000001" table:formula="of:=[.B345]*2*3.14/720" table:style-name="ce1">
            <text:p>2.983</text:p>
          </table:table-cell>
          <table:table-cell office:value-type="float" office:value="147.05694217265804" table:formula="of:=127*SIN([.Q345])+127" table:style-name="ce1">
            <text:p>147.0569422</text:p>
          </table:table-cell>
          <table:table-cell office:value-type="float" office:value="146.12265458836148" table:formula="of:=127*SIN([.Q345]+[.$P$2])+127" table:style-name="ce1">
            <text:p>146.1226546</text:p>
          </table:table-cell>
          <table:table-cell office:value-type="float" office:value="69.672361266286401" table:formula="of:=127*SIN([.Q345]-[.$P$2])+127" table:style-name="ce1">
            <text:p>69.67236127</text:p>
          </table:table-cell>
          <table:table-cell office:value-type="float" office:value="108.36465171947222" table:formula="of:=(MIN([.R345];[.S345];[.T345])+MAX([.R345];[.S345];[.T345]))/2" table:style-name="ce1">
            <text:p>108.364651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3" table:style-name="ce2">
            <text:p>343</text:p>
          </table:table-cell>
          <table:table-cell office:value-type="float" office:value="-74.554784704297973" table:formula="of:=[.$A$3]*SIN(RADIANS([.B346]))" table:style-name="ce11">
            <text:p>-74.5548</text:p>
          </table:table-cell>
          <table:table-cell office:value-type="float" office:value="-173.90958181593709" table:formula="of:=[.$A$3]*SIN(RADIANS([.B346]-120))" table:style-name="ce11">
            <text:p>-173.9096</text:p>
          </table:table-cell>
          <table:table-cell office:value-type="float" office:value="248.46436652023499" table:formula="of:=[.$A$3]*SIN(RADIANS([.B346]+120))" table:style-name="ce11">
            <text:p>248.4644</text:p>
          </table:table-cell>
          <table:table-cell table:style-name="ce11"/>
          <table:table-cell office:value-type="float" office:value="37.277392352148951" table:formula="of:=(MIN([.C346];[.D346];[.E346])+MAX([.C346];[.D346];[.E346]))/2" table:style-name="ce12">
            <text:p>37.2774</text:p>
          </table:table-cell>
          <table:table-cell office:value-type="float" office:value="-111.83217705644692" table:formula="of:=[.C346]-[.G346]" table:style-name="ce11">
            <text:p>-111.8322</text:p>
          </table:table-cell>
          <table:table-cell office:value-type="float" office:value="-211.18697416808604" table:formula="of:=[.D346]-[.G346]" table:style-name="ce11">
            <text:p>-211.1870</text:p>
          </table:table-cell>
          <table:table-cell office:value-type="float" office:value="211.18697416808604" table:formula="of:=[.E346]-[.G346]" table:style-name="ce11">
            <text:p>211.1870</text:p>
          </table:table-cell>
          <table:table-cell table:style-name="ce11"/>
          <table:table-cell office:value-type="float" office:value="89.722607647851021" table:formula="of:=[.C346]/2+127" table:style-name="ce13">
            <text:p>90</text:p>
          </table:table-cell>
          <table:table-cell office:value-type="float" office:value="72.083911471776531" table:formula="of:=[.H346]/2+128" table:style-name="ce13">
            <text:p>72</text:p>
          </table:table-cell>
          <table:table-cell office:value-type="float" office:value="71.459900000000005" table:style-name="ce1">
            <text:p>71.4599</text:p>
          </table:table-cell>
          <table:table-cell office:value-type="float" office:value="140.83500000000001" table:style-name="ce1">
            <text:p>140.835</text:p>
          </table:table-cell>
          <table:table-cell table:style-name="ce1"/>
          <table:table-cell office:value-type="float" office:value="2.9917222222222222" table:formula="of:=[.B346]*2*3.14/720" table:style-name="ce1">
            <text:p>2.991722222</text:p>
          </table:table-cell>
          <table:table-cell office:value-type="float" office:value="145.96237222290873" table:formula="of:=127*SIN([.Q346])+127" table:style-name="ce1">
            <text:p>145.9623722</text:p>
          </table:table-cell>
          <table:table-cell office:value-type="float" office:value="147.21700642666374" table:formula="of:=127*SIN([.Q346]+[.$P$2])+127" table:style-name="ce1">
            <text:p>147.2170064</text:p>
          </table:table-cell>
          <table:table-cell office:value-type="float" office:value="70.662974684212116" table:formula="of:=127*SIN([.Q346]-[.$P$2])+127" table:style-name="ce1">
            <text:p>70.66297468</text:p>
          </table:table-cell>
          <table:table-cell office:value-type="float" office:value="108.93999055543793" table:formula="of:=(MIN([.R346];[.S346];[.T346])+MAX([.R346];[.S346];[.T346]))/2" table:style-name="ce1">
            <text:p>108.9399906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4" table:style-name="ce2">
            <text:p>344</text:p>
          </table:table-cell>
          <table:table-cell office:value-type="float" office:value="-70.287525733334732" table:formula="of:=[.$A$3]*SIN(RADIANS([.B347]))" table:style-name="ce11">
            <text:p>-70.2875</text:p>
          </table:table-cell>
          <table:table-cell office:value-type="float" office:value="-177.13788446704433" table:formula="of:=[.$A$3]*SIN(RADIANS([.B347]-120))" table:style-name="ce11">
            <text:p>-177.1379</text:p>
          </table:table-cell>
          <table:table-cell office:value-type="float" office:value="247.42541020037908" table:formula="of:=[.$A$3]*SIN(RADIANS([.B347]+120))" table:style-name="ce11">
            <text:p>247.4254</text:p>
          </table:table-cell>
          <table:table-cell table:style-name="ce11"/>
          <table:table-cell office:value-type="float" office:value="35.143762866667373" table:formula="of:=(MIN([.C347];[.D347];[.E347])+MAX([.C347];[.D347];[.E347]))/2" table:style-name="ce12">
            <text:p>35.1438</text:p>
          </table:table-cell>
          <table:table-cell office:value-type="float" office:value="-105.43128860000211" table:formula="of:=[.C347]-[.G347]" table:style-name="ce11">
            <text:p>-105.4313</text:p>
          </table:table-cell>
          <table:table-cell office:value-type="float" office:value="-212.2816473337117" table:formula="of:=[.D347]-[.G347]" table:style-name="ce11">
            <text:p>-212.2816</text:p>
          </table:table-cell>
          <table:table-cell office:value-type="float" office:value="212.2816473337117" table:formula="of:=[.E347]-[.G347]" table:style-name="ce11">
            <text:p>212.2816</text:p>
          </table:table-cell>
          <table:table-cell table:style-name="ce11"/>
          <table:table-cell office:value-type="float" office:value="91.856237133332627" table:formula="of:=[.C347]/2+127" table:style-name="ce13">
            <text:p>92</text:p>
          </table:table-cell>
          <table:table-cell office:value-type="float" office:value="75.28435569999894" table:formula="of:=[.H347]/2+128" table:style-name="ce13">
            <text:p>75</text:p>
          </table:table-cell>
          <table:table-cell office:value-type="float" office:value="74.659800000000004" table:style-name="ce1">
            <text:p>74.6598</text:p>
          </table:table-cell>
          <table:table-cell office:value-type="float" office:value="140.09299999999999" table:style-name="ce1">
            <text:p>140.093</text:p>
          </table:table-cell>
          <table:table-cell table:style-name="ce1"/>
          <table:table-cell office:value-type="float" office:value="3.0004444444444447" table:formula="of:=[.B347]*2*3.14/720" table:style-name="ce1">
            <text:p>3.000444444</text:p>
          </table:table-cell>
          <table:table-cell office:value-type="float" office:value="144.86635967887014" table:formula="of:=127*SIN([.Q347])+127" table:style-name="ce1">
            <text:p>144.8663597</text:p>
          </table:table-cell>
          <table:table-cell office:value-type="float" office:value="148.30982022227425" table:formula="of:=127*SIN([.Q347]+[.$P$2])+127" table:style-name="ce1">
            <text:p>148.3098202</text:p>
          </table:table-cell>
          <table:table-cell office:value-type="float" office:value="71.657874035882628" table:formula="of:=127*SIN([.Q347]-[.$P$2])+127" table:style-name="ce1">
            <text:p>71.65787404</text:p>
          </table:table-cell>
          <table:table-cell office:value-type="float" office:value="109.98384712907844" table:formula="of:=(MIN([.R347];[.S347];[.T347])+MAX([.R347];[.S347];[.T347]))/2" table:style-name="ce1">
            <text:p>109.983847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5" table:style-name="ce2">
            <text:p>345</text:p>
          </table:table-cell>
          <table:table-cell office:value-type="float" office:value="-65.998856501142768" table:formula="of:=[.$A$3]*SIN(RADIANS([.B348]))" table:style-name="ce11">
            <text:p>-65.9989</text:p>
          </table:table-cell>
          <table:table-cell office:value-type="float" office:value="-180.3122292025696" table:formula="of:=[.$A$3]*SIN(RADIANS([.B348]-120))" table:style-name="ce11">
            <text:p>-180.3122</text:p>
          </table:table-cell>
          <table:table-cell office:value-type="float" office:value="246.31108570371245" table:formula="of:=[.$A$3]*SIN(RADIANS([.B348]+120))" table:style-name="ce11">
            <text:p>246.3111</text:p>
          </table:table-cell>
          <table:table-cell table:style-name="ce11"/>
          <table:table-cell office:value-type="float" office:value="32.999428250571427" table:formula="of:=(MIN([.C348];[.D348];[.E348])+MAX([.C348];[.D348];[.E348]))/2" table:style-name="ce12">
            <text:p>32.9994</text:p>
          </table:table-cell>
          <table:table-cell office:value-type="float" office:value="-98.998284751714195" table:formula="of:=[.C348]-[.G348]" table:style-name="ce11">
            <text:p>-98.9983</text:p>
          </table:table-cell>
          <table:table-cell office:value-type="float" office:value="-213.31165745314104" table:formula="of:=[.D348]-[.G348]" table:style-name="ce11">
            <text:p>-213.3117</text:p>
          </table:table-cell>
          <table:table-cell office:value-type="float" office:value="213.31165745314104" table:formula="of:=[.E348]-[.G348]" table:style-name="ce11">
            <text:p>213.3117</text:p>
          </table:table-cell>
          <table:table-cell table:style-name="ce11"/>
          <table:table-cell office:value-type="float" office:value="94.000571749428616" table:formula="of:=[.C348]/2+127" table:style-name="ce13">
            <text:p>94</text:p>
          </table:table-cell>
          <table:table-cell office:value-type="float" office:value="78.500857624142895" table:formula="of:=[.H348]/2+128" table:style-name="ce13">
            <text:p>79</text:p>
          </table:table-cell>
          <table:table-cell office:value-type="float" office:value="77.875799999999998" table:style-name="ce1">
            <text:p>77.8758</text:p>
          </table:table-cell>
          <table:table-cell office:value-type="float" office:value="139.35" table:style-name="ce1">
            <text:p>139.35</text:p>
          </table:table-cell>
          <table:table-cell table:style-name="ce1"/>
          <table:table-cell office:value-type="float" office:value="3.0091666666666663" table:formula="of:=[.B348]*2*3.14/720" table:style-name="ce1">
            <text:p>3.009166667</text:p>
          </table:table-cell>
          <table:table-cell office:value-type="float" office:value="143.76898792153605" table:formula="of:=127*SIN([.Q348])+127" table:style-name="ce1">
            <text:p>143.7689879</text:p>
          </table:table-cell>
          <table:table-cell office:value-type="float" office:value="149.40101283754868" table:formula="of:=127*SIN([.Q348]+[.$P$2])+127" table:style-name="ce1">
            <text:p>149.4010128</text:p>
          </table:table-cell>
          <table:table-cell office:value-type="float" office:value="72.656983632659291" table:formula="of:=127*SIN([.Q348]-[.$P$2])+127" table:style-name="ce1">
            <text:p>72.65698363</text:p>
          </table:table-cell>
          <table:table-cell office:value-type="float" office:value="111.02899823510398" table:formula="of:=(MIN([.R348];[.S348];[.T348])+MAX([.R348];[.S348];[.T348]))/2" table:style-name="ce1">
            <text:p>111.028998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6" table:style-name="ce2">
            <text:p>346</text:p>
          </table:table-cell>
          <table:table-cell office:value-type="float" office:value="-61.690083377915307" table:formula="of:=[.$A$3]*SIN(RADIANS([.B349]))" table:style-name="ce11">
            <text:p>-61.6901</text:p>
          </table:table-cell>
          <table:table-cell office:value-type="float" office:value="-183.43164908635606" table:formula="of:=[.$A$3]*SIN(RADIANS([.B349]-120))" table:style-name="ce11">
            <text:p>-183.4316</text:p>
          </table:table-cell>
          <table:table-cell office:value-type="float" office:value="245.1217324642713" table:formula="of:=[.$A$3]*SIN(RADIANS([.B349]+120))" table:style-name="ce11">
            <text:p>245.1217</text:p>
          </table:table-cell>
          <table:table-cell table:style-name="ce11"/>
          <table:table-cell office:value-type="float" office:value="30.845041688957622" table:formula="of:=(MIN([.C349];[.D349];[.E349])+MAX([.C349];[.D349];[.E349]))/2" table:style-name="ce12">
            <text:p>30.8450</text:p>
          </table:table-cell>
          <table:table-cell office:value-type="float" office:value="-92.535125066872922" table:formula="of:=[.C349]-[.G349]" table:style-name="ce11">
            <text:p>-92.5351</text:p>
          </table:table-cell>
          <table:table-cell office:value-type="float" office:value="-214.27669077531368" table:formula="of:=[.D349]-[.G349]" table:style-name="ce11">
            <text:p>-214.2767</text:p>
          </table:table-cell>
          <table:table-cell office:value-type="float" office:value="214.27669077531368" table:formula="of:=[.E349]-[.G349]" table:style-name="ce11">
            <text:p>214.2767</text:p>
          </table:table-cell>
          <table:table-cell table:style-name="ce11"/>
          <table:table-cell office:value-type="float" office:value="96.15495831104235" table:formula="of:=[.C349]/2+127" table:style-name="ce13">
            <text:p>96</text:p>
          </table:table-cell>
          <table:table-cell office:value-type="float" office:value="81.732437466563539" table:formula="of:=[.H349]/2+128" table:style-name="ce13">
            <text:p>82</text:p>
          </table:table-cell>
          <table:table-cell office:value-type="float" office:value="81.107200000000006" table:style-name="ce1">
            <text:p>81.1072</text:p>
          </table:table-cell>
          <table:table-cell office:value-type="float" office:value="138.607" table:style-name="ce1">
            <text:p>138.607</text:p>
          </table:table-cell>
          <table:table-cell table:style-name="ce1"/>
          <table:table-cell office:value-type="float" office:value="3.0178888888888888" table:formula="of:=[.B349]*2*3.14/720" table:style-name="ce1">
            <text:p>3.017888889</text:p>
          </table:table-cell>
          <table:table-cell office:value-type="float" office:value="142.67034043530427" table:formula="of:=127*SIN([.Q349])+127" table:style-name="ce1">
            <text:p>142.6703404</text:p>
          </table:table-cell>
          <table:table-cell office:value-type="float" office:value="150.49050125817934" table:formula="of:=127*SIN([.Q349]+[.$P$2])+127" table:style-name="ce1">
            <text:p>150.4905013</text:p>
          </table:table-cell>
          <table:table-cell office:value-type="float" office:value="73.660227465604507" table:formula="of:=127*SIN([.Q349]-[.$P$2])+127" table:style-name="ce1">
            <text:p>73.66022747</text:p>
          </table:table-cell>
          <table:table-cell office:value-type="float" office:value="112.07536436189193" table:formula="of:=(MIN([.R349];[.S349];[.T349])+MAX([.R349];[.S349];[.T349]))/2" table:style-name="ce1">
            <text:p>112.075364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7" table:style-name="ce2">
            <text:p>347</text:p>
          </table:table-cell>
          <table:table-cell office:value-type="float" office:value="-57.362518857685657" table:formula="of:=[.$A$3]*SIN(RADIANS([.B350]))" table:style-name="ce11">
            <text:p>-57.3625</text:p>
          </table:table-cell>
          <table:table-cell office:value-type="float" office:value="-186.49519391288845" table:formula="of:=[.$A$3]*SIN(RADIANS([.B350]-120))" table:style-name="ce11">
            <text:p>-186.4952</text:p>
          </table:table-cell>
          <table:table-cell office:value-type="float" office:value="243.85771277057412" table:formula="of:=[.$A$3]*SIN(RADIANS([.B350]+120))" table:style-name="ce11">
            <text:p>243.8577</text:p>
          </table:table-cell>
          <table:table-cell table:style-name="ce11"/>
          <table:table-cell office:value-type="float" office:value="28.681259428842836" table:formula="of:=(MIN([.C350];[.D350];[.E350])+MAX([.C350];[.D350];[.E350]))/2" table:style-name="ce12">
            <text:p>28.6813</text:p>
          </table:table-cell>
          <table:table-cell office:value-type="float" office:value="-86.043778286528493" table:formula="of:=[.C350]-[.G350]" table:style-name="ce11">
            <text:p>-86.0438</text:p>
          </table:table-cell>
          <table:table-cell office:value-type="float" office:value="-215.1764533417313" table:formula="of:=[.D350]-[.G350]" table:style-name="ce11">
            <text:p>-215.1765</text:p>
          </table:table-cell>
          <table:table-cell office:value-type="float" office:value="215.1764533417313" table:formula="of:=[.E350]-[.G350]" table:style-name="ce11">
            <text:p>215.1765</text:p>
          </table:table-cell>
          <table:table-cell table:style-name="ce11"/>
          <table:table-cell office:value-type="float" office:value="98.318740571157178" table:formula="of:=[.C350]/2+127" table:style-name="ce13">
            <text:p>98</text:p>
          </table:table-cell>
          <table:table-cell office:value-type="float" office:value="84.978110856735753" table:formula="of:=[.H350]/2+128" table:style-name="ce13">
            <text:p>85</text:p>
          </table:table-cell>
          <table:table-cell office:value-type="float" office:value="84.352800000000002" table:style-name="ce1">
            <text:p>84.3528</text:p>
          </table:table-cell>
          <table:table-cell office:value-type="float" office:value="137.86199999999999" table:style-name="ce1">
            <text:p>137.862</text:p>
          </table:table-cell>
          <table:table-cell table:style-name="ce1"/>
          <table:table-cell office:value-type="float" office:value="3.0266111111111114" table:formula="of:=[.B350]*2*3.14/720" table:style-name="ce1">
            <text:p>3.026611111</text:p>
          </table:table-cell>
          <table:table-cell office:value-type="float" office:value="141.5705008016262" table:formula="of:=127*SIN([.Q350])+127" table:style-name="ce1">
            <text:p>141.5705008</text:p>
          </table:table-cell>
          <table:table-cell office:value-type="float" office:value="151.57820259950452" table:formula="of:=127*SIN([.Q350]+[.$P$2])+127" table:style-name="ce1">
            <text:p>151.5782026</text:p>
          </table:table-cell>
          <table:table-cell office:value-type="float" office:value="74.667529211258397" table:formula="of:=127*SIN([.Q350]-[.$P$2])+127" table:style-name="ce1">
            <text:p>74.66752921</text:p>
          </table:table-cell>
          <table:table-cell office:value-type="float" office:value="113.12286590538146" table:formula="of:=(MIN([.R350];[.S350];[.T350])+MAX([.R350];[.S350];[.T350]))/2" table:style-name="ce1">
            <text:p>113.122865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8" table:style-name="ce2">
            <text:p>348</text:p>
          </table:table-cell>
          <table:table-cell office:value-type="float" office:value="-53.017481158528767" table:formula="of:=[.$A$3]*SIN(RADIANS([.B351]))" table:style-name="ce11">
            <text:p>-53.0175</text:p>
          </table:table-cell>
          <table:table-cell office:value-type="float" office:value="-189.50193049673555" table:formula="of:=[.$A$3]*SIN(RADIANS([.B351]-120))" table:style-name="ce11">
            <text:p>-189.5019</text:p>
          </table:table-cell>
          <table:table-cell office:value-type="float" office:value="242.51941165526418" table:formula="of:=[.$A$3]*SIN(RADIANS([.B351]+120))" table:style-name="ce11">
            <text:p>242.5194</text:p>
          </table:table-cell>
          <table:table-cell table:style-name="ce11"/>
          <table:table-cell office:value-type="float" office:value="26.508740579264312" table:formula="of:=(MIN([.C351];[.D351];[.E351])+MAX([.C351];[.D351];[.E351]))/2" table:style-name="ce12">
            <text:p>26.5087</text:p>
          </table:table-cell>
          <table:table-cell office:value-type="float" office:value="-79.52622173779308" table:formula="of:=[.C351]-[.G351]" table:style-name="ce11">
            <text:p>-79.5262</text:p>
          </table:table-cell>
          <table:table-cell office:value-type="float" office:value="-216.01067107599988" table:formula="of:=[.D351]-[.G351]" table:style-name="ce11">
            <text:p>-216.0107</text:p>
          </table:table-cell>
          <table:table-cell office:value-type="float" office:value="216.01067107599988" table:formula="of:=[.E351]-[.G351]" table:style-name="ce11">
            <text:p>216.0107</text:p>
          </table:table-cell>
          <table:table-cell table:style-name="ce11"/>
          <table:table-cell office:value-type="float" office:value="100.49125942073562" table:formula="of:=[.C351]/2+127" table:style-name="ce13">
            <text:p>100</text:p>
          </table:table-cell>
          <table:table-cell office:value-type="float" office:value="88.236889131103453" table:formula="of:=[.H351]/2+128" table:style-name="ce13">
            <text:p>88</text:p>
          </table:table-cell>
          <table:table-cell office:value-type="float" office:value="87.611599999999996" table:style-name="ce1">
            <text:p>87.6116</text:p>
          </table:table-cell>
          <table:table-cell office:value-type="float" office:value="137.11699999999999" table:style-name="ce1">
            <text:p>137.117</text:p>
          </table:table-cell>
          <table:table-cell table:style-name="ce1"/>
          <table:table-cell office:value-type="float" office:value="3.0353333333333334" table:formula="of:=[.B351]*2*3.14/720" table:style-name="ce1">
            <text:p>3.035333333</text:p>
          </table:table-cell>
          <table:table-cell office:value-type="float" office:value="140.46955269264768" table:formula="of:=127*SIN([.Q351])+127" table:style-name="ce1">
            <text:p>140.4695527</text:p>
          </table:table-cell>
          <table:table-cell office:value-type="float" office:value="152.6640341128211" table:formula="of:=127*SIN([.Q351]+[.$P$2])+127" table:style-name="ce1">
            <text:p>152.6640341</text:p>
          </table:table-cell>
          <table:table-cell office:value-type="float" office:value="75.678812237451865" table:formula="of:=127*SIN([.Q351]-[.$P$2])+127" table:style-name="ce1">
            <text:p>75.67881224</text:p>
          </table:table-cell>
          <table:table-cell office:value-type="float" office:value="114.17142317513648" table:formula="of:=(MIN([.R351];[.S351];[.T351])+MAX([.R351];[.S351];[.T351]))/2" table:style-name="ce1">
            <text:p>114.1714232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49" table:style-name="ce2">
            <text:p>349</text:p>
          </table:table-cell>
          <table:table-cell office:value-type="float" office:value="-48.656293821018892" table:formula="of:=[.$A$3]*SIN(RADIANS([.B352]))" table:style-name="ce11">
            <text:p>-48.6563</text:p>
          </table:table-cell>
          <table:table-cell office:value-type="float" office:value="-192.45094295680687" table:formula="of:=[.$A$3]*SIN(RADIANS([.B352]-120))" table:style-name="ce11">
            <text:p>-192.4509</text:p>
          </table:table-cell>
          <table:table-cell office:value-type="float" office:value="241.10723677782576" table:formula="of:=[.$A$3]*SIN(RADIANS([.B352]+120))" table:style-name="ce11">
            <text:p>241.1072</text:p>
          </table:table-cell>
          <table:table-cell table:style-name="ce11"/>
          <table:table-cell office:value-type="float" office:value="24.328146910509446" table:formula="of:=(MIN([.C352];[.D352];[.E352])+MAX([.C352];[.D352];[.E352]))/2" table:style-name="ce12">
            <text:p>24.3281</text:p>
          </table:table-cell>
          <table:table-cell office:value-type="float" office:value="-72.984440731528338" table:formula="of:=[.C352]-[.G352]" table:style-name="ce11">
            <text:p>-72.9844</text:p>
          </table:table-cell>
          <table:table-cell office:value-type="float" office:value="-216.77908986731632" table:formula="of:=[.D352]-[.G352]" table:style-name="ce11">
            <text:p>-216.7791</text:p>
          </table:table-cell>
          <table:table-cell office:value-type="float" office:value="216.77908986731632" table:formula="of:=[.E352]-[.G352]" table:style-name="ce11">
            <text:p>216.7791</text:p>
          </table:table-cell>
          <table:table-cell table:style-name="ce11"/>
          <table:table-cell office:value-type="float" office:value="102.67185308949055" table:formula="of:=[.C352]/2+127" table:style-name="ce13">
            <text:p>103</text:p>
          </table:table-cell>
          <table:table-cell office:value-type="float" office:value="91.507779634235831" table:formula="of:=[.H352]/2+128" table:style-name="ce13">
            <text:p>92</text:p>
          </table:table-cell>
          <table:table-cell office:value-type="float" office:value="90.882800000000003" table:style-name="ce1">
            <text:p>90.8828</text:p>
          </table:table-cell>
          <table:table-cell office:value-type="float" office:value="136.37100000000001" table:style-name="ce1">
            <text:p>136.371</text:p>
          </table:table-cell>
          <table:table-cell table:style-name="ce1"/>
          <table:table-cell office:value-type="float" office:value="3.044055555555556" table:formula="of:=[.B352]*2*3.14/720" table:style-name="ce1">
            <text:p>3.044055556</text:p>
          </table:table-cell>
          <table:table-cell office:value-type="float" office:value="139.36757986484363" table:formula="of:=127*SIN([.Q352])+127" table:style-name="ce1">
            <text:p>139.3675799</text:p>
          </table:table-cell>
          <table:table-cell office:value-type="float" office:value="153.74791319167358" table:formula="of:=127*SIN([.Q352]+[.$P$2])+127" table:style-name="ce1">
            <text:p>153.7479132</text:p>
          </table:table-cell>
          <table:table-cell office:value-type="float" office:value="76.693999609130771" table:formula="of:=127*SIN([.Q352]-[.$P$2])+127" table:style-name="ce1">
            <text:p>76.69399961</text:p>
          </table:table-cell>
          <table:table-cell office:value-type="float" office:value="115.22095640040217" table:formula="of:=(MIN([.R352];[.S352];[.T352])+MAX([.R352];[.S352];[.T352]))/2" table:style-name="ce1">
            <text:p>115.220956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0" table:style-name="ce2">
            <text:p>350</text:p>
          </table:table-cell>
          <table:table-cell office:value-type="float" office:value="-44.280285305067245" table:formula="of:=[.$A$3]*SIN(RADIANS([.B353]))" table:style-name="ce11">
            <text:p>-44.2803</text:p>
          </table:table-cell>
          <table:table-cell office:value-type="float" office:value="-195.34133299533937" table:formula="of:=[.$A$3]*SIN(RADIANS([.B353]-120))" table:style-name="ce11">
            <text:p>-195.3413</text:p>
          </table:table-cell>
          <table:table-cell office:value-type="float" office:value="239.62161830040671" table:formula="of:=[.$A$3]*SIN(RADIANS([.B353]+120))" table:style-name="ce11">
            <text:p>239.6216</text:p>
          </table:table-cell>
          <table:table-cell table:style-name="ce11"/>
          <table:table-cell office:value-type="float" office:value="22.140142652533669" table:formula="of:=(MIN([.C353];[.D353];[.E353])+MAX([.C353];[.D353];[.E353]))/2" table:style-name="ce12">
            <text:p>22.1401</text:p>
          </table:table-cell>
          <table:table-cell office:value-type="float" office:value="-66.420427957600907" table:formula="of:=[.C353]-[.G353]" table:style-name="ce11">
            <text:p>-66.4204</text:p>
          </table:table-cell>
          <table:table-cell office:value-type="float" office:value="-217.48147564787303" table:formula="of:=[.D353]-[.G353]" table:style-name="ce11">
            <text:p>-217.4815</text:p>
          </table:table-cell>
          <table:table-cell office:value-type="float" office:value="217.48147564787303" table:formula="of:=[.E353]-[.G353]" table:style-name="ce11">
            <text:p>217.4815</text:p>
          </table:table-cell>
          <table:table-cell table:style-name="ce11"/>
          <table:table-cell office:value-type="float" office:value="104.85985734746637" table:formula="of:=[.C353]/2+127" table:style-name="ce13">
            <text:p>105</text:p>
          </table:table-cell>
          <table:table-cell office:value-type="float" office:value="94.789786021199546" table:formula="of:=[.H353]/2+128" table:style-name="ce13">
            <text:p>95</text:p>
          </table:table-cell>
          <table:table-cell office:value-type="float" office:value="94.165300000000002" table:style-name="ce1">
            <text:p>94.1653</text:p>
          </table:table-cell>
          <table:table-cell office:value-type="float" office:value="135.625" table:style-name="ce1">
            <text:p>135.625</text:p>
          </table:table-cell>
          <table:table-cell table:style-name="ce1"/>
          <table:table-cell office:value-type="float" office:value="3.0527777777777776" table:formula="of:=[.B353]*2*3.14/720" table:style-name="ce1">
            <text:p>3.052777778</text:p>
          </table:table-cell>
          <table:table-cell office:value-type="float" office:value="138.26466615264641" table:formula="of:=127*SIN([.Q353])+127" table:style-name="ce1">
            <text:p>138.2646662</text:p>
          </table:table-cell>
          <table:table-cell office:value-type="float" office:value="154.82975737814118" table:formula="of:=127*SIN([.Q353]+[.$P$2])+127" table:style-name="ce1">
            <text:p>154.8297574</text:p>
          </table:table-cell>
          <table:table-cell office:value-type="float" office:value="77.713014094211303" table:formula="of:=127*SIN([.Q353]-[.$P$2])+127" table:style-name="ce1">
            <text:p>77.71301409</text:p>
          </table:table-cell>
          <table:table-cell office:value-type="float" office:value="116.27138573617624" table:formula="of:=(MIN([.R353];[.S353];[.T353])+MAX([.R353];[.S353];[.T353]))/2" table:style-name="ce1">
            <text:p>116.2713857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1" table:style-name="ce2">
            <text:p>351</text:p>
          </table:table-cell>
          <table:table-cell office:value-type="float" office:value="-39.890788585258939" table:formula="of:=[.$A$3]*SIN(RADIANS([.B354]))" table:style-name="ce11">
            <text:p>-39.8908</text:p>
          </table:table-cell>
          <table:table-cell office:value-type="float" office:value="-198.1722201715275" table:formula="of:=[.$A$3]*SIN(RADIANS([.B354]-120))" table:style-name="ce11">
            <text:p>-198.1722</text:p>
          </table:table-cell>
          <table:table-cell office:value-type="float" office:value="238.06300875678645" table:formula="of:=[.$A$3]*SIN(RADIANS([.B354]+120))" table:style-name="ce11">
            <text:p>238.0630</text:p>
          </table:table-cell>
          <table:table-cell table:style-name="ce11"/>
          <table:table-cell office:value-type="float" office:value="19.945394292629473" table:formula="of:=(MIN([.C354];[.D354];[.E354])+MAX([.C354];[.D354];[.E354]))/2" table:style-name="ce12">
            <text:p>19.9454</text:p>
          </table:table-cell>
          <table:table-cell office:value-type="float" office:value="-59.836182877888412" table:formula="of:=[.C354]-[.G354]" table:style-name="ce11">
            <text:p>-59.8362</text:p>
          </table:table-cell>
          <table:table-cell office:value-type="float" office:value="-218.11761446415699" table:formula="of:=[.D354]-[.G354]" table:style-name="ce11">
            <text:p>-218.1176</text:p>
          </table:table-cell>
          <table:table-cell office:value-type="float" office:value="218.11761446415699" table:formula="of:=[.E354]-[.G354]" table:style-name="ce11">
            <text:p>218.1176</text:p>
          </table:table-cell>
          <table:table-cell table:style-name="ce11"/>
          <table:table-cell office:value-type="float" office:value="107.05460570737053" table:formula="of:=[.C354]/2+127" table:style-name="ce13">
            <text:p>107</text:p>
          </table:table-cell>
          <table:table-cell office:value-type="float" office:value="98.081908561055798" table:formula="of:=[.H354]/2+128" table:style-name="ce13">
            <text:p>98</text:p>
          </table:table-cell>
          <table:table-cell office:value-type="float" office:value="97.457999999999998" table:style-name="ce1">
            <text:p>97.458</text:p>
          </table:table-cell>
          <table:table-cell office:value-type="float" office:value="134.87799999999999" table:style-name="ce1">
            <text:p>134.878</text:p>
          </table:table-cell>
          <table:table-cell table:style-name="ce1"/>
          <table:table-cell office:value-type="float" office:value="3.0615000000000001" table:formula="of:=[.B354]*2*3.14/720" table:style-name="ce1">
            <text:p>3.0615</text:p>
          </table:table-cell>
          <table:table-cell office:value-type="float" office:value="137.16089546206734" table:formula="of:=127*SIN([.Q354])+127" table:style-name="ce1">
            <text:p>137.1608955</text:p>
          </table:table-cell>
          <table:table-cell office:value-type="float" office:value="155.90948436911367" table:formula="of:=127*SIN([.Q354]+[.$P$2])+127" table:style-name="ce1">
            <text:p>155.9094844</text:p>
          </table:table-cell>
          <table:table-cell office:value-type="float" office:value="78.735778169458058" table:formula="of:=127*SIN([.Q354]-[.$P$2])+127" table:style-name="ce1">
            <text:p>78.73577817</text:p>
          </table:table-cell>
          <table:table-cell office:value-type="float" office:value="117.32263126928586" table:formula="of:=(MIN([.R354];[.S354];[.T354])+MAX([.R354];[.S354];[.T354]))/2" table:style-name="ce1">
            <text:p>117.32263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2" table:style-name="ce2">
            <text:p>352</text:p>
          </table:table-cell>
          <table:table-cell office:value-type="float" office:value="-35.489140744816801" table:formula="of:=[.$A$3]*SIN(RADIANS([.B355]))" table:style-name="ce11">
            <text:p>-35.4891</text:p>
          </table:table-cell>
          <table:table-cell office:value-type="float" office:value="-200.94274216971414" table:formula="of:=[.$A$3]*SIN(RADIANS([.B355]-120))" table:style-name="ce11">
            <text:p>-200.9427</text:p>
          </table:table-cell>
          <table:table-cell office:value-type="float" office:value="236.43188291453075" table:formula="of:=[.$A$3]*SIN(RADIANS([.B355]+120))" table:style-name="ce11">
            <text:p>236.4319</text:p>
          </table:table-cell>
          <table:table-cell table:style-name="ce11"/>
          <table:table-cell office:value-type="float" office:value="17.744570372408305" table:formula="of:=(MIN([.C355];[.D355];[.E355])+MAX([.C355];[.D355];[.E355]))/2" table:style-name="ce12">
            <text:p>17.7446</text:p>
          </table:table-cell>
          <table:table-cell office:value-type="float" office:value="-53.233711117225106" table:formula="of:=[.C355]-[.G355]" table:style-name="ce11">
            <text:p>-53.2337</text:p>
          </table:table-cell>
          <table:table-cell office:value-type="float" office:value="-218.68731254212244" table:formula="of:=[.D355]-[.G355]" table:style-name="ce11">
            <text:p>-218.6873</text:p>
          </table:table-cell>
          <table:table-cell office:value-type="float" office:value="218.68731254212244" table:formula="of:=[.E355]-[.G355]" table:style-name="ce11">
            <text:p>218.6873</text:p>
          </table:table-cell>
          <table:table-cell table:style-name="ce11"/>
          <table:table-cell office:value-type="float" office:value="109.2554296275916" table:formula="of:=[.C355]/2+127" table:style-name="ce13">
            <text:p>109</text:p>
          </table:table-cell>
          <table:table-cell office:value-type="float" office:value="101.38314444138744" table:formula="of:=[.H355]/2+128" table:style-name="ce13">
            <text:p>101</text:p>
          </table:table-cell>
          <table:table-cell office:value-type="float" office:value="100.76" table:style-name="ce1">
            <text:p>100.76</text:p>
          </table:table-cell>
          <table:table-cell office:value-type="float" office:value="134.13" table:style-name="ce1">
            <text:p>134.13</text:p>
          </table:table-cell>
          <table:table-cell table:style-name="ce1"/>
          <table:table-cell office:value-type="float" office:value="3.0702222222222222" table:formula="of:=[.B355]*2*3.14/720" table:style-name="ce1">
            <text:p>3.070222222</text:p>
          </table:table-cell>
          <table:table-cell office:value-type="float" office:value="136.0563517643142" table:formula="of:=127*SIN([.Q355])+127" table:style-name="ce1">
            <text:p>136.0563518</text:p>
          </table:table-cell>
          <table:table-cell office:value-type="float" office:value="156.98701202254648" table:formula="of:=127*SIN([.Q355]+[.$P$2])+127" table:style-name="ce1">
            <text:p>156.987012</text:p>
          </table:table-cell>
          <table:table-cell office:value-type="float" office:value="79.762214026375972" table:formula="of:=127*SIN([.Q355]-[.$P$2])+127" table:style-name="ce1">
            <text:p>79.76221403</text:p>
          </table:table-cell>
          <table:table-cell office:value-type="float" office:value="118.37461302446123" table:formula="of:=(MIN([.R355];[.S355];[.T355])+MAX([.R355];[.S355];[.T355]))/2" table:style-name="ce1">
            <text:p>118.37461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3" table:style-name="ce2">
            <text:p>353</text:p>
          </table:table-cell>
          <table:table-cell office:value-type="float" office:value="-31.076682568312542" table:formula="of:=[.$A$3]*SIN(RADIANS([.B356]))" table:style-name="ce11">
            <text:p>-31.0767</text:p>
          </table:table-cell>
          <table:table-cell office:value-type="float" office:value="-203.65205506205967" table:formula="of:=[.$A$3]*SIN(RADIANS([.B356]-120))" table:style-name="ce11">
            <text:p>-203.6521</text:p>
          </table:table-cell>
          <table:table-cell office:value-type="float" office:value="234.72873763037234" table:formula="of:=[.$A$3]*SIN(RADIANS([.B356]+120))" table:style-name="ce11">
            <text:p>234.7287</text:p>
          </table:table-cell>
          <table:table-cell table:style-name="ce11"/>
          <table:table-cell office:value-type="float" office:value="15.538341284156331" table:formula="of:=(MIN([.C356];[.D356];[.E356])+MAX([.C356];[.D356];[.E356]))/2" table:style-name="ce12">
            <text:p>15.5383</text:p>
          </table:table-cell>
          <table:table-cell office:value-type="float" office:value="-46.615023852468873" table:formula="of:=[.C356]-[.G356]" table:style-name="ce11">
            <text:p>-46.6150</text:p>
          </table:table-cell>
          <table:table-cell office:value-type="float" office:value="-219.190396346216" table:formula="of:=[.D356]-[.G356]" table:style-name="ce11">
            <text:p>-219.1904</text:p>
          </table:table-cell>
          <table:table-cell office:value-type="float" office:value="219.190396346216" table:formula="of:=[.E356]-[.G356]" table:style-name="ce11">
            <text:p>219.1904</text:p>
          </table:table-cell>
          <table:table-cell table:style-name="ce11"/>
          <table:table-cell office:value-type="float" office:value="111.46165871584373" table:formula="of:=[.C356]/2+127" table:style-name="ce13">
            <text:p>111</text:p>
          </table:table-cell>
          <table:table-cell office:value-type="float" office:value="104.69248807376556" table:formula="of:=[.H356]/2+128" table:style-name="ce13">
            <text:p>105</text:p>
          </table:table-cell>
          <table:table-cell office:value-type="float" office:value="104.07" table:style-name="ce1">
            <text:p>104.07</text:p>
          </table:table-cell>
          <table:table-cell office:value-type="float" office:value="133.38200000000001" table:style-name="ce1">
            <text:p>133.382</text:p>
          </table:table-cell>
          <table:table-cell table:style-name="ce1"/>
          <table:table-cell office:value-type="float" office:value="3.0789444444444447" table:formula="of:=[.B356]*2*3.14/720" table:style-name="ce1">
            <text:p>3.078944444</text:p>
          </table:table-cell>
          <table:table-cell office:value-type="float" office:value="134.95111908940231" table:formula="of:=127*SIN([.Q356])+127" table:style-name="ce1">
            <text:p>134.9511191</text:p>
          </table:table-cell>
          <table:table-cell office:value-type="float" office:value="158.06225836371686" table:formula="of:=127*SIN([.Q356]+[.$P$2])+127" table:style-name="ce1">
            <text:p>158.0622584</text:p>
          </table:table-cell>
          <table:table-cell office:value-type="float" office:value="80.792243577136375" table:formula="of:=127*SIN([.Q356]-[.$P$2])+127" table:style-name="ce1">
            <text:p>80.79224358</text:p>
          </table:table-cell>
          <table:table-cell office:value-type="float" office:value="119.42725097042663" table:formula="of:=(MIN([.R356];[.S356];[.T356])+MAX([.R356];[.S356];[.T356]))/2" table:style-name="ce1">
            <text:p>119.42725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4" table:style-name="ce2">
            <text:p>354</text:p>
          </table:table-cell>
          <table:table-cell office:value-type="float" office:value="-26.654758133251622" table:formula="of:=[.$A$3]*SIN(RADIANS([.B357]))" table:style-name="ce11">
            <text:p>-26.6548</text:p>
          </table:table-cell>
          <table:table-cell office:value-type="float" office:value="-206.29933356561156" table:formula="of:=[.$A$3]*SIN(RADIANS([.B357]-120))" table:style-name="ce11">
            <text:p>-206.2993</text:p>
          </table:table-cell>
          <table:table-cell office:value-type="float" office:value="232.95409169886318" table:formula="of:=[.$A$3]*SIN(RADIANS([.B357]+120))" table:style-name="ce11">
            <text:p>232.9541</text:p>
          </table:table-cell>
          <table:table-cell table:style-name="ce11"/>
          <table:table-cell office:value-type="float" office:value="13.327379066625809" table:formula="of:=(MIN([.C357];[.D357];[.E357])+MAX([.C357];[.D357];[.E357]))/2" table:style-name="ce12">
            <text:p>13.3274</text:p>
          </table:table-cell>
          <table:table-cell office:value-type="float" office:value="-39.982137199877428" table:formula="of:=[.C357]-[.G357]" table:style-name="ce11">
            <text:p>-39.9821</text:p>
          </table:table-cell>
          <table:table-cell office:value-type="float" office:value="-219.62671263223737" table:formula="of:=[.D357]-[.G357]" table:style-name="ce11">
            <text:p>-219.6267</text:p>
          </table:table-cell>
          <table:table-cell office:value-type="float" office:value="219.62671263223737" table:formula="of:=[.E357]-[.G357]" table:style-name="ce11">
            <text:p>219.6267</text:p>
          </table:table-cell>
          <table:table-cell table:style-name="ce11"/>
          <table:table-cell office:value-type="float" office:value="113.67262093337419" table:formula="of:=[.C357]/2+127" table:style-name="ce13">
            <text:p>114</text:p>
          </table:table-cell>
          <table:table-cell office:value-type="float" office:value="108.00893140006129" table:formula="of:=[.H357]/2+128" table:style-name="ce13">
            <text:p>108</text:p>
          </table:table-cell>
          <table:table-cell office:value-type="float" office:value="107.38800000000001" table:style-name="ce1">
            <text:p>107.388</text:p>
          </table:table-cell>
          <table:table-cell office:value-type="float" office:value="132.63300000000001" table:style-name="ce1">
            <text:p>132.633</text:p>
          </table:table-cell>
          <table:table-cell table:style-name="ce1"/>
          <table:table-cell office:value-type="float" office:value="3.0876666666666663" table:formula="of:=[.B357]*2*3.14/720" table:style-name="ce1">
            <text:p>3.087666667</text:p>
          </table:table-cell>
          <table:table-cell office:value-type="float" office:value="133.84528151976235" table:formula="of:=127*SIN([.Q357])+127" table:style-name="ce1">
            <text:p>133.8452815</text:p>
          </table:table-cell>
          <table:table-cell office:value-type="float" office:value="159.13514159145313" table:formula="of:=127*SIN([.Q357]+[.$P$2])+127" table:style-name="ce1">
            <text:p>159.1351416</text:p>
          </table:table-cell>
          <table:table-cell office:value-type="float" office:value="81.825788460510907" table:formula="of:=127*SIN([.Q357]-[.$P$2])+127" table:style-name="ce1">
            <text:p>81.82578846</text:p>
          </table:table-cell>
          <table:table-cell office:value-type="float" office:value="120.48046502598203" table:formula="of:=(MIN([.R357];[.S357];[.T357])+MAX([.R357];[.S357];[.T357]))/2" table:style-name="ce1">
            <text:p>120.480465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5" table:style-name="ce2">
            <text:p>355</text:p>
          </table:table-cell>
          <table:table-cell office:value-type="float" office:value="-22.224714400652871" table:formula="of:=[.$A$3]*SIN(RADIANS([.B358]))" table:style-name="ce11">
            <text:p>-22.2247</text:p>
          </table:table-cell>
          <table:table-cell office:value-type="float" office:value="-208.88377129369286" table:formula="of:=[.$A$3]*SIN(RADIANS([.B358]-120))" table:style-name="ce11">
            <text:p>-208.8838</text:p>
          </table:table-cell>
          <table:table-cell office:value-type="float" office:value="231.10848569434583" table:formula="of:=[.$A$3]*SIN(RADIANS([.B358]+120))" table:style-name="ce11">
            <text:p>231.1085</text:p>
          </table:table-cell>
          <table:table-cell table:style-name="ce11"/>
          <table:table-cell office:value-type="float" office:value="11.112357200326485" table:formula="of:=(MIN([.C358];[.D358];[.E358])+MAX([.C358];[.D358];[.E358]))/2" table:style-name="ce12">
            <text:p>11.1124</text:p>
          </table:table-cell>
          <table:table-cell office:value-type="float" office:value="-33.337071600979357" table:formula="of:=[.C358]-[.G358]" table:style-name="ce11">
            <text:p>-33.3371</text:p>
          </table:table-cell>
          <table:table-cell office:value-type="float" office:value="-219.99612849401933" table:formula="of:=[.D358]-[.G358]" table:style-name="ce11">
            <text:p>-219.9961</text:p>
          </table:table-cell>
          <table:table-cell office:value-type="float" office:value="219.99612849401933" table:formula="of:=[.E358]-[.G358]" table:style-name="ce11">
            <text:p>219.9961</text:p>
          </table:table-cell>
          <table:table-cell table:style-name="ce11"/>
          <table:table-cell office:value-type="float" office:value="115.88764279967356" table:formula="of:=[.C358]/2+127" table:style-name="ce13">
            <text:p>116</text:p>
          </table:table-cell>
          <table:table-cell office:value-type="float" office:value="111.33146419951032" table:formula="of:=[.H358]/2+128" table:style-name="ce13">
            <text:p>111</text:p>
          </table:table-cell>
          <table:table-cell office:value-type="float" office:value="110.712" table:style-name="ce1">
            <text:p>110.712</text:p>
          </table:table-cell>
          <table:table-cell office:value-type="float" office:value="131.88499999999999" table:style-name="ce1">
            <text:p>131.885</text:p>
          </table:table-cell>
          <table:table-cell table:style-name="ce1"/>
          <table:table-cell office:value-type="float" office:value="3.0963888888888889" table:formula="of:=[.B358]*2*3.14/720" table:style-name="ce1">
            <text:p>3.096388889</text:p>
          </table:table-cell>
          <table:table-cell office:value-type="float" office:value="132.73892318384304" table:formula="of:=127*SIN([.Q358])+127" table:style-name="ce1">
            <text:p>132.7389232</text:p>
          </table:table-cell>
          <table:table-cell office:value-type="float" office:value="160.20558008436504" table:formula="of:=127*SIN([.Q358]+[.$P$2])+127" table:style-name="ce1">
            <text:p>160.2055801</text:p>
          </table:table-cell>
          <table:table-cell office:value-type="float" office:value="82.862770047839774" table:formula="of:=127*SIN([.Q358]-[.$P$2])+127" table:style-name="ce1">
            <text:p>82.86277005</text:p>
          </table:table-cell>
          <table:table-cell office:value-type="float" office:value="121.53417506610241" table:formula="of:=(MIN([.R358];[.S358];[.T358])+MAX([.R358];[.S358];[.T358]))/2" table:style-name="ce1">
            <text:p>121.5341751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6" table:style-name="ce2">
            <text:p>356</text:p>
          </table:table-cell>
          <table:table-cell office:value-type="float" office:value="-17.787900804752038" table:formula="of:=[.$A$3]*SIN(RADIANS([.B359]))" table:style-name="ce11">
            <text:p>-17.7879</text:p>
          </table:table-cell>
          <table:table-cell office:value-type="float" office:value="-211.40458100153566" table:formula="of:=[.$A$3]*SIN(RADIANS([.B359]-120))" table:style-name="ce11">
            <text:p>-211.4046</text:p>
          </table:table-cell>
          <table:table-cell office:value-type="float" office:value="229.19248180628759" table:formula="of:=[.$A$3]*SIN(RADIANS([.B359]+120))" table:style-name="ce11">
            <text:p>229.1925</text:p>
          </table:table-cell>
          <table:table-cell table:style-name="ce11"/>
          <table:table-cell office:value-type="float" office:value="8.8939504023759639" table:formula="of:=(MIN([.C359];[.D359];[.E359])+MAX([.C359];[.D359];[.E359]))/2" table:style-name="ce12">
            <text:p>8.8940</text:p>
          </table:table-cell>
          <table:table-cell office:value-type="float" office:value="-26.681851207128002" table:formula="of:=[.C359]-[.G359]" table:style-name="ce11">
            <text:p>-26.6819</text:p>
          </table:table-cell>
          <table:table-cell office:value-type="float" office:value="-220.29853140391162" table:formula="of:=[.D359]-[.G359]" table:style-name="ce11">
            <text:p>-220.2985</text:p>
          </table:table-cell>
          <table:table-cell office:value-type="float" office:value="220.29853140391162" table:formula="of:=[.E359]-[.G359]" table:style-name="ce11">
            <text:p>220.2985</text:p>
          </table:table-cell>
          <table:table-cell table:style-name="ce11"/>
          <table:table-cell office:value-type="float" office:value="118.10604959762398" table:formula="of:=[.C359]/2+127" table:style-name="ce13">
            <text:p>118</text:p>
          </table:table-cell>
          <table:table-cell office:value-type="float" office:value="114.659074396436" table:formula="of:=[.H359]/2+128" table:style-name="ce13">
            <text:p>115</text:p>
          </table:table-cell>
          <table:table-cell office:value-type="float" office:value="114.041" table:style-name="ce1">
            <text:p>114.041</text:p>
          </table:table-cell>
          <table:table-cell office:value-type="float" office:value="131.13499999999999" table:style-name="ce1">
            <text:p>131.135</text:p>
          </table:table-cell>
          <table:table-cell table:style-name="ce1"/>
          <table:table-cell office:value-type="float" office:value="3.1051111111111114" table:formula="of:=[.B359]*2*3.14/720" table:style-name="ce1">
            <text:p>3.105111111</text:p>
          </table:table-cell>
          <table:table-cell office:value-type="float" office:value="131.63212824971154" table:formula="of:=127*SIN([.Q359])+127" table:style-name="ce1">
            <text:p>131.6321282</text:p>
          </table:table-cell>
          <table:table-cell office:value-type="float" office:value="161.27349240704694" table:formula="of:=127*SIN([.Q359]+[.$P$2])+127" table:style-name="ce1">
            <text:p>161.2734924</text:p>
          </table:table-cell>
          <table:table-cell office:value-type="float" office:value="83.903109449007658" table:formula="of:=127*SIN([.Q359]-[.$P$2])+127" table:style-name="ce1">
            <text:p>83.90310945</text:p>
          </table:table-cell>
          <table:table-cell office:value-type="float" office:value="122.58830092802731" table:formula="of:=(MIN([.R359];[.S359];[.T359])+MAX([.R359];[.S359];[.T359]))/2" table:style-name="ce1">
            <text:p>122.5883009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7" table:style-name="ce2">
            <text:p>357</text:p>
          </table:table-cell>
          <table:table-cell office:value-type="float" office:value="-13.345668841950815" table:formula="of:=[.$A$3]*SIN(RADIANS([.B360]))" table:style-name="ce11">
            <text:p>-13.3457</text:p>
          </table:table-cell>
          <table:table-cell office:value-type="float" office:value="-213.86099482608313" table:formula="of:=[.$A$3]*SIN(RADIANS([.B360]-120))" table:style-name="ce11">
            <text:p>-213.8610</text:p>
          </table:table-cell>
          <table:table-cell office:value-type="float" office:value="227.20666366803374" table:formula="of:=[.$A$3]*SIN(RADIANS([.B360]+120))" table:style-name="ce11">
            <text:p>227.2067</text:p>
          </table:table-cell>
          <table:table-cell table:style-name="ce11"/>
          <table:table-cell office:value-type="float" office:value="6.6728344209753061" table:formula="of:=(MIN([.C360];[.D360];[.E360])+MAX([.C360];[.D360];[.E360]))/2" table:style-name="ce12">
            <text:p>6.6728</text:p>
          </table:table-cell>
          <table:table-cell office:value-type="float" office:value="-20.018503262926121" table:formula="of:=[.C360]-[.G360]" table:style-name="ce11">
            <text:p>-20.0185</text:p>
          </table:table-cell>
          <table:table-cell office:value-type="float" office:value="-220.53382924705843" table:formula="of:=[.D360]-[.G360]" table:style-name="ce11">
            <text:p>-220.5338</text:p>
          </table:table-cell>
          <table:table-cell office:value-type="float" office:value="220.53382924705843" table:formula="of:=[.E360]-[.G360]" table:style-name="ce11">
            <text:p>220.5338</text:p>
          </table:table-cell>
          <table:table-cell table:style-name="ce11"/>
          <table:table-cell office:value-type="float" office:value="120.32716557902459" table:formula="of:=[.C360]/2+127" table:style-name="ce13">
            <text:p>120</text:p>
          </table:table-cell>
          <table:table-cell office:value-type="float" office:value="117.99074836853694" table:formula="of:=[.H360]/2+128" table:style-name="ce13">
            <text:p>118</text:p>
          </table:table-cell>
          <table:table-cell office:value-type="float" office:value="117.375" table:style-name="ce1">
            <text:p>117.375</text:p>
          </table:table-cell>
          <table:table-cell office:value-type="float" office:value="130.386" table:style-name="ce1">
            <text:p>130.386</text:p>
          </table:table-cell>
          <table:table-cell table:style-name="ce1"/>
          <table:table-cell office:value-type="float" office:value="3.1138333333333335" table:formula="of:=[.B360]*2*3.14/720" table:style-name="ce1">
            <text:p>3.113833333</text:p>
          </table:table-cell>
          <table:table-cell office:value-type="float" office:value="130.52498091864993" table:formula="of:=127*SIN([.Q360])+127" table:style-name="ce1">
            <text:p>130.5249809</text:p>
          </table:table-cell>
          <table:table-cell office:value-type="float" office:value="162.33879731627593" table:formula="of:=127*SIN([.Q360]+[.$P$2])+127" table:style-name="ce1">
            <text:p>162.3387973</text:p>
          </table:table-cell>
          <table:table-cell office:value-type="float" office:value="84.946727518447858" table:formula="of:=127*SIN([.Q360]-[.$P$2])+127" table:style-name="ce1">
            <text:p>84.94672752</text:p>
          </table:table-cell>
          <table:table-cell office:value-type="float" office:value="123.64276241736189" table:formula="of:=(MIN([.R360];[.S360];[.T360])+MAX([.R360];[.S360];[.T360]))/2" table:style-name="ce1">
            <text:p>123.642762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8" table:style-name="ce2">
            <text:p>358</text:p>
          </table:table-cell>
          <table:table-cell office:value-type="float" office:value="-8.8993716591377101" table:formula="of:=[.$A$3]*SIN(RADIANS([.B361]))" table:style-name="ce11">
            <text:p>-8.8994</text:p>
          </table:table-cell>
          <table:table-cell office:value-type="float" office:value="-216.25226451988863" table:formula="of:=[.$A$3]*SIN(RADIANS([.B361]-120))" table:style-name="ce11">
            <text:p>-216.2523</text:p>
          </table:table-cell>
          <table:table-cell office:value-type="float" office:value="225.15163617902644" table:formula="of:=[.$A$3]*SIN(RADIANS([.B361]+120))" table:style-name="ce11">
            <text:p>225.1516</text:p>
          </table:table-cell>
          <table:table-cell table:style-name="ce11"/>
          <table:table-cell office:value-type="float" office:value="4.4496858295689066" table:formula="of:=(MIN([.C361];[.D361];[.E361])+MAX([.C361];[.D361];[.E361]))/2" table:style-name="ce12">
            <text:p>4.4497</text:p>
          </table:table-cell>
          <table:table-cell office:value-type="float" office:value="-13.349057488706617" table:formula="of:=[.C361]-[.G361]" table:style-name="ce11">
            <text:p>-13.3491</text:p>
          </table:table-cell>
          <table:table-cell office:value-type="float" office:value="-220.70195034945755" table:formula="of:=[.D361]-[.G361]" table:style-name="ce11">
            <text:p>-220.7020</text:p>
          </table:table-cell>
          <table:table-cell office:value-type="float" office:value="220.70195034945755" table:formula="of:=[.E361]-[.G361]" table:style-name="ce11">
            <text:p>220.7020</text:p>
          </table:table-cell>
          <table:table-cell table:style-name="ce11"/>
          <table:table-cell office:value-type="float" office:value="122.55031417043115" table:formula="of:=[.C361]/2+127" table:style-name="ce13">
            <text:p>123</text:p>
          </table:table-cell>
          <table:table-cell office:value-type="float" office:value="121.32547125564669" table:formula="of:=[.H361]/2+128" table:style-name="ce13">
            <text:p>121</text:p>
          </table:table-cell>
          <table:table-cell office:value-type="float" office:value="120.711" table:style-name="ce1">
            <text:p>120.711</text:p>
          </table:table-cell>
          <table:table-cell office:value-type="float" office:value="129.636" table:style-name="ce1">
            <text:p>129.636</text:p>
          </table:table-cell>
          <table:table-cell table:style-name="ce1"/>
          <table:table-cell office:value-type="float" office:value="3.122555555555556" table:formula="of:=[.B361]*2*3.14/720" table:style-name="ce1">
            <text:p>3.122555556</text:p>
          </table:table-cell>
          <table:table-cell office:value-type="float" office:value="129.41756541874935" table:formula="of:=127*SIN([.Q361])+127" table:style-name="ce1">
            <text:p>129.4175654</text:p>
          </table:table-cell>
          <table:table-cell office:value-type="float" office:value="163.40141376719492" table:formula="of:=127*SIN([.Q361]+[.$P$2])+127" table:style-name="ce1">
            <text:p>163.4014138</text:p>
          </table:table-cell>
          <table:table-cell office:value-type="float" office:value="85.993544861166072" table:formula="of:=127*SIN([.Q361]-[.$P$2])+127" table:style-name="ce1">
            <text:p>85.99354486</text:p>
          </table:table-cell>
          <table:table-cell office:value-type="float" office:value="124.6974793141805" table:formula="of:=(MIN([.R361];[.S361];[.T361])+MAX([.R361];[.S361];[.T361]))/2" table:style-name="ce1">
            <text:p>124.6974793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59" table:style-name="ce2">
            <text:p>359</text:p>
          </table:table-cell>
          <table:table-cell office:value-type="float" office:value="-4.450363641507308" table:formula="of:=[.$A$3]*SIN(RADIANS([.B362]))" table:style-name="ce11">
            <text:p>-4.4504</text:p>
          </table:table-cell>
          <table:table-cell office:value-type="float" office:value="-218.57766167903858" table:formula="of:=[.$A$3]*SIN(RADIANS([.B362]-120))" table:style-name="ce11">
            <text:p>-218.5777</text:p>
          </table:table-cell>
          <table:table-cell office:value-type="float" office:value="223.02802532054591" table:formula="of:=[.$A$3]*SIN(RADIANS([.B362]+120))" table:style-name="ce11">
            <text:p>223.0280</text:p>
          </table:table-cell>
          <table:table-cell table:style-name="ce11"/>
          <table:table-cell office:value-type="float" office:value="2.2251818207536616" table:formula="of:=(MIN([.C362];[.D362];[.E362])+MAX([.C362];[.D362];[.E362]))/2" table:style-name="ce12">
            <text:p>2.2252</text:p>
          </table:table-cell>
          <table:table-cell office:value-type="float" office:value="-6.6755454622609696" table:formula="of:=[.C362]-[.G362]" table:style-name="ce11">
            <text:p>-6.6755</text:p>
          </table:table-cell>
          <table:table-cell office:value-type="float" office:value="-220.80284349979223" table:formula="of:=[.D362]-[.G362]" table:style-name="ce11">
            <text:p>-220.8028</text:p>
          </table:table-cell>
          <table:table-cell office:value-type="float" office:value="220.80284349979223" table:formula="of:=[.E362]-[.G362]" table:style-name="ce11">
            <text:p>220.8028</text:p>
          </table:table-cell>
          <table:table-cell table:style-name="ce11"/>
          <table:table-cell office:value-type="float" office:value="124.77481817924635" table:formula="of:=[.C362]/2+127" table:style-name="ce13">
            <text:p>125</text:p>
          </table:table-cell>
          <table:table-cell office:value-type="float" office:value="124.66222726886951" table:formula="of:=[.H362]/2+128" table:style-name="ce13">
            <text:p>125</text:p>
          </table:table-cell>
          <table:table-cell office:value-type="float" office:value="124.05" table:style-name="ce1">
            <text:p>124.05</text:p>
          </table:table-cell>
          <table:table-cell office:value-type="float" office:value="128.887" table:style-name="ce1">
            <text:p>128.887</text:p>
          </table:table-cell>
          <table:table-cell table:style-name="ce1"/>
          <table:table-cell office:value-type="float" office:value="3.1312777777777776" table:formula="of:=[.B362]*2*3.14/720" table:style-name="ce1">
            <text:p>3.131277778</text:p>
          </table:table-cell>
          <table:table-cell office:value-type="float" office:value="128.30996599850249" table:formula="of:=127*SIN([.Q362])+127" table:style-name="ce1">
            <text:p>128.309966</text:p>
          </table:table-cell>
          <table:table-cell office:value-type="float" office:value="164.46126091947247" table:formula="of:=127*SIN([.Q362]+[.$P$2])+127" table:style-name="ce1">
            <text:p>164.4612609</text:p>
          </table:table-cell>
          <table:table-cell office:value-type="float" office:value="87.043481838774468" table:formula="of:=127*SIN([.Q362]-[.$P$2])+127" table:style-name="ce1">
            <text:p>87.04348184</text:p>
          </table:table-cell>
          <table:table-cell office:value-type="float" office:value="125.75237137912347" table:formula="of:=(MIN([.R362];[.S362];[.T362])+MAX([.R362];[.S362];[.T362]))/2" table:style-name="ce1">
            <text:p>125.7523714</text:p>
          </table:table-cell>
          <table:table-cell table:number-columns-repeated="16363"/>
        </table:table-row>
        <table:table-row table:style-name="ro2">
          <table:table-cell/>
          <table:table-cell office:value-type="float" office:value="360" table:style-name="ce2">
            <text:p>360</text:p>
          </table:table-cell>
          <table:table-cell office:value-type="float" office:value="-6.2482571200339621E-14" table:formula="of:=[.$A$3]*SIN(RADIANS([.B363]))" table:style-name="ce11">
            <text:p>0.0000</text:p>
          </table:table-cell>
          <table:table-cell office:value-type="float" office:value="-220.83647796503178" table:formula="of:=[.$A$3]*SIN(RADIANS([.B363]-120))" table:style-name="ce11">
            <text:p>-220.8365</text:p>
          </table:table-cell>
          <table:table-cell office:value-type="float" office:value="220.83647796503197" table:formula="of:=[.$A$3]*SIN(RADIANS([.B363]+120))" table:style-name="ce11">
            <text:p>220.8365</text:p>
          </table:table-cell>
          <table:table-cell table:style-name="ce11"/>
          <table:table-cell office:value-type="float" office:value="9.9475983006414026E-14" table:formula="of:=(MIN([.C363];[.D363];[.E363])+MAX([.C363];[.D363];[.E363]))/2" table:style-name="ce12">
            <text:p>0.0000</text:p>
          </table:table-cell>
          <table:table-cell office:value-type="float" office:value="-1.6195855420675365E-13" table:formula="of:=[.C363]-[.G363]" table:style-name="ce11">
            <text:p>0.0000</text:p>
          </table:table-cell>
          <table:table-cell office:value-type="float" office:value="-220.83647796503186" table:formula="of:=[.D363]-[.G363]" table:style-name="ce11">
            <text:p>-220.8365</text:p>
          </table:table-cell>
          <table:table-cell office:value-type="float" office:value="220.83647796503186" table:formula="of:=[.E363]-[.G363]" table:style-name="ce11">
            <text:p>220.8365</text:p>
          </table:table-cell>
          <table:table-cell table:style-name="ce11"/>
          <table:table-cell office:value-type="float" office:value="126.99999999999997" table:formula="of:=[.C363]/2+127" table:style-name="ce13">
            <text:p>127</text:p>
          </table:table-cell>
          <table:table-cell office:value-type="float" office:value="127.99999999999991" table:formula="of:=[.H363]/2+128" table:style-name="ce13">
            <text:p>128</text:p>
          </table:table-cell>
          <table:table-cell office:value-type="float" office:value="127.39" table:style-name="ce1">
            <text:p>127.39</text:p>
          </table:table-cell>
          <table:table-cell office:value-type="float" office:value="128.137" table:style-name="ce1">
            <text:p>128.137</text:p>
          </table:table-cell>
          <table:table-cell table:style-name="ce1"/>
          <table:table-cell office:value-type="float" office:value="3.14" table:formula="of:=[.B363]*2*3.14/720" table:style-name="ce1">
            <text:p>3.14</text:p>
          </table:table-cell>
          <table:table-cell office:value-type="float" office:value="127.20226692039382" table:formula="of:=127*SIN([.Q363])+127" table:style-name="ce1">
            <text:p>127.2022669</text:p>
          </table:table-cell>
          <table:table-cell office:value-type="float" office:value="165.51825814345952" table:formula="of:=127*SIN([.Q363]+[.$P$2])+127" table:style-name="ce1">
            <text:p>165.5182581</text:p>
          </table:table-cell>
          <table:table-cell office:value-type="float" office:value="88.096458575557222" table:formula="of:=127*SIN([.Q363]-[.$P$2])+127" table:style-name="ce1">
            <text:p>88.09645858</text:p>
          </table:table-cell>
          <table:table-cell office:value-type="float" office:value="126.80735835950837" table:formula="of:=(MIN([.R363];[.S363];[.T363])+MAX([.R363];[.S363];[.T363]))/2" table:style-name="ce1">
            <text:p>126.8073584</text:p>
          </table:table-cell>
          <table:table-cell table:number-columns-repeated="16363"/>
        </table:table-row>
        <table:table-row table:style-name="ro2">
          <table:table-cell/>
          <table:table-cell table:number-columns-repeated="12" table:style-name="ce1"/>
          <table:table-cell office:value-type="float" office:value="130.72999999999999" table:style-name="ce1">
            <text:p>130.73</text:p>
          </table:table-cell>
          <table:table-cell office:value-type="float" office:value="127.387" table:style-name="ce1">
            <text:p>127.387</text:p>
          </table:table-cell>
          <table:table-cell table:style-name="ce1"/>
          <table:table-cell office:value-type="float" office:value="0" table:formula="of:=[.B364]*2*3.14/720" table:style-name="ce1">
            <text:p>0</text:p>
          </table:table-cell>
          <table:table-cell office:value-type="float" office:value="127" table:formula="of:=127*SIN([.Q364])+127" table:style-name="ce1">
            <text:p>127</text:p>
          </table:table-cell>
          <table:table-cell office:value-type="float" office:value="88.289051120018485" table:formula="of:=127*SIN([.Q364]+[.$P$2])+127" table:style-name="ce1">
            <text:p>88.28905112</text:p>
          </table:table-cell>
          <table:table-cell office:value-type="float" office:value="165.71094887998152" table:formula="of:=127*SIN([.Q364]-[.$P$2])+127" table:style-name="ce1">
            <text:p>165.7109489</text:p>
          </table:table-cell>
          <table:table-cell table:number-columns-repeated="16364" table:style-name="ce1"/>
        </table:table-row>
        <table:table-row table:style-name="ro2">
          <table:table-cell/>
          <table:table-cell table:number-columns-repeated="12" table:style-name="ce1"/>
          <table:table-cell office:value-type="float" office:value="134.07" table:style-name="ce1">
            <text:p>134.07</text:p>
          </table:table-cell>
          <table:table-cell office:value-type="float" office:value="126.637" table:style-name="ce1">
            <text:p>126.637</text:p>
          </table:table-cell>
          <table:table-cell table:style-name="ce1"/>
          <table:table-cell office:value-type="float" office:value="0" table:formula="of:=[.B365]*2*3.14/720" table:style-name="ce1">
            <text:p>0</text:p>
          </table:table-cell>
          <table:table-cell office:value-type="float" office:value="127" table:formula="of:=127*SIN([.Q365])+127" table:style-name="ce1">
            <text:p>127</text:p>
          </table:table-cell>
          <table:table-cell office:value-type="float" office:value="88.289051120018485" table:formula="of:=127*SIN([.Q365]+[.$P$2])+127" table:style-name="ce1">
            <text:p>88.28905112</text:p>
          </table:table-cell>
          <table:table-cell office:value-type="float" office:value="165.71094887998152" table:formula="of:=127*SIN([.Q365]-[.$P$2])+127" table:style-name="ce1">
            <text:p>165.7109489</text:p>
          </table:table-cell>
          <table:table-cell table:number-columns-repeated="16364" table:style-name="ce1"/>
        </table:table-row>
        <table:table-row table:style-name="ro2">
          <table:table-cell/>
          <table:table-cell table:number-columns-repeated="12" table:style-name="ce1"/>
          <table:table-cell office:value-type="float" office:value="137.40700000000001" table:style-name="ce1">
            <text:p>137.407</text:p>
          </table:table-cell>
          <table:table-cell office:value-type="float" office:value="125.88800000000001" table:style-name="ce1">
            <text:p>125.888</text:p>
          </table:table-cell>
          <table:table-cell table:style-name="ce1"/>
          <table:table-cell office:value-type="float" office:value="0" table:formula="of:=[.B366]*2*3.14/720" table:style-name="ce1">
            <text:p>0</text:p>
          </table:table-cell>
          <table:table-cell office:value-type="float" office:value="127" table:formula="of:=127*SIN([.Q366])+127" table:style-name="ce1">
            <text:p>127</text:p>
          </table:table-cell>
          <table:table-cell office:value-type="float" office:value="88.289051120018485" table:formula="of:=127*SIN([.Q366]+[.$P$2])+127" table:style-name="ce1">
            <text:p>88.28905112</text:p>
          </table:table-cell>
          <table:table-cell office:value-type="float" office:value="165.71094887998152" table:formula="of:=127*SIN([.Q366]-[.$P$2])+127" table:style-name="ce1">
            <text:p>165.7109489</text:p>
          </table:table-cell>
          <table:table-cell table:number-columns-repeated="16364" table:style-name="ce1"/>
        </table:table-row>
        <table:table-row table:style-name="ro2">
          <table:table-cell/>
          <table:table-cell table:number-columns-repeated="12" table:style-name="ce1"/>
          <table:table-cell office:value-type="float" office:value="140.74199999999999" table:style-name="ce1">
            <text:p>140.742</text:p>
          </table:table-cell>
          <table:table-cell office:value-type="float" office:value="125.13800000000001" table:style-name="ce1">
            <text:p>125.138</text:p>
          </table:table-cell>
          <table:table-cell table:style-name="ce1"/>
          <table:table-cell office:value-type="float" office:value="0" table:formula="of:=[.B367]*2*3.14/720" table:style-name="ce1">
            <text:p>0</text:p>
          </table:table-cell>
          <table:table-cell office:value-type="float" office:value="127" table:formula="of:=127*SIN([.Q367])+127" table:style-name="ce1">
            <text:p>127</text:p>
          </table:table-cell>
          <table:table-cell office:value-type="float" office:value="88.289051120018485" table:formula="of:=127*SIN([.Q367]+[.$P$2])+127" table:style-name="ce1">
            <text:p>88.28905112</text:p>
          </table:table-cell>
          <table:table-cell office:value-type="float" office:value="165.71094887998152" table:formula="of:=127*SIN([.Q367]-[.$P$2])+127" table:style-name="ce1">
            <text:p>165.7109489</text:p>
          </table:table-cell>
          <table:table-cell table:number-columns-repeated="16364" table:style-name="ce1"/>
        </table:table-row>
        <table:table-row table:style-name="ro2">
          <table:table-cell/>
          <table:table-cell table:number-columns-repeated="12" table:style-name="ce1"/>
          <table:table-cell office:value-type="float" office:value="144.07300000000001" table:style-name="ce1">
            <text:p>144.073</text:p>
          </table:table-cell>
          <table:table-cell office:value-type="float" office:value="124.389" table:style-name="ce1">
            <text:p>124.389</text:p>
          </table:table-cell>
          <table:table-cell table:style-name="ce1"/>
          <table:table-cell office:value-type="float" office:value="0" table:formula="of:=[.B368]*2*3.14/720" table:style-name="ce1">
            <text:p>0</text:p>
          </table:table-cell>
          <table:table-cell office:value-type="float" office:value="127" table:formula="of:=127*SIN([.Q368])+127" table:style-name="ce1">
            <text:p>127</text:p>
          </table:table-cell>
          <table:table-cell office:value-type="float" office:value="88.289051120018485" table:formula="of:=127*SIN([.Q368]+[.$P$2])+127" table:style-name="ce1">
            <text:p>88.28905112</text:p>
          </table:table-cell>
          <table:table-cell office:value-type="float" office:value="165.71094887998152" table:formula="of:=127*SIN([.Q368]-[.$P$2])+127" table:style-name="ce1">
            <text:p>165.7109489</text:p>
          </table:table-cell>
          <table:table-cell table:number-columns-repeated="16364" table:style-name="ce1"/>
        </table:table-row>
        <table:table-row table:style-name="ro2">
          <table:table-cell table:number-columns-repeated="13"/>
          <table:table-cell office:value-type="float" office:value="147.399" table:style-name="ce1">
            <text:p>147.399</text:p>
          </table:table-cell>
          <table:table-cell office:value-type="float" office:value="123.64" table:style-name="ce1">
            <text:p>123.64</text:p>
          </table:table-cell>
          <table:table-cell table:style-name="ce1"/>
          <table:table-cell office:value-type="float" office:value="0" table:formula="of:=[.B369]*2*3.14/720" table:style-name="ce1">
            <text:p>0</text:p>
          </table:table-cell>
          <table:table-cell office:value-type="float" office:value="127" table:formula="of:=127*SIN([.Q369])+127" table:style-name="ce1">
            <text:p>127</text:p>
          </table:table-cell>
          <table:table-cell office:value-type="float" office:value="88.289051120018485" table:formula="of:=127*SIN([.Q369]+[.$P$2])+127" table:style-name="ce1">
            <text:p>88.28905112</text:p>
          </table:table-cell>
          <table:table-cell office:value-type="float" office:value="165.71094887998152" table:formula="of:=127*SIN([.Q36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50.71899999999999" table:style-name="ce1">
            <text:p>150.719</text:p>
          </table:table-cell>
          <table:table-cell office:value-type="float" office:value="122.89100000000001" table:style-name="ce1">
            <text:p>122.891</text:p>
          </table:table-cell>
          <table:table-cell table:style-name="ce1"/>
          <table:table-cell office:value-type="float" office:value="0" table:formula="of:=[.B370]*2*3.14/720" table:style-name="ce1">
            <text:p>0</text:p>
          </table:table-cell>
          <table:table-cell office:value-type="float" office:value="127" table:formula="of:=127*SIN([.Q370])+127" table:style-name="ce1">
            <text:p>127</text:p>
          </table:table-cell>
          <table:table-cell office:value-type="float" office:value="88.289051120018485" table:formula="of:=127*SIN([.Q370]+[.$P$2])+127" table:style-name="ce1">
            <text:p>88.28905112</text:p>
          </table:table-cell>
          <table:table-cell office:value-type="float" office:value="165.71094887998152" table:formula="of:=127*SIN([.Q37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54.03200000000001" table:style-name="ce1">
            <text:p>154.032</text:p>
          </table:table-cell>
          <table:table-cell office:value-type="float" office:value="122.143" table:style-name="ce1">
            <text:p>122.143</text:p>
          </table:table-cell>
          <table:table-cell table:style-name="ce1"/>
          <table:table-cell office:value-type="float" office:value="0" table:formula="of:=[.B371]*2*3.14/720" table:style-name="ce1">
            <text:p>0</text:p>
          </table:table-cell>
          <table:table-cell office:value-type="float" office:value="127" table:formula="of:=127*SIN([.Q371])+127" table:style-name="ce1">
            <text:p>127</text:p>
          </table:table-cell>
          <table:table-cell office:value-type="float" office:value="88.289051120018485" table:formula="of:=127*SIN([.Q371]+[.$P$2])+127" table:style-name="ce1">
            <text:p>88.28905112</text:p>
          </table:table-cell>
          <table:table-cell office:value-type="float" office:value="165.71094887998152" table:formula="of:=127*SIN([.Q37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57.33699999999999" table:style-name="ce1">
            <text:p>157.337</text:p>
          </table:table-cell>
          <table:table-cell office:value-type="float" office:value="121.395" table:style-name="ce1">
            <text:p>121.395</text:p>
          </table:table-cell>
          <table:table-cell table:style-name="ce1"/>
          <table:table-cell office:value-type="float" office:value="0" table:formula="of:=[.B372]*2*3.14/720" table:style-name="ce1">
            <text:p>0</text:p>
          </table:table-cell>
          <table:table-cell office:value-type="float" office:value="127" table:formula="of:=127*SIN([.Q372])+127" table:style-name="ce1">
            <text:p>127</text:p>
          </table:table-cell>
          <table:table-cell office:value-type="float" office:value="88.289051120018485" table:formula="of:=127*SIN([.Q372]+[.$P$2])+127" table:style-name="ce1">
            <text:p>88.28905112</text:p>
          </table:table-cell>
          <table:table-cell office:value-type="float" office:value="165.71094887998152" table:formula="of:=127*SIN([.Q37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60.63300000000001" table:style-name="ce1">
            <text:p>160.633</text:p>
          </table:table-cell>
          <table:table-cell office:value-type="float" office:value="120.648" table:style-name="ce1">
            <text:p>120.648</text:p>
          </table:table-cell>
          <table:table-cell table:style-name="ce1"/>
          <table:table-cell office:value-type="float" office:value="0" table:formula="of:=[.B373]*2*3.14/720" table:style-name="ce1">
            <text:p>0</text:p>
          </table:table-cell>
          <table:table-cell office:value-type="float" office:value="127" table:formula="of:=127*SIN([.Q373])+127" table:style-name="ce1">
            <text:p>127</text:p>
          </table:table-cell>
          <table:table-cell office:value-type="float" office:value="88.289051120018485" table:formula="of:=127*SIN([.Q373]+[.$P$2])+127" table:style-name="ce1">
            <text:p>88.28905112</text:p>
          </table:table-cell>
          <table:table-cell office:value-type="float" office:value="165.71094887998152" table:formula="of:=127*SIN([.Q37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63.92" table:style-name="ce1">
            <text:p>163.92</text:p>
          </table:table-cell>
          <table:table-cell office:value-type="float" office:value="119.901" table:style-name="ce1">
            <text:p>119.901</text:p>
          </table:table-cell>
          <table:table-cell table:style-name="ce1"/>
          <table:table-cell office:value-type="float" office:value="0" table:formula="of:=[.B374]*2*3.14/720" table:style-name="ce1">
            <text:p>0</text:p>
          </table:table-cell>
          <table:table-cell office:value-type="float" office:value="127" table:formula="of:=127*SIN([.Q374])+127" table:style-name="ce1">
            <text:p>127</text:p>
          </table:table-cell>
          <table:table-cell office:value-type="float" office:value="88.289051120018485" table:formula="of:=127*SIN([.Q374]+[.$P$2])+127" table:style-name="ce1">
            <text:p>88.28905112</text:p>
          </table:table-cell>
          <table:table-cell office:value-type="float" office:value="165.71094887998152" table:formula="of:=127*SIN([.Q37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67.19499999999999" table:style-name="ce1">
            <text:p>167.195</text:p>
          </table:table-cell>
          <table:table-cell office:value-type="float" office:value="119.155" table:style-name="ce1">
            <text:p>119.155</text:p>
          </table:table-cell>
          <table:table-cell table:style-name="ce1"/>
          <table:table-cell office:value-type="float" office:value="0" table:formula="of:=[.B375]*2*3.14/720" table:style-name="ce1">
            <text:p>0</text:p>
          </table:table-cell>
          <table:table-cell office:value-type="float" office:value="127" table:formula="of:=127*SIN([.Q375])+127" table:style-name="ce1">
            <text:p>127</text:p>
          </table:table-cell>
          <table:table-cell office:value-type="float" office:value="88.289051120018485" table:formula="of:=127*SIN([.Q375]+[.$P$2])+127" table:style-name="ce1">
            <text:p>88.28905112</text:p>
          </table:table-cell>
          <table:table-cell office:value-type="float" office:value="165.71094887998152" table:formula="of:=127*SIN([.Q37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70.459" table:style-name="ce1">
            <text:p>170.459</text:p>
          </table:table-cell>
          <table:table-cell office:value-type="float" office:value="118.41" table:style-name="ce1">
            <text:p>118.41</text:p>
          </table:table-cell>
          <table:table-cell table:style-name="ce1"/>
          <table:table-cell office:value-type="float" office:value="0" table:formula="of:=[.B376]*2*3.14/720" table:style-name="ce1">
            <text:p>0</text:p>
          </table:table-cell>
          <table:table-cell office:value-type="float" office:value="127" table:formula="of:=127*SIN([.Q376])+127" table:style-name="ce1">
            <text:p>127</text:p>
          </table:table-cell>
          <table:table-cell office:value-type="float" office:value="88.289051120018485" table:formula="of:=127*SIN([.Q376]+[.$P$2])+127" table:style-name="ce1">
            <text:p>88.28905112</text:p>
          </table:table-cell>
          <table:table-cell office:value-type="float" office:value="165.71094887998152" table:formula="of:=127*SIN([.Q37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73.709" table:style-name="ce1">
            <text:p>173.709</text:p>
          </table:table-cell>
          <table:table-cell office:value-type="float" office:value="117.66500000000001" table:style-name="ce1">
            <text:p>117.665</text:p>
          </table:table-cell>
          <table:table-cell table:style-name="ce1"/>
          <table:table-cell office:value-type="float" office:value="0" table:formula="of:=[.B377]*2*3.14/720" table:style-name="ce1">
            <text:p>0</text:p>
          </table:table-cell>
          <table:table-cell office:value-type="float" office:value="127" table:formula="of:=127*SIN([.Q377])+127" table:style-name="ce1">
            <text:p>127</text:p>
          </table:table-cell>
          <table:table-cell office:value-type="float" office:value="88.289051120018485" table:formula="of:=127*SIN([.Q377]+[.$P$2])+127" table:style-name="ce1">
            <text:p>88.28905112</text:p>
          </table:table-cell>
          <table:table-cell office:value-type="float" office:value="165.71094887998152" table:formula="of:=127*SIN([.Q37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76.946" table:style-name="ce1">
            <text:p>176.946</text:p>
          </table:table-cell>
          <table:table-cell office:value-type="float" office:value="116.92100000000001" table:style-name="ce1">
            <text:p>116.921</text:p>
          </table:table-cell>
          <table:table-cell table:style-name="ce1"/>
          <table:table-cell office:value-type="float" office:value="0" table:formula="of:=[.B378]*2*3.14/720" table:style-name="ce1">
            <text:p>0</text:p>
          </table:table-cell>
          <table:table-cell office:value-type="float" office:value="127" table:formula="of:=127*SIN([.Q378])+127" table:style-name="ce1">
            <text:p>127</text:p>
          </table:table-cell>
          <table:table-cell office:value-type="float" office:value="88.289051120018485" table:formula="of:=127*SIN([.Q378]+[.$P$2])+127" table:style-name="ce1">
            <text:p>88.28905112</text:p>
          </table:table-cell>
          <table:table-cell office:value-type="float" office:value="165.71094887998152" table:formula="of:=127*SIN([.Q37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80.16800000000001" table:style-name="ce1">
            <text:p>180.168</text:p>
          </table:table-cell>
          <table:table-cell office:value-type="float" office:value="116.178" table:style-name="ce1">
            <text:p>116.178</text:p>
          </table:table-cell>
          <table:table-cell table:style-name="ce1"/>
          <table:table-cell office:value-type="float" office:value="0" table:formula="of:=[.B379]*2*3.14/720" table:style-name="ce1">
            <text:p>0</text:p>
          </table:table-cell>
          <table:table-cell office:value-type="float" office:value="127" table:formula="of:=127*SIN([.Q379])+127" table:style-name="ce1">
            <text:p>127</text:p>
          </table:table-cell>
          <table:table-cell office:value-type="float" office:value="88.289051120018485" table:formula="of:=127*SIN([.Q379]+[.$P$2])+127" table:style-name="ce1">
            <text:p>88.28905112</text:p>
          </table:table-cell>
          <table:table-cell office:value-type="float" office:value="165.71094887998152" table:formula="of:=127*SIN([.Q37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83.37299999999999" table:style-name="ce1">
            <text:p>183.373</text:p>
          </table:table-cell>
          <table:table-cell office:value-type="float" office:value="115.43600000000001" table:style-name="ce1">
            <text:p>115.436</text:p>
          </table:table-cell>
          <table:table-cell table:style-name="ce1"/>
          <table:table-cell office:value-type="float" office:value="0" table:formula="of:=[.B380]*2*3.14/720" table:style-name="ce1">
            <text:p>0</text:p>
          </table:table-cell>
          <table:table-cell office:value-type="float" office:value="127" table:formula="of:=127*SIN([.Q380])+127" table:style-name="ce1">
            <text:p>127</text:p>
          </table:table-cell>
          <table:table-cell office:value-type="float" office:value="88.289051120018485" table:formula="of:=127*SIN([.Q380]+[.$P$2])+127" table:style-name="ce1">
            <text:p>88.28905112</text:p>
          </table:table-cell>
          <table:table-cell office:value-type="float" office:value="165.71094887998152" table:formula="of:=127*SIN([.Q38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86.56200000000001" table:style-name="ce1">
            <text:p>186.562</text:p>
          </table:table-cell>
          <table:table-cell office:value-type="float" office:value="114.694" table:style-name="ce1">
            <text:p>114.694</text:p>
          </table:table-cell>
          <table:table-cell table:style-name="ce1"/>
          <table:table-cell office:value-type="float" office:value="0" table:formula="of:=[.B381]*2*3.14/720" table:style-name="ce1">
            <text:p>0</text:p>
          </table:table-cell>
          <table:table-cell office:value-type="float" office:value="127" table:formula="of:=127*SIN([.Q381])+127" table:style-name="ce1">
            <text:p>127</text:p>
          </table:table-cell>
          <table:table-cell office:value-type="float" office:value="88.289051120018485" table:formula="of:=127*SIN([.Q381]+[.$P$2])+127" table:style-name="ce1">
            <text:p>88.28905112</text:p>
          </table:table-cell>
          <table:table-cell office:value-type="float" office:value="165.71094887998152" table:formula="of:=127*SIN([.Q38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89.73400000000001" table:style-name="ce1">
            <text:p>189.734</text:p>
          </table:table-cell>
          <table:table-cell office:value-type="float" office:value="113.95399999999999" table:style-name="ce1">
            <text:p>113.954</text:p>
          </table:table-cell>
          <table:table-cell table:style-name="ce1"/>
          <table:table-cell office:value-type="float" office:value="0" table:formula="of:=[.B382]*2*3.14/720" table:style-name="ce1">
            <text:p>0</text:p>
          </table:table-cell>
          <table:table-cell office:value-type="float" office:value="127" table:formula="of:=127*SIN([.Q382])+127" table:style-name="ce1">
            <text:p>127</text:p>
          </table:table-cell>
          <table:table-cell office:value-type="float" office:value="88.289051120018485" table:formula="of:=127*SIN([.Q382]+[.$P$2])+127" table:style-name="ce1">
            <text:p>88.28905112</text:p>
          </table:table-cell>
          <table:table-cell office:value-type="float" office:value="165.71094887998152" table:formula="of:=127*SIN([.Q38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92.886" table:style-name="ce1">
            <text:p>192.886</text:p>
          </table:table-cell>
          <table:table-cell office:value-type="float" office:value="113.215" table:style-name="ce1">
            <text:p>113.215</text:p>
          </table:table-cell>
          <table:table-cell table:style-name="ce1"/>
          <table:table-cell office:value-type="float" office:value="0" table:formula="of:=[.B383]*2*3.14/720" table:style-name="ce1">
            <text:p>0</text:p>
          </table:table-cell>
          <table:table-cell office:value-type="float" office:value="127" table:formula="of:=127*SIN([.Q383])+127" table:style-name="ce1">
            <text:p>127</text:p>
          </table:table-cell>
          <table:table-cell office:value-type="float" office:value="88.289051120018485" table:formula="of:=127*SIN([.Q383]+[.$P$2])+127" table:style-name="ce1">
            <text:p>88.28905112</text:p>
          </table:table-cell>
          <table:table-cell office:value-type="float" office:value="165.71094887998152" table:formula="of:=127*SIN([.Q38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96.01900000000001" table:style-name="ce1">
            <text:p>196.019</text:p>
          </table:table-cell>
          <table:table-cell office:value-type="float" office:value="112.477" table:style-name="ce1">
            <text:p>112.477</text:p>
          </table:table-cell>
          <table:table-cell table:style-name="ce1"/>
          <table:table-cell office:value-type="float" office:value="0" table:formula="of:=[.B384]*2*3.14/720" table:style-name="ce1">
            <text:p>0</text:p>
          </table:table-cell>
          <table:table-cell office:value-type="float" office:value="127" table:formula="of:=127*SIN([.Q384])+127" table:style-name="ce1">
            <text:p>127</text:p>
          </table:table-cell>
          <table:table-cell office:value-type="float" office:value="88.289051120018485" table:formula="of:=127*SIN([.Q384]+[.$P$2])+127" table:style-name="ce1">
            <text:p>88.28905112</text:p>
          </table:table-cell>
          <table:table-cell office:value-type="float" office:value="165.71094887998152" table:formula="of:=127*SIN([.Q38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199.131" table:style-name="ce1">
            <text:p>199.131</text:p>
          </table:table-cell>
          <table:table-cell office:value-type="float" office:value="111.74" table:style-name="ce1">
            <text:p>111.74</text:p>
          </table:table-cell>
          <table:table-cell table:style-name="ce1"/>
          <table:table-cell office:value-type="float" office:value="0" table:formula="of:=[.B385]*2*3.14/720" table:style-name="ce1">
            <text:p>0</text:p>
          </table:table-cell>
          <table:table-cell office:value-type="float" office:value="127" table:formula="of:=127*SIN([.Q385])+127" table:style-name="ce1">
            <text:p>127</text:p>
          </table:table-cell>
          <table:table-cell office:value-type="float" office:value="88.289051120018485" table:formula="of:=127*SIN([.Q385]+[.$P$2])+127" table:style-name="ce1">
            <text:p>88.28905112</text:p>
          </table:table-cell>
          <table:table-cell office:value-type="float" office:value="165.71094887998152" table:formula="of:=127*SIN([.Q38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02.221" table:style-name="ce1">
            <text:p>202.221</text:p>
          </table:table-cell>
          <table:table-cell office:value-type="float" office:value="111.005" table:style-name="ce1">
            <text:p>111.005</text:p>
          </table:table-cell>
          <table:table-cell table:style-name="ce1"/>
          <table:table-cell office:value-type="float" office:value="0" table:formula="of:=[.B386]*2*3.14/720" table:style-name="ce1">
            <text:p>0</text:p>
          </table:table-cell>
          <table:table-cell office:value-type="float" office:value="127" table:formula="of:=127*SIN([.Q386])+127" table:style-name="ce1">
            <text:p>127</text:p>
          </table:table-cell>
          <table:table-cell office:value-type="float" office:value="88.289051120018485" table:formula="of:=127*SIN([.Q386]+[.$P$2])+127" table:style-name="ce1">
            <text:p>88.28905112</text:p>
          </table:table-cell>
          <table:table-cell office:value-type="float" office:value="165.71094887998152" table:formula="of:=127*SIN([.Q38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05.28899999999999" table:style-name="ce1">
            <text:p>205.289</text:p>
          </table:table-cell>
          <table:table-cell office:value-type="float" office:value="110.27" table:style-name="ce1">
            <text:p>110.27</text:p>
          </table:table-cell>
          <table:table-cell table:style-name="ce1"/>
          <table:table-cell office:value-type="float" office:value="0" table:formula="of:=[.B387]*2*3.14/720" table:style-name="ce1">
            <text:p>0</text:p>
          </table:table-cell>
          <table:table-cell office:value-type="float" office:value="127" table:formula="of:=127*SIN([.Q387])+127" table:style-name="ce1">
            <text:p>127</text:p>
          </table:table-cell>
          <table:table-cell office:value-type="float" office:value="88.289051120018485" table:formula="of:=127*SIN([.Q387]+[.$P$2])+127" table:style-name="ce1">
            <text:p>88.28905112</text:p>
          </table:table-cell>
          <table:table-cell office:value-type="float" office:value="165.71094887998152" table:formula="of:=127*SIN([.Q38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08.333" table:style-name="ce1">
            <text:p>208.333</text:p>
          </table:table-cell>
          <table:table-cell office:value-type="float" office:value="109.53700000000001" table:style-name="ce1">
            <text:p>109.537</text:p>
          </table:table-cell>
          <table:table-cell table:style-name="ce1"/>
          <table:table-cell office:value-type="float" office:value="0" table:formula="of:=[.B388]*2*3.14/720" table:style-name="ce1">
            <text:p>0</text:p>
          </table:table-cell>
          <table:table-cell office:value-type="float" office:value="127" table:formula="of:=127*SIN([.Q388])+127" table:style-name="ce1">
            <text:p>127</text:p>
          </table:table-cell>
          <table:table-cell office:value-type="float" office:value="88.289051120018485" table:formula="of:=127*SIN([.Q388]+[.$P$2])+127" table:style-name="ce1">
            <text:p>88.28905112</text:p>
          </table:table-cell>
          <table:table-cell office:value-type="float" office:value="165.71094887998152" table:formula="of:=127*SIN([.Q38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11.35300000000001" table:style-name="ce1">
            <text:p>211.353</text:p>
          </table:table-cell>
          <table:table-cell office:value-type="float" office:value="108.806" table:style-name="ce1">
            <text:p>108.806</text:p>
          </table:table-cell>
          <table:table-cell table:style-name="ce1"/>
          <table:table-cell office:value-type="float" office:value="0" table:formula="of:=[.B389]*2*3.14/720" table:style-name="ce1">
            <text:p>0</text:p>
          </table:table-cell>
          <table:table-cell office:value-type="float" office:value="127" table:formula="of:=127*SIN([.Q389])+127" table:style-name="ce1">
            <text:p>127</text:p>
          </table:table-cell>
          <table:table-cell office:value-type="float" office:value="88.289051120018485" table:formula="of:=127*SIN([.Q389]+[.$P$2])+127" table:style-name="ce1">
            <text:p>88.28905112</text:p>
          </table:table-cell>
          <table:table-cell office:value-type="float" office:value="165.71094887998152" table:formula="of:=127*SIN([.Q38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14.34700000000001" table:style-name="ce1">
            <text:p>214.347</text:p>
          </table:table-cell>
          <table:table-cell office:value-type="float" office:value="108.07599999999999" table:style-name="ce1">
            <text:p>108.076</text:p>
          </table:table-cell>
          <table:table-cell table:style-name="ce1"/>
          <table:table-cell office:value-type="float" office:value="0" table:formula="of:=[.B390]*2*3.14/720" table:style-name="ce1">
            <text:p>0</text:p>
          </table:table-cell>
          <table:table-cell office:value-type="float" office:value="127" table:formula="of:=127*SIN([.Q390])+127" table:style-name="ce1">
            <text:p>127</text:p>
          </table:table-cell>
          <table:table-cell office:value-type="float" office:value="88.289051120018485" table:formula="of:=127*SIN([.Q390]+[.$P$2])+127" table:style-name="ce1">
            <text:p>88.28905112</text:p>
          </table:table-cell>
          <table:table-cell office:value-type="float" office:value="165.71094887998152" table:formula="of:=127*SIN([.Q39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17.315" table:style-name="ce1">
            <text:p>217.315</text:p>
          </table:table-cell>
          <table:table-cell office:value-type="float" office:value="107.34699999999999" table:style-name="ce1">
            <text:p>107.347</text:p>
          </table:table-cell>
          <table:table-cell table:style-name="ce1"/>
          <table:table-cell office:value-type="float" office:value="0" table:formula="of:=[.B391]*2*3.14/720" table:style-name="ce1">
            <text:p>0</text:p>
          </table:table-cell>
          <table:table-cell office:value-type="float" office:value="127" table:formula="of:=127*SIN([.Q391])+127" table:style-name="ce1">
            <text:p>127</text:p>
          </table:table-cell>
          <table:table-cell office:value-type="float" office:value="88.289051120018485" table:formula="of:=127*SIN([.Q391]+[.$P$2])+127" table:style-name="ce1">
            <text:p>88.28905112</text:p>
          </table:table-cell>
          <table:table-cell office:value-type="float" office:value="165.71094887998152" table:formula="of:=127*SIN([.Q39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0.256" table:style-name="ce1">
            <text:p>220.256</text:p>
          </table:table-cell>
          <table:table-cell office:value-type="float" office:value="106.62" table:style-name="ce1">
            <text:p>106.62</text:p>
          </table:table-cell>
          <table:table-cell table:style-name="ce1"/>
          <table:table-cell office:value-type="float" office:value="0" table:formula="of:=[.B392]*2*3.14/720" table:style-name="ce1">
            <text:p>0</text:p>
          </table:table-cell>
          <table:table-cell office:value-type="float" office:value="127" table:formula="of:=127*SIN([.Q392])+127" table:style-name="ce1">
            <text:p>127</text:p>
          </table:table-cell>
          <table:table-cell office:value-type="float" office:value="88.289051120018485" table:formula="of:=127*SIN([.Q392]+[.$P$2])+127" table:style-name="ce1">
            <text:p>88.28905112</text:p>
          </table:table-cell>
          <table:table-cell office:value-type="float" office:value="165.71094887998152" table:formula="of:=127*SIN([.Q39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3.16900000000001" table:style-name="ce1">
            <text:p>223.169</text:p>
          </table:table-cell>
          <table:table-cell office:value-type="float" office:value="105.89400000000001" table:style-name="ce1">
            <text:p>105.894</text:p>
          </table:table-cell>
          <table:table-cell table:style-name="ce1"/>
          <table:table-cell office:value-type="float" office:value="0" table:formula="of:=[.B393]*2*3.14/720" table:style-name="ce1">
            <text:p>0</text:p>
          </table:table-cell>
          <table:table-cell office:value-type="float" office:value="127" table:formula="of:=127*SIN([.Q393])+127" table:style-name="ce1">
            <text:p>127</text:p>
          </table:table-cell>
          <table:table-cell office:value-type="float" office:value="88.289051120018485" table:formula="of:=127*SIN([.Q393]+[.$P$2])+127" table:style-name="ce1">
            <text:p>88.28905112</text:p>
          </table:table-cell>
          <table:table-cell office:value-type="float" office:value="165.71094887998152" table:formula="of:=127*SIN([.Q39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4.39" table:style-name="ce1">
            <text:p>224.39</text:p>
          </table:table-cell>
          <table:table-cell office:value-type="float" office:value="105.17100000000001" table:style-name="ce1">
            <text:p>105.171</text:p>
          </table:table-cell>
          <table:table-cell table:style-name="ce1"/>
          <table:table-cell office:value-type="float" office:value="0" table:formula="of:=[.B394]*2*3.14/720" table:style-name="ce1">
            <text:p>0</text:p>
          </table:table-cell>
          <table:table-cell office:value-type="float" office:value="127" table:formula="of:=127*SIN([.Q394])+127" table:style-name="ce1">
            <text:p>127</text:p>
          </table:table-cell>
          <table:table-cell office:value-type="float" office:value="88.289051120018485" table:formula="of:=127*SIN([.Q394]+[.$P$2])+127" table:style-name="ce1">
            <text:p>88.28905112</text:p>
          </table:table-cell>
          <table:table-cell office:value-type="float" office:value="165.71094887998152" table:formula="of:=127*SIN([.Q39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5.31700000000001" table:style-name="ce1">
            <text:p>225.317</text:p>
          </table:table-cell>
          <table:table-cell office:value-type="float" office:value="104.449" table:style-name="ce1">
            <text:p>104.449</text:p>
          </table:table-cell>
          <table:table-cell table:style-name="ce1"/>
          <table:table-cell office:value-type="float" office:value="0" table:formula="of:=[.B395]*2*3.14/720" table:style-name="ce1">
            <text:p>0</text:p>
          </table:table-cell>
          <table:table-cell office:value-type="float" office:value="127" table:formula="of:=127*SIN([.Q395])+127" table:style-name="ce1">
            <text:p>127</text:p>
          </table:table-cell>
          <table:table-cell office:value-type="float" office:value="88.289051120018485" table:formula="of:=127*SIN([.Q395]+[.$P$2])+127" table:style-name="ce1">
            <text:p>88.28905112</text:p>
          </table:table-cell>
          <table:table-cell office:value-type="float" office:value="165.71094887998152" table:formula="of:=127*SIN([.Q39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6.215" table:style-name="ce1">
            <text:p>226.215</text:p>
          </table:table-cell>
          <table:table-cell office:value-type="float" office:value="103.729" table:style-name="ce1">
            <text:p>103.729</text:p>
          </table:table-cell>
          <table:table-cell table:style-name="ce1"/>
          <table:table-cell office:value-type="float" office:value="0" table:formula="of:=[.B396]*2*3.14/720" table:style-name="ce1">
            <text:p>0</text:p>
          </table:table-cell>
          <table:table-cell office:value-type="float" office:value="127" table:formula="of:=127*SIN([.Q396])+127" table:style-name="ce1">
            <text:p>127</text:p>
          </table:table-cell>
          <table:table-cell office:value-type="float" office:value="88.289051120018485" table:formula="of:=127*SIN([.Q396]+[.$P$2])+127" table:style-name="ce1">
            <text:p>88.28905112</text:p>
          </table:table-cell>
          <table:table-cell office:value-type="float" office:value="165.71094887998152" table:formula="of:=127*SIN([.Q39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7.083" table:style-name="ce1">
            <text:p>227.083</text:p>
          </table:table-cell>
          <table:table-cell office:value-type="float" office:value="103.01" table:style-name="ce1">
            <text:p>103.01</text:p>
          </table:table-cell>
          <table:table-cell table:style-name="ce1"/>
          <table:table-cell office:value-type="float" office:value="0" table:formula="of:=[.B397]*2*3.14/720" table:style-name="ce1">
            <text:p>0</text:p>
          </table:table-cell>
          <table:table-cell office:value-type="float" office:value="127" table:formula="of:=127*SIN([.Q397])+127" table:style-name="ce1">
            <text:p>127</text:p>
          </table:table-cell>
          <table:table-cell office:value-type="float" office:value="88.289051120018485" table:formula="of:=127*SIN([.Q397]+[.$P$2])+127" table:style-name="ce1">
            <text:p>88.28905112</text:p>
          </table:table-cell>
          <table:table-cell office:value-type="float" office:value="165.71094887998152" table:formula="of:=127*SIN([.Q39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7.92" table:style-name="ce1">
            <text:p>227.92</text:p>
          </table:table-cell>
          <table:table-cell office:value-type="float" office:value="102.294" table:style-name="ce1">
            <text:p>102.294</text:p>
          </table:table-cell>
          <table:table-cell table:style-name="ce1"/>
          <table:table-cell office:value-type="float" office:value="0" table:formula="of:=[.B398]*2*3.14/720" table:style-name="ce1">
            <text:p>0</text:p>
          </table:table-cell>
          <table:table-cell office:value-type="float" office:value="127" table:formula="of:=127*SIN([.Q398])+127" table:style-name="ce1">
            <text:p>127</text:p>
          </table:table-cell>
          <table:table-cell office:value-type="float" office:value="88.289051120018485" table:formula="of:=127*SIN([.Q398]+[.$P$2])+127" table:style-name="ce1">
            <text:p>88.28905112</text:p>
          </table:table-cell>
          <table:table-cell office:value-type="float" office:value="165.71094887998152" table:formula="of:=127*SIN([.Q39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8.72800000000001" table:style-name="ce1">
            <text:p>228.728</text:p>
          </table:table-cell>
          <table:table-cell office:value-type="float" office:value="101.57899999999999" table:style-name="ce1">
            <text:p>101.579</text:p>
          </table:table-cell>
          <table:table-cell table:style-name="ce1"/>
          <table:table-cell office:value-type="float" office:value="0" table:formula="of:=[.B399]*2*3.14/720" table:style-name="ce1">
            <text:p>0</text:p>
          </table:table-cell>
          <table:table-cell office:value-type="float" office:value="127" table:formula="of:=127*SIN([.Q399])+127" table:style-name="ce1">
            <text:p>127</text:p>
          </table:table-cell>
          <table:table-cell office:value-type="float" office:value="88.289051120018485" table:formula="of:=127*SIN([.Q399]+[.$P$2])+127" table:style-name="ce1">
            <text:p>88.28905112</text:p>
          </table:table-cell>
          <table:table-cell office:value-type="float" office:value="165.71094887998152" table:formula="of:=127*SIN([.Q39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9.50399999999999" table:style-name="ce1">
            <text:p>229.504</text:p>
          </table:table-cell>
          <table:table-cell office:value-type="float" office:value="100.867" table:style-name="ce1">
            <text:p>100.867</text:p>
          </table:table-cell>
          <table:table-cell table:style-name="ce1"/>
          <table:table-cell office:value-type="float" office:value="0" table:formula="of:=[.B400]*2*3.14/720" table:style-name="ce1">
            <text:p>0</text:p>
          </table:table-cell>
          <table:table-cell office:value-type="float" office:value="127" table:formula="of:=127*SIN([.Q400])+127" table:style-name="ce1">
            <text:p>127</text:p>
          </table:table-cell>
          <table:table-cell office:value-type="float" office:value="88.289051120018485" table:formula="of:=127*SIN([.Q400]+[.$P$2])+127" table:style-name="ce1">
            <text:p>88.28905112</text:p>
          </table:table-cell>
          <table:table-cell office:value-type="float" office:value="165.71094887998152" table:formula="of:=127*SIN([.Q40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0.25" table:style-name="ce1">
            <text:p>230.25</text:p>
          </table:table-cell>
          <table:table-cell office:value-type="float" office:value="100.15600000000001" table:style-name="ce1">
            <text:p>100.156</text:p>
          </table:table-cell>
          <table:table-cell table:style-name="ce1"/>
          <table:table-cell office:value-type="float" office:value="0" table:formula="of:=[.B401]*2*3.14/720" table:style-name="ce1">
            <text:p>0</text:p>
          </table:table-cell>
          <table:table-cell office:value-type="float" office:value="127" table:formula="of:=127*SIN([.Q401])+127" table:style-name="ce1">
            <text:p>127</text:p>
          </table:table-cell>
          <table:table-cell office:value-type="float" office:value="88.289051120018485" table:formula="of:=127*SIN([.Q401]+[.$P$2])+127" table:style-name="ce1">
            <text:p>88.28905112</text:p>
          </table:table-cell>
          <table:table-cell office:value-type="float" office:value="165.71094887998152" table:formula="of:=127*SIN([.Q40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0.965" table:style-name="ce1">
            <text:p>230.965</text:p>
          </table:table-cell>
          <table:table-cell office:value-type="float" office:value="99.448099999999997" table:style-name="ce1">
            <text:p>99.4481</text:p>
          </table:table-cell>
          <table:table-cell table:style-name="ce1"/>
          <table:table-cell office:value-type="float" office:value="0" table:formula="of:=[.B402]*2*3.14/720" table:style-name="ce1">
            <text:p>0</text:p>
          </table:table-cell>
          <table:table-cell office:value-type="float" office:value="127" table:formula="of:=127*SIN([.Q402])+127" table:style-name="ce1">
            <text:p>127</text:p>
          </table:table-cell>
          <table:table-cell office:value-type="float" office:value="88.289051120018485" table:formula="of:=127*SIN([.Q402]+[.$P$2])+127" table:style-name="ce1">
            <text:p>88.28905112</text:p>
          </table:table-cell>
          <table:table-cell office:value-type="float" office:value="165.71094887998152" table:formula="of:=127*SIN([.Q40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1.648" table:style-name="ce1">
            <text:p>231.648</text:p>
          </table:table-cell>
          <table:table-cell office:value-type="float" office:value="98.742000000000004" table:style-name="ce1">
            <text:p>98.742</text:p>
          </table:table-cell>
          <table:table-cell table:style-name="ce1"/>
          <table:table-cell office:value-type="float" office:value="0" table:formula="of:=[.B403]*2*3.14/720" table:style-name="ce1">
            <text:p>0</text:p>
          </table:table-cell>
          <table:table-cell office:value-type="float" office:value="127" table:formula="of:=127*SIN([.Q403])+127" table:style-name="ce1">
            <text:p>127</text:p>
          </table:table-cell>
          <table:table-cell office:value-type="float" office:value="88.289051120018485" table:formula="of:=127*SIN([.Q403]+[.$P$2])+127" table:style-name="ce1">
            <text:p>88.28905112</text:p>
          </table:table-cell>
          <table:table-cell office:value-type="float" office:value="165.71094887998152" table:formula="of:=127*SIN([.Q40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2.3" table:style-name="ce1">
            <text:p>232.3</text:p>
          </table:table-cell>
          <table:table-cell office:value-type="float" office:value="98.0381" table:style-name="ce1">
            <text:p>98.0381</text:p>
          </table:table-cell>
          <table:table-cell table:style-name="ce1"/>
          <table:table-cell office:value-type="float" office:value="0" table:formula="of:=[.B404]*2*3.14/720" table:style-name="ce1">
            <text:p>0</text:p>
          </table:table-cell>
          <table:table-cell office:value-type="float" office:value="127" table:formula="of:=127*SIN([.Q404])+127" table:style-name="ce1">
            <text:p>127</text:p>
          </table:table-cell>
          <table:table-cell office:value-type="float" office:value="88.289051120018485" table:formula="of:=127*SIN([.Q404]+[.$P$2])+127" table:style-name="ce1">
            <text:p>88.28905112</text:p>
          </table:table-cell>
          <table:table-cell office:value-type="float" office:value="165.71094887998152" table:formula="of:=127*SIN([.Q40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2.91900000000001" table:style-name="ce1">
            <text:p>232.919</text:p>
          </table:table-cell>
          <table:table-cell office:value-type="float" office:value="97.336399999999998" table:style-name="ce1">
            <text:p>97.3364</text:p>
          </table:table-cell>
          <table:table-cell table:style-name="ce1"/>
          <table:table-cell office:value-type="float" office:value="0" table:formula="of:=[.B405]*2*3.14/720" table:style-name="ce1">
            <text:p>0</text:p>
          </table:table-cell>
          <table:table-cell office:value-type="float" office:value="127" table:formula="of:=127*SIN([.Q405])+127" table:style-name="ce1">
            <text:p>127</text:p>
          </table:table-cell>
          <table:table-cell office:value-type="float" office:value="88.289051120018485" table:formula="of:=127*SIN([.Q405]+[.$P$2])+127" table:style-name="ce1">
            <text:p>88.28905112</text:p>
          </table:table-cell>
          <table:table-cell office:value-type="float" office:value="165.71094887998152" table:formula="of:=127*SIN([.Q40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3.50800000000001" table:style-name="ce1">
            <text:p>233.508</text:p>
          </table:table-cell>
          <table:table-cell office:value-type="float" office:value="96.637100000000004" table:style-name="ce1">
            <text:p>96.6371</text:p>
          </table:table-cell>
          <table:table-cell table:style-name="ce1"/>
          <table:table-cell office:value-type="float" office:value="0" table:formula="of:=[.B406]*2*3.14/720" table:style-name="ce1">
            <text:p>0</text:p>
          </table:table-cell>
          <table:table-cell office:value-type="float" office:value="127" table:formula="of:=127*SIN([.Q406])+127" table:style-name="ce1">
            <text:p>127</text:p>
          </table:table-cell>
          <table:table-cell office:value-type="float" office:value="88.289051120018485" table:formula="of:=127*SIN([.Q406]+[.$P$2])+127" table:style-name="ce1">
            <text:p>88.28905112</text:p>
          </table:table-cell>
          <table:table-cell office:value-type="float" office:value="165.71094887998152" table:formula="of:=127*SIN([.Q40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4.06299999999999" table:style-name="ce1">
            <text:p>234.063</text:p>
          </table:table-cell>
          <table:table-cell office:value-type="float" office:value="95.940200000000004" table:style-name="ce1">
            <text:p>95.9402</text:p>
          </table:table-cell>
          <table:table-cell table:style-name="ce1"/>
          <table:table-cell office:value-type="float" office:value="0" table:formula="of:=[.B407]*2*3.14/720" table:style-name="ce1">
            <text:p>0</text:p>
          </table:table-cell>
          <table:table-cell office:value-type="float" office:value="127" table:formula="of:=127*SIN([.Q407])+127" table:style-name="ce1">
            <text:p>127</text:p>
          </table:table-cell>
          <table:table-cell office:value-type="float" office:value="88.289051120018485" table:formula="of:=127*SIN([.Q407]+[.$P$2])+127" table:style-name="ce1">
            <text:p>88.28905112</text:p>
          </table:table-cell>
          <table:table-cell office:value-type="float" office:value="165.71094887998152" table:formula="of:=127*SIN([.Q40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4.58699999999999" table:style-name="ce1">
            <text:p>234.587</text:p>
          </table:table-cell>
          <table:table-cell office:value-type="float" office:value="95.245800000000003" table:style-name="ce1">
            <text:p>95.2458</text:p>
          </table:table-cell>
          <table:table-cell table:style-name="ce1"/>
          <table:table-cell office:value-type="float" office:value="0" table:formula="of:=[.B408]*2*3.14/720" table:style-name="ce1">
            <text:p>0</text:p>
          </table:table-cell>
          <table:table-cell office:value-type="float" office:value="127" table:formula="of:=127*SIN([.Q408])+127" table:style-name="ce1">
            <text:p>127</text:p>
          </table:table-cell>
          <table:table-cell office:value-type="float" office:value="88.289051120018485" table:formula="of:=127*SIN([.Q408]+[.$P$2])+127" table:style-name="ce1">
            <text:p>88.28905112</text:p>
          </table:table-cell>
          <table:table-cell office:value-type="float" office:value="165.71094887998152" table:formula="of:=127*SIN([.Q40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5.078" table:style-name="ce1">
            <text:p>235.078</text:p>
          </table:table-cell>
          <table:table-cell office:value-type="float" office:value="94.553799999999995" table:style-name="ce1">
            <text:p>94.5538</text:p>
          </table:table-cell>
          <table:table-cell table:style-name="ce1"/>
          <table:table-cell office:value-type="float" office:value="0" table:formula="of:=[.B409]*2*3.14/720" table:style-name="ce1">
            <text:p>0</text:p>
          </table:table-cell>
          <table:table-cell office:value-type="float" office:value="127" table:formula="of:=127*SIN([.Q409])+127" table:style-name="ce1">
            <text:p>127</text:p>
          </table:table-cell>
          <table:table-cell office:value-type="float" office:value="88.289051120018485" table:formula="of:=127*SIN([.Q409]+[.$P$2])+127" table:style-name="ce1">
            <text:p>88.28905112</text:p>
          </table:table-cell>
          <table:table-cell office:value-type="float" office:value="165.71094887998152" table:formula="of:=127*SIN([.Q40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5.53700000000001" table:style-name="ce1">
            <text:p>235.537</text:p>
          </table:table-cell>
          <table:table-cell office:value-type="float" office:value="93.864400000000003" table:style-name="ce1">
            <text:p>93.8644</text:p>
          </table:table-cell>
          <table:table-cell table:style-name="ce1"/>
          <table:table-cell office:value-type="float" office:value="0" table:formula="of:=[.B410]*2*3.14/720" table:style-name="ce1">
            <text:p>0</text:p>
          </table:table-cell>
          <table:table-cell office:value-type="float" office:value="127" table:formula="of:=127*SIN([.Q410])+127" table:style-name="ce1">
            <text:p>127</text:p>
          </table:table-cell>
          <table:table-cell office:value-type="float" office:value="88.289051120018485" table:formula="of:=127*SIN([.Q410]+[.$P$2])+127" table:style-name="ce1">
            <text:p>88.28905112</text:p>
          </table:table-cell>
          <table:table-cell office:value-type="float" office:value="165.71094887998152" table:formula="of:=127*SIN([.Q41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5.96299999999999" table:style-name="ce1">
            <text:p>235.963</text:p>
          </table:table-cell>
          <table:table-cell office:value-type="float" office:value="93.177599999999998" table:style-name="ce1">
            <text:p>93.1776</text:p>
          </table:table-cell>
          <table:table-cell table:style-name="ce1"/>
          <table:table-cell office:value-type="float" office:value="0" table:formula="of:=[.B411]*2*3.14/720" table:style-name="ce1">
            <text:p>0</text:p>
          </table:table-cell>
          <table:table-cell office:value-type="float" office:value="127" table:formula="of:=127*SIN([.Q411])+127" table:style-name="ce1">
            <text:p>127</text:p>
          </table:table-cell>
          <table:table-cell office:value-type="float" office:value="88.289051120018485" table:formula="of:=127*SIN([.Q411]+[.$P$2])+127" table:style-name="ce1">
            <text:p>88.28905112</text:p>
          </table:table-cell>
          <table:table-cell office:value-type="float" office:value="165.71094887998152" table:formula="of:=127*SIN([.Q41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6.35599999999999" table:style-name="ce1">
            <text:p>236.356</text:p>
          </table:table-cell>
          <table:table-cell office:value-type="float" office:value="92.493399999999994" table:style-name="ce1">
            <text:p>92.4934</text:p>
          </table:table-cell>
          <table:table-cell table:style-name="ce1"/>
          <table:table-cell office:value-type="float" office:value="0" table:formula="of:=[.B412]*2*3.14/720" table:style-name="ce1">
            <text:p>0</text:p>
          </table:table-cell>
          <table:table-cell office:value-type="float" office:value="127" table:formula="of:=127*SIN([.Q412])+127" table:style-name="ce1">
            <text:p>127</text:p>
          </table:table-cell>
          <table:table-cell office:value-type="float" office:value="88.289051120018485" table:formula="of:=127*SIN([.Q412]+[.$P$2])+127" table:style-name="ce1">
            <text:p>88.28905112</text:p>
          </table:table-cell>
          <table:table-cell office:value-type="float" office:value="165.71094887998152" table:formula="of:=127*SIN([.Q41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6.71600000000001" table:style-name="ce1">
            <text:p>236.716</text:p>
          </table:table-cell>
          <table:table-cell office:value-type="float" office:value="91.811899999999994" table:style-name="ce1">
            <text:p>91.8119</text:p>
          </table:table-cell>
          <table:table-cell table:style-name="ce1"/>
          <table:table-cell office:value-type="float" office:value="0" table:formula="of:=[.B413]*2*3.14/720" table:style-name="ce1">
            <text:p>0</text:p>
          </table:table-cell>
          <table:table-cell office:value-type="float" office:value="127" table:formula="of:=127*SIN([.Q413])+127" table:style-name="ce1">
            <text:p>127</text:p>
          </table:table-cell>
          <table:table-cell office:value-type="float" office:value="88.289051120018485" table:formula="of:=127*SIN([.Q413]+[.$P$2])+127" table:style-name="ce1">
            <text:p>88.28905112</text:p>
          </table:table-cell>
          <table:table-cell office:value-type="float" office:value="165.71094887998152" table:formula="of:=127*SIN([.Q41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04300000000001" table:style-name="ce1">
            <text:p>237.043</text:p>
          </table:table-cell>
          <table:table-cell office:value-type="float" office:value="91.133200000000002" table:style-name="ce1">
            <text:p>91.1332</text:p>
          </table:table-cell>
          <table:table-cell table:style-name="ce1"/>
          <table:table-cell office:value-type="float" office:value="0" table:formula="of:=[.B414]*2*3.14/720" table:style-name="ce1">
            <text:p>0</text:p>
          </table:table-cell>
          <table:table-cell office:value-type="float" office:value="127" table:formula="of:=127*SIN([.Q414])+127" table:style-name="ce1">
            <text:p>127</text:p>
          </table:table-cell>
          <table:table-cell office:value-type="float" office:value="88.289051120018485" table:formula="of:=127*SIN([.Q414]+[.$P$2])+127" table:style-name="ce1">
            <text:p>88.28905112</text:p>
          </table:table-cell>
          <table:table-cell office:value-type="float" office:value="165.71094887998152" table:formula="of:=127*SIN([.Q41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33699999999999" table:style-name="ce1">
            <text:p>237.337</text:p>
          </table:table-cell>
          <table:table-cell office:value-type="float" office:value="90.4572" table:style-name="ce1">
            <text:p>90.4572</text:p>
          </table:table-cell>
          <table:table-cell table:style-name="ce1"/>
          <table:table-cell office:value-type="float" office:value="0" table:formula="of:=[.B415]*2*3.14/720" table:style-name="ce1">
            <text:p>0</text:p>
          </table:table-cell>
          <table:table-cell office:value-type="float" office:value="127" table:formula="of:=127*SIN([.Q415])+127" table:style-name="ce1">
            <text:p>127</text:p>
          </table:table-cell>
          <table:table-cell office:value-type="float" office:value="88.289051120018485" table:formula="of:=127*SIN([.Q415]+[.$P$2])+127" table:style-name="ce1">
            <text:p>88.28905112</text:p>
          </table:table-cell>
          <table:table-cell office:value-type="float" office:value="165.71094887998152" table:formula="of:=127*SIN([.Q41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59800000000001" table:style-name="ce1">
            <text:p>237.598</text:p>
          </table:table-cell>
          <table:table-cell office:value-type="float" office:value="89.784199999999998" table:style-name="ce1">
            <text:p>89.7842</text:p>
          </table:table-cell>
          <table:table-cell table:style-name="ce1"/>
          <table:table-cell office:value-type="float" office:value="0" table:formula="of:=[.B416]*2*3.14/720" table:style-name="ce1">
            <text:p>0</text:p>
          </table:table-cell>
          <table:table-cell office:value-type="float" office:value="127" table:formula="of:=127*SIN([.Q416])+127" table:style-name="ce1">
            <text:p>127</text:p>
          </table:table-cell>
          <table:table-cell office:value-type="float" office:value="88.289051120018485" table:formula="of:=127*SIN([.Q416]+[.$P$2])+127" table:style-name="ce1">
            <text:p>88.28905112</text:p>
          </table:table-cell>
          <table:table-cell office:value-type="float" office:value="165.71094887998152" table:formula="of:=127*SIN([.Q41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82499999999999" table:style-name="ce1">
            <text:p>237.825</text:p>
          </table:table-cell>
          <table:table-cell office:value-type="float" office:value="89.114000000000004" table:style-name="ce1">
            <text:p>89.114</text:p>
          </table:table-cell>
          <table:table-cell table:style-name="ce1"/>
          <table:table-cell office:value-type="float" office:value="0" table:formula="of:=[.B417]*2*3.14/720" table:style-name="ce1">
            <text:p>0</text:p>
          </table:table-cell>
          <table:table-cell office:value-type="float" office:value="127" table:formula="of:=127*SIN([.Q417])+127" table:style-name="ce1">
            <text:p>127</text:p>
          </table:table-cell>
          <table:table-cell office:value-type="float" office:value="88.289051120018485" table:formula="of:=127*SIN([.Q417]+[.$P$2])+127" table:style-name="ce1">
            <text:p>88.28905112</text:p>
          </table:table-cell>
          <table:table-cell office:value-type="float" office:value="165.71094887998152" table:formula="of:=127*SIN([.Q41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01900000000001" table:style-name="ce1">
            <text:p>238.019</text:p>
          </table:table-cell>
          <table:table-cell office:value-type="float" office:value="88.446799999999996" table:style-name="ce1">
            <text:p>88.4468</text:p>
          </table:table-cell>
          <table:table-cell table:style-name="ce1"/>
          <table:table-cell office:value-type="float" office:value="0" table:formula="of:=[.B418]*2*3.14/720" table:style-name="ce1">
            <text:p>0</text:p>
          </table:table-cell>
          <table:table-cell office:value-type="float" office:value="127" table:formula="of:=127*SIN([.Q418])+127" table:style-name="ce1">
            <text:p>127</text:p>
          </table:table-cell>
          <table:table-cell office:value-type="float" office:value="88.289051120018485" table:formula="of:=127*SIN([.Q418]+[.$P$2])+127" table:style-name="ce1">
            <text:p>88.28905112</text:p>
          </table:table-cell>
          <table:table-cell office:value-type="float" office:value="165.71094887998152" table:formula="of:=127*SIN([.Q41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179" table:style-name="ce1">
            <text:p>238.179</text:p>
          </table:table-cell>
          <table:table-cell office:value-type="float" office:value="87.782600000000002" table:style-name="ce1">
            <text:p>87.7826</text:p>
          </table:table-cell>
          <table:table-cell table:style-name="ce1"/>
          <table:table-cell office:value-type="float" office:value="0" table:formula="of:=[.B419]*2*3.14/720" table:style-name="ce1">
            <text:p>0</text:p>
          </table:table-cell>
          <table:table-cell office:value-type="float" office:value="127" table:formula="of:=127*SIN([.Q419])+127" table:style-name="ce1">
            <text:p>127</text:p>
          </table:table-cell>
          <table:table-cell office:value-type="float" office:value="88.289051120018485" table:formula="of:=127*SIN([.Q419]+[.$P$2])+127" table:style-name="ce1">
            <text:p>88.28905112</text:p>
          </table:table-cell>
          <table:table-cell office:value-type="float" office:value="165.71094887998152" table:formula="of:=127*SIN([.Q41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30600000000001" table:style-name="ce1">
            <text:p>238.306</text:p>
          </table:table-cell>
          <table:table-cell office:value-type="float" office:value="87.121499999999997" table:style-name="ce1">
            <text:p>87.1215</text:p>
          </table:table-cell>
          <table:table-cell table:style-name="ce1"/>
          <table:table-cell office:value-type="float" office:value="0" table:formula="of:=[.B420]*2*3.14/720" table:style-name="ce1">
            <text:p>0</text:p>
          </table:table-cell>
          <table:table-cell office:value-type="float" office:value="127" table:formula="of:=127*SIN([.Q420])+127" table:style-name="ce1">
            <text:p>127</text:p>
          </table:table-cell>
          <table:table-cell office:value-type="float" office:value="88.289051120018485" table:formula="of:=127*SIN([.Q420]+[.$P$2])+127" table:style-name="ce1">
            <text:p>88.28905112</text:p>
          </table:table-cell>
          <table:table-cell office:value-type="float" office:value="165.71094887998152" table:formula="of:=127*SIN([.Q42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399" table:style-name="ce1">
            <text:p>238.399</text:p>
          </table:table-cell>
          <table:table-cell office:value-type="float" office:value="86.463499999999996" table:style-name="ce1">
            <text:p>86.4635</text:p>
          </table:table-cell>
          <table:table-cell table:style-name="ce1"/>
          <table:table-cell office:value-type="float" office:value="0" table:formula="of:=[.B421]*2*3.14/720" table:style-name="ce1">
            <text:p>0</text:p>
          </table:table-cell>
          <table:table-cell office:value-type="float" office:value="127" table:formula="of:=127*SIN([.Q421])+127" table:style-name="ce1">
            <text:p>127</text:p>
          </table:table-cell>
          <table:table-cell office:value-type="float" office:value="88.289051120018485" table:formula="of:=127*SIN([.Q421]+[.$P$2])+127" table:style-name="ce1">
            <text:p>88.28905112</text:p>
          </table:table-cell>
          <table:table-cell office:value-type="float" office:value="165.71094887998152" table:formula="of:=127*SIN([.Q42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459" table:style-name="ce1">
            <text:p>238.459</text:p>
          </table:table-cell>
          <table:table-cell office:value-type="float" office:value="85.808599999999998" table:style-name="ce1">
            <text:p>85.8086</text:p>
          </table:table-cell>
          <table:table-cell table:style-name="ce1"/>
          <table:table-cell office:value-type="float" office:value="0" table:formula="of:=[.B422]*2*3.14/720" table:style-name="ce1">
            <text:p>0</text:p>
          </table:table-cell>
          <table:table-cell office:value-type="float" office:value="127" table:formula="of:=127*SIN([.Q422])+127" table:style-name="ce1">
            <text:p>127</text:p>
          </table:table-cell>
          <table:table-cell office:value-type="float" office:value="88.289051120018485" table:formula="of:=127*SIN([.Q422]+[.$P$2])+127" table:style-name="ce1">
            <text:p>88.28905112</text:p>
          </table:table-cell>
          <table:table-cell office:value-type="float" office:value="165.71094887998152" table:formula="of:=127*SIN([.Q42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48500000000001" table:style-name="ce1">
            <text:p>238.485</text:p>
          </table:table-cell>
          <table:table-cell office:value-type="float" office:value="85.156999999999996" table:style-name="ce1">
            <text:p>85.157</text:p>
          </table:table-cell>
          <table:table-cell table:style-name="ce1"/>
          <table:table-cell office:value-type="float" office:value="0" table:formula="of:=[.B423]*2*3.14/720" table:style-name="ce1">
            <text:p>0</text:p>
          </table:table-cell>
          <table:table-cell office:value-type="float" office:value="127" table:formula="of:=127*SIN([.Q423])+127" table:style-name="ce1">
            <text:p>127</text:p>
          </table:table-cell>
          <table:table-cell office:value-type="float" office:value="88.289051120018485" table:formula="of:=127*SIN([.Q423]+[.$P$2])+127" table:style-name="ce1">
            <text:p>88.28905112</text:p>
          </table:table-cell>
          <table:table-cell office:value-type="float" office:value="165.71094887998152" table:formula="of:=127*SIN([.Q42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477" table:style-name="ce1">
            <text:p>238.477</text:p>
          </table:table-cell>
          <table:table-cell office:value-type="float" office:value="84.508600000000001" table:style-name="ce1">
            <text:p>84.5086</text:p>
          </table:table-cell>
          <table:table-cell table:style-name="ce1"/>
          <table:table-cell office:value-type="float" office:value="0" table:formula="of:=[.B424]*2*3.14/720" table:style-name="ce1">
            <text:p>0</text:p>
          </table:table-cell>
          <table:table-cell office:value-type="float" office:value="127" table:formula="of:=127*SIN([.Q424])+127" table:style-name="ce1">
            <text:p>127</text:p>
          </table:table-cell>
          <table:table-cell office:value-type="float" office:value="88.289051120018485" table:formula="of:=127*SIN([.Q424]+[.$P$2])+127" table:style-name="ce1">
            <text:p>88.28905112</text:p>
          </table:table-cell>
          <table:table-cell office:value-type="float" office:value="165.71094887998152" table:formula="of:=127*SIN([.Q42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43600000000001" table:style-name="ce1">
            <text:p>238.436</text:p>
          </table:table-cell>
          <table:table-cell office:value-type="float" office:value="83.863500000000002" table:style-name="ce1">
            <text:p>83.8635</text:p>
          </table:table-cell>
          <table:table-cell table:style-name="ce1"/>
          <table:table-cell office:value-type="float" office:value="0" table:formula="of:=[.B425]*2*3.14/720" table:style-name="ce1">
            <text:p>0</text:p>
          </table:table-cell>
          <table:table-cell office:value-type="float" office:value="127" table:formula="of:=127*SIN([.Q425])+127" table:style-name="ce1">
            <text:p>127</text:p>
          </table:table-cell>
          <table:table-cell office:value-type="float" office:value="88.289051120018485" table:formula="of:=127*SIN([.Q425]+[.$P$2])+127" table:style-name="ce1">
            <text:p>88.28905112</text:p>
          </table:table-cell>
          <table:table-cell office:value-type="float" office:value="165.71094887998152" table:formula="of:=127*SIN([.Q42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36099999999999" table:style-name="ce1">
            <text:p>238.361</text:p>
          </table:table-cell>
          <table:table-cell office:value-type="float" office:value="83.221800000000002" table:style-name="ce1">
            <text:p>83.2218</text:p>
          </table:table-cell>
          <table:table-cell table:style-name="ce1"/>
          <table:table-cell office:value-type="float" office:value="0" table:formula="of:=[.B426]*2*3.14/720" table:style-name="ce1">
            <text:p>0</text:p>
          </table:table-cell>
          <table:table-cell office:value-type="float" office:value="127" table:formula="of:=127*SIN([.Q426])+127" table:style-name="ce1">
            <text:p>127</text:p>
          </table:table-cell>
          <table:table-cell office:value-type="float" office:value="88.289051120018485" table:formula="of:=127*SIN([.Q426]+[.$P$2])+127" table:style-name="ce1">
            <text:p>88.28905112</text:p>
          </table:table-cell>
          <table:table-cell office:value-type="float" office:value="165.71094887998152" table:formula="of:=127*SIN([.Q42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25299999999999" table:style-name="ce1">
            <text:p>238.253</text:p>
          </table:table-cell>
          <table:table-cell office:value-type="float" office:value="82.583399999999997" table:style-name="ce1">
            <text:p>82.5834</text:p>
          </table:table-cell>
          <table:table-cell table:style-name="ce1"/>
          <table:table-cell office:value-type="float" office:value="0" table:formula="of:=[.B427]*2*3.14/720" table:style-name="ce1">
            <text:p>0</text:p>
          </table:table-cell>
          <table:table-cell office:value-type="float" office:value="127" table:formula="of:=127*SIN([.Q427])+127" table:style-name="ce1">
            <text:p>127</text:p>
          </table:table-cell>
          <table:table-cell office:value-type="float" office:value="88.289051120018485" table:formula="of:=127*SIN([.Q427]+[.$P$2])+127" table:style-name="ce1">
            <text:p>88.28905112</text:p>
          </table:table-cell>
          <table:table-cell office:value-type="float" office:value="165.71094887998152" table:formula="of:=127*SIN([.Q42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11099999999999" table:style-name="ce1">
            <text:p>238.111</text:p>
          </table:table-cell>
          <table:table-cell office:value-type="float" office:value="81.948599999999999" table:style-name="ce1">
            <text:p>81.9486</text:p>
          </table:table-cell>
          <table:table-cell table:style-name="ce1"/>
          <table:table-cell office:value-type="float" office:value="0" table:formula="of:=[.B428]*2*3.14/720" table:style-name="ce1">
            <text:p>0</text:p>
          </table:table-cell>
          <table:table-cell office:value-type="float" office:value="127" table:formula="of:=127*SIN([.Q428])+127" table:style-name="ce1">
            <text:p>127</text:p>
          </table:table-cell>
          <table:table-cell office:value-type="float" office:value="88.289051120018485" table:formula="of:=127*SIN([.Q428]+[.$P$2])+127" table:style-name="ce1">
            <text:p>88.28905112</text:p>
          </table:table-cell>
          <table:table-cell office:value-type="float" office:value="165.71094887998152" table:formula="of:=127*SIN([.Q42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935" table:style-name="ce1">
            <text:p>237.935</text:p>
          </table:table-cell>
          <table:table-cell office:value-type="float" office:value="81.3172" table:style-name="ce1">
            <text:p>81.3172</text:p>
          </table:table-cell>
          <table:table-cell table:style-name="ce1"/>
          <table:table-cell office:value-type="float" office:value="0" table:formula="of:=[.B429]*2*3.14/720" table:style-name="ce1">
            <text:p>0</text:p>
          </table:table-cell>
          <table:table-cell office:value-type="float" office:value="127" table:formula="of:=127*SIN([.Q429])+127" table:style-name="ce1">
            <text:p>127</text:p>
          </table:table-cell>
          <table:table-cell office:value-type="float" office:value="88.289051120018485" table:formula="of:=127*SIN([.Q429]+[.$P$2])+127" table:style-name="ce1">
            <text:p>88.28905112</text:p>
          </table:table-cell>
          <table:table-cell office:value-type="float" office:value="165.71094887998152" table:formula="of:=127*SIN([.Q42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726" table:style-name="ce1">
            <text:p>237.726</text:p>
          </table:table-cell>
          <table:table-cell office:value-type="float" office:value="80.689400000000006" table:style-name="ce1">
            <text:p>80.6894</text:p>
          </table:table-cell>
          <table:table-cell table:style-name="ce1"/>
          <table:table-cell office:value-type="float" office:value="0" table:formula="of:=[.B430]*2*3.14/720" table:style-name="ce1">
            <text:p>0</text:p>
          </table:table-cell>
          <table:table-cell office:value-type="float" office:value="127" table:formula="of:=127*SIN([.Q430])+127" table:style-name="ce1">
            <text:p>127</text:p>
          </table:table-cell>
          <table:table-cell office:value-type="float" office:value="88.289051120018485" table:formula="of:=127*SIN([.Q430]+[.$P$2])+127" table:style-name="ce1">
            <text:p>88.28905112</text:p>
          </table:table-cell>
          <table:table-cell office:value-type="float" office:value="165.71094887998152" table:formula="of:=127*SIN([.Q43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48400000000001" table:style-name="ce1">
            <text:p>237.484</text:p>
          </table:table-cell>
          <table:table-cell office:value-type="float" office:value="80.065200000000004" table:style-name="ce1">
            <text:p>80.0652</text:p>
          </table:table-cell>
          <table:table-cell table:style-name="ce1"/>
          <table:table-cell office:value-type="float" office:value="0" table:formula="of:=[.B431]*2*3.14/720" table:style-name="ce1">
            <text:p>0</text:p>
          </table:table-cell>
          <table:table-cell office:value-type="float" office:value="127" table:formula="of:=127*SIN([.Q431])+127" table:style-name="ce1">
            <text:p>127</text:p>
          </table:table-cell>
          <table:table-cell office:value-type="float" office:value="88.289051120018485" table:formula="of:=127*SIN([.Q431]+[.$P$2])+127" table:style-name="ce1">
            <text:p>88.28905112</text:p>
          </table:table-cell>
          <table:table-cell office:value-type="float" office:value="165.71094887998152" table:formula="of:=127*SIN([.Q43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208" table:style-name="ce1">
            <text:p>237.208</text:p>
          </table:table-cell>
          <table:table-cell office:value-type="float" office:value="79.444599999999994" table:style-name="ce1">
            <text:p>79.4446</text:p>
          </table:table-cell>
          <table:table-cell table:style-name="ce1"/>
          <table:table-cell office:value-type="float" office:value="0" table:formula="of:=[.B432]*2*3.14/720" table:style-name="ce1">
            <text:p>0</text:p>
          </table:table-cell>
          <table:table-cell office:value-type="float" office:value="127" table:formula="of:=127*SIN([.Q432])+127" table:style-name="ce1">
            <text:p>127</text:p>
          </table:table-cell>
          <table:table-cell office:value-type="float" office:value="88.289051120018485" table:formula="of:=127*SIN([.Q432]+[.$P$2])+127" table:style-name="ce1">
            <text:p>88.28905112</text:p>
          </table:table-cell>
          <table:table-cell office:value-type="float" office:value="165.71094887998152" table:formula="of:=127*SIN([.Q43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6.899" table:style-name="ce1">
            <text:p>236.899</text:p>
          </table:table-cell>
          <table:table-cell office:value-type="float" office:value="78.827799999999996" table:style-name="ce1">
            <text:p>78.8278</text:p>
          </table:table-cell>
          <table:table-cell table:style-name="ce1"/>
          <table:table-cell office:value-type="float" office:value="0" table:formula="of:=[.B433]*2*3.14/720" table:style-name="ce1">
            <text:p>0</text:p>
          </table:table-cell>
          <table:table-cell office:value-type="float" office:value="127" table:formula="of:=127*SIN([.Q433])+127" table:style-name="ce1">
            <text:p>127</text:p>
          </table:table-cell>
          <table:table-cell office:value-type="float" office:value="88.289051120018485" table:formula="of:=127*SIN([.Q433]+[.$P$2])+127" table:style-name="ce1">
            <text:p>88.28905112</text:p>
          </table:table-cell>
          <table:table-cell office:value-type="float" office:value="165.71094887998152" table:formula="of:=127*SIN([.Q43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6.55699999999999" table:style-name="ce1">
            <text:p>236.557</text:p>
          </table:table-cell>
          <table:table-cell office:value-type="float" office:value="78.214600000000004" table:style-name="ce1">
            <text:p>78.2146</text:p>
          </table:table-cell>
          <table:table-cell table:style-name="ce1"/>
          <table:table-cell office:value-type="float" office:value="0" table:formula="of:=[.B434]*2*3.14/720" table:style-name="ce1">
            <text:p>0</text:p>
          </table:table-cell>
          <table:table-cell office:value-type="float" office:value="127" table:formula="of:=127*SIN([.Q434])+127" table:style-name="ce1">
            <text:p>127</text:p>
          </table:table-cell>
          <table:table-cell office:value-type="float" office:value="88.289051120018485" table:formula="of:=127*SIN([.Q434]+[.$P$2])+127" table:style-name="ce1">
            <text:p>88.28905112</text:p>
          </table:table-cell>
          <table:table-cell office:value-type="float" office:value="165.71094887998152" table:formula="of:=127*SIN([.Q43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6.18199999999999" table:style-name="ce1">
            <text:p>236.182</text:p>
          </table:table-cell>
          <table:table-cell office:value-type="float" office:value="77.6053" table:style-name="ce1">
            <text:p>77.6053</text:p>
          </table:table-cell>
          <table:table-cell table:style-name="ce1"/>
          <table:table-cell office:value-type="float" office:value="0" table:formula="of:=[.B435]*2*3.14/720" table:style-name="ce1">
            <text:p>0</text:p>
          </table:table-cell>
          <table:table-cell office:value-type="float" office:value="127" table:formula="of:=127*SIN([.Q435])+127" table:style-name="ce1">
            <text:p>127</text:p>
          </table:table-cell>
          <table:table-cell office:value-type="float" office:value="88.289051120018485" table:formula="of:=127*SIN([.Q435]+[.$P$2])+127" table:style-name="ce1">
            <text:p>88.28905112</text:p>
          </table:table-cell>
          <table:table-cell office:value-type="float" office:value="165.71094887998152" table:formula="of:=127*SIN([.Q43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5.774" table:style-name="ce1">
            <text:p>235.774</text:p>
          </table:table-cell>
          <table:table-cell office:value-type="float" office:value="76.999799999999993" table:style-name="ce1">
            <text:p>76.9998</text:p>
          </table:table-cell>
          <table:table-cell table:style-name="ce1"/>
          <table:table-cell office:value-type="float" office:value="0" table:formula="of:=[.B436]*2*3.14/720" table:style-name="ce1">
            <text:p>0</text:p>
          </table:table-cell>
          <table:table-cell office:value-type="float" office:value="127" table:formula="of:=127*SIN([.Q436])+127" table:style-name="ce1">
            <text:p>127</text:p>
          </table:table-cell>
          <table:table-cell office:value-type="float" office:value="88.289051120018485" table:formula="of:=127*SIN([.Q436]+[.$P$2])+127" table:style-name="ce1">
            <text:p>88.28905112</text:p>
          </table:table-cell>
          <table:table-cell office:value-type="float" office:value="165.71094887998152" table:formula="of:=127*SIN([.Q43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5.334" table:style-name="ce1">
            <text:p>235.334</text:p>
          </table:table-cell>
          <table:table-cell office:value-type="float" office:value="76.398200000000003" table:style-name="ce1">
            <text:p>76.3982</text:p>
          </table:table-cell>
          <table:table-cell table:style-name="ce1"/>
          <table:table-cell office:value-type="float" office:value="0" table:formula="of:=[.B437]*2*3.14/720" table:style-name="ce1">
            <text:p>0</text:p>
          </table:table-cell>
          <table:table-cell office:value-type="float" office:value="127" table:formula="of:=127*SIN([.Q437])+127" table:style-name="ce1">
            <text:p>127</text:p>
          </table:table-cell>
          <table:table-cell office:value-type="float" office:value="88.289051120018485" table:formula="of:=127*SIN([.Q437]+[.$P$2])+127" table:style-name="ce1">
            <text:p>88.28905112</text:p>
          </table:table-cell>
          <table:table-cell office:value-type="float" office:value="165.71094887998152" table:formula="of:=127*SIN([.Q43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4.86" table:style-name="ce1">
            <text:p>234.86</text:p>
          </table:table-cell>
          <table:table-cell office:value-type="float" office:value="75.8005" table:style-name="ce1">
            <text:p>75.8005</text:p>
          </table:table-cell>
          <table:table-cell table:style-name="ce1"/>
          <table:table-cell office:value-type="float" office:value="0" table:formula="of:=[.B438]*2*3.14/720" table:style-name="ce1">
            <text:p>0</text:p>
          </table:table-cell>
          <table:table-cell office:value-type="float" office:value="127" table:formula="of:=127*SIN([.Q438])+127" table:style-name="ce1">
            <text:p>127</text:p>
          </table:table-cell>
          <table:table-cell office:value-type="float" office:value="88.289051120018485" table:formula="of:=127*SIN([.Q438]+[.$P$2])+127" table:style-name="ce1">
            <text:p>88.28905112</text:p>
          </table:table-cell>
          <table:table-cell office:value-type="float" office:value="165.71094887998152" table:formula="of:=127*SIN([.Q43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4.35400000000001" table:style-name="ce1">
            <text:p>234.354</text:p>
          </table:table-cell>
          <table:table-cell office:value-type="float" office:value="75.206699999999998" table:style-name="ce1">
            <text:p>75.2067</text:p>
          </table:table-cell>
          <table:table-cell table:style-name="ce1"/>
          <table:table-cell office:value-type="float" office:value="0" table:formula="of:=[.B439]*2*3.14/720" table:style-name="ce1">
            <text:p>0</text:p>
          </table:table-cell>
          <table:table-cell office:value-type="float" office:value="127" table:formula="of:=127*SIN([.Q439])+127" table:style-name="ce1">
            <text:p>127</text:p>
          </table:table-cell>
          <table:table-cell office:value-type="float" office:value="88.289051120018485" table:formula="of:=127*SIN([.Q439]+[.$P$2])+127" table:style-name="ce1">
            <text:p>88.28905112</text:p>
          </table:table-cell>
          <table:table-cell office:value-type="float" office:value="165.71094887998152" table:formula="of:=127*SIN([.Q43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3.816" table:style-name="ce1">
            <text:p>233.816</text:p>
          </table:table-cell>
          <table:table-cell office:value-type="float" office:value="74.617000000000004" table:style-name="ce1">
            <text:p>74.617</text:p>
          </table:table-cell>
          <table:table-cell table:style-name="ce1"/>
          <table:table-cell office:value-type="float" office:value="0" table:formula="of:=[.B440]*2*3.14/720" table:style-name="ce1">
            <text:p>0</text:p>
          </table:table-cell>
          <table:table-cell office:value-type="float" office:value="127" table:formula="of:=127*SIN([.Q440])+127" table:style-name="ce1">
            <text:p>127</text:p>
          </table:table-cell>
          <table:table-cell office:value-type="float" office:value="88.289051120018485" table:formula="of:=127*SIN([.Q440]+[.$P$2])+127" table:style-name="ce1">
            <text:p>88.28905112</text:p>
          </table:table-cell>
          <table:table-cell office:value-type="float" office:value="165.71094887998152" table:formula="of:=127*SIN([.Q44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3.24600000000001" table:style-name="ce1">
            <text:p>233.246</text:p>
          </table:table-cell>
          <table:table-cell office:value-type="float" office:value="74.031400000000005" table:style-name="ce1">
            <text:p>74.0314</text:p>
          </table:table-cell>
          <table:table-cell table:style-name="ce1"/>
          <table:table-cell office:value-type="float" office:value="0" table:formula="of:=[.B441]*2*3.14/720" table:style-name="ce1">
            <text:p>0</text:p>
          </table:table-cell>
          <table:table-cell office:value-type="float" office:value="127" table:formula="of:=127*SIN([.Q441])+127" table:style-name="ce1">
            <text:p>127</text:p>
          </table:table-cell>
          <table:table-cell office:value-type="float" office:value="88.289051120018485" table:formula="of:=127*SIN([.Q441]+[.$P$2])+127" table:style-name="ce1">
            <text:p>88.28905112</text:p>
          </table:table-cell>
          <table:table-cell office:value-type="float" office:value="165.71094887998152" table:formula="of:=127*SIN([.Q44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2.643" table:style-name="ce1">
            <text:p>232.643</text:p>
          </table:table-cell>
          <table:table-cell office:value-type="float" office:value="73.449799999999996" table:style-name="ce1">
            <text:p>73.4498</text:p>
          </table:table-cell>
          <table:table-cell table:style-name="ce1"/>
          <table:table-cell office:value-type="float" office:value="0" table:formula="of:=[.B442]*2*3.14/720" table:style-name="ce1">
            <text:p>0</text:p>
          </table:table-cell>
          <table:table-cell office:value-type="float" office:value="127" table:formula="of:=127*SIN([.Q442])+127" table:style-name="ce1">
            <text:p>127</text:p>
          </table:table-cell>
          <table:table-cell office:value-type="float" office:value="88.289051120018485" table:formula="of:=127*SIN([.Q442]+[.$P$2])+127" table:style-name="ce1">
            <text:p>88.28905112</text:p>
          </table:table-cell>
          <table:table-cell office:value-type="float" office:value="165.71094887998152" table:formula="of:=127*SIN([.Q44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2.00899999999999" table:style-name="ce1">
            <text:p>232.009</text:p>
          </table:table-cell>
          <table:table-cell office:value-type="float" office:value="72.872399999999999" table:style-name="ce1">
            <text:p>72.8724</text:p>
          </table:table-cell>
          <table:table-cell table:style-name="ce1"/>
          <table:table-cell office:value-type="float" office:value="0" table:formula="of:=[.B443]*2*3.14/720" table:style-name="ce1">
            <text:p>0</text:p>
          </table:table-cell>
          <table:table-cell office:value-type="float" office:value="127" table:formula="of:=127*SIN([.Q443])+127" table:style-name="ce1">
            <text:p>127</text:p>
          </table:table-cell>
          <table:table-cell office:value-type="float" office:value="88.289051120018485" table:formula="of:=127*SIN([.Q443]+[.$P$2])+127" table:style-name="ce1">
            <text:p>88.28905112</text:p>
          </table:table-cell>
          <table:table-cell office:value-type="float" office:value="165.71094887998152" table:formula="of:=127*SIN([.Q44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1.34299999999999" table:style-name="ce1">
            <text:p>231.343</text:p>
          </table:table-cell>
          <table:table-cell office:value-type="float" office:value="72.299199999999999" table:style-name="ce1">
            <text:p>72.2992</text:p>
          </table:table-cell>
          <table:table-cell table:style-name="ce1"/>
          <table:table-cell office:value-type="float" office:value="0" table:formula="of:=[.B444]*2*3.14/720" table:style-name="ce1">
            <text:p>0</text:p>
          </table:table-cell>
          <table:table-cell office:value-type="float" office:value="127" table:formula="of:=127*SIN([.Q444])+127" table:style-name="ce1">
            <text:p>127</text:p>
          </table:table-cell>
          <table:table-cell office:value-type="float" office:value="88.289051120018485" table:formula="of:=127*SIN([.Q444]+[.$P$2])+127" table:style-name="ce1">
            <text:p>88.28905112</text:p>
          </table:table-cell>
          <table:table-cell office:value-type="float" office:value="165.71094887998152" table:formula="of:=127*SIN([.Q44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0.64500000000001" table:style-name="ce1">
            <text:p>230.645</text:p>
          </table:table-cell>
          <table:table-cell office:value-type="float" office:value="71.730199999999996" table:style-name="ce1">
            <text:p>71.7302</text:p>
          </table:table-cell>
          <table:table-cell table:style-name="ce1"/>
          <table:table-cell office:value-type="float" office:value="0" table:formula="of:=[.B445]*2*3.14/720" table:style-name="ce1">
            <text:p>0</text:p>
          </table:table-cell>
          <table:table-cell office:value-type="float" office:value="127" table:formula="of:=127*SIN([.Q445])+127" table:style-name="ce1">
            <text:p>127</text:p>
          </table:table-cell>
          <table:table-cell office:value-type="float" office:value="88.289051120018485" table:formula="of:=127*SIN([.Q445]+[.$P$2])+127" table:style-name="ce1">
            <text:p>88.28905112</text:p>
          </table:table-cell>
          <table:table-cell office:value-type="float" office:value="165.71094887998152" table:formula="of:=127*SIN([.Q44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9.917" table:style-name="ce1">
            <text:p>229.917</text:p>
          </table:table-cell>
          <table:table-cell office:value-type="float" office:value="71.165599999999998" table:style-name="ce1">
            <text:p>71.1656</text:p>
          </table:table-cell>
          <table:table-cell table:style-name="ce1"/>
          <table:table-cell office:value-type="float" office:value="0" table:formula="of:=[.B446]*2*3.14/720" table:style-name="ce1">
            <text:p>0</text:p>
          </table:table-cell>
          <table:table-cell office:value-type="float" office:value="127" table:formula="of:=127*SIN([.Q446])+127" table:style-name="ce1">
            <text:p>127</text:p>
          </table:table-cell>
          <table:table-cell office:value-type="float" office:value="88.289051120018485" table:formula="of:=127*SIN([.Q446]+[.$P$2])+127" table:style-name="ce1">
            <text:p>88.28905112</text:p>
          </table:table-cell>
          <table:table-cell office:value-type="float" office:value="165.71094887998152" table:formula="of:=127*SIN([.Q44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9.15700000000001" table:style-name="ce1">
            <text:p>229.157</text:p>
          </table:table-cell>
          <table:table-cell office:value-type="float" office:value="70.605199999999996" table:style-name="ce1">
            <text:p>70.6052</text:p>
          </table:table-cell>
          <table:table-cell table:style-name="ce1"/>
          <table:table-cell office:value-type="float" office:value="0" table:formula="of:=[.B447]*2*3.14/720" table:style-name="ce1">
            <text:p>0</text:p>
          </table:table-cell>
          <table:table-cell office:value-type="float" office:value="127" table:formula="of:=127*SIN([.Q447])+127" table:style-name="ce1">
            <text:p>127</text:p>
          </table:table-cell>
          <table:table-cell office:value-type="float" office:value="88.289051120018485" table:formula="of:=127*SIN([.Q447]+[.$P$2])+127" table:style-name="ce1">
            <text:p>88.28905112</text:p>
          </table:table-cell>
          <table:table-cell office:value-type="float" office:value="165.71094887998152" table:formula="of:=127*SIN([.Q44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8.36600000000001" table:style-name="ce1">
            <text:p>228.366</text:p>
          </table:table-cell>
          <table:table-cell office:value-type="float" office:value="70.049199999999999" table:style-name="ce1">
            <text:p>70.0492</text:p>
          </table:table-cell>
          <table:table-cell table:style-name="ce1"/>
          <table:table-cell office:value-type="float" office:value="0" table:formula="of:=[.B448]*2*3.14/720" table:style-name="ce1">
            <text:p>0</text:p>
          </table:table-cell>
          <table:table-cell office:value-type="float" office:value="127" table:formula="of:=127*SIN([.Q448])+127" table:style-name="ce1">
            <text:p>127</text:p>
          </table:table-cell>
          <table:table-cell office:value-type="float" office:value="88.289051120018485" table:formula="of:=127*SIN([.Q448]+[.$P$2])+127" table:style-name="ce1">
            <text:p>88.28905112</text:p>
          </table:table-cell>
          <table:table-cell office:value-type="float" office:value="165.71094887998152" table:formula="of:=127*SIN([.Q44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7.54499999999999" table:style-name="ce1">
            <text:p>227.545</text:p>
          </table:table-cell>
          <table:table-cell office:value-type="float" office:value="69.497600000000006" table:style-name="ce1">
            <text:p>69.4976</text:p>
          </table:table-cell>
          <table:table-cell table:style-name="ce1"/>
          <table:table-cell office:value-type="float" office:value="0" table:formula="of:=[.B449]*2*3.14/720" table:style-name="ce1">
            <text:p>0</text:p>
          </table:table-cell>
          <table:table-cell office:value-type="float" office:value="127" table:formula="of:=127*SIN([.Q449])+127" table:style-name="ce1">
            <text:p>127</text:p>
          </table:table-cell>
          <table:table-cell office:value-type="float" office:value="88.289051120018485" table:formula="of:=127*SIN([.Q449]+[.$P$2])+127" table:style-name="ce1">
            <text:p>88.28905112</text:p>
          </table:table-cell>
          <table:table-cell office:value-type="float" office:value="165.71094887998152" table:formula="of:=127*SIN([.Q44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6.69399999999999" table:style-name="ce1">
            <text:p>226.694</text:p>
          </table:table-cell>
          <table:table-cell office:value-type="float" office:value="68.950500000000005" table:style-name="ce1">
            <text:p>68.9505</text:p>
          </table:table-cell>
          <table:table-cell table:style-name="ce1"/>
          <table:table-cell office:value-type="float" office:value="0" table:formula="of:=[.B450]*2*3.14/720" table:style-name="ce1">
            <text:p>0</text:p>
          </table:table-cell>
          <table:table-cell office:value-type="float" office:value="127" table:formula="of:=127*SIN([.Q450])+127" table:style-name="ce1">
            <text:p>127</text:p>
          </table:table-cell>
          <table:table-cell office:value-type="float" office:value="88.289051120018485" table:formula="of:=127*SIN([.Q450]+[.$P$2])+127" table:style-name="ce1">
            <text:p>88.28905112</text:p>
          </table:table-cell>
          <table:table-cell office:value-type="float" office:value="165.71094887998152" table:formula="of:=127*SIN([.Q45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5.81299999999999" table:style-name="ce1">
            <text:p>225.813</text:p>
          </table:table-cell>
          <table:table-cell office:value-type="float" office:value="68.407799999999995" table:style-name="ce1">
            <text:p>68.4078</text:p>
          </table:table-cell>
          <table:table-cell table:style-name="ce1"/>
          <table:table-cell office:value-type="float" office:value="0" table:formula="of:=[.B451]*2*3.14/720" table:style-name="ce1">
            <text:p>0</text:p>
          </table:table-cell>
          <table:table-cell office:value-type="float" office:value="127" table:formula="of:=127*SIN([.Q451])+127" table:style-name="ce1">
            <text:p>127</text:p>
          </table:table-cell>
          <table:table-cell office:value-type="float" office:value="88.289051120018485" table:formula="of:=127*SIN([.Q451]+[.$P$2])+127" table:style-name="ce1">
            <text:p>88.28905112</text:p>
          </table:table-cell>
          <table:table-cell office:value-type="float" office:value="165.71094887998152" table:formula="of:=127*SIN([.Q45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4.90199999999999" table:style-name="ce1">
            <text:p>224.902</text:p>
          </table:table-cell>
          <table:table-cell office:value-type="float" office:value="67.869699999999995" table:style-name="ce1">
            <text:p>67.8697</text:p>
          </table:table-cell>
          <table:table-cell table:style-name="ce1"/>
          <table:table-cell office:value-type="float" office:value="0" table:formula="of:=[.B452]*2*3.14/720" table:style-name="ce1">
            <text:p>0</text:p>
          </table:table-cell>
          <table:table-cell office:value-type="float" office:value="127" table:formula="of:=127*SIN([.Q452])+127" table:style-name="ce1">
            <text:p>127</text:p>
          </table:table-cell>
          <table:table-cell office:value-type="float" office:value="88.289051120018485" table:formula="of:=127*SIN([.Q452]+[.$P$2])+127" table:style-name="ce1">
            <text:p>88.28905112</text:p>
          </table:table-cell>
          <table:table-cell office:value-type="float" office:value="165.71094887998152" table:formula="of:=127*SIN([.Q45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3.96100000000001" table:style-name="ce1">
            <text:p>223.961</text:p>
          </table:table-cell>
          <table:table-cell office:value-type="float" office:value="67.336200000000005" table:style-name="ce1">
            <text:p>67.3362</text:p>
          </table:table-cell>
          <table:table-cell table:style-name="ce1"/>
          <table:table-cell office:value-type="float" office:value="0" table:formula="of:=[.B453]*2*3.14/720" table:style-name="ce1">
            <text:p>0</text:p>
          </table:table-cell>
          <table:table-cell office:value-type="float" office:value="127" table:formula="of:=127*SIN([.Q453])+127" table:style-name="ce1">
            <text:p>127</text:p>
          </table:table-cell>
          <table:table-cell office:value-type="float" office:value="88.289051120018485" table:formula="of:=127*SIN([.Q453]+[.$P$2])+127" table:style-name="ce1">
            <text:p>88.28905112</text:p>
          </table:table-cell>
          <table:table-cell office:value-type="float" office:value="165.71094887998152" table:formula="of:=127*SIN([.Q45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4.476" table:style-name="ce1">
            <text:p>224.476</text:p>
          </table:table-cell>
          <table:table-cell office:value-type="float" office:value="66.807299999999998" table:style-name="ce1">
            <text:p>66.8073</text:p>
          </table:table-cell>
          <table:table-cell table:style-name="ce1"/>
          <table:table-cell office:value-type="float" office:value="0" table:formula="of:=[.B454]*2*3.14/720" table:style-name="ce1">
            <text:p>0</text:p>
          </table:table-cell>
          <table:table-cell office:value-type="float" office:value="127" table:formula="of:=127*SIN([.Q454])+127" table:style-name="ce1">
            <text:p>127</text:p>
          </table:table-cell>
          <table:table-cell office:value-type="float" office:value="88.289051120018485" table:formula="of:=127*SIN([.Q454]+[.$P$2])+127" table:style-name="ce1">
            <text:p>88.28905112</text:p>
          </table:table-cell>
          <table:table-cell office:value-type="float" office:value="165.71094887998152" table:formula="of:=127*SIN([.Q45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5.4" table:style-name="ce1">
            <text:p>225.4</text:p>
          </table:table-cell>
          <table:table-cell office:value-type="float" office:value="66.283000000000001" table:style-name="ce1">
            <text:p>66.283</text:p>
          </table:table-cell>
          <table:table-cell table:style-name="ce1"/>
          <table:table-cell office:value-type="float" office:value="0" table:formula="of:=[.B455]*2*3.14/720" table:style-name="ce1">
            <text:p>0</text:p>
          </table:table-cell>
          <table:table-cell office:value-type="float" office:value="127" table:formula="of:=127*SIN([.Q455])+127" table:style-name="ce1">
            <text:p>127</text:p>
          </table:table-cell>
          <table:table-cell office:value-type="float" office:value="88.289051120018485" table:formula="of:=127*SIN([.Q455]+[.$P$2])+127" table:style-name="ce1">
            <text:p>88.28905112</text:p>
          </table:table-cell>
          <table:table-cell office:value-type="float" office:value="165.71094887998152" table:formula="of:=127*SIN([.Q45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6.29499999999999" table:style-name="ce1">
            <text:p>226.295</text:p>
          </table:table-cell>
          <table:table-cell office:value-type="float" office:value="65.763400000000004" table:style-name="ce1">
            <text:p>65.7634</text:p>
          </table:table-cell>
          <table:table-cell table:style-name="ce1"/>
          <table:table-cell office:value-type="float" office:value="0" table:formula="of:=[.B456]*2*3.14/720" table:style-name="ce1">
            <text:p>0</text:p>
          </table:table-cell>
          <table:table-cell office:value-type="float" office:value="127" table:formula="of:=127*SIN([.Q456])+127" table:style-name="ce1">
            <text:p>127</text:p>
          </table:table-cell>
          <table:table-cell office:value-type="float" office:value="88.289051120018485" table:formula="of:=127*SIN([.Q456]+[.$P$2])+127" table:style-name="ce1">
            <text:p>88.28905112</text:p>
          </table:table-cell>
          <table:table-cell office:value-type="float" office:value="165.71094887998152" table:formula="of:=127*SIN([.Q45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7.16" table:style-name="ce1">
            <text:p>227.16</text:p>
          </table:table-cell>
          <table:table-cell office:value-type="float" office:value="65.248599999999996" table:style-name="ce1">
            <text:p>65.2486</text:p>
          </table:table-cell>
          <table:table-cell table:style-name="ce1"/>
          <table:table-cell office:value-type="float" office:value="0" table:formula="of:=[.B457]*2*3.14/720" table:style-name="ce1">
            <text:p>0</text:p>
          </table:table-cell>
          <table:table-cell office:value-type="float" office:value="127" table:formula="of:=127*SIN([.Q457])+127" table:style-name="ce1">
            <text:p>127</text:p>
          </table:table-cell>
          <table:table-cell office:value-type="float" office:value="88.289051120018485" table:formula="of:=127*SIN([.Q457]+[.$P$2])+127" table:style-name="ce1">
            <text:p>88.28905112</text:p>
          </table:table-cell>
          <table:table-cell office:value-type="float" office:value="165.71094887998152" table:formula="of:=127*SIN([.Q45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7.995" table:style-name="ce1">
            <text:p>227.995</text:p>
          </table:table-cell>
          <table:table-cell office:value-type="float" office:value="64.738500000000002" table:style-name="ce1">
            <text:p>64.7385</text:p>
          </table:table-cell>
          <table:table-cell table:style-name="ce1"/>
          <table:table-cell office:value-type="float" office:value="0" table:formula="of:=[.B458]*2*3.14/720" table:style-name="ce1">
            <text:p>0</text:p>
          </table:table-cell>
          <table:table-cell office:value-type="float" office:value="127" table:formula="of:=127*SIN([.Q458])+127" table:style-name="ce1">
            <text:p>127</text:p>
          </table:table-cell>
          <table:table-cell office:value-type="float" office:value="88.289051120018485" table:formula="of:=127*SIN([.Q458]+[.$P$2])+127" table:style-name="ce1">
            <text:p>88.28905112</text:p>
          </table:table-cell>
          <table:table-cell office:value-type="float" office:value="165.71094887998152" table:formula="of:=127*SIN([.Q45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8.8" table:style-name="ce1">
            <text:p>228.8</text:p>
          </table:table-cell>
          <table:table-cell office:value-type="float" office:value="64.2333" table:style-name="ce1">
            <text:p>64.2333</text:p>
          </table:table-cell>
          <table:table-cell table:style-name="ce1"/>
          <table:table-cell office:value-type="float" office:value="0" table:formula="of:=[.B459]*2*3.14/720" table:style-name="ce1">
            <text:p>0</text:p>
          </table:table-cell>
          <table:table-cell office:value-type="float" office:value="127" table:formula="of:=127*SIN([.Q459])+127" table:style-name="ce1">
            <text:p>127</text:p>
          </table:table-cell>
          <table:table-cell office:value-type="float" office:value="88.289051120018485" table:formula="of:=127*SIN([.Q459]+[.$P$2])+127" table:style-name="ce1">
            <text:p>88.28905112</text:p>
          </table:table-cell>
          <table:table-cell office:value-type="float" office:value="165.71094887998152" table:formula="of:=127*SIN([.Q45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29.57400000000001" table:style-name="ce1">
            <text:p>229.574</text:p>
          </table:table-cell>
          <table:table-cell office:value-type="float" office:value="63.732900000000001" table:style-name="ce1">
            <text:p>63.7329</text:p>
          </table:table-cell>
          <table:table-cell table:style-name="ce1"/>
          <table:table-cell office:value-type="float" office:value="0" table:formula="of:=[.B460]*2*3.14/720" table:style-name="ce1">
            <text:p>0</text:p>
          </table:table-cell>
          <table:table-cell office:value-type="float" office:value="127" table:formula="of:=127*SIN([.Q460])+127" table:style-name="ce1">
            <text:p>127</text:p>
          </table:table-cell>
          <table:table-cell office:value-type="float" office:value="88.289051120018485" table:formula="of:=127*SIN([.Q460]+[.$P$2])+127" table:style-name="ce1">
            <text:p>88.28905112</text:p>
          </table:table-cell>
          <table:table-cell office:value-type="float" office:value="165.71094887998152" table:formula="of:=127*SIN([.Q46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0.316" table:style-name="ce1">
            <text:p>230.316</text:p>
          </table:table-cell>
          <table:table-cell office:value-type="float" office:value="63.237400000000001" table:style-name="ce1">
            <text:p>63.2374</text:p>
          </table:table-cell>
          <table:table-cell table:style-name="ce1"/>
          <table:table-cell office:value-type="float" office:value="0" table:formula="of:=[.B461]*2*3.14/720" table:style-name="ce1">
            <text:p>0</text:p>
          </table:table-cell>
          <table:table-cell office:value-type="float" office:value="127" table:formula="of:=127*SIN([.Q461])+127" table:style-name="ce1">
            <text:p>127</text:p>
          </table:table-cell>
          <table:table-cell office:value-type="float" office:value="88.289051120018485" table:formula="of:=127*SIN([.Q461]+[.$P$2])+127" table:style-name="ce1">
            <text:p>88.28905112</text:p>
          </table:table-cell>
          <table:table-cell office:value-type="float" office:value="165.71094887998152" table:formula="of:=127*SIN([.Q46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1.02799999999999" table:style-name="ce1">
            <text:p>231.028</text:p>
          </table:table-cell>
          <table:table-cell office:value-type="float" office:value="62.7468" table:style-name="ce1">
            <text:p>62.7468</text:p>
          </table:table-cell>
          <table:table-cell table:style-name="ce1"/>
          <table:table-cell office:value-type="float" office:value="0" table:formula="of:=[.B462]*2*3.14/720" table:style-name="ce1">
            <text:p>0</text:p>
          </table:table-cell>
          <table:table-cell office:value-type="float" office:value="127" table:formula="of:=127*SIN([.Q462])+127" table:style-name="ce1">
            <text:p>127</text:p>
          </table:table-cell>
          <table:table-cell office:value-type="float" office:value="88.289051120018485" table:formula="of:=127*SIN([.Q462]+[.$P$2])+127" table:style-name="ce1">
            <text:p>88.28905112</text:p>
          </table:table-cell>
          <table:table-cell office:value-type="float" office:value="165.71094887998152" table:formula="of:=127*SIN([.Q46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1.709" table:style-name="ce1">
            <text:p>231.709</text:p>
          </table:table-cell>
          <table:table-cell office:value-type="float" office:value="62.261200000000002" table:style-name="ce1">
            <text:p>62.2612</text:p>
          </table:table-cell>
          <table:table-cell table:style-name="ce1"/>
          <table:table-cell office:value-type="float" office:value="0" table:formula="of:=[.B463]*2*3.14/720" table:style-name="ce1">
            <text:p>0</text:p>
          </table:table-cell>
          <table:table-cell office:value-type="float" office:value="127" table:formula="of:=127*SIN([.Q463])+127" table:style-name="ce1">
            <text:p>127</text:p>
          </table:table-cell>
          <table:table-cell office:value-type="float" office:value="88.289051120018485" table:formula="of:=127*SIN([.Q463]+[.$P$2])+127" table:style-name="ce1">
            <text:p>88.28905112</text:p>
          </table:table-cell>
          <table:table-cell office:value-type="float" office:value="165.71094887998152" table:formula="of:=127*SIN([.Q46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2.357" table:style-name="ce1">
            <text:p>232.357</text:p>
          </table:table-cell>
          <table:table-cell office:value-type="float" office:value="61.7806" table:style-name="ce1">
            <text:p>61.7806</text:p>
          </table:table-cell>
          <table:table-cell table:style-name="ce1"/>
          <table:table-cell office:value-type="float" office:value="0" table:formula="of:=[.B464]*2*3.14/720" table:style-name="ce1">
            <text:p>0</text:p>
          </table:table-cell>
          <table:table-cell office:value-type="float" office:value="127" table:formula="of:=127*SIN([.Q464])+127" table:style-name="ce1">
            <text:p>127</text:p>
          </table:table-cell>
          <table:table-cell office:value-type="float" office:value="88.289051120018485" table:formula="of:=127*SIN([.Q464]+[.$P$2])+127" table:style-name="ce1">
            <text:p>88.28905112</text:p>
          </table:table-cell>
          <table:table-cell office:value-type="float" office:value="165.71094887998152" table:formula="of:=127*SIN([.Q46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2.97499999999999" table:style-name="ce1">
            <text:p>232.975</text:p>
          </table:table-cell>
          <table:table-cell office:value-type="float" office:value="61.305" table:style-name="ce1">
            <text:p>61.305</text:p>
          </table:table-cell>
          <table:table-cell table:style-name="ce1"/>
          <table:table-cell office:value-type="float" office:value="0" table:formula="of:=[.B465]*2*3.14/720" table:style-name="ce1">
            <text:p>0</text:p>
          </table:table-cell>
          <table:table-cell office:value-type="float" office:value="127" table:formula="of:=127*SIN([.Q465])+127" table:style-name="ce1">
            <text:p>127</text:p>
          </table:table-cell>
          <table:table-cell office:value-type="float" office:value="88.289051120018485" table:formula="of:=127*SIN([.Q465]+[.$P$2])+127" table:style-name="ce1">
            <text:p>88.28905112</text:p>
          </table:table-cell>
          <table:table-cell office:value-type="float" office:value="165.71094887998152" table:formula="of:=127*SIN([.Q46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3.56" table:style-name="ce1">
            <text:p>233.56</text:p>
          </table:table-cell>
          <table:table-cell office:value-type="float" office:value="60.834499999999998" table:style-name="ce1">
            <text:p>60.8345</text:p>
          </table:table-cell>
          <table:table-cell table:style-name="ce1"/>
          <table:table-cell office:value-type="float" office:value="0" table:formula="of:=[.B466]*2*3.14/720" table:style-name="ce1">
            <text:p>0</text:p>
          </table:table-cell>
          <table:table-cell office:value-type="float" office:value="127" table:formula="of:=127*SIN([.Q466])+127" table:style-name="ce1">
            <text:p>127</text:p>
          </table:table-cell>
          <table:table-cell office:value-type="float" office:value="88.289051120018485" table:formula="of:=127*SIN([.Q466]+[.$P$2])+127" table:style-name="ce1">
            <text:p>88.28905112</text:p>
          </table:table-cell>
          <table:table-cell office:value-type="float" office:value="165.71094887998152" table:formula="of:=127*SIN([.Q46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4.113" table:style-name="ce1">
            <text:p>234.113</text:p>
          </table:table-cell>
          <table:table-cell office:value-type="float" office:value="60.369100000000003" table:style-name="ce1">
            <text:p>60.3691</text:p>
          </table:table-cell>
          <table:table-cell table:style-name="ce1"/>
          <table:table-cell office:value-type="float" office:value="0" table:formula="of:=[.B467]*2*3.14/720" table:style-name="ce1">
            <text:p>0</text:p>
          </table:table-cell>
          <table:table-cell office:value-type="float" office:value="127" table:formula="of:=127*SIN([.Q467])+127" table:style-name="ce1">
            <text:p>127</text:p>
          </table:table-cell>
          <table:table-cell office:value-type="float" office:value="88.289051120018485" table:formula="of:=127*SIN([.Q467]+[.$P$2])+127" table:style-name="ce1">
            <text:p>88.28905112</text:p>
          </table:table-cell>
          <table:table-cell office:value-type="float" office:value="165.71094887998152" table:formula="of:=127*SIN([.Q46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4.63300000000001" table:style-name="ce1">
            <text:p>234.633</text:p>
          </table:table-cell>
          <table:table-cell office:value-type="float" office:value="59.908900000000003" table:style-name="ce1">
            <text:p>59.9089</text:p>
          </table:table-cell>
          <table:table-cell table:style-name="ce1"/>
          <table:table-cell office:value-type="float" office:value="0" table:formula="of:=[.B468]*2*3.14/720" table:style-name="ce1">
            <text:p>0</text:p>
          </table:table-cell>
          <table:table-cell office:value-type="float" office:value="127" table:formula="of:=127*SIN([.Q468])+127" table:style-name="ce1">
            <text:p>127</text:p>
          </table:table-cell>
          <table:table-cell office:value-type="float" office:value="88.289051120018485" table:formula="of:=127*SIN([.Q468]+[.$P$2])+127" table:style-name="ce1">
            <text:p>88.28905112</text:p>
          </table:table-cell>
          <table:table-cell office:value-type="float" office:value="165.71094887998152" table:formula="of:=127*SIN([.Q46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5.12200000000001" table:style-name="ce1">
            <text:p>235.122</text:p>
          </table:table-cell>
          <table:table-cell office:value-type="float" office:value="59.453800000000001" table:style-name="ce1">
            <text:p>59.4538</text:p>
          </table:table-cell>
          <table:table-cell table:style-name="ce1"/>
          <table:table-cell office:value-type="float" office:value="0" table:formula="of:=[.B469]*2*3.14/720" table:style-name="ce1">
            <text:p>0</text:p>
          </table:table-cell>
          <table:table-cell office:value-type="float" office:value="127" table:formula="of:=127*SIN([.Q469])+127" table:style-name="ce1">
            <text:p>127</text:p>
          </table:table-cell>
          <table:table-cell office:value-type="float" office:value="88.289051120018485" table:formula="of:=127*SIN([.Q469]+[.$P$2])+127" table:style-name="ce1">
            <text:p>88.28905112</text:p>
          </table:table-cell>
          <table:table-cell office:value-type="float" office:value="165.71094887998152" table:formula="of:=127*SIN([.Q46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5.577" table:style-name="ce1">
            <text:p>235.577</text:p>
          </table:table-cell>
          <table:table-cell office:value-type="float" office:value="59.003900000000002" table:style-name="ce1">
            <text:p>59.0039</text:p>
          </table:table-cell>
          <table:table-cell table:style-name="ce1"/>
          <table:table-cell office:value-type="float" office:value="0" table:formula="of:=[.B470]*2*3.14/720" table:style-name="ce1">
            <text:p>0</text:p>
          </table:table-cell>
          <table:table-cell office:value-type="float" office:value="127" table:formula="of:=127*SIN([.Q470])+127" table:style-name="ce1">
            <text:p>127</text:p>
          </table:table-cell>
          <table:table-cell office:value-type="float" office:value="88.289051120018485" table:formula="of:=127*SIN([.Q470]+[.$P$2])+127" table:style-name="ce1">
            <text:p>88.28905112</text:p>
          </table:table-cell>
          <table:table-cell office:value-type="float" office:value="165.71094887998152" table:formula="of:=127*SIN([.Q47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6" table:style-name="ce1">
            <text:p>236</text:p>
          </table:table-cell>
          <table:table-cell office:value-type="float" office:value="58.5593" table:style-name="ce1">
            <text:p>58.5593</text:p>
          </table:table-cell>
          <table:table-cell table:style-name="ce1"/>
          <table:table-cell office:value-type="float" office:value="0" table:formula="of:=[.B471]*2*3.14/720" table:style-name="ce1">
            <text:p>0</text:p>
          </table:table-cell>
          <table:table-cell office:value-type="float" office:value="127" table:formula="of:=127*SIN([.Q471])+127" table:style-name="ce1">
            <text:p>127</text:p>
          </table:table-cell>
          <table:table-cell office:value-type="float" office:value="88.289051120018485" table:formula="of:=127*SIN([.Q471]+[.$P$2])+127" table:style-name="ce1">
            <text:p>88.28905112</text:p>
          </table:table-cell>
          <table:table-cell office:value-type="float" office:value="165.71094887998152" table:formula="of:=127*SIN([.Q47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6.39" table:style-name="ce1">
            <text:p>236.39</text:p>
          </table:table-cell>
          <table:table-cell office:value-type="float" office:value="58.12" table:style-name="ce1">
            <text:p>58.12</text:p>
          </table:table-cell>
          <table:table-cell table:style-name="ce1"/>
          <table:table-cell office:value-type="float" office:value="0" table:formula="of:=[.B472]*2*3.14/720" table:style-name="ce1">
            <text:p>0</text:p>
          </table:table-cell>
          <table:table-cell office:value-type="float" office:value="127" table:formula="of:=127*SIN([.Q472])+127" table:style-name="ce1">
            <text:p>127</text:p>
          </table:table-cell>
          <table:table-cell office:value-type="float" office:value="88.289051120018485" table:formula="of:=127*SIN([.Q472]+[.$P$2])+127" table:style-name="ce1">
            <text:p>88.28905112</text:p>
          </table:table-cell>
          <table:table-cell office:value-type="float" office:value="165.71094887998152" table:formula="of:=127*SIN([.Q47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6.74700000000001" table:style-name="ce1">
            <text:p>236.747</text:p>
          </table:table-cell>
          <table:table-cell office:value-type="float" office:value="58.169699999999999" table:style-name="ce1">
            <text:p>58.1697</text:p>
          </table:table-cell>
          <table:table-cell table:style-name="ce1"/>
          <table:table-cell office:value-type="float" office:value="0" table:formula="of:=[.B473]*2*3.14/720" table:style-name="ce1">
            <text:p>0</text:p>
          </table:table-cell>
          <table:table-cell office:value-type="float" office:value="127" table:formula="of:=127*SIN([.Q473])+127" table:style-name="ce1">
            <text:p>127</text:p>
          </table:table-cell>
          <table:table-cell office:value-type="float" office:value="88.289051120018485" table:formula="of:=127*SIN([.Q473]+[.$P$2])+127" table:style-name="ce1">
            <text:p>88.28905112</text:p>
          </table:table-cell>
          <table:table-cell office:value-type="float" office:value="165.71094887998152" table:formula="of:=127*SIN([.Q47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071" table:style-name="ce1">
            <text:p>237.071</text:p>
          </table:table-cell>
          <table:table-cell office:value-type="float" office:value="58.386699999999998" table:style-name="ce1">
            <text:p>58.3867</text:p>
          </table:table-cell>
          <table:table-cell table:style-name="ce1"/>
          <table:table-cell office:value-type="float" office:value="0" table:formula="of:=[.B474]*2*3.14/720" table:style-name="ce1">
            <text:p>0</text:p>
          </table:table-cell>
          <table:table-cell office:value-type="float" office:value="127" table:formula="of:=127*SIN([.Q474])+127" table:style-name="ce1">
            <text:p>127</text:p>
          </table:table-cell>
          <table:table-cell office:value-type="float" office:value="88.289051120018485" table:formula="of:=127*SIN([.Q474]+[.$P$2])+127" table:style-name="ce1">
            <text:p>88.28905112</text:p>
          </table:table-cell>
          <table:table-cell office:value-type="float" office:value="165.71094887998152" table:formula="of:=127*SIN([.Q47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36199999999999" table:style-name="ce1">
            <text:p>237.362</text:p>
          </table:table-cell>
          <table:table-cell office:value-type="float" office:value="58.609000000000002" table:style-name="ce1">
            <text:p>58.609</text:p>
          </table:table-cell>
          <table:table-cell table:style-name="ce1"/>
          <table:table-cell office:value-type="float" office:value="0" table:formula="of:=[.B475]*2*3.14/720" table:style-name="ce1">
            <text:p>0</text:p>
          </table:table-cell>
          <table:table-cell office:value-type="float" office:value="127" table:formula="of:=127*SIN([.Q475])+127" table:style-name="ce1">
            <text:p>127</text:p>
          </table:table-cell>
          <table:table-cell office:value-type="float" office:value="88.289051120018485" table:formula="of:=127*SIN([.Q475]+[.$P$2])+127" table:style-name="ce1">
            <text:p>88.28905112</text:p>
          </table:table-cell>
          <table:table-cell office:value-type="float" office:value="165.71094887998152" table:formula="of:=127*SIN([.Q47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62" table:style-name="ce1">
            <text:p>237.62</text:p>
          </table:table-cell>
          <table:table-cell office:value-type="float" office:value="58.836599999999997" table:style-name="ce1">
            <text:p>58.8366</text:p>
          </table:table-cell>
          <table:table-cell table:style-name="ce1"/>
          <table:table-cell office:value-type="float" office:value="0" table:formula="of:=[.B476]*2*3.14/720" table:style-name="ce1">
            <text:p>0</text:p>
          </table:table-cell>
          <table:table-cell office:value-type="float" office:value="127" table:formula="of:=127*SIN([.Q476])+127" table:style-name="ce1">
            <text:p>127</text:p>
          </table:table-cell>
          <table:table-cell office:value-type="float" office:value="88.289051120018485" table:formula="of:=127*SIN([.Q476]+[.$P$2])+127" table:style-name="ce1">
            <text:p>88.28905112</text:p>
          </table:table-cell>
          <table:table-cell office:value-type="float" office:value="165.71094887998152" table:formula="of:=127*SIN([.Q47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84399999999999" table:style-name="ce1">
            <text:p>237.844</text:p>
          </table:table-cell>
          <table:table-cell office:value-type="float" office:value="59.069400000000002" table:style-name="ce1">
            <text:p>59.0694</text:p>
          </table:table-cell>
          <table:table-cell table:style-name="ce1"/>
          <table:table-cell office:value-type="float" office:value="0" table:formula="of:=[.B477]*2*3.14/720" table:style-name="ce1">
            <text:p>0</text:p>
          </table:table-cell>
          <table:table-cell office:value-type="float" office:value="127" table:formula="of:=127*SIN([.Q477])+127" table:style-name="ce1">
            <text:p>127</text:p>
          </table:table-cell>
          <table:table-cell office:value-type="float" office:value="88.289051120018485" table:formula="of:=127*SIN([.Q477]+[.$P$2])+127" table:style-name="ce1">
            <text:p>88.28905112</text:p>
          </table:table-cell>
          <table:table-cell office:value-type="float" office:value="165.71094887998152" table:formula="of:=127*SIN([.Q47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035" table:style-name="ce1">
            <text:p>238.035</text:p>
          </table:table-cell>
          <table:table-cell office:value-type="float" office:value="59.307499999999997" table:style-name="ce1">
            <text:p>59.3075</text:p>
          </table:table-cell>
          <table:table-cell table:style-name="ce1"/>
          <table:table-cell office:value-type="float" office:value="0" table:formula="of:=[.B478]*2*3.14/720" table:style-name="ce1">
            <text:p>0</text:p>
          </table:table-cell>
          <table:table-cell office:value-type="float" office:value="127" table:formula="of:=127*SIN([.Q478])+127" table:style-name="ce1">
            <text:p>127</text:p>
          </table:table-cell>
          <table:table-cell office:value-type="float" office:value="88.289051120018485" table:formula="of:=127*SIN([.Q478]+[.$P$2])+127" table:style-name="ce1">
            <text:p>88.28905112</text:p>
          </table:table-cell>
          <table:table-cell office:value-type="float" office:value="165.71094887998152" table:formula="of:=127*SIN([.Q47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19200000000001" table:style-name="ce1">
            <text:p>238.192</text:p>
          </table:table-cell>
          <table:table-cell office:value-type="float" office:value="59.550800000000002" table:style-name="ce1">
            <text:p>59.5508</text:p>
          </table:table-cell>
          <table:table-cell table:style-name="ce1"/>
          <table:table-cell office:value-type="float" office:value="0" table:formula="of:=[.B479]*2*3.14/720" table:style-name="ce1">
            <text:p>0</text:p>
          </table:table-cell>
          <table:table-cell office:value-type="float" office:value="127" table:formula="of:=127*SIN([.Q479])+127" table:style-name="ce1">
            <text:p>127</text:p>
          </table:table-cell>
          <table:table-cell office:value-type="float" office:value="88.289051120018485" table:formula="of:=127*SIN([.Q479]+[.$P$2])+127" table:style-name="ce1">
            <text:p>88.28905112</text:p>
          </table:table-cell>
          <table:table-cell office:value-type="float" office:value="165.71094887998152" table:formula="of:=127*SIN([.Q47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316" table:style-name="ce1">
            <text:p>238.316</text:p>
          </table:table-cell>
          <table:table-cell office:value-type="float" office:value="59.799300000000002" table:style-name="ce1">
            <text:p>59.7993</text:p>
          </table:table-cell>
          <table:table-cell table:style-name="ce1"/>
          <table:table-cell office:value-type="float" office:value="0" table:formula="of:=[.B480]*2*3.14/720" table:style-name="ce1">
            <text:p>0</text:p>
          </table:table-cell>
          <table:table-cell office:value-type="float" office:value="127" table:formula="of:=127*SIN([.Q480])+127" table:style-name="ce1">
            <text:p>127</text:p>
          </table:table-cell>
          <table:table-cell office:value-type="float" office:value="88.289051120018485" table:formula="of:=127*SIN([.Q480]+[.$P$2])+127" table:style-name="ce1">
            <text:p>88.28905112</text:p>
          </table:table-cell>
          <table:table-cell office:value-type="float" office:value="165.71094887998152" table:formula="of:=127*SIN([.Q48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40600000000001" table:style-name="ce1">
            <text:p>238.406</text:p>
          </table:table-cell>
          <table:table-cell office:value-type="float" office:value="60.052999999999997" table:style-name="ce1">
            <text:p>60.053</text:p>
          </table:table-cell>
          <table:table-cell table:style-name="ce1"/>
          <table:table-cell office:value-type="float" office:value="0" table:formula="of:=[.B481]*2*3.14/720" table:style-name="ce1">
            <text:p>0</text:p>
          </table:table-cell>
          <table:table-cell office:value-type="float" office:value="127" table:formula="of:=127*SIN([.Q481])+127" table:style-name="ce1">
            <text:p>127</text:p>
          </table:table-cell>
          <table:table-cell office:value-type="float" office:value="88.289051120018485" table:formula="of:=127*SIN([.Q481]+[.$P$2])+127" table:style-name="ce1">
            <text:p>88.28905112</text:p>
          </table:table-cell>
          <table:table-cell office:value-type="float" office:value="165.71094887998152" table:formula="of:=127*SIN([.Q48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46199999999999" table:style-name="ce1">
            <text:p>238.462</text:p>
          </table:table-cell>
          <table:table-cell office:value-type="float" office:value="60.311799999999998" table:style-name="ce1">
            <text:p>60.3118</text:p>
          </table:table-cell>
          <table:table-cell table:style-name="ce1"/>
          <table:table-cell office:value-type="float" office:value="0" table:formula="of:=[.B482]*2*3.14/720" table:style-name="ce1">
            <text:p>0</text:p>
          </table:table-cell>
          <table:table-cell office:value-type="float" office:value="127" table:formula="of:=127*SIN([.Q482])+127" table:style-name="ce1">
            <text:p>127</text:p>
          </table:table-cell>
          <table:table-cell office:value-type="float" office:value="88.289051120018485" table:formula="of:=127*SIN([.Q482]+[.$P$2])+127" table:style-name="ce1">
            <text:p>88.28905112</text:p>
          </table:table-cell>
          <table:table-cell office:value-type="float" office:value="165.71094887998152" table:formula="of:=127*SIN([.Q48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48500000000001" table:style-name="ce1">
            <text:p>238.485</text:p>
          </table:table-cell>
          <table:table-cell office:value-type="float" office:value="60.575899999999997" table:style-name="ce1">
            <text:p>60.5759</text:p>
          </table:table-cell>
          <table:table-cell table:style-name="ce1"/>
          <table:table-cell office:value-type="float" office:value="0" table:formula="of:=[.B483]*2*3.14/720" table:style-name="ce1">
            <text:p>0</text:p>
          </table:table-cell>
          <table:table-cell office:value-type="float" office:value="127" table:formula="of:=127*SIN([.Q483])+127" table:style-name="ce1">
            <text:p>127</text:p>
          </table:table-cell>
          <table:table-cell office:value-type="float" office:value="88.289051120018485" table:formula="of:=127*SIN([.Q483]+[.$P$2])+127" table:style-name="ce1">
            <text:p>88.28905112</text:p>
          </table:table-cell>
          <table:table-cell office:value-type="float" office:value="165.71094887998152" table:formula="of:=127*SIN([.Q483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47499999999999" table:style-name="ce1">
            <text:p>238.475</text:p>
          </table:table-cell>
          <table:table-cell office:value-type="float" office:value="60.844999999999999" table:style-name="ce1">
            <text:p>60.845</text:p>
          </table:table-cell>
          <table:table-cell table:style-name="ce1"/>
          <table:table-cell office:value-type="float" office:value="0" table:formula="of:=[.B484]*2*3.14/720" table:style-name="ce1">
            <text:p>0</text:p>
          </table:table-cell>
          <table:table-cell office:value-type="float" office:value="127" table:formula="of:=127*SIN([.Q484])+127" table:style-name="ce1">
            <text:p>127</text:p>
          </table:table-cell>
          <table:table-cell office:value-type="float" office:value="88.289051120018485" table:formula="of:=127*SIN([.Q484]+[.$P$2])+127" table:style-name="ce1">
            <text:p>88.28905112</text:p>
          </table:table-cell>
          <table:table-cell office:value-type="float" office:value="165.71094887998152" table:formula="of:=127*SIN([.Q484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43" table:style-name="ce1">
            <text:p>238.43</text:p>
          </table:table-cell>
          <table:table-cell office:value-type="float" office:value="61.119300000000003" table:style-name="ce1">
            <text:p>61.1193</text:p>
          </table:table-cell>
          <table:table-cell table:style-name="ce1"/>
          <table:table-cell office:value-type="float" office:value="0" table:formula="of:=[.B485]*2*3.14/720" table:style-name="ce1">
            <text:p>0</text:p>
          </table:table-cell>
          <table:table-cell office:value-type="float" office:value="127" table:formula="of:=127*SIN([.Q485])+127" table:style-name="ce1">
            <text:p>127</text:p>
          </table:table-cell>
          <table:table-cell table:style-name="ce1"/>
          <table:table-cell office:value-type="float" office:value="165.71094887998152" table:formula="of:=127*SIN([.Q485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352" table:style-name="ce1">
            <text:p>238.352</text:p>
          </table:table-cell>
          <table:table-cell office:value-type="float" office:value="61.398600000000002" table:style-name="ce1">
            <text:p>61.3986</text:p>
          </table:table-cell>
          <table:table-cell table:style-name="ce1"/>
          <table:table-cell office:value-type="float" office:value="0" table:formula="of:=[.B486]*2*3.14/720" table:style-name="ce1">
            <text:p>0</text:p>
          </table:table-cell>
          <table:table-cell office:value-type="float" office:value="127" table:formula="of:=127*SIN([.Q486])+127" table:style-name="ce1">
            <text:p>127</text:p>
          </table:table-cell>
          <table:table-cell table:style-name="ce1"/>
          <table:table-cell office:value-type="float" office:value="165.71094887998152" table:formula="of:=127*SIN([.Q486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24100000000001" table:style-name="ce1">
            <text:p>238.241</text:p>
          </table:table-cell>
          <table:table-cell office:value-type="float" office:value="61.683" table:style-name="ce1">
            <text:p>61.683</text:p>
          </table:table-cell>
          <table:table-cell table:style-name="ce1"/>
          <table:table-cell office:value-type="float" office:value="0" table:formula="of:=[.B487]*2*3.14/720" table:style-name="ce1">
            <text:p>0</text:p>
          </table:table-cell>
          <table:table-cell office:value-type="float" office:value="127" table:formula="of:=127*SIN([.Q487])+127" table:style-name="ce1">
            <text:p>127</text:p>
          </table:table-cell>
          <table:table-cell table:style-name="ce1"/>
          <table:table-cell office:value-type="float" office:value="165.71094887998152" table:formula="of:=127*SIN([.Q487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8.096" table:style-name="ce1">
            <text:p>238.096</text:p>
          </table:table-cell>
          <table:table-cell office:value-type="float" office:value="61.9724" table:style-name="ce1">
            <text:p>61.9724</text:p>
          </table:table-cell>
          <table:table-cell table:style-name="ce1"/>
          <table:table-cell office:value-type="float" office:value="0" table:formula="of:=[.B488]*2*3.14/720" table:style-name="ce1">
            <text:p>0</text:p>
          </table:table-cell>
          <table:table-cell office:value-type="float" office:value="127" table:formula="of:=127*SIN([.Q488])+127" table:style-name="ce1">
            <text:p>127</text:p>
          </table:table-cell>
          <table:table-cell table:style-name="ce1"/>
          <table:table-cell office:value-type="float" office:value="165.71094887998152" table:formula="of:=127*SIN([.Q488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917" table:style-name="ce1">
            <text:p>237.917</text:p>
          </table:table-cell>
          <table:table-cell office:value-type="float" office:value="62.2669" table:style-name="ce1">
            <text:p>62.2669</text:p>
          </table:table-cell>
          <table:table-cell table:style-name="ce1"/>
          <table:table-cell office:value-type="float" office:value="0" table:formula="of:=[.B489]*2*3.14/720" table:style-name="ce1">
            <text:p>0</text:p>
          </table:table-cell>
          <table:table-cell office:value-type="float" office:value="127" table:formula="of:=127*SIN([.Q489])+127" table:style-name="ce1">
            <text:p>127</text:p>
          </table:table-cell>
          <table:table-cell table:style-name="ce1"/>
          <table:table-cell office:value-type="float" office:value="165.71094887998152" table:formula="of:=127*SIN([.Q489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70500000000001" table:style-name="ce1">
            <text:p>237.705</text:p>
          </table:table-cell>
          <table:table-cell office:value-type="float" office:value="62.566400000000002" table:style-name="ce1">
            <text:p>62.5664</text:p>
          </table:table-cell>
          <table:table-cell table:style-name="ce1"/>
          <table:table-cell office:value-type="float" office:value="0" table:formula="of:=[.B490]*2*3.14/720" table:style-name="ce1">
            <text:p>0</text:p>
          </table:table-cell>
          <table:table-cell office:value-type="float" office:value="127" table:formula="of:=127*SIN([.Q490])+127" table:style-name="ce1">
            <text:p>127</text:p>
          </table:table-cell>
          <table:table-cell table:style-name="ce1"/>
          <table:table-cell office:value-type="float" office:value="165.71094887998152" table:formula="of:=127*SIN([.Q490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46" table:style-name="ce1">
            <text:p>237.46</text:p>
          </table:table-cell>
          <table:table-cell office:value-type="float" office:value="62.870800000000003" table:style-name="ce1">
            <text:p>62.8708</text:p>
          </table:table-cell>
          <table:table-cell table:style-name="ce1"/>
          <table:table-cell office:value-type="float" office:value="0" table:formula="of:=[.B491]*2*3.14/720" table:style-name="ce1">
            <text:p>0</text:p>
          </table:table-cell>
          <table:table-cell office:value-type="float" office:value="127" table:formula="of:=127*SIN([.Q491])+127" table:style-name="ce1">
            <text:p>127</text:p>
          </table:table-cell>
          <table:table-cell table:style-name="ce1"/>
          <table:table-cell office:value-type="float" office:value="165.71094887998152" table:formula="of:=127*SIN([.Q491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7.18100000000001" table:style-name="ce1">
            <text:p>237.181</text:p>
          </table:table-cell>
          <table:table-cell office:value-type="float" office:value="63.180300000000003" table:style-name="ce1">
            <text:p>63.1803</text:p>
          </table:table-cell>
          <table:table-cell table:style-name="ce1"/>
          <table:table-cell office:value-type="float" office:value="0" table:formula="of:=[.B492]*2*3.14/720" table:style-name="ce1">
            <text:p>0</text:p>
          </table:table-cell>
          <table:table-cell office:value-type="float" office:value="127" table:formula="of:=127*SIN([.Q492])+127" table:style-name="ce1">
            <text:p>127</text:p>
          </table:table-cell>
          <table:table-cell table:style-name="ce1"/>
          <table:table-cell office:value-type="float" office:value="165.71094887998152" table:formula="of:=127*SIN([.Q492]-[.$P$2])+127" table:style-name="ce1">
            <text:p>165.7109489</text:p>
          </table:table-cell>
          <table:table-cell table:number-columns-repeated="16364"/>
        </table:table-row>
        <table:table-row table:style-name="ro2">
          <table:table-cell table:number-columns-repeated="13"/>
          <table:table-cell office:value-type="float" office:value="236.87" table:style-name="ce1">
            <text:p>236.87</text:p>
          </table:table-cell>
          <table:table-cell office:value-type="float" office:value="63.494599999999998" table:style-name="ce1">
            <text:p>63.4946</text:p>
          </table:table-cell>
          <table:table-cell table:style-name="ce1"/>
          <table:table-cell office:value-type="float" office:value="0" table:formula="of:=[.B493]*2*3.14/720" table:style-name="ce1">
            <text:p>0</text:p>
          </table:table-cell>
          <table:table-cell office:value-type="float" office:value="127" table:formula="of:=127*SIN([.Q493])+127" table:style-name="ce1">
            <text:p>127</text:p>
          </table:table-cell>
          <table:table-cell table:number-columns-repeated="16366" table:style-name="ce1"/>
        </table:table-row>
        <table:table-row table:style-name="ro2">
          <table:table-cell table:number-columns-repeated="13"/>
          <table:table-cell office:value-type="float" office:value="236.52500000000001" table:style-name="ce1">
            <text:p>236.525</text:p>
          </table:table-cell>
          <table:table-cell office:value-type="float" office:value="63.813800000000001" table:style-name="ce1">
            <text:p>63.8138</text:p>
          </table:table-cell>
          <table:table-cell table:style-name="ce1"/>
          <table:table-cell office:value-type="float" office:value="0" table:formula="of:=[.B494]*2*3.14/720" table:style-name="ce1">
            <text:p>0</text:p>
          </table:table-cell>
          <table:table-cell office:value-type="float" office:value="127" table:formula="of:=127*SIN([.Q494])+127" table:style-name="ce1">
            <text:p>127</text:p>
          </table:table-cell>
          <table:table-cell table:number-columns-repeated="16366" table:style-name="ce1"/>
        </table:table-row>
        <table:table-row table:style-name="ro2">
          <table:table-cell table:number-columns-repeated="13"/>
          <table:table-cell office:value-type="float" office:value="236.14699999999999" table:style-name="ce1">
            <text:p>236.147</text:p>
          </table:table-cell>
          <table:table-cell office:value-type="float" office:value="64.138000000000005" table:style-name="ce1">
            <text:p>64.138</text:p>
          </table:table-cell>
          <table:table-cell table:style-name="ce1"/>
          <table:table-cell office:value-type="float" office:value="0" table:formula="of:=[.B495]*2*3.14/720" table:style-name="ce1">
            <text:p>0</text:p>
          </table:table-cell>
          <table:table-cell office:value-type="float" office:value="127" table:formula="of:=127*SIN([.Q495])+127" table:style-name="ce1">
            <text:p>127</text:p>
          </table:table-cell>
          <table:table-cell table:number-columns-repeated="16366" table:style-name="ce1"/>
        </table:table-row>
        <table:table-row table:style-name="ro2">
          <table:table-cell table:number-columns-repeated="13"/>
          <table:table-cell office:value-type="float" office:value="235.73599999999999" table:style-name="ce1">
            <text:p>235.736</text:p>
          </table:table-cell>
          <table:table-cell office:value-type="float" office:value="64.466999999999999" table:style-name="ce1">
            <text:p>64.467</text:p>
          </table:table-cell>
          <table:table-cell table:style-name="ce1"/>
          <table:table-cell office:value-type="float" office:value="0" table:formula="of:=[.B496]*2*3.14/720" table:style-name="ce1">
            <text:p>0</text:p>
          </table:table-cell>
          <table:table-cell office:value-type="float" office:value="127" table:formula="of:=127*SIN([.Q496])+127" table:style-name="ce1">
            <text:p>127</text:p>
          </table:table-cell>
          <table:table-cell table:number-columns-repeated="16366" table:style-name="ce1"/>
        </table:table-row>
        <table:table-row table:style-name="ro2">
          <table:table-cell table:number-columns-repeated="13"/>
          <table:table-cell office:value-type="float" office:value="235.292" table:style-name="ce1">
            <text:p>235.292</text:p>
          </table:table-cell>
          <table:table-cell office:value-type="float" office:value="64.800799999999995" table:style-name="ce1">
            <text:p>64.8008</text:p>
          </table:table-cell>
          <table:table-cell table:style-name="ce1"/>
          <table:table-cell office:value-type="float" office:value="0" table:formula="of:=[.B497]*2*3.14/720" table:style-name="ce1">
            <text:p>0</text:p>
          </table:table-cell>
          <table:table-cell office:value-type="float" office:value="127" table:formula="of:=127*SIN([.Q497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34.815" table:style-name="ce1">
            <text:p>234.815</text:p>
          </table:table-cell>
          <table:table-cell office:value-type="float" office:value="65.139399999999995" table:style-name="ce1">
            <text:p>65.1394</text:p>
          </table:table-cell>
          <table:table-cell table:style-name="ce1"/>
          <table:table-cell office:value-type="float" office:value="0" table:formula="of:=[.B498]*2*3.14/720" table:style-name="ce1">
            <text:p>0</text:p>
          </table:table-cell>
          <table:table-cell office:value-type="float" office:value="127" table:formula="of:=127*SIN([.Q498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34.30699999999999" table:style-name="ce1">
            <text:p>234.307</text:p>
          </table:table-cell>
          <table:table-cell office:value-type="float" office:value="65.482799999999997" table:style-name="ce1">
            <text:p>65.4828</text:p>
          </table:table-cell>
          <table:table-cell table:style-name="ce1"/>
          <table:table-cell office:value-type="float" office:value="0" table:formula="of:=[.B499]*2*3.14/720" table:style-name="ce1">
            <text:p>0</text:p>
          </table:table-cell>
          <table:table-cell office:value-type="float" office:value="127" table:formula="of:=127*SIN([.Q499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33.76499999999999" table:style-name="ce1">
            <text:p>233.765</text:p>
          </table:table-cell>
          <table:table-cell office:value-type="float" office:value="65.831000000000003" table:style-name="ce1">
            <text:p>65.831</text:p>
          </table:table-cell>
          <table:table-cell table:style-name="ce1"/>
          <table:table-cell office:value-type="float" office:value="0" table:formula="of:=[.B500]*2*3.14/720" table:style-name="ce1">
            <text:p>0</text:p>
          </table:table-cell>
          <table:table-cell office:value-type="float" office:value="127" table:formula="of:=127*SIN([.Q500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33.19200000000001" table:style-name="ce1">
            <text:p>233.192</text:p>
          </table:table-cell>
          <table:table-cell office:value-type="float" office:value="66.183899999999994" table:style-name="ce1">
            <text:p>66.1839</text:p>
          </table:table-cell>
          <table:table-cell table:style-name="ce1"/>
          <table:table-cell office:value-type="float" office:value="0" table:formula="of:=[.B501]*2*3.14/720" table:style-name="ce1">
            <text:p>0</text:p>
          </table:table-cell>
          <table:table-cell office:value-type="float" office:value="127" table:formula="of:=127*SIN([.Q501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32.58600000000001" table:style-name="ce1">
            <text:p>232.586</text:p>
          </table:table-cell>
          <table:table-cell office:value-type="float" office:value="66.541499999999999" table:style-name="ce1">
            <text:p>66.5415</text:p>
          </table:table-cell>
          <table:table-cell table:style-name="ce1"/>
          <table:table-cell office:value-type="float" office:value="0" table:formula="of:=[.B502]*2*3.14/720" table:style-name="ce1">
            <text:p>0</text:p>
          </table:table-cell>
          <table:table-cell office:value-type="float" office:value="127" table:formula="of:=127*SIN([.Q502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31.94900000000001" table:style-name="ce1">
            <text:p>231.949</text:p>
          </table:table-cell>
          <table:table-cell office:value-type="float" office:value="66.903800000000004" table:style-name="ce1">
            <text:p>66.9038</text:p>
          </table:table-cell>
          <table:table-cell table:style-name="ce1"/>
          <table:table-cell office:value-type="float" office:value="0" table:formula="of:=[.B503]*2*3.14/720" table:style-name="ce1">
            <text:p>0</text:p>
          </table:table-cell>
          <table:table-cell office:value-type="float" office:value="127" table:formula="of:=127*SIN([.Q503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31.28" table:style-name="ce1">
            <text:p>231.28</text:p>
          </table:table-cell>
          <table:table-cell office:value-type="float" office:value="67.270700000000005" table:style-name="ce1">
            <text:p>67.2707</text:p>
          </table:table-cell>
          <table:table-cell table:style-name="ce1"/>
          <table:table-cell office:value-type="float" office:value="0" table:formula="of:=[.B504]*2*3.14/720" table:style-name="ce1">
            <text:p>0</text:p>
          </table:table-cell>
          <table:table-cell office:value-type="float" office:value="127" table:formula="of:=127*SIN([.Q504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30.58" table:style-name="ce1">
            <text:p>230.58</text:p>
          </table:table-cell>
          <table:table-cell office:value-type="float" office:value="67.642200000000003" table:style-name="ce1">
            <text:p>67.6422</text:p>
          </table:table-cell>
          <table:table-cell table:style-name="ce1"/>
          <table:table-cell office:value-type="float" office:value="0" table:formula="of:=[.B505]*2*3.14/720" table:style-name="ce1">
            <text:p>0</text:p>
          </table:table-cell>
          <table:table-cell office:value-type="float" office:value="127" table:formula="of:=127*SIN([.Q505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29.84800000000001" table:style-name="ce1">
            <text:p>229.848</text:p>
          </table:table-cell>
          <table:table-cell office:value-type="float" office:value="68.0184" table:style-name="ce1">
            <text:p>68.0184</text:p>
          </table:table-cell>
          <table:table-cell table:style-name="ce1"/>
          <table:table-cell office:value-type="float" office:value="0" table:formula="of:=[.B506]*2*3.14/720" table:style-name="ce1">
            <text:p>0</text:p>
          </table:table-cell>
          <table:table-cell office:value-type="float" office:value="127" table:formula="of:=127*SIN([.Q506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29.08600000000001" table:style-name="ce1">
            <text:p>229.086</text:p>
          </table:table-cell>
          <table:table-cell office:value-type="float" office:value="68.399100000000004" table:style-name="ce1">
            <text:p>68.3991</text:p>
          </table:table-cell>
          <table:table-cell table:style-name="ce1"/>
          <table:table-cell office:value-type="float" office:value="0" table:formula="of:=[.B507]*2*3.14/720" table:style-name="ce1">
            <text:p>0</text:p>
          </table:table-cell>
          <table:table-cell office:value-type="float" office:value="127" table:formula="of:=127*SIN([.Q507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28.29300000000001" table:style-name="ce1">
            <text:p>228.293</text:p>
          </table:table-cell>
          <table:table-cell office:value-type="float" office:value="68.784300000000002" table:style-name="ce1">
            <text:p>68.7843</text:p>
          </table:table-cell>
          <table:table-cell table:style-name="ce1"/>
          <table:table-cell office:value-type="float" office:value="0" table:formula="of:=[.B508]*2*3.14/720" table:style-name="ce1">
            <text:p>0</text:p>
          </table:table-cell>
          <table:table-cell office:value-type="float" office:value="127" table:formula="of:=127*SIN([.Q508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27.46899999999999" table:style-name="ce1">
            <text:p>227.469</text:p>
          </table:table-cell>
          <table:table-cell office:value-type="float" office:value="69.174000000000007" table:style-name="ce1">
            <text:p>69.174</text:p>
          </table:table-cell>
          <table:table-cell table:style-name="ce1"/>
          <table:table-cell office:value-type="float" office:value="0" table:formula="of:=[.B509]*2*3.14/720" table:style-name="ce1">
            <text:p>0</text:p>
          </table:table-cell>
          <table:table-cell office:value-type="float" office:value="127" table:formula="of:=127*SIN([.Q509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26.61500000000001" table:style-name="ce1">
            <text:p>226.615</text:p>
          </table:table-cell>
          <table:table-cell office:value-type="float" office:value="69.568200000000004" table:style-name="ce1">
            <text:p>69.5682</text:p>
          </table:table-cell>
          <table:table-cell table:style-name="ce1"/>
          <table:table-cell office:value-type="float" office:value="0" table:formula="of:=[.B510]*2*3.14/720" table:style-name="ce1">
            <text:p>0</text:p>
          </table:table-cell>
          <table:table-cell office:value-type="float" office:value="127" table:formula="of:=127*SIN([.Q510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25.73099999999999" table:style-name="ce1">
            <text:p>225.731</text:p>
          </table:table-cell>
          <table:table-cell office:value-type="float" office:value="69.966899999999995" table:style-name="ce1">
            <text:p>69.9669</text:p>
          </table:table-cell>
          <table:table-cell table:style-name="ce1"/>
          <table:table-cell office:value-type="float" office:value="0" table:formula="of:=[.B511]*2*3.14/720" table:style-name="ce1">
            <text:p>0</text:p>
          </table:table-cell>
          <table:table-cell office:value-type="float" office:value="127" table:formula="of:=127*SIN([.Q511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24.81700000000001" table:style-name="ce1">
            <text:p>224.817</text:p>
          </table:table-cell>
          <table:table-cell office:value-type="float" office:value="70.37" table:style-name="ce1">
            <text:p>70.37</text:p>
          </table:table-cell>
          <table:table-cell table:style-name="ce1"/>
          <table:table-cell office:value-type="float" office:value="0" table:formula="of:=[.B512]*2*3.14/720" table:style-name="ce1">
            <text:p>0</text:p>
          </table:table-cell>
          <table:table-cell office:value-type="float" office:value="127" table:formula="of:=127*SIN([.Q512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23.874" table:style-name="ce1">
            <text:p>223.874</text:p>
          </table:table-cell>
          <table:table-cell office:value-type="float" office:value="70.7774" table:style-name="ce1">
            <text:p>70.7774</text:p>
          </table:table-cell>
          <table:table-cell table:style-name="ce1"/>
          <table:table-cell office:value-type="float" office:value="0" table:formula="of:=[.B513]*2*3.14/720" table:style-name="ce1">
            <text:p>0</text:p>
          </table:table-cell>
          <table:table-cell office:value-type="float" office:value="127" table:formula="of:=127*SIN([.Q513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21.59" table:style-name="ce1">
            <text:p>221.59</text:p>
          </table:table-cell>
          <table:table-cell office:value-type="float" office:value="71.1892" table:style-name="ce1">
            <text:p>71.1892</text:p>
          </table:table-cell>
          <table:table-cell table:style-name="ce1"/>
          <table:table-cell office:value-type="float" office:value="0" table:formula="of:=[.B514]*2*3.14/720" table:style-name="ce1">
            <text:p>0</text:p>
          </table:table-cell>
          <table:table-cell office:value-type="float" office:value="127" table:formula="of:=127*SIN([.Q514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18.661" table:style-name="ce1">
            <text:p>218.661</text:p>
          </table:table-cell>
          <table:table-cell office:value-type="float" office:value="71.605400000000003" table:style-name="ce1">
            <text:p>71.6054</text:p>
          </table:table-cell>
          <table:table-cell table:style-name="ce1"/>
          <table:table-cell office:value-type="float" office:value="0" table:formula="of:=[.B515]*2*3.14/720" table:style-name="ce1">
            <text:p>0</text:p>
          </table:table-cell>
          <table:table-cell office:value-type="float" office:value="127" table:formula="of:=127*SIN([.Q515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15.70599999999999" table:style-name="ce1">
            <text:p>215.706</text:p>
          </table:table-cell>
          <table:table-cell office:value-type="float" office:value="72.025800000000004" table:style-name="ce1">
            <text:p>72.0258</text:p>
          </table:table-cell>
          <table:table-cell table:style-name="ce1"/>
          <table:table-cell office:value-type="float" office:value="0" table:formula="of:=[.B516]*2*3.14/720" table:style-name="ce1">
            <text:p>0</text:p>
          </table:table-cell>
          <table:table-cell office:value-type="float" office:value="127" table:formula="of:=127*SIN([.Q516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12.72300000000001" table:style-name="ce1">
            <text:p>212.723</text:p>
          </table:table-cell>
          <table:table-cell office:value-type="float" office:value="72.450500000000005" table:style-name="ce1">
            <text:p>72.4505</text:p>
          </table:table-cell>
          <table:table-cell table:style-name="ce1"/>
          <table:table-cell office:value-type="float" office:value="0" table:formula="of:=[.B517]*2*3.14/720" table:style-name="ce1">
            <text:p>0</text:p>
          </table:table-cell>
          <table:table-cell office:value-type="float" office:value="127" table:formula="of:=127*SIN([.Q517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09.715" table:style-name="ce1">
            <text:p>209.715</text:p>
          </table:table-cell>
          <table:table-cell office:value-type="float" office:value="72.879400000000004" table:style-name="ce1">
            <text:p>72.8794</text:p>
          </table:table-cell>
          <table:table-cell table:style-name="ce1"/>
          <table:table-cell office:value-type="float" office:value="0" table:formula="of:=[.B518]*2*3.14/720" table:style-name="ce1">
            <text:p>0</text:p>
          </table:table-cell>
          <table:table-cell office:value-type="float" office:value="127" table:formula="of:=127*SIN([.Q518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06.68199999999999" table:style-name="ce1">
            <text:p>206.682</text:p>
          </table:table-cell>
          <table:table-cell office:value-type="float" office:value="73.3125" table:style-name="ce1">
            <text:p>73.3125</text:p>
          </table:table-cell>
          <table:table-cell table:style-name="ce1"/>
          <table:table-cell office:value-type="float" office:value="0" table:formula="of:=[.B519]*2*3.14/720" table:style-name="ce1">
            <text:p>0</text:p>
          </table:table-cell>
          <table:table-cell office:value-type="float" office:value="127" table:formula="of:=127*SIN([.Q519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03.624" table:style-name="ce1">
            <text:p>203.624</text:p>
          </table:table-cell>
          <table:table-cell office:value-type="float" office:value="73.749700000000004" table:style-name="ce1">
            <text:p>73.7497</text:p>
          </table:table-cell>
          <table:table-cell table:style-name="ce1"/>
          <table:table-cell office:value-type="float" office:value="0" table:formula="of:=[.B520]*2*3.14/720" table:style-name="ce1">
            <text:p>0</text:p>
          </table:table-cell>
          <table:table-cell office:value-type="float" office:value="127" table:formula="of:=127*SIN([.Q520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200.54400000000001" table:style-name="ce1">
            <text:p>200.544</text:p>
          </table:table-cell>
          <table:table-cell office:value-type="float" office:value="74.191100000000006" table:style-name="ce1">
            <text:p>74.1911</text:p>
          </table:table-cell>
          <table:table-cell table:style-name="ce1"/>
          <table:table-cell office:value-type="float" office:value="0" table:formula="of:=[.B521]*2*3.14/720" table:style-name="ce1">
            <text:p>0</text:p>
          </table:table-cell>
          <table:table-cell office:value-type="float" office:value="127" table:formula="of:=127*SIN([.Q521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97.44200000000001" table:style-name="ce1">
            <text:p>197.442</text:p>
          </table:table-cell>
          <table:table-cell office:value-type="float" office:value="74.636600000000001" table:style-name="ce1">
            <text:p>74.6366</text:p>
          </table:table-cell>
          <table:table-cell table:style-name="ce1"/>
          <table:table-cell office:value-type="float" office:value="0" table:formula="of:=[.B522]*2*3.14/720" table:style-name="ce1">
            <text:p>0</text:p>
          </table:table-cell>
          <table:table-cell office:value-type="float" office:value="127" table:formula="of:=127*SIN([.Q522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94.31899999999999" table:style-name="ce1">
            <text:p>194.319</text:p>
          </table:table-cell>
          <table:table-cell office:value-type="float" office:value="75.086200000000005" table:style-name="ce1">
            <text:p>75.0862</text:p>
          </table:table-cell>
          <table:table-cell table:style-name="ce1"/>
          <table:table-cell office:value-type="float" office:value="0" table:formula="of:=[.B523]*2*3.14/720" table:style-name="ce1">
            <text:p>0</text:p>
          </table:table-cell>
          <table:table-cell office:value-type="float" office:value="127" table:formula="of:=127*SIN([.Q523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91.17500000000001" table:style-name="ce1">
            <text:p>191.175</text:p>
          </table:table-cell>
          <table:table-cell office:value-type="float" office:value="75.539699999999996" table:style-name="ce1">
            <text:p>75.5397</text:p>
          </table:table-cell>
          <table:table-cell table:style-name="ce1"/>
          <table:table-cell office:value-type="float" office:value="0" table:formula="of:=[.B524]*2*3.14/720" table:style-name="ce1">
            <text:p>0</text:p>
          </table:table-cell>
          <table:table-cell office:value-type="float" office:value="127" table:formula="of:=127*SIN([.Q524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88.012" table:style-name="ce1">
            <text:p>188.012</text:p>
          </table:table-cell>
          <table:table-cell office:value-type="float" office:value="75.997299999999996" table:style-name="ce1">
            <text:p>75.9973</text:p>
          </table:table-cell>
          <table:table-cell table:style-name="ce1"/>
          <table:table-cell office:value-type="float" office:value="0" table:formula="of:=[.B525]*2*3.14/720" table:style-name="ce1">
            <text:p>0</text:p>
          </table:table-cell>
          <table:table-cell office:value-type="float" office:value="127" table:formula="of:=127*SIN([.Q525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84.83099999999999" table:style-name="ce1">
            <text:p>184.831</text:p>
          </table:table-cell>
          <table:table-cell office:value-type="float" office:value="76.458799999999997" table:style-name="ce1">
            <text:p>76.4588</text:p>
          </table:table-cell>
          <table:table-cell table:style-name="ce1"/>
          <table:table-cell office:value-type="float" office:value="0" table:formula="of:=[.B526]*2*3.14/720" table:style-name="ce1">
            <text:p>0</text:p>
          </table:table-cell>
          <table:table-cell office:value-type="float" office:value="127" table:formula="of:=127*SIN([.Q526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81.63300000000001" table:style-name="ce1">
            <text:p>181.633</text:p>
          </table:table-cell>
          <table:table-cell office:value-type="float" office:value="76.924199999999999" table:style-name="ce1">
            <text:p>76.9242</text:p>
          </table:table-cell>
          <table:table-cell table:style-name="ce1"/>
          <table:table-cell office:value-type="float" office:value="0" table:formula="of:=[.B527]*2*3.14/720" table:style-name="ce1">
            <text:p>0</text:p>
          </table:table-cell>
          <table:table-cell office:value-type="float" office:value="127" table:formula="of:=127*SIN([.Q527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78.41800000000001" table:style-name="ce1">
            <text:p>178.418</text:p>
          </table:table-cell>
          <table:table-cell office:value-type="float" office:value="77.393600000000006" table:style-name="ce1">
            <text:p>77.3936</text:p>
          </table:table-cell>
          <table:table-cell table:style-name="ce1"/>
          <table:table-cell office:value-type="float" office:value="0" table:formula="of:=[.B528]*2*3.14/720" table:style-name="ce1">
            <text:p>0</text:p>
          </table:table-cell>
          <table:table-cell office:value-type="float" office:value="127" table:formula="of:=127*SIN([.Q528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75.18799999999999" table:style-name="ce1">
            <text:p>175.188</text:p>
          </table:table-cell>
          <table:table-cell office:value-type="float" office:value="77.866699999999994" table:style-name="ce1">
            <text:p>77.8667</text:p>
          </table:table-cell>
          <table:table-cell table:style-name="ce1"/>
          <table:table-cell office:value-type="float" office:value="0" table:formula="of:=[.B529]*2*3.14/720" table:style-name="ce1">
            <text:p>0</text:p>
          </table:table-cell>
          <table:table-cell office:value-type="float" office:value="127" table:formula="of:=127*SIN([.Q529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71.94399999999999" table:style-name="ce1">
            <text:p>171.944</text:p>
          </table:table-cell>
          <table:table-cell office:value-type="float" office:value="78.343699999999998" table:style-name="ce1">
            <text:p>78.3437</text:p>
          </table:table-cell>
          <table:table-cell table:style-name="ce1"/>
          <table:table-cell office:value-type="float" office:value="0" table:formula="of:=[.B530]*2*3.14/720" table:style-name="ce1">
            <text:p>0</text:p>
          </table:table-cell>
          <table:table-cell office:value-type="float" office:value="127" table:formula="of:=127*SIN([.Q530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68.68600000000001" table:style-name="ce1">
            <text:p>168.686</text:p>
          </table:table-cell>
          <table:table-cell office:value-type="float" office:value="78.8245" table:style-name="ce1">
            <text:p>78.8245</text:p>
          </table:table-cell>
          <table:table-cell table:style-name="ce1"/>
          <table:table-cell office:value-type="float" office:value="0" table:formula="of:=[.B531]*2*3.14/720" table:style-name="ce1">
            <text:p>0</text:p>
          </table:table-cell>
          <table:table-cell office:value-type="float" office:value="127" table:formula="of:=127*SIN([.Q531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65.416" table:style-name="ce1">
            <text:p>165.416</text:p>
          </table:table-cell>
          <table:table-cell office:value-type="float" office:value="79.308999999999997" table:style-name="ce1">
            <text:p>79.309</text:p>
          </table:table-cell>
          <table:table-cell table:style-name="ce1"/>
          <table:table-cell office:value-type="float" office:value="0" table:formula="of:=[.B532]*2*3.14/720" table:style-name="ce1">
            <text:p>0</text:p>
          </table:table-cell>
          <table:table-cell office:value-type="float" office:value="127" table:formula="of:=127*SIN([.Q532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62.13499999999999" table:style-name="ce1">
            <text:p>162.135</text:p>
          </table:table-cell>
          <table:table-cell office:value-type="float" office:value="79.797200000000004" table:style-name="ce1">
            <text:p>79.7972</text:p>
          </table:table-cell>
          <table:table-cell table:style-name="ce1"/>
          <table:table-cell office:value-type="float" office:value="0" table:formula="of:=[.B533]*2*3.14/720" table:style-name="ce1">
            <text:p>0</text:p>
          </table:table-cell>
          <table:table-cell office:value-type="float" office:value="127" table:formula="of:=127*SIN([.Q533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58.84299999999999" table:style-name="ce1">
            <text:p>158.843</text:p>
          </table:table-cell>
          <table:table-cell office:value-type="float" office:value="80.289100000000005" table:style-name="ce1">
            <text:p>80.2891</text:p>
          </table:table-cell>
          <table:table-cell table:style-name="ce1"/>
          <table:table-cell office:value-type="float" office:value="0" table:formula="of:=[.B534]*2*3.14/720" table:style-name="ce1">
            <text:p>0</text:p>
          </table:table-cell>
          <table:table-cell office:value-type="float" office:value="127" table:formula="of:=127*SIN([.Q534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55.542" table:style-name="ce1">
            <text:p>155.542</text:p>
          </table:table-cell>
          <table:table-cell office:value-type="float" office:value="80.784599999999998" table:style-name="ce1">
            <text:p>80.7846</text:p>
          </table:table-cell>
          <table:table-cell table:style-name="ce1"/>
          <table:table-cell office:value-type="float" office:value="0" table:formula="of:=[.B535]*2*3.14/720" table:style-name="ce1">
            <text:p>0</text:p>
          </table:table-cell>
          <table:table-cell office:value-type="float" office:value="127" table:formula="of:=127*SIN([.Q535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52.232" table:style-name="ce1">
            <text:p>152.232</text:p>
          </table:table-cell>
          <table:table-cell office:value-type="float" office:value="81.283699999999996" table:style-name="ce1">
            <text:p>81.2837</text:p>
          </table:table-cell>
          <table:table-cell table:style-name="ce1"/>
          <table:table-cell office:value-type="float" office:value="0" table:formula="of:=[.B536]*2*3.14/720" table:style-name="ce1">
            <text:p>0</text:p>
          </table:table-cell>
          <table:table-cell office:value-type="float" office:value="127" table:formula="of:=127*SIN([.Q536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48.91499999999999" table:style-name="ce1">
            <text:p>148.915</text:p>
          </table:table-cell>
          <table:table-cell office:value-type="float" office:value="81.786299999999997" table:style-name="ce1">
            <text:p>81.7863</text:p>
          </table:table-cell>
          <table:table-cell table:style-name="ce1"/>
          <table:table-cell office:value-type="float" office:value="0" table:formula="of:=[.B537]*2*3.14/720" table:style-name="ce1">
            <text:p>0</text:p>
          </table:table-cell>
          <table:table-cell office:value-type="float" office:value="127" table:formula="of:=127*SIN([.Q537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45.59200000000001" table:style-name="ce1">
            <text:p>145.592</text:p>
          </table:table-cell>
          <table:table-cell office:value-type="float" office:value="82.292500000000004" table:style-name="ce1">
            <text:p>82.2925</text:p>
          </table:table-cell>
          <table:table-cell table:style-name="ce1"/>
          <table:table-cell office:value-type="float" office:value="0" table:formula="of:=[.B538]*2*3.14/720" table:style-name="ce1">
            <text:p>0</text:p>
          </table:table-cell>
          <table:table-cell office:value-type="float" office:value="127" table:formula="of:=127*SIN([.Q538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42.26300000000001" table:style-name="ce1">
            <text:p>142.263</text:p>
          </table:table-cell>
          <table:table-cell office:value-type="float" office:value="82.802099999999996" table:style-name="ce1">
            <text:p>82.8021</text:p>
          </table:table-cell>
          <table:table-cell table:style-name="ce1"/>
          <table:table-cell office:value-type="float" office:value="0" table:formula="of:=[.B539]*2*3.14/720" table:style-name="ce1">
            <text:p>0</text:p>
          </table:table-cell>
          <table:table-cell office:value-type="float" office:value="127" table:formula="of:=127*SIN([.Q539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38.93" table:style-name="ce1">
            <text:p>138.93</text:p>
          </table:table-cell>
          <table:table-cell office:value-type="float" office:value="83.315200000000004" table:style-name="ce1">
            <text:p>83.3152</text:p>
          </table:table-cell>
          <table:table-cell table:style-name="ce1"/>
          <table:table-cell office:value-type="float" office:value="0" table:formula="of:=[.B540]*2*3.14/720" table:style-name="ce1">
            <text:p>0</text:p>
          </table:table-cell>
          <table:table-cell office:value-type="float" office:value="127" table:formula="of:=127*SIN([.Q540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35.59399999999999" table:style-name="ce1">
            <text:p>135.594</text:p>
          </table:table-cell>
          <table:table-cell office:value-type="float" office:value="83.831699999999998" table:style-name="ce1">
            <text:p>83.8317</text:p>
          </table:table-cell>
          <table:table-cell table:style-name="ce1"/>
          <table:table-cell office:value-type="float" office:value="0" table:formula="of:=[.B541]*2*3.14/720" table:style-name="ce1">
            <text:p>0</text:p>
          </table:table-cell>
          <table:table-cell office:value-type="float" office:value="127" table:formula="of:=127*SIN([.Q541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32.255" table:style-name="ce1">
            <text:p>132.255</text:p>
          </table:table-cell>
          <table:table-cell office:value-type="float" office:value="84.351500000000001" table:style-name="ce1">
            <text:p>84.3515</text:p>
          </table:table-cell>
          <table:table-cell table:style-name="ce1"/>
          <table:table-cell office:value-type="float" office:value="0" table:formula="of:=[.B542]*2*3.14/720" table:style-name="ce1">
            <text:p>0</text:p>
          </table:table-cell>
          <table:table-cell office:value-type="float" office:value="127" table:formula="of:=127*SIN([.Q542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28.91499999999999" table:style-name="ce1">
            <text:p>128.915</text:p>
          </table:table-cell>
          <table:table-cell office:value-type="float" office:value="84.874700000000004" table:style-name="ce1">
            <text:p>84.8747</text:p>
          </table:table-cell>
          <table:table-cell table:style-name="ce1"/>
          <table:table-cell office:value-type="float" office:value="0" table:formula="of:=[.B543]*2*3.14/720" table:style-name="ce1">
            <text:p>0</text:p>
          </table:table-cell>
          <table:table-cell office:value-type="float" office:value="127" table:formula="of:=127*SIN([.Q543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25.575" table:style-name="ce1">
            <text:p>125.575</text:p>
          </table:table-cell>
          <table:table-cell office:value-type="float" office:value="84.637699999999995" table:style-name="ce1">
            <text:p>84.6377</text:p>
          </table:table-cell>
          <table:table-cell table:style-name="ce1"/>
          <table:table-cell office:value-type="float" office:value="0" table:formula="of:=[.B544]*2*3.14/720" table:style-name="ce1">
            <text:p>0</text:p>
          </table:table-cell>
          <table:table-cell office:value-type="float" office:value="127" table:formula="of:=127*SIN([.Q544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22.235" table:style-name="ce1">
            <text:p>122.235</text:p>
          </table:table-cell>
          <table:table-cell office:value-type="float" office:value="84.116" table:style-name="ce1">
            <text:p>84.116</text:p>
          </table:table-cell>
          <table:table-cell table:style-name="ce1"/>
          <table:table-cell office:value-type="float" office:value="0" table:formula="of:=[.B545]*2*3.14/720" table:style-name="ce1">
            <text:p>0</text:p>
          </table:table-cell>
          <table:table-cell office:value-type="float" office:value="127" table:formula="of:=127*SIN([.Q545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18.89700000000001" table:style-name="ce1">
            <text:p>118.897</text:p>
          </table:table-cell>
          <table:table-cell office:value-type="float" office:value="83.597700000000003" table:style-name="ce1">
            <text:p>83.5977</text:p>
          </table:table-cell>
          <table:table-cell table:style-name="ce1"/>
          <table:table-cell office:value-type="float" office:value="0" table:formula="of:=[.B546]*2*3.14/720" table:style-name="ce1">
            <text:p>0</text:p>
          </table:table-cell>
          <table:table-cell office:value-type="float" office:value="127" table:formula="of:=127*SIN([.Q546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15.562" table:style-name="ce1">
            <text:p>115.562</text:p>
          </table:table-cell>
          <table:table-cell office:value-type="float" office:value="83.082800000000006" table:style-name="ce1">
            <text:p>83.0828</text:p>
          </table:table-cell>
          <table:table-cell table:style-name="ce1"/>
          <table:table-cell office:value-type="float" office:value="0" table:formula="of:=[.B547]*2*3.14/720" table:style-name="ce1">
            <text:p>0</text:p>
          </table:table-cell>
          <table:table-cell office:value-type="float" office:value="127" table:formula="of:=127*SIN([.Q547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12.23099999999999" table:style-name="ce1">
            <text:p>112.231</text:p>
          </table:table-cell>
          <table:table-cell office:value-type="float" office:value="82.571200000000005" table:style-name="ce1">
            <text:p>82.5712</text:p>
          </table:table-cell>
          <table:table-cell table:style-name="ce1"/>
          <table:table-cell office:value-type="float" office:value="0" table:formula="of:=[.B548]*2*3.14/720" table:style-name="ce1">
            <text:p>0</text:p>
          </table:table-cell>
          <table:table-cell office:value-type="float" office:value="127" table:formula="of:=127*SIN([.Q548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08.905" table:style-name="ce1">
            <text:p>108.905</text:p>
          </table:table-cell>
          <table:table-cell office:value-type="float" office:value="82.063199999999995" table:style-name="ce1">
            <text:p>82.0632</text:p>
          </table:table-cell>
          <table:table-cell table:style-name="ce1"/>
          <table:table-cell office:value-type="float" office:value="0" table:formula="of:=[.B549]*2*3.14/720" table:style-name="ce1">
            <text:p>0</text:p>
          </table:table-cell>
          <table:table-cell office:value-type="float" office:value="127" table:formula="of:=127*SIN([.Q549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05.584" table:style-name="ce1">
            <text:p>105.584</text:p>
          </table:table-cell>
          <table:table-cell office:value-type="float" office:value="81.558599999999998" table:style-name="ce1">
            <text:p>81.5586</text:p>
          </table:table-cell>
          <table:table-cell table:style-name="ce1"/>
          <table:table-cell office:value-type="float" office:value="0" table:formula="of:=[.B550]*2*3.14/720" table:style-name="ce1">
            <text:p>0</text:p>
          </table:table-cell>
          <table:table-cell office:value-type="float" office:value="127" table:formula="of:=127*SIN([.Q550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102.27" table:style-name="ce1">
            <text:p>102.27</text:p>
          </table:table-cell>
          <table:table-cell office:value-type="float" office:value="81.057500000000005" table:style-name="ce1">
            <text:p>81.0575</text:p>
          </table:table-cell>
          <table:table-cell table:style-name="ce1"/>
          <table:table-cell office:value-type="float" office:value="0" table:formula="of:=[.B551]*2*3.14/720" table:style-name="ce1">
            <text:p>0</text:p>
          </table:table-cell>
          <table:table-cell office:value-type="float" office:value="127" table:formula="of:=127*SIN([.Q551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98.964299999999994" table:style-name="ce1">
            <text:p>98.9643</text:p>
          </table:table-cell>
          <table:table-cell office:value-type="float" office:value="80.56" table:style-name="ce1">
            <text:p>80.56</text:p>
          </table:table-cell>
          <table:table-cell table:style-name="ce1"/>
          <table:table-cell office:value-type="float" office:value="0" table:formula="of:=[.B552]*2*3.14/720" table:style-name="ce1">
            <text:p>0</text:p>
          </table:table-cell>
          <table:table-cell office:value-type="float" office:value="127" table:formula="of:=127*SIN([.Q552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95.667199999999994" table:style-name="ce1">
            <text:p>95.6672</text:p>
          </table:table-cell>
          <table:table-cell office:value-type="float" office:value="80.066199999999995" table:style-name="ce1">
            <text:p>80.0662</text:p>
          </table:table-cell>
          <table:table-cell table:style-name="ce1"/>
          <table:table-cell office:value-type="float" office:value="0" table:formula="of:=[.B553]*2*3.14/720" table:style-name="ce1">
            <text:p>0</text:p>
          </table:table-cell>
          <table:table-cell office:value-type="float" office:value="127" table:formula="of:=127*SIN([.Q553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92.379900000000006" table:style-name="ce1">
            <text:p>92.3799</text:p>
          </table:table-cell>
          <table:table-cell office:value-type="float" office:value="79.575999999999993" table:style-name="ce1">
            <text:p>79.576</text:p>
          </table:table-cell>
          <table:table-cell table:style-name="ce1"/>
          <table:table-cell office:value-type="float" office:value="0" table:formula="of:=[.B554]*2*3.14/720" table:style-name="ce1">
            <text:p>0</text:p>
          </table:table-cell>
          <table:table-cell office:value-type="float" office:value="127" table:formula="of:=127*SIN([.Q554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89.103399999999993" table:style-name="ce1">
            <text:p>89.1034</text:p>
          </table:table-cell>
          <table:table-cell office:value-type="float" office:value="79.089399999999998" table:style-name="ce1">
            <text:p>79.0894</text:p>
          </table:table-cell>
          <table:table-cell table:style-name="ce1"/>
          <table:table-cell office:value-type="float" office:value="0" table:formula="of:=[.B555]*2*3.14/720" table:style-name="ce1">
            <text:p>0</text:p>
          </table:table-cell>
          <table:table-cell office:value-type="float" office:value="127" table:formula="of:=127*SIN([.Q555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85.838800000000006" table:style-name="ce1">
            <text:p>85.8388</text:p>
          </table:table-cell>
          <table:table-cell office:value-type="float" office:value="78.6066" table:style-name="ce1">
            <text:p>78.6066</text:p>
          </table:table-cell>
          <table:table-cell table:style-name="ce1"/>
          <table:table-cell office:value-type="float" office:value="0" table:formula="of:=[.B556]*2*3.14/720" table:style-name="ce1">
            <text:p>0</text:p>
          </table:table-cell>
          <table:table-cell office:value-type="float" office:value="127" table:formula="of:=127*SIN([.Q556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82.587000000000003" table:style-name="ce1">
            <text:p>82.587</text:p>
          </table:table-cell>
          <table:table-cell office:value-type="float" office:value="78.127499999999998" table:style-name="ce1">
            <text:p>78.1275</text:p>
          </table:table-cell>
          <table:table-cell table:style-name="ce1"/>
          <table:table-cell office:value-type="float" office:value="0" table:formula="of:=[.B557]*2*3.14/720" table:style-name="ce1">
            <text:p>0</text:p>
          </table:table-cell>
          <table:table-cell office:value-type="float" office:value="127" table:formula="of:=127*SIN([.Q557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79.349100000000007" table:style-name="ce1">
            <text:p>79.3491</text:p>
          </table:table-cell>
          <table:table-cell office:value-type="float" office:value="77.652299999999997" table:style-name="ce1">
            <text:p>77.6523</text:p>
          </table:table-cell>
          <table:table-cell table:style-name="ce1"/>
          <table:table-cell office:value-type="float" office:value="0" table:formula="of:=[.B558]*2*3.14/720" table:style-name="ce1">
            <text:p>0</text:p>
          </table:table-cell>
          <table:table-cell office:value-type="float" office:value="127" table:formula="of:=127*SIN([.Q558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76.125900000000001" table:style-name="ce1">
            <text:p>76.1259</text:p>
          </table:table-cell>
          <table:table-cell office:value-type="float" office:value="77.180800000000005" table:style-name="ce1">
            <text:p>77.1808</text:p>
          </table:table-cell>
          <table:table-cell table:style-name="ce1"/>
          <table:table-cell office:value-type="float" office:value="0" table:formula="of:=[.B559]*2*3.14/720" table:style-name="ce1">
            <text:p>0</text:p>
          </table:table-cell>
          <table:table-cell office:value-type="float" office:value="127" table:formula="of:=127*SIN([.Q559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72.918499999999995" table:style-name="ce1">
            <text:p>72.9185</text:p>
          </table:table-cell>
          <table:table-cell office:value-type="float" office:value="76.713300000000004" table:style-name="ce1">
            <text:p>76.7133</text:p>
          </table:table-cell>
          <table:table-cell table:style-name="ce1"/>
          <table:table-cell office:value-type="float" office:value="0" table:formula="of:=[.B560]*2*3.14/720" table:style-name="ce1">
            <text:p>0</text:p>
          </table:table-cell>
          <table:table-cell office:value-type="float" office:value="127" table:formula="of:=127*SIN([.Q560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69.727900000000005" table:style-name="ce1">
            <text:p>69.7279</text:p>
          </table:table-cell>
          <table:table-cell office:value-type="float" office:value="76.249600000000001" table:style-name="ce1">
            <text:p>76.2496</text:p>
          </table:table-cell>
          <table:table-cell table:style-name="ce1"/>
          <table:table-cell office:value-type="float" office:value="0" table:formula="of:=[.B561]*2*3.14/720" table:style-name="ce1">
            <text:p>0</text:p>
          </table:table-cell>
          <table:table-cell office:value-type="float" office:value="127" table:formula="of:=127*SIN([.Q561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66.555099999999996" table:style-name="ce1">
            <text:p>66.5551</text:p>
          </table:table-cell>
          <table:table-cell office:value-type="float" office:value="75.789900000000003" table:style-name="ce1">
            <text:p>75.7899</text:p>
          </table:table-cell>
          <table:table-cell table:style-name="ce1"/>
          <table:table-cell office:value-type="float" office:value="0" table:formula="of:=[.B562]*2*3.14/720" table:style-name="ce1">
            <text:p>0</text:p>
          </table:table-cell>
          <table:table-cell office:value-type="float" office:value="127" table:formula="of:=127*SIN([.Q562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63.4009" table:style-name="ce1">
            <text:p>63.4009</text:p>
          </table:table-cell>
          <table:table-cell office:value-type="float" office:value="75.334100000000007" table:style-name="ce1">
            <text:p>75.3341</text:p>
          </table:table-cell>
          <table:table-cell table:style-name="ce1"/>
          <table:table-cell office:value-type="float" office:value="0" table:formula="of:=[.B563]*2*3.14/720" table:style-name="ce1">
            <text:p>0</text:p>
          </table:table-cell>
          <table:table-cell office:value-type="float" office:value="127" table:formula="of:=127*SIN([.Q563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60.266300000000001" table:style-name="ce1">
            <text:p>60.2663</text:p>
          </table:table-cell>
          <table:table-cell office:value-type="float" office:value="74.882400000000004" table:style-name="ce1">
            <text:p>74.8824</text:p>
          </table:table-cell>
          <table:table-cell table:style-name="ce1"/>
          <table:table-cell office:value-type="float" office:value="0" table:formula="of:=[.B564]*2*3.14/720" table:style-name="ce1">
            <text:p>0</text:p>
          </table:table-cell>
          <table:table-cell office:value-type="float" office:value="127" table:formula="of:=127*SIN([.Q564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57.1524" table:style-name="ce1">
            <text:p>57.1524</text:p>
          </table:table-cell>
          <table:table-cell office:value-type="float" office:value="74.434700000000007" table:style-name="ce1">
            <text:p>74.4347</text:p>
          </table:table-cell>
          <table:table-cell table:style-name="ce1"/>
          <table:table-cell office:value-type="float" office:value="0" table:formula="of:=[.B565]*2*3.14/720" table:style-name="ce1">
            <text:p>0</text:p>
          </table:table-cell>
          <table:table-cell office:value-type="float" office:value="127" table:formula="of:=127*SIN([.Q565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54.060099999999998" table:style-name="ce1">
            <text:p>54.0601</text:p>
          </table:table-cell>
          <table:table-cell office:value-type="float" office:value="73.991" table:style-name="ce1">
            <text:p>73.991</text:p>
          </table:table-cell>
          <table:table-cell table:style-name="ce1"/>
          <table:table-cell office:value-type="float" office:value="0" table:formula="of:=[.B566]*2*3.14/720" table:style-name="ce1">
            <text:p>0</text:p>
          </table:table-cell>
          <table:table-cell office:value-type="float" office:value="127" table:formula="of:=127*SIN([.Q566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50.990200000000002" table:style-name="ce1">
            <text:p>50.9902</text:p>
          </table:table-cell>
          <table:table-cell office:value-type="float" office:value="73.551500000000004" table:style-name="ce1">
            <text:p>73.5515</text:p>
          </table:table-cell>
          <table:table-cell table:style-name="ce1"/>
          <table:table-cell office:value-type="float" office:value="0" table:formula="of:=[.B567]*2*3.14/720" table:style-name="ce1">
            <text:p>0</text:p>
          </table:table-cell>
          <table:table-cell office:value-type="float" office:value="127" table:formula="of:=127*SIN([.Q567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47.943800000000003" table:style-name="ce1">
            <text:p>47.9438</text:p>
          </table:table-cell>
          <table:table-cell office:value-type="float" office:value="73.116100000000003" table:style-name="ce1">
            <text:p>73.1161</text:p>
          </table:table-cell>
          <table:table-cell table:style-name="ce1"/>
          <table:table-cell office:value-type="float" office:value="0" table:formula="of:=[.B568]*2*3.14/720" table:style-name="ce1">
            <text:p>0</text:p>
          </table:table-cell>
          <table:table-cell office:value-type="float" office:value="127" table:formula="of:=127*SIN([.Q568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44.921700000000001" table:style-name="ce1">
            <text:p>44.9217</text:p>
          </table:table-cell>
          <table:table-cell office:value-type="float" office:value="72.684899999999999" table:style-name="ce1">
            <text:p>72.6849</text:p>
          </table:table-cell>
          <table:table-cell table:style-name="ce1"/>
          <table:table-cell office:value-type="float" office:value="0" table:formula="of:=[.B569]*2*3.14/720" table:style-name="ce1">
            <text:p>0</text:p>
          </table:table-cell>
          <table:table-cell office:value-type="float" office:value="127" table:formula="of:=127*SIN([.Q569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41.924999999999997" table:style-name="ce1">
            <text:p>41.925</text:p>
          </table:table-cell>
          <table:table-cell office:value-type="float" office:value="72.257900000000006" table:style-name="ce1">
            <text:p>72.2579</text:p>
          </table:table-cell>
          <table:table-cell table:style-name="ce1"/>
          <table:table-cell office:value-type="float" office:value="0" table:formula="of:=[.B570]*2*3.14/720" table:style-name="ce1">
            <text:p>0</text:p>
          </table:table-cell>
          <table:table-cell office:value-type="float" office:value="127" table:formula="of:=127*SIN([.Q570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38.9544" table:style-name="ce1">
            <text:p>38.9544</text:p>
          </table:table-cell>
          <table:table-cell office:value-type="float" office:value="71.835099999999997" table:style-name="ce1">
            <text:p>71.8351</text:p>
          </table:table-cell>
          <table:table-cell table:style-name="ce1"/>
          <table:table-cell office:value-type="float" office:value="0" table:formula="of:=[.B571]*2*3.14/720" table:style-name="ce1">
            <text:p>0</text:p>
          </table:table-cell>
          <table:table-cell office:value-type="float" office:value="127" table:formula="of:=127*SIN([.Q571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36.010899999999999" table:style-name="ce1">
            <text:p>36.0109</text:p>
          </table:table-cell>
          <table:table-cell office:value-type="float" office:value="71.416700000000006" table:style-name="ce1">
            <text:p>71.4167</text:p>
          </table:table-cell>
          <table:table-cell table:style-name="ce1"/>
          <table:table-cell office:value-type="float" office:value="0" table:formula="of:=[.B572]*2*3.14/720" table:style-name="ce1">
            <text:p>0</text:p>
          </table:table-cell>
          <table:table-cell office:value-type="float" office:value="127" table:formula="of:=127*SIN([.Q572])+127" table:style-name="ce1">
            <text:p>127</text:p>
          </table:table-cell>
          <table:table-cell table:number-columns-repeated="16366"/>
        </table:table-row>
        <table:table-row table:style-name="ro2">
          <table:table-cell table:number-columns-repeated="13"/>
          <table:table-cell office:value-type="float" office:value="33.095399999999998" table:style-name="ce1">
            <text:p>33.0954</text:p>
          </table:table-cell>
          <table:table-cell office:value-type="float" office:value="71.002499999999998" table:style-name="ce1">
            <text:p>71.0025</text:p>
          </table:table-cell>
          <table:table-cell table:style-name="ce1"/>
          <table:table-cell office:value-type="float" office:value="0" table:formula="of:=[.B573]*2*3.14/720" table:style-name="ce1">
            <text:p>0</text:p>
          </table:table-cell>
          <table:table-cell table:number-columns-repeated="16367" table:style-name="ce1"/>
        </table:table-row>
        <table:table-row table:style-name="ro2">
          <table:table-cell table:number-columns-repeated="13"/>
          <table:table-cell office:value-type="float" office:value="31.696200000000001" table:style-name="ce1">
            <text:p>31.6962</text:p>
          </table:table-cell>
          <table:table-cell office:value-type="float" office:value="70.592600000000004" table:style-name="ce1">
            <text:p>70.5926</text:p>
          </table:table-cell>
          <table:table-cell table:style-name="ce1"/>
          <table:table-cell office:value-type="float" office:value="0" table:formula="of:=[.B574]*2*3.14/720" table:style-name="ce1">
            <text:p>0</text:p>
          </table:table-cell>
          <table:table-cell table:number-columns-repeated="16367" table:style-name="ce1"/>
        </table:table-row>
        <table:table-row table:style-name="ro2">
          <table:table-cell table:number-columns-repeated="13"/>
          <table:table-cell office:value-type="float" office:value="30.766200000000001" table:style-name="ce1">
            <text:p>30.7662</text:p>
          </table:table-cell>
          <table:table-cell office:value-type="float" office:value="70.187200000000004" table:style-name="ce1">
            <text:p>70.1872</text:p>
          </table:table-cell>
          <table:table-cell table:style-name="ce1"/>
          <table:table-cell office:value-type="float" office:value="0" table:formula="of:=[.B575]*2*3.14/720" table:style-name="ce1">
            <text:p>0</text:p>
          </table:table-cell>
          <table:table-cell table:number-columns-repeated="16367" table:style-name="ce1"/>
        </table:table-row>
        <table:table-row table:style-name="ro2">
          <table:table-cell table:number-columns-repeated="13"/>
          <table:table-cell office:value-type="float" office:value="29.8658" table:style-name="ce1">
            <text:p>29.8658</text:p>
          </table:table-cell>
          <table:table-cell office:value-type="float" office:value="69.786100000000005" table:style-name="ce1">
            <text:p>69.7861</text:p>
          </table:table-cell>
          <table:table-cell table:style-name="ce1"/>
          <table:table-cell office:value-type="float" office:value="0" table:formula="of:=[.B576]*2*3.14/720" table:style-name="ce1">
            <text:p>0</text:p>
          </table:table-cell>
          <table:table-cell table:number-columns-repeated="16367" table:style-name="ce1"/>
        </table:table-row>
        <table:table-row table:style-name="ro2">
          <table:table-cell table:number-columns-repeated="13"/>
          <table:table-cell office:value-type="float" office:value="28.995200000000001" table:style-name="ce1">
            <text:p>28.9952</text:p>
          </table:table-cell>
          <table:table-cell office:value-type="float" office:value="69.389399999999995" table:style-name="ce1">
            <text:p>69.3894</text:p>
          </table:table-cell>
          <table:table-cell table:style-name="ce1"/>
          <table:table-cell office:value-type="float" office:value="0" table:formula="of:=[.B57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8.154800000000002" table:style-name="ce1">
            <text:p>28.1548</text:p>
          </table:table-cell>
          <table:table-cell office:value-type="float" office:value="68.997200000000007" table:style-name="ce1">
            <text:p>68.9972</text:p>
          </table:table-cell>
          <table:table-cell table:style-name="ce1"/>
          <table:table-cell office:value-type="float" office:value="0" table:formula="of:=[.B57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7.344799999999999" table:style-name="ce1">
            <text:p>27.3448</text:p>
          </table:table-cell>
          <table:table-cell office:value-type="float" office:value="68.609499999999997" table:style-name="ce1">
            <text:p>68.6095</text:p>
          </table:table-cell>
          <table:table-cell table:style-name="ce1"/>
          <table:table-cell office:value-type="float" office:value="0" table:formula="of:=[.B57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6.5654" table:style-name="ce1">
            <text:p>26.5654</text:p>
          </table:table-cell>
          <table:table-cell office:value-type="float" office:value="68.226299999999995" table:style-name="ce1">
            <text:p>68.2263</text:p>
          </table:table-cell>
          <table:table-cell table:style-name="ce1"/>
          <table:table-cell office:value-type="float" office:value="0" table:formula="of:=[.B58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5.8169" table:style-name="ce1">
            <text:p>25.8169</text:p>
          </table:table-cell>
          <table:table-cell office:value-type="float" office:value="67.847700000000003" table:style-name="ce1">
            <text:p>67.8477</text:p>
          </table:table-cell>
          <table:table-cell table:style-name="ce1"/>
          <table:table-cell office:value-type="float" office:value="0" table:formula="of:=[.B58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5.099399999999999" table:style-name="ce1">
            <text:p>25.0994</text:p>
          </table:table-cell>
          <table:table-cell office:value-type="float" office:value="67.473600000000005" table:style-name="ce1">
            <text:p>67.4736</text:p>
          </table:table-cell>
          <table:table-cell table:style-name="ce1"/>
          <table:table-cell office:value-type="float" office:value="0" table:formula="of:=[.B58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4.4133" table:style-name="ce1">
            <text:p>24.4133</text:p>
          </table:table-cell>
          <table:table-cell office:value-type="float" office:value="67.104200000000006" table:style-name="ce1">
            <text:p>67.1042</text:p>
          </table:table-cell>
          <table:table-cell table:style-name="ce1"/>
          <table:table-cell office:value-type="float" office:value="0" table:formula="of:=[.B58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3.758700000000001" table:style-name="ce1">
            <text:p>23.7587</text:p>
          </table:table-cell>
          <table:table-cell office:value-type="float" office:value="66.739400000000003" table:style-name="ce1">
            <text:p>66.7394</text:p>
          </table:table-cell>
          <table:table-cell table:style-name="ce1"/>
          <table:table-cell office:value-type="float" office:value="0" table:formula="of:=[.B58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3.1358" table:style-name="ce1">
            <text:p>23.1358</text:p>
          </table:table-cell>
          <table:table-cell office:value-type="float" office:value="66.379199999999997" table:style-name="ce1">
            <text:p>66.3792</text:p>
          </table:table-cell>
          <table:table-cell table:style-name="ce1"/>
          <table:table-cell office:value-type="float" office:value="0" table:formula="of:=[.B58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2.544799999999999" table:style-name="ce1">
            <text:p>22.5448</text:p>
          </table:table-cell>
          <table:table-cell office:value-type="float" office:value="66.023700000000005" table:style-name="ce1">
            <text:p>66.0237</text:p>
          </table:table-cell>
          <table:table-cell table:style-name="ce1"/>
          <table:table-cell office:value-type="float" office:value="0" table:formula="of:=[.B58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1.985900000000001" table:style-name="ce1">
            <text:p>21.9859</text:p>
          </table:table-cell>
          <table:table-cell office:value-type="float" office:value="65.673000000000002" table:style-name="ce1">
            <text:p>65.673</text:p>
          </table:table-cell>
          <table:table-cell table:style-name="ce1"/>
          <table:table-cell office:value-type="float" office:value="0" table:formula="of:=[.B58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1.459299999999999" table:style-name="ce1">
            <text:p>21.4593</text:p>
          </table:table-cell>
          <table:table-cell office:value-type="float" office:value="65.326899999999995" table:style-name="ce1">
            <text:p>65.3269</text:p>
          </table:table-cell>
          <table:table-cell table:style-name="ce1"/>
          <table:table-cell office:value-type="float" office:value="0" table:formula="of:=[.B58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9651" table:style-name="ce1">
            <text:p>20.9651</text:p>
          </table:table-cell>
          <table:table-cell office:value-type="float" office:value="64.985699999999994" table:style-name="ce1">
            <text:p>64.9857</text:p>
          </table:table-cell>
          <table:table-cell table:style-name="ce1"/>
          <table:table-cell office:value-type="float" office:value="0" table:formula="of:=[.B58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503499999999999" table:style-name="ce1">
            <text:p>20.5035</text:p>
          </table:table-cell>
          <table:table-cell office:value-type="float" office:value="64.649199999999993" table:style-name="ce1">
            <text:p>64.6492</text:p>
          </table:table-cell>
          <table:table-cell table:style-name="ce1"/>
          <table:table-cell office:value-type="float" office:value="0" table:formula="of:=[.B59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0745" table:style-name="ce1">
            <text:p>20.0745</text:p>
          </table:table-cell>
          <table:table-cell office:value-type="float" office:value="64.317599999999999" table:style-name="ce1">
            <text:p>64.3176</text:p>
          </table:table-cell>
          <table:table-cell table:style-name="ce1"/>
          <table:table-cell office:value-type="float" office:value="0" table:formula="of:=[.B59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6785" table:style-name="ce1">
            <text:p>19.6785</text:p>
          </table:table-cell>
          <table:table-cell office:value-type="float" office:value="63.9908" table:style-name="ce1">
            <text:p>63.9908</text:p>
          </table:table-cell>
          <table:table-cell table:style-name="ce1"/>
          <table:table-cell office:value-type="float" office:value="0" table:formula="of:=[.B59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315300000000001" table:style-name="ce1">
            <text:p>19.3153</text:p>
          </table:table-cell>
          <table:table-cell office:value-type="float" office:value="63.668900000000001" table:style-name="ce1">
            <text:p>63.6689</text:p>
          </table:table-cell>
          <table:table-cell table:style-name="ce1"/>
          <table:table-cell office:value-type="float" office:value="0" table:formula="of:=[.B59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985299999999999" table:style-name="ce1">
            <text:p>18.9853</text:p>
          </table:table-cell>
          <table:table-cell office:value-type="float" office:value="63.351799999999997" table:style-name="ce1">
            <text:p>63.3518</text:p>
          </table:table-cell>
          <table:table-cell table:style-name="ce1"/>
          <table:table-cell office:value-type="float" office:value="0" table:formula="of:=[.B59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688400000000001" table:style-name="ce1">
            <text:p>18.6884</text:p>
          </table:table-cell>
          <table:table-cell office:value-type="float" office:value="63.039700000000003" table:style-name="ce1">
            <text:p>63.0397</text:p>
          </table:table-cell>
          <table:table-cell table:style-name="ce1"/>
          <table:table-cell office:value-type="float" office:value="0" table:formula="of:=[.B59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424800000000001" table:style-name="ce1">
            <text:p>18.4248</text:p>
          </table:table-cell>
          <table:table-cell office:value-type="float" office:value="62.732599999999998" table:style-name="ce1">
            <text:p>62.7326</text:p>
          </table:table-cell>
          <table:table-cell table:style-name="ce1"/>
          <table:table-cell office:value-type="float" office:value="0" table:formula="of:=[.B59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194500000000001" table:style-name="ce1">
            <text:p>18.1945</text:p>
          </table:table-cell>
          <table:table-cell office:value-type="float" office:value="62.430399999999999" table:style-name="ce1">
            <text:p>62.4304</text:p>
          </table:table-cell>
          <table:table-cell table:style-name="ce1"/>
          <table:table-cell office:value-type="float" office:value="0" table:formula="of:=[.B59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997699999999998" table:style-name="ce1">
            <text:p>17.9977</text:p>
          </table:table-cell>
          <table:table-cell office:value-type="float" office:value="62.133099999999999" table:style-name="ce1">
            <text:p>62.1331</text:p>
          </table:table-cell>
          <table:table-cell table:style-name="ce1"/>
          <table:table-cell office:value-type="float" office:value="0" table:formula="of:=[.B59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834299999999999" table:style-name="ce1">
            <text:p>17.8343</text:p>
          </table:table-cell>
          <table:table-cell office:value-type="float" office:value="61.840899999999998" table:style-name="ce1">
            <text:p>61.8409</text:p>
          </table:table-cell>
          <table:table-cell table:style-name="ce1"/>
          <table:table-cell office:value-type="float" office:value="0" table:formula="of:=[.B59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704499999999999" table:style-name="ce1">
            <text:p>17.7045</text:p>
          </table:table-cell>
          <table:table-cell office:value-type="float" office:value="61.553800000000003" table:style-name="ce1">
            <text:p>61.5538</text:p>
          </table:table-cell>
          <table:table-cell table:style-name="ce1"/>
          <table:table-cell office:value-type="float" office:value="0" table:formula="of:=[.B60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6082" table:style-name="ce1">
            <text:p>17.6082</text:p>
          </table:table-cell>
          <table:table-cell office:value-type="float" office:value="61.271599999999999" table:style-name="ce1">
            <text:p>61.2716</text:p>
          </table:table-cell>
          <table:table-cell table:style-name="ce1"/>
          <table:table-cell office:value-type="float" office:value="0" table:formula="of:=[.B60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545500000000001" table:style-name="ce1">
            <text:p>17.5455</text:p>
          </table:table-cell>
          <table:table-cell office:value-type="float" office:value="60.994599999999998" table:style-name="ce1">
            <text:p>60.9946</text:p>
          </table:table-cell>
          <table:table-cell table:style-name="ce1"/>
          <table:table-cell office:value-type="float" office:value="0" table:formula="of:=[.B60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516400000000001" table:style-name="ce1">
            <text:p>17.5164</text:p>
          </table:table-cell>
          <table:table-cell office:value-type="float" office:value="60.722700000000003" table:style-name="ce1">
            <text:p>60.7227</text:p>
          </table:table-cell>
          <table:table-cell table:style-name="ce1"/>
          <table:table-cell office:value-type="float" office:value="0" table:formula="of:=[.B60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520900000000001" table:style-name="ce1">
            <text:p>17.5209</text:p>
          </table:table-cell>
          <table:table-cell office:value-type="float" office:value="60.455800000000004" table:style-name="ce1">
            <text:p>60.4558</text:p>
          </table:table-cell>
          <table:table-cell table:style-name="ce1"/>
          <table:table-cell office:value-type="float" office:value="0" table:formula="of:=[.B60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559100000000001" table:style-name="ce1">
            <text:p>17.5591</text:p>
          </table:table-cell>
          <table:table-cell office:value-type="float" office:value="60.194099999999999" table:style-name="ce1">
            <text:p>60.1941</text:p>
          </table:table-cell>
          <table:table-cell table:style-name="ce1"/>
          <table:table-cell office:value-type="float" office:value="0" table:formula="of:=[.B60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630800000000001" table:style-name="ce1">
            <text:p>17.6308</text:p>
          </table:table-cell>
          <table:table-cell office:value-type="float" office:value="59.937600000000003" table:style-name="ce1">
            <text:p>59.9376</text:p>
          </table:table-cell>
          <table:table-cell table:style-name="ce1"/>
          <table:table-cell office:value-type="float" office:value="0" table:formula="of:=[.B60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7362" table:style-name="ce1">
            <text:p>17.7362</text:p>
          </table:table-cell>
          <table:table-cell office:value-type="float" office:value="59.686300000000003" table:style-name="ce1">
            <text:p>59.6863</text:p>
          </table:table-cell>
          <table:table-cell table:style-name="ce1"/>
          <table:table-cell office:value-type="float" office:value="0" table:formula="of:=[.B60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8751" table:style-name="ce1">
            <text:p>17.8751</text:p>
          </table:table-cell>
          <table:table-cell office:value-type="float" office:value="59.440100000000001" table:style-name="ce1">
            <text:p>59.4401</text:p>
          </table:table-cell>
          <table:table-cell table:style-name="ce1"/>
          <table:table-cell office:value-type="float" office:value="0" table:formula="of:=[.B60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047499999999999" table:style-name="ce1">
            <text:p>18.0475</text:p>
          </table:table-cell>
          <table:table-cell office:value-type="float" office:value="59.199199999999998" table:style-name="ce1">
            <text:p>59.1992</text:p>
          </table:table-cell>
          <table:table-cell table:style-name="ce1"/>
          <table:table-cell office:value-type="float" office:value="0" table:formula="of:=[.B60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253299999999999" table:style-name="ce1">
            <text:p>18.2533</text:p>
          </table:table-cell>
          <table:table-cell office:value-type="float" office:value="58.963500000000003" table:style-name="ce1">
            <text:p>58.9635</text:p>
          </table:table-cell>
          <table:table-cell table:style-name="ce1"/>
          <table:table-cell office:value-type="float" office:value="0" table:formula="of:=[.B61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492599999999999" table:style-name="ce1">
            <text:p>18.4926</text:p>
          </table:table-cell>
          <table:table-cell office:value-type="float" office:value="58.732999999999997" table:style-name="ce1">
            <text:p>58.733</text:p>
          </table:table-cell>
          <table:table-cell table:style-name="ce1"/>
          <table:table-cell office:value-type="float" office:value="0" table:formula="of:=[.B61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7652" table:style-name="ce1">
            <text:p>18.7652</text:p>
          </table:table-cell>
          <table:table-cell office:value-type="float" office:value="58.507800000000003" table:style-name="ce1">
            <text:p>58.5078</text:p>
          </table:table-cell>
          <table:table-cell table:style-name="ce1"/>
          <table:table-cell office:value-type="float" office:value="0" table:formula="of:=[.B61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071000000000002" table:style-name="ce1">
            <text:p>19.071</text:p>
          </table:table-cell>
          <table:table-cell office:value-type="float" office:value="58.287999999999997" table:style-name="ce1">
            <text:p>58.288</text:p>
          </table:table-cell>
          <table:table-cell table:style-name="ce1"/>
          <table:table-cell office:value-type="float" office:value="0" table:formula="of:=[.B61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41" table:style-name="ce1">
            <text:p>19.41</text:p>
          </table:table-cell>
          <table:table-cell office:value-type="float" office:value="58.073399999999999" table:style-name="ce1">
            <text:p>58.0734</text:p>
          </table:table-cell>
          <table:table-cell table:style-name="ce1"/>
          <table:table-cell office:value-type="float" office:value="0" table:formula="of:=[.B61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782" table:style-name="ce1">
            <text:p>19.782</text:p>
          </table:table-cell>
          <table:table-cell office:value-type="float" office:value="58.317999999999998" table:style-name="ce1">
            <text:p>58.318</text:p>
          </table:table-cell>
          <table:table-cell table:style-name="ce1"/>
          <table:table-cell office:value-type="float" office:value="0" table:formula="of:=[.B61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187000000000001" table:style-name="ce1">
            <text:p>20.187</text:p>
          </table:table-cell>
          <table:table-cell office:value-type="float" office:value="58.759700000000002" table:style-name="ce1">
            <text:p>58.7597</text:p>
          </table:table-cell>
          <table:table-cell table:style-name="ce1"/>
          <table:table-cell office:value-type="float" office:value="0" table:formula="of:=[.B61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624700000000001" table:style-name="ce1">
            <text:p>20.6247</text:p>
          </table:table-cell>
          <table:table-cell office:value-type="float" office:value="59.206699999999998" table:style-name="ce1">
            <text:p>59.2067</text:p>
          </table:table-cell>
          <table:table-cell table:style-name="ce1"/>
          <table:table-cell office:value-type="float" office:value="0" table:formula="of:=[.B61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1.095099999999999" table:style-name="ce1">
            <text:p>21.0951</text:p>
          </table:table-cell>
          <table:table-cell office:value-type="float" office:value="59.658900000000003" table:style-name="ce1">
            <text:p>59.6589</text:p>
          </table:table-cell>
          <table:table-cell table:style-name="ce1"/>
          <table:table-cell office:value-type="float" office:value="0" table:formula="of:=[.B61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1.598099999999999" table:style-name="ce1">
            <text:p>21.5981</text:p>
          </table:table-cell>
          <table:table-cell office:value-type="float" office:value="60.116300000000003" table:style-name="ce1">
            <text:p>60.1163</text:p>
          </table:table-cell>
          <table:table-cell table:style-name="ce1"/>
          <table:table-cell office:value-type="float" office:value="0" table:formula="of:=[.B61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2.133400000000002" table:style-name="ce1">
            <text:p>22.1334</text:p>
          </table:table-cell>
          <table:table-cell office:value-type="float" office:value="60.578899999999997" table:style-name="ce1">
            <text:p>60.5789</text:p>
          </table:table-cell>
          <table:table-cell table:style-name="ce1"/>
          <table:table-cell office:value-type="float" office:value="0" table:formula="of:=[.B62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2.701000000000001" table:style-name="ce1">
            <text:p>22.701</text:p>
          </table:table-cell>
          <table:table-cell office:value-type="float" office:value="61.046599999999998" table:style-name="ce1">
            <text:p>61.0466</text:p>
          </table:table-cell>
          <table:table-cell table:style-name="ce1"/>
          <table:table-cell office:value-type="float" office:value="0" table:formula="of:=[.B62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3.300599999999999" table:style-name="ce1">
            <text:p>23.3006</text:p>
          </table:table-cell>
          <table:table-cell office:value-type="float" office:value="61.519399999999997" table:style-name="ce1">
            <text:p>61.5194</text:p>
          </table:table-cell>
          <table:table-cell table:style-name="ce1"/>
          <table:table-cell office:value-type="float" office:value="0" table:formula="of:=[.B62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3.932099999999998" table:style-name="ce1">
            <text:p>23.9321</text:p>
          </table:table-cell>
          <table:table-cell office:value-type="float" office:value="61.997300000000003" table:style-name="ce1">
            <text:p>61.9973</text:p>
          </table:table-cell>
          <table:table-cell table:style-name="ce1"/>
          <table:table-cell office:value-type="float" office:value="0" table:formula="of:=[.B62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4.595199999999998" table:style-name="ce1">
            <text:p>24.5952</text:p>
          </table:table-cell>
          <table:table-cell office:value-type="float" office:value="62.480200000000004" table:style-name="ce1">
            <text:p>62.4802</text:p>
          </table:table-cell>
          <table:table-cell table:style-name="ce1"/>
          <table:table-cell office:value-type="float" office:value="0" table:formula="of:=[.B62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5.2898" table:style-name="ce1">
            <text:p>25.2898</text:p>
          </table:table-cell>
          <table:table-cell office:value-type="float" office:value="62.968000000000004" table:style-name="ce1">
            <text:p>62.968</text:p>
          </table:table-cell>
          <table:table-cell table:style-name="ce1"/>
          <table:table-cell office:value-type="float" office:value="0" table:formula="of:=[.B62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6.015599999999999" table:style-name="ce1">
            <text:p>26.0156</text:p>
          </table:table-cell>
          <table:table-cell office:value-type="float" office:value="63.460900000000002" table:style-name="ce1">
            <text:p>63.4609</text:p>
          </table:table-cell>
          <table:table-cell table:style-name="ce1"/>
          <table:table-cell office:value-type="float" office:value="0" table:formula="of:=[.B62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6.772500000000001" table:style-name="ce1">
            <text:p>26.7725</text:p>
          </table:table-cell>
          <table:table-cell office:value-type="float" office:value="63.958599999999997" table:style-name="ce1">
            <text:p>63.9586</text:p>
          </table:table-cell>
          <table:table-cell table:style-name="ce1"/>
          <table:table-cell office:value-type="float" office:value="0" table:formula="of:=[.B62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7.560199999999998" table:style-name="ce1">
            <text:p>27.5602</text:p>
          </table:table-cell>
          <table:table-cell office:value-type="float" office:value="64.461200000000005" table:style-name="ce1">
            <text:p>64.4612</text:p>
          </table:table-cell>
          <table:table-cell table:style-name="ce1"/>
          <table:table-cell office:value-type="float" office:value="0" table:formula="of:=[.B62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8.378399999999999" table:style-name="ce1">
            <text:p>28.3784</text:p>
          </table:table-cell>
          <table:table-cell office:value-type="float" office:value="64.968599999999995" table:style-name="ce1">
            <text:p>64.9686</text:p>
          </table:table-cell>
          <table:table-cell table:style-name="ce1"/>
          <table:table-cell office:value-type="float" office:value="0" table:formula="of:=[.B62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9.227" table:style-name="ce1">
            <text:p>29.227</text:p>
          </table:table-cell>
          <table:table-cell office:value-type="float" office:value="65.480800000000002" table:style-name="ce1">
            <text:p>65.4808</text:p>
          </table:table-cell>
          <table:table-cell table:style-name="ce1"/>
          <table:table-cell office:value-type="float" office:value="0" table:formula="of:=[.B63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0.105599999999999" table:style-name="ce1">
            <text:p>30.1056</text:p>
          </table:table-cell>
          <table:table-cell office:value-type="float" office:value="65.997799999999998" table:style-name="ce1">
            <text:p>65.9978</text:p>
          </table:table-cell>
          <table:table-cell table:style-name="ce1"/>
          <table:table-cell office:value-type="float" office:value="0" table:formula="of:=[.B63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1.013999999999999" table:style-name="ce1">
            <text:p>31.014</text:p>
          </table:table-cell>
          <table:table-cell office:value-type="float" office:value="66.519499999999994" table:style-name="ce1">
            <text:p>66.5195</text:p>
          </table:table-cell>
          <table:table-cell table:style-name="ce1"/>
          <table:table-cell office:value-type="float" office:value="0" table:formula="of:=[.B63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1.951899999999998" table:style-name="ce1">
            <text:p>31.9519</text:p>
          </table:table-cell>
          <table:table-cell office:value-type="float" office:value="67.045900000000003" table:style-name="ce1">
            <text:p>67.0459</text:p>
          </table:table-cell>
          <table:table-cell table:style-name="ce1"/>
          <table:table-cell office:value-type="float" office:value="0" table:formula="of:=[.B63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1.610099999999999" table:style-name="ce1">
            <text:p>31.6101</text:p>
          </table:table-cell>
          <table:table-cell office:value-type="float" office:value="67.576899999999995" table:style-name="ce1">
            <text:p>67.5769</text:p>
          </table:table-cell>
          <table:table-cell table:style-name="ce1"/>
          <table:table-cell office:value-type="float" office:value="0" table:formula="of:=[.B63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0.6828" table:style-name="ce1">
            <text:p>30.6828</text:p>
          </table:table-cell>
          <table:table-cell office:value-type="float" office:value="68.112499999999997" table:style-name="ce1">
            <text:p>68.1125</text:p>
          </table:table-cell>
          <table:table-cell table:style-name="ce1"/>
          <table:table-cell office:value-type="float" office:value="0" table:formula="of:=[.B63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9.7851" table:style-name="ce1">
            <text:p>29.7851</text:p>
          </table:table-cell>
          <table:table-cell office:value-type="float" office:value="68.652699999999996" table:style-name="ce1">
            <text:p>68.6527</text:p>
          </table:table-cell>
          <table:table-cell table:style-name="ce1"/>
          <table:table-cell office:value-type="float" office:value="0" table:formula="of:=[.B63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8.917300000000001" table:style-name="ce1">
            <text:p>28.9173</text:p>
          </table:table-cell>
          <table:table-cell office:value-type="float" office:value="69.197299999999998" table:style-name="ce1">
            <text:p>69.1973</text:p>
          </table:table-cell>
          <table:table-cell table:style-name="ce1"/>
          <table:table-cell office:value-type="float" office:value="0" table:formula="of:=[.B63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8.079599999999999" table:style-name="ce1">
            <text:p>28.0796</text:p>
          </table:table-cell>
          <table:table-cell office:value-type="float" office:value="69.746499999999997" table:style-name="ce1">
            <text:p>69.7465</text:p>
          </table:table-cell>
          <table:table-cell table:style-name="ce1"/>
          <table:table-cell office:value-type="float" office:value="0" table:formula="of:=[.B63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7.272400000000001" table:style-name="ce1">
            <text:p>27.2724</text:p>
          </table:table-cell>
          <table:table-cell office:value-type="float" office:value="70.3001" table:style-name="ce1">
            <text:p>70.3001</text:p>
          </table:table-cell>
          <table:table-cell table:style-name="ce1"/>
          <table:table-cell office:value-type="float" office:value="0" table:formula="of:=[.B63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6.495799999999999" table:style-name="ce1">
            <text:p>26.4958</text:p>
          </table:table-cell>
          <table:table-cell office:value-type="float" office:value="70.858099999999993" table:style-name="ce1">
            <text:p>70.8581</text:p>
          </table:table-cell>
          <table:table-cell table:style-name="ce1"/>
          <table:table-cell office:value-type="float" office:value="0" table:formula="of:=[.B64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5.7501" table:style-name="ce1">
            <text:p>25.7501</text:p>
          </table:table-cell>
          <table:table-cell office:value-type="float" office:value="71.420400000000001" table:style-name="ce1">
            <text:p>71.4204</text:p>
          </table:table-cell>
          <table:table-cell table:style-name="ce1"/>
          <table:table-cell office:value-type="float" office:value="0" table:formula="of:=[.B64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5.035499999999999" table:style-name="ce1">
            <text:p>25.0355</text:p>
          </table:table-cell>
          <table:table-cell office:value-type="float" office:value="71.986999999999995" table:style-name="ce1">
            <text:p>71.987</text:p>
          </table:table-cell>
          <table:table-cell table:style-name="ce1"/>
          <table:table-cell office:value-type="float" office:value="0" table:formula="of:=[.B64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4.3522" table:style-name="ce1">
            <text:p>24.3522</text:p>
          </table:table-cell>
          <table:table-cell office:value-type="float" office:value="72.557900000000004" table:style-name="ce1">
            <text:p>72.5579</text:p>
          </table:table-cell>
          <table:table-cell table:style-name="ce1"/>
          <table:table-cell office:value-type="float" office:value="0" table:formula="of:=[.B64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3.700500000000002" table:style-name="ce1">
            <text:p>23.7005</text:p>
          </table:table-cell>
          <table:table-cell office:value-type="float" office:value="73.132999999999996" table:style-name="ce1">
            <text:p>73.133</text:p>
          </table:table-cell>
          <table:table-cell table:style-name="ce1"/>
          <table:table-cell office:value-type="float" office:value="0" table:formula="of:=[.B64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3.080500000000001" table:style-name="ce1">
            <text:p>23.0805</text:p>
          </table:table-cell>
          <table:table-cell office:value-type="float" office:value="73.712299999999999" table:style-name="ce1">
            <text:p>73.7123</text:p>
          </table:table-cell>
          <table:table-cell table:style-name="ce1"/>
          <table:table-cell office:value-type="float" office:value="0" table:formula="of:=[.B64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2.4925" table:style-name="ce1">
            <text:p>22.4925</text:p>
          </table:table-cell>
          <table:table-cell office:value-type="float" office:value="74.295699999999997" table:style-name="ce1">
            <text:p>74.2957</text:p>
          </table:table-cell>
          <table:table-cell table:style-name="ce1"/>
          <table:table-cell office:value-type="float" office:value="0" table:formula="of:=[.B64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1.936499999999999" table:style-name="ce1">
            <text:p>21.9365</text:p>
          </table:table-cell>
          <table:table-cell office:value-type="float" office:value="74.883200000000002" table:style-name="ce1">
            <text:p>74.8832</text:p>
          </table:table-cell>
          <table:table-cell table:style-name="ce1"/>
          <table:table-cell office:value-type="float" office:value="0" table:formula="of:=[.B64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1.412800000000001" table:style-name="ce1">
            <text:p>21.4128</text:p>
          </table:table-cell>
          <table:table-cell office:value-type="float" office:value="75.474699999999999" table:style-name="ce1">
            <text:p>75.4747</text:p>
          </table:table-cell>
          <table:table-cell table:style-name="ce1"/>
          <table:table-cell office:value-type="float" office:value="0" table:formula="of:=[.B64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921600000000002" table:style-name="ce1">
            <text:p>20.9216</text:p>
          </table:table-cell>
          <table:table-cell office:value-type="float" office:value="76.070300000000003" table:style-name="ce1">
            <text:p>76.0703</text:p>
          </table:table-cell>
          <table:table-cell table:style-name="ce1"/>
          <table:table-cell office:value-type="float" office:value="0" table:formula="of:=[.B64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462900000000001" table:style-name="ce1">
            <text:p>20.4629</text:p>
          </table:table-cell>
          <table:table-cell office:value-type="float" office:value="76.669700000000006" table:style-name="ce1">
            <text:p>76.6697</text:p>
          </table:table-cell>
          <table:table-cell table:style-name="ce1"/>
          <table:table-cell office:value-type="float" office:value="0" table:formula="of:=[.B65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036999999999999" table:style-name="ce1">
            <text:p>20.037</text:p>
          </table:table-cell>
          <table:table-cell office:value-type="float" office:value="77.273099999999999" table:style-name="ce1">
            <text:p>77.2731</text:p>
          </table:table-cell>
          <table:table-cell table:style-name="ce1"/>
          <table:table-cell office:value-type="float" office:value="0" table:formula="of:=[.B65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643899999999999" table:style-name="ce1">
            <text:p>19.6439</text:p>
          </table:table-cell>
          <table:table-cell office:value-type="float" office:value="77.880399999999995" table:style-name="ce1">
            <text:p>77.8804</text:p>
          </table:table-cell>
          <table:table-cell table:style-name="ce1"/>
          <table:table-cell office:value-type="float" office:value="0" table:formula="of:=[.B65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283799999999999" table:style-name="ce1">
            <text:p>19.2838</text:p>
          </table:table-cell>
          <table:table-cell office:value-type="float" office:value="78.491399999999999" table:style-name="ce1">
            <text:p>78.4914</text:p>
          </table:table-cell>
          <table:table-cell table:style-name="ce1"/>
          <table:table-cell office:value-type="float" office:value="0" table:formula="of:=[.B65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956800000000001" table:style-name="ce1">
            <text:p>18.9568</text:p>
          </table:table-cell>
          <table:table-cell office:value-type="float" office:value="79.106300000000005" table:style-name="ce1">
            <text:p>79.1063</text:p>
          </table:table-cell>
          <table:table-cell table:style-name="ce1"/>
          <table:table-cell office:value-type="float" office:value="0" table:formula="of:=[.B65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663" table:style-name="ce1">
            <text:p>18.663</text:p>
          </table:table-cell>
          <table:table-cell office:value-type="float" office:value="79.724800000000002" table:style-name="ce1">
            <text:p>79.7248</text:p>
          </table:table-cell>
          <table:table-cell table:style-name="ce1"/>
          <table:table-cell office:value-type="float" office:value="0" table:formula="of:=[.B65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4024" table:style-name="ce1">
            <text:p>18.4024</text:p>
          </table:table-cell>
          <table:table-cell office:value-type="float" office:value="80.346999999999994" table:style-name="ce1">
            <text:p>80.347</text:p>
          </table:table-cell>
          <table:table-cell table:style-name="ce1"/>
          <table:table-cell office:value-type="float" office:value="0" table:formula="of:=[.B65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1752" table:style-name="ce1">
            <text:p>18.1752</text:p>
          </table:table-cell>
          <table:table-cell office:value-type="float" office:value="80.972899999999996" table:style-name="ce1">
            <text:p>80.9729</text:p>
          </table:table-cell>
          <table:table-cell table:style-name="ce1"/>
          <table:table-cell office:value-type="float" office:value="0" table:formula="of:=[.B65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981400000000001" table:style-name="ce1">
            <text:p>17.9814</text:p>
          </table:table-cell>
          <table:table-cell office:value-type="float" office:value="81.6023" table:style-name="ce1">
            <text:p>81.6023</text:p>
          </table:table-cell>
          <table:table-cell table:style-name="ce1"/>
          <table:table-cell office:value-type="float" office:value="0" table:formula="of:=[.B65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821100000000001" table:style-name="ce1">
            <text:p>17.8211</text:p>
          </table:table-cell>
          <table:table-cell office:value-type="float" office:value="82.235200000000006" table:style-name="ce1">
            <text:p>82.2352</text:p>
          </table:table-cell>
          <table:table-cell table:style-name="ce1"/>
          <table:table-cell office:value-type="float" office:value="0" table:formula="of:=[.B65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694299999999998" table:style-name="ce1">
            <text:p>17.6943</text:p>
          </table:table-cell>
          <table:table-cell office:value-type="float" office:value="82.871700000000004" table:style-name="ce1">
            <text:p>82.8717</text:p>
          </table:table-cell>
          <table:table-cell table:style-name="ce1"/>
          <table:table-cell office:value-type="float" office:value="0" table:formula="of:=[.B66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600999999999999" table:style-name="ce1">
            <text:p>17.601</text:p>
          </table:table-cell>
          <table:table-cell office:value-type="float" office:value="83.511499999999998" table:style-name="ce1">
            <text:p>83.5115</text:p>
          </table:table-cell>
          <table:table-cell table:style-name="ce1"/>
          <table:table-cell office:value-type="float" office:value="0" table:formula="of:=[.B66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541399999999999" table:style-name="ce1">
            <text:p>17.5414</text:p>
          </table:table-cell>
          <table:table-cell office:value-type="float" office:value="84.154799999999994" table:style-name="ce1">
            <text:p>84.1548</text:p>
          </table:table-cell>
          <table:table-cell table:style-name="ce1"/>
          <table:table-cell office:value-type="float" office:value="0" table:formula="of:=[.B66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5154" table:style-name="ce1">
            <text:p>17.5154</text:p>
          </table:table-cell>
          <table:table-cell office:value-type="float" office:value="84.801400000000001" table:style-name="ce1">
            <text:p>84.8014</text:p>
          </table:table-cell>
          <table:table-cell table:style-name="ce1"/>
          <table:table-cell office:value-type="float" office:value="0" table:formula="of:=[.B66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523" table:style-name="ce1">
            <text:p>17.523</text:p>
          </table:table-cell>
          <table:table-cell office:value-type="float" office:value="85.4512" table:style-name="ce1">
            <text:p>85.4512</text:p>
          </table:table-cell>
          <table:table-cell table:style-name="ce1"/>
          <table:table-cell office:value-type="float" office:value="0" table:formula="of:=[.B66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5642" table:style-name="ce1">
            <text:p>17.5642</text:p>
          </table:table-cell>
          <table:table-cell office:value-type="float" office:value="86.104399999999998" table:style-name="ce1">
            <text:p>86.1044</text:p>
          </table:table-cell>
          <table:table-cell table:style-name="ce1"/>
          <table:table-cell office:value-type="float" office:value="0" table:formula="of:=[.B66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638999999999999" table:style-name="ce1">
            <text:p>17.639</text:p>
          </table:table-cell>
          <table:table-cell office:value-type="float" office:value="86.760599999999997" table:style-name="ce1">
            <text:p>86.7606</text:p>
          </table:table-cell>
          <table:table-cell table:style-name="ce1"/>
          <table:table-cell office:value-type="float" office:value="0" table:formula="of:=[.B66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747499999999999" table:style-name="ce1">
            <text:p>17.7475</text:p>
          </table:table-cell>
          <table:table-cell office:value-type="float" office:value="87.420100000000005" table:style-name="ce1">
            <text:p>87.4201</text:p>
          </table:table-cell>
          <table:table-cell table:style-name="ce1"/>
          <table:table-cell office:value-type="float" office:value="0" table:formula="of:=[.B66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7.889399999999998" table:style-name="ce1">
            <text:p>17.8894</text:p>
          </table:table-cell>
          <table:table-cell office:value-type="float" office:value="88.082599999999999" table:style-name="ce1">
            <text:p>88.0826</text:p>
          </table:table-cell>
          <table:table-cell table:style-name="ce1"/>
          <table:table-cell office:value-type="float" office:value="0" table:formula="of:=[.B66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064900000000002" table:style-name="ce1">
            <text:p>18.0649</text:p>
          </table:table-cell>
          <table:table-cell office:value-type="float" office:value="88.748199999999997" table:style-name="ce1">
            <text:p>88.7482</text:p>
          </table:table-cell>
          <table:table-cell table:style-name="ce1"/>
          <table:table-cell office:value-type="float" office:value="0" table:formula="of:=[.B66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273800000000001" table:style-name="ce1">
            <text:p>18.2738</text:p>
          </table:table-cell>
          <table:table-cell office:value-type="float" office:value="89.416700000000006" table:style-name="ce1">
            <text:p>89.4167</text:p>
          </table:table-cell>
          <table:table-cell table:style-name="ce1"/>
          <table:table-cell office:value-type="float" office:value="0" table:formula="of:=[.B67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516100000000002" table:style-name="ce1">
            <text:p>18.5161</text:p>
          </table:table-cell>
          <table:table-cell office:value-type="float" office:value="90.088200000000001" table:style-name="ce1">
            <text:p>90.0882</text:p>
          </table:table-cell>
          <table:table-cell table:style-name="ce1"/>
          <table:table-cell office:value-type="float" office:value="0" table:formula="of:=[.B67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8.791699999999999" table:style-name="ce1">
            <text:p>18.7917</text:p>
          </table:table-cell>
          <table:table-cell office:value-type="float" office:value="90.762500000000003" table:style-name="ce1">
            <text:p>90.7625</text:p>
          </table:table-cell>
          <table:table-cell table:style-name="ce1"/>
          <table:table-cell office:value-type="float" office:value="0" table:formula="of:=[.B67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1006" table:style-name="ce1">
            <text:p>19.1006</text:p>
          </table:table-cell>
          <table:table-cell office:value-type="float" office:value="91.439700000000002" table:style-name="ce1">
            <text:p>91.4397</text:p>
          </table:table-cell>
          <table:table-cell table:style-name="ce1"/>
          <table:table-cell office:value-type="float" office:value="0" table:formula="of:=[.B67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442599999999999" table:style-name="ce1">
            <text:p>19.4426</text:p>
          </table:table-cell>
          <table:table-cell office:value-type="float" office:value="92.119699999999995" table:style-name="ce1">
            <text:p>92.1197</text:p>
          </table:table-cell>
          <table:table-cell table:style-name="ce1"/>
          <table:table-cell office:value-type="float" office:value="0" table:formula="of:=[.B67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9.817599999999999" table:style-name="ce1">
            <text:p>19.8176</text:p>
          </table:table-cell>
          <table:table-cell office:value-type="float" office:value="92.802400000000006" table:style-name="ce1">
            <text:p>92.8024</text:p>
          </table:table-cell>
          <table:table-cell table:style-name="ce1"/>
          <table:table-cell office:value-type="float" office:value="0" table:formula="of:=[.B67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2256" table:style-name="ce1">
            <text:p>20.2256</text:p>
          </table:table-cell>
          <table:table-cell office:value-type="float" office:value="93.487799999999993" table:style-name="ce1">
            <text:p>93.4878</text:p>
          </table:table-cell>
          <table:table-cell table:style-name="ce1"/>
          <table:table-cell office:value-type="float" office:value="0" table:formula="of:=[.B67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0.6663" table:style-name="ce1">
            <text:p>20.6663</text:p>
          </table:table-cell>
          <table:table-cell office:value-type="float" office:value="94.175799999999995" table:style-name="ce1">
            <text:p>94.1758</text:p>
          </table:table-cell>
          <table:table-cell table:style-name="ce1"/>
          <table:table-cell office:value-type="float" office:value="0" table:formula="of:=[.B67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1.139700000000001" table:style-name="ce1">
            <text:p>21.1397</text:p>
          </table:table-cell>
          <table:table-cell office:value-type="float" office:value="94.866399999999999" table:style-name="ce1">
            <text:p>94.8664</text:p>
          </table:table-cell>
          <table:table-cell table:style-name="ce1"/>
          <table:table-cell office:value-type="float" office:value="0" table:formula="of:=[.B67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1.645600000000002" table:style-name="ce1">
            <text:p>21.6456</text:p>
          </table:table-cell>
          <table:table-cell office:value-type="float" office:value="95.5595" table:style-name="ce1">
            <text:p>95.5595</text:p>
          </table:table-cell>
          <table:table-cell table:style-name="ce1"/>
          <table:table-cell office:value-type="float" office:value="0" table:formula="of:=[.B67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2.183900000000001" table:style-name="ce1">
            <text:p>22.1839</text:p>
          </table:table-cell>
          <table:table-cell office:value-type="float" office:value="96.255099999999999" table:style-name="ce1">
            <text:p>96.2551</text:p>
          </table:table-cell>
          <table:table-cell table:style-name="ce1"/>
          <table:table-cell office:value-type="float" office:value="0" table:formula="of:=[.B68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2.7544" table:style-name="ce1">
            <text:p>22.7544</text:p>
          </table:table-cell>
          <table:table-cell office:value-type="float" office:value="96.953100000000006" table:style-name="ce1">
            <text:p>96.9531</text:p>
          </table:table-cell>
          <table:table-cell table:style-name="ce1"/>
          <table:table-cell office:value-type="float" office:value="0" table:formula="of:=[.B68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3.3569" table:style-name="ce1">
            <text:p>23.3569</text:p>
          </table:table-cell>
          <table:table-cell office:value-type="float" office:value="97.653400000000005" table:style-name="ce1">
            <text:p>97.6534</text:p>
          </table:table-cell>
          <table:table-cell table:style-name="ce1"/>
          <table:table-cell office:value-type="float" office:value="0" table:formula="of:=[.B68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3.991299999999999" table:style-name="ce1">
            <text:p>23.9913</text:p>
          </table:table-cell>
          <table:table-cell office:value-type="float" office:value="98.356099999999998" table:style-name="ce1">
            <text:p>98.3561</text:p>
          </table:table-cell>
          <table:table-cell table:style-name="ce1"/>
          <table:table-cell office:value-type="float" office:value="0" table:formula="of:=[.B68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4.657299999999999" table:style-name="ce1">
            <text:p>24.6573</text:p>
          </table:table-cell>
          <table:table-cell office:value-type="float" office:value="99.061000000000007" table:style-name="ce1">
            <text:p>99.061</text:p>
          </table:table-cell>
          <table:table-cell table:style-name="ce1"/>
          <table:table-cell office:value-type="float" office:value="0" table:formula="of:=[.B68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5.354700000000001" table:style-name="ce1">
            <text:p>25.3547</text:p>
          </table:table-cell>
          <table:table-cell office:value-type="float" office:value="99.768100000000004" table:style-name="ce1">
            <text:p>99.7681</text:p>
          </table:table-cell>
          <table:table-cell table:style-name="ce1"/>
          <table:table-cell office:value-type="float" office:value="0" table:formula="of:=[.B68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6.083400000000001" table:style-name="ce1">
            <text:p>26.0834</text:p>
          </table:table-cell>
          <table:table-cell office:value-type="float" office:value="100.477" table:style-name="ce1">
            <text:p>100.477</text:p>
          </table:table-cell>
          <table:table-cell table:style-name="ce1"/>
          <table:table-cell office:value-type="float" office:value="0" table:formula="of:=[.B68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6.8431" table:style-name="ce1">
            <text:p>26.8431</text:p>
          </table:table-cell>
          <table:table-cell office:value-type="float" office:value="101.18899999999999" table:style-name="ce1">
            <text:p>101.189</text:p>
          </table:table-cell>
          <table:table-cell table:style-name="ce1"/>
          <table:table-cell office:value-type="float" office:value="0" table:formula="of:=[.B68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7.633600000000001" table:style-name="ce1">
            <text:p>27.6336</text:p>
          </table:table-cell>
          <table:table-cell office:value-type="float" office:value="101.902" table:style-name="ce1">
            <text:p>101.902</text:p>
          </table:table-cell>
          <table:table-cell table:style-name="ce1"/>
          <table:table-cell office:value-type="float" office:value="0" table:formula="of:=[.B68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8.454699999999999" table:style-name="ce1">
            <text:p>28.4547</text:p>
          </table:table-cell>
          <table:table-cell office:value-type="float" office:value="102.61799999999999" table:style-name="ce1">
            <text:p>102.618</text:p>
          </table:table-cell>
          <table:table-cell table:style-name="ce1"/>
          <table:table-cell office:value-type="float" office:value="0" table:formula="of:=[.B68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29.306000000000001" table:style-name="ce1">
            <text:p>29.306</text:p>
          </table:table-cell>
          <table:table-cell office:value-type="float" office:value="103.33499999999999" table:style-name="ce1">
            <text:p>103.335</text:p>
          </table:table-cell>
          <table:table-cell table:style-name="ce1"/>
          <table:table-cell office:value-type="float" office:value="0" table:formula="of:=[.B69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0.1873" table:style-name="ce1">
            <text:p>30.1873</text:p>
          </table:table-cell>
          <table:table-cell office:value-type="float" office:value="104.054" table:style-name="ce1">
            <text:p>104.054</text:p>
          </table:table-cell>
          <table:table-cell table:style-name="ce1"/>
          <table:table-cell office:value-type="float" office:value="0" table:formula="of:=[.B69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1.098400000000002" table:style-name="ce1">
            <text:p>31.0984</text:p>
          </table:table-cell>
          <table:table-cell office:value-type="float" office:value="104.77500000000001" table:style-name="ce1">
            <text:p>104.775</text:p>
          </table:table-cell>
          <table:table-cell table:style-name="ce1"/>
          <table:table-cell office:value-type="float" office:value="0" table:formula="of:=[.B69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2.039000000000001" table:style-name="ce1">
            <text:p>32.039</text:p>
          </table:table-cell>
          <table:table-cell office:value-type="float" office:value="105.498" table:style-name="ce1">
            <text:p>105.498</text:p>
          </table:table-cell>
          <table:table-cell table:style-name="ce1"/>
          <table:table-cell office:value-type="float" office:value="0" table:formula="of:=[.B69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4.144300000000001" table:style-name="ce1">
            <text:p>34.1443</text:p>
          </table:table-cell>
          <table:table-cell office:value-type="float" office:value="106.22199999999999" table:style-name="ce1">
            <text:p>106.222</text:p>
          </table:table-cell>
          <table:table-cell table:style-name="ce1"/>
          <table:table-cell office:value-type="float" office:value="0" table:formula="of:=[.B69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37.07" table:style-name="ce1">
            <text:p>37.07</text:p>
          </table:table-cell>
          <table:table-cell office:value-type="float" office:value="106.94799999999999" table:style-name="ce1">
            <text:p>106.948</text:p>
          </table:table-cell>
          <table:table-cell table:style-name="ce1"/>
          <table:table-cell office:value-type="float" office:value="0" table:formula="of:=[.B69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40.023400000000002" table:style-name="ce1">
            <text:p>40.0234</text:p>
          </table:table-cell>
          <table:table-cell office:value-type="float" office:value="107.676" table:style-name="ce1">
            <text:p>107.676</text:p>
          </table:table-cell>
          <table:table-cell table:style-name="ce1"/>
          <table:table-cell office:value-type="float" office:value="0" table:formula="of:=[.B69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43.003599999999999" table:style-name="ce1">
            <text:p>43.0036</text:p>
          </table:table-cell>
          <table:table-cell office:value-type="float" office:value="108.405" table:style-name="ce1">
            <text:p>108.405</text:p>
          </table:table-cell>
          <table:table-cell table:style-name="ce1"/>
          <table:table-cell office:value-type="float" office:value="0" table:formula="of:=[.B69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46.009599999999999" table:style-name="ce1">
            <text:p>46.0096</text:p>
          </table:table-cell>
          <table:table-cell office:value-type="float" office:value="109.136" table:style-name="ce1">
            <text:p>109.136</text:p>
          </table:table-cell>
          <table:table-cell table:style-name="ce1"/>
          <table:table-cell office:value-type="float" office:value="0" table:formula="of:=[.B69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49.040500000000002" table:style-name="ce1">
            <text:p>49.0405</text:p>
          </table:table-cell>
          <table:table-cell office:value-type="float" office:value="109.86799999999999" table:style-name="ce1">
            <text:p>109.868</text:p>
          </table:table-cell>
          <table:table-cell table:style-name="ce1"/>
          <table:table-cell office:value-type="float" office:value="0" table:formula="of:=[.B69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52.095500000000001" table:style-name="ce1">
            <text:p>52.0955</text:p>
          </table:table-cell>
          <table:table-cell office:value-type="float" office:value="110.602" table:style-name="ce1">
            <text:p>110.602</text:p>
          </table:table-cell>
          <table:table-cell table:style-name="ce1"/>
          <table:table-cell office:value-type="float" office:value="0" table:formula="of:=[.B70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55.1736" table:style-name="ce1">
            <text:p>55.1736</text:p>
          </table:table-cell>
          <table:table-cell office:value-type="float" office:value="111.337" table:style-name="ce1">
            <text:p>111.337</text:p>
          </table:table-cell>
          <table:table-cell table:style-name="ce1"/>
          <table:table-cell office:value-type="float" office:value="0" table:formula="of:=[.B70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58.273800000000001" table:style-name="ce1">
            <text:p>58.2738</text:p>
          </table:table-cell>
          <table:table-cell office:value-type="float" office:value="112.07299999999999" table:style-name="ce1">
            <text:p>112.073</text:p>
          </table:table-cell>
          <table:table-cell table:style-name="ce1"/>
          <table:table-cell office:value-type="float" office:value="0" table:formula="of:=[.B70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61.395299999999999" table:style-name="ce1">
            <text:p>61.3953</text:p>
          </table:table-cell>
          <table:table-cell office:value-type="float" office:value="112.81100000000001" table:style-name="ce1">
            <text:p>112.811</text:p>
          </table:table-cell>
          <table:table-cell table:style-name="ce1"/>
          <table:table-cell office:value-type="float" office:value="0" table:formula="of:=[.B70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64.537000000000006" table:style-name="ce1">
            <text:p>64.537</text:p>
          </table:table-cell>
          <table:table-cell office:value-type="float" office:value="113.54900000000001" table:style-name="ce1">
            <text:p>113.549</text:p>
          </table:table-cell>
          <table:table-cell table:style-name="ce1"/>
          <table:table-cell office:value-type="float" office:value="0" table:formula="of:=[.B70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67.698099999999997" table:style-name="ce1">
            <text:p>67.6981</text:p>
          </table:table-cell>
          <table:table-cell office:value-type="float" office:value="114.289" table:style-name="ce1">
            <text:p>114.289</text:p>
          </table:table-cell>
          <table:table-cell table:style-name="ce1"/>
          <table:table-cell office:value-type="float" office:value="0" table:formula="of:=[.B70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70.877499999999998" table:style-name="ce1">
            <text:p>70.8775</text:p>
          </table:table-cell>
          <table:table-cell office:value-type="float" office:value="115.03" table:style-name="ce1">
            <text:p>115.03</text:p>
          </table:table-cell>
          <table:table-cell table:style-name="ce1"/>
          <table:table-cell office:value-type="float" office:value="0" table:formula="of:=[.B70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74.074200000000005" table:style-name="ce1">
            <text:p>74.0742</text:p>
          </table:table-cell>
          <table:table-cell office:value-type="float" office:value="115.771" table:style-name="ce1">
            <text:p>115.771</text:p>
          </table:table-cell>
          <table:table-cell table:style-name="ce1"/>
          <table:table-cell office:value-type="float" office:value="0" table:formula="of:=[.B70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77.287400000000005" table:style-name="ce1">
            <text:p>77.2874</text:p>
          </table:table-cell>
          <table:table-cell office:value-type="float" office:value="116.514" table:style-name="ce1">
            <text:p>116.514</text:p>
          </table:table-cell>
          <table:table-cell table:style-name="ce1"/>
          <table:table-cell office:value-type="float" office:value="0" table:formula="of:=[.B70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80.516000000000005" table:style-name="ce1">
            <text:p>80.516</text:p>
          </table:table-cell>
          <table:table-cell office:value-type="float" office:value="117.25700000000001" table:style-name="ce1">
            <text:p>117.257</text:p>
          </table:table-cell>
          <table:table-cell table:style-name="ce1"/>
          <table:table-cell office:value-type="float" office:value="0" table:formula="of:=[.B70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83.759100000000004" table:style-name="ce1">
            <text:p>83.7591</text:p>
          </table:table-cell>
          <table:table-cell office:value-type="float" office:value="118.002" table:style-name="ce1">
            <text:p>118.002</text:p>
          </table:table-cell>
          <table:table-cell table:style-name="ce1"/>
          <table:table-cell office:value-type="float" office:value="0" table:formula="of:=[.B71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87.015600000000006" table:style-name="ce1">
            <text:p>87.0156</text:p>
          </table:table-cell>
          <table:table-cell office:value-type="float" office:value="118.747" table:style-name="ce1">
            <text:p>118.747</text:p>
          </table:table-cell>
          <table:table-cell table:style-name="ce1"/>
          <table:table-cell office:value-type="float" office:value="0" table:formula="of:=[.B71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90.284599999999998" table:style-name="ce1">
            <text:p>90.2846</text:p>
          </table:table-cell>
          <table:table-cell office:value-type="float" office:value="119.492" table:style-name="ce1">
            <text:p>119.492</text:p>
          </table:table-cell>
          <table:table-cell table:style-name="ce1"/>
          <table:table-cell office:value-type="float" office:value="0" table:formula="of:=[.B712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93.565100000000001" table:style-name="ce1">
            <text:p>93.5651</text:p>
          </table:table-cell>
          <table:table-cell office:value-type="float" office:value="120.239" table:style-name="ce1">
            <text:p>120.239</text:p>
          </table:table-cell>
          <table:table-cell table:style-name="ce1"/>
          <table:table-cell office:value-type="float" office:value="0" table:formula="of:=[.B713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96.856099999999998" table:style-name="ce1">
            <text:p>96.8561</text:p>
          </table:table-cell>
          <table:table-cell office:value-type="float" office:value="120.986" table:style-name="ce1">
            <text:p>120.986</text:p>
          </table:table-cell>
          <table:table-cell table:style-name="ce1"/>
          <table:table-cell office:value-type="float" office:value="0" table:formula="of:=[.B714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00.15600000000001" table:style-name="ce1">
            <text:p>100.156</text:p>
          </table:table-cell>
          <table:table-cell office:value-type="float" office:value="121.733" table:style-name="ce1">
            <text:p>121.733</text:p>
          </table:table-cell>
          <table:table-cell table:style-name="ce1"/>
          <table:table-cell office:value-type="float" office:value="0" table:formula="of:=[.B715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03.465" table:style-name="ce1">
            <text:p>103.465</text:p>
          </table:table-cell>
          <table:table-cell office:value-type="float" office:value="122.48099999999999" table:style-name="ce1">
            <text:p>122.481</text:p>
          </table:table-cell>
          <table:table-cell table:style-name="ce1"/>
          <table:table-cell office:value-type="float" office:value="0" table:formula="of:=[.B716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06.782" table:style-name="ce1">
            <text:p>106.782</text:p>
          </table:table-cell>
          <table:table-cell office:value-type="float" office:value="123.23" table:style-name="ce1">
            <text:p>123.23</text:p>
          </table:table-cell>
          <table:table-cell table:style-name="ce1"/>
          <table:table-cell office:value-type="float" office:value="0" table:formula="of:=[.B717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10.105" table:style-name="ce1">
            <text:p>110.105</text:p>
          </table:table-cell>
          <table:table-cell office:value-type="float" office:value="123.979" table:style-name="ce1">
            <text:p>123.979</text:p>
          </table:table-cell>
          <table:table-cell table:style-name="ce1"/>
          <table:table-cell office:value-type="float" office:value="0" table:formula="of:=[.B718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13.43300000000001" table:style-name="ce1">
            <text:p>113.433</text:p>
          </table:table-cell>
          <table:table-cell office:value-type="float" office:value="124.72799999999999" table:style-name="ce1">
            <text:p>124.728</text:p>
          </table:table-cell>
          <table:table-cell table:style-name="ce1"/>
          <table:table-cell office:value-type="float" office:value="0" table:formula="of:=[.B719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16.76600000000001" table:style-name="ce1">
            <text:p>116.766</text:p>
          </table:table-cell>
          <table:table-cell office:value-type="float" office:value="125.477" table:style-name="ce1">
            <text:p>125.477</text:p>
          </table:table-cell>
          <table:table-cell table:style-name="ce1"/>
          <table:table-cell office:value-type="float" office:value="0" table:formula="of:=[.B720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20.102" table:style-name="ce1">
            <text:p>120.102</text:p>
          </table:table-cell>
          <table:table-cell office:value-type="float" office:value="126.227" table:style-name="ce1">
            <text:p>126.227</text:p>
          </table:table-cell>
          <table:table-cell table:style-name="ce1"/>
          <table:table-cell office:value-type="float" office:value="0" table:formula="of:=[.B721]*2*3.14/720" table:style-name="ce1">
            <text:p>0</text:p>
          </table:table-cell>
          <table:table-cell table:number-columns-repeated="16367"/>
        </table:table-row>
        <table:table-row table:style-name="ro2">
          <table:table-cell table:number-columns-repeated="13"/>
          <table:table-cell office:value-type="float" office:value="123.44" table:style-name="ce1">
            <text:p>123.44</text:p>
          </table:table-cell>
          <table:table-cell office:value-type="float" office:value="126.976" table:style-name="ce1">
            <text:p>126.976</text:p>
          </table:table-cell>
          <table:table-cell table:style-name="ce1"/>
          <table:table-cell office:value-type="float" office:value="0" table:formula="of:=[.B722]*2*3.14/720" table:style-name="ce1">
            <text:p>0</text:p>
          </table:table-cell>
          <table:table-cell table:number-columns-repeated="16367"/>
        </table:table-row>
        <table:table-row table:number-rows-repeated="10478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afael Grigoryan</dc:creator>
    <meta:creation-date>2015-04-16T17:39:27Z</meta:creation-date>
    <dc:date>2017-08-03T20:24:13Z</dc:date>
    <meta:editing-cycles>7</meta:editing-cycles>
    <meta:editing-duration>PT4647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aximum="300" chart:minimum="-300" chart:origin="0" chart:interval-major="5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360" chart:minimum="0" chart:origin="0" chart:interval-major="3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445.8023622047244pt" svg:width="751.269527559055pt" chart:style-name="Crt0">
        <chart:legend chart:legend-position="end" chart:legend-align="center" chart:style-name="Lgnd"/>
        <chart:plot-area svg:x="107.2602362204724pt" svg:y="10.0pt" svg:width="644.0092913385826pt" svg:height="435.802362204724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C$2" chart:values-cell-range-address="Sheet1.$C$3:.$C$363" chart:class="chart:scatter" chart:attached-axis="primary-y" chart:style-name="G0S0">
            <chart:domain table:cell-range-address="Sheet1.$B$3:.$B$363"/>
            <chart:data-point chart:repeated="361"/>
          </chart:series>
          <chart:series chart:label-cell-address="Sheet1.$D$1" chart:values-cell-range-address="Sheet1.$D$3:.$D$363" chart:class="chart:scatter" chart:attached-axis="primary-y" chart:style-name="G0S1">
            <chart:domain table:cell-range-address="Sheet1.$B$3:.$B$363"/>
            <chart:data-point chart:repeated="361"/>
          </chart:series>
          <chart:series chart:label-cell-address="Sheet1.$E$1" chart:values-cell-range-address="Sheet1.$E$3:.$E$363" chart:class="chart:scatter" chart:attached-axis="primary-y" chart:style-name="G0S2">
            <chart:domain table:cell-range-address="Sheet1.$B$3:.$B$363"/>
            <chart:data-point chart:repeated="361"/>
          </chart:series>
          <chart:series chart:label-cell-address="Sheet1.$G$2" chart:values-cell-range-address="Sheet1.$G$3:.$G$363" chart:class="chart:scatter" chart:attached-axis="primary-y" chart:style-name="G0S3">
            <chart:domain table:cell-range-address="Sheet1.$B$3:.$B$363"/>
            <chart:data-point chart:repeated="36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aximum="300" chart:minimum="-300" chart:origin="0" chart:interval-major="5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360" chart:minimum="0" chart:origin="0" chart:interval-major="3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61.0231496062992pt" svg:width="749.3111811023622pt" chart:style-name="Crt0">
        <chart:legend chart:legend-position="end" chart:legend-align="center" chart:style-name="Lgnd"/>
        <chart:plot-area svg:x="86.5651968503937pt" svg:y="10.0pt" svg:width="662.7459842519684pt" svg:height="451.023149606299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1.$H$2" chart:values-cell-range-address="Sheet1.$H$3:.$H$363" chart:class="chart:scatter" chart:attached-axis="primary-y" chart:style-name="G0S0">
            <chart:domain table:cell-range-address="Sheet1.$B$3:.$B$363"/>
            <chart:data-point chart:repeated="361"/>
          </chart:series>
          <chart:series chart:label-cell-address="Sheet1.$I$2" chart:values-cell-range-address="Sheet1.$I$3:.$I$363" chart:class="chart:scatter" chart:attached-axis="primary-y" chart:style-name="G0S1">
            <chart:domain table:cell-range-address="Sheet1.$B$3:.$B$363"/>
            <chart:data-point chart:repeated="361"/>
          </chart:series>
          <chart:series chart:label-cell-address="Sheet1.$J$2" chart:values-cell-range-address="Sheet1.$J$3:.$J$363" chart:class="chart:scatter" chart:attached-axis="primary-y" chart:style-name="G0S2">
            <chart:domain table:cell-range-address="Sheet1.$B$3:.$B$363"/>
            <chart:data-point chart:repeated="36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svg:x="189.4174803149606pt" svg:y="8.0pt"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R$3:.$R$363" chart:class="chart:line" chart:attached-axis="primary-y" chart:style-name="G0S0">
            <chart:data-point chart:repeated="361"/>
          </chart:series>
          <chart:series chart:values-cell-range-address="Sheet1.$S$3:.$S$363" chart:class="chart:line" chart:attached-axis="primary-y" chart:style-name="G0S1">
            <chart:data-point chart:repeated="361"/>
          </chart:series>
          <chart:series chart:values-cell-range-address="Sheet1.$T$3:.$T$363" chart:class="chart:line" chart:attached-axis="primary-y" chart:style-name="G0S2">
            <chart:data-point chart:repeated="36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5b9bd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819in" svg:stroke-color="#ed7d31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819in" svg:stroke-color="#a5a5a5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819in" svg:stroke-color="#ffc000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8824409448819pt" svg:width="360.5515748031496pt" chart:style-name="Crt0">
        <chart:title svg:x="285.3666141732284pt" svg:y="0.0pt"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R$3:.$R$363" chart:class="chart:line" chart:attached-axis="primary-y" chart:style-name="G0S0">
            <chart:data-point chart:repeated="361"/>
          </chart:series>
          <chart:series chart:values-cell-range-address="Sheet1.$S$3:.$S$363" chart:class="chart:line" chart:attached-axis="primary-y" chart:style-name="G0S1">
            <chart:data-point chart:repeated="361"/>
          </chart:series>
          <chart:series chart:values-cell-range-address="Sheet1.$T$3:.$T$363" chart:class="chart:line" chart:attached-axis="primary-y" chart:style-name="G0S2">
            <chart:data-point chart:repeated="361"/>
          </chart:series>
          <chart:series chart:values-cell-range-address="Sheet1.$U$3:.$U$363" chart:class="chart:line" chart:attached-axis="primary-y" chart:style-name="G0S3">
            <chart:data-point chart:repeated="36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